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do" svg:font-family="Cardo"/>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Book" style:font-family-generic="modern" style:font-pitch="fixed"/>
    <style:font-face style:name="DejaVu Sans Mono1" svg:font-family="'DejaVu Sans Mono'" style:font-adornments="Gras" style:font-family-generic="modern" style:font-pitch="fixed"/>
    <style:font-face style:name="Palatino Linotype" svg:font-family="'Palatino Linotype'" style:font-adornments="Gras"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Microsoft Sans Serif1" svg:font-family="'Microsoft Sans Serif'" style:font-adornments="Norm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7mm"/>
    </style:style>
    <style:style style:name="co2" style:family="table-column">
      <style:table-column-properties fo:break-before="auto" style:column-width="79.99mm"/>
    </style:style>
    <style:style style:name="co3" style:family="table-column">
      <style:table-column-properties fo:break-before="auto" style:column-width="60.01mm"/>
    </style:style>
    <style:style style:name="co4" style:family="table-column">
      <style:table-column-properties fo:break-before="auto" style:column-width="42.88mm"/>
    </style:style>
    <style:style style:name="co5" style:family="table-column">
      <style:table-column-properties fo:break-before="auto" style:column-width="69.09mm"/>
    </style:style>
    <style:style style:name="co6" style:family="table-column">
      <style:table-column-properties fo:break-before="auto" style:column-width="38.21mm"/>
    </style:style>
    <style:style style:name="co7" style:family="table-column">
      <style:table-column-properties fo:break-before="auto" style:column-width="45.12mm"/>
    </style:style>
    <style:style style:name="co8" style:family="table-column">
      <style:table-column-properties fo:break-before="auto" style:column-width="47.54mm"/>
    </style:style>
    <style:style style:name="co9" style:family="table-column">
      <style:table-column-properties fo:break-before="auto" style:column-width="58.16mm"/>
    </style:style>
    <style:style style:name="co10" style:family="table-column">
      <style:table-column-properties fo:break-before="auto" style:column-width="22.58mm"/>
    </style:style>
    <style:style style:name="ro1" style:family="table-row">
      <style:table-row-properties style:row-height="11.64mm" fo:break-before="auto" style:use-optimal-row-height="true"/>
    </style:style>
    <style:style style:name="ro2" style:family="table-row">
      <style:table-row-properties style:row-height="30.27mm" fo:break-before="auto" style:use-optimal-row-height="true"/>
    </style:style>
    <style:style style:name="ro3" style:family="table-row">
      <style:table-row-properties style:row-height="13.69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15.79mm" fo:break-before="auto" style:use-optimal-row-height="true"/>
    </style:style>
    <style:style style:name="ro6" style:family="table-row">
      <style:table-row-properties style:row-height="50.8mm" fo:break-before="auto" style:use-optimal-row-height="true"/>
    </style:style>
    <style:style style:name="ro7" style:family="table-row">
      <style:table-row-properties style:row-height="75.81mm" fo:break-before="auto" style:use-optimal-row-height="true"/>
    </style:style>
    <style:style style:name="ro8" style:family="table-row">
      <style:table-row-properties style:row-height="30.8mm" fo:break-before="auto" style:use-optimal-row-height="true"/>
    </style:style>
    <style:style style:name="ro9" style:family="table-row">
      <style:table-row-properties style:row-height="20.8mm" fo:break-before="auto" style:use-optimal-row-height="true"/>
    </style:style>
    <style:style style:name="ro10" style:family="table-row">
      <style:table-row-properties style:row-height="45.81mm" fo:break-before="auto" style:use-optimal-row-height="true"/>
    </style:style>
    <style:style style:name="ro11" style:family="table-row">
      <style:table-row-properties style:row-height="90.82mm" fo:break-before="auto" style:use-optimal-row-height="true"/>
    </style:style>
    <style:style style:name="ro12" style:family="table-row">
      <style:table-row-properties style:row-height="40.8mm" fo:break-before="auto" style:use-optimal-row-height="true"/>
    </style:style>
    <style:style style:name="ro13" style:family="table-row">
      <style:table-row-properties style:row-height="16.85mm" fo:break-before="auto" style:use-optimal-row-height="true"/>
    </style:style>
    <style:style style:name="ro14" style:family="table-row">
      <style:table-row-properties style:row-height="56.07mm" fo:break-before="auto" style:use-optimal-row-height="true"/>
    </style:style>
    <style:style style:name="ro15" style:family="table-row">
      <style:table-row-properties style:row-height="25.79mm" fo:break-before="auto" style:use-optimal-row-height="true"/>
    </style:style>
    <style:style style:name="ro16" style:family="table-row">
      <style:table-row-properties style:row-height="35.79mm" fo:break-before="auto" style:use-optimal-row-height="true"/>
    </style:style>
    <style:style style:name="ro17" style:family="table-row">
      <style:table-row-properties style:row-height="33.43mm" fo:break-before="auto" style:use-optimal-row-height="true"/>
    </style:style>
    <style:style style:name="ro18" style:family="table-row">
      <style:table-row-properties style:row-height="56.34mm" fo:break-before="auto" style:use-optimal-row-height="true"/>
    </style:style>
    <style:style style:name="ro19" style:family="table-row">
      <style:table-row-properties style:row-height="70.8mm" fo:break-before="auto" style:use-optimal-row-height="true"/>
    </style:style>
    <style:style style:name="ro20" style:family="table-row">
      <style:table-row-properties style:row-height="85.81mm" fo:break-before="auto" style:use-optimal-row-height="true"/>
    </style:style>
    <style:style style:name="ro21" style:family="table-row">
      <style:table-row-properties style:row-height="210.87mm" fo:break-before="auto" style:use-optimal-row-height="true"/>
    </style:style>
    <style:style style:name="ro22" style:family="table-row">
      <style:table-row-properties style:row-height="28.42mm" fo:break-before="auto" style:use-optimal-row-height="true"/>
    </style:style>
    <style:style style:name="ro23" style:family="table-row">
      <style:table-row-properties style:row-height="105.83mm" fo:break-before="auto" style:use-optimal-row-height="true"/>
    </style:style>
    <style:style style:name="ro24" style:family="table-row">
      <style:table-row-properties style:row-height="65.81mm" fo:break-before="auto" style:use-optimal-row-height="true"/>
    </style:style>
    <style:style style:name="ro25" style:family="table-row">
      <style:table-row-properties style:row-height="60.8mm" fo:break-before="auto" style:use-optimal-row-height="true"/>
    </style:style>
    <style:style style:name="ro26" style:family="table-row">
      <style:table-row-properties style:row-height="29.47mm" fo:break-before="auto" style:use-optimal-row-height="true"/>
    </style:style>
    <style:style style:name="ro27" style:family="table-row">
      <style:table-row-properties style:row-height="246.15mm" fo:break-before="auto" style:use-optimal-row-height="true"/>
    </style:style>
    <style:style style:name="ro28" style:family="table-row">
      <style:table-row-properties style:row-height="55.81mm" fo:break-before="auto" style:use-optimal-row-height="true"/>
    </style:style>
    <style:style style:name="ro29" style:family="table-row">
      <style:table-row-properties style:row-height="205.86mm" fo:break-before="auto" style:use-optimal-row-height="true"/>
    </style:style>
    <style:style style:name="ro30" style:family="table-row">
      <style:table-row-properties style:row-height="64.75mm" fo:break-before="auto" style:use-optimal-row-height="true"/>
    </style:style>
    <style:style style:name="ro31" style:family="table-row">
      <style:table-row-properties style:row-height="95.81mm" fo:break-before="auto" style:use-optimal-row-height="true"/>
    </style:style>
    <style:style style:name="ro32" style:family="table-row">
      <style:table-row-properties style:row-height="120.83mm" fo:break-before="auto" style:use-optimal-row-height="true"/>
    </style:style>
    <style:style style:name="ro33" style:family="table-row">
      <style:table-row-properties style:row-height="51.06mm" fo:break-before="auto" style:use-optimal-row-height="true"/>
    </style:style>
    <style:style style:name="ro34" style:family="table-row">
      <style:table-row-properties style:row-height="30.53mm" fo:break-before="auto" style:use-optimal-row-height="true"/>
    </style:style>
    <style:style style:name="ro35" style:family="table-row">
      <style:table-row-properties style:row-height="25.52mm" fo:break-before="auto" style:use-optimal-row-height="true"/>
    </style:style>
    <style:style style:name="ro36" style:family="table-row">
      <style:table-row-properties style:row-height="115.83mm" fo:break-before="auto" style:use-optimal-row-height="true"/>
    </style:style>
    <style:style style:name="ro37" style:family="table-row">
      <style:table-row-properties style:row-height="21.57mm" fo:break-before="auto" style:use-optimal-row-height="true"/>
    </style:style>
    <style:style style:name="ro38" style:family="table-row">
      <style:table-row-properties style:row-height="100.82mm" fo:break-before="auto" style:use-optimal-row-height="true"/>
    </style:style>
    <style:style style:name="ro39" style:family="table-row">
      <style:table-row-properties style:row-height="31.06mm" fo:break-before="auto" style:use-optimal-row-height="true"/>
    </style:style>
    <style:style style:name="ro40" style:family="table-row">
      <style:table-row-properties style:row-height="36.05mm" fo:break-before="auto" style:use-optimal-row-height="true"/>
    </style:style>
    <style:style style:name="ro41" style:family="table-row">
      <style:table-row-properties style:row-height="10.58mm" fo:break-before="auto" style:use-optimal-row-height="true"/>
    </style:style>
    <style:style style:name="ro42" style:family="table-row">
      <style:table-row-properties style:row-height="41.06mm" fo:break-before="auto" style:use-optimal-row-height="true"/>
    </style:style>
    <style:style style:name="ro43" style:family="table-row">
      <style:table-row-properties style:row-height="14.99mm" fo:break-before="auto" style:use-optimal-row-height="true"/>
    </style:style>
    <style:style style:name="ro44" style:family="table-row">
      <style:table-row-properties style:row-height="27.38mm" fo:break-before="auto" style:use-optimal-row-height="true"/>
    </style:style>
    <style:style style:name="ro45" style:family="table-row">
      <style:table-row-properties style:row-height="17.62mm" fo:break-before="auto" style:use-optimal-row-height="true"/>
    </style:style>
    <style:style style:name="ro46" style:family="table-row">
      <style:table-row-properties style:row-height="20.53mm" fo:break-before="auto" style:use-optimal-row-height="true"/>
    </style:style>
    <style:style style:name="ro47" style:family="table-row">
      <style:table-row-properties style:row-height="80.82mm" fo:break-before="auto" style:use-optimal-row-height="true"/>
    </style:style>
    <style:style style:name="ro48" style:family="table-row">
      <style:table-row-properties style:row-height="48.7mm" fo:break-before="auto" style:use-optimal-row-height="true"/>
    </style:style>
    <style:style style:name="ro49" style:family="table-row">
      <style:table-row-properties style:row-height="34.75mm" fo:break-before="auto" style:use-optimal-row-height="true"/>
    </style:style>
    <style:style style:name="ro50" style:family="table-row">
      <style:table-row-properties style:row-height="46.06mm" fo:break-before="auto" style:use-optimal-row-height="true"/>
    </style:style>
    <style:style style:name="ro51" style:family="table-row">
      <style:table-row-properties style:row-height="26.05mm" fo:break-before="auto" style:use-optimal-row-height="true"/>
    </style:style>
    <style:style style:name="ro52" style:family="table-row">
      <style:table-row-properties style:row-height="44.22mm" fo:break-before="auto" style:use-optimal-row-height="true"/>
    </style:style>
    <style:style style:name="ro53" style:family="table-row">
      <style:table-row-properties style:row-height="160.85mm" fo:break-before="auto" style:use-optimal-row-height="true"/>
    </style:style>
    <style:style style:name="ro54" style:family="table-row">
      <style:table-row-properties style:row-height="30mm" fo:break-before="auto" style:use-optimal-row-height="true"/>
    </style:style>
    <style:style style:name="ro55" style:family="table-row">
      <style:table-row-properties style:row-height="26.32mm" fo:break-before="auto" style:use-optimal-row-height="true"/>
    </style:style>
    <style:style style:name="ro56" style:family="table-row">
      <style:table-row-properties style:row-height="24.48mm" fo:break-before="auto" style:use-optimal-row-height="true"/>
    </style:style>
    <style:style style:name="ro57" style:family="table-row">
      <style:table-row-properties style:row-height="19.47mm" fo:break-before="auto" style:use-optimal-row-height="true"/>
    </style:style>
    <style:style style:name="ro58" style:family="table-row">
      <style:table-row-properties style:row-height="76.08mm" fo:break-before="auto" style:use-optimal-row-height="true"/>
    </style:style>
    <style:style style:name="ro59" style:family="table-row">
      <style:table-row-properties style:row-height="135.84mm" fo:break-before="auto" style:use-optimal-row-height="true"/>
    </style:style>
    <style:style style:name="ro60" style:family="table-row">
      <style:table-row-properties style:row-height="22.37mm" fo:break-before="auto" style:use-optimal-row-height="true"/>
    </style:style>
    <style:style style:name="ro61" style:family="table-row">
      <style:table-row-properties style:row-height="19.74mm" fo:break-before="auto" style:use-optimal-row-height="true"/>
    </style:style>
    <style:style style:name="ro62" style:family="table-row">
      <style:table-row-properties style:row-height="24.99mm" fo:break-before="auto" style:use-optimal-row-height="true"/>
    </style:style>
    <style:style style:name="ro63" style:family="table-row">
      <style:table-row-properties style:row-height="24.73mm" fo:break-before="auto" style:use-optimal-row-height="true"/>
    </style:style>
    <style:style style:name="ro64" style:family="table-row">
      <style:table-row-properties style:row-height="38.7mm" fo:break-before="auto" style:use-optimal-row-height="true"/>
    </style:style>
    <style:style style:name="ro65" style:family="table-row">
      <style:table-row-properties style:row-height="36.32mm" fo:break-before="auto" style:use-optimal-row-height="true"/>
    </style:style>
    <style:style style:name="ro66" style:family="table-row">
      <style:table-row-properties style:row-height="29.74mm" fo:break-before="auto" style:use-optimal-row-height="true"/>
    </style:style>
    <style:style style:name="ro67" style:family="table-row">
      <style:table-row-properties style:row-height="16.58mm" fo:break-before="auto" style:use-optimal-row-height="true"/>
    </style:style>
    <style:style style:name="ro68" style:family="table-row">
      <style:table-row-properties style:row-height="11.57mm" fo:break-before="auto" style:use-optimal-row-height="true"/>
    </style:style>
    <style:style style:name="ro69" style:family="table-row">
      <style:table-row-properties style:row-height="37.38mm" fo:break-before="auto" style:use-optimal-row-height="true"/>
    </style:style>
    <style:style style:name="ro70" style:family="table-row">
      <style:table-row-properties style:row-height="76.87mm" fo:break-before="auto" style:use-optimal-row-height="true"/>
    </style:style>
    <style:style style:name="ro71" style:family="table-row">
      <style:table-row-properties style:row-height="29.21mm" fo:break-before="auto" style:use-optimal-row-height="true"/>
    </style:style>
    <style:style style:name="ro72" style:family="table-row">
      <style:table-row-properties style:row-height="22.63mm" fo:break-before="auto" style:use-optimal-row-height="true"/>
    </style:style>
    <style:style style:name="ro73" style:family="table-row">
      <style:table-row-properties style:row-height="42.12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54.75mm" fo:break-before="auto" style:use-optimal-row-height="true"/>
    </style:style>
    <style:style style:name="ro76" style:family="table-row">
      <style:table-row-properties style:row-height="20.27mm" fo:break-before="auto" style:use-optimal-row-height="true"/>
    </style:style>
    <style:style style:name="ro77" style:family="table-row">
      <style:table-row-properties style:row-height="14.73mm" fo:break-before="auto" style:use-optimal-row-height="true"/>
    </style:style>
    <style:style style:name="ro78" style:family="table-row">
      <style:table-row-properties style:row-height="215.86mm" fo:break-before="auto" style:use-optimal-row-height="true"/>
    </style:style>
    <style:style style:name="ro79" style:family="table-row">
      <style:table-row-properties style:row-height="9.75mm" fo:break-before="auto" style:use-optimal-row-height="true"/>
    </style:style>
    <style:style style:name="ta1" style:family="table" style:master-page-name="Default">
      <style:table-properties table:display="true" style:writing-mode="lr-tb"/>
    </style:style>
    <style:style style:name="ce177" style:family="table-cell" style:parent-style-name="INTERSECTION_20_GRISE">
      <style:table-cell-properties fo:background-color="#999999" fo:border="1.11pt solid #000000"/>
      <style:text-properties style:use-window-font-color="tru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178" style:family="table-cell" style:parent-style-name="Default">
      <style:table-cell-properties fo:border="1.11pt solid #000000"/>
    </style:style>
    <style:style style:name="ce179" style:family="table-cell" style:parent-style-name="INTERSECTION_20_GRISE">
      <style:table-cell-properties fo:background-color="#999999" fo:border="1.11pt solid #000000"/>
      <style:text-properties style:use-window-font-color="tru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bold" style:text-emphasize="none" style:font-relief="none" style:text-overline-style="none" style:text-overline-color="font-color"/>
    </style:style>
    <style:style style:name="ce180" style:family="table-cell" style:parent-style-name="HTML_20_STANDARD">
      <style:table-cell-properties fo:border="1.11pt solid #000000"/>
    </style:style>
    <style:style style:name="ce181" style:family="table-cell" style:parent-style-name="HTML_20_STANDARD">
      <style:table-cell-properties fo:border="1.11pt solid #000000"/>
      <style:text-properties fo:language="fr" fo:country="FR" fo:font-style="normal" style:font-style-complex="normal"/>
    </style:style>
    <style:style style:name="ce182" style:family="table-cell" style:parent-style-name="HTML_20_STANDARD">
      <style:table-cell-properties fo:border="1.11pt solid #000000"/>
      <style:text-properties style:use-window-font-color="true" fo:language="zxx" fo:country="none" fo:font-style="normal" style:font-style-complex="normal"/>
    </style:style>
    <style:style style:name="ce183" style:family="table-cell" style:parent-style-name="HTML_20_STANDARD">
      <style:table-cell-properties fo:border="1.11pt solid #000000"/>
      <style:text-properties style:use-window-font-color="true" fo:language="en" fo:country="US" fo:font-style="normal" style:font-style-complex="normal"/>
    </style:style>
    <style:style style:name="ce184" style:family="table-cell" style:parent-style-name="HTML_20_STANDARD">
      <style:table-cell-properties fo:border="1.11pt solid #000000"/>
      <style:text-properties style:font-style-complex="normal"/>
    </style:style>
    <style:style style:name="ce185" style:family="table-cell" style:parent-style-name="HTML_20_STANDARD">
      <style:table-cell-properties fo:border="1.11pt solid #000000"/>
      <style:text-properties fo:color="#000000" style:font-style-complex="normal"/>
    </style:style>
    <style:style style:name="ce186" style:family="table-cell" style:parent-style-name="HTML_20_STANDARD">
      <style:table-cell-properties fo:border="1.11pt solid #000000"/>
      <style:text-properties fo:color="#000000" fo:language="fr" fo:country="FR" fo:font-style="normal" style:font-style-complex="normal"/>
    </style:style>
    <style:style style:name="ce187" style:family="table-cell" style:parent-style-name="HTML_20_STANDARD">
      <style:table-cell-properties fo:border="1.11pt solid #000000"/>
      <style:text-properties style:use-window-font-color="true" fo:language="fr" fo:country="FR" fo:font-style="normal" style:font-style-complex="normal"/>
    </style:style>
    <style:style style:name="ce188" style:family="table-cell" style:parent-style-name="HTML_20_STANDARD">
      <style:table-cell-properties fo:border="1.11pt solid #000000"/>
      <style:text-properties style:font-name-complex="Times New Roman2" style:font-size-complex="6.80000019073486pt" style:font-style-complex="normal"/>
    </style:style>
    <style:style style:name="ce189" style:family="table-cell" style:parent-style-name="HTML_20_STANDARD">
      <style:table-cell-properties fo:border="1.11pt solid #000000"/>
      <style:text-properties fo:color="#000000" style:font-name-complex="Times New Roman2" style:font-size-complex="6.80000019073486pt" style:font-style-complex="normal"/>
    </style:style>
    <style:style style:name="ce190" style:family="table-cell" style:parent-style-name="HTML_20_STANDARD">
      <style:table-cell-properties fo:border="1.11pt solid #000000"/>
      <style:text-properties style:font-name-complex="Times New Roman2" style:font-size-complex="6.80000019073486pt"/>
    </style:style>
    <style:style style:name="ce191" style:family="table-cell" style:parent-style-name="HTML_20_STANDARD">
      <style:table-cell-properties fo:border="1.11pt solid #000000"/>
      <style:text-properties fo:language="fr" fo:country="FR" fo:font-style="normal" style:font-name-complex="Times New Roman2" style:font-size-complex="6.80000019073486pt" style:font-style-complex="normal"/>
    </style:style>
    <style:style style:name="ce192" style:family="table-cell" style:parent-style-name="HTML_20_STANDARD">
      <style:table-cell-properties fo:border="1.11pt solid #000000"/>
      <style:text-properties fo:language="fr" fo:country="FR" style:font-style-complex="normal"/>
    </style:style>
    <style:style style:name="ce193" style:family="table-cell" style:parent-style-name="HTML_20_STANDARD">
      <style:table-cell-properties fo:border="1.11pt solid #000000"/>
      <style:text-properties fo:color="#990000" fo:language="fr" fo:country="FR" fo:font-style="normal" style:font-style-complex="normal"/>
    </style:style>
    <style:style style:name="ce194" style:family="table-cell" style:parent-style-name="HTML_20_PHÔNETIQWË">
      <style:table-cell-properties fo:border="1.11pt solid #000000"/>
    </style:style>
    <style:style style:name="ce195" style:family="table-cell" style:parent-style-name="INTERSECTION_20_GRISE">
      <style:table-cell-properties fo:background-color="#999999" fo:border="1.11pt solid #000000"/>
    </style:style>
    <style:style style:name="ce196" style:family="table-cell" style:parent-style-name="HTML_20_STANDARD">
      <style:table-cell-properties fo:border="1.11pt solid #000000"/>
      <style:text-properties fo:language="fr" fo:country="FR" fo:font-style="normal" fo:font-weight="bold" style:font-style-complex="normal" style:font-weight-complex="bold"/>
    </style:style>
    <style:style style:name="ce197" style:family="table-cell" style:parent-style-name="HTML_20_STANDARD">
      <style:table-cell-properties fo:border="1.11pt solid #000000"/>
      <style:text-properties fo:color="#000000" fo:language="fr" fo:country="FR" fo:font-style="normal" fo:font-weight="bold" style:font-style-complex="normal" style:font-weight-complex="bold"/>
    </style:style>
    <style:style style:name="ce198" style:family="table-cell" style:parent-style-name="HTML_20_STANDARD">
      <style:table-cell-properties fo:border="1.11pt solid #000000"/>
      <style:text-properties fo:language="fr" fo:country="FR" fo:font-style="normal" fo:font-weight="bold" style:font-weight-complex="bold"/>
    </style:style>
    <style:style style:name="ce199" style:family="table-cell" style:parent-style-name="HTML_20_STANDARD">
      <style:table-cell-properties fo:border="1.11pt solid #000000"/>
      <style:text-properties fo:color="#000000" fo:language="fr" fo:country="FR" fo:font-style="normal"/>
    </style:style>
    <style:style style:name="ce200" style:family="table-cell" style:parent-style-name="HTML_20_STANDARD">
      <style:table-cell-properties fo:border="1.11pt solid #000000"/>
      <style:text-properties fo:language="fr" fo:country="FR" fo:font-style="normal"/>
    </style:style>
    <style:style style:name="ce201" style:family="table-cell" style:parent-style-name="HTML_20_STANDARD">
      <style:table-cell-properties fo:border="1.11pt solid #000000"/>
      <style:text-properties fo:font-weight="bold" style:font-style-complex="normal" style:font-weight-complex="bold"/>
    </style:style>
    <style:style style:name="ce202" style:family="table-cell" style:parent-style-name="HTML_20_STANDARD">
      <style:table-cell-properties fo:border="1.11pt solid #000000"/>
      <style:text-properties fo:color="#990000"/>
    </style:style>
    <style:style style:name="ce203" style:family="table-cell" style:parent-style-name="HTML_20_STANDARD">
      <style:table-cell-properties fo:border="1.11pt solid #000000"/>
      <style:text-properties fo:color="#000000" fo:font-weight="bold" style:font-style-complex="normal" style:font-weight-complex="bold"/>
    </style:style>
    <style:style style:name="ce204" style:family="table-cell" style:parent-style-name="HTML_20_STANDARD">
      <style:table-cell-properties fo:border="1.11pt solid #000000"/>
      <style:text-properties style:font-size-complex="6.80000019073486pt"/>
    </style:style>
    <style:style style:name="ce205" style:family="table-cell" style:parent-style-name="HTML_20_STANDARD">
      <style:table-cell-properties fo:border="1.11pt solid #000000"/>
      <style:text-properties style:use-window-font-color="true" fo:language="fr" fo:country="FR" fo:font-style="normal" fo:font-weight="normal" style:font-style-complex="normal" style:font-weight-complex="normal"/>
    </style:style>
    <style:style style:name="ce206" style:family="table-cell" style:parent-style-name="HTML_20_STANDARD">
      <style:table-cell-properties fo:border="1.11pt solid #000000"/>
      <style:text-properties fo:color="#000000" style:font-name-complex="Times New Roman2" style:font-size-complex="6.80000019073486pt"/>
    </style:style>
    <style:style style:name="ce207" style:family="table-cell" style:parent-style-name="HTML_20_STANDARD">
      <style:table-cell-properties fo:border="1.11pt solid #000000"/>
      <style:text-properties style:use-window-font-color="true" fo:language="en" fo:country="US" fo:font-style="normal" fo:font-weight="normal" style:font-style-complex="normal" style:font-weight-complex="normal"/>
    </style:style>
    <style:style style:name="ce208" style:family="table-cell" style:parent-style-name="HTML_20_STANDARD">
      <style:table-cell-properties fo:border="1.11pt solid #000000"/>
      <style:text-properties fo:language="fr" fo:country="FR" fo:font-style="normal" fo:font-weight="bold" style:font-name-complex="Times New Roman2" style:font-size-complex="6.80000019073486pt" style:font-style-complex="normal" style:font-weight-complex="bold"/>
    </style:style>
    <style:style style:name="ce209" style:family="table-cell" style:parent-style-name="HTML_20_STANDARD">
      <style:table-cell-properties fo:border="1.11pt solid #000000"/>
      <style:text-properties fo:color="#990000" style:font-name="DejaVu Sans Mono1" fo:text-shadow="none" style:font-name-asian="DejaVu Sans Mono" style:font-weight-asian="normal" style:font-name-complex="DejaVu Sans Mono1" style:font-size-complex="10pt" style:font-style-complex="normal"/>
    </style:style>
    <style:style style:name="ce210" style:family="table-cell" style:parent-style-name="HTML_20_STANDARD">
      <style:table-cell-properties fo:border="1.11pt solid #000000"/>
      <style:text-properties style:use-window-font-color="true" fo:language="fr" fo:country="FR" fo:font-style="normal" fo:font-weight="bold" style:font-style-complex="normal" style:font-weight-complex="bold"/>
    </style:style>
    <style:style style:name="ce211" style:family="table-cell" style:parent-style-name="HTML_20_STANDARD">
      <style:table-cell-properties fo:border="1.11pt solid #000000"/>
      <style:text-properties style:use-window-font-color="true" fo:language="zxx" fo:country="none" fo:font-style="normal" fo:font-weight="normal" style:font-style-complex="normal" style:font-weight-complex="normal"/>
    </style:style>
    <style:style style:name="ce212" style:family="table-cell" style:parent-style-name="HTML_20_STANDARD">
      <style:table-cell-properties fo:border="1.11pt solid #000000"/>
      <style:text-properties fo:color="#000000" fo:language="fr" fo:country="FR" fo:font-style="normal" style:font-name-complex="Times New Roman2" style:font-size-complex="6.80000019073486pt" style:font-style-complex="normal"/>
    </style:style>
    <style:style style:name="ce213" style:family="table-cell" style:parent-style-name="HTML_20_PHÔNETIQWË">
      <style:table-cell-properties fo:border="1.11pt solid #000000"/>
      <style:text-properties style:font-name="Times New Roman2" fo:text-shadow="1pt 1pt" style:font-name-asian="Lucida Sans Unicode1" style:font-weight-asian="bold" style:font-name-complex="Times New Roman2" style:font-size-complex="6.80000019073486pt"/>
    </style:style>
    <style:style style:name="ce214" style:family="table-cell" style:parent-style-name="HTML_20_PHÔNETIQWË">
      <style:table-cell-properties fo:border="1.11pt solid #000000"/>
      <style:text-properties style:font-name="Times New Roman2" fo:text-shadow="1pt 1pt" style:font-name-asian="Lucida Sans Unicode1" style:font-weight-asian="bold"/>
    </style:style>
    <style:style style:name="ce215" style:family="table-cell" style:parent-style-name="INTERSECTION_20_GRISE">
      <style:table-cell-properties fo:background-color="#999999" fo:wrap-option="wrap" fo:border="1.11pt solid #000000"/>
    </style:style>
    <style:style style:name="ce216" style:family="table-cell" style:parent-style-name="Standard_20_Renvoi_20_Ligne">
      <style:table-cell-properties fo:border="1.11pt solid #000000"/>
      <style:text-properties style:use-window-font-color="true" style:text-outline="false" style:text-line-through-style="none" style:text-line-through-type="none" fo:language="zxx" fo:country="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Standard_20_Renvoi_20_Ligne">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Standard_20_Renvoi_20_Ligne">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text-emphasize="none" style:font-relief="none" style:text-overline-style="none" style:text-overline-color="font-color"/>
    </style:style>
    <style:style style:name="ce219" style:family="table-cell" style:parent-style-name="Standard_20_Renvoi_20_Ligne">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fo:wrap-option="wrap"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fo:wrap-option="wrap"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223" style:family="table-cell" style:parent-style-name="Default">
      <style:table-cell-properties fo:wrap-option="wrap" fo:border="1.11pt solid #000000"/>
    </style:style>
    <style:style style:name="ce224" style:family="table-cell" style:parent-style-name="HTML_20_SIGNIFICATION">
      <style:table-cell-properties fo:border="1.11pt solid #000000"/>
    </style:style>
    <style:style style:name="ce225" style:family="table-cell" style:parent-style-name="Default">
      <style:table-cell-properties fo:wrap-option="wrap" fo:border="1.11pt solid #000000"/>
      <style:text-properties style:use-window-font-color="true" style:text-outline="false" style:text-line-through-style="none" style:text-line-through-type="none" fo:language="en" fo:country="US"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table-cell-properties fo:wrap-option="wrap" fo:border="1.11pt solid #000000"/>
      <style:text-properties style:use-window-font-color="true" style:text-outline="fals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fo:border="1.11pt solid #000000"/>
      <style:text-properties style:use-window-font-color="true" style:text-outline="fals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228"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text-emphasize="none" style:font-relief="none" style:text-overline-style="none" style:text-overline-color="font-color"/>
    </style:style>
    <style:style style:name="ce229" style:family="table-cell" style:parent-style-name="Default">
      <style:table-cell-properties fo:wrap-option="wrap" fo:border="1.11pt solid #000000"/>
      <style:text-properties style:use-window-font-color="true" style:text-outline="false" style:text-line-through-style="none" style:text-line-through-type="none" fo:language="zxx" fo:country="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wrap-option="wrap"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231" style:family="table-cell" style:parent-style-name="Default">
      <style:table-cell-properties fo:wrap-option="wrap" fo:border="1.11pt solid #000000"/>
      <style:text-properties style:text-outline="fals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language-complex="en" style:country-complex="US" style:text-emphasize="none" style:font-relief="none" style:text-overline-style="none" style:text-overline-color="font-color"/>
    </style:style>
    <style:style style:name="ce234"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text-emphasize="none" style:font-relief="none" style:text-overline-style="none" style:text-overline-color="font-color"/>
    </style:style>
    <style:style style:name="ce235" style:family="table-cell" style:parent-style-name="Default">
      <style:table-cell-properties fo:wrap-option="wrap" fo:border="1.11pt solid #000000"/>
      <style:text-properties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en" style:country-asian="US" style:font-style-asian="normal" style:font-weight-asian="normal" style:language-complex="en" style:country-complex="US" style:font-style-complex="normal" style:text-emphasize="none" style:font-relief="none" style:text-overline-style="none" style:text-overline-color="font-color"/>
    </style:style>
    <style:style style:name="ce237" style:family="table-cell" style:parent-style-name="Standard_20_Renvoi_20_Ligne">
      <style:table-cell-properties fo:wrap-option="wrap" fo:border="1.11pt solid #000000"/>
    </style:style>
    <style:style style:name="ce238" style:family="table-cell" style:parent-style-name="Default">
      <style:table-cell-properties fo:wrap-option="wrap"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39" style:family="table-cell" style:parent-style-name="HTML_20_ORIGINE">
      <style:table-cell-properties fo:border="1.11pt solid #000000"/>
    </style:style>
    <style:style style:name="ce240"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text-emphasize="none" style:font-relief="none" style:text-overline-style="none" style:text-overline-color="font-color"/>
    </style:style>
    <style:style style:name="ce241"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text-emphasize="none" style:font-relief="none" style:text-overline-style="none" style:text-overline-color="font-color"/>
    </style:style>
    <style:style style:name="ce242" style:family="table-cell" style:parent-style-name="Default">
      <style:table-cell-properties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243"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order="1.11pt solid #000000"/>
      <style:text-properties style:text-outline="false" style:text-underline-style="none" style:text-underline-mode="continuous" style:text-overline-mode="continuous" style:text-line-through-mode="continuous" style:font-style-asian="normal" style:font-weight-asian="normal" style:language-complex="en" style:country-complex="US" style:text-emphasize="none" style:font-relief="none" style:text-overline-style="none" style:text-overline-color="font-color"/>
    </style:style>
    <style:style style:name="ce245" style:family="table-cell" style:parent-style-name="Default">
      <style:table-cell-properties fo:border="1.11pt solid #000000"/>
      <style:text-properties fo:color="#000000" style:font-name="Times New Roman2" fo:font-size="12pt" style:font-name-asian="Lucida Sans Unicode1" style:font-weight-asian="bold" style:font-name-complex="Times New Roman2" style:font-size-complex="6.80000019073486pt" style:font-weight-complex="bold"/>
    </style:style>
    <style:style style:name="ce246"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complex="en" style:country-complex="US" style:text-emphasize="none" style:font-relief="none" style:text-overline-style="none" style:text-overline-color="font-color"/>
    </style:style>
    <style:style style:name="ce247" style:family="table-cell" style:parent-style-name="Default">
      <style:table-cell-properties fo:border="1.11pt solid #000000"/>
      <style:text-properties style:use-window-font-color="true" style:text-outline="false" style:text-line-through-style="none" style:text-line-through-type="none" fo:language="en" fo:country="US"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249" style:family="table-cell" style:parent-style-name="Default">
      <style:table-cell-properties fo:border="1.11pt solid #000000"/>
      <style:text-properties style:text-outline="fals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250" style:family="table-cell" style:parent-style-name="Default">
      <style:table-cell-properties fo:border="1.11pt solid #000000"/>
      <style:text-properties style:text-outline="fals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table-cell-properties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zxx" style:country-asian="none" style:language-complex="en" style:country-complex="US" style:text-emphasize="none" style:font-relief="none" style:text-overline-style="none" style:text-overline-color="font-color"/>
    </style:style>
    <style:style style:name="ce252"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weight-complex="normal" style:text-emphasize="none" style:font-relief="none" style:text-overline-style="none" style:text-overline-color="font-color"/>
    </style:style>
    <style:style style:name="ce253"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fo:font-weight="bold"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bold" style:text-emphasize="none" style:font-relief="none" style:text-overline-style="none" style:text-overline-color="font-color"/>
    </style:style>
    <style:style style:name="ce254" style:family="table-cell" style:parent-style-name="Default">
      <style:table-cell-properties fo:border="1.11pt solid #000000"/>
      <style:text-properties style:use-window-font-color="true" style:text-outline="false" style:text-line-through-style="none" style:text-line-through-type="none" fo:language="zxx" fo:country="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language-complex="en" style:country-complex="US" style:text-emphasize="none" style:font-relief="none" style:text-overline-style="none" style:text-overline-color="font-color"/>
    </style:style>
    <style:style style:name="ce256"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257"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asian="en" style:country-asian="US" style:font-style-asian="normal" style:font-weight-asian="normal" style:language-complex="en" style:country-complex="US" style:font-style-complex="normal" style:text-emphasize="none" style:font-relief="none" style:text-overline-style="none" style:text-overline-color="font-color"/>
    </style:style>
    <style:style style:name="ce258" style:family="table-cell" style:parent-style-name="Default">
      <style:table-cell-properties fo:border="1.11pt solid #000000"/>
      <style:text-properties style:use-window-font-color="true" style:text-outline="false" style:text-line-through-style="none" style:text-line-through-type="none" fo:language="fr" fo:country="FR" style:text-underline-style="none" style:text-underline-mode="continuous" style:text-overline-mode="continuous" style:text-line-through-mode="continuous" style:language-asian="zxx" style:country-asian="none"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order="1.11pt solid #000000"/>
      <style:text-properties style:use-window-font-color="true" style:text-outline="false" style:text-line-through-style="none" style:text-line-through-type="none" fo:language="zxx" fo:country="none" style:text-underline-style="none" style:text-underline-mode="continuous" style:text-overline-mode="continuous" style:text-line-through-mode="continuous" style:language-asian="zxx" style:country-asian="none"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order="1.11pt solid #000000"/>
      <style:text-properties style:text-outline="false" style:text-line-through-style="none" style:text-line-through-type="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2"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3" style:family="table-cell" style:parent-style-name="Standard_20_Renvoi_20_Ligne">
      <style:table-cell-properties fo:border="1.11pt solid #000000"/>
    </style:style>
    <style:style style:name="ce264" style:family="table-cell" style:parent-style-name="Standard_20_Renvoi_20_Ligne">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font-size-complex="6.80000019073486pt" style:language-complex="en" style:country-complex="US" style:text-emphasize="none" style:font-relief="none" style:text-overline-style="none" style:text-overline-color="font-color"/>
    </style:style>
    <style:style style:name="ce89" style:family="table-cell" style:parent-style-name="INTERSECTION_20_GRISE">
      <style:table-cell-properties fo:background-color="#999999" fo:border="1.11pt solid #000000"/>
      <style:text-properties style:use-window-font-color="tru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border="1.11pt solid #000000"/>
    </style:style>
    <style:style style:name="ce91" style:family="table-cell" style:parent-style-name="INTERSECTION_20_GRISE">
      <style:table-cell-properties fo:background-color="#999999" fo:border="1.11pt solid #000000"/>
      <style:text-properties style:use-window-font-color="tru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bold" style:text-emphasize="none" style:font-relief="none" style:text-overline-style="none" style:text-overline-color="font-color"/>
    </style:style>
    <style:style style:name="ce92" style:family="table-cell" style:parent-style-name="HTML_20_STANDARD">
      <style:table-cell-properties fo:border="1.11pt solid #000000"/>
    </style:style>
    <style:style style:name="ce93" style:family="table-cell" style:parent-style-name="HTML_20_STANDARD">
      <style:table-cell-properties fo:border="1.11pt solid #000000"/>
      <style:text-properties fo:language="fr" fo:country="FR" fo:font-style="normal" style:font-style-complex="normal"/>
    </style:style>
    <style:style style:name="ce94" style:family="table-cell" style:parent-style-name="HTML_20_STANDARD">
      <style:table-cell-properties fo:border="1.11pt solid #000000"/>
      <style:text-properties style:use-window-font-color="true" fo:language="zxx" fo:country="none" fo:font-style="normal" style:font-style-complex="normal"/>
    </style:style>
    <style:style style:name="ce95" style:family="table-cell" style:parent-style-name="HTML_20_STANDARD">
      <style:table-cell-properties fo:border="1.11pt solid #000000"/>
      <style:text-properties style:use-window-font-color="true" fo:language="en" fo:country="US" fo:font-style="normal" style:font-style-complex="normal"/>
    </style:style>
    <style:style style:name="ce96" style:family="table-cell" style:parent-style-name="HTML_20_STANDARD">
      <style:table-cell-properties fo:border="1.11pt solid #000000"/>
      <style:text-properties style:font-style-complex="normal"/>
    </style:style>
    <style:style style:name="ce97" style:family="table-cell" style:parent-style-name="HTML_20_STANDARD">
      <style:table-cell-properties fo:border="1.11pt solid #000000"/>
      <style:text-properties fo:color="#000000" style:font-style-complex="normal"/>
    </style:style>
    <style:style style:name="ce98" style:family="table-cell" style:parent-style-name="HTML_20_STANDARD">
      <style:table-cell-properties fo:border="1.11pt solid #000000"/>
      <style:text-properties fo:color="#000000" fo:language="fr" fo:country="FR" fo:font-style="normal" style:font-style-complex="normal"/>
    </style:style>
    <style:style style:name="ce99" style:family="table-cell" style:parent-style-name="HTML_20_STANDARD">
      <style:table-cell-properties fo:border="1.11pt solid #000000"/>
      <style:text-properties style:use-window-font-color="true" fo:language="fr" fo:country="FR" fo:font-style="normal" style:font-style-complex="normal"/>
    </style:style>
    <style:style style:name="ce100" style:family="table-cell" style:parent-style-name="HTML_20_STANDARD">
      <style:table-cell-properties fo:border="1.11pt solid #000000"/>
      <style:text-properties style:font-name-complex="Times New Roman2" style:font-size-complex="6.80000019073486pt" style:font-style-complex="normal"/>
    </style:style>
    <style:style style:name="ce101" style:family="table-cell" style:parent-style-name="HTML_20_STANDARD">
      <style:table-cell-properties fo:border="1.11pt solid #000000"/>
      <style:text-properties fo:color="#000000" style:font-name-complex="Times New Roman2" style:font-size-complex="6.80000019073486pt" style:font-style-complex="normal"/>
    </style:style>
    <style:style style:name="ce102" style:family="table-cell" style:parent-style-name="HTML_20_STANDARD">
      <style:table-cell-properties fo:border="1.11pt solid #000000"/>
      <style:text-properties style:font-name-complex="Times New Roman2" style:font-size-complex="6.80000019073486pt"/>
    </style:style>
    <style:style style:name="ce103" style:family="table-cell" style:parent-style-name="HTML_20_STANDARD">
      <style:table-cell-properties fo:border="1.11pt solid #000000"/>
      <style:text-properties fo:language="fr" fo:country="FR" fo:font-style="normal" style:font-name-complex="Times New Roman2" style:font-size-complex="6.80000019073486pt" style:font-style-complex="normal"/>
    </style:style>
    <style:style style:name="ce104" style:family="table-cell" style:parent-style-name="HTML_20_STANDARD">
      <style:table-cell-properties fo:border="1.11pt solid #000000"/>
      <style:text-properties fo:language="fr" fo:country="FR" style:font-style-complex="normal"/>
    </style:style>
    <style:style style:name="ce105" style:family="table-cell" style:parent-style-name="HTML_20_STANDARD">
      <style:table-cell-properties fo:border="1.11pt solid #000000"/>
      <style:text-properties fo:color="#990000" fo:language="fr" fo:country="FR" fo:font-style="normal" style:font-style-complex="normal"/>
    </style:style>
    <style:style style:name="ce106" style:family="table-cell" style:parent-style-name="HTML_20_PHÔNETIQWË">
      <style:table-cell-properties fo:border="1.11pt solid #000000"/>
    </style:style>
    <style:style style:name="ce107" style:family="table-cell" style:parent-style-name="INTERSECTION_20_GRISE">
      <style:table-cell-properties fo:background-color="#999999" fo:border="1.11pt solid #000000"/>
    </style:style>
    <style:style style:name="ce108" style:family="table-cell" style:parent-style-name="HTML_20_STANDARD">
      <style:table-cell-properties fo:border="1.11pt solid #000000"/>
      <style:text-properties fo:language="fr" fo:country="FR" fo:font-style="normal" fo:font-weight="bold" style:font-style-complex="normal" style:font-weight-complex="bold"/>
    </style:style>
    <style:style style:name="ce109" style:family="table-cell" style:parent-style-name="HTML_20_STANDARD">
      <style:table-cell-properties fo:border="1.11pt solid #000000"/>
      <style:text-properties fo:color="#000000" fo:language="fr" fo:country="FR" fo:font-style="normal" fo:font-weight="bold" style:font-style-complex="normal" style:font-weight-complex="bold"/>
    </style:style>
    <style:style style:name="ce110" style:family="table-cell" style:parent-style-name="HTML_20_STANDARD">
      <style:table-cell-properties fo:border="1.11pt solid #000000"/>
      <style:text-properties fo:language="fr" fo:country="FR" fo:font-style="normal" fo:font-weight="bold" style:font-weight-complex="bold"/>
    </style:style>
    <style:style style:name="ce111" style:family="table-cell" style:parent-style-name="HTML_20_STANDARD">
      <style:table-cell-properties fo:border="1.11pt solid #000000"/>
      <style:text-properties fo:color="#000000" fo:language="fr" fo:country="FR" fo:font-style="normal"/>
    </style:style>
    <style:style style:name="ce112" style:family="table-cell" style:parent-style-name="HTML_20_STANDARD">
      <style:table-cell-properties fo:border="1.11pt solid #000000"/>
      <style:text-properties fo:language="fr" fo:country="FR" fo:font-style="normal"/>
    </style:style>
    <style:style style:name="ce113" style:family="table-cell" style:parent-style-name="HTML_20_STANDARD">
      <style:table-cell-properties fo:border="1.11pt solid #000000"/>
      <style:text-properties fo:font-weight="bold" style:font-style-complex="normal" style:font-weight-complex="bold"/>
    </style:style>
    <style:style style:name="ce114" style:family="table-cell" style:parent-style-name="HTML_20_STANDARD">
      <style:table-cell-properties fo:border="1.11pt solid #000000"/>
      <style:text-properties fo:color="#990000"/>
    </style:style>
    <style:style style:name="ce115" style:family="table-cell" style:parent-style-name="HTML_20_STANDARD">
      <style:table-cell-properties fo:border="1.11pt solid #000000"/>
      <style:text-properties fo:color="#000000" fo:font-weight="bold" style:font-style-complex="normal" style:font-weight-complex="bold"/>
    </style:style>
    <style:style style:name="ce116" style:family="table-cell" style:parent-style-name="HTML_20_STANDARD">
      <style:table-cell-properties fo:border="1.11pt solid #000000"/>
      <style:text-properties style:font-size-complex="6.80000019073486pt"/>
    </style:style>
    <style:style style:name="ce117" style:family="table-cell" style:parent-style-name="HTML_20_STANDARD">
      <style:table-cell-properties fo:border="1.11pt solid #000000"/>
      <style:text-properties style:use-window-font-color="true" fo:language="fr" fo:country="FR" fo:font-style="normal" fo:font-weight="normal" style:font-style-complex="normal" style:font-weight-complex="normal"/>
    </style:style>
    <style:style style:name="ce118" style:family="table-cell" style:parent-style-name="HTML_20_STANDARD">
      <style:table-cell-properties fo:border="1.11pt solid #000000"/>
      <style:text-properties fo:color="#000000" style:font-name-complex="Times New Roman2" style:font-size-complex="6.80000019073486pt"/>
    </style:style>
    <style:style style:name="ce119" style:family="table-cell" style:parent-style-name="HTML_20_STANDARD">
      <style:table-cell-properties fo:border="1.11pt solid #000000"/>
      <style:text-properties style:use-window-font-color="true" fo:language="en" fo:country="US" fo:font-style="normal" fo:font-weight="normal" style:font-style-complex="normal" style:font-weight-complex="normal"/>
    </style:style>
    <style:style style:name="ce120" style:family="table-cell" style:parent-style-name="HTML_20_STANDARD">
      <style:table-cell-properties fo:border="1.11pt solid #000000"/>
      <style:text-properties fo:language="fr" fo:country="FR" fo:font-style="normal" fo:font-weight="bold" style:font-name-complex="Times New Roman2" style:font-size-complex="6.80000019073486pt" style:font-style-complex="normal" style:font-weight-complex="bold"/>
    </style:style>
    <style:style style:name="ce121" style:family="table-cell" style:parent-style-name="HTML_20_STANDARD">
      <style:table-cell-properties fo:border="1.11pt solid #000000"/>
      <style:text-properties fo:color="#990000" style:font-name="DejaVu Sans Mono1" fo:text-shadow="none" style:font-name-asian="DejaVu Sans Mono" style:font-weight-asian="normal" style:font-name-complex="DejaVu Sans Mono1" style:font-size-complex="10pt" style:font-style-complex="normal"/>
    </style:style>
    <style:style style:name="ce122" style:family="table-cell" style:parent-style-name="HTML_20_STANDARD">
      <style:table-cell-properties fo:border="1.11pt solid #000000"/>
      <style:text-properties style:use-window-font-color="true" fo:language="fr" fo:country="FR" fo:font-style="normal" fo:font-weight="bold" style:font-style-complex="normal" style:font-weight-complex="bold"/>
    </style:style>
    <style:style style:name="ce123" style:family="table-cell" style:parent-style-name="HTML_20_STANDARD">
      <style:table-cell-properties fo:border="1.11pt solid #000000"/>
      <style:text-properties style:use-window-font-color="true" fo:language="zxx" fo:country="none" fo:font-style="normal" fo:font-weight="normal" style:font-style-complex="normal" style:font-weight-complex="normal"/>
    </style:style>
    <style:style style:name="ce124" style:family="table-cell" style:parent-style-name="HTML_20_STANDARD">
      <style:table-cell-properties fo:border="1.11pt solid #000000"/>
      <style:text-properties fo:color="#000000" fo:language="fr" fo:country="FR" fo:font-style="normal" style:font-name-complex="Times New Roman2" style:font-size-complex="6.80000019073486pt" style:font-style-complex="normal"/>
    </style:style>
    <style:style style:name="ce125" style:family="table-cell" style:parent-style-name="HTML_20_PHÔNETIQWË">
      <style:table-cell-properties fo:border="1.11pt solid #000000"/>
      <style:text-properties style:font-name="Times New Roman2" fo:text-shadow="1pt 1pt" style:font-name-asian="Lucida Sans Unicode1" style:font-weight-asian="bold" style:font-name-complex="Times New Roman2" style:font-size-complex="6.80000019073486pt"/>
    </style:style>
    <style:style style:name="ce126" style:family="table-cell" style:parent-style-name="HTML_20_PHÔNETIQWË">
      <style:table-cell-properties fo:border="1.11pt solid #000000"/>
      <style:text-properties style:font-name="Times New Roman2" fo:text-shadow="1pt 1pt" style:font-name-asian="Lucida Sans Unicode1" style:font-weight-asian="bold"/>
    </style:style>
    <style:style style:name="ce127" style:family="table-cell" style:parent-style-name="INTERSECTION_20_GRISE">
      <style:table-cell-properties fo:background-color="#999999" fo:wrap-option="wrap" fo:border="1.11pt solid #000000"/>
    </style:style>
    <style:style style:name="ce128" style:family="table-cell" style:parent-style-name="Standard_20_Renvoi_20_Ligne">
      <style:table-cell-properties fo:border="1.11pt solid #000000"/>
      <style:text-properties style:use-window-font-color="true" style:text-outline="false" style:text-line-through-style="none" style:text-line-through-type="none" fo:language="zxx" fo:country="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Standard_20_Renvoi_20_Ligne">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Standard_20_Renvoi_20_Ligne">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text-emphasize="none" style:font-relief="none" style:text-overline-style="none" style:text-overline-color="font-color"/>
    </style:style>
    <style:style style:name="ce131" style:family="table-cell" style:parent-style-name="Standard_20_Renvoi_20_Ligne">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135" style:family="table-cell" style:parent-style-name="Default">
      <style:table-cell-properties fo:wrap-option="wrap" fo:border="1.11pt solid #000000"/>
    </style:style>
    <style:style style:name="ce136" style:family="table-cell" style:parent-style-name="HTML_20_SIGNIFICATION">
      <style:table-cell-properties fo:border="1.11pt solid #000000"/>
    </style:style>
    <style:style style:name="ce137" style:family="table-cell" style:parent-style-name="Default">
      <style:table-cell-properties fo:wrap-option="wrap" fo:border="1.11pt solid #000000"/>
      <style:text-properties style:use-window-font-color="true" style:text-outline="false" style:text-line-through-style="none" style:text-line-through-type="none" fo:language="en" fo:country="US"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wrap-option="wrap" fo:border="1.11pt solid #000000"/>
      <style:text-properties style:use-window-font-color="true" style:text-outline="fals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wrap-option="wrap" fo:border="1.11pt solid #000000"/>
      <style:text-properties style:use-window-font-color="true" style:text-outline="fals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140"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text-emphasize="none" style:font-relief="none" style:text-overline-style="none" style:text-overline-color="font-color"/>
    </style:style>
    <style:style style:name="ce141" style:family="table-cell" style:parent-style-name="Default">
      <style:table-cell-properties fo:wrap-option="wrap" fo:border="1.11pt solid #000000"/>
      <style:text-properties style:use-window-font-color="true" style:text-outline="false" style:text-line-through-style="none" style:text-line-through-type="none" fo:language="zxx" fo:country="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wrap-option="wrap"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143" style:family="table-cell" style:parent-style-name="Default">
      <style:table-cell-properties fo:wrap-option="wrap" fo:border="1.11pt solid #000000"/>
      <style:text-properties style:text-outline="fals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language-complex="en" style:country-complex="US" style:text-emphasize="none" style:font-relief="none" style:text-overline-style="none" style:text-overline-color="font-color"/>
    </style:style>
    <style:style style:name="ce146"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text-emphasize="none" style:font-relief="none" style:text-overline-style="none" style:text-overline-color="font-color"/>
    </style:style>
    <style:style style:name="ce147" style:family="table-cell" style:parent-style-name="Default">
      <style:table-cell-properties fo:wrap-option="wrap" fo:border="1.11pt solid #000000"/>
      <style:text-properties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en" style:country-asian="US" style:font-style-asian="normal" style:font-weight-asian="normal" style:language-complex="en" style:country-complex="US" style:font-style-complex="normal" style:text-emphasize="none" style:font-relief="none" style:text-overline-style="none" style:text-overline-color="font-color"/>
    </style:style>
    <style:style style:name="ce149" style:family="table-cell" style:parent-style-name="Standard_20_Renvoi_20_Ligne">
      <style:table-cell-properties fo:wrap-option="wrap" fo:border="1.11pt solid #000000"/>
    </style:style>
    <style:style style:name="ce150" style:family="table-cell" style:parent-style-name="Default">
      <style:table-cell-properties fo:wrap-option="wrap"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1" style:family="table-cell" style:parent-style-name="HTML_20_ORIGINE">
      <style:table-cell-properties fo:border="1.11pt solid #000000"/>
    </style:style>
    <style:style style:name="ce152"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text-emphasize="none" style:font-relief="none" style:text-overline-style="none" style:text-overline-color="font-color"/>
    </style:style>
    <style:style style:name="ce153"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text-emphasize="none" style:font-relief="none" style:text-overline-style="none" style:text-overline-color="font-color"/>
    </style:style>
    <style:style style:name="ce154" style:family="table-cell" style:parent-style-name="Default">
      <style:table-cell-properties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155"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border="1.11pt solid #000000"/>
      <style:text-properties style:text-outline="false" style:text-underline-style="none" style:text-underline-mode="continuous" style:text-overline-mode="continuous" style:text-line-through-mode="continuous" style:font-style-asian="normal" style:font-weight-asian="normal" style:language-complex="en" style:country-complex="US" style:text-emphasize="none" style:font-relief="none" style:text-overline-style="none" style:text-overline-color="font-color"/>
    </style:style>
    <style:style style:name="ce157" style:family="table-cell" style:parent-style-name="Default">
      <style:table-cell-properties fo:border="1.11pt solid #000000"/>
      <style:text-properties fo:color="#000000" style:font-name="Times New Roman2" fo:font-size="12pt" style:font-name-asian="Lucida Sans Unicode1" style:font-weight-asian="bold" style:font-name-complex="Times New Roman2" style:font-size-complex="6.80000019073486pt" style:font-weight-complex="bold"/>
    </style:style>
    <style:style style:name="ce158"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complex="en" style:country-complex="US" style:text-emphasize="none" style:font-relief="none" style:text-overline-style="none" style:text-overline-color="font-color"/>
    </style:style>
    <style:style style:name="ce159" style:family="table-cell" style:parent-style-name="Default">
      <style:table-cell-properties fo:border="1.11pt solid #000000"/>
      <style:text-properties style:use-window-font-color="true" style:text-outline="false" style:text-line-through-style="none" style:text-line-through-type="none" fo:language="en" fo:country="US"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font-style-asian="normal" style:font-weight-asian="normal" style:language-complex="en" style:country-complex="US" style:text-emphasize="none" style:font-relief="none" style:text-overline-style="none" style:text-overline-color="font-color"/>
    </style:style>
    <style:style style:name="ce161" style:family="table-cell" style:parent-style-name="Default">
      <style:table-cell-properties fo:border="1.11pt solid #000000"/>
      <style:text-properties style:text-outline="fals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162" style:family="table-cell" style:parent-style-name="Default">
      <style:table-cell-properties fo:border="1.11pt solid #000000"/>
      <style:text-properties style:text-outline="fals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fo:border="1.11pt solid #000000"/>
      <style:text-properties style:use-window-font-color="true" style:text-outline="false" style:text-line-through-style="none" style:text-line-through-type="none" style:text-underline-style="none" style:text-underline-mode="continuous" style:text-overline-mode="continuous" style:text-line-through-mode="continuous" style:language-asian="zxx" style:country-asian="none" style:language-complex="en" style:country-complex="US" style:text-emphasize="none" style:font-relief="none" style:text-overline-style="none" style:text-overline-color="font-color"/>
    </style:style>
    <style:style style:name="ce164"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weight-complex="normal" style:text-emphasize="none" style:font-relief="none" style:text-overline-style="none" style:text-overline-color="font-color"/>
    </style:style>
    <style:style style:name="ce165"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fo:font-weight="bold"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bold" style:text-emphasize="none" style:font-relief="none" style:text-overline-style="none" style:text-overline-color="font-color"/>
    </style:style>
    <style:style style:name="ce166" style:family="table-cell" style:parent-style-name="Default">
      <style:table-cell-properties fo:border="1.11pt solid #000000"/>
      <style:text-properties style:use-window-font-color="true" style:text-outline="false" style:text-line-through-style="none" style:text-line-through-type="none" fo:language="zxx" fo:country="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language-complex="en" style:country-complex="US" style:text-emphasize="none" style:font-relief="none" style:text-overline-style="none" style:text-overline-color="font-color"/>
    </style:style>
    <style:style style:name="ce168"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style:text-underline-mode="continuous" style:text-overline-mode="continuous" style:text-line-through-mode="continuous"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169"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language-asian="en" style:country-asian="US" style:font-style-asian="normal" style:font-weight-asian="normal" style:language-complex="en" style:country-complex="US" style:font-style-complex="normal" style:text-emphasize="none" style:font-relief="none" style:text-overline-style="none" style:text-overline-color="font-color"/>
    </style:style>
    <style:style style:name="ce170" style:family="table-cell" style:parent-style-name="Default">
      <style:table-cell-properties fo:border="1.11pt solid #000000"/>
      <style:text-properties style:use-window-font-color="true" style:text-outline="false" style:text-line-through-style="none" style:text-line-through-type="none" fo:language="fr" fo:country="FR" style:text-underline-style="none" style:text-underline-mode="continuous" style:text-overline-mode="continuous" style:text-line-through-mode="continuous" style:language-asian="zxx" style:country-asian="none"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Default">
      <style:table-cell-properties fo:border="1.11pt solid #000000"/>
      <style:text-properties style:use-window-font-color="true" style:text-outline="false" style:text-line-through-style="none" style:text-line-through-type="none" fo:language="zxx" fo:country="none" style:text-underline-style="none" style:text-underline-mode="continuous" style:text-overline-mode="continuous" style:text-line-through-mode="continuous" style:language-asian="zxx" style:country-asian="none"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Default">
      <style:table-cell-properties fo:border="1.11pt solid #000000"/>
      <style:text-properties style:text-outline="false" style:text-line-through-style="none" style:text-line-through-type="none"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border="1.11pt solid #000000"/>
      <style:text-properties style:text-outline="false" style:text-line-through-style="none" style:text-line-through-type="none" style:text-underline-style="none"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border="1.11pt solid #000000"/>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Standard_20_Renvoi_20_Ligne">
      <style:table-cell-properties fo:border="1.11pt solid #000000"/>
    </style:style>
    <style:style style:name="ce176" style:family="table-cell" style:parent-style-name="Standard_20_Renvoi_20_Ligne">
      <style:table-cell-properties fo:wrap-option="wrap" fo:border="1.11pt solid #000000"/>
      <style:text-properties style:text-outline="false" style:text-line-through-style="none" style:text-line-through-type="none" style:text-underline-style="none" style:text-underline-mode="continuous" style:text-overline-mode="continuous" style:text-line-through-mode="continuous" style:language-asian="zxx" style:country-asian="none" style:font-size-complex="6.80000019073486pt" style:language-complex="en" style:country-complex="US" style:text-emphasize="none" style:font-relief="none" style:text-overline-style="none" style:text-overline-color="font-color"/>
    </style:style>
    <style:style style:name="T14" style:family="text">
      <style:text-properties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2" style:family="text">
      <style:text-properties style:font-name="Times New Roman" fo:font-size="12pt" fo:language="none" fo:country="none" fo:font-style="normal" fo:font-weight="bold" style:font-name-complex="Times New Roman" style:font-size-complex="6.80000019073486pt" style:font-weight-complex="bold"/>
    </style:style>
    <style:style style:name="T20" style:family="text">
      <style:text-properties style:font-name="Times New Roman" fo:font-size="12pt" fo:language="none" fo:country="none" fo:font-style="normal" fo:font-weight="normal"/>
    </style:style>
    <style:style style:name="T7" style:family="text">
      <style:text-properties fo:color="#000000" style:font-name="Times New Roman" fo:font-size="12pt" fo:language="none" fo:country="none" fo:font-style="normal" fo:font-weight="bold" style:font-name-complex="Times New Roman" style:font-size-complex="6.80000019073486pt" style:font-weight-complex="bold"/>
    </style:style>
    <style:style style:name="T10" style:family="text">
      <style:text-properties fo:color="#990000" style:font-name="Times New Roman" fo:font-size="12pt" fo:language="none" fo:country="none" fo:font-style="normal" fo:font-weight="bold" style:font-name-complex="Times New Roman" style:font-size-complex="6.80000019073486pt" style:font-weight-complex="bold"/>
    </style:style>
    <style:style style:name="T8" style:family="text">
      <style:text-properties fo:color="#000000" style:font-name="Times New Roman" fo:font-size="12pt" fo:language="none" fo:country="none" fo:font-style="normal" fo:font-weight="normal"/>
    </style:style>
    <style:style style:name="T21" style:family="text">
      <style:text-properties fo:color="#990000" style:font-name="Times New Roman" fo:font-size="12pt" fo:language="none" fo:country="none" fo:font-style="normal" fo:font-weight="bold" style:font-weight-complex="bold"/>
    </style:style>
    <style:style style:name="T31" style:family="text">
      <style:text-properties fo:color="#990000" style:font-name="Times New Roman" fo:font-size="12pt" fo:language="none" fo:country="none" fo:font-style="normal" fo:font-weight="bold" style:font-name-complex="Times New Roman" style:font-size-complex="6.80000019073486pt" style:font-weight-complex="bold"/>
    </style:style>
    <style:style style:name="T16"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7"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2" style:family="text">
      <style:text-properties fo:color="#00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9"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76" style:family="text">
      <style:text-properties fo:color="#00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13" style:family="text">
      <style:text-properties fo:color="#000000"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1" style:family="text">
      <style:text-properties fo:color="#000000" style:font-name="Times New Roman" fo:font-size="12pt" fo:language="none" fo:country="none" fo:font-style="normal" fo:font-weight="normal"/>
    </style:style>
    <style:style style:name="T1" style:family="text">
      <style:text-properties fo:color="#000000"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3" style:family="text">
      <style:text-properties fo:color="#ff0000" style:font-name="Times New Roman" fo:font-size="12pt" fo:language="none" fo:country="none" fo:font-style="normal" fo:font-weight="bold" style:font-name-complex="Times New Roman" style:font-size-complex="6.80000019073486pt" style:font-weight-complex="bold"/>
    </style:style>
    <style:style style:name="T18" style:family="text">
      <style:text-properties fo:color="#0099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5" style:family="text">
      <style:text-properties fo:color="#ff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24" style:family="text">
      <style:text-properties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34" style:family="text">
      <style:text-properties fo:color="#0099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27" style:family="text">
      <style:text-properties fo:color="#990000" style:font-name="Times New Roman" fo:font-size="12pt" fo:language="none" fo:country="none" fo:font-style="normal" fo:text-shadow="1pt 1pt" fo:font-weight="bold" style:font-name-asian="Lucida Sans Unicode" style:language-asian="none" style:country-asian="none" style:font-weight-asian="bold" style:font-name-complex="Times New Roman" style:font-size-complex="6.80000019073486pt" style:font-weight-complex="bold"/>
    </style:style>
    <style:style style:name="T22" style:family="text">
      <style:text-properties fo:color="#000000"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23" style:family="text">
      <style:text-properties fo:color="#000000"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14" style:family="text">
      <style:text-properties fo:font-size="15pt" style:font-size-asian="15pt" style:font-size-complex="15pt"/>
    </style:style>
    <style:style style:name="T35" style:family="text">
      <style:text-properties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39"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51"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3" style:family="text">
      <style:text-properties fo:color="#ff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4"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5" style:family="text">
      <style:text-properties fo:color="#000000"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37" style:family="text">
      <style:text-properties fo:color="#0099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43"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36"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42" style:family="text">
      <style:text-properties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38" style:family="text">
      <style:text-properties fo:color="#0099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46"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25" style:family="text">
      <style:text-properties style:font-name="Times New Roman" fo:font-size="12pt" fo:language="none" fo:country="none" style:font-name-asian="Lucida Sans Unicode" style:font-size-asian="12pt" style:language-asian="none" style:country-asian="none" style:font-style-asian="normal" style:font-weight-asian="normal" style:font-name-complex="Times New Roman" style:font-size-complex="6.80000019073486pt"/>
    </style:style>
    <style:style style:name="T26"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27" style:family="text">
      <style:text-properties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28"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15"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font-weight-complex="bold"/>
    </style:style>
    <style:style style:name="T29" style:family="text">
      <style:text-properties fo:color="#990000" style:font-name="Times New Roman" fo:font-size="12pt" fo:language="none" fo:country="none" fo:font-style="normal" fo:font-weight="bold" style:font-weight-complex="bold"/>
    </style:style>
    <style:style style:name="T128" style:family="text">
      <style:text-properties fo:color="#990000" style:font-name="Times New Roman" fo:font-size="12pt" fo:language="none" fo:country="none" fo:font-style="normal" fo:text-shadow="1pt 1pt" fo:font-weight="bold" style:font-name-asian="Lucida Sans Unicode" style:font-weight-asian="bold" style:font-name-complex="Times New Roman" style:font-weight-complex="bold"/>
    </style:style>
    <style:style style:name="T129" style:family="text">
      <style:text-properties fo:color="#990000" style:font-name="Times New Roman" fo:font-size="12pt" fo:language="none" fo:country="none" fo:font-style="normal" fo:text-shadow="1pt 1pt" fo:font-weight="bold" style:font-name-asian="Lucida Sans Unicode" style:font-weight-asian="bold" style:font-name-complex="Times New Roman" style:font-size-complex="6.80000019073486pt" style:font-weight-complex="bold"/>
    </style:style>
    <style:style style:name="T6" style:family="text">
      <style:text-properties fo:color="#000000" style:font-name="Times New Roman" fo:font-size="12pt" fo:language="none" fo:country="none" fo:font-style="normal" fo:font-weight="normal" style:font-name-asian="Lucida Sans Unicode" style:font-size-asian="12pt" style:language-asian="none" style:country-asian="none" style:font-style-asian="normal" style:font-weight-asian="normal" style:font-name-complex="Times New Roman" style:font-size-complex="6.80000019073486pt" style:font-style-complex="normal" style:font-weight-complex="normal"/>
    </style:style>
    <style:style style:name="T30" style:family="text">
      <style:text-properties fo:color="#ff0000" style:font-name="Times New Roman" fo:font-size="12pt" fo:language="none" fo:country="none" fo:font-style="normal" fo:font-weight="bold" style:font-name-complex="Times New Roman" style:font-size-complex="6.80000019073486pt" style:font-weight-complex="bold"/>
    </style:style>
    <style:style style:name="T130" style:family="text">
      <style:text-properties fo:color="#000000" style:font-name="Times New Roman" fo:font-size="12pt" fo:language="none" fo:country="none" fo:font-style="normal" fo:text-shadow="1pt 1pt" fo:font-weight="normal" style:font-name-asian="Lucida Sans Unicode" style:language-asian="none" style:country-asian="none" style:font-weight-asian="bold" style:font-name-complex="Times New Roman" style:font-size-complex="6.80000019073486pt"/>
    </style:style>
    <style:style style:name="T77" style:family="text">
      <style:text-properties style:font-name-complex="Times New Roman" style:font-size-complex="6.80000019073486pt"/>
    </style:style>
    <style:style style:name="T32" style:family="text">
      <style:text-properties fo:color="#000000" style:font-name="Times New Roman" fo:font-size="12pt" fo:language="none" fo:country="none" fo:font-style="normal" fo:font-weight="bold" style:font-name-complex="Times New Roman" style:font-size-complex="6.80000019073486pt" style:font-weight-complex="bold"/>
    </style:style>
    <style:style style:name="T9" style:family="text">
      <style:text-properties fo:color="#000000" style:font-name="Times New Roman" fo:font-size="12pt" fo:language="none" fo:country="none" fo:font-style="normal" fo:font-weight="normal" style:font-name-asian="Tahoma" style:font-size-asian="12pt" style:font-style-asian="normal" style:font-weight-asian="normal" style:font-name-complex="Tahoma" style:font-size-complex="6.80000019073486pt" style:font-style-complex="normal" style:font-weight-complex="normal"/>
    </style:style>
    <style:style style:name="T33" style:family="text">
      <style:text-properties style:font-name="Times New Roman" fo:font-size="12pt" fo:language="none" fo:country="none" fo:font-style="normal" fo:font-weight="normal" style:font-name-asian="Lucida Sans Unicode" style:font-size-asian="12pt" style:language-asian="none" style:country-asian="none" style:font-style-asian="normal" style:font-weight-asian="normal" style:font-name-complex="Times New Roman" style:font-size-complex="6.80000019073486pt" style:font-style-complex="normal" style:font-weight-complex="normal"/>
    </style:style>
    <style:style style:name="T40"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41"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35" style:family="text">
      <style:text-properties fo:color="#000000" style:font-name="Times New Roman" fo:font-size="12pt" fo:language="none" fo:country="none" fo:font-style="normal" fo:font-weight="normal" style:font-name-asian="Lucida Sans Unicode" style:language-asian="none" style:country-asian="none" style:font-weight-asian="bold" style:font-name-complex="Times New Roman" style:font-size-complex="6.80000019073486pt" style:font-weight-complex="bold"/>
    </style:style>
    <style:style style:name="T78" style:family="text">
      <style:text-properties fo:color="#009900" style:font-name="Times New Roman" fo:font-size="12pt" fo:language="none" fo:country="none" fo:font-style="normal" fo:font-weight="bold" style:font-name-complex="Times New Roman" style:font-size-complex="6.80000019073486pt" style:font-weight-complex="bold"/>
    </style:style>
    <style:style style:name="T44" style:family="text">
      <style:text-properties style:font-name="Times New Roman" fo:font-size="12pt" fo:language="none" fo:country="none" style:font-name-asian="Lucida Sans Unicode" style:language-asian="none" style:country-asian="none" style:font-name-complex="Times New Roman" style:font-size-complex="6.80000019073486pt" style:font-style-complex="normal" style:font-weight-complex="normal"/>
    </style:style>
    <style:style style:name="T45" style:family="text">
      <style:text-properties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47"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48" style:family="text">
      <style:text-properties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52" style:family="text">
      <style:text-properties fo:color="#ff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84"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49" style:family="text">
      <style:text-properties style:font-name="Times New Roman" fo:font-size="12pt" fo:language="none" fo:country="none" fo:font-style="normal" fo:font-weight="bold" style:font-weight-complex="bold"/>
    </style:style>
    <style:style style:name="T50" style:family="text">
      <style:text-properties fo:color="#990000" style:font-name="Times New Roman" fo:font-size="12pt" fo:language="none" fo:country="none" fo:font-style="normal" fo:font-weight="bold" style:font-name-complex="Times New Roman" style:font-size-complex="6.80000019073486pt" style:font-weight-complex="bold"/>
    </style:style>
    <style:style style:name="T146" style:family="text">
      <style:text-properties fo:color="#009900" style:font-name="Times New Roman" fo:font-size="12pt" fo:language="none" fo:country="none" fo:font-style="normal" fo:font-weight="bold" style:font-name-asian="Lucida Sans Unicode" style:language-asian="none" style:country-asian="none" style:font-name-complex="Tahoma" style:font-size-complex="6.80000019073486pt" style:font-style-complex="normal" style:font-weight-complex="normal"/>
    </style:style>
    <style:style style:name="T147" style:family="text">
      <style:text-properties fo:color="#ff0000" style:font-name="Times New Roman" fo:font-size="12pt" fo:language="none" fo:country="none" fo:font-style="normal" fo:font-weight="bold" style:font-name-asian="Lucida Sans Unicode" style:language-asian="none" style:country-asian="none" style:font-name-complex="Tahoma" style:font-size-complex="6.80000019073486pt" style:font-style-complex="normal" style:font-weight-complex="normal"/>
    </style:style>
    <style:style style:name="T53" style:family="text">
      <style:text-properties fo:color="#990000" style:font-name="Times New Roman" fo:font-size="12pt" fo:language="none" fo:country="none" fo:font-style="normal" fo:font-weight="normal"/>
    </style:style>
    <style:style style:name="T54" style:family="text">
      <style:text-properties fo:color="#ff0000" style:font-name="Times New Roman" fo:font-size="12pt" fo:language="none" fo:country="none" fo:font-style="normal" fo:font-weight="bold" style:font-name-complex="Times New Roman" style:font-size-complex="6.80000019073486pt" style:font-weight-complex="bold"/>
    </style:style>
    <style:style style:name="T55" style:family="text">
      <style:text-properties style:font-name="Times New Roman" fo:font-size="12pt" fo:language="none" fo:country="none" style:font-name-asian="Lucida Sans Unicode" style:language-asian="none" style:country-asian="none" style:font-name-complex="Cardo" style:font-size-complex="6.80000019073486pt" style:font-style-complex="normal" style:font-weight-complex="normal"/>
    </style:style>
    <style:style style:name="T56"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57" style:family="text">
      <style:text-properties fo:color="#ff0000" style:font-name="Times New Roman" fo:font-size="12pt" fo:language="none" fo:country="none" fo:font-style="normal" fo:font-weight="bold" style:font-weight-complex="bold"/>
    </style:style>
    <style:style style:name="T58" style:family="text">
      <style:text-properties style:font-name="Times New Roman" fo:font-size="12pt" fo:language="none" fo:country="none" fo:font-style="normal" fo:font-weight="bold" style:font-name-complex="Times New Roman" style:font-size-complex="6.80000019073486pt" style:font-weight-complex="bold"/>
    </style:style>
    <style:style style:name="T59" style:family="text">
      <style:text-properties fo:color="#990000" style:font-name="Times New Roman" fo:font-size="12pt" fo:language="none" fo:country="none" fo:font-style="normal" fo:font-weight="bold" style:font-name-complex="Times New Roman" style:font-size-complex="6.80000019073486pt" style:font-weight-complex="bold"/>
    </style:style>
    <style:style style:name="T60" style:family="text">
      <style:text-properties style:font-name="Courier New" fo:font-size="10pt" style:font-name-asian="Times New Roman" style:language-asian="none" style:country-asian="none" style:font-name-complex="Times New Roman" style:font-size-complex="16pt"/>
    </style:style>
    <style:style style:name="T61" style:family="text">
      <style:text-properties fo:color="#ff0000" style:font-name="Times New Roman" fo:font-size="12pt" fo:language="none" fo:country="none" fo:font-style="normal" fo:font-weight="bold"/>
    </style:style>
    <style:style style:name="T62" style:family="text">
      <style:text-properties style:font-name="Times New Roman" fo:font-size="12pt" fo:language="none" fo:country="none" fo:font-style="normal" fo:font-weight="bold"/>
    </style:style>
    <style:style style:name="T63" style:family="text">
      <style:text-properties fo:color="#990000" style:font-name="Times New Roman" fo:font-size="12pt" fo:language="none" fo:country="none" fo:font-style="normal" fo:font-weight="bold" style:font-weight-complex="bold"/>
    </style:style>
    <style:style style:name="T64" style:family="text">
      <style:text-properties fo:color="#990000" style:font-name="Times New Roman" fo:font-size="12pt" fo:language="none" fo:country="none" fo:font-style="normal" fo:font-weight="bold" style:font-name-complex="Times New Roman" style:font-size-complex="6.80000019073486pt" style:font-weight-complex="bold"/>
    </style:style>
    <style:style style:name="T65" style:family="text">
      <style:text-properties fo:color="#000000" style:font-name="Times New Roman" fo:font-size="12pt" fo:language="none" fo:country="none" fo:font-style="normal" fo:font-weight="bold"/>
    </style:style>
    <style:style style:name="T66"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67" style:family="text">
      <style:text-properties fo:color="#990000" style:font-name="Times New Roman" fo:font-size="12pt" fo:language="none" fo:country="none" fo:font-style="normal" fo:font-weight="bold"/>
    </style:style>
    <style:style style:name="T68" style:family="text">
      <style:text-properties style:font-name="Times New Roman" fo:font-size="12pt" fo:language="none" fo:country="none" fo:font-style="normal" fo:font-weight="bold" style:font-name-complex="Times New Roman" style:font-size-complex="6.80000019073486pt" style:font-weight-complex="bold"/>
    </style:style>
    <style:style style:name="T69"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70"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71"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72"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73"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74" style:family="text">
      <style:text-properties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75" style:family="text">
      <style:text-properties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31" style:family="text">
      <style:text-properties style:text-line-through-style="solid" style:text-line-through-type="single" style:font-name="Times New Roman" fo:font-size="12pt" fo:language="none" fo:country="none" fo:font-style="normal" fo:font-weight="normal"/>
    </style:style>
    <style:style style:name="T79" style:family="text">
      <style:text-properties fo:color="#990000"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00" style:family="text">
      <style:text-properties style:text-line-through-style="solid" style:text-line-through-type="single"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34" style:family="text">
      <style:text-properties style:font-name="Times New Roman" fo:font-size="12pt" fo:language="none" fo:country="none" fo:font-style="normal" fo:font-weight="normal"/>
    </style:style>
    <style:style style:name="T116" style:family="text">
      <style:text-properties style:text-line-through-style="solid" style:text-line-through-type="single"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36" style:family="text">
      <style:text-properties style:font-name="Times New Roman" fo:font-size="12pt" fo:language="none" fo:country="none" style:font-name-asian="Lucida Sans Unicode" style:language-asian="none" style:country-asian="none" style:font-name-complex="Times New Roman" style:font-size-complex="6.80000019073486pt"/>
    </style:style>
    <style:style style:name="T137" style:family="text">
      <style:text-properties style:font-name="Cardo" fo:font-size="12pt" fo:language="none" fo:country="none" fo:font-style="normal" fo:font-weight="normal" style:font-name-asian="Lucida Sans Unicode" style:language-asian="none" style:country-asian="none" style:font-name-complex="Cardo" style:font-size-complex="6.80000019073486pt"/>
    </style:style>
    <style:style style:name="T138" style:family="text">
      <style:text-properties fo:font-size="12pt" fo:language="none" fo:country="none" fo:font-style="normal" fo:font-weight="bold" style:font-name-asian="Lucida Sans Unicode" style:language-asian="none" style:country-asian="none" style:font-size-complex="6.80000019073486pt" style:font-weight-complex="bold"/>
    </style:style>
    <style:style style:name="T139"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80" style:family="text">
      <style:text-properties style:font-name="Times New Roman" fo:font-size="12pt" fo:language="none" fo:country="none" style:font-name-asian="Lucida Sans Unicode" style:font-size-asian="12pt" style:language-asian="none" style:country-asian="none" style:font-style-asian="normal" style:font-weight-asian="normal" style:font-name-complex="Times New Roman" style:font-size-complex="6.80000019073486pt"/>
    </style:style>
    <style:style style:name="T81" style:family="text">
      <style:text-properties fo:color="#990000" style:font-name="Times New Roman" fo:font-size="12pt" fo:language="none" fo:country="none" style:font-name-asian="Lucida Sans Unicode" style:font-size-asian="12pt" style:language-asian="none" style:country-asian="none" style:font-style-asian="normal" style:font-weight-asian="normal" style:font-name-complex="Times New Roman" style:font-size-complex="6.80000019073486pt"/>
    </style:style>
    <style:style style:name="T82"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83"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02" style:family="text">
      <style:text-properties style:text-line-through-style="solid" style:text-line-through-type="single"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85" style:family="text">
      <style:text-properties style:font-name="Times New Roman" fo:font-size="12pt" fo:language="none" fo:country="none" style:font-name-asian="Lucida Sans Unicode" style:language-asian="none" style:country-asian="none" style:font-name-complex="Cardo" style:font-size-complex="6.80000019073486pt" style:font-style-complex="normal" style:font-weight-complex="normal"/>
    </style:style>
    <style:style style:name="T117"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118"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01" style:family="text">
      <style:text-properties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32" style:family="text">
      <style:text-properties fo:color="#ff0000"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86" style:family="text">
      <style:text-properties fo:color="#ff6600" style:font-name="Times New Roman" fo:font-size="12pt" fo:language="none" fo:country="none" fo:font-style="normal" fo:font-weight="bold" style:font-name-complex="Times New Roman" style:font-size-complex="6.80000019073486pt" style:font-weight-complex="bold"/>
    </style:style>
    <style:style style:name="T87" style:family="text">
      <style:text-properties fo:color="#009900" style:font-name="Times New Roman" fo:font-size="12pt" fo:language="none" fo:country="none" fo:font-style="normal" fo:font-weight="bold" style:font-weight-complex="bold"/>
    </style:style>
    <style:style style:name="T88" style:family="text">
      <style:text-properties style:font-name="Times New Roman" fo:font-size="12pt" fo:language="none" fo:country="none" fo:font-style="normal" fo:font-weight="bold" style:font-name-complex="Times New Roman" style:font-size-complex="6.80000019073486pt" style:font-weight-complex="bold"/>
    </style:style>
    <style:style style:name="T119" style:family="text">
      <style:text-properties fo:color="#ff66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89" style:family="text">
      <style:text-properties fo:color="#ff66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40" style:family="text">
      <style:text-properties style:font-name="Cardo" fo:font-size="12pt" fo:language="none" fo:country="none" fo:font-style="normal" fo:font-weight="normal" style:font-name-asian="Lucida Sans Unicode" style:language-asian="none" style:country-asian="none" style:font-name-complex="Cardo" style:font-size-complex="6.80000019073486pt"/>
    </style:style>
    <style:style style:name="T90" style:family="text">
      <style:text-properties fo:color="#0066ff" style:font-name="Times New Roman" fo:font-size="12pt" fo:language="none" fo:country="none" fo:font-style="normal" fo:font-weight="bold" style:font-name-complex="Times New Roman" style:font-size-complex="6.80000019073486pt" style:font-weight-complex="bold"/>
    </style:style>
    <style:style style:name="T120" style:family="text">
      <style:text-properties fo:color="#0066ff"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21" style:family="text">
      <style:text-properties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122" style:family="text">
      <style:text-properties style:font-name="Times New Roman" fo:font-size="12pt" fo:language="none" fo:country="none" style:font-name-asian="Lucida Sans Unicode" style:language-asian="none" style:country-asian="none" style:font-name-complex="Times New Roman" style:font-size-complex="6.80000019073486pt" style:font-style-complex="normal" style:font-weight-complex="normal"/>
    </style:style>
    <style:style style:name="T123" style:family="text">
      <style:text-properties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91" style:family="text">
      <style:text-properties fo:color="#990000" style:font-name="Times New Roman" fo:font-size="12pt" fo:language="none" fo:country="none" fo:font-style="normal" fo:font-weight="bold" style:font-name-complex="Times New Roman" style:font-size-complex="6.80000019073486pt" style:font-weight-complex="bold"/>
    </style:style>
    <style:style style:name="T92" style:family="text">
      <style:text-properties fo:color="#ff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24" style:family="text">
      <style:text-properties style:font-name="Times New Roman" fo:font-size="12pt" fo:language="none" fo:country="none" style:font-name-asian="Lucida Sans Unicode" style:language-asian="none" style:country-asian="none" style:font-name-complex="Cardo" style:font-size-complex="6.80000019073486pt" style:font-style-complex="normal" style:font-weight-complex="normal"/>
    </style:style>
    <style:style style:name="T93" style:family="text">
      <style:text-properties style:font-name="Times New Roman" fo:font-size="12pt" fo:language="none" fo:country="none" fo:font-style="normal" fo:font-weight="bold" style:font-name-asian="Lucida Sans Unicode" style:font-size-asian="12pt" style:language-asian="none" style:country-asian="none" style:font-name-complex="Times New Roman" style:font-size-complex="6.80000019073486pt" style:font-weight-complex="bold"/>
    </style:style>
    <style:style style:name="T94" style:family="text">
      <style:text-properties fo:color="#ff0000" style:font-name="Times New Roman" fo:font-size="12pt" fo:language="none" fo:country="none" fo:font-style="normal" fo:font-weight="bold" style:font-name-asian="Lucida Sans Unicode" style:font-size-asian="12pt" style:language-asian="none" style:country-asian="none" style:font-name-complex="Times New Roman" style:font-size-complex="6.80000019073486pt" style:font-weight-complex="bold"/>
    </style:style>
    <style:style style:name="T95" style:family="text">
      <style:text-properties fo:color="#990000" style:font-name="Times New Roman" fo:font-size="12pt" fo:language="none" fo:country="none" fo:font-style="normal" fo:font-weight="bold" style:font-name-asian="Lucida Sans Unicode" style:font-size-asian="12pt" style:language-asian="none" style:country-asian="none" style:font-name-complex="Times New Roman" style:font-size-complex="6.80000019073486pt" style:font-weight-complex="bold"/>
    </style:style>
    <style:style style:name="T96" style:family="text">
      <style:text-properties style:font-name="Times New Roman" fo:font-size="12pt" fo:language="none" fo:country="none" fo:font-style="normal" fo:font-weight="normal" style:font-name-asian="Lucida Sans Unicode" style:font-size-asian="12pt" style:language-asian="none" style:country-asian="none" style:font-name-complex="Times New Roman" style:font-size-complex="6.80000019073486pt"/>
    </style:style>
    <style:style style:name="T125" style:family="text">
      <style:text-properties style:font-name="Cardo" fo:font-size="12pt" fo:language="none" fo:country="none" style:font-name-asian="Cardo" style:language-asian="none" style:country-asian="none" style:font-name-complex="Cardo" style:font-size-complex="6.80000019073486pt" style:font-style-complex="normal" style:font-weight-complex="normal"/>
    </style:style>
    <style:style style:name="T126" style:family="text">
      <style:text-properties style:font-name="Cardo" fo:font-size="12pt" fo:language="none" fo:country="none" fo:font-style="normal" fo:font-weight="normal" style:font-name-asian="Cardo" style:language-asian="none" style:country-asian="none" style:font-name-complex="Cardo" style:font-size-complex="6.80000019073486pt"/>
    </style:style>
    <style:style style:name="T97" style:family="text">
      <style:text-properties fo:color="#999999" style:font-name="Times New Roman" fo:font-size="12pt" fo:language="none" fo:country="none" fo:font-style="normal" fo:font-weight="bold" style:font-name-complex="Times New Roman" style:font-size-complex="6.80000019073486pt" style:font-weight-complex="bold"/>
    </style:style>
    <style:style style:name="T98" style:family="text">
      <style:text-properties fo:color="#ff0000" style:font-name="Times New Roman" fo:font-size="12pt" fo:language="none" fo:country="none" style:font-name-asian="Lucida Sans Unicode" style:language-asian="none" style:country-asian="none" style:font-name-complex="Tahoma" style:font-size-complex="6.80000019073486pt" style:font-style-complex="normal" style:font-weight-complex="normal"/>
    </style:style>
    <style:style style:name="T99" style:family="text">
      <style:text-properties fo:color="#ff0000" style:font-name="Tahoma" fo:font-size="12pt" fo:language="none" fo:country="none" fo:font-style="normal" fo:font-weight="normal" style:font-name-asian="Tahoma" style:font-size-asian="12pt" style:language-asian="none" style:country-asian="none" style:font-style-asian="normal" style:font-weight-asian="normal" style:font-name-complex="Tahoma" style:font-size-complex="6.80000019073486pt" style:font-style-complex="normal" style:font-weight-complex="normal"/>
    </style:style>
    <style:style style:name="T141" style:family="text">
      <style:text-properties style:font-name="Times New Roman" fo:font-size="18pt" fo:language="none" fo:country="none" style:font-name-asian="Lucida Sans Unicode" style:font-size-asian="18pt" style:language-asian="none" style:country-asian="none" style:font-style-asian="normal" style:font-weight-asian="normal" style:font-name-complex="Times New Roman" style:font-size-complex="10.1999998092651pt"/>
    </style:style>
    <style:style style:name="T142" style:family="text">
      <style:text-properties style:font-name="Times New Roman" fo:font-size="18pt" fo:language="none" fo:country="none" fo:font-style="normal" fo:font-weight="normal" style:font-name-asian="Lucida Sans Unicode" style:language-asian="none" style:country-asian="none" style:font-name-complex="Times New Roman" style:font-size-complex="10.1999998092651pt"/>
    </style:style>
    <style:style style:name="T143" style:family="text">
      <style:text-properties style:font-name="Times New Roman" fo:font-size="18pt" fo:language="none" fo:country="none" style:font-name-asian="Lucida Sans Unicode" style:font-size-asian="18pt" style:language-asian="none" style:country-asian="none" style:font-style-asian="normal" style:font-weight-asian="normal" style:font-name-complex="Times New Roman" style:font-size-complex="10.1999998092651pt"/>
    </style:style>
    <style:style style:name="T133" style:family="text">
      <style:text-properties fo:color="#ff0000" style:font-name="Times New Roman" fo:font-size="12pt" fo:language="none" fo:country="none" fo:font-style="normal" fo:font-weight="normal"/>
    </style:style>
    <style:style style:name="T144" style:family="text">
      <style:text-properties style:font-name="Cardo" fo:font-size="12pt" fo:language="none" fo:country="none" fo:font-style="normal" fo:font-weight="normal" style:font-name-asian="Cardo" style:font-size-asian="12pt" style:language-asian="none" style:country-asian="none" style:font-style-asian="normal" style:font-weight-asian="normal" style:font-name-complex="Cardo" style:font-size-complex="6.80000019073486pt" style:font-style-complex="normal" style:font-weight-complex="normal"/>
    </style:style>
    <style:style style:name="T103" style:family="text">
      <style:text-properties style:text-line-through-style="solid" style:text-line-through-type="single" style:font-name="Times New Roman" fo:font-size="12pt" fo:language="none" fo:country="none" fo:font-style="normal" fo:font-weight="normal" style:font-name-asian="Lucida Sans Unicode" style:language-asian="none" style:country-asian="none" style:font-name-complex="Times New Roman" style:font-size-complex="6.80000019073486pt"/>
    </style:style>
    <style:style style:name="T145" style:family="text">
      <style:text-properties fo:color="#ff0000" style:font-name="Times New Roman" fo:font-size="12pt" fo:language="none" fo:country="none" style:font-name-asian="Lucida Sans Unicode" style:language-asian="none" style:country-asian="none" style:font-name-complex="Cardo" style:font-size-complex="6.80000019073486pt" style:font-style-complex="normal" style:font-weight-complex="normal"/>
    </style:style>
    <style:style style:name="T104" style:family="text">
      <style:text-properties style:text-line-through-style="solid" style:text-line-through-type="single" style:font-name="Times New Roman" fo:font-size="12pt" fo:language="none" fo:country="none" fo:font-style="normal" fo:font-weight="normal"/>
    </style:style>
    <style:style style:name="T105" style:family="text">
      <style:text-properties fo:color="#339900" style:font-name="Times New Roman" fo:font-size="12pt" fo:language="none" fo:country="none" fo:font-style="normal" fo:font-weight="bold" style:font-name-complex="Times New Roman" style:font-size-complex="6.80000019073486pt" style:font-weight-complex="bold"/>
    </style:style>
    <style:style style:name="T106" style:family="text">
      <style:text-properties fo:color="#3399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07" style:family="text">
      <style:text-properties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08" style:family="text">
      <style:text-properties fo:color="#9900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09" style:family="text">
      <style:text-properties fo:color="#009900" style:font-name="Times New Roman" fo:font-size="12pt" fo:language="none" fo:country="none" fo:font-style="normal" fo:font-weight="bold"/>
    </style:style>
    <style:style style:name="T110" style:family="text">
      <style:text-properties fo:color="#ff0000" style:font-name="Times New Roman" fo:font-size="12pt" fo:language="none" fo:country="none" fo:font-style="normal" fo:font-weight="bold"/>
    </style:style>
    <style:style style:name="T111" style:family="text">
      <style:text-properties fo:color="#339900" style:font-name="Times New Roman" fo:font-size="12pt" fo:language="none" fo:country="none" fo:font-style="normal" fo:font-weight="bold" style:font-name-asian="Lucida Sans Unicode" style:language-asian="none" style:country-asian="none" style:font-name-complex="Times New Roman" style:font-size-complex="6.80000019073486pt" style:font-weight-complex="bold"/>
    </style:style>
    <style:style style:name="T112" style:family="text">
      <style:text-properties fo:color="#990000" style:font-name="Times New Roman" fo:font-size="12pt" fo:language="none" fo:country="none" fo:font-style="normal" fo:font-weight="bold" style:font-weight-complex="bold"/>
    </style:style>
    <style:style style:name="T182" style:family="text">
      <style:text-properties fo:color="#000000" style:font-name="Times New Roman" fo:font-size="12pt" fo:font-weight="normal" fo:font-style="normal" fo:language="none" fo:country="none" style:language-asian="none" style:country-asian="none" style:font-name-asian="Lucida Sans Unicode" style:font-name-complex="Times New Roman" style:font-size-complex="6.80000019073486pt"/>
    </style:style>
    <style:style style:name="T183" style:family="text">
      <style:text-properties fo:color="#000000"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184" style:family="text">
      <style:text-properties fo:color="#ff0000"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185" style:family="text">
      <style:text-properties fo:color="#990000"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186" style:family="text">
      <style:text-properties fo:color="#000000" style:font-name="Times New Roman" fo:font-size="12pt" fo:font-style="normal" fo:language="none" fo:country="none" style:language-asian="none" style:country-asian="none" style:font-name-asian="Lucida Sans Unicode" style:font-name-complex="Times New Roman" style:font-size-complex="6.80000019073486pt" fo:font-weight="normal"/>
    </style:style>
    <style:style style:name="T187" style:family="text">
      <style:text-properties fo:color="#000000" style:font-name="Times New Roman" fo:font-size="12pt" fo:font-style="normal" fo:language="none" fo:country="none" style:language-asian="none" style:country-asian="none" style:font-name-asian="Lucida Sans Unicode" style:font-name-complex="Times New Roman" style:font-size-complex="6.80000019073486pt" fo:font-weight="normal" style:font-size-asian="12pt" style:font-weight-asian="normal" style:font-weight-complex="normal" style:font-style-asian="normal" style:font-style-complex="normal"/>
    </style:style>
    <style:style style:name="T188" style:family="text">
      <style:text-properties fo:color="#000000" style:font-name="Times New Roman" fo:font-size="12pt" fo:font-weight="bold" fo:font-style="normal" fo:language="none" fo:country="none" style:font-name-complex="Times New Roman" style:font-size-complex="6.80000019073486pt" style:font-weight-complex="bold"/>
    </style:style>
    <style:style style:name="T189" style:family="text">
      <style:text-properties fo:color="#000000" style:font-name="Times New Roman" fo:font-size="12pt" fo:font-style="normal" fo:language="none" fo:country="none" fo:font-weight="normal"/>
    </style:style>
    <style:style style:name="T190" style:family="text">
      <style:text-properties fo:color="#000000" style:font-name="Times New Roman" fo:font-size="12pt" fo:font-style="normal" fo:language="none" fo:country="none" fo:font-weight="normal" style:font-name-asian="Tahoma" style:font-name-complex="Tahoma" style:font-size-asian="12pt" style:font-size-complex="6.80000019073486pt" style:font-weight-asian="normal" style:font-weight-complex="normal" style:font-style-asian="normal" style:font-style-complex="normal"/>
    </style:style>
    <style:style style:name="T191" style:family="text">
      <style:text-properties style:font-name="Times New Roman" fo:font-size="12pt" fo:font-weight="bold" fo:font-style="normal" fo:language="none" fo:country="none" style:font-name-complex="Times New Roman" style:font-size-complex="6.80000019073486pt" style:font-weight-complex="bold" fo:color="#990000"/>
    </style:style>
    <style:style style:name="T192" style:family="text">
      <style:text-properties style:font-name="Times New Roman" fo:font-size="12pt" fo:font-style="normal" fo:language="none" fo:country="none" fo:color="#000000" fo:font-weight="normal"/>
    </style:style>
    <style:style style:name="T193" style:family="text">
      <style:text-properties style:font-name="Times New Roman" fo:font-size="12pt" fo:font-weight="bold" fo:font-style="normal" fo:language="none" fo:country="none" style:font-name-complex="Times New Roman" style:font-size-complex="6.80000019073486pt" style:font-weight-complex="bold"/>
    </style:style>
    <style:style style:name="T194" style:family="text">
      <style:text-properties style:font-name="Times New Roman" fo:font-size="12pt" fo:font-weight="bold" fo:font-style="normal" fo:language="none" fo:country="none" style:font-name-complex="Times New Roman" style:font-size-complex="6.80000019073486pt" style:font-weight-complex="bold" fo:color="#ff0000"/>
    </style:style>
    <style:style style:name="T195"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196"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ff0000"/>
    </style:style>
    <style:style style:name="T197"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normal"/>
    </style:style>
    <style:style style:name="T198"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color="#990000" fo:font-weight="bold" style:font-weight-complex="bold"/>
    </style:style>
    <style:style style:name="T199"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009900"/>
    </style:style>
    <style:style style:name="T200"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990000"/>
    </style:style>
    <style:style style:name="T201" style:family="text">
      <style:text-properties style:font-name="Times New Roman" fo:font-size="12pt" fo:font-style="normal" fo:language="none" fo:country="none" fo:font-weight="normal"/>
    </style:style>
    <style:style style:name="T202" style:family="text">
      <style:text-properties style:font-name="Times New Roman" fo:font-size="12pt" fo:font-style="normal" fo:language="none" fo:country="none" fo:color="#990000" fo:font-weight="bold" style:font-weight-complex="bold"/>
    </style:style>
    <style:style style:name="T203" style:family="text">
      <style:text-properties fo:color="#000000" style:font-name="Times New Roman" fo:font-size="12pt" fo:language="none" fo:country="none" style:language-asian="none" style:country-asian="none" style:font-name-asian="Lucida Sans Unicode" style:font-name-complex="Tahoma" style:font-size-complex="6.80000019073486pt" style:font-weight-complex="normal" style:font-style-complex="normal"/>
    </style:style>
    <style:style style:name="T204" style:family="text">
      <style:text-properties fo:color="#000000" style:font-name="Times New Roman" fo:font-size="12pt" fo:language="none" fo:country="none" style:language-asian="none" style:country-asian="none" style:font-name-asian="Lucida Sans Unicode" style:font-size-complex="6.80000019073486pt" fo:font-weight="normal" fo:font-style="normal" style:font-name-complex="Times New Roman"/>
    </style:style>
    <style:style style:name="T205"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bold" style:font-weight-complex="bold"/>
    </style:style>
    <style:style style:name="T206" style:family="text">
      <style:text-properties style:font-name="Times New Roman" fo:font-size="12pt" fo:language="none" fo:country="none" style:language-asian="none" style:country-asian="none" style:font-name-asian="Lucida Sans Unicode" style:font-name-complex="Times New Roman" style:font-size-complex="6.80000019073486pt" style:font-size-asian="12pt" style:font-weight-asian="normal" style:font-style-asian="normal"/>
    </style:style>
    <style:style style:name="T207" style:family="text">
      <style:text-properties style:font-name="Times New Roman" fo:font-size="12pt" fo:language="none" fo:country="none" style:language-asian="none" style:country-asian="none" style:font-name-asian="Lucida Sans Unicode" style:font-name-complex="Times New Roman" style:font-size-complex="6.80000019073486pt" fo:font-weight="normal" fo:font-style="normal"/>
    </style:style>
    <style:style style:name="T208" style:family="text">
      <style:text-properties style:font-name="Times New Roman" fo:font-size="12pt" fo:language="none" fo:country="none" style:language-asian="none" style:country-asian="none" style:font-name-asian="Lucida Sans Unicode" style:font-name-complex="Times New Roman" style:font-size-complex="6.80000019073486pt" fo:font-style="normal" fo:font-weight="bold" style:font-weight-complex="bold"/>
    </style:style>
    <style:style style:name="T209" style:family="text">
      <style:text-properties style:font-name="Times New Roman" fo:font-size="12pt" fo:language="none" fo:country="none" style:language-asian="none" style:country-asian="none" style:font-name-asian="Lucida Sans Unicode" style:font-name-complex="Times New Roman" style:font-size-complex="6.80000019073486pt" fo:font-style="normal" fo:font-weight="bold" style:font-weight-complex="bold" fo:color="#990000"/>
    </style:style>
    <style:style style:name="T210" style:family="text">
      <style:text-properties style:font-name="Times New Roman" fo:font-size="12pt" fo:font-weight="bold" fo:font-style="normal" fo:language="none" fo:country="none" style:font-weight-complex="bold" fo:color="#990000"/>
    </style:style>
    <style:style style:name="T211" style:family="text">
      <style:text-properties fo:color="#ff0000" style:font-name="Times New Roman" fo:font-size="12pt" fo:font-weight="bold" fo:font-style="normal" fo:language="none" fo:country="none" style:font-name-complex="Times New Roman" style:font-size-complex="6.80000019073486pt" style:font-weight-complex="bold"/>
    </style:style>
    <style:style style:name="T212" style:family="text">
      <style:text-properties style:font-name="Times New Roman" fo:font-size="12pt" fo:font-style="normal" fo:language="none" fo:country="none" fo:color="#990000" fo:font-weight="bold" style:font-weight-complex="bold" style:font-name-complex="Times New Roman" style:font-size-complex="6.80000019073486pt"/>
    </style:style>
    <style:style style:name="T213" style:family="text">
      <style:text-properties style:font-name="Times New Roman" fo:font-size="12pt" fo:font-weight="bold" fo:font-style="normal" fo:language="none" fo:country="none" style:font-name-complex="Times New Roman" style:font-size-complex="6.80000019073486pt" style:font-weight-complex="bold" fo:color="#000000"/>
    </style:style>
    <style:style style:name="T214"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normal" style:font-size-asian="12pt" style:font-weight-asian="normal" style:font-weight-complex="normal" style:font-style-asian="normal" style:font-style-complex="normal"/>
    </style:style>
    <style:style style:name="T215"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bold" style:font-weight-complex="bold" fo:color="#009900"/>
    </style:style>
    <style:style style:name="T216" style:family="text">
      <style:text-properties style:font-name="Times New Roman" fo:font-size="12pt" fo:language="none" fo:country="none" style:language-asian="none" style:country-asian="none" style:font-name-asian="Lucida Sans Unicode" style:font-name-complex="Tahoma" style:font-size-complex="6.80000019073486pt" style:font-weight-complex="normal" style:font-style-complex="normal"/>
    </style:style>
    <style:style style:name="T217" style:family="text">
      <style:text-properties style:font-name="Times New Roman" fo:font-size="12pt" fo:language="none" fo:country="none" style:language-asian="none" style:country-asian="none" style:font-name-asian="Lucida Sans Unicode" style:font-size-complex="6.80000019073486pt" fo:font-weight="normal" fo:font-style="normal" style:font-name-complex="Times New Roman"/>
    </style:style>
    <style:style style:name="T218" style:family="text">
      <style:text-properties fo:color="#009900"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219"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color="#009900" fo:font-weight="bold" style:font-weight-complex="bold"/>
    </style:style>
    <style:style style:name="T220" style:family="text">
      <style:text-properties fo:font-size="12pt" fo:language="none" fo:country="none" style:language-asian="none" style:country-asian="none" style:font-name-complex="Tahoma" style:font-size-complex="6.80000019073486pt" style:font-weight-complex="normal" style:font-style-complex="normal" style:font-name="Tahoma" fo:font-weight="normal" fo:font-style="normal" style:font-name-asian="Tahoma" style:font-size-asian="12pt" style:font-weight-asian="normal" style:font-style-asian="normal"/>
    </style:style>
    <style:style style:name="T221" style:family="text">
      <style:text-properties fo:font-size="12pt" fo:language="none" fo:country="none" style:language-asian="none" style:country-asian="none" style:font-size-complex="6.80000019073486pt" fo:font-style="normal" fo:color="#990000" style:font-name="Times New Roman" fo:font-weight="bold" style:font-name-asian="Lucida Sans Unicode" style:font-name-complex="Times New Roman" style:font-weight-complex="bold"/>
    </style:style>
    <style:style style:name="T222" style:family="text">
      <style:text-properties fo:font-size="12pt" fo:language="none" fo:country="none" style:language-asian="none" style:country-asian="none" style:font-size-complex="6.80000019073486pt" fo:font-style="normal" style:font-name="Times New Roman" style:font-name-asian="Lucida Sans Unicode" style:font-name-complex="Times New Roman" fo:font-weight="normal"/>
    </style:style>
    <style:style style:name="T223" style:family="text">
      <style:text-properties style:font-name="Times New Roman" fo:font-size="12pt" fo:language="none" fo:country="none" style:language-asian="none" style:country-asian="none" style:font-name-asian="Lucida Sans Unicode" style:font-size-complex="6.80000019073486pt" style:font-name-complex="Tahoma" style:font-weight-complex="normal" style:font-style-complex="normal"/>
    </style:style>
    <style:style style:name="T224" style:family="text">
      <style:text-properties style:font-name="Times New Roman" fo:font-size="12pt" fo:font-weight="normal" fo:font-style="normal" fo:language="none" fo:country="none" style:language-asian="none" style:country-asian="none" style:font-name-asian="Lucida Sans Unicode" style:font-name-complex="Times New Roman" style:font-size-complex="6.80000019073486pt"/>
    </style:style>
    <style:style style:name="T225" style:family="text">
      <style:text-properties style:font-name="Times New Roman" fo:font-size="12pt" fo:language="none" fo:country="none" style:language-asian="none" style:country-asian="none" style:font-name-asian="Lucida Sans Unicode" style:font-size-complex="6.80000019073486pt" style:font-weight-complex="normal" style:font-style-complex="normal" style:font-name-complex="Times New Roman"/>
    </style:style>
    <style:style style:name="T226" style:family="text">
      <style:text-properties style:font-name="Times New Roman" fo:font-size="12pt" fo:language="none" fo:country="none" style:language-asian="none" style:country-asian="none" style:font-name-asian="Lucida Sans Unicode" style:font-size-complex="6.80000019073486pt" style:font-weight-complex="normal" style:font-style-complex="normal" style:font-name-complex="Tahoma"/>
    </style:style>
    <style:style style:name="T227" style:family="text">
      <style:text-properties style:font-name="Times New Roman" fo:font-size="12pt" fo:language="none" fo:country="none" style:language-asian="none" style:country-asian="none" style:font-name-asian="Lucida Sans Unicode" style:font-size-complex="6.80000019073486pt" fo:font-style="normal" style:font-name-complex="Times New Roman" fo:color="#990000" fo:font-weight="bold" style:font-weight-complex="bold"/>
    </style:style>
    <style:style style:name="T228" style:family="text">
      <style:text-properties style:font-name="Times New Roman" fo:font-size="12pt" fo:language="none" fo:country="none" style:language-asian="none" style:country-asian="none" style:font-name-asian="Lucida Sans Unicode" style:font-size-complex="6.80000019073486pt" fo:font-style="normal" style:font-name-complex="Times New Roman" fo:font-weight="normal"/>
    </style:style>
    <style:style style:name="T229" style:family="text">
      <style:text-properties style:font-name="Times New Roman" fo:font-size="12pt" fo:language="none" fo:country="none" style:language-asian="none" style:country-asian="none" style:font-name-asian="Lucida Sans Unicode" style:font-size-complex="6.80000019073486pt" fo:font-style="normal" style:font-name-complex="Times New Roman" fo:font-weight="bold" style:font-weight-complex="bold"/>
    </style:style>
    <style:style style:name="T230" style:family="text">
      <style:text-properties style:font-name="Times New Roman" fo:font-size="12pt" fo:font-weight="bold" fo:font-style="normal" fo:language="none" fo:country="none" style:font-weight-complex="bold"/>
    </style:style>
    <style:style style:name="T231" style:family="text">
      <style:text-properties style:font-name="Times New Roman" fo:font-size="12pt" fo:font-weight="bold" fo:font-style="normal" fo:language="none" fo:country="none" style:font-weight-complex="bold" fo:color="#990000" style:font-name-complex="Times New Roman" style:font-size-complex="6.80000019073486pt"/>
    </style:style>
    <style:style style:name="T232" style:family="text">
      <style:text-properties fo:font-size="12pt" fo:language="none" fo:country="none" style:language-asian="none" style:country-asian="none" style:font-size-complex="6.80000019073486pt" fo:font-weight="normal" fo:font-style="normal" style:font-name="Times New Roman" style:font-name-asian="Lucida Sans Unicode" style:font-name-complex="Times New Roman"/>
    </style:style>
    <style:style style:name="T233"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bold" style:font-weight-complex="bold" fo:color="#ff0000"/>
    </style:style>
    <style:style style:name="T234" style:family="text">
      <style:text-properties style:font-name="Times New Roman" fo:font-size="12pt" fo:font-style="normal" fo:language="none" fo:country="none" fo:color="#990000" fo:font-weight="normal"/>
    </style:style>
    <style:style style:name="T235" style:family="text">
      <style:text-properties style:font-name="Times New Roman" fo:font-size="12pt" fo:font-style="normal" fo:language="none" fo:country="none" fo:font-weight="bold" style:font-weight-complex="bold" fo:color="#ff0000" style:font-name-complex="Times New Roman" style:font-size-complex="6.80000019073486pt"/>
    </style:style>
    <style:style style:name="T236" style:family="text">
      <style:text-properties style:font-name="Times New Roman" fo:font-size="12pt" fo:language="none" fo:country="none" style:language-asian="none" style:country-asian="none" style:font-name-asian="Lucida Sans Unicode" style:font-name-complex="Cardo" style:font-size-complex="6.80000019073486pt" style:font-weight-complex="normal" style:font-style-complex="normal"/>
    </style:style>
    <style:style style:name="T237" style:family="text">
      <style:text-properties fo:font-size="12pt" fo:language="none" fo:country="none" style:language-asian="none" style:country-asian="none" style:font-size-complex="6.80000019073486pt" style:font-weight-complex="normal" style:font-style-complex="normal" style:font-name="Tahoma" fo:font-weight="normal" fo:font-style="normal" style:font-name-asian="Tahoma" style:font-name-complex="Tahoma" style:font-size-asian="12pt" style:font-weight-asian="normal" style:font-style-asian="normal"/>
    </style:style>
    <style:style style:name="T238" style:family="text">
      <style:text-properties fo:color="#ff0000" style:font-name="Times New Roman" fo:font-size="12pt" fo:font-weight="bold" fo:font-style="normal" fo:language="none" fo:country="none" style:font-weight-complex="bold"/>
    </style:style>
    <style:style style:name="T239" style:family="text">
      <style:text-properties style:font-name="Times New Roman" fo:font-size="12pt" fo:font-weight="bold" fo:font-style="normal" fo:language="none" fo:country="none" style:font-weight-complex="bold" style:font-name-complex="Times New Roman" style:font-size-complex="6.80000019073486pt"/>
    </style:style>
    <style:style style:name="T240" style:family="text">
      <style:text-properties style:font-name="Times New Roman" fo:font-size="12pt" fo:font-weight="bold" fo:font-style="normal" fo:language="none" fo:country="none" style:font-weight-complex="bold" style:font-name-complex="Times New Roman" style:font-size-complex="6.80000019073486pt" fo:color="#990000"/>
    </style:style>
    <style:style style:name="T241" style:family="text">
      <style:text-properties style:font-name="Courier New" fo:font-size="10pt" style:language-asian="none" style:country-asian="none" style:font-name-asian="Times New Roman" style:font-name-complex="Times New Roman" style:font-size-complex="16pt"/>
    </style:style>
    <style:style style:name="T242" style:family="text">
      <style:text-properties fo:color="#ff0000" style:font-name="Times New Roman" fo:font-size="12pt" fo:font-weight="bold" fo:font-style="normal" fo:language="none" fo:country="none"/>
    </style:style>
    <style:style style:name="T243" style:family="text">
      <style:text-properties style:font-name="Times New Roman" fo:font-size="12pt" fo:font-weight="bold" fo:font-style="normal" fo:language="none" fo:country="none"/>
    </style:style>
    <style:style style:name="T244" style:family="text">
      <style:text-properties style:font-name="Times New Roman" fo:font-size="12pt" fo:font-weight="bold" fo:font-style="normal" fo:language="none" fo:country="none" fo:color="#990000" style:font-weight-complex="bold"/>
    </style:style>
    <style:style style:name="T245" style:family="text">
      <style:text-properties style:font-name="Times New Roman" fo:font-size="12pt" fo:font-weight="bold" fo:font-style="normal" fo:language="none" fo:country="none" fo:color="#990000" style:font-weight-complex="bold" style:font-name-complex="Times New Roman" style:font-size-complex="6.80000019073486pt"/>
    </style:style>
    <style:style style:name="T246" style:family="text">
      <style:text-properties style:font-name="Times New Roman" fo:font-size="12pt" fo:font-weight="bold" fo:font-style="normal" fo:language="none" fo:country="none" fo:color="#000000"/>
    </style:style>
    <style:style style:name="T247" style:family="text">
      <style:text-properties fo:font-size="12pt" fo:language="none" fo:country="none" style:language-asian="none" style:country-asian="none" style:font-size-complex="6.80000019073486pt" fo:font-style="normal" fo:font-weight="normal" style:font-name="Tahoma" style:font-name-asian="Tahoma" style:font-name-complex="Tahoma" style:font-size-asian="12pt" style:font-weight-asian="normal" style:font-weight-complex="normal" style:font-style-asian="normal" style:font-style-complex="normal"/>
    </style:style>
    <style:style style:name="T248" style:family="text">
      <style:text-properties fo:color="#990000" style:font-name="Times New Roman" fo:font-size="12pt" fo:font-weight="bold" fo:font-style="normal" fo:language="none" fo:country="none"/>
    </style:style>
    <style:style style:name="T249" style:family="text">
      <style:text-properties style:font-name="Times New Roman" fo:font-size="12pt" fo:font-style="normal" fo:language="none" fo:country="none" fo:font-weight="bold" style:font-weight-complex="bold" style:font-name-complex="Times New Roman" style:font-size-complex="6.80000019073486pt"/>
    </style:style>
    <style:style style:name="T250" style:family="text">
      <style:text-properties fo:font-size="12pt" fo:language="none" fo:country="none" style:language-asian="none" style:country-asian="none" style:font-size-complex="6.80000019073486pt" style:font-name-complex="Tahoma" style:font-weight-complex="normal" style:font-style-complex="normal" style:font-name="Tahoma" fo:font-weight="normal" fo:font-style="normal" style:font-name-asian="Tahoma" style:font-size-asian="12pt" style:font-weight-asian="normal" style:font-style-asian="normal"/>
    </style:style>
    <style:style style:name="T251" style:family="text">
      <style:text-properties fo:font-size="12pt" fo:font-weight="normal" fo:font-style="normal" fo:language="none" fo:country="none" style:language-asian="none" style:country-asian="none" style:font-size-complex="6.80000019073486pt" style:font-name="Tahoma" style:font-name-asian="Tahoma" style:font-name-complex="Tahoma" style:font-size-asian="12pt" style:font-weight-asian="normal" style:font-weight-complex="normal" style:font-style-asian="normal" style:font-style-complex="normal"/>
    </style:style>
    <style:style style:name="T252" style:family="text">
      <style:text-properties fo:font-size="12pt" fo:font-style="normal" fo:language="none" fo:country="none" style:language-asian="none" style:country-asian="none" style:font-size-complex="6.80000019073486pt" fo:color="#990000" style:font-name="Times New Roman" fo:font-weight="bold" style:font-name-asian="Lucida Sans Unicode" style:font-name-complex="Times New Roman" style:font-weight-complex="bold"/>
    </style:style>
    <style:style style:name="T253" style:family="text">
      <style:text-properties fo:font-size="12pt" fo:font-style="normal" fo:language="none" fo:country="none" style:language-asian="none" style:country-asian="none" style:font-size-complex="6.80000019073486pt" style:font-name="Times New Roman" style:font-name-asian="Lucida Sans Unicode" style:font-name-complex="Times New Roman" fo:font-weight="normal"/>
    </style:style>
    <style:style style:name="T254" style:family="text">
      <style:text-properties fo:font-size="12pt" fo:font-weight="normal" fo:font-style="normal" fo:language="none" fo:country="none" style:language-asian="none" style:country-asian="none" style:font-size-complex="6.80000019073486pt" style:font-name="Times New Roman" style:font-name-asian="Lucida Sans Unicode" style:font-name-complex="Times New Roman"/>
    </style:style>
    <style:style style:name="T255" style:family="text">
      <style:text-properties fo:font-size="12pt" fo:language="none" fo:country="none" style:language-asian="none" style:country-asian="none" style:font-size-complex="6.80000019073486pt" style:font-name="Times New Roman" style:font-name-asian="Lucida Sans Unicode" style:font-name-complex="Tahoma" style:font-weight-complex="normal" style:font-style-complex="normal"/>
    </style:style>
    <style:style style:name="T256" style:family="text">
      <style:text-properties fo:font-size="12pt" fo:language="none" fo:country="none" style:language-asian="none" style:country-asian="none" style:font-size-complex="6.80000019073486pt" fo:font-style="normal" style:font-name="Times New Roman" style:font-name-asian="Lucida Sans Unicode" style:font-name-complex="Times New Roman" fo:font-weight="bold" style:font-weight-complex="bold"/>
    </style:style>
    <style:style style:name="T257"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000000"/>
    </style:style>
    <style:style style:name="T258" style:family="text">
      <style:text-properties style:font-name-complex="Times New Roman" style:font-size-complex="6.80000019073486pt"/>
    </style:style>
    <style:style style:name="T259" style:family="text">
      <style:text-properties fo:color="#009900" style:font-name="Times New Roman" fo:font-size="12pt" fo:font-weight="bold" fo:font-style="normal" fo:language="none" fo:country="none" style:font-name-complex="Times New Roman" style:font-size-complex="6.80000019073486pt" style:font-weight-complex="bold"/>
    </style:style>
    <style:style style:name="T260"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color="#990000" fo:font-weight="normal"/>
    </style:style>
    <style:style style:name="T261" style:family="text">
      <style:text-properties style:font-name="Times New Roman" fo:font-size="12pt" fo:language="none" fo:country="none" style:language-asian="none" style:country-asian="none" style:font-name-asian="Lucida Sans Unicode" style:font-name-complex="Times New Roman" style:font-size-asian="12pt" style:font-size-complex="6.80000019073486pt" style:font-weight-asian="normal" style:font-style-asian="normal"/>
    </style:style>
    <style:style style:name="T262" style:family="text">
      <style:text-properties style:font-name="Times New Roman" fo:font-size="12pt" fo:language="none" fo:country="none" style:language-asian="none" style:country-asian="none" style:font-name-asian="Lucida Sans Unicode" style:font-name-complex="Times New Roman" style:font-size-asian="12pt" style:font-size-complex="6.80000019073486pt" style:font-weight-asian="normal" style:font-style-asian="normal" fo:color="#990000"/>
    </style:style>
    <style:style style:name="T263" style:family="text">
      <style:text-properties style:font-name="Times New Roman" fo:font-size="12pt" fo:language="none" fo:country="none" style:language-asian="none" style:country-asian="none" style:font-name-asian="Lucida Sans Unicode" style:font-name-complex="Times New Roman" style:font-size-complex="6.80000019073486pt" fo:color="#990000" fo:font-weight="bold" fo:font-style="normal" style:font-weight-complex="bold"/>
    </style:style>
    <style:style style:name="T264" style:family="text">
      <style:text-properties style:font-name="Times New Roman" fo:font-size="12pt" fo:language="none" fo:country="none" style:language-asian="none" style:country-asian="none" style:font-name-asian="Lucida Sans Unicode" style:font-name-complex="Times New Roman" style:font-size-complex="6.80000019073486pt" fo:font-style="normal" fo:font-weight="normal"/>
    </style:style>
    <style:style style:name="T265"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bold" style:font-weight-complex="bold" fo:color="#990000"/>
    </style:style>
    <style:style style:name="T266" style:family="text">
      <style:text-properties style:font-name="Times New Roman" fo:font-size="12pt" fo:language="none" fo:country="none" style:language-asian="none" style:country-asian="none" style:font-name-asian="Lucida Sans Unicode" style:font-size-complex="6.80000019073486pt" style:font-name-complex="Cardo" style:font-weight-complex="normal" style:font-style-complex="normal"/>
    </style:style>
    <style:style style:name="T267" style:family="text">
      <style:text-properties style:font-name="Times New Roman" fo:font-size="12pt" fo:font-weight="bold" fo:font-style="normal" fo:language="none" fo:country="none" style:font-weight-complex="bold" fo:color="#ff6600" style:font-name-complex="Times New Roman" style:font-size-complex="6.80000019073486pt"/>
    </style:style>
    <style:style style:name="T268" style:family="text">
      <style:text-properties style:font-name="Times New Roman" fo:font-size="12pt" fo:font-weight="bold" fo:font-style="normal" fo:language="none" fo:country="none" style:font-weight-complex="bold" fo:color="#009900"/>
    </style:style>
    <style:style style:name="T269" style:family="text">
      <style:text-properties style:font-name="Times New Roman" fo:font-size="12pt" fo:font-style="normal" fo:language="none" fo:country="none" fo:font-weight="bold" style:font-name-complex="Times New Roman" style:font-size-complex="6.80000019073486pt" style:font-weight-complex="bold"/>
    </style:style>
    <style:style style:name="T270"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ff6600"/>
    </style:style>
    <style:style style:name="T271" style:family="text">
      <style:text-properties style:font-name="Times New Roman" fo:font-size="12pt" fo:font-weight="bold" fo:font-style="normal" fo:language="none" fo:country="none" style:font-name-complex="Times New Roman" style:font-size-complex="6.80000019073486pt" style:font-weight-complex="bold" fo:color="#0066ff"/>
    </style:style>
    <style:style style:name="T272" style:family="text">
      <style:text-properties style:font-name="Times New Roman" fo:font-size="12pt" fo:font-style="normal" fo:language="none" fo:country="none" fo:color="#990000" fo:font-weight="bold" style:font-name-complex="Times New Roman" style:font-size-complex="6.80000019073486pt" style:font-weight-complex="bold"/>
    </style:style>
    <style:style style:name="T273"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color="#ff0000" fo:font-weight="bold" style:font-weight-complex="bold"/>
    </style:style>
    <style:style style:name="T274" style:family="text">
      <style:text-properties style:font-name="Times New Roman" fo:font-size="12pt" fo:font-weight="bold" fo:font-style="normal" fo:language="none" fo:country="none" style:language-asian="none" style:country-asian="none" style:font-name-asian="Lucida Sans Unicode" style:font-name-complex="Times New Roman" style:font-size-asian="12pt" style:font-size-complex="6.80000019073486pt" style:font-weight-complex="bold"/>
    </style:style>
    <style:style style:name="T275" style:family="text">
      <style:text-properties style:font-name="Times New Roman" fo:font-size="12pt" fo:font-weight="bold" fo:font-style="normal" fo:language="none" fo:country="none" style:language-asian="none" style:country-asian="none" style:font-name-asian="Lucida Sans Unicode" style:font-name-complex="Times New Roman" style:font-size-asian="12pt" style:font-size-complex="6.80000019073486pt" style:font-weight-complex="bold" fo:color="#ff0000"/>
    </style:style>
    <style:style style:name="T276" style:family="text">
      <style:text-properties style:font-name="Times New Roman" fo:font-size="12pt" fo:font-weight="bold" fo:font-style="normal" fo:language="none" fo:country="none" style:language-asian="none" style:country-asian="none" style:font-name-asian="Lucida Sans Unicode" style:font-name-complex="Times New Roman" style:font-size-asian="12pt" style:font-size-complex="6.80000019073486pt" style:font-weight-complex="bold" fo:color="#990000"/>
    </style:style>
    <style:style style:name="T277" style:family="text">
      <style:text-properties style:font-name="Times New Roman" fo:font-size="12pt" fo:font-style="normal" fo:language="none" fo:country="none" style:language-asian="none" style:country-asian="none" style:font-name-asian="Lucida Sans Unicode" style:font-name-complex="Times New Roman" style:font-size-asian="12pt" style:font-size-complex="6.80000019073486pt" fo:font-weight="normal"/>
    </style:style>
    <style:style style:name="T278" style:family="text">
      <style:text-properties fo:color="#999999" style:font-name="Times New Roman" fo:font-size="12pt" fo:font-weight="bold" fo:font-style="normal" fo:language="none" fo:country="none" style:font-name-complex="Times New Roman" style:font-size-complex="6.80000019073486pt" style:font-weight-complex="bold"/>
    </style:style>
    <style:style style:name="T279" style:family="text">
      <style:text-properties fo:color="#ff0000" style:font-name="Times New Roman" fo:font-size="12pt" fo:language="none" fo:country="none" style:language-asian="none" style:country-asian="none" style:font-name-asian="Lucida Sans Unicode" style:font-name-complex="Tahoma" style:font-size-complex="6.80000019073486pt" style:font-weight-complex="normal" style:font-style-complex="normal"/>
    </style:style>
    <style:style style:name="T280" style:family="text">
      <style:text-properties fo:color="#ff0000" fo:font-size="12pt" fo:language="none" fo:country="none" style:language-asian="none" style:country-asian="none" style:font-name-complex="Tahoma" style:font-size-complex="6.80000019073486pt" style:font-weight-complex="normal" style:font-style-complex="normal" style:font-name="Tahoma" fo:font-weight="normal" fo:font-style="normal" style:font-name-asian="Tahoma" style:font-size-asian="12pt" style:font-weight-asian="normal" style:font-style-asian="normal"/>
    </style:style>
    <style:style style:name="T281"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normal" style:text-line-through-type="single"/>
    </style:style>
    <style:style style:name="T282" style:family="text">
      <style:text-properties fo:font-size="12pt" fo:language="none" fo:country="none" style:language-asian="none" style:country-asian="none" style:font-size-complex="6.80000019073486pt" style:font-name="Times New Roman" style:font-name-asian="Lucida Sans Unicode" fo:font-weight="normal" fo:font-style="normal" style:font-name-complex="Times New Roman"/>
    </style:style>
    <style:style style:name="T283" style:family="text">
      <style:text-properties style:font-name="Times New Roman" fo:font-size="12pt" fo:font-weight="normal" style:text-line-through-type="single" fo:font-style="normal" fo:language="none" fo:country="none" style:language-asian="none" style:country-asian="none" style:font-name-asian="Lucida Sans Unicode" style:font-name-complex="Times New Roman" style:font-size-complex="6.80000019073486pt"/>
    </style:style>
    <style:style style:name="T284" style:family="text">
      <style:text-properties style:font-name="Times New Roman" fo:font-size="12pt" fo:font-weight="normal" fo:font-style="normal" fo:language="none" fo:country="none" style:language-asian="none" style:country-asian="none" style:font-name-asian="Lucida Sans Unicode" style:font-name-complex="Times New Roman" style:font-size-complex="6.80000019073486pt" style:text-line-through-type="single"/>
    </style:style>
    <style:style style:name="T285" style:family="text">
      <style:text-properties style:font-name="Times New Roman" fo:font-size="12pt" fo:font-style="normal" fo:language="none" fo:country="none" fo:font-weight="normal" style:text-line-through-type="single"/>
    </style:style>
    <style:style style:name="T286" style:family="text">
      <style:text-properties style:font-name="Times New Roman" fo:font-size="12pt" fo:font-weight="bold" fo:font-style="normal" fo:language="none" fo:country="none" style:font-name-complex="Times New Roman" style:font-size-complex="6.80000019073486pt" style:font-weight-complex="bold" fo:color="#339900"/>
    </style:style>
    <style:style style:name="T287"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339900"/>
    </style:style>
    <style:style style:name="T288" style:family="text">
      <style:text-properties fo:font-size="12pt" fo:language="none" fo:country="none" style:language-asian="none" style:country-asian="none" style:font-size-complex="6.80000019073486pt" fo:font-style="normal" style:font-name="Times New Roman" fo:font-weight="bold" style:font-name-asian="Lucida Sans Unicode" style:font-name-complex="Times New Roman" style:font-weight-complex="bold"/>
    </style:style>
    <style:style style:name="T289" style:family="text">
      <style:text-properties fo:font-size="12pt" fo:language="none" fo:country="none" style:language-asian="none" style:country-asian="none" style:font-size-complex="6.80000019073486pt" fo:font-style="normal" style:font-name="Times New Roman" fo:font-weight="bold" style:font-name-asian="Lucida Sans Unicode" style:font-name-complex="Times New Roman" style:font-weight-complex="bold" fo:color="#990000"/>
    </style:style>
    <style:style style:name="T290" style:family="text">
      <style:text-properties fo:color="#009900" style:font-name="Times New Roman" fo:font-size="12pt" fo:font-weight="bold" fo:font-style="normal" fo:language="none" fo:country="none"/>
    </style:style>
    <style:style style:name="T291" style:family="text">
      <style:text-properties style:font-name="Times New Roman" fo:font-size="12pt" fo:font-weight="bold" fo:font-style="normal" fo:language="none" fo:country="none" fo:color="#ff0000"/>
    </style:style>
    <style:style style:name="T292" style:family="text">
      <style:text-properties fo:color="#339900"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293" style:family="text">
      <style:text-properties fo:color="#990000" style:font-name="Times New Roman" fo:font-size="12pt" fo:font-weight="bold" fo:font-style="normal" fo:language="none" fo:country="none" style:font-weight-complex="bold"/>
    </style:style>
    <style:style style:name="T294"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color="#000000" fo:font-weight="normal"/>
    </style:style>
    <style:style style:name="T295" style:family="text">
      <style:text-properties style:font-name="Times New Roman" fo:font-size="12pt" fo:font-style="normal" fo:language="none" fo:country="none" style:language-asian="none" style:country-asian="none" style:font-name-asian="Lucida Sans Unicode" style:font-name-complex="Times New Roman" style:font-size-complex="6.80000019073486pt" fo:font-weight="normal" style:font-weight-complex="bold"/>
    </style:style>
    <style:style style:name="T296" style:family="text">
      <style:text-properties fo:font-size="12pt" fo:language="none" fo:country="none" style:language-asian="none" style:country-asian="none" style:font-size-complex="6.80000019073486pt" fo:font-style="normal" style:font-name="Times New Roman" style:font-name-asian="Lucida Sans Unicode" style:font-name-complex="Times New Roman" fo:font-weight="normal" style:text-line-through-type="single"/>
    </style:style>
    <style:style style:name="T297" style:family="text">
      <style:text-properties fo:font-size="12pt" fo:font-style="normal" fo:language="none" fo:country="none" style:language-asian="none" style:country-asian="none" style:font-size-complex="6.80000019073486pt" fo:font-weight="normal" style:font-name="Tahoma" style:font-name-asian="Tahoma" style:font-name-complex="Tahoma" style:font-size-asian="12pt" style:font-weight-asian="normal" style:font-weight-complex="normal" style:font-style-asian="normal" style:font-style-complex="normal"/>
    </style:style>
    <style:style style:name="T298" style:family="text">
      <style:text-properties fo:font-size="12pt" fo:font-style="normal" fo:language="none" fo:country="none" style:language-asian="none" style:country-asian="none" style:font-size-complex="6.80000019073486pt" fo:font-weight="normal" style:font-name="Times New Roman" style:font-name-asian="Lucida Sans Unicode" style:font-name-complex="Times New Roman"/>
    </style:style>
    <style:style style:name="T299" style:family="text">
      <style:text-properties fo:color="#ff6600"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style:style>
    <style:style style:name="T300" style:family="text">
      <style:text-properties style:font-name="Times New Roman" fo:font-size="12pt" fo:font-weight="bold" fo:font-style="normal" fo:language="none" fo:country="none" style:language-asian="none" style:country-asian="none" style:font-name-asian="Lucida Sans Unicode" style:font-name-complex="Times New Roman" style:font-size-complex="6.80000019073486pt" style:font-weight-complex="bold" fo:color="#0066ff"/>
    </style:style>
    <style:style style:name="T301" style:family="text">
      <style:text-properties fo:font-size="12pt" fo:language="none" fo:country="none" style:language-asian="none" style:country-asian="none" style:font-size-complex="6.80000019073486pt" style:font-weight-complex="normal" style:font-style-complex="normal" style:font-name-complex="Tahoma" style:font-name="Tahoma" fo:font-weight="normal" fo:font-style="normal" style:font-name-asian="Tahoma" style:font-size-asian="12pt" style:font-weight-asian="normal" style:font-style-asian="normal"/>
    </style:style>
    <style:style style:name="T302" style:family="text">
      <style:text-properties fo:font-size="12pt" fo:language="none" fo:country="none" style:language-asian="none" style:country-asian="none" style:font-size-complex="6.80000019073486pt" style:font-name="Times New Roman" style:font-name-asian="Lucida Sans Unicode" style:font-weight-complex="normal" style:font-style-complex="normal" style:font-name-complex="Times New Roman"/>
    </style:style>
    <style:style style:name="T303" style:family="text">
      <style:text-properties fo:font-size="12pt" fo:language="none" fo:country="none" style:language-asian="none" style:country-asian="none" style:font-size-complex="6.80000019073486pt" style:font-name="Times New Roman" style:font-name-asian="Lucida Sans Unicode" style:font-weight-complex="normal" style:font-style-complex="normal" style:font-name-complex="Tahoma"/>
    </style:style>
    <style:style style:name="T304" style:family="text">
      <style:text-properties style:font-name="Times New Roman" fo:font-size="12pt" fo:language="none" fo:country="none" style:language-asian="none" style:country-asian="none" style:font-name-asian="Lucida Sans Unicode" style:font-size-complex="6.80000019073486pt" style:font-weight-complex="normal" style:font-style-complex="normal" style:font-name-complex="Cardo"/>
    </style:style>
    <style:style style:name="T305" style:family="text">
      <style:text-properties style:font-name="Cardo" fo:font-size="12pt" fo:language="none" fo:country="none" style:language-asian="none" style:country-asian="none" style:font-name-asian="Cardo" style:font-name-complex="Cardo" style:font-size-complex="6.80000019073486pt" style:font-weight-complex="normal" style:font-style-complex="normal"/>
    </style:style>
    <style:style style:name="T306" style:family="text">
      <style:text-properties style:font-name="Cardo" fo:font-size="12pt" fo:language="none" fo:country="none" style:language-asian="none" style:country-asian="none" style:font-name-asian="Cardo" style:font-name-complex="Cardo" style:font-size-complex="6.80000019073486pt" fo:font-weight="normal" fo:font-style="normal"/>
    </style:style>
    <style:style style:name="T307" style:family="text">
      <style:text-properties fo:color="#990000" style:font-name="Times New Roman" fo:font-size="12pt" fo:font-weight="bold" fo:font-style="normal" fo:text-shadow="1pt 1pt" fo:language="none" fo:country="none" style:language-asian="none" style:country-asian="none" style:font-name-asian="Lucida Sans Unicode" style:font-name-complex="Times New Roman" style:font-size-complex="6.80000019073486pt" style:font-weight-asian="bold" style:font-weight-complex="bold"/>
    </style:style>
    <style:style style:name="T308" style:family="text">
      <style:text-properties fo:color="#990000" style:font-name="Times New Roman" fo:font-size="12pt" fo:font-weight="bold" fo:font-style="normal" fo:text-shadow="1pt 1pt" fo:language="none" fo:country="none" style:font-name-asian="Lucida Sans Unicode" style:font-name-complex="Times New Roman" style:font-weight-asian="bold" style:font-weight-complex="bold"/>
    </style:style>
    <style:style style:name="T309" style:family="text">
      <style:text-properties fo:color="#990000" style:font-name="Times New Roman" fo:font-size="12pt" fo:font-weight="bold" fo:font-style="normal" fo:text-shadow="1pt 1pt" fo:language="none" fo:country="none" style:font-name-asian="Lucida Sans Unicode" style:font-name-complex="Times New Roman" style:font-weight-asian="bold" style:font-weight-complex="bold" style:font-size-complex="6.80000019073486pt"/>
    </style:style>
    <style:style style:name="T310" style:family="text">
      <style:text-properties style:font-name="Times New Roman" fo:font-size="12pt" fo:font-style="normal" fo:text-shadow="1pt 1pt" fo:language="none" fo:country="none" style:language-asian="none" style:country-asian="none" style:font-name-asian="Lucida Sans Unicode" style:font-name-complex="Times New Roman" style:font-size-complex="6.80000019073486pt" style:font-weight-asian="bold" fo:color="#000000" fo:font-weight="normal"/>
    </style:style>
    <style:style style:name="T311" style:family="text">
      <style:text-properties style:font-name="Times New Roman" fo:font-size="12pt" fo:font-weight="normal" style:text-line-through-type="single" fo:font-style="normal" fo:language="none" fo:country="none"/>
    </style:style>
    <style:style style:name="T312" style:family="text">
      <style:text-properties fo:color="#ff0000" style:font-name="Times New Roman" fo:font-size="12pt" fo:font-weight="normal" fo:font-style="normal" fo:language="none" fo:country="none" style:language-asian="none" style:country-asian="none" style:font-name-asian="Lucida Sans Unicode" style:font-name-complex="Times New Roman" style:font-size-complex="6.80000019073486pt"/>
    </style:style>
    <style:style style:name="T313" style:family="text">
      <style:text-properties fo:color="#ff0000" style:font-name="Times New Roman" fo:font-size="12pt" fo:font-weight="normal" fo:font-style="normal" fo:language="none" fo:country="none"/>
    </style:style>
    <style:style style:name="T314" style:family="text">
      <style:text-properties style:font-name="Times New Roman" fo:font-size="12pt" fo:font-weight="normal" fo:font-style="normal" fo:language="none" fo:country="none"/>
    </style:style>
    <style:style style:name="T315" style:family="text">
      <style:text-properties fo:color="#000000" style:font-name="Times New Roman" fo:font-size="12pt" fo:font-weight="normal" fo:font-style="normal" fo:language="none" fo:country="none" style:language-asian="none" style:country-asian="none" style:font-name-asian="Lucida Sans Unicode" style:font-name-complex="Times New Roman" style:font-size-complex="6.80000019073486pt" style:font-weight-asian="bold" style:font-weight-complex="bold"/>
    </style:style>
    <style:style style:name="T316" style:family="text">
      <style:text-properties style:font-name="Times New Roman" fo:font-size="12pt" fo:language="none" fo:country="none" style:language-asian="none" style:country-asian="none" style:font-name-asian="Lucida Sans Unicode" style:font-name-complex="Times New Roman" style:font-size-complex="6.80000019073486pt"/>
    </style:style>
    <style:style style:name="T317" style:family="text">
      <style:text-properties fo:font-size="12pt" fo:language="none" fo:country="none" style:language-asian="none" style:country-asian="none" style:font-name-asian="Lucida Sans Unicode" style:font-size-complex="6.80000019073486pt" style:font-name="Cardo" fo:font-weight="normal" fo:font-style="normal" style:font-name-complex="Cardo"/>
    </style:style>
    <style:style style:name="T318" style:family="text">
      <style:text-properties fo:font-size="12pt" fo:font-weight="bold" fo:font-style="normal" fo:language="none" fo:country="none" style:language-asian="none" style:country-asian="none" style:font-name-asian="Lucida Sans Unicode" style:font-size-complex="6.80000019073486pt" style:font-weight-complex="bold"/>
    </style:style>
    <style:style style:name="T319" style:family="text">
      <style:text-properties fo:font-size="12pt" fo:font-style="normal" fo:language="none" fo:country="none" style:language-asian="none" style:country-asian="none" style:font-name-asian="Lucida Sans Unicode" style:font-size-complex="6.80000019073486pt" style:font-name="Times New Roman" fo:font-weight="normal" style:font-name-complex="Times New Roman"/>
    </style:style>
    <style:style style:name="T320" style:family="text">
      <style:text-properties fo:font-size="12pt" fo:language="none" fo:country="none" style:language-asian="none" style:country-asian="none" style:font-name-asian="Lucida Sans Unicode" style:font-name-complex="Cardo" style:font-size-complex="6.80000019073486pt" style:font-name="Cardo" fo:font-weight="normal" fo:font-style="normal"/>
    </style:style>
    <style:style style:name="T321" style:family="text">
      <style:text-properties style:font-name="Times New Roman" fo:font-size="18pt" fo:language="none" fo:country="none" style:language-asian="none" style:country-asian="none" style:font-name-asian="Lucida Sans Unicode" style:font-name-complex="Times New Roman" style:font-size-asian="18pt" style:font-size-complex="10.1999998092651pt" style:font-weight-asian="normal" style:font-style-asian="normal"/>
    </style:style>
    <style:style style:name="T322" style:family="text">
      <style:text-properties style:font-name="Times New Roman" fo:font-size="18pt" fo:language="none" fo:country="none" style:language-asian="none" style:country-asian="none" style:font-name-asian="Lucida Sans Unicode" style:font-name-complex="Times New Roman" style:font-size-complex="10.1999998092651pt" fo:font-weight="normal" fo:font-style="normal"/>
    </style:style>
    <style:style style:name="T323" style:family="text">
      <style:text-properties style:font-name="Times New Roman" fo:font-size="18pt" fo:language="none" fo:country="none" style:language-asian="none" style:country-asian="none" style:font-name-asian="Lucida Sans Unicode" style:font-name-complex="Times New Roman" style:font-size-complex="10.1999998092651pt" style:font-size-asian="18pt" style:font-weight-asian="normal" style:font-style-asian="normal"/>
    </style:style>
    <style:style style:name="T324" style:family="text">
      <style:text-properties fo:font-size="12pt" fo:language="none" fo:country="none" style:language-asian="none" style:country-asian="none" style:font-name-complex="Cardo" style:font-size-complex="6.80000019073486pt" style:font-weight-complex="normal" style:font-style-complex="normal" style:font-name="Cardo" fo:font-weight="normal" fo:font-style="normal" style:font-name-asian="Cardo" style:font-size-asian="12pt" style:font-weight-asian="normal" style:font-style-asian="normal"/>
    </style:style>
    <style:style style:name="T325" style:family="text">
      <style:text-properties fo:color="#ff0000" style:font-name="Times New Roman" fo:font-size="12pt" fo:language="none" fo:country="none" style:language-asian="none" style:country-asian="none" style:font-name-asian="Lucida Sans Unicode" style:font-name-complex="Cardo" style:font-size-complex="6.80000019073486pt" style:font-weight-complex="normal" style:font-style-complex="normal"/>
    </style:style>
    <style:style style:name="T326" style:family="text">
      <style:text-properties style:font-name="Times New Roman" fo:font-size="12pt" fo:language="none" fo:country="none" style:language-asian="none" style:country-asian="none" style:font-name-asian="Lucida Sans Unicode" style:font-name-complex="Tahoma" style:font-size-complex="6.80000019073486pt" style:font-weight-complex="normal" style:font-style-complex="normal" fo:color="#009900" fo:font-weight="bold" fo:font-style="normal"/>
    </style:style>
    <style:style style:name="T327" style:family="text">
      <style:text-properties style:font-name="Times New Roman" fo:font-size="12pt" fo:language="none" fo:country="none" style:language-asian="none" style:country-asian="none" style:font-name-asian="Lucida Sans Unicode" style:font-name-complex="Tahoma" style:font-size-complex="6.80000019073486pt" style:font-weight-complex="normal" style:font-style-complex="normal" fo:color="#ff0000" fo:font-weight="bold" fo:font-style="normal"/>
    </style:style>
  </office:automatic-styles>
  <office:body>
    <office:spreadsheet>
      <table:calculation-settings table:null-year="1900"/>
      <table:table table:name="2007-02 - SHQIP" table:style-name="ta1" table:print="false">
        <office:forms form:automatic-focus="false" form:apply-design-mode="false"/>
        <table:table-column table:style-name="co1" table:default-cell-style-name="ce90"/>
        <table:table-column table:style-name="co2" table:default-cell-style-name="ce90"/>
        <table:table-column table:style-name="co3" table:default-cell-style-name="ce90"/>
        <table:table-column table:style-name="co4" table:default-cell-style-name="ce90"/>
        <table:table-column table:style-name="co3" table:default-cell-style-name="ce90"/>
        <table:table-column table:style-name="co5" table:default-cell-style-name="ce90"/>
        <table:table-column table:style-name="co6" table:default-cell-style-name="ce90"/>
        <table:table-column table:style-name="co7" table:default-cell-style-name="ce90"/>
        <table:table-column table:style-name="co8" table:default-cell-style-name="ce90"/>
        <table:table-column table:style-name="co2" table:default-cell-style-name="ce90"/>
        <table:table-column table:style-name="co9" table:default-cell-style-name="ce90"/>
        <table:table-column table:style-name="co10" table:number-columns-repeated="1013" table:default-cell-style-name="ce90"/>
        <table:table-row table:style-name="ro1">
          <table:table-cell table:style-name="ce89" office:value-type="string" calcext:value-type="string">
            <text:p>N°</text:p>
          </table:table-cell>
          <table:table-cell table:style-name="ce91" office:value-type="string" calcext:value-type="string">
            <text:p>Gõmë‑Ménθairë</text:p>
          </table:table-cell>
          <table:table-cell table:style-name="ce91" office:value-type="string" calcext:value-type="string">
            <text:p>Ce n'est pas </text:p>
            <text:p>(pro‑nõnciaθiõn Standard)</text:p>
          </table:table-cell>
          <table:table-cell table:style-name="ce89" office:value-type="string" calcext:value-type="string">
            <text:p>I.P.A</text:p>
          </table:table-cell>
          <table:table-cell table:style-name="ce107" office:value-type="string" calcext:value-type="string">
            <text:p>Mais c'ést</text:p>
            <text:p>(pro‑nõnciaθiõn dë Maggêduniɒ)</text:p>
          </table:table-cell>
          <table:table-cell table:style-name="ce107" office:value-type="string" calcext:value-type="string">
            <text:p>I.P.A</text:p>
          </table:table-cell>
          <table:table-cell table:style-name="ce107" office:value-type="string" calcext:value-type="string">
            <text:p>pro‑nõnciaθiõn corrigé</text:p>
          </table:table-cell>
          <table:table-cell table:style-name="ce107" office:value-type="string" calcext:value-type="string">
            <text:p>I.P.A</text:p>
            <text:p>GÕMË‑RIGÉ</text:p>
          </table:table-cell>
          <table:table-cell table:style-name="ce127" office:value-type="string" calcext:value-type="string">
            <text:p>Signification</text:p>
          </table:table-cell>
          <table:table-cell table:style-name="ce91" office:value-type="string" calcext:value-type="string">
            <text:p>Origine</text:p>
          </table:table-cell>
          <table:table-cell table:style-name="ce91" office:value-type="string" calcext:value-type="string">
            <text:p>Racine <text:s/></text:p>
          </table:table-cell>
          <table:table-cell table:number-columns-repeated="1013"/>
        </table:table-row>
        <table:table-row table:style-name="ro2">
          <table:table-cell office:value-type="string" calcext:value-type="string">
            <text:p>1</text:p>
          </table:table-cell>
          <table:table-cell table:style-name="ce92"/>
          <table:table-cell table:style-name="ce92" office:value-type="string" calcext:value-type="string">
            <text:p>НИКУШТАК</text:p>
            <text:p>NIKUŠTAK</text:p>
            <text:p>نإكُشطَك </text:p>
            <text:p>נִאכֻשׁטַך </text:p>
          </table:table-cell>
          <table:table-cell table:style-name="ce106" office:value-type="string" calcext:value-type="string">
            <text:p>[nikuʃtak]</text:p>
            <text:p>[niquʃtaq]</text:p>
          </table:table-cell>
          <table:table-cell table:style-name="ce92" office:value-type="string" calcext:value-type="string">
            <text:p><text:span text:style-name="T195">НИҀУШТАҀ </text:span></text:p>
            <text:p>NAGUŠTAK </text:p>
            <text:p>نأگُشطَك</text:p>
          </table:table-cell>
          <table:table-cell table:style-name="ce106" office:value-type="string" calcext:value-type="string">
            <text:p>[nɛquʃtaq] </text:p>
            <text:p>[naguʃtaq] </text:p>
          </table:table-cell>
          <table:table-cell table:style-name="ce92"/>
          <table:table-cell table:style-name="ce106"/>
          <table:table-cell table:style-name="ce128" office:value-type="string" calcext:value-type="string">
            <text:p> </text:p>
          </table:table-cell>
          <table:table-cell table:style-name="ce150" office:value-type="string" calcext:value-type="string">
            <text:p><text:span text:style-name="T193">AVGVSTVS</text:span><text:span text:style-name="T201"> </text:span></text:p>
            <text:p>Maggêdunia </text:p>
            <text:p>Imperator </text:p>
            <text:p>أغسطس </text:p>
            <text:p>אוֹגוּסט </text:p>
          </table:table-cell>
          <table:table-cell table:number-columns-repeated="1014"/>
        </table:table-row>
        <table:table-row table:style-name="ro3">
          <table:table-cell office:value-type="string" calcext:value-type="string">
            <text:p>2</text:p>
          </table:table-cell>
          <table:table-cell table:style-name="ce93"/>
          <table:table-cell table:style-name="ce93" office:value-type="string" calcext:value-type="string">
            <text:p>MIRË JAM</text:p>
          </table:table-cell>
          <table:table-cell table:style-name="ce106" office:value-type="string" calcext:value-type="string">
            <text:p><text:s/>[miɾ jam]</text:p>
          </table:table-cell>
          <table:table-cell table:style-name="ce108" office:value-type="string" calcext:value-type="string">
            <text:p>BENE JAM</text:p>
          </table:table-cell>
          <table:table-cell table:style-name="ce106" office:value-type="string" calcext:value-type="string">
            <text:p>[bene jam]</text:p>
          </table:table-cell>
          <table:table-cell table:style-name="ce108"/>
          <table:table-cell table:style-name="ce106"/>
          <table:table-cell table:style-name="ce129" office:value-type="string" calcext:value-type="string">
            <text:p>Je vais bien I'm well</text:p>
          </table:table-cell>
          <table:table-cell table:style-name="ce141" office:value-type="string" calcext:value-type="string">
            <text:p>مریمی</text:p>
          </table:table-cell>
          <table:table-cell table:number-columns-repeated="1014"/>
        </table:table-row>
        <table:table-row table:style-name="ro3">
          <table:table-cell office:value-type="string" calcext:value-type="string">
            <text:p>3</text:p>
          </table:table-cell>
          <table:table-cell table:style-name="ce94"/>
          <table:table-cell table:style-name="ce94" office:value-type="string" calcext:value-type="string">
            <text:p> </text:p>
          </table:table-cell>
          <table:table-cell table:style-name="ce106"/>
          <table:table-cell table:style-name="ce108" office:value-type="string" calcext:value-type="string">
            <text:p>NISA</text:p>
          </table:table-cell>
          <table:table-cell table:style-name="ce106" office:value-type="string" calcext:value-type="string">
            <text:p>[nisa]</text:p>
          </table:table-cell>
          <table:table-cell table:style-name="ce108"/>
          <table:table-cell table:style-name="ce106"/>
          <table:table-cell table:style-name="ce129" office:value-type="string" calcext:value-type="string">
            <text:p>Debuter Start, commence</text:p>
          </table:table-cell>
          <table:table-cell table:style-name="ce132" office:value-type="string" calcext:value-type="string">
            <text:p> </text:p>
          </table:table-cell>
          <table:table-cell table:number-columns-repeated="1014"/>
        </table:table-row>
        <table:table-row table:style-name="ro4">
          <table:table-cell office:value-type="string" calcext:value-type="string">
            <text:p>3</text:p>
          </table:table-cell>
          <table:table-cell table:style-name="ce94" table:number-columns-repeated="2"/>
          <table:table-cell table:style-name="ce106"/>
          <table:table-cell table:style-name="ce109" office:value-type="string" calcext:value-type="string">
            <text:p>NISE</text:p>
          </table:table-cell>
          <table:table-cell table:style-name="ce106" office:value-type="string" calcext:value-type="string">
            <text:p>[nisɛ]</text:p>
          </table:table-cell>
          <table:table-cell table:style-name="ce109"/>
          <table:table-cell table:style-name="ce106"/>
          <table:table-cell table:style-name="ce129"/>
          <table:table-cell table:style-name="ce132"/>
          <table:table-cell table:number-columns-repeated="1014"/>
        </table:table-row>
        <table:table-row table:style-name="ro4">
          <table:table-cell office:value-type="string" calcext:value-type="string">
            <text:p>3</text:p>
          </table:table-cell>
          <table:table-cell table:style-name="ce94" table:number-columns-repeated="2"/>
          <table:table-cell table:style-name="ce106"/>
          <table:table-cell table:style-name="ce109" office:value-type="string" calcext:value-type="string">
            <text:p>NISËM</text:p>
          </table:table-cell>
          <table:table-cell table:style-name="ce106" office:value-type="string" calcext:value-type="string">
            <text:p>[nisəm]</text:p>
          </table:table-cell>
          <table:table-cell table:style-name="ce109"/>
          <table:table-cell table:style-name="ce106"/>
          <table:table-cell table:style-name="ce129"/>
          <table:table-cell table:style-name="ce132"/>
          <table:table-cell table:number-columns-repeated="1014"/>
        </table:table-row>
        <table:table-row table:style-name="ro4">
          <table:table-cell office:value-type="string" calcext:value-type="string">
            <text:p>3</text:p>
          </table:table-cell>
          <table:table-cell table:style-name="ce94" table:number-columns-repeated="2"/>
          <table:table-cell table:style-name="ce106"/>
          <table:table-cell table:style-name="ce109" office:value-type="string" calcext:value-type="string">
            <text:p>NISMI </text:p>
          </table:table-cell>
          <table:table-cell table:style-name="ce106" office:value-type="string" calcext:value-type="string">
            <text:p>[nismi]</text:p>
          </table:table-cell>
          <table:table-cell table:style-name="ce109"/>
          <table:table-cell table:style-name="ce106"/>
          <table:table-cell table:style-name="ce129"/>
          <table:table-cell table:style-name="ce132"/>
          <table:table-cell table:number-columns-repeated="1014"/>
        </table:table-row>
        <table:table-row table:style-name="ro4">
          <table:table-cell office:value-type="string" calcext:value-type="string">
            <text:p>3</text:p>
          </table:table-cell>
          <table:table-cell table:style-name="ce94" table:number-columns-repeated="2"/>
          <table:table-cell table:style-name="ce106"/>
          <table:table-cell table:style-name="ce109" office:value-type="string" calcext:value-type="string">
            <text:p>NISJA</text:p>
          </table:table-cell>
          <table:table-cell table:style-name="ce106" office:value-type="string" calcext:value-type="string">
            <text:p>[nisja]</text:p>
          </table:table-cell>
          <table:table-cell table:style-name="ce109"/>
          <table:table-cell table:style-name="ce106"/>
          <table:table-cell table:style-name="ce129"/>
          <table:table-cell table:style-name="ce132"/>
          <table:table-cell table:number-columns-repeated="1014"/>
        </table:table-row>
        <table:table-row table:style-name="ro4">
          <table:table-cell office:value-type="string" calcext:value-type="string">
            <text:p>3</text:p>
          </table:table-cell>
          <table:table-cell table:style-name="ce94" table:number-columns-repeated="2"/>
          <table:table-cell table:style-name="ce106"/>
          <table:table-cell table:style-name="ce109" office:value-type="string" calcext:value-type="string">
            <text:p>NIS</text:p>
          </table:table-cell>
          <table:table-cell table:style-name="ce106" office:value-type="string" calcext:value-type="string">
            <text:p>[nis]</text:p>
          </table:table-cell>
          <table:table-cell table:style-name="ce109"/>
          <table:table-cell table:style-name="ce106"/>
          <table:table-cell table:style-name="ce129"/>
          <table:table-cell table:style-name="ce132"/>
          <table:table-cell table:number-columns-repeated="1014"/>
        </table:table-row>
        <table:table-row table:style-name="ro3">
          <table:table-cell office:value-type="string" calcext:value-type="string">
            <text:p>4</text:p>
          </table:table-cell>
          <table:table-cell table:style-name="ce95"/>
          <table:table-cell table:style-name="ce95" office:value-type="string" calcext:value-type="string">
            <text:p> </text:p>
          </table:table-cell>
          <table:table-cell table:style-name="ce106"/>
          <table:table-cell table:style-name="ce110" office:value-type="string" calcext:value-type="string">
            <text:p>VAZHDUARË</text:p>
          </table:table-cell>
          <table:table-cell table:style-name="ce106" office:value-type="string" calcext:value-type="string">
            <text:p>[vaʒduaɾə]</text:p>
          </table:table-cell>
          <table:table-cell table:style-name="ce110"/>
          <table:table-cell table:style-name="ce106"/>
          <table:table-cell table:style-name="ce129" office:value-type="string" calcext:value-type="string">
            <text:p>Continuer, Continue, Proceed, Go on</text:p>
          </table:table-cell>
          <table:table-cell table:style-name="ce151" office:value-type="string" calcext:value-type="string">
            <text:p> </text:p>
          </table:table-cell>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1" office:value-type="string" calcext:value-type="string">
            <text:p>VAZHDUR</text:p>
          </table:table-cell>
          <table:table-cell table:style-name="ce106" office:value-type="string" calcext:value-type="string">
            <text:p>[vaʒduɾ]</text:p>
          </table:table-cell>
          <table:table-cell table:style-name="ce111"/>
          <table:table-cell table:style-name="ce106"/>
          <table:table-cell table:style-name="ce129"/>
          <table:table-cell table:style-name="ce132"/>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1" office:value-type="string" calcext:value-type="string">
            <text:p>VAZHDU</text:p>
          </table:table-cell>
          <table:table-cell table:style-name="ce106" office:value-type="string" calcext:value-type="string">
            <text:p>[vaʒdu]</text:p>
          </table:table-cell>
          <table:table-cell table:style-name="ce111"/>
          <table:table-cell table:style-name="ce106"/>
          <table:table-cell table:style-name="ce129"/>
          <table:table-cell table:style-name="ce132"/>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1" office:value-type="string" calcext:value-type="string">
            <text:p>VAZHDIM</text:p>
          </table:table-cell>
          <table:table-cell table:style-name="ce106" office:value-type="string" calcext:value-type="string">
            <text:p>[vaʒdim]</text:p>
          </table:table-cell>
          <table:table-cell table:style-name="ce111"/>
          <table:table-cell table:style-name="ce106"/>
          <table:table-cell table:style-name="ce129"/>
          <table:table-cell table:style-name="ce132"/>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1" office:value-type="string" calcext:value-type="string">
            <text:p>VAZHDIMISHT</text:p>
          </table:table-cell>
          <table:table-cell table:style-name="ce106" office:value-type="string" calcext:value-type="string">
            <text:p>[vaʒdimiʃt]</text:p>
          </table:table-cell>
          <table:table-cell table:style-name="ce111"/>
          <table:table-cell table:style-name="ce106"/>
          <table:table-cell table:style-name="ce129"/>
          <table:table-cell table:style-name="ce132"/>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1" office:value-type="string" calcext:value-type="string">
            <text:p>VAZHD</text:p>
          </table:table-cell>
          <table:table-cell table:style-name="ce106" office:value-type="string" calcext:value-type="string">
            <text:p>[vaʒd]</text:p>
          </table:table-cell>
          <table:table-cell table:style-name="ce111"/>
          <table:table-cell table:style-name="ce106"/>
          <table:table-cell table:style-name="ce129"/>
          <table:table-cell table:style-name="ce132"/>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2" office:value-type="string" calcext:value-type="string">
            <text:p><text:span text:style-name="T188">VAZHDÔJ </text:span><text:span text:style-name="T191">[vaʒdɔj]</text:span></text:p>
          </table:table-cell>
          <table:table-cell table:style-name="ce106"/>
          <table:table-cell table:style-name="ce112"/>
          <table:table-cell table:style-name="ce106"/>
          <table:table-cell table:style-name="ce129"/>
          <table:table-cell table:style-name="ce132"/>
          <table:table-cell table:number-columns-repeated="1014"/>
        </table:table-row>
        <table:table-row table:style-name="ro4">
          <table:table-cell office:value-type="string" calcext:value-type="string">
            <text:p>4</text:p>
          </table:table-cell>
          <table:table-cell table:style-name="ce95" table:number-columns-repeated="2"/>
          <table:table-cell table:style-name="ce106"/>
          <table:table-cell table:style-name="ce112" office:value-type="string" calcext:value-type="string">
            <text:p><text:span text:style-name="T188">VAZHDÔ</text:span><text:span text:style-name="T189"> </text:span><text:span text:style-name="T202">[</text:span><text:span text:style-name="T212">vaʒdɔ</text:span><text:span text:style-name="T202">]</text:span></text:p>
          </table:table-cell>
          <table:table-cell table:style-name="ce106"/>
          <table:table-cell table:style-name="ce112"/>
          <table:table-cell table:style-name="ce106"/>
          <table:table-cell table:style-name="ce129"/>
          <table:table-cell table:style-name="ce132"/>
          <table:table-cell table:number-columns-repeated="1014"/>
        </table:table-row>
        <table:table-row table:style-name="ro3">
          <table:table-cell office:value-type="string" calcext:value-type="string">
            <text:p>5</text:p>
          </table:table-cell>
          <table:table-cell table:style-name="ce96"/>
          <table:table-cell table:style-name="ce96" office:value-type="string" calcext:value-type="string">
            <text:p>FILLUAR</text:p>
          </table:table-cell>
          <table:table-cell table:style-name="ce106" office:value-type="string" calcext:value-type="string">
            <text:p>[fiɫɔjuaɾ]</text:p>
          </table:table-cell>
          <table:table-cell table:style-name="ce96" office:value-type="string" calcext:value-type="string">
            <text:p><text:span text:style-name="T195">FILLUARË</text:span><text:span text:style-name="T197"> </text:span><text:span text:style-name="T198">[fiɫɔjuaɾə]</text:span><text:span text:style-name="T197"> (begun) </text:span></text:p>
          </table:table-cell>
          <table:table-cell table:style-name="ce106"/>
          <table:table-cell table:style-name="ce96"/>
          <table:table-cell table:style-name="ce106"/>
          <table:table-cell table:style-name="ce129" office:value-type="string" calcext:value-type="string">
            <text:p>Commencer Begin, Begun</text:p>
          </table:table-cell>
          <table:table-cell table:style-name="ce132" office:value-type="string" calcext:value-type="string">
            <text:p> </text:p>
          </table:table-cell>
          <table:table-cell table:number-columns-repeated="1014"/>
        </table:table-row>
        <table:table-row table:style-name="ro4">
          <table:table-cell office:value-type="string" calcext:value-type="string">
            <text:p>5</text:p>
          </table:table-cell>
          <table:table-cell table:style-name="ce97"/>
          <table:table-cell table:style-name="ce97" office:value-type="string" calcext:value-type="string">
            <text:p>FILLUR</text:p>
          </table:table-cell>
          <table:table-cell table:style-name="ce106" office:value-type="string" calcext:value-type="string">
            <text:p>[fiɫuɾ] </text:p>
          </table:table-cell>
          <table:table-cell table:style-name="ce113" office:value-type="string" calcext:value-type="string">
            <text:p><text:span text:style-name="T183">FILLUR </text:span><text:span text:style-name="T200">[fiɫuɾ]</text:span><text:span text:style-name="T257"> </text:span></text:p>
          </table:table-cell>
          <table:table-cell table:style-name="ce106"/>
          <table:table-cell table:style-name="ce113"/>
          <table:table-cell table:style-name="ce106"/>
          <table:table-cell table:style-name="ce129"/>
          <table:table-cell table:style-name="ce132"/>
          <table:table-cell table:number-columns-repeated="1014"/>
        </table:table-row>
        <table:table-row table:style-name="ro4">
          <table:table-cell office:value-type="string" calcext:value-type="string">
            <text:p>5</text:p>
          </table:table-cell>
          <table:table-cell table:style-name="ce97"/>
          <table:table-cell table:style-name="ce97" office:value-type="string" calcext:value-type="string">
            <text:p>FILLU</text:p>
          </table:table-cell>
          <table:table-cell table:style-name="ce106" office:value-type="string" calcext:value-type="string">
            <text:p>[fiɫu]</text:p>
          </table:table-cell>
          <table:table-cell table:style-name="ce114" office:value-type="string" calcext:value-type="string">
            <text:p>[fiɫu]</text:p>
          </table:table-cell>
          <table:table-cell table:style-name="ce106"/>
          <table:table-cell table:style-name="ce114"/>
          <table:table-cell table:style-name="ce106"/>
          <table:table-cell table:style-name="ce129"/>
          <table:table-cell table:style-name="ce132"/>
          <table:table-cell table:number-columns-repeated="1014"/>
        </table:table-row>
        <table:table-row table:style-name="ro4">
          <table:table-cell office:value-type="string" calcext:value-type="string">
            <text:p>5</text:p>
          </table:table-cell>
          <table:table-cell table:style-name="ce97"/>
          <table:table-cell table:style-name="ce97" office:value-type="string" calcext:value-type="string">
            <text:p>FILLUES</text:p>
          </table:table-cell>
          <table:table-cell table:style-name="ce106" office:value-type="string" calcext:value-type="string">
            <text:p>[fiɫues]</text:p>
          </table:table-cell>
          <table:table-cell table:style-name="ce96" office:value-type="string" calcext:value-type="string">
            <text:p><text:span text:style-name="T183">FILLUES </text:span><text:span text:style-name="T200">[fiɫues]</text:span><text:span text:style-name="T294"> </text:span></text:p>
          </table:table-cell>
          <table:table-cell table:style-name="ce106"/>
          <table:table-cell table:style-name="ce96"/>
          <table:table-cell table:style-name="ce106"/>
          <table:table-cell table:style-name="ce129"/>
          <table:table-cell table:style-name="ce132"/>
          <table:table-cell table:number-columns-repeated="1014"/>
        </table:table-row>
        <table:table-row table:style-name="ro4">
          <table:table-cell office:value-type="string" calcext:value-type="string">
            <text:p>5</text:p>
          </table:table-cell>
          <table:table-cell table:style-name="ce97"/>
          <table:table-cell table:style-name="ce97" office:value-type="string" calcext:value-type="string">
            <text:p>FILLËS</text:p>
          </table:table-cell>
          <table:table-cell table:style-name="ce106" office:value-type="string" calcext:value-type="string">
            <text:p>[fiɫəs]</text:p>
          </table:table-cell>
          <table:table-cell table:style-name="ce96" office:value-type="string" calcext:value-type="string">
            <text:p><text:span text:style-name="T183">FILLËS </text:span><text:span text:style-name="T200">[fiɫəs]</text:span><text:span text:style-name="T294"> </text:span></text:p>
          </table:table-cell>
          <table:table-cell table:style-name="ce106"/>
          <table:table-cell table:style-name="ce96"/>
          <table:table-cell table:style-name="ce106"/>
          <table:table-cell table:style-name="ce129"/>
          <table:table-cell table:style-name="ce132"/>
          <table:table-cell table:number-columns-repeated="1014"/>
        </table:table-row>
        <table:table-row table:style-name="ro4">
          <table:table-cell office:value-type="string" calcext:value-type="string">
            <text:p>5</text:p>
          </table:table-cell>
          <table:table-cell table:style-name="ce98"/>
          <table:table-cell table:style-name="ce98" office:value-type="string" calcext:value-type="string">
            <text:p>FILLIM</text:p>
          </table:table-cell>
          <table:table-cell table:style-name="ce106" office:value-type="string" calcext:value-type="string">
            <text:p>[fiɫim]</text:p>
          </table:table-cell>
          <table:table-cell table:style-name="ce115" office:value-type="string" calcext:value-type="string">
            <text:p>FILLIM</text:p>
          </table:table-cell>
          <table:table-cell table:style-name="ce106" office:value-type="string" calcext:value-type="string">
            <text:p>[fiɫim]</text:p>
          </table:table-cell>
          <table:table-cell table:style-name="ce115"/>
          <table:table-cell table:style-name="ce106"/>
          <table:table-cell table:style-name="ce129"/>
          <table:table-cell table:style-name="ce132"/>
          <table:table-cell table:number-columns-repeated="1014"/>
        </table:table-row>
        <table:table-row table:style-name="ro5">
          <table:table-cell office:value-type="string" calcext:value-type="string">
            <text:p>5</text:p>
          </table:table-cell>
          <table:table-cell table:style-name="ce96" office:value-type="string" calcext:value-type="string">
            <text:p>Prononciation commune</text:p>
          </table:table-cell>
          <table:table-cell table:style-name="ce96" office:value-type="string" calcext:value-type="string">
            <text:p><text:span text:style-name="T188">FILLI </text:span><text:span text:style-name="T191">[fiɫuɾ]</text:span><text:span text:style-name="T192"> </text:span></text:p>
            <text:p/>
          </table:table-cell>
          <table:table-cell table:style-name="ce106"/>
          <table:table-cell table:style-name="ce101" office:value-type="string" calcext:value-type="string">
            <text:p>FILLI</text:p>
          </table:table-cell>
          <table:table-cell table:style-name="ce106" office:value-type="string" calcext:value-type="string">
            <text:p>[fiɫuɾ]</text:p>
          </table:table-cell>
          <table:table-cell table:style-name="ce101"/>
          <table:table-cell table:style-name="ce106"/>
          <table:table-cell table:style-name="ce129"/>
          <table:table-cell table:style-name="ce132"/>
          <table:table-cell table:number-columns-repeated="1014"/>
        </table:table-row>
        <table:table-row table:style-name="ro6">
          <table:table-cell office:value-type="string" calcext:value-type="string">
            <text:p>5</text:p>
          </table:table-cell>
          <table:table-cell table:style-name="ce96"/>
          <table:table-cell table:style-name="ce96" office:value-type="string" calcext:value-type="string">
            <text:p><text:span text:style-name="T188">FILL </text:span><text:span text:style-name="T191">[fiɫ]</text:span><text:span text:style-name="T192"> </text:span></text:p>
            <text:p>FILLOJ [fiɫɔj] (begin) </text:p>
            <text:p>FILLOJA [fiɫɔja] </text:p>
            <text:p>FILLOJE [fiɫɔjɛ] </text:p>
            <text:p>FILLOI [fiɫɔi] (began) </text:p>
            <text:p>FILLOVA [fiɫɔva] </text:p>
            <text:p>FILLOVE [fiɫɔvɛ] </text:p>
            <text:p>FILLON [fiɫɔn]</text:p>
            <text:p/>
          </table:table-cell>
          <table:table-cell table:style-name="ce106"/>
          <table:table-cell table:style-name="ce100" office:value-type="string" calcext:value-type="string">
            <text:p><text:span text:style-name="T183">FILL </text:span><text:span text:style-name="T200">[fiɫ]</text:span><text:span text:style-name="T294"> </text:span></text:p>
            <text:p>FILLÔJ [fiɫɔj] (begin) </text:p>
            <text:p>FILLÔJA [fiɫɔja] </text:p>
            <text:p>FILLÔJÊ [fiɫɔjɛ] </text:p>
            <text:p>FILLÔI [fiɫɔji] (began) </text:p>
            <text:p>FILLÔVA [fiɫɔva] </text:p>
            <text:p>FILLÔVE [fiɫɔvɛ] </text:p>
            <text:p>FILLÔN [fiɫɔn]</text:p>
            <text:p>Prononciation corrigé </text:p>
          </table:table-cell>
          <table:table-cell table:style-name="ce106"/>
          <table:table-cell table:style-name="ce100"/>
          <table:table-cell table:style-name="ce106"/>
          <table:table-cell table:style-name="ce129"/>
          <table:table-cell table:style-name="ce132"/>
          <table:table-cell table:number-columns-repeated="1014"/>
        </table:table-row>
        <table:table-row table:style-name="ro7">
          <table:table-cell office:value-type="string" calcext:value-type="string">
            <text:p>6</text:p>
          </table:table-cell>
          <table:table-cell table:style-name="ce92" office:value-type="string" calcext:value-type="string">
            <text:p>(D'abord falsifié par les anglo-allemands (après 1918) puis les soviets (après 1945), qui furent gagnant contre-eux) </text:p>
            <text:p><text:span text:style-name="T182">Und, And, End </text:span></text:p>
            <text:p><text:span text:style-name="T183">Hund, Hündin </text:span></text:p>
            <text:p>Hond, Teef </text:p>
            <text:p>Gud, God, Dog, </text:p>
            <text:p>Gut, Got, Goth, Gosse </text:p>
            <text:p>Ganus, Kano, Çane </text:p>
            <text:p>Perro, Perra </text:p>
            <text:p>كَلْب [kɛləbɛ] </text:p>
            <text:p>كَلْبَة [kaləbah]</text:p>
            <text:p>Propositition commune : </text:p>
            <text:p>Ghand גאנד غاند</text:p>
          </table:table-cell>
          <table:table-cell table:style-name="ce92" office:value-type="string" calcext:value-type="string">
            <text:p><text:span text:style-name="T193">F</text:span><text:span text:style-name="T194">UND</text:span><text:span text:style-name="T193"> </text:span><text:span text:style-name="T191">[fũnd]</text:span><text:span text:style-name="T193"> </text:span></text:p>
            <text:p>FUNDE [fũndɛ] </text:p>
            <text:p>FUNDI [fũndi] </text:p>
            <text:p>FUNDUAR [fũnduaɾ]</text:p>
            <text:p>Prononciation d'Albanie</text:p>
          </table:table-cell>
          <table:table-cell table:style-name="ce106"/>
          <table:table-cell table:style-name="ce96" office:value-type="string" calcext:value-type="string">
            <text:p><text:span text:style-name="T195">F</text:span><text:span text:style-name="T199">UN</text:span><text:span text:style-name="T195"> </text:span><text:span text:style-name="T200">[fũn]</text:span><text:span text:style-name="T195"> </text:span></text:p>
            <text:p>FUNE [fũnɛ] </text:p>
            <text:p><text:span text:style-name="T195">F</text:span><text:span text:style-name="T199">UN</text:span><text:span text:style-name="T195">I</text:span><text:span text:style-name="T200"> [fũn</text:span><text:span text:style-name="T195">i] </text:span></text:p>
            <text:p>FUNUARË [fũnuaɾə]</text:p>
            <text:p>Prononciation des albanais de maggêduniɒ</text:p>
            <text:p>FIN [fĩn] </text:p>
            <text:p>FINE [fĩnɛ] </text:p>
            <text:p>FINI [fĩni] </text:p>
            <text:p>FINUARË [fĩnuaɾə]</text:p>
            <text:p>Prononciation corrigé </text:p>
          </table:table-cell>
          <table:table-cell table:style-name="ce106"/>
          <table:table-cell table:style-name="ce96"/>
          <table:table-cell table:style-name="ce106"/>
          <table:table-cell table:style-name="ce129" office:value-type="string" calcext:value-type="string">
            <text:p>Finir, End Finish, Ended</text:p>
          </table:table-cell>
          <table:table-cell table:style-name="ce140" office:value-type="string" calcext:value-type="string">
            <text:p>Du latin</text:p>
            <text:p><text:span text:style-name="T195">FINI</text:span><text:span text:style-name="T197">RE </text:span></text:p>
            <text:p>[vinirɛ] Etroskes </text:p>
            <text:p>[finirɛ] Latin</text:p>
            <text:p>Hund : Chien en Allemand </text:p>
          </table:table-cell>
          <table:table-cell table:number-columns-repeated="1014"/>
        </table:table-row>
        <table:table-row table:style-name="ro8">
          <table:table-cell office:value-type="string" calcext:value-type="string">
            <text:p>7</text:p>
          </table:table-cell>
          <table:table-cell table:style-name="ce96"/>
          <table:table-cell table:style-name="ce96" office:value-type="string" calcext:value-type="string">
            <text:p><text:span text:style-name="T195">UNË M</text:span><text:span text:style-name="T196">UND</text:span><text:span text:style-name="T197"> (je peux) </text:span></text:p>
            <text:p>QUE je puisse === unë të mund </text:p>
            <text:p>Prononciation des goths</text:p>
          </table:table-cell>
          <table:table-cell table:style-name="ce106" office:value-type="string" calcext:value-type="string">
            <text:p>[mund]</text:p>
          </table:table-cell>
          <table:table-cell table:style-name="ce100" office:value-type="string" calcext:value-type="string">
            <text:p><text:span text:style-name="T195">UNE M</text:span><text:span text:style-name="T199">UN</text:span><text:span text:style-name="T197">/</text:span><text:span text:style-name="T205"> M</text:span><text:span text:style-name="T215">UJ</text:span></text:p>
            <text:p>QUE je puisse === unë të mujnë </text:p>
            <text:p>Prononciation des Romanisés de maggêduniɒ</text:p>
          </table:table-cell>
          <table:table-cell table:style-name="ce106" office:value-type="string" calcext:value-type="string">
            <text:p>[muj]</text:p>
          </table:table-cell>
          <table:table-cell table:style-name="ce100"/>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7</text:p>
          </table:table-cell>
          <table:table-cell table:style-name="ce96"/>
          <table:table-cell table:style-name="ce96" office:value-type="string" calcext:value-type="string">
            <text:p><text:span text:style-name="T195">TI M</text:span><text:span text:style-name="T196">UND</text:span><text:span text:style-name="T195">ËSH</text:span><text:span text:style-name="T197">  (tu peux) </text:span></text:p>
            <text:p>Que tu puisses === ti të mundësh </text:p>
            <text:p>Prononciation des goths</text:p>
          </table:table-cell>
          <table:table-cell table:style-name="ce106" office:value-type="string" calcext:value-type="string">
            <text:p>[mundəʃ]</text:p>
          </table:table-cell>
          <table:table-cell table:style-name="ce96" office:value-type="string" calcext:value-type="string">
            <text:p><text:span text:style-name="T195">TE M</text:span><text:span text:style-name="T199">UN</text:span><text:span text:style-name="T195">ËSH</text:span><text:span text:style-name="T197"> / </text:span><text:span text:style-name="T205">M</text:span><text:span text:style-name="T215">UJN</text:span><text:span text:style-name="T205">ËSH</text:span><text:span text:style-name="T197"> </text:span></text:p>
            <text:p>Que tu puisses === ti të mujnësh </text:p>
            <text:p>Prononciation des Romanisés de maggêduniɒ</text:p>
          </table:table-cell>
          <table:table-cell table:style-name="ce106" office:value-type="string" calcext:value-type="string">
            <text:p>[mujnəʃ]</text:p>
          </table:table-cell>
          <table:table-cell table:style-name="ce96"/>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7</text:p>
          </table:table-cell>
          <table:table-cell table:style-name="ce96"/>
          <table:table-cell table:style-name="ce100" office:value-type="string" calcext:value-type="string">
            <text:p><text:span text:style-name="T195">AJ M</text:span><text:span text:style-name="T196">UND</text:span><text:span text:style-name="T195">ËT</text:span><text:span text:style-name="T197">  (il peux) </text:span></text:p>
            <text:p>Qu'il / elle puisse === ai/ajo të mundë </text:p>
            <text:p>Prononciation des goths</text:p>
          </table:table-cell>
          <table:table-cell table:style-name="ce106" office:value-type="string" calcext:value-type="string">
            <text:p>[mundət]</text:p>
          </table:table-cell>
          <table:table-cell table:style-name="ce96" office:value-type="string" calcext:value-type="string">
            <text:p><text:span text:style-name="T195">AJ M</text:span><text:span text:style-name="T199">UN</text:span><text:span text:style-name="T195">ËT </text:span><text:span text:style-name="T197">/</text:span><text:span text:style-name="T205"> M</text:span><text:span text:style-name="T215">UJN</text:span><text:span text:style-name="T205">ËT </text:span></text:p>
            <text:p>Qu'il / elle puisse === ai/ajo të mujndë </text:p>
            <text:p>Prononciation des Romanisés de maggêduniɒ</text:p>
          </table:table-cell>
          <table:table-cell table:style-name="ce106" office:value-type="string" calcext:value-type="string">
            <text:p>[mujnət]</text:p>
          </table:table-cell>
          <table:table-cell table:style-name="ce96"/>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7</text:p>
          </table:table-cell>
          <table:table-cell table:style-name="ce96"/>
          <table:table-cell table:style-name="ce96" office:value-type="string" calcext:value-type="string">
            <text:p><text:span text:style-name="T195">NA M</text:span><text:span text:style-name="T196">UND</text:span><text:span text:style-name="T195">NA</text:span><text:span text:style-name="T197">(on peux) </text:span></text:p>
            <text:p>Que nous puissions === ne të mundim </text:p>
            <text:p>Prononciation des goths</text:p>
          </table:table-cell>
          <table:table-cell table:style-name="ce106" office:value-type="string" calcext:value-type="string">
            <text:p>[mundna]</text:p>
          </table:table-cell>
          <table:table-cell table:style-name="ce96" office:value-type="string" calcext:value-type="string">
            <text:p><text:span text:style-name="T195">NA M</text:span><text:span text:style-name="T199">UN</text:span><text:span text:style-name="T195">A </text:span><text:span text:style-name="T197">/</text:span><text:span text:style-name="T205"> M</text:span><text:span text:style-name="T215">UJN</text:span><text:span text:style-name="T205">A</text:span><text:span text:style-name="T197"> </text:span></text:p>
            <text:p>Que nous puissions === ne të mujndim </text:p>
            <text:p>Prononciation des Romanisés de maggêduniɒ</text:p>
          </table:table-cell>
          <table:table-cell table:style-name="ce106" office:value-type="string" calcext:value-type="string">
            <text:p>[mujna]</text:p>
          </table:table-cell>
          <table:table-cell table:style-name="ce96"/>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7</text:p>
          </table:table-cell>
          <table:table-cell table:style-name="ce96"/>
          <table:table-cell table:style-name="ce100" office:value-type="string" calcext:value-type="string">
            <text:p><text:span text:style-name="T195">NË M</text:span><text:span text:style-name="T196">UND</text:span><text:span text:style-name="T195">MI</text:span><text:span text:style-name="T197"> </text:span><text:span text:style-name="T198">[mund]</text:span><text:span text:style-name="T197"> (nous pouvons) </text:span></text:p>
            <text:p>Que nous puissions === ne të mundim </text:p>
            <text:p>Prononciation des goths</text:p>
          </table:table-cell>
          <table:table-cell table:style-name="ce106"/>
          <table:table-cell table:style-name="ce96" office:value-type="string" calcext:value-type="string">
            <text:p><text:span text:style-name="T195">NE M</text:span><text:span text:style-name="T199">UM</text:span><text:span text:style-name="T195">I </text:span><text:span text:style-name="T197">/</text:span><text:span text:style-name="T205"> M</text:span><text:span text:style-name="T215">UJM</text:span><text:span text:style-name="T205">I</text:span></text:p>
            <text:p>Que nous puissions === ne të mujndim </text:p>
            <text:p>Prononciation des Romanisés de maggêduniɒ</text:p>
          </table:table-cell>
          <table:table-cell table:style-name="ce106" office:value-type="string" calcext:value-type="string">
            <text:p>[mujmi]</text:p>
          </table:table-cell>
          <table:table-cell table:style-name="ce96"/>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7</text:p>
          </table:table-cell>
          <table:table-cell table:style-name="ce96"/>
          <table:table-cell table:style-name="ce96" office:value-type="string" calcext:value-type="string">
            <text:p><text:span text:style-name="T195">JU M</text:span><text:span text:style-name="T199">UJ</text:span><text:span text:style-name="T195">NI</text:span><text:span text:style-name="T197"> </text:span><text:span text:style-name="T198">[mujni]</text:span><text:span text:style-name="T197"> (vous pouvez) </text:span></text:p>
            <text:p>Que vous puissiez === ju të mundni </text:p>
            <text:p>Prononciation des goths</text:p>
          </table:table-cell>
          <table:table-cell table:style-name="ce106"/>
          <table:table-cell table:style-name="ce100" office:value-type="string" calcext:value-type="string">
            <text:p><text:span text:style-name="T195">JU M</text:span><text:span text:style-name="T199">UN</text:span><text:span text:style-name="T195">I </text:span><text:span text:style-name="T197">/</text:span><text:span text:style-name="T205"> M</text:span><text:span text:style-name="T215">UJN</text:span><text:span text:style-name="T205">I</text:span><text:span text:style-name="T197"> </text:span></text:p>
            <text:p>Que vous puissiez === ju të mujndni </text:p>
            <text:p>Prononciation des Romanisés de maggêduniɒ</text:p>
          </table:table-cell>
          <table:table-cell table:style-name="ce106" office:value-type="string" calcext:value-type="string">
            <text:p>[mujni] </text:p>
          </table:table-cell>
          <table:table-cell table:style-name="ce100"/>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7</text:p>
          </table:table-cell>
          <table:table-cell table:style-name="ce96"/>
          <table:table-cell table:style-name="ce100" office:value-type="string" calcext:value-type="string">
            <text:p><text:span text:style-name="T195">ATA M</text:span><text:span text:style-name="T196">UND</text:span><text:span text:style-name="T195">Ë</text:span><text:span text:style-name="T197"> </text:span><text:span text:style-name="T198">[mundə]</text:span><text:span text:style-name="T197"> (ils peuvent)</text:span></text:p>
            <text:p>Qwë ils / elles puissent === ata/ato të mundin  </text:p>
            <text:p>Prononciation des goths</text:p>
          </table:table-cell>
          <table:table-cell table:style-name="ce106"/>
          <table:table-cell table:style-name="ce100" office:value-type="string" calcext:value-type="string">
            <text:p><text:span text:style-name="T195">ATA M</text:span><text:span text:style-name="T199">UN</text:span><text:span text:style-name="T195">Ë</text:span><text:span text:style-name="T197"> / </text:span><text:span text:style-name="T205">M</text:span><text:span text:style-name="T215">UJN</text:span><text:span text:style-name="T205">Ë</text:span></text:p>
            <text:p>Qwë ils / elles puissent === ata/ato të mujndin  </text:p>
            <text:p>Prononciation des Romanisés de maggêduniɒ</text:p>
          </table:table-cell>
          <table:table-cell table:style-name="ce125" office:value-type="string" calcext:value-type="string">
            <text:p><text:span text:style-name="T307">[mujnə]</text:span></text:p>
          </table:table-cell>
          <table:table-cell table:style-name="ce100"/>
          <table:table-cell table:style-name="ce106"/>
          <table:table-cell table:style-name="ce129" office:value-type="string" calcext:value-type="string">
            <text:p>Pouvoir Can</text:p>
          </table:table-cell>
          <table:table-cell table:style-name="ce140" office:value-type="string" calcext:value-type="string">
            <text:p><text:span text:style-name="T195">Hund</text:span><text:span text:style-name="T197"> : Chien en Allemand </text:span></text:p>
            <text:p>Jeux de mot de l'anglais <text:span text:style-name="T195">CAN</text:span> (en latin <text:span text:style-name="T195">CANIS</text:span> / <text:span text:style-name="T195">chien</text:span>) et l'allemand (H<text:span text:style-name="T195">und</text:span>: <text:span text:style-name="T195">chien</text:span>)</text:p>
          </table:table-cell>
          <table:table-cell table:number-columns-repeated="1014"/>
        </table:table-row>
        <table:table-row table:style-name="ro8">
          <table:table-cell office:value-type="string" calcext:value-type="string">
            <text:p>8</text:p>
          </table:table-cell>
          <table:table-cell table:style-name="ce96"/>
          <table:table-cell table:style-name="ce96" office:value-type="string" calcext:value-type="string">
            <text:p><text:span text:style-name="T195">UJË </text:span><text:span text:style-name="T200">[ujə] </text:span><text:span text:style-name="T197"> </text:span></text:p>
            <text:p>UJI [uji] </text:p>
            <text:p>UJRAT [ujɾat]</text:p>
            <text:p>Prononciation d'Albanie</text:p>
          </table:table-cell>
          <table:table-cell table:style-name="ce106"/>
          <table:table-cell table:style-name="ce100" office:value-type="string" calcext:value-type="string">
            <text:p><text:span text:style-name="T195">UJ</text:span></text:p>
            <text:p>UJI </text:p>
            <text:p>UJRËT</text:p>
            <text:p>Prononciation des Romanisés de maggêduniɒ</text:p>
          </table:table-cell>
          <table:table-cell table:style-name="ce106" office:value-type="string" calcext:value-type="string">
            <text:p>[uj]</text:p>
            <text:p>[uji]</text:p>
            <text:p>[ujɾət]</text:p>
          </table:table-cell>
          <table:table-cell table:style-name="ce100"/>
          <table:table-cell table:style-name="ce106"/>
          <table:table-cell table:style-name="ce129" office:value-type="string" calcext:value-type="string">
            <text:p>Eau Water</text:p>
          </table:table-cell>
          <table:table-cell table:style-name="ce132" office:value-type="string" calcext:value-type="string">
            <text:p> </text:p>
          </table:table-cell>
          <table:table-cell table:number-columns-repeated="1014"/>
        </table:table-row>
        <table:table-row table:style-name="ro3">
          <table:table-cell office:value-type="string" calcext:value-type="string">
            <text:p>9</text:p>
          </table:table-cell>
          <table:table-cell table:style-name="ce96"/>
          <table:table-cell table:style-name="ce96" office:value-type="string" calcext:value-type="string">
            <text:p><text:span text:style-name="T193">UNË M</text:span><text:span text:style-name="T194">UND</text:span><text:span text:style-name="T201"> </text:span><text:span text:style-name="T202">[mũnd]</text:span><text:span text:style-name="T201"> (je peux) </text:span></text:p>
          </table:table-cell>
          <table:table-cell table:style-name="ce106"/>
          <table:table-cell table:style-name="ce100" office:value-type="string" calcext:value-type="string">
            <text:p><text:span text:style-name="T195">UNE TË M</text:span><text:span text:style-name="T199">ÜN</text:span></text:p>
          </table:table-cell>
          <table:table-cell table:style-name="ce106" office:value-type="string" calcext:value-type="string">
            <text:p>[mũn]</text:p>
          </table:table-cell>
          <table:table-cell table:style-name="ce100"/>
          <table:table-cell table:style-name="ce106"/>
          <table:table-cell table:style-name="ce129" office:value-type="string" calcext:value-type="string">
            <text:p>Je te bats , Vaincu I Defeat, Vanquish</text:p>
          </table:table-cell>
          <table:table-cell table:style-name="ce132" office:value-type="string" calcext:value-type="string">
            <text:p> </text:p>
          </table:table-cell>
          <table:table-cell table:number-columns-repeated="1014"/>
        </table:table-row>
        <table:table-row table:style-name="ro5">
          <table:table-cell office:value-type="string" calcext:value-type="string">
            <text:p>9</text:p>
          </table:table-cell>
          <table:table-cell table:style-name="ce96"/>
          <table:table-cell table:style-name="ce96" office:value-type="string" calcext:value-type="string">
            <text:p><text:span text:style-name="T193">TI M</text:span><text:span text:style-name="T194">UND</text:span><text:span text:style-name="T193">ËSH</text:span><text:span text:style-name="T201"> </text:span><text:span text:style-name="T202">[mũndəʃ]</text:span><text:span text:style-name="T201"> (tu peux) </text:span></text:p>
          </table:table-cell>
          <table:table-cell table:style-name="ce106"/>
          <table:table-cell table:style-name="ce100" office:value-type="string" calcext:value-type="string">
            <text:p><text:span text:style-name="T195">TE NA M</text:span><text:span text:style-name="T199">ÜN</text:span><text:span text:style-name="T195">Ë</text:span></text:p>
          </table:table-cell>
          <table:table-cell table:style-name="ce106" office:value-type="string" calcext:value-type="string">
            <text:p>[mũnə]</text:p>
          </table:table-cell>
          <table:table-cell table:style-name="ce100"/>
          <table:table-cell table:style-name="ce106"/>
          <table:table-cell table:style-name="ce129" office:value-type="string" calcext:value-type="string">
            <text:p>Je te bats , Vaincu I Defeat, Vanquish</text:p>
          </table:table-cell>
          <table:table-cell table:style-name="ce132" office:value-type="string" calcext:value-type="string">
            <text:p> </text:p>
          </table:table-cell>
          <table:table-cell table:number-columns-repeated="1014"/>
        </table:table-row>
        <table:table-row table:style-name="ro9">
          <table:table-cell office:value-type="string" calcext:value-type="string">
            <text:p>9</text:p>
          </table:table-cell>
          <table:table-cell table:style-name="ce96"/>
          <table:table-cell table:style-name="ce96" office:value-type="string" calcext:value-type="string">
            <text:p><text:span text:style-name="T193">AJ M</text:span><text:span text:style-name="T194">UND</text:span><text:span text:style-name="T193">ËT</text:span><text:span text:style-name="T201"> </text:span><text:span text:style-name="T202">[mũndət]</text:span><text:span text:style-name="T201"> (il peux) </text:span></text:p>
          </table:table-cell>
          <table:table-cell table:style-name="ce106"/>
          <table:table-cell table:style-name="ce100" office:value-type="string" calcext:value-type="string">
            <text:p><text:span text:style-name="T195">AJ NA M</text:span><text:span text:style-name="T199">ÜN</text:span><text:span text:style-name="T195">Ë</text:span></text:p>
            <text:p>Prononciation des albanais de maggêduniɒ</text:p>
          </table:table-cell>
          <table:table-cell table:style-name="ce106" office:value-type="string" calcext:value-type="string">
            <text:p>[mũnə]</text:p>
          </table:table-cell>
          <table:table-cell table:style-name="ce100"/>
          <table:table-cell table:style-name="ce106"/>
          <table:table-cell table:style-name="ce129" office:value-type="string" calcext:value-type="string">
            <text:p>Je te bats , Vaincu I Defeat, Vanquish</text:p>
          </table:table-cell>
          <table:table-cell table:style-name="ce132" office:value-type="string" calcext:value-type="string">
            <text:p> </text:p>
          </table:table-cell>
          <table:table-cell table:number-columns-repeated="1014"/>
        </table:table-row>
        <table:table-row table:style-name="ro9">
          <table:table-cell office:value-type="string" calcext:value-type="string">
            <text:p>9</text:p>
          </table:table-cell>
          <table:table-cell table:style-name="ce96"/>
          <table:table-cell table:style-name="ce96" office:value-type="string" calcext:value-type="string">
            <text:p><text:span text:style-name="T193">NA M</text:span><text:span text:style-name="T194">UND</text:span><text:span text:style-name="T193">NA</text:span><text:span text:style-name="T201"> </text:span><text:span text:style-name="T202">[mũndna]</text:span><text:span text:style-name="T201"> (on peux) </text:span></text:p>
          </table:table-cell>
          <table:table-cell table:style-name="ce106"/>
          <table:table-cell table:style-name="ce96" office:value-type="string" calcext:value-type="string">
            <text:p><text:span text:style-name="T195">NA E M</text:span><text:span text:style-name="T199">ÜN</text:span><text:span text:style-name="T195">A</text:span></text:p>
            <text:p>Prononciation des albanais de maggêduniɒ</text:p>
          </table:table-cell>
          <table:table-cell table:style-name="ce106" office:value-type="string" calcext:value-type="string">
            <text:p>[mũna]</text:p>
          </table:table-cell>
          <table:table-cell table:style-name="ce96"/>
          <table:table-cell table:style-name="ce106"/>
          <table:table-cell table:style-name="ce129" office:value-type="string" calcext:value-type="string">
            <text:p>Je te bats , Vaincu I Defeat, Vanquish</text:p>
          </table:table-cell>
          <table:table-cell table:style-name="ce132" office:value-type="string" calcext:value-type="string">
            <text:p> </text:p>
          </table:table-cell>
          <table:table-cell table:number-columns-repeated="1014"/>
        </table:table-row>
        <table:table-row table:style-name="ro5">
          <table:table-cell office:value-type="string" calcext:value-type="string">
            <text:p>9</text:p>
          </table:table-cell>
          <table:table-cell table:style-name="ce96"/>
          <table:table-cell table:style-name="ce96" office:value-type="string" calcext:value-type="string">
            <text:p><text:span text:style-name="T193">NE M</text:span><text:span text:style-name="T194">UND</text:span><text:span text:style-name="T193">MI</text:span><text:span text:style-name="T201"> </text:span><text:span text:style-name="T202">[mũnd]</text:span><text:span text:style-name="T201"> (nous pouvons) </text:span></text:p>
          </table:table-cell>
          <table:table-cell table:style-name="ce106"/>
          <table:table-cell table:style-name="ce100" office:value-type="string" calcext:value-type="string">
            <text:p><text:span text:style-name="T195">NE E M</text:span><text:span text:style-name="T199">ÜM</text:span><text:span text:style-name="T195">I</text:span></text:p>
          </table:table-cell>
          <table:table-cell table:style-name="ce106" office:value-type="string" calcext:value-type="string">
            <text:p>[mũmi]</text:p>
          </table:table-cell>
          <table:table-cell table:style-name="ce100"/>
          <table:table-cell table:style-name="ce106"/>
          <table:table-cell table:style-name="ce129" office:value-type="string" calcext:value-type="string">
            <text:p>Je te bats , Vaincu I Defeat, Vanquish</text:p>
          </table:table-cell>
          <table:table-cell table:style-name="ce132" office:value-type="string" calcext:value-type="string">
            <text:p> </text:p>
          </table:table-cell>
          <table:table-cell table:number-columns-repeated="1014"/>
        </table:table-row>
        <table:table-row table:style-name="ro10">
          <table:table-cell office:value-type="string" calcext:value-type="string">
            <text:p>9</text:p>
          </table:table-cell>
          <table:table-cell table:style-name="ce96"/>
          <table:table-cell table:style-name="ce96" office:value-type="string" calcext:value-type="string">
            <text:p><text:span text:style-name="T193">JU M</text:span><text:span text:style-name="T194">UND</text:span><text:span text:style-name="T193">NI</text:span><text:span text:style-name="T201"> </text:span><text:span text:style-name="T202">[mũndni]</text:span><text:span text:style-name="T201"> (vous pouvez) </text:span></text:p>
            <text:p>ATA MUNDË [mũndə] (ils peuvent)</text:p>
            <text:p>MUND </text:p>
            <text:p>MUNDËR </text:p>
            <text:p>MUNDJE (defeat) </text:p>
            <text:p>MUNDUR (defeated) </text:p>
          </table:table-cell>
          <table:table-cell table:style-name="ce106"/>
          <table:table-cell table:style-name="ce100" office:value-type="string" calcext:value-type="string">
            <text:p><text:span text:style-name="T195">JU E M</text:span><text:span text:style-name="T199">ÜN</text:span><text:span text:style-name="T195">I</text:span></text:p>
            <text:p><text:span text:style-name="T195">ATA MÜNË</text:span></text:p>
            <text:p>UNE TË MÜJTA (je t'ai vaincu) </text:p>
            <text:p>MË KI MÜJTË (tu ma vaincu) </text:p>
            <text:p>KJO NA MÜNË (elle nous bat)</text:p>
            <text:p>Prononciation des albanais de maggêduniɒ</text:p>
          </table:table-cell>
          <table:table-cell table:style-name="ce106" office:value-type="string" calcext:value-type="string">
            <text:p>[mũni]</text:p>
            <text:p>[mũnə]</text:p>
            <text:p>[mũjta]</text:p>
            <text:p>[mũjtə]</text:p>
            <text:p>[mũnə]</text:p>
          </table:table-cell>
          <table:table-cell table:style-name="ce100"/>
          <table:table-cell table:style-name="ce106"/>
          <table:table-cell table:style-name="ce129" office:value-type="string" calcext:value-type="string">
            <text:p>Je te bats , Vaincu I Defeat, Vanquish</text:p>
          </table:table-cell>
          <table:table-cell table:style-name="ce132" office:value-type="string" calcext:value-type="string">
            <text:p> </text:p>
          </table:table-cell>
          <table:table-cell table:number-columns-repeated="1014"/>
        </table:table-row>
        <table:table-row table:style-name="ro11">
          <table:table-cell office:value-type="string" calcext:value-type="string">
            <text:p>10</text:p>
          </table:table-cell>
          <table:table-cell table:style-name="ce96"/>
          <table:table-cell table:style-name="ce96" office:value-type="string" calcext:value-type="string">
            <text:p><text:span text:style-name="T193">M</text:span><text:span text:style-name="T194">UND</text:span><text:span text:style-name="T193">OJ</text:span><text:span text:style-name="T201"> </text:span><text:span text:style-name="T202">[mũndɔj]</text:span><text:span text:style-name="T201"> </text:span></text:p>
            <text:p><text:span text:style-name="T195">M</text:span><text:span text:style-name="T196">UND</text:span><text:span text:style-name="T195">OJA</text:span><text:span text:style-name="T197"> </text:span><text:span text:style-name="T198">[mũndɔja]</text:span> </text:p>
            <text:p><text:span text:style-name="T195">M</text:span><text:span text:style-name="T196">UND</text:span><text:span text:style-name="T195">O</text:span><text:span text:style-name="T197">J</text:span><text:span text:style-name="T198">E [mũnd</text:span>ɔjɛ] </text:p>
            <text:p>MUNDOI [mũndɔi] </text:p>
            <text:p>MUNDOVA [mũndɔva] </text:p>
            <text:p>MUNDOVE [mũndɔvɛ] </text:p>
            <text:p>MUNDON [mũndɔn] </text:p>
            <text:p>MUNDU [mũndu] </text:p>
            <text:p>MUNDUAR [mũndɔɾ] </text:p>
            <text:p>MUNDUR [mũndɔɾ] </text:p>
            <text:p>MUNDIM [mũndim] </text:p>
            <text:p>MUND [mũnd] </text:p>
            <text:p>MUNDËS [mũndəs]</text:p>
            <text:p>MUNDUES [mũndues]</text:p>
            <text:p>MUNDI [mũndi]</text:p>
            <text:p>Prononciation des Gothovär</text:p>
          </table:table-cell>
          <table:table-cell table:style-name="ce106"/>
          <table:table-cell table:style-name="ce96" office:value-type="string" calcext:value-type="string">
            <text:p><text:span text:style-name="T195">M</text:span><text:span text:style-name="T199">ÜN</text:span><text:span text:style-name="T195">ÔJ</text:span><text:span text:style-name="T197"> </text:span><text:span text:style-name="T198">[mũnɔj]</text:span><text:span text:style-name="T197"> </text:span></text:p>
            <text:p><text:span text:style-name="T195">M</text:span><text:span text:style-name="T199">ÜN</text:span><text:span text:style-name="T195">OJA</text:span><text:span text:style-name="T197"> </text:span><text:span text:style-name="T198">[mũnɔja]</text:span> </text:p>
            <text:p><text:span text:style-name="T195">M</text:span><text:span text:style-name="T199">ÜN</text:span><text:span text:style-name="T195">O</text:span><text:span text:style-name="T197">J</text:span><text:span text:style-name="T198">E [mũn</text:span><text:span text:style-name="T197">ɔjɛ] </text:span></text:p>
            <text:p>MÜNOI [mũnɔi] </text:p>
            <text:p>MÜNÔVA [mũnɔva] </text:p>
            <text:p>MÜNÔVE [mũnɔvɛ] </text:p>
            <text:p>MÜNÔN [mũnɔn] </text:p>
            <text:p>MÜNU [mũnu] </text:p>
            <text:p>MÜNUARË [mũnuaɾə] </text:p>
            <text:p>MÜNUR [mũnuɾ] </text:p>
            <text:p>MÜNIM [mũnim] </text:p>
            <text:p>MÜN [mũn] </text:p>
            <text:p>MÜNËS [mũnəs]</text:p>
            <text:p>MÜNUES [mũnues]</text:p>
            <text:p>MÜNI [mũni] harassant</text:p>
            <text:p>Prononciation des albanais de maggêduniɒ</text:p>
          </table:table-cell>
          <table:table-cell table:style-name="ce106" office:value-type="string" calcext:value-type="string">
            <text:p>[mũn·ɔj]</text:p>
            <text:p>[mũn·ɔja]</text:p>
            <text:p>[mũn·ɔjɛ]</text:p>
            <text:p>[mũn·ɔi]</text:p>
            <text:p>[mũn·ɔva]</text:p>
            <text:p>[mũn·ɔvɛ]</text:p>
            <text:p>[mũn·ɔn]</text:p>
            <text:p>[mũn·u]</text:p>
            <text:p>[mũn·uaɾə]</text:p>
            <text:p>[mũn·uɾ]</text:p>
            <text:p>[mũn·im]</text:p>
            <text:p>[mũn]</text:p>
            <text:p>[mũn·əs]</text:p>
            <text:p>[mũn·ues]</text:p>
            <text:p>[mũn·i]</text:p>
          </table:table-cell>
          <table:table-cell table:style-name="ce96"/>
          <table:table-cell table:style-name="ce106"/>
          <table:table-cell table:style-name="ce129" office:value-type="string" calcext:value-type="string">
            <text:p>Tourmenter, Extenuer, Harasser</text:p>
          </table:table-cell>
          <table:table-cell table:style-name="ce140" office:value-type="string" calcext:value-type="string">
            <text:p><text:span text:style-name="T195">EXTENVARE</text:span><text:span text:style-name="T197"> </text:span></text:p>
            <text:p>[<text:span text:style-name="T195">imp</text:span>osiblɛ] Etrosque </text:p>
            <text:p>[imposible] Ruman </text:p>
            <text:p>Hund: Chien en Allemand </text:p>
          </table:table-cell>
          <table:table-cell table:number-columns-repeated="1014"/>
        </table:table-row>
        <table:table-row table:style-name="ro12">
          <table:table-cell office:value-type="string" calcext:value-type="string">
            <text:p>11</text:p>
          </table:table-cell>
          <table:table-cell table:style-name="ce96" office:value-type="string" calcext:value-type="string">
            <text:p>(D'abord falsifié par les anglo-allemands (après 1918) puis les soviets (après 1945), qui furent gagnant contre-eux)</text:p>
          </table:table-cell>
          <table:table-cell table:style-name="ce100" office:value-type="string" calcext:value-type="string">
            <text:p><text:span text:style-name="T195">M</text:span><text:span text:style-name="T196">UND</text:span><text:span text:style-name="T195">ËSI</text:span><text:span text:style-name="T197"> </text:span><text:span text:style-name="T198">[mũndəsi] </text:span></text:p>
            <text:p><text:span text:style-name="T195">M</text:span><text:span text:style-name="T196">UND</text:span><text:span text:style-name="T195">UR</text:span><text:span text:style-name="T197"> </text:span><text:span text:style-name="T198">[pamunduɾ</text:span>] </text:p>
            <text:p>MUNDSHËM [mũndʃəm] </text:p>
            <text:p>MUNDSHME [pamundʃmɛ] </text:p>
            <text:p>MUNDËT [mundət] </text:p>
            <text:p>Prononciation des goths</text:p>
            <text:p/>
          </table:table-cell>
          <table:table-cell table:style-name="ce106"/>
          <table:table-cell table:style-name="ce96" office:value-type="string" calcext:value-type="string">
            <text:p><text:span text:style-name="T195">M</text:span><text:span text:style-name="T199">UN</text:span><text:span text:style-name="T195">ËSI</text:span><text:span text:style-name="T197"> </text:span><text:span text:style-name="T198">[mujəsi]</text:span><text:span text:style-name="T205"> </text:span></text:p>
            <text:p><text:span text:style-name="T195">M</text:span><text:span text:style-name="T199">UJ</text:span><text:span text:style-name="T195">UR</text:span><text:span text:style-name="T197"> </text:span><text:span text:style-name="T198">[mujur] </text:span></text:p>
            <text:p>MUJSHËM [mujʃəm] </text:p>
            <text:p>MUJSHME [mujʃmɛ] </text:p>
            <text:p>MUNËT [munət] </text:p>
            <text:p>Prononciation des Albanais de maggêduniɒ </text:p>
          </table:table-cell>
          <table:table-cell table:style-name="ce106" office:value-type="string" calcext:value-type="string">
            <text:p>[mujəsi] </text:p>
            <text:p>[mujur] </text:p>
            <text:p>[mujʃəm] </text:p>
            <text:p>[mujʃmɛ] </text:p>
            <text:p>[munət] </text:p>
          </table:table-cell>
          <table:table-cell table:style-name="ce96"/>
          <table:table-cell table:style-name="ce106"/>
          <table:table-cell table:style-name="ce129" office:value-type="string" calcext:value-type="string">
            <text:p>Possible, Possibilité</text:p>
          </table:table-cell>
          <table:table-cell table:style-name="ce140" office:value-type="string" calcext:value-type="string">
            <text:p>H<text:span text:style-name="T195">und</text:span>: Chien en Allemand </text:p>
          </table:table-cell>
          <table:table-cell table:number-columns-repeated="1014"/>
        </table:table-row>
        <table:table-row table:style-name="ro13">
          <table:table-cell office:value-type="string" calcext:value-type="string">
            <text:p>12</text:p>
          </table:table-cell>
          <table:table-cell table:style-name="ce99"/>
          <table:table-cell table:style-name="ce99" office:value-type="string" calcext:value-type="string">
            <text:p><text:span text:style-name="T203">אַמוֹן</text:span><text:span text:style-name="T204"> </text:span></text:p>
            <text:p>[ɛmon]</text:p>
          </table:table-cell>
          <table:table-cell table:style-name="ce106"/>
          <table:table-cell table:style-name="ce92" office:value-type="string" calcext:value-type="string">
            <text:p><text:span text:style-name="T114">آمُونُ</text:span><text:span text:style-name="T182"> </text:span></text:p>
            <text:p/>
          </table:table-cell>
          <table:table-cell table:style-name="ce106" office:value-type="string" calcext:value-type="string">
            <text:p>[a:mu:n]</text:p>
          </table:table-cell>
          <table:table-cell table:style-name="ce92"/>
          <table:table-cell table:style-name="ce106"/>
          <table:table-cell table:style-name="ce129"/>
          <table:table-cell table:style-name="ce132"/>
          <table:table-cell table:number-columns-repeated="1014"/>
        </table:table-row>
        <table:table-row table:style-name="ro14">
          <table:table-cell office:value-type="string" calcext:value-type="string">
            <text:p>13</text:p>
          </table:table-cell>
          <table:table-cell table:style-name="ce96" office:value-type="string" calcext:value-type="string">
            <text:p>(D'abord falsifié par les anglo-allemands (après 1918) puis les soviets (après 1945), qui furent gagnant contre-eux)</text:p>
          </table:table-cell>
          <table:table-cell table:style-name="ce100" office:value-type="string" calcext:value-type="string">
            <text:p><text:span text:style-name="T195">PAM</text:span><text:span text:style-name="T196">UND</text:span><text:span text:style-name="T195">ËSI</text:span><text:span text:style-name="T197"> </text:span><text:span text:style-name="T198">[mũndəsi] </text:span></text:p>
            <text:p>PAMUNDUR [pamunduɾ] </text:p>
            <text:p>PAMUNDSHËM [pamujʃəm] </text:p>
            <text:p>PAMUNDSHME [pamundʃmɛ] </text:p>
            <text:p>Prononciation des goths</text:p>
          </table:table-cell>
          <table:table-cell table:style-name="ce106"/>
          <table:table-cell table:style-name="ce116" office:value-type="string" calcext:value-type="string">
            <text:p><text:span text:style-name="T195">PAM</text:span><text:span text:style-name="T199">UN</text:span><text:span text:style-name="T195">ËSI</text:span><text:span text:style-name="T197"> </text:span><text:span text:style-name="T198">[mujəsi] </text:span></text:p>
            <text:p>PAMUJUR [pamunduɾ] </text:p>
            <text:p><text:span text:style-name="T216">PAMUJSHËM [</text:span><text:span text:style-name="T220">p</text:span><text:span text:style-name="T232">amujʃəm] </text:span></text:p>
            <text:p>PAMUJSHME [pamujʃmɛ] </text:p>
            <text:p>Prononciation des Albanais Romanisés de maggêduniɒ </text:p>
            <text:p>پامُنْسِبلَ pamunësi(ble) </text:p>
            <text:p>پاموسَبلْ pamuse(ble) </text:p>
            <text:p>امپوسِبلْ ampusi(ble) </text:p>
            <text:p>إمپوسِبلْ impossible </text:p>
          </table:table-cell>
          <table:table-cell table:style-name="ce106" office:value-type="string" calcext:value-type="string">
            <text:p>[mujəsi] [pamunduɾ] [pamujʃəm] [pamujʃmɛ] </text:p>
          </table:table-cell>
          <table:table-cell table:style-name="ce116"/>
          <table:table-cell table:style-name="ce106"/>
          <table:table-cell table:style-name="ce129" office:value-type="string" calcext:value-type="string">
            <text:p>Impossible, Impossibilité</text:p>
            <text:p>IM-POSSIBILIS</text:p>
            <text:p>إمپوسِبلْ</text:p>
          </table:table-cell>
          <table:table-cell table:style-name="ce140" office:value-type="string" calcext:value-type="string">
            <text:p>Du latin</text:p>
            <text:p>I<text:span text:style-name="T195">MPO</text:span>SSIBLE </text:p>
            <text:p>[imposiblɛ] Etrosque </text:p>
            <text:p>[imposible] Rumanes</text:p>
            <text:p>Hund: Chien en Allemand </text:p>
          </table:table-cell>
          <table:table-cell table:number-columns-repeated="1014"/>
        </table:table-row>
        <table:table-row table:style-name="ro15">
          <table:table-cell office:value-type="string" calcext:value-type="string">
            <text:p>14</text:p>
          </table:table-cell>
          <table:table-cell table:style-name="ce96" office:value-type="string" calcext:value-type="string">
            <text:p>Ajout de <text:span text:style-name="T183">DËR</text:span> par les soviets (<text:span text:style-name="T184">RED</text:span> : Rouge) </text:p>
            <text:p><text:span text:style-name="T185">[dɛr : pig → big]</text:span></text:p>
            <text:p>FSHIJ PRISH ANULLOJ </text:p>
          </table:table-cell>
          <table:table-cell table:style-name="ce100" office:value-type="string" calcext:value-type="string">
            <text:p><text:span text:style-name="T195">K</text:span><text:span text:style-name="T196">UNDËR</text:span><text:span text:style-name="T195">VEPRUAR</text:span></text:p>
            <text:p>Prononciation d'albanie</text:p>
          </table:table-cell>
          <table:table-cell table:style-name="ce106" office:value-type="string" calcext:value-type="string">
            <text:p>[qũndəɾvepɾuaɾ]</text:p>
          </table:table-cell>
          <table:table-cell table:style-name="ce100" office:value-type="string" calcext:value-type="string">
            <text:p><text:span text:style-name="T195">K</text:span><text:span text:style-name="T199">UNTËR</text:span><text:span text:style-name="T195">VEPRUARË</text:span></text:p>
            <text:p>Prononciation corrigé </text:p>
          </table:table-cell>
          <table:table-cell table:style-name="ce106" office:value-type="string" calcext:value-type="string">
            <text:p>[qũntəɾvepɾuaɾə]</text:p>
          </table:table-cell>
          <table:table-cell table:style-name="ce100"/>
          <table:table-cell table:style-name="ce106"/>
          <table:table-cell table:style-name="ce129" office:value-type="string" calcext:value-type="string">
            <text:p>Contrecarrer Counteract </text:p>
          </table:table-cell>
          <table:table-cell table:style-name="ce140" office:value-type="string" calcext:value-type="string">
            <text:p>Du Creg</text:p>
            <text:p>Ϟ<text:span text:style-name="T195">ONT</text:span>RA </text:p>
            <text:p>CONTRA</text:p>
            <text:p>Hund : Chien en Allemand </text:p>
          </table:table-cell>
          <table:table-cell table:number-columns-repeated="1014"/>
        </table:table-row>
        <table:table-row table:style-name="ro15">
          <table:table-cell office:value-type="string" calcext:value-type="string">
            <text:p>14</text:p>
          </table:table-cell>
          <table:table-cell table:style-name="ce96" office:value-type="string" calcext:value-type="string">
            <text:p>Ajout de <text:span text:style-name="T183">DËR</text:span> par les soviets (<text:span text:style-name="T184">RED</text:span> : Rouge) </text:p>
            <text:p><text:span text:style-name="T185">[dɛr : pig → big]</text:span></text:p>
            <text:p>FSHIJ PRISH ANULLOJ </text:p>
          </table:table-cell>
          <table:table-cell table:style-name="ce100" office:value-type="string" calcext:value-type="string">
            <text:p><text:span text:style-name="T195">K</text:span><text:span text:style-name="T196">UNDËR</text:span><text:span text:style-name="T195">VEPROJ</text:span><text:span text:style-name="T197"> </text:span></text:p>
            <text:p>Prononciation d'albanie</text:p>
          </table:table-cell>
          <table:table-cell table:style-name="ce106" office:value-type="string" calcext:value-type="string">
            <text:p>[qũndəɾvepɾɔj] </text:p>
          </table:table-cell>
          <table:table-cell table:style-name="ce100" office:value-type="string" calcext:value-type="string">
            <text:p><text:span text:style-name="T195">K</text:span><text:span text:style-name="T199">UNTËR</text:span><text:span text:style-name="T195">VEPROJ</text:span></text:p>
            <text:p>Prononciation corrigé </text:p>
          </table:table-cell>
          <table:table-cell table:style-name="ce106" office:value-type="string" calcext:value-type="string">
            <text:p>[qũntəɾvepɾɔj]</text:p>
          </table:table-cell>
          <table:table-cell table:style-name="ce100"/>
          <table:table-cell table:style-name="ce106"/>
          <table:table-cell table:style-name="ce129" office:value-type="string" calcext:value-type="string">
            <text:p>Contrecarrer Counteract </text:p>
          </table:table-cell>
          <table:table-cell table:style-name="ce140" office:value-type="string" calcext:value-type="string">
            <text:p>Du Creg</text:p>
            <text:p>Ϟ<text:span text:style-name="T195">ONT</text:span>RA </text:p>
            <text:p>CONTRA</text:p>
            <text:p>Hund : Chien en Allemand </text:p>
          </table:table-cell>
          <table:table-cell table:number-columns-repeated="1014"/>
        </table:table-row>
        <table:table-row table:style-name="ro16">
          <table:table-cell office:value-type="string" calcext:value-type="string">
            <text:p>14</text:p>
          </table:table-cell>
          <table:table-cell table:style-name="ce96" office:value-type="string" calcext:value-type="string">
            <text:p>Ajout de <text:span text:style-name="T183">DËR</text:span> par les soviets (<text:span text:style-name="T184">RED</text:span> : Rouge) </text:p>
            <text:p><text:span text:style-name="T185">[dɛr : pig → big]</text:span></text:p>
            <text:p>FSHIJ PRISH ANULLOJ </text:p>
          </table:table-cell>
          <table:table-cell table:style-name="ce100" office:value-type="string" calcext:value-type="string">
            <text:p><text:span text:style-name="T195">K</text:span><text:span text:style-name="T196">UNDËR</text:span><text:span text:style-name="T195">VEPRIM</text:span></text:p>
            <text:p>Prononciation d'albanie</text:p>
          </table:table-cell>
          <table:table-cell table:style-name="ce106" office:value-type="string" calcext:value-type="string">
            <text:p>[qũndəɾvepɾim]</text:p>
          </table:table-cell>
          <table:table-cell table:style-name="ce100" office:value-type="string" calcext:value-type="string">
            <text:p><text:span text:style-name="T195">K</text:span><text:span text:style-name="T199">UNTËR</text:span><text:span text:style-name="T195">VEPRUARË</text:span><text:span text:style-name="T197"> </text:span></text:p>
            <text:p>KUNTËRVEPROJ [qũntəɾvepɾɔj] </text:p>
            <text:p>KUNTËRVEPRIM [qũntəɾvepɾim]</text:p>
            <text:p>Prononciation corrigé </text:p>
          </table:table-cell>
          <table:table-cell table:style-name="ce106" office:value-type="string" calcext:value-type="string">
            <text:p>[qũntəɾvepɾuaɾə]</text:p>
          </table:table-cell>
          <table:table-cell table:style-name="ce100"/>
          <table:table-cell table:style-name="ce106"/>
          <table:table-cell table:style-name="ce129" office:value-type="string" calcext:value-type="string">
            <text:p>Contrecarrer Counteract </text:p>
          </table:table-cell>
          <table:table-cell table:style-name="ce140" office:value-type="string" calcext:value-type="string">
            <text:p>Du Creg</text:p>
            <text:p>Ϟ<text:span text:style-name="T195">ONT</text:span>RA </text:p>
            <text:p>CONTRA</text:p>
            <text:p>Hund : Chien en Allemand </text:p>
          </table:table-cell>
          <table:table-cell office:value-type="string" calcext:value-type="string">
            <text:p><text:s/></text:p>
          </table:table-cell>
          <table:table-cell table:number-columns-repeated="1013"/>
        </table:table-row>
        <table:table-row table:style-name="ro17">
          <table:table-cell office:value-type="string" calcext:value-type="string">
            <text:p>15</text:p>
          </table:table-cell>
          <table:table-cell table:style-name="ce96"/>
          <table:table-cell table:style-name="ce96" office:value-type="string" calcext:value-type="string">
            <text:p><text:span text:style-name="T195">K</text:span><text:span text:style-name="T196">UND</text:span><text:span text:style-name="T195">RA</text:span><text:span text:style-name="T197"> </text:span><text:span text:style-name="T198">[qũndɾa]</text:span><text:span text:style-name="T197"> </text:span></text:p>
            <text:p>KUNDËR [qũndəɾ]</text:p>
            <text:p>Prononciation d'albanie</text:p>
          </table:table-cell>
          <table:table-cell table:style-name="ce106"/>
          <table:table-cell table:style-name="ce96" office:value-type="string" calcext:value-type="string">
            <text:p><text:span text:style-name="T195">K</text:span><text:span text:style-name="T199">UNT</text:span><text:span text:style-name="T195">RA</text:span><text:span text:style-name="T197"> </text:span><text:span text:style-name="T198">[qũntɾa]</text:span><text:span text:style-name="T197"> </text:span></text:p>
            <text:p>KUNTËR [qũntəɾ]</text:p>
            <text:p>Prononciation corrigé </text:p>
          </table:table-cell>
          <table:table-cell table:style-name="ce106"/>
          <table:table-cell table:style-name="ce96"/>
          <table:table-cell table:style-name="ce106"/>
          <table:table-cell table:style-name="ce129" office:value-type="string" calcext:value-type="string">
            <text:p>Contre Against, Counter </text:p>
          </table:table-cell>
          <table:table-cell table:style-name="ce140" office:value-type="string" calcext:value-type="string">
            <text:p>Du Creg</text:p>
            <text:p>ϞΌΝΤΡΑ </text:p>
            <text:p>[qontra] Ellênes </text:p>
            <text:p>[qontra] Cregques</text:p>
            <text:p>Κοντά </text:p>
            <text:p>Contra </text:p>
            <text:p>Contornare</text:p>
          </table:table-cell>
          <table:table-cell table:number-columns-repeated="1014"/>
        </table:table-row>
        <table:table-row table:style-name="ro10">
          <table:table-cell office:value-type="string" calcext:value-type="string">
            <text:p>16</text:p>
          </table:table-cell>
          <table:table-cell table:style-name="ce96"/>
          <table:table-cell table:style-name="ce96" office:value-type="string" calcext:value-type="string">
            <text:p><text:span text:style-name="T195">K</text:span><text:span text:style-name="T196">UND</text:span><text:span text:style-name="T195">ËRSHTIM</text:span><text:span text:style-name="T197"> </text:span><text:span text:style-name="T198">[qũndəɾʃtim]</text:span><text:span text:style-name="T197"> </text:span></text:p>
            <text:p>KUNDËRSHTUA [qũndəɾʃtua] </text:p>
            <text:p>KUNDËRSHTI [qũndəɾʃti]</text:p>
            <text:p>Prononciation d'albanie</text:p>
            <text:p>(D'abord falsifié par les anglo-allemands (après 1918) puis les soviets (après 1945), qui furent gagnant contre-eux) </text:p>
          </table:table-cell>
          <table:table-cell table:style-name="ce106"/>
          <table:table-cell table:style-name="ce96" office:value-type="string" calcext:value-type="string">
            <text:p><text:span text:style-name="T195">K</text:span><text:span text:style-name="T199">UNT</text:span><text:span text:style-name="T195">ËRSHTIM</text:span><text:span text:style-name="T197"> </text:span><text:span text:style-name="T198">[qũntəɾʃtim]</text:span><text:span text:style-name="T197"> </text:span></text:p>
            <text:p>KUNTËRSHTUA [qũntəɾʃtua] </text:p>
            <text:p>KUNTËRSHTI [qũntəɾʃti]</text:p>
            <text:p>Language traditionnel</text:p>
            <text:p>Prononciation corrigé de Gazimend </text:p>
          </table:table-cell>
          <table:table-cell table:style-name="ce106" office:value-type="string" calcext:value-type="string">
            <text:p>[qũntəɾʃtim] [qũntəɾʃtua] [qũntəɾʃti]</text:p>
          </table:table-cell>
          <table:table-cell table:style-name="ce96"/>
          <table:table-cell table:style-name="ce106"/>
          <table:table-cell table:style-name="ce129" office:value-type="string" calcext:value-type="string">
            <text:p>Antipathy</text:p>
            <text:p>Antipathy</text:p>
            <text:p>Contrer </text:p>
            <text:p>Counteract</text:p>
            <text:p> </text:p>
          </table:table-cell>
          <table:table-cell table:style-name="ce140" office:value-type="string" calcext:value-type="string">
            <text:p>Du Creg</text:p>
            <text:p>Ϟ<text:span text:style-name="T195">ONT</text:span>RA </text:p>
            <text:p>CONTRE</text:p>
            <text:p>Hund : Chien en Allemand </text:p>
          </table:table-cell>
          <table:table-cell table:number-columns-repeated="1014"/>
        </table:table-row>
        <table:table-row table:style-name="ro9">
          <table:table-cell office:value-type="string" calcext:value-type="string">
            <text:p>17</text:p>
          </table:table-cell>
          <table:table-cell table:style-name="ce96"/>
          <table:table-cell table:style-name="ce100" office:value-type="string" calcext:value-type="string">
            <text:p><text:span text:style-name="T195">H</text:span><text:span text:style-name="T196">ÜND</text:span><text:span text:style-name="T195">Ë</text:span><text:span text:style-name="T197"> </text:span></text:p>
            <text:p>HÜNDA [hũnda]</text:p>
            <text:p>Prononciation des Gothovarë</text:p>
          </table:table-cell>
          <table:table-cell table:style-name="ce106" office:value-type="string" calcext:value-type="string">
            <text:p>[hũndə]</text:p>
          </table:table-cell>
          <table:table-cell table:style-name="ce93" office:value-type="string" calcext:value-type="string">
            <text:p><text:s/>Prononciation de maggêduniɒ</text:p>
          </table:table-cell>
          <table:table-cell table:style-name="ce106"/>
          <table:table-cell table:style-name="ce93"/>
          <table:table-cell table:style-name="ce106"/>
          <table:table-cell table:style-name="ce129" office:value-type="string" calcext:value-type="string">
            <text:p>Nez Nose</text:p>
          </table:table-cell>
          <table:table-cell table:style-name="ce141" office:value-type="string" calcext:value-type="string">
            <text:p>הוּןַ</text:p>
          </table:table-cell>
          <table:table-cell table:number-columns-repeated="1014"/>
        </table:table-row>
        <table:table-row table:style-name="ro9">
          <table:table-cell office:value-type="string" calcext:value-type="string">
            <text:p>18</text:p>
          </table:table-cell>
          <table:table-cell table:style-name="ce96"/>
          <table:table-cell table:style-name="ce96" office:value-type="string" calcext:value-type="string">
            <text:p><text:span text:style-name="T195">PËL-</text:span><text:span text:style-name="T196">QEN</text:span><text:span text:style-name="T197"> </text:span><text:span text:style-name="T198">[pəlʨɛn / pəlqɛn]</text:span></text:p>
            <text:p>BEL-GEN-ISET</text:p>
          </table:table-cell>
          <table:table-cell table:style-name="ce106"/>
          <table:table-cell table:style-name="ce103" office:value-type="string" calcext:value-type="string">
            <text:p><text:span text:style-name="T195">BE-GEN-ISËT</text:span></text:p>
            <text:p>du Turk ce dit aussi en Shqip </text:p>
            <text:p>Turkicisme</text:p>
          </table:table-cell>
          <table:table-cell table:style-name="ce106" office:value-type="string" calcext:value-type="string">
            <text:p>[begɛnisət]</text:p>
          </table:table-cell>
          <table:table-cell table:style-name="ce103"/>
          <table:table-cell table:style-name="ce106"/>
          <table:table-cell table:style-name="ce129" office:value-type="string" calcext:value-type="string">
            <text:p>Me Plait, plaire <text:s/>I like it, like </text:p>
          </table:table-cell>
          <table:table-cell table:style-name="ce132" office:value-type="string" calcext:value-type="string">
            <text:p> </text:p>
          </table:table-cell>
          <table:table-cell table:number-columns-repeated="1014"/>
        </table:table-row>
        <table:table-row table:style-name="ro18">
          <table:table-cell office:value-type="string" calcext:value-type="string">
            <text:p>19</text:p>
          </table:table-cell>
          <table:table-cell table:style-name="ce96"/>
          <table:table-cell table:style-name="ce96" office:value-type="string" calcext:value-type="string">
            <text:p><text:span text:style-name="T193">MBIJETUAR</text:span><text:span text:style-name="T201"> </text:span><text:span text:style-name="T202">[mbijetɔɾ]</text:span><text:span text:style-name="T201"> </text:span></text:p>
          </table:table-cell>
          <table:table-cell table:style-name="ce106"/>
          <table:table-cell table:style-name="ce100" office:value-type="string" calcext:value-type="string">
            <text:p>QËNDRUARË</text:p>
          </table:table-cell>
          <table:table-cell table:style-name="ce106" office:value-type="string" calcext:value-type="string">
            <text:p>[ʨəndɾ·uaɾə]</text:p>
            <text:p>[qəndɾ·uaɾə]</text:p>
          </table:table-cell>
          <table:table-cell table:style-name="ce100"/>
          <table:table-cell table:style-name="ce106"/>
          <table:table-cell table:style-name="ce130" office:value-type="string" calcext:value-type="string">
            <text:p><text:span text:style-name="T195">MBIJETOJ</text:span><text:span text:style-name="T197"> </text:span></text:p>
            <text:p><text:span text:style-name="T195">Revivre</text:span><text:span text:style-name="T197"> </text:span></text:p>
            <text:p><text:span text:style-name="T195">Re</text:span><text:span text:style-name="T199">liv</text:span><text:span text:style-name="T195">e</text:span></text:p>
            <text:p>QËNDROJ </text:p>
            <text:p>Endurer, Survivre </text:p>
            <text:p>Endure, Survive</text:p>
            <text:p>INDURARE ↓ </text:p>
            <text:p>ENDURARE ↓ </text:p>
            <text:p>ENDRUARE ↓ </text:p>
            <text:p>QENDRUARË ↓ </text:p>
            <text:p>QËNDRUAR</text:p>
            <text:p> </text:p>
          </table:table-cell>
          <table:table-cell table:style-name="ce148" office:value-type="string" calcext:value-type="string">
            <text:p>Du latin</text:p>
            <text:p>INDVRARE </text:p>
            <text:p>[indɔɾaɾɛ] Etrosque </text:p>
            <text:p>[indurare] Rumanes</text:p>
            <text:p>(Qën : chien)</text:p>
          </table:table-cell>
          <table:table-cell table:number-columns-repeated="1014"/>
        </table:table-row>
        <table:table-row table:style-name="ro5">
          <table:table-cell/>
          <table:table-cell table:style-name="ce96"/>
          <table:table-cell table:style-name="ce101" office:value-type="string" calcext:value-type="string">
            <text:p>MBIJETU</text:p>
          </table:table-cell>
          <table:table-cell table:style-name="ce106" office:value-type="string" calcext:value-type="string">
            <text:p>[mbijetu]</text:p>
          </table:table-cell>
          <table:table-cell table:style-name="ce101" office:value-type="string" calcext:value-type="string">
            <text:p>QËNDRU</text:p>
          </table:table-cell>
          <table:table-cell table:style-name="ce106" office:value-type="string" calcext:value-type="string">
            <text:p>[ʨəndɾu]</text:p>
            <text:p>[qəndɾu]</text:p>
          </table:table-cell>
          <table:table-cell table:style-name="ce100"/>
          <table:table-cell table:style-name="ce106"/>
          <table:table-cell table:style-name="ce130"/>
          <table:table-cell table:style-name="ce148"/>
          <table:table-cell table:number-columns-repeated="1014"/>
        </table:table-row>
        <table:table-row table:style-name="ro5">
          <table:table-cell/>
          <table:table-cell table:style-name="ce96"/>
          <table:table-cell table:style-name="ce101" office:value-type="string" calcext:value-type="string">
            <text:p>MBIJETUR</text:p>
          </table:table-cell>
          <table:table-cell table:style-name="ce106" office:value-type="string" calcext:value-type="string">
            <text:p>[mbijetɔɾ]</text:p>
          </table:table-cell>
          <table:table-cell table:style-name="ce101" office:value-type="string" calcext:value-type="string">
            <text:p>QËNDRUR</text:p>
          </table:table-cell>
          <table:table-cell table:style-name="ce106" office:value-type="string" calcext:value-type="string">
            <text:p>[ʨəndɾuɾ]</text:p>
            <text:p>[qəndɾuɾ]</text:p>
          </table:table-cell>
          <table:table-cell table:style-name="ce100"/>
          <table:table-cell table:style-name="ce106"/>
          <table:table-cell table:style-name="ce130"/>
          <table:table-cell table:style-name="ce148"/>
          <table:table-cell table:number-columns-repeated="1014"/>
        </table:table-row>
        <table:table-row table:style-name="ro19">
          <table:table-cell/>
          <table:table-cell table:style-name="ce96"/>
          <table:table-cell table:style-name="ce96" office:value-type="string" calcext:value-type="string">
            <text:p><text:span text:style-name="T188">MBIJETOJ</text:span><text:span text:style-name="T189"> </text:span></text:p>
            <text:p><text:span text:style-name="T183">MBIJETOJA</text:span><text:span text:style-name="T186"> </text:span><text:span text:style-name="T198">[mbijetɔja]</text:span> </text:p>
            <text:p><text:span text:style-name="T183">MBIJETO</text:span><text:span text:style-name="T186">J</text:span><text:span text:style-name="T198">E [mbijet</text:span>ɔjɛ] </text:p>
            <text:p>MBIJETOI [mbijetɔi] </text:p>
            <text:p>MBIJETOVA [mbijetɔva] </text:p>
            <text:p>MBIJETOVE [mbijetɔvɛ] </text:p>
            <text:p>MBIJETON [mbijetɔn] </text:p>
            <text:p>MBIJETIM [mbijetim] </text:p>
            <text:p>MBIJET [mbijet] </text:p>
            <text:p>MBIJETËS [mbijetəs]</text:p>
            <text:p>MBIJETUES [mbijetues]</text:p>
            <text:p>MBIJETI [mbijeti]</text:p>
            <text:p>Prononciation d'Albanie</text:p>
          </table:table-cell>
          <table:table-cell table:style-name="ce106" office:value-type="string" calcext:value-type="string">
            <text:p>[mbijetɔj]</text:p>
          </table:table-cell>
          <table:table-cell table:style-name="ce100" office:value-type="string" calcext:value-type="string">
            <text:p><text:span text:style-name="T183">QËNDRÔJ</text:span></text:p>
            <text:p><text:span text:style-name="T183">QËNDRÔJA</text:span></text:p>
            <text:p><text:span text:style-name="T183">QËNDRÔ</text:span>JE</text:p>
            <text:p>QËNDRÔI</text:p>
            <text:p>QËNDRÔVA</text:p>
            <text:p>QËNDRÔVE</text:p>
            <text:p>QËNDRÔN</text:p>
            <text:p>QËNDRIM</text:p>
            <text:p>QËNDR</text:p>
            <text:p>QËNDRËS</text:p>
            <text:p>QËNDRUES</text:p>
            <text:p>QËNDRI</text:p>
            <text:p>Prononciation de Maggêduniɒ</text:p>
          </table:table-cell>
          <table:table-cell table:style-name="ce106" office:value-type="string" calcext:value-type="string">
            <text:p>[ʨəndɾɔj / qəndɾɔj]</text:p>
            <text:p>[ʨəndɾɔja / qəndɾɔja] </text:p>
            <text:p>[ʨəndɾɔjɛ / qəndɾɔjɛ] </text:p>
            <text:p>[ʨəndɾɔi / qəndɾɔi] </text:p>
            <text:p>[ʨəndɾɔj / qəndɾɔj] </text:p>
            <text:p>[ʨəndɾɔj / qəndɾɔj] </text:p>
            <text:p>[ʨəndɾɔn / qəndɾɔn] </text:p>
            <text:p>[ʨəndɾu / qəndɾu] </text:p>
            <text:p>[ʨəndɾ / qəndɾ] </text:p>
            <text:p>[ʨəndɾəs / qəndɾəs]</text:p>
            <text:p>[ʨəndɾues / qəndɾues]</text:p>
            <text:p>[ʨəndɾi / qəndɾi]</text:p>
          </table:table-cell>
          <table:table-cell table:style-name="ce100"/>
          <table:table-cell table:style-name="ce106"/>
          <table:table-cell table:style-name="ce130"/>
          <table:table-cell table:style-name="ce148"/>
          <table:table-cell table:number-columns-repeated="1014"/>
        </table:table-row>
        <table:table-row table:style-name="ro10">
          <table:table-cell office:value-type="string" calcext:value-type="string">
            <text:p>20</text:p>
          </table:table-cell>
          <table:table-cell table:style-name="ce96"/>
          <table:table-cell table:style-name="ce96" office:value-type="string" calcext:value-type="string">
            <text:p><text:span text:style-name="T184">QËND</text:span><text:span text:style-name="T195">ËR</text:span><text:span text:style-name="T197"> </text:span><text:span text:style-name="T198">[ʨəndər / qəndər]</text:span></text:p>
            <text:p>(D'abord falsifié par les anglo-allemands (après 1918) puis les soviets (après 1945), qui furent gagnant contre-eux) </text:p>
            <text:p>Ajout de DËR par les soviets (RED : Rouge) </text:p>
            <text:p>[dɛr : pig → big]</text:p>
          </table:table-cell>
          <table:table-cell table:style-name="ce106"/>
          <table:table-cell table:style-name="ce96" office:value-type="string" calcext:value-type="string">
            <text:p><text:span text:style-name="T218">Ç</text:span><text:span text:style-name="T195">ËN</text:span><text:span text:style-name="T199">T</text:span><text:span text:style-name="T195">ËR</text:span><text:span text:style-name="T197"> </text:span><text:span text:style-name="T198">[ʧəntər]</text:span><text:span text:style-name="T197"> ou</text:span></text:p>
            <text:p><text:span text:style-name="T218">Q</text:span><text:span text:style-name="T195">ËN</text:span><text:span text:style-name="T199">T</text:span><text:span text:style-name="T195">ËR</text:span><text:span text:style-name="T197"> </text:span><text:span text:style-name="T198">[ʨəntər / ʧəntər / qəntər]</text:span></text:p>
          </table:table-cell>
          <table:table-cell table:style-name="ce106"/>
          <table:table-cell table:style-name="ce96"/>
          <table:table-cell table:style-name="ce106"/>
          <table:table-cell table:style-name="ce129" office:value-type="string" calcext:value-type="string">
            <text:p>Centre <text:s/>Center</text:p>
          </table:table-cell>
          <table:table-cell table:style-name="ce132" office:value-type="string" calcext:value-type="string">
            <text:p>Du latin</text:p>
            <text:p>CENTRVM</text:p>
            <text:p>De l'Ellên </text:p>
            <text:p>ϞΕΝΤΡΟ </text:p>
            <text:p>κέντρο </text:p>
          </table:table-cell>
          <table:table-cell table:number-columns-repeated="1014"/>
        </table:table-row>
        <table:table-row table:style-name="ro15">
          <table:table-cell office:value-type="string" calcext:value-type="string">
            <text:p>21</text:p>
          </table:table-cell>
          <table:table-cell table:style-name="ce93"/>
          <table:table-cell table:style-name="ce93" office:value-type="string" calcext:value-type="string">
            <text:p><text:span text:style-name="T195">NEVOJTORE</text:span><text:span text:style-name="T197"> </text:span><text:span text:style-name="T198">[nevɔjtɔɾɛ]</text:span></text:p>
            <text:p>Prononciation d'Albanie</text:p>
          </table:table-cell>
          <table:table-cell table:style-name="ce106"/>
          <table:table-cell table:style-name="ce96" office:value-type="string" calcext:value-type="string">
            <text:p><text:span text:style-name="T195">NEVITÔRE</text:span><text:span text:style-name="T197"> </text:span><text:span text:style-name="T198">[nevitɔɾɛ]</text:span></text:p>
            <text:p>Prononciation de maggêduniɒ</text:p>
            <text:p><text:span text:style-name="T184">QEN</text:span><text:span text:style-name="T195">EF</text:span><text:span text:style-name="T197"> </text:span><text:span text:style-name="T198">[ʧɛnɛf / qɛnɛf ]</text:span></text:p>
            <text:p>(Turkicisme de <text:span text:style-name="T195">KENEF</text:span> <text:span text:style-name="T185">[qɛnɛf]</text:span>)</text:p>
          </table:table-cell>
          <table:table-cell table:style-name="ce106"/>
          <table:table-cell table:style-name="ce96"/>
          <table:table-cell table:style-name="ce106"/>
          <table:table-cell table:style-name="ce129" office:value-type="string" calcext:value-type="string">
            <text:p>Toillette W.C</text:p>
          </table:table-cell>
          <table:table-cell table:style-name="ce132" office:value-type="string" calcext:value-type="string">
            <text:p> </text:p>
          </table:table-cell>
          <table:table-cell table:number-columns-repeated="1014"/>
        </table:table-row>
        <table:table-row table:style-name="ro15">
          <table:table-cell office:value-type="string" calcext:value-type="string">
            <text:p>22</text:p>
          </table:table-cell>
          <table:table-cell table:style-name="ce93"/>
          <table:table-cell table:style-name="ce93" office:value-type="string" calcext:value-type="string">
            <text:p><text:span text:style-name="T193">SHE</text:span><text:span text:style-name="T194">QE</text:span><text:span text:style-name="T193">R</text:span><text:span text:style-name="T201"> </text:span><text:span text:style-name="T202">[ʃɛʨɛr / ʃɛʧɛr]</text:span></text:p>
            <text:p> </text:p>
            <text:p>Prononciation d'Albanie</text:p>
          </table:table-cell>
          <table:table-cell table:style-name="ce106"/>
          <table:table-cell table:style-name="ce96" office:value-type="string" calcext:value-type="string">
            <text:p><text:span text:style-name="T195">SHE</text:span><text:span text:style-name="T196">QE</text:span><text:span text:style-name="T195">R</text:span><text:span text:style-name="T197"> </text:span><text:span text:style-name="T198">[ʃɛʧɛr / ʃɛqɛr]</text:span></text:p>
            <text:p>(Turkicisme de <text:span text:style-name="T195">ŞEKER</text:span> <text:span text:style-name="T185">[ʃɛqɛr]</text:span>) </text:p>
            <text:p>Prononciation de maggêduniɒ Шекер / Шеќер</text:p>
          </table:table-cell>
          <table:table-cell table:style-name="ce106"/>
          <table:table-cell table:style-name="ce96"/>
          <table:table-cell table:style-name="ce106"/>
          <table:table-cell table:style-name="ce129" office:value-type="string" calcext:value-type="string">
            <text:p>Sucre Sugar</text:p>
          </table:table-cell>
          <table:table-cell table:style-name="ce146" office:value-type="string" calcext:value-type="string">
            <text:p><text:span text:style-name="T224">De l'arbi </text:span></text:p>
            <text:p>سَكَّرَ </text:p>
            <text:p>[sɛkɛr] Othmanli </text:p>
            <text:p>[saq:ara] Orbi</text:p>
          </table:table-cell>
          <table:table-cell table:number-columns-repeated="1014"/>
        </table:table-row>
        <table:table-row table:style-name="ro8">
          <table:table-cell office:value-type="string" calcext:value-type="string">
            <text:p>23</text:p>
          </table:table-cell>
          <table:table-cell table:style-name="ce93"/>
          <table:table-cell table:style-name="ce93" office:value-type="string" calcext:value-type="string">
            <text:p><text:span text:style-name="T195">DEVE </text:span><text:span text:style-name="T200">[dewɛ]</text:span><text:span text:style-name="T195"> </text:span></text:p>
            <text:p>DEVË [dewə] </text:p>
            <text:p>DEVA [dewa]</text:p>
            <text:p>Prononciation de albanais de maggêduniɒ</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1" office:value-type="string" calcext:value-type="string">
            <text:p>Chameau Camel</text:p>
          </table:table-cell>
          <table:table-cell table:style-name="ce132" office:value-type="string" calcext:value-type="string">
            <text:p>Du Creg </text:p>
            <text:p>ΚΑΜΗΛΟΣ</text:p>
            <text:p>דו</text:p>
          </table:table-cell>
          <table:table-cell table:number-columns-repeated="1014"/>
        </table:table-row>
        <table:table-row table:style-name="ro8">
          <table:table-cell office:value-type="string" calcext:value-type="string">
            <text:p>24</text:p>
          </table:table-cell>
          <table:table-cell table:style-name="ce96"/>
          <table:table-cell table:style-name="ce96" office:value-type="string" calcext:value-type="string">
            <text:p><text:span text:style-name="T195">DELE </text:span><text:span text:style-name="T200">[dɛlɛ]</text:span><text:span text:style-name="T195"> </text:span></text:p>
            <text:p>DELË [dɛlə] </text:p>
            <text:p><text:span text:style-name="T195">D</text:span><text:span text:style-name="T197">ELA [dɛ</text:span><text:span text:style-name="T205">l</text:span><text:span text:style-name="T197">a]</text:span></text:p>
            <text:p>Prononciation d'albanie</text:p>
            <text:p>b c'est d &amp; l c'est ɾ</text:p>
          </table:table-cell>
          <table:table-cell table:style-name="ce106"/>
          <table:table-cell table:style-name="ce93" office:value-type="string" calcext:value-type="string">
            <text:p><text:span text:style-name="T195">BELE </text:span><text:span text:style-name="T200">[belɛ]</text:span><text:span text:style-name="T195"> </text:span></text:p>
            <text:p>BELË [belə] </text:p>
            <text:p>BELA [bela]</text:p>
            <text:p>Prononciation corrigé</text:p>
          </table:table-cell>
          <table:table-cell table:style-name="ce106"/>
          <table:table-cell table:style-name="ce93"/>
          <table:table-cell table:style-name="ce106"/>
          <table:table-cell table:style-name="ce129" office:value-type="string" calcext:value-type="string">
            <text:p>Brebis Ewe</text:p>
          </table:table-cell>
          <table:table-cell table:style-name="ce142" office:value-type="string" calcext:value-type="string">
            <text:p>Du latin </text:p>
            <text:p><text:span text:style-name="T216">BER</text:span><text:span text:style-name="T217">BI</text:span><text:span text:style-name="T223">X,</text:span> -ICIS</text:p>
            <text:p>דאל </text:p>
            <text:p>דל</text:p>
          </table:table-cell>
          <table:table-cell table:number-columns-repeated="1014"/>
        </table:table-row>
        <table:table-row table:style-name="ro20">
          <table:table-cell office:value-type="string" calcext:value-type="string">
            <text:p>25</text:p>
          </table:table-cell>
          <table:table-cell table:style-name="ce96"/>
          <table:table-cell table:style-name="ce96" office:value-type="string" calcext:value-type="string">
            <text:p><text:span text:style-name="T184">QIN</text:span><text:span text:style-name="T195">GJ</text:span><text:span text:style-name="T197"> </text:span><text:span text:style-name="T198">[ʧinɟ]</text:span><text:span text:style-name="T197"> </text:span></text:p>
            <text:p>QINGJA [ʧinɟa] </text:p>
            <text:p><text:span text:style-name="T184">QIN</text:span><text:span text:style-name="T195">GJA</text:span><text:span text:style-name="T200">T [ʧin</text:span><text:span text:style-name="T197">ɟat]</text:span></text:p>
            <text:p>Prononciation du Gothova <text:span text:style-name="T195"><text:a xlink:href="http://www.babylon.com/" xlink:type="simple">Dico</text:a></text:span></text:p>
            <text:p>(Dico RILINDJA : FJALOR I GJUHËS SË SOTME SHQIPE)</text:p>
            <text:p>QËNGJ [ʨənɟ](Qën : chien) </text:p>
            <text:p>QËNGJA [ʨənɟa] </text:p>
            <text:p>QËNGJAT [ʨənɟat]</text:p>
            <text:p>Prononciation d'Albanie (d'après le dico de Paqesor Shehu : ) Innovation</text:p>
            <text:p>(D'abord falsifié par les anglo-allemands (après 1918) puis les soviets (après 1945), qui furent gagnant contre-eux) </text:p>
          </table:table-cell>
          <table:table-cell table:style-name="ce106"/>
          <table:table-cell table:style-name="ce92" office:value-type="string" calcext:value-type="string">
            <text:p><text:span text:style-name="T218">KIN</text:span><text:span text:style-name="T195">GJ</text:span><text:span text:style-name="T197"> </text:span><text:span text:style-name="T198">[qinʤ]</text:span><text:span text:style-name="T197"> (lamb) </text:span></text:p>
            <text:p><text:span text:style-name="T224">KINGJA [qinʤa] </text:span></text:p>
            <text:p><text:span text:style-name="T218">KIN</text:span><text:span text:style-name="T195">GJ</text:span><text:span text:style-name="T197">A</text:span><text:span text:style-name="T198">T [qin</text:span><text:span text:style-name="T197">ʤat] (lam</text:span><text:span text:style-name="T219">bs)</text:span></text:p>
            <text:p>Prononciation corrigé </text:p>
            <text:p>Probleme : Working (Whore King), Parking פרכנג</text:p>
            <text:p>KINXH [qinʤ] [lamb] </text:p>
            <text:p>KINXHA [qinʤa] </text:p>
            <text:p>KINXHAT [qinʤat] [lambs]</text:p>
            <text:p>Prononciation de maggêduniɒ</text:p>
          </table:table-cell>
          <table:table-cell table:style-name="ce106"/>
          <table:table-cell table:style-name="ce92"/>
          <table:table-cell table:style-name="ce106"/>
          <table:table-cell table:style-name="ce129" office:value-type="string" calcext:value-type="string">
            <text:p>Agneaux Lamb, naive and innocent person </text:p>
          </table:table-cell>
          <table:table-cell table:style-name="ce146" office:value-type="string" calcext:value-type="string">
            <text:p>Du Creg :</text:p>
            <text:p>ΑΡΝΑΚΙ </text:p>
            <text:p>ΑΡΝΙ </text:p>
            <text:p><text:span text:style-name="T216">ΑΜΝΟ</text:span><text:span text:style-name="T217">Σ</text:span></text:p>
            <text:p><text:span text:style-name="T216">ARIE</text:span><text:span text:style-name="T217">S</text:span></text:p>
            <text:p><text:span text:style-name="T216">Du R</text:span><text:span text:style-name="T217">um</text:span><text:span text:style-name="T227">anes </text:span>: </text:p>
            <text:p>AGNELLVS </text:p>
            <text:p>[aʒnɛɫɔs] Etrosque </text:p>
            <text:p>[agneɫus] Rumanes</text:p>
            <text:p>شَاة </text:p>
            <text:p>[ʃaђ / ʃɛђ]</text:p>
            <text:p>شَاه </text:p>
            <text:p>[ʃɒh / ʃɛh]</text:p>
            <text:p>שׁהַ </text:p>
            <text:p>[ʃah]</text:p>
          </table:table-cell>
          <table:table-cell table:number-columns-repeated="1014"/>
        </table:table-row>
        <table:table-row table:style-name="ro21">
          <table:table-cell office:value-type="string" calcext:value-type="string">
            <text:p>26</text:p>
          </table:table-cell>
          <table:table-cell table:style-name="ce96"/>
          <table:table-cell table:style-name="ce96" office:value-type="string" calcext:value-type="string">
            <text:p><text:span text:style-name="T184">QÊN </text:span><text:span text:style-name="T200">[ʨɛn]</text:span><text:span text:style-name="T197"> </text:span></text:p>
            <text:p><text:span text:style-name="T195">Pro</text:span><text:span text:style-name="T197">n</text:span><text:span text:style-name="T198">oncia</text:span><text:span text:style-name="T197">tion d'Albanie</text:span></text:p>
            <text:p>ÇÊN [ʧɛn] </text:p>
            <text:p>Pronon<text:span text:style-name="T195">cia</text:span>tion de M<text:span text:style-name="T195">aggê</text:span>duniɒ</text:p>
            <text:p>L'ajout de QEN dans les mots est du soviet, après 1945, le K.G.B a changer le vocabulaire, le mot ÇAN fut changé en ÇEN puis QEN, de plus, il ont changer l'écriture des mots afin de nous insulter, ils ajouterent aussi KUP, UND, DER &amp; PRK (porq), afin de nous énerver pour nous inciter à combattre, il faut savoir que le sommet de l'intelligence Russe ou Américaine est composé d'Asiatiques...</text:p>
            <text:p><text:span text:style-name="T195">Comme CAN </text:span><text:span text:style-name="T197">gène le KHAN, il </text:span><text:span text:style-name="T205">décid</text:span><text:span text:style-name="T197">è</text:span><text:span text:style-name="T205">rent d</text:span><text:span text:style-name="T197">e </text:span><text:span text:style-name="T205">ce ve</text:span><text:span text:style-name="T197">n</text:span><text:span text:style-name="T206">ger</text:span><text:span text:style-name="T207"> de ce term</text:span><text:span text:style-name="T208">e latin</text:span><text:span text:style-name="T209"> en ce s</text:span><text:span text:style-name="T208">ervant de leur</text:span>s sous-fifres slaves et autres sbires ïudahs, pour changer ces termes afin de leurs faire porter le chapeau, afin que nous les combattions, toutefois, cela peux aussi être l'oeuvre des protestants (après 1918).</text:p>
            <text:p>(Dans les films, on ne voit jamais d'Agent de la C.I.A asiatiques, le secret étant bien gardé, pourtant ce sont eux les plus intelligents ainsi que les meilleurs espions &amp; assassins [Ninja])...</text:p>
            <text:p>Remarque : </text:p>
            <text:p>En serb on dit KEBAP ÇENICA </text:p>
            <text:p>DUHAN 憨汉 ou lieu de CARINA [ʦarina] STAR ΆΣΤΡΟ...</text:p>
          </table:table-cell>
          <table:table-cell table:style-name="ce106"/>
          <table:table-cell table:style-name="ce96" office:value-type="string" calcext:value-type="string">
            <text:p><text:span text:style-name="T218">ÇAN</text:span><text:span text:style-name="T197"> </text:span><text:span text:style-name="T198">[ʧɑn]</text:span><text:span text:style-name="T197"> </text:span></text:p>
            <text:p><text:span text:style-name="T218">Pro</text:span><text:span text:style-name="T195">non</text:span><text:span text:style-name="T197">c</text:span><text:span text:style-name="T198">iation </text:span><text:span text:style-name="T197">Xhakovarë</text:span></text:p>
            <text:p>ÇANOSI [ʧɑnɔs] </text:p>
            <text:p>Prononciation Inventée</text:p>
          </table:table-cell>
          <table:table-cell table:style-name="ce106"/>
          <table:table-cell table:style-name="ce96"/>
          <table:table-cell table:style-name="ce106"/>
          <table:table-cell table:style-name="ce129" office:value-type="string" calcext:value-type="string">
            <text:p>Chien Dog</text:p>
          </table:table-cell>
          <table:table-cell table:style-name="ce140" office:value-type="string" calcext:value-type="string">
            <text:p>Du Rumanes : </text:p>
            <text:p>CANVS </text:p>
            <text:p>[ganɔs] Etrosque </text:p>
            <text:p>[qanus] Rumanes</text:p>
            <text:p>Du Creg : </text:p>
            <text:p>ΚΎΩΝ, ΣΚΥΛ</text:p>
          </table:table-cell>
          <table:table-cell table:number-columns-repeated="1014"/>
        </table:table-row>
        <table:table-row table:style-name="ro15">
          <table:table-cell office:value-type="string" calcext:value-type="string">
            <text:p>27</text:p>
          </table:table-cell>
          <table:table-cell table:style-name="ce96"/>
          <table:table-cell table:style-name="ce96" office:value-type="string" calcext:value-type="string">
            <text:p><text:span text:style-name="T195">KLYSHË</text:span><text:span text:style-name="T197"> </text:span><text:span text:style-name="T198">[qlyʃə]</text:span></text:p>
            <text:p>Prononciation d'Albanie (<text:span text:style-name="T195">ΣΚΥΛ</text:span>)</text:p>
          </table:table-cell>
          <table:table-cell table:style-name="ce106"/>
          <table:table-cell table:style-name="ce96" office:value-type="string" calcext:value-type="string">
            <text:p><text:span text:style-name="T195">KLISHË</text:span><text:span text:style-name="T197"> </text:span><text:span text:style-name="T198">[qliʃə]</text:span></text:p>
            <text:p>Prononciation de maggêduniɒ </text:p>
            <text:p><text:span text:style-name="T195">SHKYL</text:span><text:span text:style-name="T197"> </text:span><text:span text:style-name="T198">[ʃqyl]</text:span></text:p>
            <text:p>Prononciation corrigé (<text:span text:style-name="T195">ΣΚΥΛ</text:span>)</text:p>
          </table:table-cell>
          <table:table-cell table:style-name="ce106"/>
          <table:table-cell table:style-name="ce96"/>
          <table:table-cell table:style-name="ce106"/>
          <table:table-cell table:style-name="ce129" office:value-type="string" calcext:value-type="string">
            <text:p>Chiot Puppy</text:p>
          </table:table-cell>
          <table:table-cell table:style-name="ce132"/>
          <table:table-cell table:number-columns-repeated="1014"/>
        </table:table-row>
        <table:table-row table:style-name="ro10">
          <table:table-cell office:value-type="string" calcext:value-type="string">
            <text:p>28</text:p>
          </table:table-cell>
          <table:table-cell table:style-name="ce96"/>
          <table:table-cell table:style-name="ce96" office:value-type="string" calcext:value-type="string">
            <text:p><text:span text:style-name="T195">BUSHTER</text:span><text:span text:style-name="T197"> </text:span><text:span text:style-name="T198">[buʃtɛr]</text:span><text:span text:style-name="T197"> </text:span></text:p>
            <text:p>(Anglicisme)</text:p>
            <text:p><text:span text:style-name="T195">Prono</text:span><text:span text:style-name="T197">n</text:span><text:span text:style-name="T198">ciation</text:span><text:span text:style-name="T197"> d'Albanie </text:span></text:p>
            <text:p>KUÇKË [quʧqə] </text:p>
            <text:p>(Serbicisme)</text:p>
            <text:p>Prononciation de maggêduniɒ</text:p>
          </table:table-cell>
          <table:table-cell table:style-name="ce106"/>
          <table:table-cell table:style-name="ce96" office:value-type="string" calcext:value-type="string">
            <text:p><text:span text:style-name="T218">ÇAN</text:span><text:span text:style-name="T195">ICA</text:span><text:span text:style-name="T197"> </text:span><text:span text:style-name="T198">[ʧɑniʦa]</text:span><text:span text:style-name="T197"> </text:span></text:p>
            <text:p><text:span text:style-name="T195">Inve</text:span><text:span text:style-name="T197">n</text:span><text:span text:style-name="T198">tion p</text:span><text:span text:style-name="T197">ers</text:span><text:span text:style-name="T205">onne</text:span><text:span text:style-name="T197">l</text:span><text:span text:style-name="T295"><text:a xlink:href="http://en.wiktionary.org/wiki/مک%22%20%5Cl%20%22ersian%22%20%5Ct%20%22_blank" xlink:type="simple">مک</text:a></text:span></text:p>
            <text:p>MECË [meʦə] &amp; MECA [meʦa] </text:p>
            <text:p><text:span text:style-name="T195">Pronon</text:span><text:span text:style-name="T197">c</text:span><text:span text:style-name="T198">iation d</text:span><text:span text:style-name="T197">e villageois</text:span></text:p>
            <text:p>BIÇTER [biʧtɛr] </text:p>
            <text:p>(Anglicisme)</text:p>
            <text:p> </text:p>
          </table:table-cell>
          <table:table-cell table:style-name="ce106"/>
          <table:table-cell table:style-name="ce96"/>
          <table:table-cell table:style-name="ce106"/>
          <table:table-cell table:style-name="ce131" office:value-type="string" calcext:value-type="string">
            <text:p>Chienne Bitch</text:p>
          </table:table-cell>
          <table:table-cell table:style-name="ce140" office:value-type="string" calcext:value-type="string">
            <text:p>Du Rumanes : </text:p>
            <text:p>CANA </text:p>
            <text:p>[gana] Etrosque </text:p>
            <text:p>[qana] Rumanes</text:p>
          </table:table-cell>
          <table:table-cell table:number-columns-repeated="1014"/>
        </table:table-row>
        <table:table-row table:style-name="ro10">
          <table:table-cell office:value-type="string" calcext:value-type="string">
            <text:p>29</text:p>
          </table:table-cell>
          <table:table-cell table:style-name="ce96"/>
          <table:table-cell table:style-name="ce96" office:value-type="string" calcext:value-type="string">
            <text:p><text:span text:style-name="T195">KA </text:span><text:span text:style-name="T196">QEN</text:span><text:span text:style-name="T195">Ë</text:span><text:span text:style-name="T197"> </text:span><text:span text:style-name="T198">[qa ʨenə / qenə]</text:span><text:span text:style-name="T197"> </text:span></text:p>
            <text:p>ME QËNË [mɛ ʨen<text:span text:style-name="T195">ə</text:span> / qenə] </text:p>
            <text:p>TË KEM QENË [tə kɛm ʨenə / qenə]</text:p>
            <text:p>Slavisation du Q Creg de valeur 90 (CH italien) en TSH cyrrilique [ʨ] de valeur 90 (CH anglais) : К / Ќ</text:p>
          </table:table-cell>
          <table:table-cell table:style-name="ce106"/>
          <table:table-cell table:style-name="ce92" office:value-type="string" calcext:value-type="string">
            <text:p><text:span text:style-name="T195">U KÄN</text:span><text:span text:style-name="T197"> </text:span><text:span text:style-name="T198">[u kɒ:n] </text:span></text:p>
            <text:p>U KƐN [u kɛ:n] </text:p>
            <text:p>de l'arabe كانَ êtres et كُن était [kun]</text:p>
          </table:table-cell>
          <table:table-cell table:style-name="ce106"/>
          <table:table-cell table:style-name="ce92"/>
          <table:table-cell table:style-name="ce106"/>
          <table:table-cell table:style-name="ce129" office:value-type="string" calcext:value-type="string">
            <text:p>Être</text:p>
            <text:p>Been</text:p>
            <text:p>Etait </text:p>
            <text:p>Were</text:p>
          </table:table-cell>
          <table:table-cell table:style-name="ce146" office:value-type="string" calcext:value-type="string">
            <text:p><text:span text:style-name="T224">De l'Orbi </text:span></text:p>
            <text:p>كانَ </text:p>
            <text:p>[kɛnɛ] Othmanli </text:p>
            <text:p>[kana] Orbi</text:p>
            <text:p> </text:p>
          </table:table-cell>
          <table:table-cell table:number-columns-repeated="1014"/>
        </table:table-row>
        <table:table-row table:style-name="ro22">
          <table:table-cell office:value-type="string" calcext:value-type="string">
            <text:p>30</text:p>
          </table:table-cell>
          <table:table-cell table:style-name="ce96"/>
          <table:table-cell table:style-name="ce96" office:value-type="string" calcext:value-type="string">
            <text:p><text:span text:style-name="T193">TA </text:span><text:span text:style-name="T194">KINA </text:span><text:span text:style-name="T210">[ka ʨenə / qenə]</text:span><text:span text:style-name="T201"> </text:span></text:p>
            <text:p>E KINA [e kina] </text:p>
            <text:p>A KINI [a kini]</text:p>
          </table:table-cell>
          <table:table-cell table:style-name="ce106"/>
          <table:table-cell table:style-name="ce92" office:value-type="string" calcext:value-type="string">
            <text:p><text:span text:style-name="T195">U KÄN</text:span><text:span text:style-name="T197"> </text:span><text:span text:style-name="T198">[u qɒ:n] </text:span></text:p>
            <text:p>U KƐN [u qɛ:n] </text:p>
            <text:p>de l'arabe كانَ êtres et كُن était [kun]</text:p>
          </table:table-cell>
          <table:table-cell table:style-name="ce106"/>
          <table:table-cell table:style-name="ce92"/>
          <table:table-cell table:style-name="ce106"/>
          <table:table-cell table:style-name="ce129" office:value-type="string" calcext:value-type="string">
            <text:p>Être</text:p>
            <text:p>Been</text:p>
            <text:p>Etait </text:p>
            <text:p>Were</text:p>
          </table:table-cell>
          <table:table-cell table:style-name="ce146" office:value-type="string" calcext:value-type="string">
            <text:p><text:span text:style-name="T224">De l'Orbi </text:span></text:p>
            <text:p>كانَ </text:p>
            <text:p>[kɛnɛ] Othmanli </text:p>
            <text:p>[kana] Orbi</text:p>
            <text:p> </text:p>
          </table:table-cell>
          <table:table-cell table:number-columns-repeated="1014"/>
        </table:table-row>
        <table:table-row table:style-name="ro9">
          <table:table-cell office:value-type="string" calcext:value-type="string">
            <text:p>31</text:p>
          </table:table-cell>
          <table:table-cell table:style-name="ce96"/>
          <table:table-cell table:style-name="ce96" office:value-type="string" calcext:value-type="string">
            <text:p><text:span text:style-name="T193">ISHIM</text:span><text:span text:style-name="T201"> </text:span><text:span text:style-name="T202">[iʃim]</text:span><text:span text:style-name="T201"> </text:span></text:p>
            <text:p>ISHMI [iʃmi] </text:p>
            <text:p>ISHNA [iʃna]</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1" office:value-type="string" calcext:value-type="string">
            <text:p>Nous étions <text:s/>We were</text:p>
          </table:table-cell>
          <table:table-cell table:style-name="ce140" office:value-type="string" calcext:value-type="string">
            <text:p>Du Rumanes </text:p>
            <text:p>VERRES [wɛr:ɛs] </text:p>
            <text:p>Verrat</text:p>
          </table:table-cell>
          <table:table-cell table:number-columns-repeated="1014"/>
        </table:table-row>
        <table:table-row table:style-name="ro15">
          <table:table-cell office:value-type="string" calcext:value-type="string">
            <text:p>32</text:p>
          </table:table-cell>
          <table:table-cell table:style-name="ce96"/>
          <table:table-cell table:style-name="ce96" office:value-type="string" calcext:value-type="string">
            <text:p><text:span text:style-name="T195">JAM, EKZISTOJ</text:span><text:span text:style-name="T197"> </text:span></text:p>
            <text:p>TË JEM [tə jɛm] </text:p>
            <text:p>BE != JI !, JNI ! </text:p>
            <text:p>(Anglicism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1" office:value-type="string" calcext:value-type="string">
            <text:p>Je suis <text:s/>I'am</text:p>
          </table:table-cell>
          <table:table-cell table:style-name="ce140" office:value-type="string" calcext:value-type="string">
            <text:p>Du Rumanes </text:p>
            <text:p>SVS [sus] </text:p>
            <text:p>SVIS [swis] </text:p>
            <text:p>Suis, Suidé, Sow</text:p>
          </table:table-cell>
          <table:table-cell table:number-columns-repeated="1014"/>
        </table:table-row>
        <table:table-row table:style-name="ro23">
          <table:table-cell office:value-type="string" calcext:value-type="string">
            <text:p>33</text:p>
          </table:table-cell>
          <table:table-cell table:style-name="ce99"/>
          <table:table-cell table:style-name="ce99" office:value-type="string" calcext:value-type="string">
            <text:p>VENDOS conclude</text:p>
            <text:p>mbetet dëgjonim këndonte këtu lejohet</text:p>
            <text:p>caktoj fiksoj merremi vesh vendos që</text:p>
            <text:p>TAKOJ vjen heq një dackë grindjet ndërmjet tyre përshtas</text:p>
            <text:p>Midis MEDIVM, në mes</text:p>
            <text:p>MARTESË ME MBLESËRI</text:p>
            <text:p>KUTI TENEQEJE plehrash KONSERVE NEVOJTORE</text:p>
            <text:p>thellësie destrojer faji GÄTI (pres)</text:p>
            <text:p>RRITJE EXPAND</text:p>
            <text:p>SHTYPI, SHTYP</text:p>
            <text:p>luspa (ngadal, qibär)</text:p>
            <text:p>KEEN APASIONUAR</text:p>
          </table:table-cell>
          <table:table-cell table:style-name="ce106"/>
          <table:table-cell table:style-name="ce96" office:value-type="string" calcext:value-type="string">
            <text:p><text:span text:style-name="T195">SÔSOJ</text:span><text:span text:style-name="T197"> </text:span><text:span text:style-name="T198">[sɔsɔj]</text:span><text:span text:style-name="T197"> </text:span></text:p>
            <text:p>SÔSOJA [sɔsɔja] </text:p>
            <text:p>SÔSOJE [sɔsɔjɛ] </text:p>
            <text:p>SÔSOI [sɔsɔi] </text:p>
            <text:p>SÔSOVA [sɔsɔva] </text:p>
            <text:p>SÔSOVE [sɔsɔvɛ] </text:p>
            <text:p>SÔSÔN [sɔsɔn] </text:p>
            <text:p>SÔSU [sɔsu] </text:p>
            <text:p>SÔSUAJ [sɔsuaj] </text:p>
            <text:p>SÔSUARË [sɔsuaɾə] </text:p>
            <text:p>SÔSUES [sɔsues] </text:p>
            <text:p>SÔSUR [sɔsuɾ] </text:p>
            <text:p>SÔSIM [sɔsuaɾə] </text:p>
            <text:p>SÔS [sɔs] </text:p>
            <text:p>SÔSA [sɔsa] </text:p>
            <text:p>SÔSË [sɔsə] </text:p>
            <text:p>SÔSI [sɔsi] </text:p>
            <text:p>SÔSËS [sɔsəs]</text:p>
            <text:p>Prononciation des Romanisés de maggêduniɒ</text:p>
          </table:table-cell>
          <table:table-cell table:style-name="ce106"/>
          <table:table-cell table:style-name="ce96"/>
          <table:table-cell table:style-name="ce106"/>
          <table:table-cell table:style-name="ce132" office:value-type="string" calcext:value-type="string">
            <text:p>Terminer, Fini, Cesser Terminate, Ended, Ceased</text:p>
          </table:table-cell>
          <table:table-cell table:style-name="ce152" office:value-type="string" calcext:value-type="string">
            <text:p><text:span text:style-name="T216">סוֹסְ</text:span><text:span text:style-name="T217"> </text:span></text:p>
            <text:p>סוֹסהַ</text:p>
            <text:p>Dévié du latin </text:p>
            <text:p>CESSARE </text:p>
            <text:p>[gɛs:aɾɛ] Etrosque </text:p>
            <text:p>[qes:are] Rumanes</text:p>
          </table:table-cell>
          <table:table-cell table:style-name="ce135"/>
          <table:table-cell table:number-columns-repeated="1013"/>
        </table:table-row>
        <table:table-row table:style-name="ro23">
          <table:table-cell office:value-type="string" calcext:value-type="string">
            <text:p>34</text:p>
          </table:table-cell>
          <table:table-cell table:style-name="ce96"/>
          <table:table-cell table:style-name="ce96" office:value-type="string" calcext:value-type="string">
            <text:p><text:span text:style-name="T195">RREGULLOJ</text:span><text:span text:style-name="T197"> </text:span><text:span text:style-name="T198">[reguɫɔj]</text:span><text:span text:style-name="T197"> </text:span></text:p>
            <text:p>RREGULLOJA [reguɫɔja] </text:p>
            <text:p>RREGULLOJE [reguɫɔjɛ] </text:p>
            <text:p>RREGULLOI [reguɫɔi] </text:p>
            <text:p>RREGULLOVA [reguɫɔva] </text:p>
            <text:p>RREGULLOVE [reguɫɔvɛ] </text:p>
            <text:p>RREGULLON [reguɫɔn] </text:p>
            <text:p>RREGULLU [reguɫu] </text:p>
            <text:p>RREGULLUAJ [reguɫuaj] </text:p>
            <text:p>RREGULLUAR [reguɫuaɾ] </text:p>
            <text:p>RREGULLUES [reguɫuaɾ] </text:p>
            <text:p>RREGULLUR [reguɫuɾ] </text:p>
            <text:p>RREGULLIM [reguɫim] </text:p>
            <text:p>RREGULL [reguɫ] </text:p>
            <text:p>RREGULLA [reguɫa] </text:p>
            <text:p>RREGULLÊ [reguɫɛ] </text:p>
            <text:p>RREGULLI [reguɫi] </text:p>
            <text:p>RREGULLËS [reguɫəs]</text:p>
            <text:p>Prononciation d'Albanie</text:p>
          </table:table-cell>
          <table:table-cell table:style-name="ce106"/>
          <table:table-cell table:style-name="ce96" office:value-type="string" calcext:value-type="string">
            <text:p><text:span text:style-name="T195">RREGULLÔJ</text:span><text:span text:style-name="T197"> </text:span><text:span text:style-name="T198">[reguɫɔj]</text:span><text:span text:style-name="T197"> </text:span></text:p>
            <text:p>RREGULLÔJA [reguɫɔja] </text:p>
            <text:p>RREGULLÔJÊ [reguɫɔjɛ] </text:p>
            <text:p>RREGULLÔI [reguɫɔi] </text:p>
            <text:p>RREGULLÔVA [reguɫɔva] </text:p>
            <text:p>RREGULLÔVE [reguɫɔvɛ] </text:p>
            <text:p>RREGULLÔN [reguɫɔn] </text:p>
            <text:p>RREGULLU [reguɫu] </text:p>
            <text:p>RREGULLUAJ [reguɫuaj] </text:p>
            <text:p>RREGULLUARË [reguɫuaɾə] </text:p>
            <text:p>RREGULLUES [reguɫues] </text:p>
            <text:p>RREGULLUR [reguɫuɾ] </text:p>
            <text:p>RREGULLIM [reguɫim] </text:p>
            <text:p>RREGULL [reguɫ] </text:p>
            <text:p>RREGULLA [reguɫa] </text:p>
            <text:p>RREGULLÊ [reguɫɛ] </text:p>
            <text:p>RREGULLI [reguɫi] </text:p>
            <text:p>RREGULLËS [reguɫəs]</text:p>
            <text:p>Prononciation des Romanisés de maggêduniɒ</text:p>
          </table:table-cell>
          <table:table-cell table:style-name="ce106"/>
          <table:table-cell table:style-name="ce96"/>
          <table:table-cell table:style-name="ce106"/>
          <table:table-cell table:style-name="ce132" office:value-type="string" calcext:value-type="string">
            <text:p>Avoir fini un ouvrage, une fabrication Ended fabrication</text:p>
          </table:table-cell>
          <table:table-cell table:style-name="ce153" office:value-type="string" calcext:value-type="string">
            <text:p>Du latin</text:p>
            <text:p>REGULARE </text:p>
            <text:p>[ɾɛʒulaɾɛ] Etrosque </text:p>
            <text:p>[rɛgulare] Rumanes</text:p>
            <text:p>de </text:p>
            <text:p>REGULA </text:p>
            <text:p>[ɾɛʒula] Etrosque </text:p>
            <text:p>[rɛgula] Rumanes</text:p>
            <text:p> </text:p>
          </table:table-cell>
          <table:table-cell table:style-name="ce135"/>
          <table:table-cell table:number-columns-repeated="1013"/>
        </table:table-row>
        <table:table-row table:style-name="ro24">
          <table:table-cell office:value-type="string" calcext:value-type="string">
            <text:p>35</text:p>
          </table:table-cell>
          <table:table-cell table:style-name="ce95"/>
          <table:table-cell table:style-name="ce95" office:value-type="string" calcext:value-type="string">
            <text:p> </text:p>
          </table:table-cell>
          <table:table-cell table:style-name="ce106"/>
          <table:table-cell table:style-name="ce96" office:value-type="string" calcext:value-type="string">
            <text:p><text:span text:style-name="T193">JETÔJ</text:span><text:span text:style-name="T201"> </text:span><text:span text:style-name="T202">[jet</text:span><text:span text:style-name="T212">ɔ</text:span><text:span text:style-name="T202">j]</text:span><text:span text:style-name="T201"> </text:span></text:p>
            <text:p>JETÔVA [jetɔva] </text:p>
            <text:p><text:span text:style-name="T195">JETÔN [</text:span><text:span text:style-name="T197">jetɔn] </text:span></text:p>
            <text:p>JETU [jetu] </text:p>
            <text:p>JETUARË [jetuaɾə] </text:p>
            <text:p>JETIM [jetim] </text:p>
            <text:p>JET [jet] </text:p>
            <text:p>JETUES [jetues]</text:p>
            <text:p>Prononciation des Romanisés de maggêduniɒ </text:p>
            <text:p>STREHOJ lodje loger </text:p>
            <text:p>PUSHTOJ OCCUPY</text:p>
          </table:table-cell>
          <table:table-cell table:style-name="ce106"/>
          <table:table-cell table:style-name="ce96"/>
          <table:table-cell table:style-name="ce106"/>
          <table:table-cell table:style-name="ce132" office:value-type="string" calcext:value-type="string">
            <text:p>Vivre, Vie Live, Life</text:p>
          </table:table-cell>
          <table:table-cell table:style-name="ce154" office:value-type="string" calcext:value-type="string">
            <text:p><text:span text:style-name="T216">חָיֶה</text:span><text:span text:style-name="T217"> </text:span></text:p>
            <text:p>حياة</text:p>
          </table:table-cell>
          <table:table-cell table:style-name="ce135"/>
          <table:table-cell table:number-columns-repeated="1013"/>
        </table:table-row>
        <table:table-row table:style-name="ro25">
          <table:table-cell office:value-type="string" calcext:value-type="string">
            <text:p>36</text:p>
          </table:table-cell>
          <table:table-cell table:style-name="ce94"/>
          <table:table-cell table:style-name="ce94" office:value-type="string" calcext:value-type="string">
            <text:p> </text:p>
          </table:table-cell>
          <table:table-cell table:style-name="ce106"/>
          <table:table-cell table:style-name="ce96" office:value-type="string" calcext:value-type="string">
            <text:p><text:span text:style-name="T193">BANUARË</text:span><text:span text:style-name="T201"> </text:span><text:span text:style-name="T202">[</text:span><text:span text:style-name="T212">banuaɾə</text:span><text:span text:style-name="T202">] </text:span></text:p>
            <text:p><text:span text:style-name="T195">BANU </text:span><text:span text:style-name="T197">[</text:span><text:span text:style-name="T198">banu] </text:span></text:p>
            <text:p>BANÔJ [banɔj] </text:p>
            <text:p>BANÔVA [banɔva] </text:p>
            <text:p>BANÔN [banɔn] </text:p>
            <text:p>BANIM [banim] </text:p>
            <text:p>BAN [ban] </text:p>
            <text:p>BANUES [banues]</text:p>
            <text:p>BANÔR [banɔɾ] (habitant)</text:p>
            <text:p>Prononciation des Romanisés de maggêduniɒ</text:p>
          </table:table-cell>
          <table:table-cell table:style-name="ce126" office:value-type="string" calcext:value-type="string">
            <text:p><text:span text:style-name="T308">[</text:span><text:span text:style-name="T309">banuaɾə</text:span><text:span text:style-name="T308">]</text:span></text:p>
            <text:p><text:span text:style-name="T307">[banu]</text:span></text:p>
            <text:p>[banɔj]</text:p>
            <text:p>[banɔva]</text:p>
            <text:p>[banɔn]</text:p>
            <text:p>[banim]</text:p>
            <text:p>[ban]</text:p>
            <text:p>[banues]</text:p>
            <text:p>[banɔɾ]</text:p>
          </table:table-cell>
          <table:table-cell table:style-name="ce96"/>
          <table:table-cell table:style-name="ce106"/>
          <table:table-cell table:style-name="ce132" office:value-type="string" calcext:value-type="string">
            <text:p>Habiter, Resider Reside</text:p>
          </table:table-cell>
          <table:table-cell table:style-name="ce153" office:value-type="string" calcext:value-type="string">
            <text:p>Du latin</text:p>
            <text:p>HABITARI </text:p>
            <text:p>[havitaɾi] Etrosque </text:p>
            <text:p>[habitari] Rumanes</text:p>
            <text:p> </text:p>
          </table:table-cell>
          <table:table-cell table:style-name="ce135"/>
          <table:table-cell table:number-columns-repeated="1013"/>
        </table:table-row>
        <table:table-row table:style-name="ro20">
          <table:table-cell office:value-type="string" calcext:value-type="string">
            <text:p>37</text:p>
          </table:table-cell>
          <table:table-cell table:style-name="ce92" office:value-type="string" calcext:value-type="string">
            <text:p><text:span text:style-name="T183">BR</text:span><text:span text:style-name="T186"> : esclave en latin, terme : </text:span><text:span text:style-name="T187"><text:a xlink:href="http://en.wiktionary.org/wiki/?????%22%20%5Ct%20%22_blank" xlink:type="simple">?????</text:a></text:span></text:p>
            <text:p>ABRA עַבּרא (Esclave Favorite, Jeune Servante, Bonne, Suivante ; sauvag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qlavus] ΣΓΛΑϜΟΣ [sglawos],  : Ethnie dont le mot Esclave (Non Libre), actuel fut Dévellopé... </text:p>
            <text:p>Prononciation d'Albanie</text:p>
          </table:table-cell>
          <table:table-cell table:style-name="ce92" office:value-type="string" calcext:value-type="string">
            <text:p><text:span text:style-name="T211">BR</text:span><text:span text:style-name="T193">ËNDA</text:span><text:span text:style-name="T201"> </text:span><text:span text:style-name="T202">[bɾənda]</text:span><text:span text:style-name="T201"> </text:span></text:p>
            <text:p>BRENDA [bɾɛnda] </text:p>
            <text:p>BRENDSHËM [bɾɛndʃəm]</text:p>
          </table:table-cell>
          <table:table-cell table:style-name="ce106"/>
          <table:table-cell table:style-name="ce103" office:value-type="string" calcext:value-type="string">
            <text:p><text:span text:style-name="T218">MR</text:span><text:span text:style-name="T195">ẼNA </text:span></text:p>
            <text:p>MRẼNSHËM [mɾɛ̃nʃəm]</text:p>
            <text:p>Prononciation de maggêduniɒ </text:p>
            <text:p> </text:p>
          </table:table-cell>
          <table:table-cell table:style-name="ce125" office:value-type="string" calcext:value-type="string">
            <text:p><text:span text:style-name="T307">[mɾɛ̃na]</text:span><text:span text:style-name="T310"> </text:span></text:p>
          </table:table-cell>
          <table:table-cell table:style-name="ce103" office:value-type="string" calcext:value-type="string">
            <text:p><text:span text:style-name="T218">MR</text:span><text:span text:style-name="T257">ẼNA</text:span></text:p>
            <text:p><text:span text:style-name="T258">MRẼNSHËM</text:span></text:p>
            <text:p>Pro‑Nõnciaθiõn corrigé</text:p>
          </table:table-cell>
          <table:table-cell table:style-name="ce106" office:value-type="string" calcext:value-type="string">
            <text:p>[mɾɛ̃nda]</text:p>
            <text:p><text:span text:style-name="T307">[mɾɛ̃ndʃəm]</text:span></text:p>
          </table:table-cell>
          <table:table-cell table:style-name="ce133" office:value-type="string" calcext:value-type="string">
            <text:p>A l'interieur Inside, internal, within</text:p>
          </table:table-cell>
          <table:table-cell table:style-name="ce153" office:value-type="string" calcext:value-type="string">
            <text:p>Du latin</text:p>
            <text:p>INTERIOR </text:p>
            <text:p>[havitaɾi] Etrosque </text:p>
            <text:p>[habitari] Roman</text:p>
            <text:p>εσωτερικό </text:p>
            <text:p> </text:p>
            <text:p> </text:p>
          </table:table-cell>
          <table:table-cell table:style-name="ce135"/>
          <table:table-cell table:number-columns-repeated="1013"/>
        </table:table-row>
        <table:table-row table:style-name="ro8">
          <table:table-cell office:value-type="string" calcext:value-type="string">
            <text:p>38</text:p>
          </table:table-cell>
          <table:table-cell table:style-name="ce96"/>
          <table:table-cell table:style-name="ce96" office:value-type="string" calcext:value-type="string">
            <text:p><text:span text:style-name="T211">BR</text:span><text:span text:style-name="T193">Ê</text:span><text:span text:style-name="T201"> </text:span><text:span text:style-name="T202">[bɾ</text:span><text:span text:style-name="T212">ɛ</text:span><text:span text:style-name="T202">]</text:span><text:span text:style-name="T201"> </text:span></text:p>
            <text:p>A BRÊ [a bɾɛ] </text:p>
            <text:p>LEJE BRÊ [lɛjɛ bɾɛ]</text:p>
            <text:p>Prononciation d'Albanie</text:p>
          </table:table-cell>
          <table:table-cell table:style-name="ce106"/>
          <table:table-cell table:style-name="ce96" office:value-type="string" calcext:value-type="string">
            <text:p><text:span text:style-name="T218">B</text:span><text:span text:style-name="T195">Ê</text:span><text:span text:style-name="T197"> </text:span><text:span text:style-name="T198">[bɛ]</text:span><text:span text:style-name="T197"> </text:span></text:p>
            <text:p>A BÊ [a bɛ] (Ah) </text:p>
            <text:p>LÊJÊ BÊ [lɛjɛ bɛ] (leave him)</text:p>
            <text:p>Prononciation des Romanisés de maggêduniɒ</text:p>
          </table:table-cell>
          <table:table-cell table:style-name="ce106"/>
          <table:table-cell table:style-name="ce96"/>
          <table:table-cell table:style-name="ce106"/>
          <table:table-cell table:style-name="ce132" office:value-type="string" calcext:value-type="string">
            <text:p>Zut, Ah Ah, oh</text:p>
          </table:table-cell>
          <table:table-cell table:style-name="ce155" office:value-type="string" calcext:value-type="string">
            <text:p> </text:p>
          </table:table-cell>
          <table:table-cell table:style-name="ce135"/>
          <table:table-cell table:number-columns-repeated="1013"/>
        </table:table-row>
        <table:table-row table:style-name="ro26">
          <table:table-cell office:value-type="string" calcext:value-type="string">
            <text:p>39</text:p>
          </table:table-cell>
          <table:table-cell table:style-name="ce96"/>
          <table:table-cell table:style-name="ce96" office:value-type="string" calcext:value-type="string">
            <text:p><text:span text:style-name="T193">BËJ</text:span><text:span text:style-name="T201"> </text:span><text:span text:style-name="T202">[mbaɾ</text:span><text:span text:style-name="T212">ɔ</text:span><text:span text:style-name="T202">j]</text:span></text:p>
          </table:table-cell>
          <table:table-cell table:style-name="ce106"/>
          <table:table-cell table:style-name="ce100" office:value-type="string" calcext:value-type="string">
            <text:p><text:span text:style-name="T195">BAJ</text:span><text:span text:style-name="T197"> </text:span><text:span text:style-name="T198">[baj]</text:span><text:span text:style-name="T197"> (je le faiqaiθ)</text:span></text:p>
          </table:table-cell>
          <table:table-cell table:style-name="ce106"/>
          <table:table-cell table:style-name="ce96"/>
          <table:table-cell table:style-name="ce106"/>
          <table:table-cell table:style-name="ce132" office:value-type="string" calcext:value-type="string">
            <text:p>Faire Make</text:p>
          </table:table-cell>
          <table:table-cell table:style-name="ce153" office:value-type="string" calcext:value-type="string">
            <text:p>Du latin</text:p>
            <text:p>FABRICARE </text:p>
            <text:p>[vabrigarɛ] Etrosque </text:p>
            <text:p>[fabriqare] Roman</text:p>
            <text:p>de Artisan </text:p>
            <text:p>FABER</text:p>
          </table:table-cell>
          <table:table-cell table:style-name="ce135"/>
          <table:table-cell table:number-columns-repeated="1013"/>
        </table:table-row>
        <table:table-row table:style-name="ro4">
          <table:table-cell/>
          <table:table-cell table:style-name="ce96" table:number-columns-repeated="2"/>
          <table:table-cell table:style-name="ce106"/>
          <table:table-cell table:style-name="ce100" office:value-type="string" calcext:value-type="string">
            <text:p><text:span text:style-name="T183">BANE</text:span><text:span text:style-name="T186"> </text:span><text:span text:style-name="T198">[banɛ]</text:span><text:span text:style-name="T294"> (fait lë)</text:span></text:p>
          </table:table-cell>
          <table:table-cell table:style-name="ce106"/>
          <table:table-cell table:style-name="ce96"/>
          <table:table-cell table:style-name="ce106"/>
          <table:table-cell table:style-name="ce132"/>
          <table:table-cell table:style-name="ce153"/>
          <table:table-cell table:style-name="ce135"/>
          <table:table-cell table:number-columns-repeated="1013"/>
        </table:table-row>
        <table:table-row table:style-name="ro4">
          <table:table-cell/>
          <table:table-cell table:style-name="ce96"/>
          <table:table-cell table:style-name="ce96" office:value-type="string" calcext:value-type="string">
            <text:p><text:span text:style-name="T211">BËR</text:span><text:span text:style-name="T213">A</text:span><text:span text:style-name="T192"> </text:span><text:span text:style-name="T202">[bəɾa]</text:span><text:span text:style-name="T192"> (did)</text:span></text:p>
          </table:table-cell>
          <table:table-cell table:style-name="ce106"/>
          <table:table-cell table:style-name="ce100" office:value-type="string" calcext:value-type="string">
            <text:p><text:span text:style-name="T183">B</text:span><text:span text:style-name="T199">Ã</text:span><text:span text:style-name="T257">NA</text:span><text:span text:style-name="T294"> </text:span><text:span text:style-name="T198">[bɑ̃na]</text:span><text:span text:style-name="T294"> (avoir faiqaiθ)</text:span></text:p>
          </table:table-cell>
          <table:table-cell table:style-name="ce106"/>
          <table:table-cell table:style-name="ce96"/>
          <table:table-cell table:style-name="ce106"/>
          <table:table-cell table:style-name="ce132"/>
          <table:table-cell table:style-name="ce153"/>
          <table:table-cell table:style-name="ce135"/>
          <table:table-cell table:number-columns-repeated="1013"/>
        </table:table-row>
        <table:table-row table:style-name="ro20">
          <table:table-cell office:value-type="string" calcext:value-type="string">
            <text:p>40</text:p>
          </table:table-cell>
          <table:table-cell table:style-name="ce92" office:value-type="string" calcext:value-type="string">
            <text:p><text:span text:style-name="T188">BR</text:span><text:span text:style-name="T189"> : esclave en latin, terme : </text:span><text:span text:style-name="T190"><text:a xlink:href="http://en.wiktionary.org/wiki/?????%22%20%5Ct%20%22_blank" xlink:type="simple">?????</text:a></text:span></text:p>
            <text:p>ABRA עַבּרא (Esclave Favorite, Jeune Servante, Bonne, Suivante ; sauvage) </text:p>
            <text:p>BERNA, BERNVS בֶּרן (Serviteur, عِبَاد : Esclave d'un Maître (رَب [rɛbi, rabah]ِ, רב [rɛvi / ravah], ΔΕΣΠΌΤΗΣ [ðespotɛs])) </text:p>
            <text:p>BERNARIVS </text:p>
            <text:p>SERVVS [serwus], SERVA סֶרו : Vassal soumis par l'importante armée d'un Seigneur d'un Fief) </text:p>
            <text:p>פְרך [pəʀq] : Crushing ; Servitude ; Oppression </text:p>
            <text:p>SCLAVVS [sglawus / sqlavus] ΣΓΛΑϜΟΣ [sglawos],  : Ethnie dont le mot Esclave (Non Libre), actuel fut Dévellopé... </text:p>
            <text:p>Prononciation d'Albanie</text:p>
          </table:table-cell>
          <table:table-cell table:style-name="ce102" office:value-type="string" calcext:value-type="string">
            <text:p><text:span text:style-name="T184">BËR</text:span><text:span text:style-name="T195">E </text:span><text:span text:style-name="T200">[ani]</text:span><text:span text:style-name="T197"> </text:span></text:p>
            <text:p> </text:p>
            <text:p>BËNA [bəna]</text:p>
            <text:p> </text:p>
            <text:p/>
          </table:table-cell>
          <table:table-cell table:style-name="ce106"/>
          <table:table-cell table:style-name="ce96" office:value-type="string" calcext:value-type="string">
            <text:p><text:span text:style-name="T195">B</text:span><text:span text:style-name="T199">Ẽ</text:span><text:span text:style-name="T197"> </text:span><text:span text:style-name="T198">[bɑ̃]</text:span><text:span text:style-name="T197"> (fait, fini)</text:span><text:span text:style-name="T205"> </text:span></text:p>
            <text:p>BÄNËM [bɑnəm](avons fait/fini) </text:p>
            <text:p>BẼNA [bɑ̃na] </text:p>
            <text:p>BẼJTA [bɑ̃jta] (avoir fait/fini)</text:p>
            <text:p>Prononciation des Romanisés de maggêduniɒ</text:p>
          </table:table-cell>
          <table:table-cell table:style-name="ce106"/>
          <table:table-cell table:style-name="ce96"/>
          <table:table-cell table:style-name="ce106"/>
          <table:table-cell table:style-name="ce132" office:value-type="string" calcext:value-type="string">
            <text:p>Fini, Finir Done, Ended</text:p>
          </table:table-cell>
          <table:table-cell table:style-name="ce153" office:value-type="string" calcext:value-type="string">
            <text:p>Du latin</text:p>
            <text:p>BERNA </text:p>
            <text:p>BERNVS </text:p>
            <text:p>[bɛɾna, bɛɾnus] </text:p>
            <text:p>[berna, bernus] </text:p>
            <text:p>Esclave, Servant </text:p>
            <text:p>Bonne...</text:p>
          </table:table-cell>
          <table:table-cell table:style-name="ce135"/>
          <table:table-cell table:number-columns-repeated="1013"/>
        </table:table-row>
        <table:table-row table:style-name="ro27">
          <table:table-cell office:value-type="string" calcext:value-type="string">
            <text:p>41</text:p>
          </table:table-cell>
          <table:table-cell table:style-name="ce92"/>
          <table:table-cell table:style-name="ce92" office:value-type="string" calcext:value-type="string">
            <text:p><text:span text:style-name="T184">MB</text:span><text:span text:style-name="T195">A</text:span><text:span text:style-name="T196">R</text:span><text:span text:style-name="T195">OJ</text:span><text:span text:style-name="T197"> </text:span><text:span text:style-name="T198">[mbaɾɔj]</text:span><text:span text:style-name="T197"> </text:span></text:p>
            <text:p><text:span text:style-name="T195">MB</text:span><text:span text:style-name="T197">ARÔJA [mbaɾɔja] </text:span><text:span text:style-name="T214"><text:a xlink:href="http://en.wiktionary.org/wiki/صقليب%22%20%5Ct%20%22_blank" xlink:type="simple">صقليب</text:a></text:span></text:p>
            <text:p>MBARÔJÊ [mbaɾɔjɛ] </text:p>
            <text:p>MBARÔI [mbaɾɔi] </text:p>
            <text:p>MBAROVA [mbaɾɔva] </text:p>
            <text:p>MBAROVE [mbaɾɔvɛ] </text:p>
            <text:p>MBARÔN [mbaɾɔn] </text:p>
            <text:p>MBARU [mbaɾu] </text:p>
            <text:p>MBARUAJ [mbaɾuaj] </text:p>
            <text:p>MBARUAR [mbaɾuaɾ] </text:p>
            <text:p>MBARUES [mbaɾues] </text:p>
            <text:p>MBARUR [mbaɾuɾ] </text:p>
            <text:p>MBARIM [mbaɾim] </text:p>
            <text:p>MBAR [mbaɾ] </text:p>
            <text:p>MBARA [mbaɾa] </text:p>
            <text:p>MBARE [mbaɾɛ] </text:p>
            <text:p>MBARI [mbaɾi] </text:p>
            <text:p>MBARËS [mbaɾəs]</text:p>
            <text:p>BR : esclave en latin, terme : </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q] : Crushing ; Servitude ; Oppression </text:p>
            <text:p>SCLAVVS [sglawus / sqlavus] ΣΓΛΑϜΟΣ [sglawos],  : Ethnie dont le mot Esclave (Non Libre), actuel fut Dévellopé... </text:p>
            <text:p>Prononciation d'Albanie</text:p>
          </table:table-cell>
          <table:table-cell table:style-name="ce106"/>
          <table:table-cell table:style-name="ce92" office:value-type="string" calcext:value-type="string">
            <text:p><text:span text:style-name="T218">M</text:span><text:span text:style-name="T195">ARÔJ</text:span><text:span text:style-name="T197"> </text:span><text:span text:style-name="T198">[maɾɔj]</text:span><text:span text:style-name="T197"> </text:span></text:p>
            <text:p>MARÔJA [maɾɔja] </text:p>
            <text:p><text:span text:style-name="T195">MARÔ</text:span><text:span text:style-name="T199">J</text:span><text:span text:style-name="T195">Ê [maɾ</text:span><text:span text:style-name="T197">ɔ</text:span><text:span text:style-name="T198">jɛ] </text:span></text:p>
            <text:p><text:span text:style-name="T224">MARÔI [maɾɔi] </text:span></text:p>
            <text:p>MARÔVA [maɾɔva] </text:p>
            <text:p>MARÔVÊ [maɾɔvɛ] </text:p>
            <text:p>MARÔN [maɾɔn] </text:p>
            <text:p>MARU [maɾu] </text:p>
            <text:p>MARUAJ [maɾuaj] </text:p>
            <text:p>MARUARË [maɾuaɾə] </text:p>
            <text:p>MARUES [maɾues] </text:p>
            <text:p>MARUR [maɾuɾ] </text:p>
            <text:p>MARIM [maɾim] </text:p>
            <text:p>MAR [maɾ] </text:p>
            <text:p>MARA [maɾa] </text:p>
            <text:p>MARÊ [maɾɛ] </text:p>
            <text:p>MARI [maɾi] </text:p>
            <text:p>MARËS [maɾəs]</text:p>
            <text:p>Prononciation des Romanisés de maggêduniɒ</text:p>
            <text:p>ARRUMANGJÔJ [arumanɟɔj] </text:p>
            <text:p>ARRUMANGJÔJA [arumanɟɔja] </text:p>
            <text:p>ARRUMANGJÔJÊ [arumanɟɔjɛ] </text:p>
            <text:p>ARRUMANGJÔI [arumanɟɔi] </text:p>
            <text:p>ARRMANGJÔVA [arumanɟɔva] </text:p>
            <text:p>ARRUMANGJÔVÊ [arumanɟɔvɛ] </text:p>
            <text:p>ARRUMANGJÔN [arumanɟɔn] </text:p>
            <text:p>ARRUMANGJU [arumanɟaɾu] </text:p>
            <text:p>ARRUMANGJUAJ [arumanɟuaj] </text:p>
            <text:p>ARRUMANGJUARË [arumanɟuaɾə] </text:p>
            <text:p>ARRUMANGJUES [arumanɟues] </text:p>
            <text:p>ARRUMANGJUR [arumanɟuɾ] </text:p>
            <text:p>ARRUMANGJIM [arumanɟim] </text:p>
            <text:p>ARRUMANGJ [arumanɟ] </text:p>
            <text:p>ARRUMANGJA [arumanɟa] </text:p>
            <text:p>ARRUMANGJÊ [arumanɟɛ] </text:p>
            <text:p>ARRUMANGJI [arumanɟi] </text:p>
            <text:p>ARRUMANGJËS [arumanɟəs]</text:p>
            <text:p>Prononciation corrigé </text:p>
            <text:p>רם רום [ram rum] </text:p>
            <text:p>رم رام روم [rm ram rum] </text:p>
          </table:table-cell>
          <table:table-cell table:style-name="ce106"/>
          <table:table-cell table:style-name="ce92"/>
          <table:table-cell table:style-name="ce106"/>
          <table:table-cell table:style-name="ce132" office:value-type="string" calcext:value-type="string">
            <text:p>Avoir fini un ouvrage, une fabrication Ended fabrication</text:p>
          </table:table-cell>
          <table:table-cell table:style-name="ce153" office:value-type="string" calcext:value-type="string">
            <text:p>Du latin</text:p>
            <text:p>ARRANGARE </text:p>
            <text:p>[vabrigarɛ] Etrosque </text:p>
            <text:p>[fabriqare] Roman</text:p>
            <text:p>de Artisan </text:p>
            <text:p>FABER</text:p>
            <text:p> </text:p>
          </table:table-cell>
          <table:table-cell table:style-name="ce135"/>
          <table:table-cell table:number-columns-repeated="1013"/>
        </table:table-row>
        <table:table-row table:style-name="ro28">
          <table:table-cell office:value-type="string" calcext:value-type="string">
            <text:p>42</text:p>
          </table:table-cell>
          <table:table-cell table:style-name="ce96"/>
          <table:table-cell table:style-name="ce96" office:value-type="string" calcext:value-type="string">
            <text:p><text:span text:style-name="T193">FA</text:span><text:span text:style-name="T194">BR</text:span><text:span text:style-name="T193">IKOJ</text:span><text:span text:style-name="T201"> </text:span><text:span text:style-name="T202">[fabɾ</text:span><text:span text:style-name="T212">iqɔj</text:span><text:span text:style-name="T202">]</text:span><text:span text:style-name="T201"> </text:span></text:p>
            <text:p><text:span text:style-name="T195">FABRIKOVA</text:span><text:span text:style-name="T197"> </text:span><text:span text:style-name="T198">[fabɾiqɔva]</text:span> </text:p>
            <text:p>FABRIKOVÊ [fabɾiqɔvɛ] </text:p>
            <text:p><text:span text:style-name="T195">F</text:span><text:span text:style-name="T197">ABRIKU </text:span><text:span text:style-name="T205">[</text:span>fabɾiqu] </text:p>
            <text:p>FABRIKUAJ [fabɾiquaj] </text:p>
            <text:p>FABRIKUARË [fabɾiquaɾə] </text:p>
            <text:p>FABRIKIM [fabɾiqim]</text:p>
            <text:p>FABRIKUES [fabɾiquəs]</text:p>
            <text:p>Prononciation d'Albanie</text:p>
            <text:p>b c'est d</text:p>
          </table:table-cell>
          <table:table-cell table:style-name="ce106"/>
          <table:table-cell table:style-name="ce96" office:value-type="string" calcext:value-type="string">
            <text:p><text:span text:style-name="T195">FA</text:span><text:span text:style-name="T199">DR</text:span><text:span text:style-name="T195">IKÔJ</text:span><text:span text:style-name="T197"> </text:span><text:span text:style-name="T198">[fadɾiqɔj]</text:span><text:span text:style-name="T197"> </text:span></text:p>
            <text:p><text:span text:style-name="T195">FA</text:span><text:span text:style-name="T199">DR</text:span><text:span text:style-name="T195">IKÔVA</text:span><text:span text:style-name="T197"> </text:span><text:span text:style-name="T198">[fadɾiqɔva]</text:span> </text:p>
            <text:p>FADRIKÔVÊ [fadɾiqɔvɛ] </text:p>
            <text:p>FADRIKU [fadɾiqu] </text:p>
            <text:p>FADRIKUAJ [fadɾiquaj] </text:p>
            <text:p>FADRIKUARË [fadɾiquaɾə] </text:p>
            <text:p>FADRIKIM [fadɾiqim]</text:p>
            <text:p>FADRIKUES [fadɾiquəs]</text:p>
            <text:p>Prononciation des Romanisés de maggêduniɒ (Draco)</text:p>
          </table:table-cell>
          <table:table-cell table:style-name="ce106"/>
          <table:table-cell table:style-name="ce96"/>
          <table:table-cell table:style-name="ce106"/>
          <table:table-cell table:style-name="ce132" office:value-type="string" calcext:value-type="string">
            <text:p>Fabriquer, fabricant Maker</text:p>
          </table:table-cell>
          <table:table-cell table:style-name="ce153" office:value-type="string" calcext:value-type="string">
            <text:p>Du latin</text:p>
            <text:p>FABRICARE </text:p>
            <text:p>[vabrigarɛ] Etrosque </text:p>
            <text:p>[fabriqare] Roman</text:p>
            <text:p>de Artisan </text:p>
            <text:p>FABER</text:p>
            <text:p> </text:p>
            <text:p> </text:p>
          </table:table-cell>
          <table:table-cell table:style-name="ce135"/>
          <table:table-cell table:number-columns-repeated="1013"/>
        </table:table-row>
        <table:table-row table:style-name="ro29">
          <table:table-cell office:value-type="string" calcext:value-type="string">
            <text:p>43</text:p>
          </table:table-cell>
          <table:table-cell table:style-name="ce96"/>
          <table:table-cell table:style-name="ce96" office:value-type="string" calcext:value-type="string">
            <text:p><text:span text:style-name="T193">SHPIKOJ </text:span><text:span text:style-name="T191">[ʃpiqɔj]</text:span><text:span text:style-name="T201"> (Invent) </text:span></text:p>
            <text:p>SHPIKOJA [ʃpiqɔja] </text:p>
            <text:p>SHPIKOJE [ʃpiqɔjɛ] </text:p>
            <text:p>SHPIKOI [ʃpiqɔi] </text:p>
            <text:p>SHPIKOVA [ʃpiqɔva] </text:p>
            <text:p>SHPIKOVÊ [ʃpiqɔvɛ] </text:p>
            <text:p>SHPIKON [ʃpiqɔn] </text:p>
            <text:p>SHPIKU [ʃpiqu] </text:p>
            <text:p>SHPIKUAJ [ʃpiquaj] </text:p>
            <text:p>SHPIKUARË [ʃpiquaɾə] </text:p>
            <text:p>SHPIKUES [ʃpiques] </text:p>
            <text:p>SHPIKUR [ʃpiquɾ] (Invented) </text:p>
            <text:p>SHPIKIM [ʃpiqim] </text:p>
            <text:p>SHPIK [ʃpiq] </text:p>
            <text:p>SHPIKA [ʃpiqa] </text:p>
            <text:p>SHPIKÊ [ʃpiqɛ] </text:p>
            <text:p>SHPIKI [ʃpiqɔji] </text:p>
            <text:p>SHPIKËS [ʃpiqəs]</text:p>
            <text:p>Prononciation d'Albanie</text:p>
          </table:table-cell>
          <table:table-cell table:style-name="ce106"/>
          <table:table-cell table:style-name="ce92" office:value-type="string" calcext:value-type="string">
            <text:p>SHPIKÔJ [ʃpiqɔj] </text:p>
            <text:p>SHPIKÔJA [ʃpiqɔja] </text:p>
            <text:p>SHPIKÔJÊ [ʃpiqɔjɛ] </text:p>
            <text:p>SHPIKÔI [ʃpiqɔi] </text:p>
            <text:p>SHPIKÔVA [ʃpiqɔva] </text:p>
            <text:p>SHPIKÔVÊ [ʃpiqɔvɛ] </text:p>
            <text:p>SHPIKÔN [ʃpiqɔn] </text:p>
            <text:p>SHPIKU [ʃpiqu] </text:p>
            <text:p>SHPIKUAJ [ʃpiquaj] </text:p>
            <text:p>SHPIKUARË [ʃpiquaɾə] </text:p>
            <text:p>SHPIKUES [ʃpiques] </text:p>
            <text:p>SHPIKUR [ʃpiquɾ] </text:p>
            <text:p>SHPIKIM [ʃpiqim] </text:p>
            <text:p>SHPIK [ʃpiq] </text:p>
            <text:p>SHPIKA [ʃpiqa] </text:p>
            <text:p>SHPIKÊ [ʃpiqɛ] </text:p>
            <text:p>SHPIKI [ʃpiqɔji] </text:p>
            <text:p>SHPIKËS [ʃpiqəs]</text:p>
            <text:p>Prononciation de maggêduniɒ</text:p>
            <text:p>PSHIKÔJ [pʃiqɔj] </text:p>
            <text:p>PSHIKÔJA [pʃiqɔja] </text:p>
            <text:p>PSHIKÔJÊ [pʃiqɔjɛ] </text:p>
            <text:p>PSHIKÔI [pʃiqɔi] </text:p>
            <text:p>PSHIKÔVA [pʃiqɔva] </text:p>
            <text:p>PSHIKÔVÊ [pʃiqɔvɛ] </text:p>
            <text:p>PSHIKÔN [pʃiqɔn] </text:p>
            <text:p>PSHIKU [pʃiqu] </text:p>
            <text:p>PSHIKUAJ [pʃiquaj] </text:p>
            <text:p>PSHIKUARË [pʃiquaɾə] </text:p>
            <text:p>PSHIKUES [pʃiques] </text:p>
            <text:p>PSHIKUR [pʃiquɾ] </text:p>
            <text:p>PSHIKIM [pʃiqim] </text:p>
            <text:p>PSHIK [pʃiq] </text:p>
            <text:p>PSHIKA [pʃiqa] </text:p>
            <text:p>PSHIKÊ [pʃiqɛ] </text:p>
            <text:p>PSHIKI [pʃiqɔji] </text:p>
            <text:p>PSHIKËS [pʃiqəs]</text:p>
            <text:p>Prononciation corrigé</text:p>
            <text:p>פשִׁיכָי [pʃjqɔj] ΨΙϞΩΊ </text:p>
            <text:p>پشئقي [pʃjqɔj]</text:p>
          </table:table-cell>
          <table:table-cell table:style-name="ce106"/>
          <table:table-cell table:style-name="ce92"/>
          <table:table-cell table:style-name="ce106"/>
          <table:table-cell table:style-name="ce132" office:value-type="string" calcext:value-type="string">
            <text:p>Inventer </text:p>
            <text:p>Invent contrived</text:p>
            <text:p>Inventeur </text:p>
            <text:p>Inventor</text:p>
          </table:table-cell>
          <table:table-cell table:style-name="ce153" office:value-type="string" calcext:value-type="string">
            <text:p>Du Cregque</text:p>
            <text:p>ΕΦΕΥΡΊΣΚΩ </text:p>
            <text:p>[eɸeyriskɔ]</text:p>
            <text:p>Du latin </text:p>
            <text:p>INVENTVARE </text:p>
            <text:p>[inwɛntɔaɾɛ] Etrosque </text:p>
            <text:p>[invɛntuare] Roman</text:p>
          </table:table-cell>
          <table:table-cell table:style-name="ce135"/>
          <table:table-cell table:number-columns-repeated="1013"/>
        </table:table-row>
        <table:table-row table:style-name="ro30">
          <table:table-cell office:value-type="string" calcext:value-type="string">
            <text:p>44</text:p>
          </table:table-cell>
          <table:table-cell table:style-name="ce92"/>
          <table:table-cell table:style-name="ce92" office:value-type="string" calcext:value-type="string">
            <text:p><text:span text:style-name="T195">ZH</text:span><text:span text:style-name="T196">VIL</text:span><text:span text:style-name="T195">LÔJ</text:span><text:span text:style-name="T197"> </text:span><text:span text:style-name="T198">[ʒviɫɔj]</text:span><text:span text:style-name="T215"> </text:span></text:p>
            <text:p>ZHVILLUARË [ʒviɫuaɾə] </text:p>
            <text:p><text:span text:style-name="T216">ZHVILLIM [ʒviɫim</text:span><text:span text:style-name="T217">] </text:span></text:p>
            <text:p>ZHVILLUES [ʒviɫues] </text:p>
            <text:p>ZHVILLOHEM [ʒviɫohem] </text:p>
            <text:p>ZHVILLOHET [ʒviɫohet]</text:p>
            <text:p>Prononciation shqip</text:p>
            <text:p>אֵבוֹלוּצִיוֹנִי </text:p>
            <text:p>أوِلِي : [awili] (dernier) אְוִיל : Budall </text:p>
            <text:p>أوِلِي : [avili] (lêve) אְוִיל : Budall </text:p>
            <text:p>Prononciation des Romanisés de maggêduniɒ</text:p>
          </table:table-cell>
          <table:table-cell table:style-name="ce106"/>
          <table:table-cell table:style-name="ce92" office:value-type="string" calcext:value-type="string">
            <text:p><text:span text:style-name="T195">ZH</text:span><text:span text:style-name="T199">EWUL</text:span><text:span text:style-name="T195">LÔJ</text:span><text:span text:style-name="T197"> </text:span><text:span text:style-name="T198">[ʒewuɫɔj]</text:span><text:span text:style-name="T215"> </text:span></text:p>
            <text:p>ZHEWULLUARË [ʒewuɫuaɾə] </text:p>
            <text:p><text:span text:style-name="T216">ZHEWULLIM [ʒewuɫi</text:span><text:span text:style-name="T217">m]</text:span><text:span text:style-name="T223"> </text:span></text:p>
            <text:p>ZHEWULLUES [ʒewuɫues] </text:p>
            <text:p>ZHEWULLOHEM [ʒewuɫɔhem] </text:p>
            <text:p>ZHEWULLOHET [ʒewuɫɔhet]</text:p>
            <text:p>Prononciation corrigé</text:p>
            <text:p>אֵוּוֹלוּצִיוֹנִי </text:p>
            <text:p>أوَل : Pari</text:p>
          </table:table-cell>
          <table:table-cell table:style-name="ce106"/>
          <table:table-cell table:style-name="ce92"/>
          <table:table-cell table:style-name="ce106"/>
          <table:table-cell table:style-name="ce132" office:value-type="string" calcext:value-type="string">
            <text:p>Developper Develop</text:p>
          </table:table-cell>
          <table:table-cell table:style-name="ce153" office:value-type="string" calcext:value-type="string">
            <text:p>Du latin</text:p>
            <text:p>EVOLUTIO </text:p>
            <text:p>[ɛwolutio] Etrosque </text:p>
            <text:p>[evolutio] Roman</text:p>
            <text:p> </text:p>
          </table:table-cell>
          <table:table-cell table:style-name="ce135"/>
          <table:table-cell table:number-columns-repeated="1013"/>
        </table:table-row>
        <table:table-row table:style-name="ro28">
          <table:table-cell office:value-type="string" calcext:value-type="string">
            <text:p>45</text:p>
          </table:table-cell>
          <table:table-cell table:style-name="ce95"/>
          <table:table-cell table:style-name="ce95" office:value-type="string" calcext:value-type="string">
            <text:p> </text:p>
            <text:p/>
          </table:table-cell>
          <table:table-cell table:style-name="ce106"/>
          <table:table-cell table:style-name="ce96" office:value-type="string" calcext:value-type="string">
            <text:p><text:span text:style-name="T193">PRÔDHÔJ</text:span><text:span text:style-name="T201"> </text:span><text:span text:style-name="T202">[pɾ</text:span><text:span text:style-name="T212">ɔðɔ</text:span><text:span text:style-name="T202">j]</text:span><text:span text:style-name="T201"> </text:span></text:p>
            <text:p>PRÔDHÔVA [pɾɔðɔva] </text:p>
            <text:p>PRÔDHÔN [pɾɔðɔn] </text:p>
            <text:p>PRÔDHU [pɾɔðu] </text:p>
            <text:p>PRÔDHUAR [pɾɔðaɾə] </text:p>
            <text:p>PRÔDHIM [pɾɔðim] </text:p>
            <text:p>PRÔDH [pɾɔð] </text:p>
            <text:p>PRÔDUKT [pɾɔdukt]</text:p>
            <text:p>Prononciation des Romanisés de maggêduniɒ</text:p>
          </table:table-cell>
          <table:table-cell table:style-name="ce106"/>
          <table:table-cell table:style-name="ce96"/>
          <table:table-cell table:style-name="ce106"/>
          <table:table-cell table:style-name="ce132" office:value-type="string" calcext:value-type="string">
            <text:p>Produire</text:p>
            <text:p>Produce</text:p>
            <text:p>Produit </text:p>
            <text:p>Product</text:p>
          </table:table-cell>
          <table:table-cell table:style-name="ce153" office:value-type="string" calcext:value-type="string">
            <text:p>Du latin</text:p>
            <text:p>PRODVCERE </text:p>
            <text:p>[prɔdugɛrɛ] Etrosque </text:p>
            <text:p>[produkere] Roman</text:p>
            <text:p> </text:p>
          </table:table-cell>
          <table:table-cell table:style-name="ce135"/>
          <table:table-cell table:number-columns-repeated="1013"/>
        </table:table-row>
        <table:table-row table:style-name="ro28">
          <table:table-cell office:value-type="string" calcext:value-type="string">
            <text:p>46</text:p>
          </table:table-cell>
          <table:table-cell table:style-name="ce96"/>
          <table:table-cell table:style-name="ce96" office:value-type="string" calcext:value-type="string">
            <text:p><text:span text:style-name="T193">ARANZHOJ</text:span><text:span text:style-name="T201"> </text:span><text:span text:style-name="T202">[aɾanʒ</text:span><text:span text:style-name="T212">ɔ</text:span><text:span text:style-name="T202">j]</text:span><text:span text:style-name="T201"> </text:span></text:p>
            <text:p><text:span text:style-name="T195">ARANZHOVA</text:span><text:span text:style-name="T197"> </text:span><text:span text:style-name="T198">[aɾanʒɔva]</text:span> </text:p>
            <text:p>ARANZHOVE [aɾanʒɔvɛ] </text:p>
            <text:p>ARANZHONE [aɾanʒɔvɛ] </text:p>
            <text:p>ARANZHU [aɾanʒu] </text:p>
            <text:p>ARANZHUAR [aɾanʒuaɾ] </text:p>
            <text:p>ARANZHIM [aɾanʒim]</text:p>
            <text:p>ARANZHUES [aɾanʒues]</text:p>
            <text:p>Prononciation d'Albanie</text:p>
          </table:table-cell>
          <table:table-cell table:style-name="ce106"/>
          <table:table-cell table:style-name="ce96" office:value-type="string" calcext:value-type="string">
            <text:p><text:span text:style-name="T195">ARANZHÔJ</text:span><text:span text:style-name="T197"> </text:span><text:span text:style-name="T198">[aɾanʒɔj]</text:span><text:span text:style-name="T197"> </text:span></text:p>
            <text:p><text:span text:style-name="T195">ARANZHÔVA</text:span><text:span text:style-name="T197"> </text:span><text:span text:style-name="T198">[aɾanʒɔva]</text:span> </text:p>
            <text:p>ARANZHÔVÊ [aɾanʒɔvɛ] </text:p>
            <text:p>ARANZHÔN [aɾanʒɔn] </text:p>
            <text:p>ARANZHU [aɾanʒu] </text:p>
            <text:p>ARANZHUARË [aɾanʒuaɾə] </text:p>
            <text:p>ARANZHIM [aɾanʒim]</text:p>
            <text:p>ARANZHUES [aɾanʒues]</text:p>
            <text:p>Prononciation des Romanisés de maggêduniɒ</text:p>
          </table:table-cell>
          <table:table-cell table:style-name="ce106"/>
          <table:table-cell table:style-name="ce96"/>
          <table:table-cell table:style-name="ce106"/>
          <table:table-cell table:style-name="ce132" office:value-type="string" calcext:value-type="string">
            <text:p>Arranger Arrange</text:p>
          </table:table-cell>
          <table:table-cell table:style-name="ce155" office:value-type="string" calcext:value-type="string">
            <text:p>Du Francique</text:p>
          </table:table-cell>
          <table:table-cell table:style-name="ce135"/>
          <table:table-cell table:number-columns-repeated="1013"/>
        </table:table-row>
        <table:table-row table:style-name="ro31">
          <table:table-cell office:value-type="string" calcext:value-type="string">
            <text:p>47</text:p>
          </table:table-cell>
          <table:table-cell table:style-name="ce96"/>
          <table:table-cell table:style-name="ce96" office:value-type="string" calcext:value-type="string">
            <text:p><text:span text:style-name="T184">NDËR</text:span><text:span text:style-name="T195">TOJ</text:span><text:span text:style-name="T197"> </text:span><text:span text:style-name="T198">[ndəɾetɔj]</text:span><text:span text:style-name="T197"> </text:span></text:p>
            <text:p>NDËRTOVA [ndəɾetɔva] </text:p>
            <text:p><text:span text:style-name="T218">ND</text:span><text:span text:style-name="T195">ËRTO</text:span><text:span text:style-name="T197">N</text:span><text:span text:style-name="T198"> [ndəɾet</text:span><text:span text:style-name="T197">ɔn</text:span><text:span text:style-name="T219">] </text:span></text:p>
            <text:p>NDËRTU [ndəɾetu] </text:p>
            <text:p>NDËRTUAR [ndəɾetuaɾ] </text:p>
            <text:p>NDËRTIM [ndəɾetim] </text:p>
            <text:p>NDËRT [ndəɾet] </text:p>
            <text:p>NDËRTUES [ndəɾetues]</text:p>
            <text:p>Prononciation d'Albanie</text:p>
            <text:p>DRETÔJ [dɾetɔj] </text:p>
            <text:p>DRETÔVA [dɾetɔva] </text:p>
            <text:p>DRETÔN [dɾetɔn] </text:p>
            <text:p>DRETU [dɾetu] </text:p>
            <text:p>DRETUARË [dɾetuaɾə] </text:p>
            <text:p>DRETIM [dɾetim] </text:p>
            <text:p>DRET [dɾet] </text:p>
            <text:p>DRETUES [dɾetues]</text:p>
            <text:p>Prononciation de maggêduniɒ</text:p>
          </table:table-cell>
          <table:table-cell table:style-name="ce106"/>
          <table:table-cell table:style-name="ce96" office:value-type="string" calcext:value-type="string">
            <text:p><text:span text:style-name="T218">DËR</text:span><text:span text:style-name="T195">ETHÔJ</text:span><text:span text:style-name="T197"> </text:span><text:span text:style-name="T198">[dəɾeθ·ɔj]</text:span><text:span text:style-name="T197"> </text:span></text:p>
            <text:p>DËRETHÔVA [dəɾeθ·ɔva] </text:p>
            <text:p><text:span text:style-name="T218">DËRE</text:span><text:span text:style-name="T195">TH</text:span><text:span text:style-name="T197">Ô</text:span><text:span text:style-name="T198">N [dəɾeθ</text:span><text:span text:style-name="T197">·ɔ</text:span><text:span text:style-name="T205">n]</text:span><text:span text:style-name="T215"> </text:span></text:p>
            <text:p>DËRETHU [dəɾeθ·u] </text:p>
            <text:p>DËRETHUARË [dəɾeθ·uaɾə] </text:p>
            <text:p>DËRETHIM [dəɾeθ·im] </text:p>
            <text:p>DËRETH [dəɾeθ] </text:p>
            <text:p>DËRETHUES [dəɾeθ·ues]</text:p>
            <text:p>Prononciation corrigé</text:p>
            <text:p>DREQÔJ [dɾeʨɔj] ☝ </text:p>
            <text:p>DREQ [dɾeʨ] </text:p>
            <text:p>DREQA [dɾeʨa] </text:p>
            <text:p>DREQÊ [dɾeʨɛ] </text:p>
            <text:p>DREQË [dɾeʨə]</text:p>
            <text:p>Prononciation des Romanisés de maggêduniɒ</text:p>
          </table:table-cell>
          <table:table-cell table:style-name="ce106"/>
          <table:table-cell table:style-name="ce96"/>
          <table:table-cell table:style-name="ce106"/>
          <table:table-cell table:style-name="ce132" office:value-type="string" calcext:value-type="string">
            <text:p>Construire, <text:s/>Construct, Build</text:p>
          </table:table-cell>
          <table:table-cell table:style-name="ce156" office:value-type="string" calcext:value-type="string">
            <text:p>Du latin</text:p>
            <text:p><text:span text:style-name="T216">CONSTRVERE </text:span></text:p>
            <text:p>[gonstɾuɛɾɛ] Etrosque </text:p>
            <text:p>[qonstruere] Roman</text:p>
            <text:p>גֹנשׂתרוּארֶ </text:p>
            <text:p>CONSTRUERE </text:p>
            <text:p>CONETRUERE </text:p>
            <text:p>CONERTUARË </text:p>
            <text:p>NERTUARË </text:p>
            <text:p>NDËRTUAR </text:p>
            <text:p>נֶרתוּארְ</text:p>
          </table:table-cell>
          <table:table-cell table:style-name="ce135"/>
          <table:table-cell table:number-columns-repeated="1013"/>
        </table:table-row>
        <table:table-row table:style-name="ro32">
          <table:table-cell office:value-type="string" calcext:value-type="string">
            <text:p>48</text:p>
          </table:table-cell>
          <table:table-cell table:style-name="ce96"/>
          <table:table-cell table:style-name="ce96" office:value-type="string" calcext:value-type="string">
            <text:p>DREJTOJ [dɾejtɔj] </text:p>
            <text:p>DREJTOJA [dɾejtɔja] </text:p>
            <text:p>DREJTOJÊ [dɾejtɔjɛ] </text:p>
            <text:p>DREJTOI [dɾejtɔi] </text:p>
            <text:p>DREJTOVA [dɾejtɔva] </text:p>
            <text:p>DREJTOVÊ [dɾejtɔvɛ] </text:p>
            <text:p>DREJTON [dɾejtɔn] </text:p>
            <text:p>DREJTU [dɾejtu] </text:p>
            <text:p>DREJTUAJ [dɾejtuaj] </text:p>
            <text:p>DREJTUAR [dɾejtuaɾə] </text:p>
            <text:p>DREJTUES [dɾejtues] </text:p>
            <text:p>DREJTUR [dɾejtuɾ] </text:p>
            <text:p>DREJTIM [dɾejtim] </text:p>
            <text:p>DREJT [dɾejt] </text:p>
            <text:p>DREJTA [dɾejta] </text:p>
            <text:p>DREJTÊ [dɾejtɛ] </text:p>
            <text:p>DREJTI [dɾejti] </text:p>
            <text:p>DREJTËS [dɾejtəs]</text:p>
            <text:p>Prononciation d'Albanie</text:p>
          </table:table-cell>
          <table:table-cell table:style-name="ce106"/>
          <table:table-cell table:style-name="ce96" office:value-type="string" calcext:value-type="string">
            <text:p>DREJTÔJ [dɾejtɔj] </text:p>
            <text:p>DREJTÔJA [dɾejtɔja] </text:p>
            <text:p>DREJTÔJÊ [dɾejtɔjɛ] </text:p>
            <text:p>DREJTÔI [dɾejtɔi] </text:p>
            <text:p>DREJTÔVA [dɾejtɔva] </text:p>
            <text:p>DREJTÔVE [dɾejtɔvɛ] </text:p>
            <text:p>DREJTÔN [dɾejtɔn] </text:p>
            <text:p>DREJTU [dɾejtu] </text:p>
            <text:p>DREJTUAJ [dɾejtuaj] </text:p>
            <text:p>DREJTUARË [dɾejtuaɾə] </text:p>
            <text:p>DREJTUES [dɾejtues] </text:p>
            <text:p>DREJTUR [dɾejtuɾ] </text:p>
            <text:p>DREJTIM [dɾejtim] </text:p>
            <text:p>DREJT [dɾejt] </text:p>
            <text:p>DREJTA [dɾejta] </text:p>
            <text:p>DREJTÊ [dɾejtɛ] </text:p>
            <text:p>DREJTI [dɾejti] </text:p>
            <text:p>DREJTËS [dɾejtəs]</text:p>
            <text:p>Prononciation des Romanisés de maggêduniɒ </text:p>
            <text:p>DREJT DREJTË MENJËHERË (MINIHERE)</text:p>
            <text:p>Administroj</text:p>
          </table:table-cell>
          <table:table-cell table:style-name="ce106"/>
          <table:table-cell table:style-name="ce96"/>
          <table:table-cell table:style-name="ce106"/>
          <table:table-cell table:style-name="ce132" office:value-type="string" calcext:value-type="string">
            <text:p>Aligner Manage</text:p>
          </table:table-cell>
          <table:table-cell table:style-name="ce153" office:value-type="string" calcext:value-type="string">
            <text:p>Du latin</text:p>
            <text:p>RECTVS </text:p>
            <text:p>[ɾɛgθus] E<text:span text:style-name="T195">trosque </text:span></text:p>
            <text:p>[reqtus] Roman</text:p>
            <text:p>Du latin </text:p>
            <text:p>RECTVM </text:p>
            <text:p>[ɾɛgθum] Etrosque </text:p>
            <text:p>[reqtum] Roman</text:p>
            <text:p>Du latin </text:p>
            <text:p>DIRECTVM </text:p>
            <text:p>[diɾɛgtum] Etrosque </text:p>
            <text:p>[direqtum] Roman</text:p>
          </table:table-cell>
          <table:table-cell table:style-name="ce135"/>
          <table:table-cell table:number-columns-repeated="1013"/>
        </table:table-row>
        <table:table-row table:style-name="ro6">
          <table:table-cell office:value-type="string" calcext:value-type="string">
            <text:p>49</text:p>
          </table:table-cell>
          <table:table-cell table:style-name="ce96"/>
          <table:table-cell table:style-name="ce96" office:value-type="string" calcext:value-type="string">
            <text:p>DREJT [dɾejt] (droit [une personne]) </text:p>
            <text:p>DREJTË [dɾejta] (droite [une personne]) </text:p>
            <text:p>DREJTËSI [dɾejtəsi] (droiture)</text:p>
            <text:p>DREJTËSI [dɾejtəsi] (Justice) </text:p>
            <text:p>DREJTËSISËS [dɾeθəsjsəs] (la Justice)</text:p>
            <text:p>Prononciation d'Albanie</text:p>
          </table:table-cell>
          <table:table-cell table:style-name="ce106"/>
          <table:table-cell table:style-name="ce96" office:value-type="string" calcext:value-type="string">
            <text:p>DRETH [dɾeθ] (droit [une direction]) </text:p>
            <text:p>DRETHA [dɾeθa] (droite) </text:p>
            <text:p>DRETHËSI [dɾeθəsi] (droiture)</text:p>
            <text:p>DRETHËSI [dɾeθəsi] (Justice) </text:p>
            <text:p>DRETHËSIËS [dɾeθəsjəs] (la Justice)</text:p>
            <text:p>Prononciation des Romanisés de maggêduniɒ </text:p>
          </table:table-cell>
          <table:table-cell table:style-name="ce106"/>
          <table:table-cell table:style-name="ce96"/>
          <table:table-cell table:style-name="ce106"/>
          <table:table-cell table:style-name="ce132" office:value-type="string" calcext:value-type="string">
            <text:p>Droit, Droite Right, Staight</text:p>
          </table:table-cell>
          <table:table-cell table:style-name="ce153" office:value-type="string" calcext:value-type="string">
            <text:p>Du latin</text:p>
            <text:p>DIRECTVM </text:p>
            <text:p>[diɾɛgθum] Etrosque </text:p>
            <text:p>[direqtum] Roman</text:p>
          </table:table-cell>
          <table:table-cell table:style-name="ce135"/>
          <table:table-cell table:number-columns-repeated="1013"/>
        </table:table-row>
        <table:table-row table:style-name="ro16">
          <table:table-cell office:value-type="string" calcext:value-type="string">
            <text:p>50</text:p>
          </table:table-cell>
          <table:table-cell table:style-name="ce96"/>
          <table:table-cell table:style-name="ce96" office:value-type="string" calcext:value-type="string">
            <text:p><text:span text:style-name="T184">ND</text:span><text:span text:style-name="T195">REQ</text:span><text:span text:style-name="T197"> </text:span><text:span text:style-name="T198">[ndɾeʨ]</text:span><text:span text:style-name="T197"> </text:span></text:p>
            <text:p>NDREQA [ndɾeʨa] </text:p>
            <text:p>NDREQÊ [ndɾeʨɛ] </text:p>
            <text:p>NDREQË [ndɾeʨə]</text:p>
          </table:table-cell>
          <table:table-cell table:style-name="ce106"/>
          <table:table-cell table:style-name="ce96" office:value-type="string" calcext:value-type="string">
            <text:p><text:span text:style-name="T218">D</text:span><text:span text:style-name="T195">REQ</text:span><text:span text:style-name="T197"> </text:span><text:span text:style-name="T198">[dɾeʨ]</text:span><text:span text:style-name="T197"> </text:span></text:p>
            <text:p>DREQA [dɾeʨa] </text:p>
            <text:p>DREQÊ [dɾeʨɛ] </text:p>
            <text:p>DREQË [dɾeʨə]</text:p>
            <text:p>Prononciation des Romanisés de maggêduniɒ</text:p>
          </table:table-cell>
          <table:table-cell table:style-name="ce106"/>
          <table:table-cell table:style-name="ce96"/>
          <table:table-cell table:style-name="ce106"/>
          <table:table-cell table:style-name="ce132" office:value-type="string" calcext:value-type="string">
            <text:p>Construire, Rectifié, Build, Rectify</text:p>
          </table:table-cell>
          <table:table-cell table:style-name="ce153" office:value-type="string" calcext:value-type="string">
            <text:p>Du latin</text:p>
            <text:p>RECTVS FACERE </text:p>
            <text:p>[regtus fagere] Etrosque </text:p>
            <text:p>[reqtus fakere] Roman</text:p>
          </table:table-cell>
          <table:table-cell table:style-name="ce135"/>
          <table:table-cell table:number-columns-repeated="1013"/>
        </table:table-row>
        <table:table-row table:style-name="ro33">
          <table:table-cell office:value-type="string" calcext:value-type="string">
            <text:p>51</text:p>
          </table:table-cell>
          <table:table-cell table:style-name="ce92"/>
          <table:table-cell table:style-name="ce92" office:value-type="string" calcext:value-type="string">
            <text:p><text:span text:style-name="T195">DRÊQ</text:span><text:span text:style-name="T197"> </text:span><text:span text:style-name="T198">[dɾɛʨ]</text:span><text:span text:style-name="T197"> </text:span></text:p>
            <text:p>DRÊQI [dɾɛʨi] </text:p>
            <text:p><text:span text:style-name="T216">DRÊQAT</text:span><text:span text:style-name="T220"> </text:span><text:span text:style-name="T221">[dɾɛʨat</text:span><text:span text:style-name="T222">] </text:span></text:p>
            <text:p>DRÊKÊ [dɾɛʨɛ]</text:p>
            <text:p>Prononciation d'Albanie</text:p>
            <text:p>دَّرِك [dɛrik] : Gendarmerie (sous-officier) </text:p>
            <text:p>دَّرَک [dɛrɛk] </text:p>
            <text:p>دَّرَگ [dɛrɛg]</text:p>
          </table:table-cell>
          <table:table-cell table:style-name="ce106"/>
          <table:table-cell table:style-name="ce92" office:value-type="string" calcext:value-type="string">
            <text:p><text:span text:style-name="T195">DRÊÇ</text:span><text:span text:style-name="T197"> </text:span><text:span text:style-name="T198">[dɾɛʧ]</text:span><text:span text:style-name="T197"> </text:span></text:p>
            <text:p>DRÊÇI [dɾɛʧi] </text:p>
            <text:p><text:span text:style-name="T224">DRÊÇAT [dɾɛʧat] </text:span></text:p>
            <text:p>DRÊÇÊ [dɾɛʧɛ]</text:p>
            <text:p>Prononciation des Romanisés de maggêduniɒ </text:p>
            <text:p>Ruju se të hatênë dreqi </text:p>
            <text:p>درَچِ </text:p>
            <text:p>درَجِ</text:p>
          </table:table-cell>
          <table:table-cell table:style-name="ce106" office:value-type="string" calcext:value-type="string">
            <text:p>[dɾɛʧ] [dɾɛʧi] [dɾɛʧat] [dɾɛʧɛ]</text:p>
          </table:table-cell>
          <table:table-cell table:style-name="ce92"/>
          <table:table-cell table:style-name="ce106"/>
          <table:table-cell table:style-name="ce134" office:value-type="string" calcext:value-type="string">
            <text:p>Dragon, Diablotin</text:p>
            <text:p><text:span text:style-name="T216">Drago</text:span><text:span text:style-name="T217">on</text:span><text:span text:style-name="T227">, Imp, </text:span>Gremlin</text:p>
            <text:p>دراکو </text:p>
            <text:p>[draku]</text:p>
          </table:table-cell>
          <table:table-cell table:style-name="ce152" office:value-type="string" calcext:value-type="string">
            <text:p>Du latin</text:p>
            <text:p>DRACO <text:a xlink:href="http://en.wikipedia.org/wiki/Dracon" xlink:type="simple">ΔΡΑϞΩΝ</text:a></text:p>
            <text:p><text:span text:style-name="T216">[dɾago]</text:span><text:span text:style-name="T217"> E</text:span><text:span text:style-name="T227">trosque </text:span></text:p>
            <text:p>[draqo] Roman</text:p>
            <text:p>Du Creg </text:p>
            <text:p> (7°S av-jc)</text:p>
            <text:p>דרֶקוּן </text:p>
            <text:p>[drɛqun]</text:p>
          </table:table-cell>
          <table:table-cell table:style-name="ce135"/>
          <table:table-cell table:number-columns-repeated="1013"/>
        </table:table-row>
        <table:table-row table:style-name="ro34">
          <table:table-cell office:value-type="string" calcext:value-type="string">
            <text:p>52</text:p>
          </table:table-cell>
          <table:table-cell table:style-name="ce93"/>
          <table:table-cell table:style-name="ce93" office:value-type="string" calcext:value-type="string">
            <text:p><text:span text:style-name="T195">DOKTOR </text:span><text:span text:style-name="T200">[doqtor]</text:span></text:p>
            <text:p>Prononciation standard</text:p>
          </table:table-cell>
          <table:table-cell table:style-name="ce106"/>
          <table:table-cell table:style-name="ce100" office:value-type="string" calcext:value-type="string">
            <text:p><text:span text:style-name="T195">DÊKTUR</text:span></text:p>
            <text:p>MJEK</text:p>
            <text:p>Prononciation corrigé</text:p>
          </table:table-cell>
          <table:table-cell table:style-name="ce106" office:value-type="string" calcext:value-type="string">
            <text:p>[dɛqtur]</text:p>
            <text:p>[mjeq]</text:p>
          </table:table-cell>
          <table:table-cell table:style-name="ce100"/>
          <table:table-cell table:style-name="ce106"/>
          <table:table-cell table:style-name="ce132" office:value-type="string" calcext:value-type="string">
            <text:p>Docteur Doctor </text:p>
          </table:table-cell>
          <table:table-cell table:style-name="ce153" office:value-type="string" calcext:value-type="string">
            <text:p>Du latin</text:p>
            <text:p>DOC<text:span text:style-name="T195">TOR </text:span></text:p>
            <text:p>[dɾago] Etrosque </text:p>
            <text:p>[draqo] Roman</text:p>
            <text:p>de DOCERE</text:p>
            <text:p>Enseigner</text:p>
          </table:table-cell>
          <table:table-cell table:style-name="ce135"/>
          <table:table-cell table:number-columns-repeated="1013"/>
        </table:table-row>
        <table:table-row table:style-name="ro35">
          <table:table-cell office:value-type="string" calcext:value-type="string">
            <text:p>53</text:p>
          </table:table-cell>
          <table:table-cell table:style-name="ce99"/>
          <table:table-cell table:style-name="ce99" office:value-type="string" calcext:value-type="string">
            <text:p> </text:p>
          </table:table-cell>
          <table:table-cell table:style-name="ce106"/>
          <table:table-cell table:style-name="ce100" office:value-type="string" calcext:value-type="string">
            <text:p>DREKJA</text:p>
          </table:table-cell>
          <table:table-cell table:style-name="ce106" office:value-type="string" calcext:value-type="string">
            <text:p>[dɾekja]</text:p>
          </table:table-cell>
          <table:table-cell table:style-name="ce96"/>
          <table:table-cell table:style-name="ce106"/>
          <table:table-cell table:style-name="ce132" office:value-type="string" calcext:value-type="string">
            <text:p>Midi, diner Lunch</text:p>
          </table:table-cell>
          <table:table-cell table:style-name="ce153" office:value-type="string" calcext:value-type="string">
            <text:p>Du latin</text:p>
            <text:p>DRACO </text:p>
            <text:p>[dɾago] Etrosque </text:p>
            <text:p>[draqo] Roman</text:p>
            <text:p>Cavalerie Romane</text:p>
          </table:table-cell>
          <table:table-cell table:style-name="ce135"/>
          <table:table-cell table:number-columns-repeated="1013"/>
        </table:table-row>
        <table:table-row table:style-name="ro4">
          <table:table-cell/>
          <table:table-cell table:style-name="ce99" table:number-columns-repeated="2"/>
          <table:table-cell table:style-name="ce106"/>
          <table:table-cell table:style-name="ce101" office:value-type="string" calcext:value-type="string">
            <text:p>DREKA</text:p>
          </table:table-cell>
          <table:table-cell table:style-name="ce106" office:value-type="string" calcext:value-type="string">
            <text:p>[dɾeka]</text:p>
          </table:table-cell>
          <table:table-cell table:style-name="ce96"/>
          <table:table-cell table:style-name="ce106"/>
          <table:table-cell table:style-name="ce132"/>
          <table:table-cell table:style-name="ce153"/>
          <table:table-cell table:style-name="ce135"/>
          <table:table-cell table:number-columns-repeated="1013"/>
        </table:table-row>
        <table:table-row table:style-name="ro4">
          <table:table-cell/>
          <table:table-cell table:style-name="ce99" table:number-columns-repeated="2"/>
          <table:table-cell table:style-name="ce106"/>
          <table:table-cell table:style-name="ce101" office:value-type="string" calcext:value-type="string">
            <text:p>DREKÊ</text:p>
          </table:table-cell>
          <table:table-cell table:style-name="ce106" office:value-type="string" calcext:value-type="string">
            <text:p>[dɾekɛ]</text:p>
          </table:table-cell>
          <table:table-cell table:style-name="ce96"/>
          <table:table-cell table:style-name="ce106"/>
          <table:table-cell table:style-name="ce132"/>
          <table:table-cell table:style-name="ce153"/>
          <table:table-cell table:style-name="ce135"/>
          <table:table-cell table:number-columns-repeated="1013"/>
        </table:table-row>
        <table:table-row table:style-name="ro4">
          <table:table-cell/>
          <table:table-cell table:style-name="ce99" table:number-columns-repeated="2"/>
          <table:table-cell table:style-name="ce106"/>
          <table:table-cell table:style-name="ce101" office:value-type="string" calcext:value-type="string">
            <text:p>DREKË</text:p>
          </table:table-cell>
          <table:table-cell table:style-name="ce106" office:value-type="string" calcext:value-type="string">
            <text:p>[dɾekɛ]</text:p>
          </table:table-cell>
          <table:table-cell table:style-name="ce96"/>
          <table:table-cell table:style-name="ce106"/>
          <table:table-cell table:style-name="ce132"/>
          <table:table-cell table:style-name="ce153"/>
          <table:table-cell table:style-name="ce135"/>
          <table:table-cell table:number-columns-repeated="1013"/>
        </table:table-row>
        <table:table-row table:style-name="ro8">
          <table:table-cell office:value-type="string" calcext:value-type="string">
            <text:p>54</text:p>
          </table:table-cell>
          <table:table-cell table:style-name="ce93"/>
          <table:table-cell table:style-name="ce93" office:value-type="string" calcext:value-type="string">
            <text:p><text:span text:style-name="T195">DÄRK </text:span><text:span text:style-name="T200">[dɑɾq]</text:span><text:span text:style-name="T195"> </text:span></text:p>
            <text:p>DÄRKA [dɑɾqa] </text:p>
            <text:p>DÄRKËN [dɑɾqən] </text:p>
            <text:p>DÄRKUES [dɑɾques]</text:p>
            <text:p>Prononciation d'Albanie</text:p>
          </table:table-cell>
          <table:table-cell table:style-name="ce106"/>
          <table:table-cell table:style-name="ce93" office:value-type="string" calcext:value-type="string">
            <text:p><text:span text:style-name="T195">DÄRK </text:span><text:span text:style-name="T200">[dɒɾq]</text:span><text:span text:style-name="T195"> </text:span></text:p>
            <text:p>DÄRKA [dɒɾqa] </text:p>
            <text:p>DÄRKËN [dɒɾqən] </text:p>
            <text:p>DÄRKUES [dɒɾques]</text:p>
            <text:p>Prononciation de Maggêduniɒ</text:p>
          </table:table-cell>
          <table:table-cell table:style-name="ce106"/>
          <table:table-cell table:style-name="ce93"/>
          <table:table-cell table:style-name="ce106"/>
          <table:table-cell table:style-name="ce132" office:value-type="string" calcext:value-type="string">
            <text:p>Souper Diner</text:p>
          </table:table-cell>
          <table:table-cell table:style-name="ce153" office:value-type="string" calcext:value-type="string">
            <text:p>Du latin</text:p>
            <text:p>DRACO </text:p>
            <text:p>[dɾago] Etrosque </text:p>
            <text:p>[draqo] Roman</text:p>
          </table:table-cell>
          <table:table-cell table:style-name="ce135"/>
          <table:table-cell table:number-columns-repeated="1013"/>
        </table:table-row>
        <table:table-row table:style-name="ro5">
          <table:table-cell office:value-type="string" calcext:value-type="string">
            <text:p>55</text:p>
          </table:table-cell>
          <table:table-cell table:style-name="ce93"/>
          <table:table-cell table:style-name="ce103" office:value-type="string" calcext:value-type="string">
            <text:p><text:span text:style-name="T195">MËNGJES</text:span></text:p>
            <text:p>Prononciation d'Albanie</text:p>
          </table:table-cell>
          <table:table-cell table:style-name="ce106" office:value-type="string" calcext:value-type="string">
            <text:p>[mənɟes]</text:p>
          </table:table-cell>
          <table:table-cell table:style-name="ce103" office:value-type="string" calcext:value-type="string">
            <text:p><text:span text:style-name="T195">MËNXHES</text:span><text:span text:style-name="T197"> </text:span></text:p>
            <text:p/>
          </table:table-cell>
          <table:table-cell table:style-name="ce106" office:value-type="string" calcext:value-type="string">
            <text:p>[mənʤes]</text:p>
          </table:table-cell>
          <table:table-cell table:style-name="ce103"/>
          <table:table-cell table:style-name="ce106"/>
          <table:table-cell table:style-name="ce132" office:value-type="string" calcext:value-type="string">
            <text:p>Dejeuner Breakfast</text:p>
          </table:table-cell>
          <table:table-cell table:style-name="ce155" office:value-type="string" calcext:value-type="string">
            <text:p> </text:p>
          </table:table-cell>
          <table:table-cell table:style-name="ce135"/>
          <table:table-cell table:number-columns-repeated="1013"/>
        </table:table-row>
        <table:table-row table:style-name="ro3">
          <table:table-cell office:value-type="string" calcext:value-type="string">
            <text:p>56</text:p>
          </table:table-cell>
          <table:table-cell table:style-name="ce99" table:number-columns-repeated="2"/>
          <table:table-cell table:style-name="ce106"/>
          <table:table-cell table:style-name="ce118" office:value-type="string" calcext:value-type="string">
            <text:p>SABALËK</text:p>
          </table:table-cell>
          <table:table-cell table:style-name="ce106"/>
          <table:table-cell table:style-name="ce92"/>
          <table:table-cell table:style-name="ce106"/>
          <table:table-cell table:style-name="ce135"/>
          <table:table-cell table:style-name="ce157" office:value-type="string" calcext:value-type="string">
            <text:p><text:span text:style-name="T315">(Turkicisme)</text:span></text:p>
          </table:table-cell>
          <table:table-cell table:style-name="ce135"/>
          <table:table-cell table:number-columns-repeated="1013"/>
        </table:table-row>
        <table:table-row table:style-name="ro36">
          <table:table-cell office:value-type="string" calcext:value-type="string">
            <text:p>57</text:p>
          </table:table-cell>
          <table:table-cell table:style-name="ce92"/>
          <table:table-cell table:style-name="ce92" office:value-type="string" calcext:value-type="string">
            <text:p><text:span text:style-name="T184">B</text:span><text:span text:style-name="T195">Ä</text:span><text:span text:style-name="T196">R</text:span><text:span text:style-name="T195">DHË</text:span><text:span text:style-name="T197"> </text:span><text:span text:style-name="T198">[bɑɾðə]</text:span></text:p>
            <text:p><text:span text:style-name="T195">BR</text:span><text:span text:style-name="T197"> : esclave en latin, terme :</text:span></text:p>
            <text:p><text:span text:style-name="T195">BR</text:span><text:span text:style-name="T197"> : esclave en latin, terme : </text:span><text:span text:style-name="T214"><text:a xlink:href="http://en.wiktionary.org/wiki/صقليب%22%20%5Ct%20%22_blank" xlink:type="simple">صقليب</text:a></text:span></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ext:p>Prononciation d'Albanie</text:p>
          </table:table-cell>
          <table:table-cell table:style-name="ce106"/>
          <table:table-cell table:style-name="ce96" office:value-type="string" calcext:value-type="string">
            <text:p><text:span text:style-name="T184">B</text:span><text:span text:style-name="T195">Ä</text:span><text:span text:style-name="T196">R</text:span><text:span text:style-name="T195">DHË</text:span><text:span text:style-name="T197"> </text:span><text:span text:style-name="T198">[bɒɾðə]</text:span></text:p>
            <text:p>Prononciation de maggêduniɒ</text:p>
            <text:p> </text:p>
            <text:p><text:span text:style-name="T259">ALB</text:span><text:span text:style-name="T193">ÄDHË</text:span><text:span text:style-name="T201"> </text:span><text:span text:style-name="T202">[albɒðə]</text:span><text:span text:style-name="T201"> ou </text:span></text:p>
            <text:p>ABLÄDHË [ablɒðə]</text:p>
            <text:p>Prononciation corrigé</text:p>
          </table:table-cell>
          <table:table-cell table:style-name="ce106"/>
          <table:table-cell table:style-name="ce96"/>
          <table:table-cell table:style-name="ce106"/>
          <table:table-cell table:style-name="ce132" office:value-type="string" calcext:value-type="string">
            <text:p>Blanc White</text:p>
          </table:table-cell>
          <table:table-cell table:style-name="ce153" office:value-type="string" calcext:value-type="string">
            <text:p>Du latin</text:p>
            <text:p>ALBA </text:p>
            <text:p>[alba] Etrosque </text:p>
            <text:p>[alba] Roman</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24">
          <table:table-cell office:value-type="string" calcext:value-type="string">
            <text:p>58</text:p>
          </table:table-cell>
          <table:table-cell table:style-name="ce96"/>
          <table:table-cell table:style-name="ce96" office:value-type="string" calcext:value-type="string">
            <text:p><text:span text:style-name="T184">BR</text:span><text:span text:style-name="T195">UM</text:span><text:span text:style-name="T197"> </text:span><text:span text:style-name="T198">[bɾum]</text:span><text:span text:style-name="T197"> </text:span></text:p>
            <text:p><text:span text:style-name="T195">BR</text:span><text:span text:style-name="T197">UMI [bɾumi]</text:span></text:p>
            <text:p><text:span text:style-name="T184">BR</text:span><text:span text:style-name="T197"> : e</text:span><text:span text:style-name="T219">scl</text:span><text:span text:style-name="T197">ave - Roman</text:span></text:p>
            <text:p>BRUM → FROMENTVS </text:p>
            <text:p>LIBRE → VRIJ → FREE </text:p>
            <text:p>ARIFI → ARIVI → ARIBI </text:p>
            <text:p>Arifi → Aгili → Agili → Agila → Aquila</text:p>
            <text:p>En anglais &amp; en Italien le BR est souvent remplacé avec un FR, en flamand avec un VR ( ϝρ ).</text:p>
          </table:table-cell>
          <table:table-cell table:style-name="ce106"/>
          <table:table-cell table:style-name="ce96" office:value-type="string" calcext:value-type="string">
            <text:p><text:span text:style-name="T218">PR</text:span><text:span text:style-name="T195">UM</text:span></text:p>
            <text:p>PRUMI</text:p>
            <text:p>En <text:span text:style-name="T195">a</text:span>nglais &amp; en I<text:span text:style-name="T195">t</text:span>alien le BR est souvent remplacé avec un FR, en flamand avec un VR ( ϝρ ).</text:p>
            <text:p>Le <text:span text:style-name="T195">F</text:span> ce pron<text:span text:style-name="T195">o</text:span>nce V en Ellên Anciens...</text:p>
            <text:p>Le B est un V en Ellên, en Cirillique &amp; Obrith...</text:p>
          </table:table-cell>
          <table:table-cell table:style-name="ce106" office:value-type="string" calcext:value-type="string">
            <text:p>[pɾum]</text:p>
            <text:p>[pɾumi]</text:p>
          </table:table-cell>
          <table:table-cell table:style-name="ce96"/>
          <table:table-cell table:style-name="ce106"/>
          <table:table-cell table:style-name="ce132" office:value-type="string" calcext:value-type="string">
            <text:p>Pâte Paste, doughe</text:p>
          </table:table-cell>
          <table:table-cell table:style-name="ce158" office:value-type="string" calcext:value-type="string">
            <text:p>Du latin</text:p>
            <text:p>FRVMENTVM </text:p>
            <text:p><text:span text:style-name="T224">[vɾɔmɛntɔm] Etrosque </text:span></text:p>
            <text:p>[frumentum] Roman</text:p>
            <text:p>De l'anglis </text:p>
            <text:p>BREW [bruː]</text:p>
            <text:p>De l'obrith &amp; de l'orbi </text:p>
            <text:p>רוֹמי [ʀomi] </text:p>
            <text:p>رومي [rumi]</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37">
          <table:table-cell office:value-type="string" calcext:value-type="string">
            <text:p>59</text:p>
          </table:table-cell>
          <table:table-cell table:style-name="ce93"/>
          <table:table-cell table:style-name="ce93" office:value-type="string" calcext:value-type="string">
            <text:p><text:span text:style-name="T195">MIELL</text:span><text:span text:style-name="T197"> </text:span><text:span text:style-name="T198">[mieɫ]</text:span></text:p>
            <text:p>Prononciation d'Albanie</text:p>
          </table:table-cell>
          <table:table-cell table:style-name="ce106"/>
          <table:table-cell table:style-name="ce93" office:value-type="string" calcext:value-type="string">
            <text:p><text:span text:style-name="T195">MILL</text:span><text:span text:style-name="T197"> </text:span><text:span text:style-name="T198">[miɫ]</text:span></text:p>
            <text:p>Prononciation de Maggêduniɒ</text:p>
          </table:table-cell>
          <table:table-cell table:style-name="ce106"/>
          <table:table-cell table:style-name="ce93"/>
          <table:table-cell table:style-name="ce106"/>
          <table:table-cell table:style-name="ce132" office:value-type="string" calcext:value-type="string">
            <text:p>Farine Meal</text:p>
          </table:table-cell>
          <table:table-cell table:style-name="ce153" office:value-type="string" calcext:value-type="string">
            <text:p>Du latin</text:p>
            <text:p>FARINA </text:p>
            <text:p>[vaɾina] Etrosque </text:p>
            <text:p>[farina] Roman</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12">
          <table:table-cell office:value-type="string" calcext:value-type="string">
            <text:p>60</text:p>
          </table:table-cell>
          <table:table-cell table:style-name="ce93"/>
          <table:table-cell table:style-name="ce93" office:value-type="string" calcext:value-type="string">
            <text:p><text:span text:style-name="T195">H</text:span><text:span text:style-name="T196">IP</text:span><text:span text:style-name="T195">JE </text:span><text:span text:style-name="T200">[hipjɛ]</text:span><text:span text:style-name="T195"> </text:span></text:p>
            <text:p>HIPI [hipi] </text:p>
            <text:p>HIPËM [hipəm]</text:p>
            <text:p>Prononciation d'Albanie</text:p>
          </table:table-cell>
          <table:table-cell table:style-name="ce106"/>
          <table:table-cell table:style-name="ce96" office:value-type="string" calcext:value-type="string">
            <text:p><text:span text:style-name="T218">YP</text:span><text:span text:style-name="T195">JE </text:span><text:span text:style-name="T200">[ypjɛ]</text:span><text:span text:style-name="T195"> </text:span></text:p>
            <text:p>YPI [ypi] </text:p>
            <text:p>YPËM [ypəm] </text:p>
            <text:p>YPNI [ypni] </text:p>
            <text:p>YPMI [ypmi] </text:p>
            <text:p>YP [yp]</text:p>
            <text:p>Prononciation de Maggêduniɒ</text:p>
          </table:table-cell>
          <table:table-cell table:style-name="ce106"/>
          <table:table-cell table:style-name="ce96"/>
          <table:table-cell table:style-name="ce106"/>
          <table:table-cell table:style-name="ce132" office:value-type="string" calcext:value-type="string">
            <text:p>Monter Climb</text:p>
          </table:table-cell>
          <table:table-cell table:style-name="ce153" office:value-type="string" calcext:value-type="string">
            <text:p>Du Ellênë</text:p>
            <text:p>ΥΨΏ </text:p>
            <text:p>[ypsɔ] Ellênë </text:p>
            <text:p>[ipso] Creg</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10">
          <table:table-cell office:value-type="string" calcext:value-type="string">
            <text:p>61</text:p>
          </table:table-cell>
          <table:table-cell table:style-name="ce92"/>
          <table:table-cell table:style-name="ce92" office:value-type="string" calcext:value-type="string">
            <text:p><text:span text:style-name="T195">Z</text:span><text:span text:style-name="T196">BR</text:span><text:span text:style-name="T195">ITUAR </text:span><text:span text:style-name="T200">[zbɾituaɾ]</text:span><text:span text:style-name="T195"> </text:span></text:p>
            <text:p>ZBRITUR [zbɾituɾ] </text:p>
            <text:p><text:span text:style-name="T195">ZB</text:span><text:span text:style-name="T197">RITOJ [zbɾi</text:span><text:span text:style-name="T223">tɔj] </text:span></text:p>
            <text:p>ZBRIT [zbɾit] </text:p>
            <text:p>ZBRITIM [zbɾitim]</text:p>
            <text:p>Prononciation d'Albanie</text:p>
            <text:p>BR : esclave עֹבּרית - Obrith (Evrej אֵורֵי)</text:p>
          </table:table-cell>
          <table:table-cell table:style-name="ce106"/>
          <table:table-cell table:style-name="ce96" office:value-type="string" calcext:value-type="string">
            <text:p><text:span text:style-name="T195">Z</text:span><text:span text:style-name="T199">HDR</text:span><text:span text:style-name="T195">YPUARË </text:span><text:span text:style-name="T200">[ʒdrypuaɾə]</text:span><text:span text:style-name="T197"> </text:span></text:p>
            <text:p>ZHDRYPUR [ʒdrypuɾ] </text:p>
            <text:p>ZHDRYPÔJ [ʒdrypɔj] </text:p>
            <text:p>ZHDRYP [ʒdryp] </text:p>
            <text:p>ZHDRYPIM [ʒdrypim]</text:p>
            <text:p>Prononciation de Maggêduniɒ</text:p>
          </table:table-cell>
          <table:table-cell table:style-name="ce106"/>
          <table:table-cell table:style-name="ce96"/>
          <table:table-cell table:style-name="ce106"/>
          <table:table-cell table:style-name="ce132" office:value-type="string" calcext:value-type="string">
            <text:p>Descendre Descends</text:p>
          </table:table-cell>
          <table:table-cell table:style-name="ce153" office:value-type="string" calcext:value-type="string">
            <text:p>Du latin</text:p>
            <text:p>DESCENDERE </text:p>
            <text:p>[dɛsgɛndɛɾɛ] Etrosque </text:p>
            <text:p>[desqendere] Roman</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10">
          <table:table-cell office:value-type="string" calcext:value-type="string">
            <text:p>63</text:p>
          </table:table-cell>
          <table:table-cell table:style-name="ce96"/>
          <table:table-cell table:style-name="ce96" office:value-type="string" calcext:value-type="string">
            <text:p><text:span text:style-name="T184">BR</text:span><text:span text:style-name="T195">AKTISUAR </text:span><text:span text:style-name="T200">[bɾaqtisuaɾ]</text:span><text:span text:style-name="T197"> </text:span></text:p>
            <text:p>BRAKTISUR [bɾaqtisuɾ] </text:p>
            <text:p>BRAKTISOJ [bɾaqtisɔj] </text:p>
            <text:p>BRAKTISON [bɾaqtisɔn] </text:p>
            <text:p>BRAKTIS [bɾaqtis] </text:p>
            <text:p>BRAKTISIM [bɾaqtisim]</text:p>
            <text:p>Prononciation d'Albanie </text:p>
            <text:p>(RAK : cancer)</text:p>
          </table:table-cell>
          <table:table-cell table:style-name="ce106"/>
          <table:table-cell table:style-name="ce96" office:value-type="string" calcext:value-type="string">
            <text:p><text:span text:style-name="T218">PAR</text:span><text:span text:style-name="T195">ATISUAR </text:span><text:span text:style-name="T200">[bɾaqtisuaɾ]</text:span><text:span text:style-name="T197"> </text:span></text:p>
            <text:p>PARATISUR [bɾaqtisuɾ] </text:p>
            <text:p>PARATISÔJ [bɾaqtisɔj] </text:p>
            <text:p>PARATISÔN [bɾaqtisɔn] </text:p>
            <text:p>PARATIS [bɾaqtis] </text:p>
            <text:p>PARATISIM [bɾaqtisim]</text:p>
            <text:p>Prononciation de Maggêduniɒ</text:p>
          </table:table-cell>
          <table:table-cell table:style-name="ce106"/>
          <table:table-cell table:style-name="ce96"/>
          <table:table-cell table:style-name="ce106"/>
          <table:table-cell table:style-name="ce132" office:value-type="string" calcext:value-type="string">
            <text:p>Abandonné Abandons, forsake </text:p>
          </table:table-cell>
          <table:table-cell table:style-name="ce153" office:value-type="string" calcext:value-type="string">
            <text:p>Du français</text:p>
            <text:p>RETIRER </text:p>
            <text:p>[rətirɛ]</text:p>
            <text:p>Du Creg </text:p>
            <text:p>παρατώ </text:p>
            <text:p>παραιτώ</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38">
          <table:table-cell office:value-type="string" calcext:value-type="string">
            <text:p>64</text:p>
          </table:table-cell>
          <table:table-cell table:style-name="ce92"/>
          <table:table-cell table:style-name="ce92" office:value-type="string" calcext:value-type="string">
            <text:p><text:span text:style-name="T195">BI</text:span><text:span text:style-name="T196">BER</text:span><text:span text:style-name="T195"> </text:span><text:span text:style-name="T200">[bi-bɛɾ]</text:span><text:span text:style-name="T197"> </text:span></text:p>
            <text:p>BIBERI [bi-bɛɾi]</text:p>
            <text:p>(Turkicisme) </text:p>
            <text:p><text:span text:style-name="T224">Remarque : les Snack turk, ajoutent beauco</text:span><text:span text:style-name="T205">up d</text:span><text:span text:style-name="T197">'e</text:span><text:span text:style-name="T223">pice</text:span><text:span text:style-name="T225">s </text:span><text:span text:style-name="T226">&amp; d</text:span><text:span text:style-name="T217">e Poivre qu'il appe</text:span><text:span text:style-name="T227">lle (bi-BeR) </text:span><text:span text:style-name="T228">dans leurs düners ; dès lors, si vous en manger vous devenez leurs esclaves... Le</text:span><text:span text:style-name="T229">urs</text:span><text:span text:style-name="T228"> Intelli</text:span>gencia saient parfaitement pourquoi ils emploient ce terme et quelles sont leurs objectifs...</text:p>
            <text:p>Remarque, ils pretendent que ces du veau (Kalb [كلب / כלב]) ou de l'agneaux [qëngj / qen] hachés mais en faite c'est autres choses auquel, ils ajoutent des epices et des pigments...</text:p>
          </table:table-cell>
          <table:table-cell table:style-name="ce106"/>
          <table:table-cell table:style-name="ce96" office:value-type="string" calcext:value-type="string">
            <text:p><text:span text:style-name="T195">PI</text:span><text:span text:style-name="T199">PER</text:span><text:span text:style-name="T195"> </text:span><text:span text:style-name="T200">[pipɛɾ]</text:span><text:span text:style-name="T197"> </text:span></text:p>
            <text:p>PIPERI [pipɛɾi]</text:p>
            <text:p><text:span text:style-name="T195">Pr</text:span><text:span text:style-name="T196">ono</text:span><text:span text:style-name="T195">n</text:span><text:span text:style-name="T200">ciation</text:span><text:span text:style-name="T197"> d</text:span><text:span text:style-name="T205">'A</text:span><text:span text:style-name="T233">lba</text:span><text:span text:style-name="T205">ni</text:span><text:span text:style-name="T265">e</text:span></text:p>
            <text:p>BYBER [bybɛɾ] </text:p>
            <text:p>BYBERI [bybɛɾi]</text:p>
            <text:p>Pro<text:span text:style-name="T193">n</text:span>onciation de Maggêduni<text:span text:style-name="T193">ɒ</text:span> </text:p>
            <text:p>(Turkicisme)</text:p>
            <text:p> </text:p>
            <text:p>Le P est remplacé avec un B en Arbi...</text:p>
          </table:table-cell>
          <table:table-cell table:style-name="ce106"/>
          <table:table-cell table:style-name="ce96"/>
          <table:table-cell table:style-name="ce106"/>
          <table:table-cell table:style-name="ce132" office:value-type="string" calcext:value-type="string">
            <text:p>Poivre, Epice Pepper, Spice</text:p>
          </table:table-cell>
          <table:table-cell table:style-name="ce153" office:value-type="string" calcext:value-type="string">
            <text:p>Du latin</text:p>
            <text:p>PIPER </text:p>
            <text:p>[pipɛɾ] Etrosque </text:p>
            <text:p>[piper] Roman</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15">
          <table:table-cell office:value-type="string" calcext:value-type="string">
            <text:p>65</text:p>
          </table:table-cell>
          <table:table-cell table:style-name="ce93"/>
          <table:table-cell table:style-name="ce93" office:value-type="string" calcext:value-type="string">
            <text:p><text:span text:style-name="T184">BÔR</text:span><text:span text:style-name="T195">XHË </text:span><text:span text:style-name="T200">[bɔɾʤə]</text:span><text:span text:style-name="T195"> </text:span></text:p>
            <text:p>BÔRXHA [bɔɾʤa] </text:p>
            <text:p>BÔRXHI [bɔɾʤi]</text:p>
          </table:table-cell>
          <table:table-cell table:style-name="ce106"/>
          <table:table-cell table:style-name="ce108" office:value-type="string" calcext:value-type="string">
            <text:p><text:span text:style-name="T218">BOR</text:span><text:span text:style-name="T195">XHË </text:span><text:span text:style-name="T200">[boɾʤə]</text:span><text:span text:style-name="T195"> </text:span></text:p>
            <text:p><text:span text:style-name="T195">BORXHA [</text:span><text:span text:style-name="T200">boɾʤa] </text:span></text:p>
            <text:p>BORXHI [boɾʤi]</text:p>
            <text:p>DÊTYRIM [dɛtyrim]</text:p>
          </table:table-cell>
          <table:table-cell table:style-name="ce106"/>
          <table:table-cell table:style-name="ce108"/>
          <table:table-cell table:style-name="ce106"/>
          <table:table-cell table:style-name="ce132" office:value-type="string" calcext:value-type="string">
            <text:p>Dette Debt</text:p>
          </table:table-cell>
          <table:table-cell table:style-name="ce153" office:value-type="string" calcext:value-type="string">
            <text:p>Du latin</text:p>
            <text:p>DEBITVM</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37">
          <table:table-cell office:value-type="string" calcext:value-type="string">
            <text:p>66</text:p>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259">BÔR</text:span><text:span text:style-name="T193">Ë </text:span><text:span text:style-name="T191">[bɔɾə]</text:span><text:span text:style-name="T193"> </text:span></text:p>
            <text:p>BÔRA [bɔɾa] </text:p>
            <text:p>BËBÔRË [bəbɔɾə]</text:p>
          </table:table-cell>
          <table:table-cell table:style-name="ce106"/>
          <table:table-cell table:style-name="ce108"/>
          <table:table-cell table:style-name="ce106"/>
          <table:table-cell table:style-name="ce136" office:value-type="string" calcext:value-type="string">
            <text:p>Neige Snow</text:p>
          </table:table-cell>
          <table:table-cell table:style-name="ce155" office:value-type="string" calcext:value-type="string">
            <text:p> </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39">
          <table:table-cell office:value-type="string" calcext:value-type="string">
            <text:p>67</text:p>
          </table:table-cell>
          <table:table-cell table:style-name="ce96"/>
          <table:table-cell table:style-name="ce96" office:value-type="string" calcext:value-type="string">
            <text:p><text:span text:style-name="T230">PLÊHRA</text:span><text:span text:style-name="T201"> </text:span><text:span text:style-name="T202">[plɛhɾɔj]</text:span><text:span text:style-name="T201"> </text:span></text:p>
            <text:p>PLÊHROJ [plɛhɾɔj] </text:p>
            <text:p>PLÊHRASH [plɛhɾaʃ]</text:p>
          </table:table-cell>
          <table:table-cell table:style-name="ce106"/>
          <table:table-cell table:style-name="ce92" office:value-type="string" calcext:value-type="string">
            <text:p><text:span text:style-name="T184">BOR</text:span><text:span text:style-name="T195">LOGI</text:span><text:span text:style-name="T197"> </text:span><text:span text:style-name="T198">[bɔɾlogi]</text:span><text:span text:style-name="T197"> </text:span></text:p>
            <text:p><text:span text:style-name="T195">(Türki</text:span><text:span text:style-name="T197">cisme)</text:span></text:p>
            <text:p><text:span text:style-name="T216">XHU</text:span><text:span text:style-name="T220">B</text:span><text:span text:style-name="T232">ËR </text:span></text:p>
            <text:p>(Serbicisme : ЏУБРЕ)</text:p>
            <text:p>זבל : zʌbʌl</text:p>
          </table:table-cell>
          <table:table-cell table:style-name="ce106"/>
          <table:table-cell table:style-name="ce92"/>
          <table:table-cell table:style-name="ce106"/>
          <table:table-cell table:style-name="ce132" office:value-type="string" calcext:value-type="string">
            <text:p>Poubelle Bin, Garbage, Trash</text:p>
          </table:table-cell>
          <table:table-cell table:style-name="ce155" office:value-type="string" calcext:value-type="string">
            <text:p> </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37">
          <table:table-cell office:value-type="string" calcext:value-type="string">
            <text:p>68</text:p>
          </table:table-cell>
          <table:table-cell table:style-name="ce96"/>
          <table:table-cell table:style-name="ce96" office:value-type="string" calcext:value-type="string">
            <text:p><text:span text:style-name="T230">PLEH</text:span><text:span text:style-name="T201"> </text:span><text:span text:style-name="T202">[plehɾa]</text:span><text:span text:style-name="T201"> </text:span></text:p>
            <text:p>PLEHËROJ [plehəɾɔj]</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Bouze Marle, dung, manure</text:p>
          </table:table-cell>
          <table:table-cell table:style-name="ce155" office:value-type="string" calcext:value-type="string">
            <text:p> </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37">
          <table:table-cell office:value-type="string" calcext:value-type="string">
            <text:p>69</text:p>
          </table:table-cell>
          <table:table-cell table:style-name="ce95"/>
          <table:table-cell table:style-name="ce95" office:value-type="string" calcext:value-type="string">
            <text:p> </text:p>
          </table:table-cell>
          <table:table-cell table:style-name="ce106"/>
          <table:table-cell table:style-name="ce93" office:value-type="string" calcext:value-type="string">
            <text:p><text:span text:style-name="T193">PLUHUR</text:span><text:span text:style-name="T201"> </text:span><text:span text:style-name="T202">[pluhuɾ] </text:span></text:p>
            <text:p>PLUHNË [pluhnə] </text:p>
            <text:p>PLUHNI [pluhni]</text:p>
          </table:table-cell>
          <table:table-cell table:style-name="ce106"/>
          <table:table-cell table:style-name="ce93"/>
          <table:table-cell table:style-name="ce106"/>
          <table:table-cell table:style-name="ce132" office:value-type="string" calcext:value-type="string">
            <text:p>Poussiere Dust</text:p>
          </table:table-cell>
          <table:table-cell table:style-name="ce155" office:value-type="string" calcext:value-type="string">
            <text:p> </text:p>
          </table:table-cell>
          <table:table-cell table:style-name="ce135" office:value-type="string" calcext:value-type="string">
            <text:p>Le BR (esclave) négation du RB (Seigneur, "mon Maitre", Mêntor, Officier) :</text:p>
          </table:table-cell>
          <table:table-cell table:number-columns-repeated="1013"/>
        </table:table-row>
        <table:table-row table:style-name="ro5">
          <table:table-cell office:value-type="string" calcext:value-type="string">
            <text:p>71</text:p>
          </table:table-cell>
          <table:table-cell table:style-name="ce95"/>
          <table:table-cell table:style-name="ce95" office:value-type="string" calcext:value-type="string">
            <text:p> </text:p>
          </table:table-cell>
          <table:table-cell table:style-name="ce106"/>
          <table:table-cell table:style-name="ce119" office:value-type="string" calcext:value-type="string">
            <text:p> </text:p>
            <text:p> </text:p>
          </table:table-cell>
          <table:table-cell table:style-name="ce106"/>
          <table:table-cell table:style-name="ce119"/>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5">
          <table:table-cell office:value-type="string" calcext:value-type="string">
            <text:p>72</text:p>
          </table:table-cell>
          <table:table-cell table:style-name="ce99"/>
          <table:table-cell table:style-name="ce99" office:value-type="string" calcext:value-type="string">
            <text:p>justifikueshëm justifikim, përligjj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3">
          <table:table-cell office:value-type="string" calcext:value-type="string">
            <text:p>73</text:p>
          </table:table-cell>
          <table:table-cell table:style-name="ce99"/>
          <table:table-cell table:style-name="ce99" office:value-type="string" calcext:value-type="string">
            <text:p>ARSYE ARSYE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9">
          <table:table-cell office:value-type="string" calcext:value-type="string">
            <text:p>74</text:p>
          </table:table-cell>
          <table:table-cell table:style-name="ce93"/>
          <table:table-cell table:style-name="ce93" office:value-type="string" calcext:value-type="string">
            <text:p><text:span text:style-name="T193">MENJËHERË </text:span><text:span text:style-name="T191">[mɛnjəhɛɾə]</text:span></text:p>
            <text:p>Prononciation d'Albanie</text:p>
          </table:table-cell>
          <table:table-cell table:style-name="ce106"/>
          <table:table-cell table:style-name="ce93" office:value-type="string" calcext:value-type="string">
            <text:p><text:span text:style-name="T195">MINIHÊRË</text:span><text:span text:style-name="T197"> </text:span><text:span text:style-name="T198">[minihɛɾə]</text:span></text:p>
            <text:p>Prononciation des Romanisés de maggêduniɒ </text:p>
          </table:table-cell>
          <table:table-cell table:style-name="ce106"/>
          <table:table-cell table:style-name="ce93"/>
          <table:table-cell table:style-name="ce106"/>
          <table:table-cell table:style-name="ce132" office:value-type="string" calcext:value-type="string">
            <text:p>Toute de suite</text:p>
          </table:table-cell>
          <table:table-cell table:style-name="ce155" office:value-type="string" calcext:value-type="string">
            <text:p> </text:p>
          </table:table-cell>
          <table:table-cell table:style-name="ce135"/>
          <table:table-cell table:number-columns-repeated="1013"/>
        </table:table-row>
        <table:table-row table:style-name="ro3">
          <table:table-cell office:value-type="string" calcext:value-type="string">
            <text:p>75</text:p>
          </table:table-cell>
          <table:table-cell table:style-name="ce95"/>
          <table:table-cell table:style-name="ce95" office:value-type="string" calcext:value-type="string">
            <text:p> </text:p>
          </table:table-cell>
          <table:table-cell table:style-name="ce106"/>
          <table:table-cell table:style-name="ce93" office:value-type="string" calcext:value-type="string">
            <text:p><text:span text:style-name="T193">QÊTASHTI</text:span><text:span text:style-name="T201"> </text:span><text:span text:style-name="T202">[</text:span><text:span text:style-name="T212">ʧɛtaʃti</text:span><text:span text:style-name="T202">]</text:span></text:p>
          </table:table-cell>
          <table:table-cell table:style-name="ce106"/>
          <table:table-cell table:style-name="ce93"/>
          <table:table-cell table:style-name="ce106"/>
          <table:table-cell table:style-name="ce132" office:value-type="string" calcext:value-type="string">
            <text:p>Maitenant Now</text:p>
          </table:table-cell>
          <table:table-cell table:style-name="ce155" office:value-type="string" calcext:value-type="string">
            <text:p> </text:p>
          </table:table-cell>
          <table:table-cell table:style-name="ce135"/>
          <table:table-cell table:number-columns-repeated="1013"/>
        </table:table-row>
        <table:table-row table:style-name="ro3">
          <table:table-cell office:value-type="string" calcext:value-type="string">
            <text:p>76</text:p>
          </table:table-cell>
          <table:table-cell table:style-name="ce95"/>
          <table:table-cell table:style-name="ce95" office:value-type="string" calcext:value-type="string">
            <text:p> </text:p>
          </table:table-cell>
          <table:table-cell table:style-name="ce106"/>
          <table:table-cell table:style-name="ce93" office:value-type="string" calcext:value-type="string">
            <text:p><text:span text:style-name="T193">TANI</text:span><text:span text:style-name="T201"> </text:span><text:span text:style-name="T202">[tani]</text:span></text:p>
          </table:table-cell>
          <table:table-cell table:style-name="ce106"/>
          <table:table-cell table:style-name="ce93"/>
          <table:table-cell table:style-name="ce106"/>
          <table:table-cell table:style-name="ce132" office:value-type="string" calcext:value-type="string">
            <text:p>Après After</text:p>
          </table:table-cell>
          <table:table-cell table:style-name="ce155" office:value-type="string" calcext:value-type="string">
            <text:p> </text:p>
          </table:table-cell>
          <table:table-cell table:style-name="ce135"/>
          <table:table-cell table:number-columns-repeated="1013"/>
        </table:table-row>
        <table:table-row table:style-name="ro37">
          <table:table-cell office:value-type="string" calcext:value-type="string">
            <text:p>77</text:p>
          </table:table-cell>
          <table:table-cell table:style-name="ce93"/>
          <table:table-cell table:style-name="ce93" office:value-type="string" calcext:value-type="string">
            <text:p><text:span text:style-name="T193">PASTAJ </text:span><text:span text:style-name="T210">[tani]</text:span></text:p>
            <text:p><text:span text:style-name="T195">PRANË</text:span><text:span text:style-name="T197"> </text:span><text:span text:style-name="T198">[pɾanə]</text:span></text:p>
          </table:table-cell>
          <table:table-cell table:style-name="ce106"/>
          <table:table-cell table:style-name="ce93" office:value-type="string" calcext:value-type="string">
            <text:p><text:span text:style-name="T195">MASANENA</text:span><text:span text:style-name="T197"> </text:span><text:span text:style-name="T198">[masanena]</text:span></text:p>
            <text:p>Prononciation de maggêduniɒ</text:p>
          </table:table-cell>
          <table:table-cell table:style-name="ce106"/>
          <table:table-cell table:style-name="ce93"/>
          <table:table-cell table:style-name="ce106"/>
          <table:table-cell table:style-name="ce132" office:value-type="string" calcext:value-type="string">
            <text:p>Alors</text:p>
            <text:p>Then</text:p>
            <text:p>Ensuite </text:p>
            <text:p>Then</text:p>
          </table:table-cell>
          <table:table-cell table:style-name="ce155" office:value-type="string" calcext:value-type="string">
            <text:p> </text:p>
          </table:table-cell>
          <table:table-cell table:style-name="ce135"/>
          <table:table-cell table:number-columns-repeated="1013"/>
        </table:table-row>
        <table:table-row table:style-name="ro3">
          <table:table-cell office:value-type="string" calcext:value-type="string">
            <text:p>78</text:p>
          </table:table-cell>
          <table:table-cell table:style-name="ce95"/>
          <table:table-cell table:style-name="ce95" office:value-type="string" calcext:value-type="string">
            <text:p> </text:p>
          </table:table-cell>
          <table:table-cell table:style-name="ce106"/>
          <table:table-cell table:style-name="ce120" office:value-type="string" calcext:value-type="string">
            <text:p>MA VONË</text:p>
          </table:table-cell>
          <table:table-cell table:style-name="ce106" office:value-type="string" calcext:value-type="string">
            <text:p>[ma vɔnə]</text:p>
          </table:table-cell>
          <table:table-cell table:style-name="ce120"/>
          <table:table-cell table:style-name="ce106"/>
          <table:table-cell table:style-name="ce132" office:value-type="string" calcext:value-type="string">
            <text:p>Plus tard</text:p>
          </table:table-cell>
          <table:table-cell table:style-name="ce155" office:value-type="string" calcext:value-type="string">
            <text:p> </text:p>
          </table:table-cell>
          <table:table-cell table:style-name="ce135"/>
          <table:table-cell table:number-columns-repeated="1013"/>
        </table:table-row>
        <table:table-row table:style-name="ro3">
          <table:table-cell office:value-type="string" calcext:value-type="string">
            <text:p>79</text:p>
          </table:table-cell>
          <table:table-cell table:style-name="ce95"/>
          <table:table-cell table:style-name="ce95" office:value-type="string" calcext:value-type="string">
            <text:p> </text:p>
          </table:table-cell>
          <table:table-cell table:style-name="ce106"/>
          <table:table-cell table:style-name="ce120" office:value-type="string" calcext:value-type="string">
            <text:p>MA ERRËT</text:p>
          </table:table-cell>
          <table:table-cell table:style-name="ce106" office:value-type="string" calcext:value-type="string">
            <text:p>[ma ɛrət]</text:p>
          </table:table-cell>
          <table:table-cell table:style-name="ce120"/>
          <table:table-cell table:style-name="ce106"/>
          <table:table-cell table:style-name="ce132" office:value-type="string" calcext:value-type="string">
            <text:p>Plut tôt</text:p>
          </table:table-cell>
          <table:table-cell table:style-name="ce155" office:value-type="string" calcext:value-type="string">
            <text:p> </text:p>
          </table:table-cell>
          <table:table-cell table:style-name="ce135"/>
          <table:table-cell table:number-columns-repeated="1013"/>
        </table:table-row>
        <table:table-row table:style-name="ro3">
          <table:table-cell office:value-type="string" calcext:value-type="string">
            <text:p>80</text:p>
          </table:table-cell>
          <table:table-cell table:style-name="ce95"/>
          <table:table-cell table:style-name="ce95" office:value-type="string" calcext:value-type="string">
            <text:p> </text:p>
          </table:table-cell>
          <table:table-cell table:style-name="ce106"/>
          <table:table-cell table:style-name="ce103" office:value-type="string" calcext:value-type="string">
            <text:p>SHPEJT</text:p>
          </table:table-cell>
          <table:table-cell table:style-name="ce106" office:value-type="string" calcext:value-type="string">
            <text:p>[ʃpejt]</text:p>
          </table:table-cell>
          <table:table-cell table:style-name="ce103"/>
          <table:table-cell table:style-name="ce106"/>
          <table:table-cell table:style-name="ce132" office:value-type="string" calcext:value-type="string">
            <text:p>Vite Fast</text:p>
          </table:table-cell>
          <table:table-cell table:style-name="ce155" office:value-type="string" calcext:value-type="string">
            <text:p> </text:p>
          </table:table-cell>
          <table:table-cell table:style-name="ce135"/>
          <table:table-cell table:number-columns-repeated="1013"/>
        </table:table-row>
        <table:table-row table:style-name="ro40">
          <table:table-cell office:value-type="string" calcext:value-type="string">
            <text:p>81</text:p>
          </table:table-cell>
          <table:table-cell table:style-name="ce92"/>
          <table:table-cell table:style-name="ce92" office:value-type="string" calcext:value-type="string">
            <text:p><text:span text:style-name="T211">KADAL</text:span><text:span text:style-name="T193">Ë </text:span><text:span text:style-name="T210">[</text:span><text:span text:style-name="T231">ŋadalə</text:span><text:span text:style-name="T210">]</text:span><text:span text:style-name="T201"> </text:span></text:p>
            <text:p>KADALËSOJ [ŋadaləsɔj]</text:p>
            <text:p><text:span text:style-name="T216">Pr</text:span><text:span text:style-name="T220">o</text:span><text:span text:style-name="T232">nonciation de Macedoine</text:span></text:p>
            <text:p>כה [kah ] : so; this way; thus </text:p>
            <text:p>דַל [dal] : poor, miserable, indigent</text:p>
          </table:table-cell>
          <table:table-cell table:style-name="ce106"/>
          <table:table-cell table:style-name="ce103" office:value-type="string" calcext:value-type="string">
            <text:p><text:span text:style-name="T218">NGADAL</text:span><text:span text:style-name="T195">Ë</text:span></text:p>
            <text:p>NGADALËSOJ</text:p>
            <text:p><text:span text:style-name="T218">Prono</text:span><text:span text:style-name="T195">n</text:span><text:span text:style-name="T197">c</text:span><text:span text:style-name="T219">iatio</text:span><text:span text:style-name="T205">n d'</text:span>Albanie</text:p>
            <text:p>GADÔLË</text:p>
            <text:p>GADÔLËSOJ</text:p>
            <text:p>Prononciation corrigé</text:p>
          </table:table-cell>
          <table:table-cell table:style-name="ce106" office:value-type="string" calcext:value-type="string">
            <text:p>[ŋadalə]</text:p>
            <text:p>[ŋadaləsɔj]</text:p>
            <text:p>[gadɔlə]</text:p>
            <text:p>[gadɔləsɔj]</text:p>
          </table:table-cell>
          <table:table-cell table:style-name="ce103"/>
          <table:table-cell table:style-name="ce106"/>
          <table:table-cell table:style-name="ce132" office:value-type="string" calcext:value-type="string">
            <text:p>Doucement Slowly</text:p>
          </table:table-cell>
          <table:table-cell table:style-name="ce155" office:value-type="string" calcext:value-type="string">
            <text:p> </text:p>
          </table:table-cell>
          <table:table-cell table:style-name="ce135"/>
          <table:table-cell table:number-columns-repeated="1013"/>
        </table:table-row>
        <table:table-row table:style-name="ro41" table:number-rows-repeated="2">
          <table:table-cell/>
          <table:table-cell table:style-name="ce92" table:number-columns-repeated="2"/>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8">
          <table:table-cell/>
          <table:table-cell table:style-name="ce96"/>
          <table:table-cell table:style-name="ce96" office:value-type="string" calcext:value-type="string">
            <text:p><text:span text:style-name="T184">ND</text:span><text:span text:style-name="T195">RUAR</text:span><text:span text:style-name="T197"> </text:span><text:span text:style-name="T198">[ndɾũaɾ]</text:span><text:span text:style-name="T233"> </text:span></text:p>
            <text:p>NDRU [ndɾũ] </text:p>
            <text:p>NDROJ [ndɾɔj] </text:p>
            <text:p>NDROVA [ndɾova]</text:p>
          </table:table-cell>
          <table:table-cell table:style-name="ce106"/>
          <table:table-cell table:style-name="ce96" office:value-type="string" calcext:value-type="string">
            <text:p><text:span text:style-name="T218">D</text:span><text:span text:style-name="T195">RUARË</text:span><text:span text:style-name="T197"> </text:span><text:span text:style-name="T198">[dɾũaɾə]</text:span><text:span text:style-name="T197"> </text:span></text:p>
            <text:p>DRU [dɾũ] </text:p>
            <text:p>DRÔJ [dɾɔj] </text:p>
            <text:p>DRÔVA [dɾɔva]</text:p>
            <text:p>Prononciation de maggêduniɒ </text:p>
          </table:table-cell>
          <table:table-cell table:style-name="ce106"/>
          <table:table-cell table:style-name="ce96"/>
          <table:table-cell table:style-name="ce106"/>
          <table:table-cell table:style-name="ce132" office:value-type="string" calcext:value-type="string">
            <text:p>Changer Change, Switch </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9">
          <table:table-cell/>
          <table:table-cell table:style-name="ce93"/>
          <table:table-cell table:style-name="ce93" office:value-type="string" calcext:value-type="string">
            <text:p><text:span text:style-name="T211">ND</text:span><text:span text:style-name="T193">ONJA</text:span><text:span text:style-name="T234"> </text:span><text:span text:style-name="T202">[nd</text:span><text:span text:style-name="T212">ɛʃjɑ</text:span><text:span text:style-name="T202">]</text:span><text:span text:style-name="T235"> </text:span></text:p>
            <text:p>NDONJE [ndɛʃjɛ]</text:p>
            <text:p>Prononciation d'Albanie</text:p>
          </table:table-cell>
          <table:table-cell table:style-name="ce106"/>
          <table:table-cell table:style-name="ce96" office:value-type="string" calcext:value-type="string">
            <text:p><text:span text:style-name="T218">ZHD</text:span><text:span text:style-name="T195">ÔNJÄ</text:span><text:span text:style-name="T197"> </text:span><text:span text:style-name="T198">[ʒdɔnjɑ̃]</text:span><text:span text:style-name="T215"> </text:span></text:p>
            <text:p>ZHDÔNJE [ʒdɔnjɛ]</text:p>
            <text:p>Prononciation de maggêduniɒ</text:p>
          </table:table-cell>
          <table:table-cell table:style-name="ce106"/>
          <table:table-cell table:style-name="ce96"/>
          <table:table-cell table:style-name="ce106"/>
          <table:table-cell table:style-name="ce132" office:value-type="string" calcext:value-type="string">
            <text:p>Tous n'importe lequel any, anybody</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9">
          <table:table-cell/>
          <table:table-cell table:style-name="ce93"/>
          <table:table-cell table:style-name="ce93" office:value-type="string" calcext:value-type="string">
            <text:p><text:span text:style-name="T211">NDER</text:span><text:span text:style-name="T193">SA </text:span><text:span text:style-name="T210">[nd</text:span><text:span text:style-name="T231">eɾsa</text:span><text:span text:style-name="T210">]</text:span><text:span text:style-name="T201"> </text:span></text:p>
            <text:p>NDËRKOHË [ndeɾqɔhə]</text:p>
            <text:p>Prononciation d'Albanie</text:p>
          </table:table-cell>
          <table:table-cell table:style-name="ce106"/>
          <table:table-cell table:style-name="ce93" office:value-type="string" calcext:value-type="string">
            <text:p><text:span text:style-name="T218">TERI</text:span><text:span text:style-name="T195">SA </text:span><text:span text:style-name="T200">[teɾisa]</text:span><text:span text:style-name="T197"> </text:span></text:p>
            <text:p>TERIKOHË [teɾiqɔhə]</text:p>
            <text:p>Prononciation de maggêduniɒ</text:p>
          </table:table-cell>
          <table:table-cell table:style-name="ce106"/>
          <table:table-cell table:style-name="ce93"/>
          <table:table-cell table:style-name="ce106"/>
          <table:table-cell table:style-name="ce132" office:value-type="string" calcext:value-type="string">
            <text:p>Jusqu'à, Tandis que While</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9">
          <table:table-cell/>
          <table:table-cell table:style-name="ce93"/>
          <table:table-cell table:style-name="ce93" office:value-type="string" calcext:value-type="string">
            <text:p><text:span text:style-name="T211">NDËR</text:span><text:span text:style-name="T193">MOR </text:span><text:span text:style-name="T210">[nd</text:span><text:span text:style-name="T231">əɾmɔɾ</text:span><text:span text:style-name="T210">]</text:span><text:span text:style-name="T201"> </text:span></text:p>
            <text:p>NDËRMORI [ndəɾmɔɾi]</text:p>
            <text:p>Prononciation d'Albanie</text:p>
          </table:table-cell>
          <table:table-cell table:style-name="ce106"/>
          <table:table-cell table:style-name="ce117" office:value-type="string" calcext:value-type="string">
            <text:p/>
            <text:p>Prononciation de maggêduniɒ</text:p>
          </table:table-cell>
          <table:table-cell table:style-name="ce106"/>
          <table:table-cell table:style-name="ce117"/>
          <table:table-cell table:style-name="ce106"/>
          <table:table-cell table:style-name="ce132" office:value-type="string" calcext:value-type="string">
            <text:p> </text:p>
          </table:table-cell>
          <table:table-cell table:style-name="ce159"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15">
          <table:table-cell/>
          <table:table-cell table:style-name="ce93"/>
          <table:table-cell table:style-name="ce93" office:value-type="string" calcext:value-type="string">
            <text:p><text:span text:style-name="T211">ND</text:span><text:span text:style-name="T193">ESH</text:span><text:span text:style-name="T234"> </text:span><text:span text:style-name="T202">[nd</text:span><text:span text:style-name="T212">ɛʃ</text:span><text:span text:style-name="T202">] </text:span></text:p>
            <text:p>NDESHJE [ndɛʃjɛ] </text:p>
            <text:p>NDESHJEN [ndɛʃjen]</text:p>
            <text:p>Prononciation d'Albanie</text:p>
          </table:table-cell>
          <table:table-cell table:style-name="ce106"/>
          <table:table-cell table:style-name="ce117" office:value-type="string" calcext:value-type="string">
            <text:p> </text:p>
            <text:p> </text:p>
            <text:p>Prononciation de maggêduniɒ</text:p>
          </table:table-cell>
          <table:table-cell table:style-name="ce106"/>
          <table:table-cell table:style-name="ce117"/>
          <table:table-cell table:style-name="ce106"/>
          <table:table-cell table:style-name="ce132" office:value-type="string" calcext:value-type="string">
            <text:p>Competition</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15">
          <table:table-cell/>
          <table:table-cell table:style-name="ce96"/>
          <table:table-cell table:style-name="ce96" office:value-type="string" calcext:value-type="string">
            <text:p><text:span text:style-name="T211">ND</text:span><text:span text:style-name="T193">RYSHËM </text:span><text:span text:style-name="T210">[ndɾ</text:span><text:span text:style-name="T231">yʃəm</text:span><text:span text:style-name="T210">]</text:span><text:span text:style-name="T201"> </text:span></text:p>
            <text:p>NDRYSHIM [ndɾyʃim] </text:p>
            <text:p>NDRYSHIMET [ndɾyʃimɛt]</text:p>
          </table:table-cell>
          <table:table-cell table:style-name="ce106"/>
          <table:table-cell table:style-name="ce96" office:value-type="string" calcext:value-type="string">
            <text:p><text:span text:style-name="T218">D</text:span><text:span text:style-name="T195">RYSHËM </text:span><text:span text:style-name="T200">[dɾyʃəm]</text:span><text:span text:style-name="T197"> </text:span></text:p>
            <text:p>DRYSHIM [dɾyʃim] </text:p>
            <text:p>DRYSHIMET [dɾyʃimɛt]</text:p>
            <text:p>Prononciation de maggêduniɒ</text:p>
          </table:table-cell>
          <table:table-cell table:style-name="ce106"/>
          <table:table-cell table:style-name="ce96"/>
          <table:table-cell table:style-name="ce106"/>
          <table:table-cell table:style-name="ce132" office:value-type="string" calcext:value-type="string">
            <text:p>Different, Difference Different, Difference</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16">
          <table:table-cell/>
          <table:table-cell table:style-name="ce96"/>
          <table:table-cell table:style-name="ce96" office:value-type="string" calcext:value-type="string">
            <text:p><text:span text:style-name="T211">ND</text:span><text:span text:style-name="T193">REQ</text:span><text:span text:style-name="T201"> </text:span><text:span text:style-name="T202">[ndɾ</text:span><text:span text:style-name="T212">eʧ</text:span><text:span text:style-name="T202">]</text:span><text:span text:style-name="T201"> </text:span></text:p>
            <text:p>NDREQA [ndɾeʧa] </text:p>
            <text:p>NDREQÊ [ndɾeʧɛ] </text:p>
            <text:p>NDREQË [dɾeʧə]</text:p>
          </table:table-cell>
          <table:table-cell table:style-name="ce106"/>
          <table:table-cell table:style-name="ce96" office:value-type="string" calcext:value-type="string">
            <text:p><text:span text:style-name="T218">D</text:span><text:span text:style-name="T195">REQ</text:span><text:span text:style-name="T197"> </text:span><text:span text:style-name="T198">[dɾeʧ]</text:span><text:span text:style-name="T197"> </text:span></text:p>
            <text:p>DREQA [dɾeʧa] </text:p>
            <text:p>DREQÊ [dɾeʧɛ] </text:p>
            <text:p>DREQË [dɾeʧə]</text:p>
            <text:p>Prononciation des Romanisés de maggêduniɒ</text:p>
          </table:table-cell>
          <table:table-cell table:style-name="ce106"/>
          <table:table-cell table:style-name="ce96"/>
          <table:table-cell table:style-name="ce106"/>
          <table:table-cell table:style-name="ce132" office:value-type="string" calcext:value-type="string">
            <text:p>Construire, Rectifié, Build, Rectify</text:p>
          </table:table-cell>
          <table:table-cell table:style-name="ce153" office:value-type="string" calcext:value-type="string">
            <text:p>Du latin</text:p>
            <text:p>RECTVS FACERE </text:p>
            <text:p>[prɔdugɛrɛ] Etrosque </text:p>
            <text:p>[produqere] Roman</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6">
          <table:table-cell/>
          <table:table-cell table:style-name="ce96"/>
          <table:table-cell table:style-name="ce96" office:value-type="string" calcext:value-type="string">
            <text:p><text:span text:style-name="T184">ND</text:span><text:span text:style-name="T195">IHMUAR</text:span><text:span text:style-name="T197"> </text:span><text:span text:style-name="T198">[ndihmuaɾ]</text:span><text:span text:style-name="T197"> (helping) </text:span></text:p>
            <text:p>NDIHMOJ [ndihmɔj] (to help) </text:p>
            <text:p>NDIHMON [ndihmɔn] (helps) </text:p>
            <text:p>NDIHMAT [ndihmat] (helps) </text:p>
            <text:p>NDIHMËJ [ndihməj] (help) </text:p>
            <text:p>NDIHMUES [ndihmues] (helper)</text:p>
            <text:p>Prononciation d'Albanie</text:p>
          </table:table-cell>
          <table:table-cell table:style-name="ce106"/>
          <table:table-cell table:style-name="ce96" office:value-type="string" calcext:value-type="string">
            <text:p><text:span text:style-name="T218">N</text:span><text:span text:style-name="T195">IHMUARË</text:span><text:span text:style-name="T197"> </text:span><text:span text:style-name="T198">[nihmuaɾə]</text:span><text:span text:style-name="T197"> (Helping) </text:span></text:p>
            <text:p>NIHMOJ [nihmɔj] (Help </text:p>
            <text:p>NIHMON [nihmɔn] </text:p>
            <text:p>NIHMAT [nihmat] </text:p>
            <text:p>NIHMËJ [nihməj] (Help) </text:p>
            <text:p>NIHMUES [nihmues] (Helper)</text:p>
            <text:p>Prononciation de maggêduniɒ</text:p>
          </table:table-cell>
          <table:table-cell table:style-name="ce106"/>
          <table:table-cell table:style-name="ce96"/>
          <table:table-cell table:style-name="ce106"/>
          <table:table-cell table:style-name="ce132" office:value-type="string" calcext:value-type="string">
            <text:p>Aider, aide Helping, Help</text:p>
          </table:table-cell>
          <table:table-cell table:style-name="ce153" office:value-type="string" calcext:value-type="string">
            <text:p>Du latin</text:p>
            <text:p>ADÏUTARE </text:p>
            <text:p>[adjɔtaɾɛ] Etrosque </text:p>
            <text:p>[adjutare] Roman</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9">
          <table:table-cell/>
          <table:table-cell table:style-name="ce93"/>
          <table:table-cell table:style-name="ce93" office:value-type="string" calcext:value-type="string">
            <text:p><text:span text:style-name="T184">NDËR</text:span><text:span text:style-name="T195">MJET </text:span><text:span text:style-name="T200">[ndəɾmjɛt]</text:span></text:p>
            <text:p>Prononciation d'Albanie</text:p>
          </table:table-cell>
          <table:table-cell table:style-name="ce106"/>
          <table:table-cell table:style-name="ce96" office:value-type="string" calcext:value-type="string">
            <text:p><text:span text:style-name="T218">NËR</text:span><text:span text:style-name="T195">MJÊT</text:span><text:span text:style-name="T197"> </text:span><text:span text:style-name="T198">[nəɾmjɛt]</text:span></text:p>
            <text:p>Prononciation de maggêduniɒ</text:p>
          </table:table-cell>
          <table:table-cell table:style-name="ce106"/>
          <table:table-cell table:style-name="ce96"/>
          <table:table-cell table:style-name="ce106"/>
          <table:table-cell table:style-name="ce132" office:value-type="string" calcext:value-type="string">
            <text:p>Au milieu, entre les deux Between </text:p>
          </table:table-cell>
          <table:table-cell table:style-name="ce155" office:value-type="string" calcext:value-type="string">
            <text:p>Du latin</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37">
          <table:table-cell/>
          <table:table-cell table:style-name="ce93"/>
          <table:table-cell table:style-name="ce103" office:value-type="string" calcext:value-type="string">
            <text:p><text:span text:style-name="T195">PËRF</text:span><text:span text:style-name="T196">UND</text:span><text:span text:style-name="T195">OJ</text:span></text:p>
          </table:table-cell>
          <table:table-cell table:style-name="ce106"/>
          <table:table-cell table:style-name="ce103" office:value-type="string" calcext:value-type="string">
            <text:p><text:span text:style-name="T195">PËRFU</text:span><text:span text:style-name="T199">D</text:span><text:span text:style-name="T195">ÔJ</text:span></text:p>
          </table:table-cell>
          <table:table-cell table:style-name="ce106"/>
          <table:table-cell table:style-name="ce93"/>
          <table:table-cell table:style-name="ce106"/>
          <table:table-cell table:style-name="ce132" office:value-type="string" calcext:value-type="string">
            <text:p>Accomplir, parvenir Accomplish, conclude, complete</text:p>
          </table:table-cell>
          <table:table-cell table:style-name="ce153" office:value-type="string" calcext:value-type="string">
            <text:p>Du latin</text:p>
            <text:p>PERVENIRE </text:p>
            <text:p>[pɛrwɛnirɛ] Etrosque </text:p>
            <text:p>[pervenire] Roman</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37">
          <table:table-cell/>
          <table:table-cell table:style-name="ce93"/>
          <table:table-cell table:style-name="ce103" office:value-type="string" calcext:value-type="string">
            <text:p><text:span text:style-name="T195">PËRF</text:span><text:span text:style-name="T196">UND</text:span><text:span text:style-name="T195">UAR</text:span></text:p>
          </table:table-cell>
          <table:table-cell table:style-name="ce106"/>
          <table:table-cell table:style-name="ce103"/>
          <table:table-cell table:style-name="ce106"/>
          <table:table-cell table:style-name="ce103" office:value-type="string" calcext:value-type="string">
            <text:p><text:span text:style-name="T183">PËRË‑FU</text:span><text:span text:style-name="T199">D</text:span><text:span text:style-name="T257">UARË</text:span></text:p>
          </table:table-cell>
          <table:table-cell table:style-name="ce106"/>
          <table:table-cell table:style-name="ce132" office:value-type="string" calcext:value-type="string">
            <text:p>Accomplir, parvenir Accomplish, conclude, complete</text:p>
          </table:table-cell>
          <table:table-cell table:style-name="ce153" office:value-type="string" calcext:value-type="string">
            <text:p>Du latin</text:p>
            <text:p>PERVENIRE </text:p>
            <text:p>[pɛrwɛnirɛ] Etrosque </text:p>
            <text:p>[pervenire] Roman</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42">
          <table:table-cell/>
          <table:table-cell table:style-name="ce92"/>
          <table:table-cell table:style-name="ce92" office:value-type="string" calcext:value-type="string">
            <text:p><text:span text:style-name="T184">ND</text:span><text:span text:style-name="T195">ALUAR</text:span><text:span text:style-name="T197"> </text:span><text:span text:style-name="T198">[ndaluaɾə]</text:span><text:span text:style-name="T197"> (Halted) </text:span></text:p>
            <text:p>NDALE [ndalɛ] </text:p>
            <text:p><text:span text:style-name="T236">NDA</text:span><text:span text:style-name="T237">L</text:span><text:span text:style-name="T232">I [ndalɛ] (Stop it) </text:span></text:p>
            <text:p>NDALOJ [ndalɔj] (prohibit) </text:p>
            <text:p>Prononciation d'Albanie</text:p>
            <text:p>דַל [dal] : poor, miserable, indigent</text:p>
          </table:table-cell>
          <table:table-cell table:style-name="ce106"/>
          <table:table-cell table:style-name="ce96" office:value-type="string" calcext:value-type="string">
            <text:p><text:span text:style-name="T218">N</text:span><text:span text:style-name="T195">ALÊ </text:span><text:span text:style-name="T200">[nalɛ]</text:span><text:span text:style-name="T195"> NALTÊ </text:span></text:p>
            <text:p>NALI [nali] NALTI </text:p>
            <text:p>NALUARË [naluaɾə] </text:p>
            <text:p>NALÔJ [nalɔj]</text:p>
            <text:p>Prononciation corrigé</text:p>
          </table:table-cell>
          <table:table-cell table:style-name="ce106"/>
          <table:table-cell table:style-name="ce96"/>
          <table:table-cell table:style-name="ce106"/>
          <table:table-cell table:style-name="ce132" office:value-type="string" calcext:value-type="string">
            <text:p>Halt, Stop, prohibit </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33">
          <table:table-cell/>
          <table:table-cell table:style-name="ce92"/>
          <table:table-cell table:style-name="ce92" office:value-type="string" calcext:value-type="string">
            <text:p><text:span text:style-name="T238">DAL</text:span><text:span text:style-name="T239"> </text:span><text:span text:style-name="T240">[dal]</text:span><text:span text:style-name="T201"> </text:span></text:p>
            <text:p>DALJE [dalɛ] (Exit) </text:p>
            <text:p><text:span text:style-name="T216">DAL</text:span><text:span text:style-name="T220">J</text:span><text:span text:style-name="T221">ET [d</text:span><text:span text:style-name="T222">alɛt] (Exits) </text:span></text:p>
            <text:p>DIL [dil] </text:p>
            <text:p>DILNI [dilni] </text:p>
            <text:p>DEL [dɛl]</text:p>
            <text:p>Prononciation d'Albanie</text:p>
            <text:p>דַל [dal] : poor, miserable, indigent</text:p>
          </table:table-cell>
          <table:table-cell table:style-name="ce106"/>
          <table:table-cell table:style-name="ce96" office:value-type="string" calcext:value-type="string">
            <text:p><text:span text:style-name="T218">TAL</text:span><text:span text:style-name="T195"> </text:span><text:span text:style-name="T200">[tal]</text:span><text:span text:style-name="T197"> </text:span></text:p>
            <text:p>TALJE [talɛ] (Exit) </text:p>
            <text:p>TALJET [talɛt] (Exits) </text:p>
            <text:p>TIL [tiɾ] </text:p>
            <text:p>TILNI [tiɾni] </text:p>
            <text:p>TEL [tɛɾ]</text:p>
            <text:p>Prononciation corrigé</text:p>
          </table:table-cell>
          <table:table-cell table:style-name="ce106"/>
          <table:table-cell table:style-name="ce96"/>
          <table:table-cell table:style-name="ce106"/>
          <table:table-cell table:style-name="ce132" office:value-type="string" calcext:value-type="string">
            <text:p>Sortie Go out, Exit</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9">
          <table:table-cell/>
          <table:table-cell table:style-name="ce93"/>
          <table:table-cell table:style-name="ce93" office:value-type="string" calcext:value-type="string">
            <text:p><text:span text:style-name="T211">ND</text:span><text:span text:style-name="T193">RYSHE </text:span><text:span text:style-name="T210">[ndɾ</text:span><text:span text:style-name="T231">eʧ</text:span><text:span text:style-name="T210">]</text:span></text:p>
          </table:table-cell>
          <table:table-cell table:style-name="ce106"/>
          <table:table-cell table:style-name="ce108" office:value-type="string" calcext:value-type="string">
            <text:p><text:span text:style-name="T218">D</text:span><text:span text:style-name="T195">RYSHE </text:span><text:span text:style-name="T200">[dɾyʧ]</text:span></text:p>
          </table:table-cell>
          <table:table-cell table:style-name="ce106"/>
          <table:table-cell table:style-name="ce108"/>
          <table:table-cell table:style-name="ce106"/>
          <table:table-cell table:style-name="ce132" office:value-type="string" calcext:value-type="string">
            <text:p>Different Different</text:p>
          </table:table-cell>
          <table:table-cell table:style-name="ce155" office:value-type="string" calcext:value-type="string">
            <text:p> </text:p>
          </table:table-cell>
          <table:table-cell table:style-name="ce176" office:value-type="string" calcext:value-type="string">
            <text:p><text:span text:style-name="T216">Le </text:span><text:span text:style-name="T326">N</text:span><text:span text:style-name="T216"> fut changé en </text:span><text:span text:style-name="T327">ND</text:span></text:p>
            <text:p><text:span text:style-name="T216">נד</text:span><text:span text:style-name="T220"> </text:span><text:span text:style-name="T221">[nd]</text:span><text:span text:style-name="T222"> = errer, vagabonder, déambuler, bouger...</text:span></text:p>
          </table:table-cell>
          <table:table-cell table:number-columns-repeated="1013"/>
        </table:table-row>
        <table:table-row table:style-name="ro4">
          <table:table-cell/>
          <table:table-cell table:style-name="ce93"/>
          <table:table-cell table:style-name="ce93" office:value-type="string" calcext:value-type="string">
            <text:p>DEL</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merger Emerge</text:p>
          </table:table-cell>
          <table:table-cell table:style-name="ce155" office:value-type="string" calcext:value-type="string">
            <text:p> </text:p>
          </table:table-cell>
          <table:table-cell table:style-name="ce135"/>
          <table:table-cell table:number-columns-repeated="1013"/>
        </table:table-row>
        <table:table-row table:style-name="ro43">
          <table:table-cell/>
          <table:table-cell table:style-name="ce93"/>
          <table:table-cell table:style-name="ce93" office:value-type="string" calcext:value-type="string">
            <text:p>NJEH</text:p>
            <text:p><text:span text:style-name="T241">NJOH</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merger Emerge</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3" office:value-type="string" calcext:value-type="string">
            <text:p><text:span text:style-name="T195">BASHKUAR</text:span><text:span text:style-name="T197"> </text:span><text:span text:style-name="T198">[ʧfaʨt]</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merger Emerge</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230">SHFÄQ </text:span><text:span text:style-name="T210">[ʃ</text:span><text:span text:style-name="T231">fɑʨ</text:span><text:span text:style-name="T210">]</text:span><text:span text:style-name="T230"> </text:span></text:p>
            <text:p>SHFÄQJÊ [ʃfɑʨjɛ] </text:p>
            <text:p>SHFÄQJÊT [ʧfɑʨjɛt] </text:p>
            <text:p>SHFÄQÊM [ʧfɑʨɛm]</text:p>
            <text:p>Prononciation d'Albanie</text:p>
          </table:table-cell>
          <table:table-cell table:style-name="ce106"/>
          <table:table-cell table:style-name="ce93" office:value-type="string" calcext:value-type="string">
            <text:p><text:span text:style-name="T195">SHFÄQ </text:span><text:span text:style-name="T200">[ʃfɒʧ]</text:span><text:span text:style-name="T195"> </text:span></text:p>
            <text:p>SHFÄQJÊ [ʃfɒʧjɛ] </text:p>
            <text:p>SHFÄQJÊT [ʧfɒʧjɛt] </text:p>
            <text:p>SHFÄQÊM [ʧfɒʨɛm]</text:p>
            <text:p>Prononciation de maggêduniɒ</text:p>
          </table:table-cell>
          <table:table-cell table:style-name="ce106"/>
          <table:table-cell table:style-name="ce93"/>
          <table:table-cell table:style-name="ce106"/>
          <table:table-cell table:style-name="ce132" office:value-type="string" calcext:value-type="string">
            <text:p>Montrer Show</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6"/>
          <table:table-cell table:style-name="ce96" office:value-type="string" calcext:value-type="string">
            <text:p><text:span text:style-name="T242">PAR</text:span><text:span text:style-name="T243">QÊT </text:span><text:span text:style-name="T244">[pa</text:span><text:span text:style-name="T245">ɾʨɛt</text:span><text:span text:style-name="T244">]</text:span></text:p>
          </table:table-cell>
          <table:table-cell table:style-name="ce106"/>
          <table:table-cell table:style-name="ce120" office:value-type="string" calcext:value-type="string">
            <text:p><text:span text:style-name="T218">PARA</text:span><text:span text:style-name="T195">QÊT </text:span><text:span text:style-name="T200">[paɾaʧɛt]</text:span><text:span text:style-name="T195"> </text:span></text:p>
          </table:table-cell>
          <table:table-cell table:style-name="ce106"/>
          <table:table-cell table:style-name="ce108"/>
          <table:table-cell table:style-name="ce106"/>
          <table:table-cell table:style-name="ce132" office:value-type="string" calcext:value-type="string">
            <text:p>Présenter, Étaler, ce montrer Displaye</text:p>
          </table:table-cell>
          <table:table-cell table:style-name="ce153" office:value-type="string" calcext:value-type="string">
            <text:p>Du latin</text:p>
            <text:p>PRÆSENTARE </text:p>
            <text:p>[pɾæsɛntaɾɛ] Etrosque </text:p>
            <text:p>[prɛsentare] Roman</text:p>
          </table:table-cell>
          <table:table-cell table:style-name="ce135"/>
          <table:table-cell table:number-columns-repeated="1013"/>
        </table:table-row>
        <table:table-row table:style-name="ro37">
          <table:table-cell/>
          <table:table-cell table:style-name="ce96"/>
          <table:table-cell table:style-name="ce96" office:value-type="string" calcext:value-type="string">
            <text:p><text:span text:style-name="T242">PAR</text:span><text:span text:style-name="T243">QIT </text:span><text:span text:style-name="T244">[pa</text:span><text:span text:style-name="T245">ɾʨit</text:span><text:span text:style-name="T244">]</text:span></text:p>
          </table:table-cell>
          <table:table-cell table:style-name="ce106"/>
          <table:table-cell table:style-name="ce120" office:value-type="string" calcext:value-type="string">
            <text:p><text:span text:style-name="T218">PARA</text:span><text:span text:style-name="T195">QIT </text:span><text:span text:style-name="T200">[paɾaʧit]</text:span><text:span text:style-name="T195"> </text:span></text:p>
          </table:table-cell>
          <table:table-cell table:style-name="ce106"/>
          <table:table-cell table:style-name="ce108"/>
          <table:table-cell table:style-name="ce106"/>
          <table:table-cell table:style-name="ce132" office:value-type="string" calcext:value-type="string">
            <text:p>Présenter, Étaler, ce montrer Displaye</text:p>
          </table:table-cell>
          <table:table-cell table:style-name="ce153" office:value-type="string" calcext:value-type="string">
            <text:p>Du latin</text:p>
            <text:p>PRÆSENTARE </text:p>
            <text:p>[pɾæsɛntaɾɛ] Etrosque </text:p>
            <text:p>[prɛsentare] Roman</text:p>
          </table:table-cell>
          <table:table-cell table:style-name="ce135"/>
          <table:table-cell table:number-columns-repeated="1013"/>
        </table:table-row>
        <table:table-row table:style-name="ro37">
          <table:table-cell/>
          <table:table-cell table:style-name="ce96"/>
          <table:table-cell table:style-name="ce96" office:value-type="string" calcext:value-type="string">
            <text:p><text:span text:style-name="T242">PAR</text:span><text:span text:style-name="T246">QITËT </text:span><text:span text:style-name="T244">[pa</text:span><text:span text:style-name="T245">ɾʨitət</text:span><text:span text:style-name="T244">]</text:span></text:p>
          </table:table-cell>
          <table:table-cell table:style-name="ce106"/>
          <table:table-cell table:style-name="ce120" office:value-type="string" calcext:value-type="string">
            <text:p><text:span text:style-name="T218">PARA</text:span><text:span text:style-name="T257">QITËT </text:span><text:span text:style-name="T200">[paɾaʧitət]</text:span><text:span text:style-name="T257"> </text:span></text:p>
          </table:table-cell>
          <table:table-cell table:style-name="ce106"/>
          <table:table-cell table:style-name="ce108"/>
          <table:table-cell table:style-name="ce106"/>
          <table:table-cell table:style-name="ce132" office:value-type="string" calcext:value-type="string">
            <text:p>Présenter, Étaler, ce montrer Displaye</text:p>
          </table:table-cell>
          <table:table-cell table:style-name="ce153" office:value-type="string" calcext:value-type="string">
            <text:p>Du latin</text:p>
            <text:p>PRÆSENTARE </text:p>
            <text:p>[pɾæsɛntaɾɛ] Etrosque </text:p>
            <text:p>[prɛsentare] Roman</text:p>
          </table:table-cell>
          <table:table-cell table:style-name="ce135"/>
          <table:table-cell table:number-columns-repeated="1013"/>
        </table:table-row>
        <table:table-row table:style-name="ro37">
          <table:table-cell/>
          <table:table-cell table:style-name="ce96"/>
          <table:table-cell table:style-name="ce96" office:value-type="string" calcext:value-type="string">
            <text:p><text:span text:style-name="T242">PAR</text:span><text:span text:style-name="T246">QITNA </text:span><text:span text:style-name="T244">[pa</text:span><text:span text:style-name="T245">ɾʨitna</text:span><text:span text:style-name="T244">]</text:span></text:p>
          </table:table-cell>
          <table:table-cell table:style-name="ce106"/>
          <table:table-cell table:style-name="ce120" office:value-type="string" calcext:value-type="string">
            <text:p><text:span text:style-name="T218">PARA</text:span><text:span text:style-name="T257">QITNA </text:span><text:span text:style-name="T200">[paɾaʧitna]</text:span></text:p>
          </table:table-cell>
          <table:table-cell table:style-name="ce106"/>
          <table:table-cell table:style-name="ce108"/>
          <table:table-cell table:style-name="ce106"/>
          <table:table-cell table:style-name="ce132" office:value-type="string" calcext:value-type="string">
            <text:p>Présenter, Étaler, ce montrer Displaye</text:p>
          </table:table-cell>
          <table:table-cell table:style-name="ce153" office:value-type="string" calcext:value-type="string">
            <text:p>Du latin</text:p>
            <text:p>PRÆSENTARE </text:p>
            <text:p>[pɾæsɛntaɾɛ] Etrosque </text:p>
            <text:p>[prɛsentare] Roman</text:p>
          </table:table-cell>
          <table:table-cell table:style-name="ce135"/>
          <table:table-cell table:number-columns-repeated="1013"/>
        </table:table-row>
        <table:table-row table:style-name="ro10">
          <table:table-cell/>
          <table:table-cell table:style-name="ce96"/>
          <table:table-cell table:style-name="ce96" office:value-type="string" calcext:value-type="string">
            <text:p><text:span text:style-name="T195">PARË</text:span><text:span text:style-name="T197"> </text:span><text:span text:style-name="T198">[pɑɾə]</text:span><text:span text:style-name="T197"> </text:span></text:p>
            <text:p> </text:p>
            <text:p> </text:p>
            <text:p> </text:p>
            <text:p/>
            <text:p>Prononciation d'Albanie</text:p>
          </table:table-cell>
          <table:table-cell table:style-name="ce106"/>
          <table:table-cell table:style-name="ce96" office:value-type="string" calcext:value-type="string">
            <text:p><text:span text:style-name="T195">PÄH</text:span><text:span text:style-name="T197"> </text:span><text:span text:style-name="T198">[pɒ]</text:span><text:span text:style-name="T197"> (vue) </text:span></text:p>
            <text:p>PÄT [pɒt] (vous l'avez vue) </text:p>
            <text:p>PÄSHË [pɒʃə] (l'avoir vue) </text:p>
            <text:p>PÄMË [pɒmə] (nous l'avons vue) </text:p>
            <text:p>PÄVA [pɒva] (je l'ai vue) </text:p>
            <text:p>PÄVÊ [pɒva] (tu l'as vue)</text:p>
            <text:p>Prononciation de maggêduniɒ</text:p>
          </table:table-cell>
          <table:table-cell table:style-name="ce106"/>
          <table:table-cell table:style-name="ce96"/>
          <table:table-cell table:style-name="ce106"/>
          <table:table-cell table:style-name="ce132" office:value-type="string" calcext:value-type="string">
            <text:p>Voir, apercevoir de loin <text:s/>Descry, Descried</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6"/>
          <table:table-cell table:style-name="ce96" office:value-type="string" calcext:value-type="string">
            <text:p><text:span text:style-name="T193">PÄRA</text:span><text:span text:style-name="T201"> </text:span><text:span text:style-name="T202">[pɑ</text:span><text:span text:style-name="T212">ɾ</text:span><text:span text:style-name="T202">a]</text:span><text:span text:style-name="T201"> </text:span></text:p>
            <text:p>PÄRE [pɑɾɛ]</text:p>
            <text:p>Prononciation d'Albanie</text:p>
          </table:table-cell>
          <table:table-cell table:style-name="ce106"/>
          <table:table-cell table:style-name="ce96" office:value-type="string" calcext:value-type="string">
            <text:p><text:span text:style-name="T195">PÄRA</text:span><text:span text:style-name="T197"> </text:span><text:span text:style-name="T198">[pɒɾa]</text:span><text:span text:style-name="T197"> </text:span></text:p>
            <text:p>PÄRÊ [pɒɾɛ]</text:p>
            <text:p>Prononciation de maggêduniɒ</text:p>
          </table:table-cell>
          <table:table-cell table:style-name="ce106"/>
          <table:table-cell table:style-name="ce96"/>
          <table:table-cell table:style-name="ce106"/>
          <table:table-cell table:style-name="ce132" office:value-type="string" calcext:value-type="string">
            <text:p>Argent Money</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5"/>
          <table:table-cell table:style-name="ce95" office:value-type="string" calcext:value-type="string">
            <text:p> </text:p>
          </table:table-cell>
          <table:table-cell table:style-name="ce106"/>
          <table:table-cell table:style-name="ce96" office:value-type="string" calcext:value-type="string">
            <text:p><text:span text:style-name="T193">PÂRË</text:span><text:span text:style-name="T201"> </text:span><text:span text:style-name="T202">[pɑ</text:span><text:span text:style-name="T212">ɾə</text:span><text:span text:style-name="T202">]</text:span><text:span text:style-name="T201"> </text:span></text:p>
            <text:p>PÂRI [pɑɾə]</text:p>
            <text:p>Prononciation commune</text:p>
          </table:table-cell>
          <table:table-cell table:style-name="ce106"/>
          <table:table-cell table:style-name="ce96"/>
          <table:table-cell table:style-name="ce106"/>
          <table:table-cell table:style-name="ce132" office:value-type="string" calcext:value-type="string">
            <text:p>Premier First</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5"/>
          <table:table-cell table:style-name="ce95" office:value-type="string" calcext:value-type="string">
            <text:p> </text:p>
          </table:table-cell>
          <table:table-cell table:style-name="ce106"/>
          <table:table-cell table:style-name="ce96" office:value-type="string" calcext:value-type="string">
            <text:p><text:span text:style-name="T193">MRRÄMË</text:span><text:span text:style-name="T201"> </text:span><text:span text:style-name="T202">[mrɒmi</text:span><text:span text:style-name="T212">ə</text:span><text:span text:style-name="T202">]</text:span><text:span text:style-name="T201"> </text:span></text:p>
            <text:p>MRRÄMI [mrɒmi]</text:p>
            <text:p>Prononciation de maggêduniɒ</text:p>
          </table:table-cell>
          <table:table-cell table:style-name="ce106"/>
          <table:table-cell table:style-name="ce96"/>
          <table:table-cell table:style-name="ce106"/>
          <table:table-cell table:style-name="ce132" office:value-type="string" calcext:value-type="string">
            <text:p>Dernier Last</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6"/>
          <table:table-cell table:style-name="ce96" office:value-type="string" calcext:value-type="string">
            <text:p><text:span text:style-name="T193">PÂRA</text:span><text:span text:style-name="T201"> </text:span><text:span text:style-name="T202">[pɒ</text:span><text:span text:style-name="T212">ɾ</text:span><text:span text:style-name="T202">a]</text:span><text:span text:style-name="T201"> </text:span></text:p>
            <text:p>PËRPÂRA [pəɾpɒɾa]</text:p>
            <text:p>Prononciation commune</text:p>
          </table:table-cell>
          <table:table-cell table:style-name="ce106"/>
          <table:table-cell table:style-name="ce96" office:value-type="string" calcext:value-type="string">
            <text:p><text:span text:style-name="T195">PÄRRA</text:span><text:span text:style-name="T197"> </text:span><text:span text:style-name="T198">[pɒra]</text:span><text:span text:style-name="T197"> (avant) </text:span></text:p>
            <text:p>PËRPÄRRA [pəɾpɒra] (devant)</text:p>
            <text:p>Prononciation commune</text:p>
          </table:table-cell>
          <table:table-cell table:style-name="ce106"/>
          <table:table-cell table:style-name="ce96"/>
          <table:table-cell table:style-name="ce106"/>
          <table:table-cell table:style-name="ce132" office:value-type="string" calcext:value-type="string">
            <text:p>Avant, Devant Before</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9" office:value-type="string" calcext:value-type="string">
            <text:p>PARASHIKOJ</text:p>
            <text:p>pashe to look </text:p>
            <text:p>pashë looked (Avoir vu)</text:p>
          </table:table-cell>
          <table:table-cell table:style-name="ce106"/>
          <table:table-cell table:style-name="ce100" office:value-type="string" calcext:value-type="string">
            <text:p><text:span text:style-name="T195">PÂRAPÄ</text:span><text:span text:style-name="T197"> </text:span><text:span text:style-name="T198">[pɑɾapɒ]</text:span><text:span text:style-name="T197"> </text:span></text:p>
            <text:p>PÂRAPÄT [pɑɾapɒt] </text:p>
            <text:p>PÂRAPÄSHË [pɑɾapɒʃə] </text:p>
            <text:p>PÂRAPÄVE [pɑɾapɒvɛ]</text:p>
            <text:p>Prononciation de maggêduniɒ</text:p>
          </table:table-cell>
          <table:table-cell table:style-name="ce106"/>
          <table:table-cell table:style-name="ce100"/>
          <table:table-cell table:style-name="ce106"/>
          <table:table-cell table:style-name="ce132" office:value-type="string" calcext:value-type="string">
            <text:p>Prevoir Foresee</text:p>
          </table:table-cell>
          <table:table-cell table:style-name="ce153" office:value-type="string" calcext:value-type="string">
            <text:p>Du latin</text:p>
            <text:p>PRÆDICTERE </text:p>
            <text:p>[pɾædigtɛɾɛ] Etrosque </text:p>
            <text:p>[prɛdigteɾe] Roman</text:p>
          </table:table-cell>
          <table:table-cell table:style-name="ce135"/>
          <table:table-cell table:number-columns-repeated="1013"/>
        </table:table-row>
        <table:table-row table:style-name="ro15">
          <table:table-cell/>
          <table:table-cell table:style-name="ce99"/>
          <table:table-cell table:style-name="ce99" office:value-type="string" calcext:value-type="string">
            <text:p> </text:p>
          </table:table-cell>
          <table:table-cell table:style-name="ce106"/>
          <table:table-cell table:style-name="ce96" office:value-type="string" calcext:value-type="string">
            <text:p><text:span text:style-name="T193">PÂRATHEM</text:span><text:span text:style-name="T201"> </text:span><text:span text:style-name="T202">[pɑ</text:span><text:span text:style-name="T212">ɾ</text:span><text:span text:style-name="T202">aθem]</text:span><text:span text:style-name="T201"> </text:span></text:p>
            <text:p>PÂRATHA [pɑɾaθa] </text:p>
            <text:p>PÂRATHËNIE [pɑɾaθa]</text:p>
            <text:p>Prononciation commune</text:p>
          </table:table-cell>
          <table:table-cell table:style-name="ce106"/>
          <table:table-cell table:style-name="ce96"/>
          <table:table-cell table:style-name="ce106"/>
          <table:table-cell table:style-name="ce132" office:value-type="string" calcext:value-type="string">
            <text:p>Predire Perdict</text:p>
          </table:table-cell>
          <table:table-cell table:style-name="ce153" office:value-type="string" calcext:value-type="string">
            <text:p>Du latin</text:p>
            <text:p>PRÆDICTERE </text:p>
            <text:p>[pɾædigtɛɾɛ] Etrosque </text:p>
            <text:p>[prɛdigteɾe] Roman</text:p>
          </table:table-cell>
          <table:table-cell table:style-name="ce135"/>
          <table:table-cell table:number-columns-repeated="1013"/>
        </table:table-row>
        <table:table-row table:style-name="ro5">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193">PÂRAPAGUAJ </text:span><text:span text:style-name="T210">[pɑ</text:span><text:span text:style-name="T231">ɾ</text:span><text:span text:style-name="T210">apaguaj]</text:span></text:p>
            <text:p>Prononciation commune</text:p>
          </table:table-cell>
          <table:table-cell table:style-name="ce106"/>
          <table:table-cell table:style-name="ce108"/>
          <table:table-cell table:style-name="ce106"/>
          <table:table-cell table:style-name="ce132" office:value-type="string" calcext:value-type="string">
            <text:p>Préacheter</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9"/>
          <table:table-cell table:style-name="ce99" office:value-type="string" calcext:value-type="string">
            <text:p>fatthënës profetizoj ndjell LAJME tregues INDIKATOR Exposer Zbuloj ardhmen</text:p>
          </table:table-cell>
          <table:table-cell table:style-name="ce106"/>
          <table:table-cell table:style-name="ce96" office:value-type="string" calcext:value-type="string">
            <text:p><text:span text:style-name="T195">PARALÄJMËROJ</text:span><text:span text:style-name="T197"> </text:span><text:span text:style-name="T198">[paɾalajməɾoj] </text:span></text:p>
            <text:p>PARALÄJMËRIM [paɾalajməɾim] </text:p>
            <text:p>PARALÄJMËRUES [paɾalajməɾues] </text:p>
            <text:p>PARALÄJMËROJNË [paɾalajməɾues]</text:p>
          </table:table-cell>
          <table:table-cell table:style-name="ce106"/>
          <table:table-cell table:style-name="ce96"/>
          <table:table-cell table:style-name="ce106"/>
          <table:table-cell table:style-name="ce132" office:value-type="string" calcext:value-type="string">
            <text:p>admonishment, alert, augur, indication, precaution, warning </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9" office:value-type="string" calcext:value-type="string">
            <text:p>PARADHENIE RROGE PARASHTROJ NGRITJE RRITJE PARAPRAK FORE FRONT BALLË RIDERGOJ AVANCUAR GATSHEM</text:p>
          </table:table-cell>
          <table:table-cell table:style-name="ce106"/>
          <table:table-cell table:style-name="ce92" office:value-type="string" calcext:value-type="string">
            <text:p><text:span text:style-name="T195">PËRPÄRRA</text:span><text:span text:style-name="T197"> </text:span><text:span text:style-name="T198">[pəɾpɒra]</text:span></text:p>
            <text:p><text:span text:style-name="T216">פְר</text:span><text:span text:style-name="T220"> </text:span><text:span text:style-name="T221">[pəɾ]</text:span><text:span text:style-name="T222"> : bull</text:span></text:p>
          </table:table-cell>
          <table:table-cell table:style-name="ce106"/>
          <table:table-cell table:style-name="ce92"/>
          <table:table-cell table:style-name="ce106"/>
          <table:table-cell table:style-name="ce132" office:value-type="string" calcext:value-type="string">
            <text:p>Devant, en avant Forward</text:p>
          </table:table-cell>
          <table:table-cell table:style-name="ce155" office:value-type="string" calcext:value-type="string">
            <text:p> </text:p>
          </table:table-cell>
          <table:table-cell table:style-name="ce135"/>
          <table:table-cell table:number-columns-repeated="1013"/>
        </table:table-row>
        <table:table-row table:style-name="ro39">
          <table:table-cell/>
          <table:table-cell table:style-name="ce92"/>
          <table:table-cell table:style-name="ce92" office:value-type="string" calcext:value-type="string">
            <text:p><text:span text:style-name="T193">PËRPARUARË</text:span><text:span text:style-name="T201"> </text:span><text:span text:style-name="T202">[pə</text:span><text:span text:style-name="T212">ɾ</text:span><text:span text:style-name="T202">pa</text:span><text:span text:style-name="T212">ɾ</text:span><text:span text:style-name="T202">ua</text:span><text:span text:style-name="T212">ɾ</text:span><text:span text:style-name="T202">ə] </text:span></text:p>
            <text:p><text:span text:style-name="T216">PËR</text:span><text:span text:style-name="T220">P</text:span><text:span text:style-name="T221">ARIM </text:span><text:span text:style-name="T222">[pəɾpaɾim</text:span><text:span text:style-name="T222"><text:a xlink:href="http://en.wiktionary.org/wiki/پر%22%20%5Ct%20%22_blank" xlink:type="simple">پر</text:a></text:span><text:span text:style-name="T247"> </text:span></text:p>
            <text:p>PËRPARÔJ [pəɾpaɾɔj]</text:p>
            <text:p>פְר [pəɾ] : bull </text:p>
            <text:p> [pr] : </text:p>
          </table:table-cell>
          <table:table-cell table:style-name="ce106"/>
          <table:table-cell table:style-name="ce96" office:value-type="string" calcext:value-type="string">
            <text:p><text:span text:style-name="T195">PRÔSPÊRUARË</text:span><text:span text:style-name="T197"> </text:span><text:span text:style-name="T198">[prɔspɛɾuaɾə]</text:span><text:span text:style-name="T205"> </text:span></text:p>
            <text:p>PRÔSPÊRIM [prɔspɛɾim] </text:p>
            <text:p>PRÔSPÊRÔJ [prɔspɛɾɔj]</text:p>
            <text:p>פרֹשׂפֵרָי</text:p>
            <text:p>Prononciation corrigé</text:p>
          </table:table-cell>
          <table:table-cell table:style-name="ce106"/>
          <table:table-cell table:style-name="ce96"/>
          <table:table-cell table:style-name="ce106"/>
          <table:table-cell table:style-name="ce132" office:value-type="string" calcext:value-type="string">
            <text:p>Prosperer, avance Prosperate</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5"/>
          <table:table-cell table:style-name="ce95" office:value-type="string" calcext:value-type="string">
            <text:p> </text:p>
          </table:table-cell>
          <table:table-cell table:style-name="ce106"/>
          <table:table-cell table:style-name="ce96" office:value-type="string" calcext:value-type="string">
            <text:p><text:span text:style-name="T193">ÇETË</text:span><text:span text:style-name="T201"> </text:span><text:span text:style-name="T202">[ʧɛtə]</text:span><text:span text:style-name="T201"> </text:span></text:p>
            <text:p>ÇES [ʧɛs]</text:p>
            <text:p>Prononciation d'Albanie </text:p>
            <text:p>(Turkicisme)</text:p>
          </table:table-cell>
          <table:table-cell table:style-name="ce106"/>
          <table:table-cell table:style-name="ce96"/>
          <table:table-cell table:style-name="ce106"/>
          <table:table-cell table:style-name="ce132" office:value-type="string" calcext:value-type="string">
            <text:p>Jeter Throw</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6"/>
          <table:table-cell table:style-name="ce96" office:value-type="string" calcext:value-type="string">
            <text:p><text:span text:style-name="T193">QÄFË</text:span><text:span text:style-name="T201"> </text:span><text:span text:style-name="T202">[ʨɑfə] </text:span></text:p>
            <text:p>ЋАФӘ</text:p>
            <text:p>Prononciation d'Albanie</text:p>
          </table:table-cell>
          <table:table-cell table:style-name="ce106"/>
          <table:table-cell table:style-name="ce96" office:value-type="string" calcext:value-type="string">
            <text:p><text:span text:style-name="T195">QÄFË</text:span><text:span text:style-name="T197"> </text:span><text:span text:style-name="T198">[ʧɒfə]</text:span><text:span text:style-name="T197"> </text:span></text:p>
            <text:p>ЧАФӘ</text:p>
            <text:p>Prononciation de Maggêduniɒ</text:p>
          </table:table-cell>
          <table:table-cell table:style-name="ce106"/>
          <table:table-cell table:style-name="ce96"/>
          <table:table-cell table:style-name="ce106"/>
          <table:table-cell table:style-name="ce132" office:value-type="string" calcext:value-type="string">
            <text:p>Cou Neck</text:p>
          </table:table-cell>
          <table:table-cell table:style-name="ce153" office:value-type="string" calcext:value-type="string">
            <text:p>Du latin</text:p>
            <text:p>COLLVM </text:p>
            <text:p>[goɫɔm] Etrosque </text:p>
            <text:p>[qoɫum] Roman</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5">LINDUAR </text:span><text:span text:style-name="T200">[linduaɾ] </text:span></text:p>
            <text:p>LIND [lind]</text:p>
          </table:table-cell>
          <table:table-cell table:style-name="ce106"/>
          <table:table-cell table:style-name="ce108" office:value-type="string" calcext:value-type="string">
            <text:p><text:span text:style-name="T195">LINDUARË </text:span><text:span text:style-name="T200">[linduaɾə]</text:span><text:span text:style-name="T195"> </text:span></text:p>
            <text:p>LIND [lind]</text:p>
          </table:table-cell>
          <table:table-cell table:style-name="ce106"/>
          <table:table-cell table:style-name="ce108"/>
          <table:table-cell table:style-name="ce106"/>
          <table:table-cell table:style-name="ce132" office:value-type="string" calcext:value-type="string">
            <text:p>Naitre Born</text:p>
          </table:table-cell>
          <table:table-cell table:style-name="ce153" office:value-type="string" calcext:value-type="string">
            <text:p>Du latin</text:p>
            <text:p>NASCI </text:p>
            <text:p>[nasgi] Etrosque </text:p>
            <text:p>[nasqi] Roman</text:p>
          </table:table-cell>
          <table:table-cell table:style-name="ce135"/>
          <table:table-cell table:number-columns-repeated="1013"/>
        </table:table-row>
        <table:table-row table:style-name="ro4">
          <table:table-cell/>
          <table:table-cell table:style-name="ce96"/>
          <table:table-cell table:style-name="ce96" office:value-type="string" calcext:value-type="string">
            <text:p>RILINDUAR <text:span text:style-name="T185">[ɾilinduaɾ]</text:span></text:p>
          </table:table-cell>
          <table:table-cell table:style-name="ce106"/>
          <table:table-cell table:style-name="ce96" office:value-type="string" calcext:value-type="string">
            <text:p>RILINDUARË <text:span text:style-name="T185">[ɾilinduaɾə]</text:span></text:p>
          </table:table-cell>
          <table:table-cell table:style-name="ce106"/>
          <table:table-cell table:style-name="ce96"/>
          <table:table-cell table:style-name="ce106"/>
          <table:table-cell table:style-name="ce132" office:value-type="string" calcext:value-type="string">
            <text:p>Renaitre Reborn</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DUKE DUKËT DUKUR</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Semble Seem</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6"/>
          <table:table-cell table:style-name="ce96" office:value-type="string" calcext:value-type="string">
            <text:p>DUKU <text:span text:style-name="T248">[duqu]</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Passe, à la prochaine</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6"/>
          <table:table-cell table:style-name="ce96" office:value-type="string" calcext:value-type="string">
            <text:p><text:span text:style-name="T193">AKTUALIZUAR</text:span><text:span text:style-name="T201"> </text:span><text:span text:style-name="T202">[aqtualizuaɾ]</text:span><text:span text:style-name="T249"> </text:span></text:p>
            <text:p>AKTUALIZOJ [aqtualizɔj] </text:p>
            <text:p>AKTUALIZOVA [aqtualizɔva]</text:p>
            <text:p>Prononciation commune</text:p>
          </table:table-cell>
          <table:table-cell table:style-name="ce106"/>
          <table:table-cell table:style-name="ce96" office:value-type="string" calcext:value-type="string">
            <text:p><text:span text:style-name="T195">AGTUALISUARË</text:span><text:span text:style-name="T197"> </text:span><text:span text:style-name="T198">[agtualizuaɾ] </text:span></text:p>
            <text:p>AGTUALISÔJ [agtualizɔj] </text:p>
            <text:p>AGTUALISÔVA [agtualizɔva]</text:p>
            <text:p>Prononciation corrigé </text:p>
          </table:table-cell>
          <table:table-cell table:style-name="ce106"/>
          <table:table-cell table:style-name="ce96"/>
          <table:table-cell table:style-name="ce106"/>
          <table:table-cell table:style-name="ce132" office:value-type="string" calcext:value-type="string">
            <text:p>Actualiser Actualize </text:p>
          </table:table-cell>
          <table:table-cell table:style-name="ce153" office:value-type="string" calcext:value-type="string">
            <text:p>Du latin</text:p>
            <text:p>ACTVALISARE </text:p>
            <text:p>[agtwalisaɾɛ] Etrosque </text:p>
            <text:p>[aqtualisare] Roman</text:p>
          </table:table-cell>
          <table:table-cell table:style-name="ce135"/>
          <table:table-cell table:number-columns-repeated="1013"/>
        </table:table-row>
        <table:table-row table:style-name="ro15">
          <table:table-cell/>
          <table:table-cell table:style-name="ce96"/>
          <table:table-cell table:style-name="ce96" office:value-type="string" calcext:value-type="string">
            <text:p><text:span text:style-name="T195">ZBATUAR</text:span><text:span text:style-name="T197"> </text:span><text:span text:style-name="T198">[zbatuaɾ]</text:span><text:span text:style-name="T205"> </text:span></text:p>
            <text:p>ZBATOJ [zbatɔj] </text:p>
            <text:p>ZBATOVA [zbatɔva]</text:p>
            <text:p>Prononciation commune</text:p>
          </table:table-cell>
          <table:table-cell table:style-name="ce106"/>
          <table:table-cell table:style-name="ce96" office:value-type="string" calcext:value-type="string">
            <text:p><text:span text:style-name="T195">ZBATUARË</text:span><text:span text:style-name="T197"> </text:span><text:span text:style-name="T198">[zbatuaɾə] </text:span></text:p>
            <text:p>ZBATÔJ [zbatɔj] </text:p>
            <text:p>ZBATÔVA [zbatɔva]</text:p>
            <text:p>Prononciation corrigé</text:p>
          </table:table-cell>
          <table:table-cell table:style-name="ce106"/>
          <table:table-cell table:style-name="ce96"/>
          <table:table-cell table:style-name="ce106"/>
          <table:table-cell table:style-name="ce132" office:value-type="string" calcext:value-type="string">
            <text:p><text:s/>Apply, Expedite, Implement, Use, Realize </text:p>
          </table:table-cell>
          <table:table-cell table:style-name="ce153" office:value-type="string" calcext:value-type="string">
            <text:p>Du latin</text:p>
            <text:p>REALISARE</text:p>
          </table:table-cell>
          <table:table-cell table:style-name="ce135"/>
          <table:table-cell table:number-columns-repeated="1013"/>
        </table:table-row>
        <table:table-row table:style-name="ro12">
          <table:table-cell/>
          <table:table-cell table:style-name="ce96"/>
          <table:table-cell table:style-name="ce96" office:value-type="string" calcext:value-type="string">
            <text:p><text:span text:style-name="T195">TËRHEQ </text:span><text:span text:style-name="T200">[təɾheʧ]</text:span><text:span text:style-name="T197"> </text:span></text:p>
            <text:p>TËRHEQUR [təɾheʧur] </text:p>
            <text:p>TËRHOQA [təɾhɔʧa] </text:p>
            <text:p>TËRHEQËS [təɾheʧəs]</text:p>
            <text:p>Prononciation d'albanie</text:p>
          </table:table-cell>
          <table:table-cell table:style-name="ce106"/>
          <table:table-cell table:style-name="ce96" office:value-type="string" calcext:value-type="string">
            <text:p><text:span text:style-name="T195">ATRHEQ </text:span><text:span text:style-name="T200">[atɾheq]</text:span><text:span text:style-name="T197"> </text:span></text:p>
            <text:p>ATRHEQUR [atɾhequr] </text:p>
            <text:p>ATRHOQA [atɾhɔqa] </text:p>
            <text:p>ATRHEQËS [atɾheqəs]</text:p>
            <text:p>Prononciation de Maggêduniɒ plus correction basé sur la racine</text:p>
          </table:table-cell>
          <table:table-cell table:style-name="ce106"/>
          <table:table-cell table:style-name="ce96"/>
          <table:table-cell table:style-name="ce106"/>
          <table:table-cell table:style-name="ce132" office:value-type="string" calcext:value-type="string">
            <text:p>Attrait, Attraction Attract, captivate, engross, sequester, divert, involve </text:p>
          </table:table-cell>
          <table:table-cell table:style-name="ce155" office:value-type="string" calcext:value-type="string">
            <text:p>Du latin ATTRAHERE ATTRACTIO</text:p>
          </table:table-cell>
          <table:table-cell table:style-name="ce135"/>
          <table:table-cell table:number-columns-repeated="1013"/>
        </table:table-row>
        <table:table-row table:style-name="ro15">
          <table:table-cell/>
          <table:table-cell table:style-name="ce96"/>
          <table:table-cell table:style-name="ce96" office:value-type="string" calcext:value-type="string">
            <text:p><text:span text:style-name="T195">VIZATUAR</text:span><text:span text:style-name="T197"> </text:span><text:span text:style-name="T198">[vizatuaɾ]</text:span><text:span text:style-name="T205"> </text:span></text:p>
            <text:p>VIZATOJ [vizatɔj] </text:p>
            <text:p>VIZATOVA [vizatɔva]</text:p>
            <text:p>Prononciation commune</text:p>
          </table:table-cell>
          <table:table-cell table:style-name="ce106"/>
          <table:table-cell table:style-name="ce96" office:value-type="string" calcext:value-type="string">
            <text:p><text:span text:style-name="T195">VIZATUARË</text:span><text:span text:style-name="T197"> </text:span><text:span text:style-name="T198">[vizatuaɾə]</text:span><text:span text:style-name="T205"> </text:span></text:p>
            <text:p>VIZATÔJ [vizatɔj] </text:p>
            <text:p>VIZATÔVA [vizatɔva]</text:p>
            <text:p>Prononciation corrigé </text:p>
          </table:table-cell>
          <table:table-cell table:style-name="ce106"/>
          <table:table-cell table:style-name="ce96"/>
          <table:table-cell table:style-name="ce106"/>
          <table:table-cell table:style-name="ce132" office:value-type="string" calcext:value-type="string">
            <text:p>Dessiner Draw</text:p>
          </table:table-cell>
          <table:table-cell table:style-name="ce155" office:value-type="string" calcext:value-type="string">
            <text:p>Du latin DESIGNARE</text:p>
          </table:table-cell>
          <table:table-cell table:style-name="ce135"/>
          <table:table-cell table:number-columns-repeated="1013"/>
        </table:table-row>
        <table:table-row table:style-name="ro8">
          <table:table-cell/>
          <table:table-cell table:style-name="ce96"/>
          <table:table-cell table:style-name="ce96" office:value-type="string" calcext:value-type="string">
            <text:p><text:span text:style-name="T195">DASHUAR</text:span><text:span text:style-name="T197"> </text:span><text:span text:style-name="T198">[dəʃiɾuaɾ]</text:span><text:span text:style-name="T205"> </text:span></text:p>
            <text:p>DUA [dəʃiɾɔj] </text:p>
            <text:p>DO TË [dəʃiɾɔva] </text:p>
            <text:p>VULLNET [dəʃiɾuaɾ]</text:p>
            <text:p>Prononciation commune</text:p>
          </table:table-cell>
          <table:table-cell table:style-name="ce106"/>
          <table:table-cell table:style-name="ce96" office:value-type="string" calcext:value-type="string">
            <text:p><text:span text:style-name="T195">VULNETUARË</text:span><text:span text:style-name="T197"> </text:span><text:span text:style-name="T198">[vulnɛtuaɾə]</text:span><text:span text:style-name="T205"> </text:span></text:p>
            <text:p>VULNETUA [vulnɛtua] </text:p>
            <text:p>VULNETOVA [vulnɛtɔva] </text:p>
            <text:p>VULNET [vulnɛt]</text:p>
            <text:p>Prononciation corrigé </text:p>
          </table:table-cell>
          <table:table-cell table:style-name="ce106"/>
          <table:table-cell table:style-name="ce96"/>
          <table:table-cell table:style-name="ce106"/>
          <table:table-cell table:style-name="ce132" office:value-type="string" calcext:value-type="string">
            <text:p>Vouloir Will, Wish</text:p>
          </table:table-cell>
          <table:table-cell table:style-name="ce153" office:value-type="string" calcext:value-type="string">
            <text:p>Du latin</text:p>
            <text:p>VOLVNTAS </text:p>
            <text:p>[wolɔntas] Etrusque </text:p>
            <text:p>[voluntas] Roman</text:p>
          </table:table-cell>
          <table:table-cell table:style-name="ce135"/>
          <table:table-cell table:number-columns-repeated="1013"/>
        </table:table-row>
        <table:table-row table:style-name="ro44">
          <table:table-cell/>
          <table:table-cell table:style-name="ce96"/>
          <table:table-cell table:style-name="ce96" office:value-type="string" calcext:value-type="string">
            <text:p><text:span text:style-name="T195">DËSHIRUAR</text:span><text:span text:style-name="T197"> </text:span><text:span text:style-name="T198">[dəʃiɾuaɾ]</text:span><text:span text:style-name="T205"> </text:span></text:p>
            <text:p>DËSHIROJ [dəʃiɾɔj] </text:p>
            <text:p>DËSHIROVA [dəʃiɾɔva]</text:p>
            <text:p>Prononciation commune</text:p>
          </table:table-cell>
          <table:table-cell table:style-name="ce106"/>
          <table:table-cell table:style-name="ce96" office:value-type="string" calcext:value-type="string">
            <text:p><text:span text:style-name="T195">DËSHIRUARË</text:span><text:span text:style-name="T197"> </text:span><text:span text:style-name="T198">[dəʃiɾuaɾə]</text:span><text:span text:style-name="T205"> </text:span></text:p>
            <text:p>DËSHIRÔJ [dəʃiɾɔj] </text:p>
            <text:p>DËSHIRÔVA [dəʃiɾɔva]</text:p>
            <text:p>Prononciation corrigé</text:p>
          </table:table-cell>
          <table:table-cell table:style-name="ce106"/>
          <table:table-cell table:style-name="ce96"/>
          <table:table-cell table:style-name="ce106"/>
          <table:table-cell table:style-name="ce132" office:value-type="string" calcext:value-type="string">
            <text:p>Desirer Desire</text:p>
          </table:table-cell>
          <table:table-cell table:style-name="ce153" office:value-type="string" calcext:value-type="string">
            <text:p>Du latin</text:p>
            <text:p>DESIDERARE </text:p>
            <text:p>[dɛsidɛɾaɾɛ] Etrosque </text:p>
            <text:p>[desiderare] Roman</text:p>
            <text:p>דֵשִרָי</text:p>
          </table:table-cell>
          <table:table-cell table:style-name="ce135"/>
          <table:table-cell table:number-columns-repeated="1013"/>
        </table:table-row>
        <table:table-row table:style-name="ro15">
          <table:table-cell/>
          <table:table-cell table:style-name="ce96"/>
          <table:table-cell table:style-name="ce96" office:value-type="string" calcext:value-type="string">
            <text:p><text:span text:style-name="T195">REALIZOJ</text:span><text:span text:style-name="T197"> </text:span><text:span text:style-name="T198">[ɾɛalizɔj]</text:span><text:span text:style-name="T197"> </text:span></text:p>
            <text:p>REALIZOVA [ɾɛalizɔva] </text:p>
            <text:p>REALIZUAR [ɾɛalizuaɾ]</text:p>
            <text:p>Prononciation commune</text:p>
          </table:table-cell>
          <table:table-cell table:style-name="ce106"/>
          <table:table-cell table:style-name="ce96" office:value-type="string" calcext:value-type="string">
            <text:p><text:span text:style-name="T195">RÊALISÔJ</text:span><text:span text:style-name="T197"> </text:span><text:span text:style-name="T198">[ɾɛalizɔj]</text:span><text:span text:style-name="T197"> </text:span></text:p>
            <text:p>RÊALISÔVA [ɾɛalizɔva] </text:p>
            <text:p>RÊALISUARË [ɾɛalizuaɾə]</text:p>
            <text:p>Prononciation corrigé</text:p>
          </table:table-cell>
          <table:table-cell table:style-name="ce106"/>
          <table:table-cell table:style-name="ce96"/>
          <table:table-cell table:style-name="ce106"/>
          <table:table-cell table:style-name="ce132" office:value-type="string" calcext:value-type="string">
            <text:p>Réaliser Realize </text:p>
          </table:table-cell>
          <table:table-cell table:style-name="ce153" office:value-type="string" calcext:value-type="string">
            <text:p>Du latin</text:p>
            <text:p>REALISARE </text:p>
            <text:p>[ɾɛalisaɾɛ] Etrosque </text:p>
            <text:p>[realisare] Roman</text:p>
          </table:table-cell>
          <table:table-cell table:style-name="ce135"/>
          <table:table-cell table:number-columns-repeated="1013"/>
        </table:table-row>
        <table:table-row table:style-name="ro15">
          <table:table-cell/>
          <table:table-cell table:style-name="ce96"/>
          <table:table-cell table:style-name="ce96" office:value-type="string" calcext:value-type="string">
            <text:p><text:span text:style-name="T195">IMAGJINUAR</text:span><text:span text:style-name="T197"> </text:span><text:span text:style-name="T198">[imaɟinuaɾ] </text:span></text:p>
            <text:p>IMAGJINOJ [imaɟinɔj] </text:p>
            <text:p>IMAGJINOVA [imaɟinɔva]</text:p>
            <text:p>Prononciation commune</text:p>
          </table:table-cell>
          <table:table-cell table:style-name="ce106"/>
          <table:table-cell table:style-name="ce96" office:value-type="string" calcext:value-type="string">
            <text:p><text:span text:style-name="T195">IMAGJINUARË</text:span><text:span text:style-name="T197"> </text:span><text:span text:style-name="T198">[imaɟinuaɾə] </text:span></text:p>
            <text:p>IMAGJINÔJ [imaɟinɔj] </text:p>
            <text:p>IMAGJINÔVA [imaɟinɔva]</text:p>
            <text:p>Prononciation corrigé</text:p>
          </table:table-cell>
          <table:table-cell table:style-name="ce106"/>
          <table:table-cell table:style-name="ce96"/>
          <table:table-cell table:style-name="ce106"/>
          <table:table-cell table:style-name="ce132" office:value-type="string" calcext:value-type="string">
            <text:p>Imaginer <text:s/>Imagine</text:p>
          </table:table-cell>
          <table:table-cell table:style-name="ce153" office:value-type="string" calcext:value-type="string">
            <text:p>Du latin</text:p>
            <text:p>IMAGINARI </text:p>
            <text:p>[imaʒinaɾi] Etrosque </text:p>
            <text:p>[imaʒinari] Roman</text:p>
          </table:table-cell>
          <table:table-cell table:style-name="ce135"/>
          <table:table-cell table:number-columns-repeated="1013"/>
        </table:table-row>
        <table:table-row table:style-name="ro8">
          <table:table-cell/>
          <table:table-cell table:style-name="ce96"/>
          <table:table-cell table:style-name="ce96" office:value-type="string" calcext:value-type="string">
            <text:p><text:span text:style-name="T195">HARRUAR </text:span><text:span text:style-name="T200">[haruaɾ]</text:span><text:span text:style-name="T195"> </text:span></text:p>
            <text:p>HARROJ [harɔj] </text:p>
            <text:p>HARROVA [harɔva] </text:p>
            <text:p>HARROJE [harɔjɛ]</text:p>
            <text:p>Prononciation commune</text:p>
          </table:table-cell>
          <table:table-cell table:style-name="ce106"/>
          <table:table-cell table:style-name="ce96" office:value-type="string" calcext:value-type="string">
            <text:p><text:span text:style-name="T195">HARRUARË </text:span><text:span text:style-name="T200">[haruaɾə]</text:span><text:span text:style-name="T195"> </text:span></text:p>
            <text:p>HARRÔJ [harɔj] </text:p>
            <text:p>HARRÔVA [harɔva] </text:p>
            <text:p>HARRÔJÊ [harɔjɛ]</text:p>
          </table:table-cell>
          <table:table-cell table:style-name="ce106"/>
          <table:table-cell table:style-name="ce96"/>
          <table:table-cell table:style-name="ce106"/>
          <table:table-cell table:style-name="ce132" office:value-type="string" calcext:value-type="string">
            <text:p>Oublier Forget </text:p>
          </table:table-cell>
          <table:table-cell table:style-name="ce153" office:value-type="string" calcext:value-type="string">
            <text:p>Du latin</text:p>
            <text:p>OBLITARE </text:p>
            <text:p>[oblitaɾɛ] Etrosque </text:p>
            <text:p>[oblitare] Roman</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ÄRRA</text:span><text:span text:style-name="T197"> </text:span><text:span text:style-name="T198">[ɑra]</text:span></text:p>
            <text:p>Prononciation d'albanie</text:p>
          </table:table-cell>
          <table:table-cell table:style-name="ce106"/>
          <table:table-cell table:style-name="ce93" office:value-type="string" calcext:value-type="string">
            <text:p><text:span text:style-name="T195">ÄRRA</text:span><text:span text:style-name="T197"> </text:span><text:span text:style-name="T198">[ɒra]</text:span></text:p>
            <text:p>Prononciation de maggêduniɒ </text:p>
          </table:table-cell>
          <table:table-cell table:style-name="ce106"/>
          <table:table-cell table:style-name="ce93"/>
          <table:table-cell table:style-name="ce106"/>
          <table:table-cell table:style-name="ce132" office:value-type="string" calcext:value-type="string">
            <text:p>Châtaigne <text:s/>Chestnut</text:p>
          </table:table-cell>
          <table:table-cell table:style-name="ce155" office:value-type="string" calcext:value-type="string">
            <text:p>Du latin CASTANEA</text:p>
          </table:table-cell>
          <table:table-cell table:style-name="ce135"/>
          <table:table-cell table:number-columns-repeated="1013"/>
        </table:table-row>
        <table:table-row table:style-name="ro35">
          <table:table-cell/>
          <table:table-cell table:style-name="ce93"/>
          <table:table-cell table:style-name="ce93" office:value-type="string" calcext:value-type="string">
            <text:p><text:span text:style-name="T195">AR</text:span><text:span text:style-name="T197"> </text:span><text:span text:style-name="T198">[aɾ]</text:span></text:p>
            <text:p>Prononciation commun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Or Gold</text:p>
          </table:table-cell>
          <table:table-cell table:style-name="ce153" office:value-type="string" calcext:value-type="string">
            <text:p>Du latin</text:p>
            <text:p>AVRVM </text:p>
            <text:p>[ɔɾum] Etrosque </text:p>
            <text:p>[aurum] Roman</text:p>
            <text:p>ALTAN</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5">ARI</text:span><text:span text:style-name="T197"> </text:span><text:span text:style-name="T198">[aɾi]</text:span></text:p>
            <text:p>Prononciation commun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Ours Bear</text:p>
          </table:table-cell>
          <table:table-cell table:style-name="ce153" office:value-type="string" calcext:value-type="string">
            <text:p>Du latin</text:p>
            <text:p>VRSVS </text:p>
            <text:p>[uɾsɔs] Etrosque </text:p>
            <text:p>[ursus] Roman</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5">ARRIJ</text:span><text:span text:style-name="T197"> </text:span><text:span text:style-name="T198">[arij]</text:span><text:span text:style-name="T197"> </text:span></text:p>
            <text:p>ARRITUR [arituɾ] </text:p>
            <text:p>ARRIT [arit] </text:p>
            <text:p>ARRITA [arita] </text:p>
            <text:p>ARRITJE [aritjɛ]</text:p>
            <text:p>Prononciation commun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Achevé, Réaliser Achieve, Achieved </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211">FYT</text:span><text:span text:style-name="T193">YRË</text:span><text:span text:style-name="T201"> </text:span><text:span text:style-name="T202">[fytyɾə]</text:span><text:span text:style-name="T201"> </text:span></text:p>
            <text:p>FYTYRE [fytyɾɛ] </text:p>
            <text:p>FYTYRA [fytyɾa] </text:p>
            <text:p>FYTYRAT [fytyɾat]</text:p>
            <text:p>Prononciation d'Albanie</text:p>
          </table:table-cell>
          <table:table-cell table:style-name="ce106"/>
          <table:table-cell table:style-name="ce96" office:value-type="string" calcext:value-type="string">
            <text:p><text:span text:style-name="T218">FT</text:span><text:span text:style-name="T195">YRË</text:span><text:span text:style-name="T197"> </text:span><text:span text:style-name="T198">[ftyɾə]</text:span><text:span text:style-name="T197"> </text:span></text:p>
            <text:p>FTYRE [ftyɾɛ] </text:p>
            <text:p>FTYRA [ftyɾa] </text:p>
            <text:p>FTYRAT [ftyɾat]</text:p>
            <text:p>Prononciation des albanais de maggêduniɒ</text:p>
          </table:table-cell>
          <table:table-cell table:style-name="ce106"/>
          <table:table-cell table:style-name="ce96"/>
          <table:table-cell table:style-name="ce106"/>
          <table:table-cell table:style-name="ce132" office:value-type="string" calcext:value-type="string">
            <text:p>Visage Visage</text:p>
          </table:table-cell>
          <table:table-cell table:style-name="ce160" office:value-type="string" calcext:value-type="string">
            <text:p><text:span text:style-name="T216">פּרצוּף</text:span><text:span text:style-name="T217"> </text:span></text:p>
            <text:p>[fyrʦuf]</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5">FA</text:span><text:span text:style-name="T196">Q</text:span><text:span text:style-name="T195">Ë</text:span><text:span text:style-name="T197"> </text:span><text:span text:style-name="T198">[fɑʨə]</text:span><text:span text:style-name="T197"> </text:span></text:p>
            <text:p>FAQE [fɑʨɛ] </text:p>
            <text:p>FAQA [fɑʨa] </text:p>
            <text:p>FAQAT [fɑʨat]</text:p>
            <text:p>Prononciation d'Albanie </text:p>
            <text:p/>
          </table:table-cell>
          <table:table-cell table:style-name="ce106"/>
          <table:table-cell table:style-name="ce96" office:value-type="string" calcext:value-type="string">
            <text:p><text:span text:style-name="T195">FÄ</text:span><text:span text:style-name="T199">Ç</text:span><text:span text:style-name="T195">Ë</text:span><text:span text:style-name="T197"> </text:span><text:span text:style-name="T198">[fɒʧə]</text:span><text:span text:style-name="T197"> </text:span></text:p>
            <text:p>FÄÇE [fɒʧɛ] </text:p>
            <text:p>FÄÇA [fɒʧa] </text:p>
            <text:p>FÄÇAT [fɒʧat]</text:p>
            <text:p>Prononciation maggêduniɒ </text:p>
          </table:table-cell>
          <table:table-cell table:style-name="ce106"/>
          <table:table-cell table:style-name="ce96"/>
          <table:table-cell table:style-name="ce106"/>
          <table:table-cell table:style-name="ce132" office:value-type="string" calcext:value-type="string">
            <text:p>Face, Joue <text:s/>Face, Cheek </text:p>
          </table:table-cell>
          <table:table-cell table:style-name="ce153" office:value-type="string" calcext:value-type="string">
            <text:p>Du latin</text:p>
            <text:p>FACIES </text:p>
            <text:p>[vagies] Etrosque </text:p>
            <text:p>[faqiɛs] Roman</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84">F</text:span><text:span text:style-name="T195">AQJË</text:span><text:span text:style-name="T197"> </text:span><text:span text:style-name="T198">[fɒʨjə]</text:span><text:span text:style-name="T197"> </text:span></text:p>
            <text:p>FAQJE [fɒʨjɛ] </text:p>
            <text:p>FAQJA [fɒʨja] </text:p>
            <text:p>FAQJAT [fɒʨjat]</text:p>
            <text:p>Prononciation d'Albanie </text:p>
            <text:p>(Anglicisme)</text:p>
          </table:table-cell>
          <table:table-cell table:style-name="ce106"/>
          <table:table-cell table:style-name="ce96" office:value-type="string" calcext:value-type="string">
            <text:p><text:span text:style-name="T218">P</text:span><text:span text:style-name="T195">ÄGJË</text:span><text:span text:style-name="T197"> </text:span><text:span text:style-name="T198">[pɒɟə / pɒgə]</text:span><text:span text:style-name="T197"> </text:span></text:p>
            <text:p>PÄGJE [pɒɟɛ / pɒgɛ] </text:p>
            <text:p>PÄGJA [pɒɟa / pɒga] </text:p>
            <text:p>PÄGJAT [pɒɟat / pɒgat]</text:p>
            <text:p>Prononciation corrigé</text:p>
          </table:table-cell>
          <table:table-cell table:style-name="ce106"/>
          <table:table-cell table:style-name="ce96"/>
          <table:table-cell table:style-name="ce106"/>
          <table:table-cell table:style-name="ce132" office:value-type="string" calcext:value-type="string">
            <text:p>Page</text:p>
            <text:p>Page </text:p>
            <text:p>PAGAT Salaries </text:p>
            <text:p>PAGES </text:p>
            <text:p>PAGU</text:p>
          </table:table-cell>
          <table:table-cell table:style-name="ce153" office:value-type="string" calcext:value-type="string">
            <text:p>Du latin</text:p>
            <text:p>PAGINA </text:p>
            <text:p>[paʒina] Etrosque </text:p>
            <text:p>[pagina] Roman</text:p>
          </table:table-cell>
          <table:table-cell table:style-name="ce135"/>
          <table:table-cell table:number-columns-repeated="1013"/>
        </table:table-row>
        <table:table-row table:style-name="ro37">
          <table:table-cell/>
          <table:table-cell table:style-name="ce93"/>
          <table:table-cell table:style-name="ce99"/>
          <table:table-cell table:style-name="ce106"/>
          <table:table-cell table:style-name="ce96" office:value-type="string" calcext:value-type="string">
            <text:p><text:span text:style-name="T195">FLLETË</text:span><text:span text:style-name="T197"> </text:span><text:span text:style-name="T198">[fɫetə]</text:span><text:span text:style-name="T197"> </text:span></text:p>
            <text:p>FLLETAT [fɫetat]</text:p>
          </table:table-cell>
          <table:table-cell table:style-name="ce106"/>
          <table:table-cell table:style-name="ce96"/>
          <table:table-cell table:style-name="ce106"/>
          <table:table-cell table:style-name="ce132" office:value-type="string" calcext:value-type="string">
            <text:p>Feuille Sheet</text:p>
          </table:table-cell>
          <table:table-cell table:style-name="ce153" office:value-type="string" calcext:value-type="string">
            <text:p>Du latin</text:p>
            <text:p>FOLIVM </text:p>
            <text:p>[voliɔm] Etrosque </text:p>
            <text:p>[folium] Roman</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PA</text:span><text:span text:style-name="T196">Q</text:span><text:span text:style-name="T195">Ë</text:span><text:span text:style-name="T197"> </text:span><text:span text:style-name="T198">[pɑʨə]</text:span><text:span text:style-name="T197"> </text:span></text:p>
            <text:p>PAQE [pɑʨɛ] </text:p>
            <text:p>PAQJA [pɑʨja]</text:p>
            <text:p>Prononciation commune</text:p>
          </table:table-cell>
          <table:table-cell table:style-name="ce106"/>
          <table:table-cell table:style-name="ce96" office:value-type="string" calcext:value-type="string">
            <text:p><text:span text:style-name="T195">PÄ</text:span><text:span text:style-name="T199">Ç</text:span><text:span text:style-name="T195">Ë</text:span><text:span text:style-name="T197"> </text:span><text:span text:style-name="T198">[pɒʧə]</text:span><text:span text:style-name="T197"> </text:span></text:p>
            <text:p>PÄÇE [pɒʧɛ] </text:p>
            <text:p>PÄÇJA [pɒʧja]</text:p>
            <text:p>Prononciation corrigé</text:p>
          </table:table-cell>
          <table:table-cell table:style-name="ce106"/>
          <table:table-cell table:style-name="ce96"/>
          <table:table-cell table:style-name="ce106"/>
          <table:table-cell table:style-name="ce132" office:value-type="string" calcext:value-type="string">
            <text:p>Paix Peace</text:p>
          </table:table-cell>
          <table:table-cell table:style-name="ce153" office:value-type="string" calcext:value-type="string">
            <text:p>Du latin</text:p>
            <text:p>PAX / PACIS </text:p>
            <text:p>[pax], [pagis] Etrosque </text:p>
            <text:p>[paqs], [paqis] Roman</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FLAKË</text:span><text:span text:style-name="T197"> </text:span><text:span text:style-name="T198">[flɑqə]</text:span><text:span text:style-name="T197"> </text:span></text:p>
            <text:p>FLAKE [flɑqɛ] </text:p>
            <text:p>FLAKJA [flɑqja] </text:p>
            <text:p>FLAKA [flɑqa] </text:p>
            <text:p>FLAKAT [flɑqat]</text:p>
            <text:p>Prononciation d'Albanie</text:p>
          </table:table-cell>
          <table:table-cell table:style-name="ce106"/>
          <table:table-cell table:style-name="ce96" office:value-type="string" calcext:value-type="string">
            <text:p><text:span text:style-name="T195">FLÄKË</text:span><text:span text:style-name="T197"> </text:span><text:span text:style-name="T198">[flɒqə]</text:span><text:span text:style-name="T197"> </text:span></text:p>
            <text:p>FLÄKE [flɒqɛ] </text:p>
            <text:p>FLÄKJA [flɒqja] </text:p>
            <text:p>FLÄKA [flɒqa] </text:p>
            <text:p>FLÄKAT [flɒqat]</text:p>
            <text:p>Prononciation de maggêduniɒ et du Kosova</text:p>
          </table:table-cell>
          <table:table-cell table:style-name="ce106"/>
          <table:table-cell table:style-name="ce96"/>
          <table:table-cell table:style-name="ce106"/>
          <table:table-cell table:style-name="ce132" office:value-type="string" calcext:value-type="string">
            <text:p>Flamme Flame</text:p>
          </table:table-cell>
          <table:table-cell table:style-name="ce153" office:value-type="string" calcext:value-type="string">
            <text:p>Du latin</text:p>
            <text:p>FLAMMA</text:p>
          </table:table-cell>
          <table:table-cell table:style-name="ce135"/>
          <table:table-cell table:number-columns-repeated="1013"/>
        </table:table-row>
        <table:table-row table:style-name="ro35">
          <table:table-cell/>
          <table:table-cell table:style-name="ce93"/>
          <table:table-cell table:style-name="ce93" office:value-type="string" calcext:value-type="string">
            <text:p><text:span text:style-name="T195">KO</text:span><text:span text:style-name="T196">ZM</text:span><text:span text:style-name="T195">OS</text:span><text:span text:style-name="T197"> </text:span><text:span text:style-name="T198">[qozmoz]</text:span></text:p>
            <text:p>Prononciation d'Albanie</text:p>
          </table:table-cell>
          <table:table-cell table:style-name="ce106"/>
          <table:table-cell table:style-name="ce92" office:value-type="string" calcext:value-type="string">
            <text:p><text:span text:style-name="T195">KOSHMOS</text:span><text:span text:style-name="T197"> </text:span><text:span text:style-name="T198">[qoʃmos]</text:span></text:p>
            <text:p><text:span text:style-name="T224">Prononciation Corrigé </text:span></text:p>
            <text:p>שְׁמֵימִי</text:p>
          </table:table-cell>
          <table:table-cell table:style-name="ce106"/>
          <table:table-cell table:style-name="ce92"/>
          <table:table-cell table:style-name="ce106"/>
          <table:table-cell table:style-name="ce132" office:value-type="string" calcext:value-type="string">
            <text:p>Cosmos</text:p>
          </table:table-cell>
          <table:table-cell table:style-name="ce153" office:value-type="string" calcext:value-type="string">
            <text:p>Du Ellên</text:p>
            <text:p>κόσμος </text:p>
            <text:p>κόσμος </text:p>
            <text:p>[qosmos] Ellêniqa </text:p>
            <text:p>[kosmos] Crêg </text:p>
          </table:table-cell>
          <table:table-cell table:style-name="ce135"/>
          <table:table-cell table:number-columns-repeated="1013"/>
        </table:table-row>
        <table:table-row table:style-name="ro16">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KOCKË</text:span><text:span text:style-name="T201"> </text:span><text:span text:style-name="T202">[qoʦqə]</text:span></text:p>
            <text:p>(Serbicisme) кран &amp; <text:a xlink:href="http://en.wiktionary.org/wiki/коцка%22%20%5Ct%20%22_blank" xlink:type="simple">коцка</text:a> куб (Skull &amp; Bones) </text:p>
            <text:p>Prononciation des albanais de maggêduniɒ </text:p>
            <text:p>Ex-Jugoslavija </text:p>
          </table:table-cell>
          <table:table-cell table:style-name="ce106"/>
          <table:table-cell table:style-name="ce93"/>
          <table:table-cell table:style-name="ce106"/>
          <table:table-cell table:style-name="ce132" office:value-type="string" calcext:value-type="string">
            <text:p>Cube (Cubitus Kabaa) Cube</text:p>
          </table:table-cell>
          <table:table-cell table:style-name="ce155" office:value-type="string" calcext:value-type="string">
            <text:p> </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KOCË [qoʦə] </text:p>
            <text:p>KOCOR [qoʦoɾ] </text:p>
            <text:p>KOCËZIM [qoʦəz·jm]</text:p>
            <text:p>Prononciation des albanais de maggêduniɒ </text:p>
            <text:p>Ex-Jugoslavija </text:p>
          </table:table-cell>
          <table:table-cell table:style-name="ce106"/>
          <table:table-cell table:style-name="ce96" office:value-type="string" calcext:value-type="string">
            <text:p>KOCKË [qoʦ·qə] </text:p>
            <text:p>KOCKOR [qoʦ·qoɾ] </text:p>
            <text:p>KOCKËZIM [qoʦ·qəz·jm]</text:p>
            <text:p>(Serbicisme) скелет, кістка, кост космос, костур, кокал, костяк, остов </text:p>
            <text:p>Prononciation d'Albanais (Communiste K.G.B)</text:p>
            <text:p> </text:p>
          </table:table-cell>
          <table:table-cell table:style-name="ce106"/>
          <table:table-cell table:style-name="ce96"/>
          <table:table-cell table:style-name="ce106"/>
          <table:table-cell table:style-name="ce133" office:value-type="string" calcext:value-type="string">
            <text:p>Os Bone</text:p>
          </table:table-cell>
          <table:table-cell table:style-name="ce155" office:value-type="string" calcext:value-type="string">
            <text:p> </text:p>
          </table:table-cell>
          <table:table-cell table:style-name="ce135"/>
          <table:table-cell table:number-columns-repeated="1013"/>
        </table:table-row>
        <table:table-row table:style-name="ro32">
          <table:table-cell/>
          <table:table-cell table:style-name="ce93"/>
          <table:table-cell table:style-name="ce92" office:value-type="string" calcext:value-type="string">
            <text:p><text:span text:style-name="T193">KRYË</text:span><text:span text:style-name="T201"> </text:span><text:span text:style-name="T202">[qɾyə]</text:span><text:span text:style-name="T201"> </text:span></text:p>
            <text:p>KRYE [qɾyɛ] </text:p>
            <text:p><text:span text:style-name="T224">KRYA [qɾya] Roy</text:span><text:span text:style-name="T223"> / Roi /</text:span><text:span text:style-name="T225"> R</text:span><text:span text:style-name="T226">uwaħ </text:span></text:p>
            <text:p><text:span text:style-name="T224">KRYAT</text:span><text:span text:style-name="T223"> [qɾ</text:span><text:span text:style-name="T250">y</text:span><text:span text:style-name="T250"><text:a xlink:href="http://en.wikipedia.org/wiki/Arabic_phonology" xlink:type="simple">IPA</text:a></text:span><text:span text:style-name="T250"><text:a xlink:href="../../../../../../../w/index.php%3Ftitle=کریه&amp;action=edit&amp;redlink=1" xlink:type="simple">کریه</text:a></text:span><text:span text:style-name="T250">]</text:span></text:p>
            <text:p><text:span text:style-name="T224">Prono</text:span><text:span text:style-name="T224"><text:a xlink:href="../../../../../../../w/index.php%3Ftitle=قریحه&amp;action=edit&amp;redlink=1" xlink:type="simple">قریحه</text:a></text:span><text:span text:style-name="T251">c</text:span><text:span text:style-name="T252">iation </text:span><text:span text:style-name="T253">d</text:span>es albanais de maggêduniɒ</text:p>
            <text:p><text:span text:style-name="T224">Prej semit</text:span><text:span text:style-name="T224"><text:a xlink:href="../../../../../../../w/index.php%3Ftitle=قروح&amp;action=edit&amp;redlink=1" xlink:type="simple">قروح</text:a></text:span><text:span text:style-name="T251">k</text:span><text:span text:style-name="T254">it קרֻוַּח / قرُوَحْ [qruw</text:span><text:span text:style-name="T255">aħ] Ro</text:span><text:span text:style-name="T250">y</text:span><text:span text:style-name="T221"> </text:span></text:p>
            <text:p>Emni i Mreti e jahudivi e israeleti, nuk jemi jahudi pro themi kokë </text:p>
            <text:p>Mret</text:p>
            <text:p>krye قریح  [kre] </text:p>
            <text:p>krya  [qryħɑ] </text:p>
            <text:p>krishterë  (Roy / Roi / Royal : wind رُوَحْ [ruwaħ]) </text:p>
            <text:p>kryeministër </text:p>
            <text:p>kryesoj </text:p>
            <text:p>kryetar </text:p>
            <text:p> </text:p>
          </table:table-cell>
          <table:table-cell table:style-name="ce106"/>
          <table:table-cell table:style-name="ce92" office:value-type="string" calcext:value-type="string">
            <text:p>KOKË [qɔqə] </text:p>
            <text:p>KOKE [qɔqɛ] </text:p>
            <text:p>KOKA [qɔqa] </text:p>
            <text:p>KOKAT [qɔqat]</text:p>
            <text:p>Prononciation d'Albanie</text:p>
            <text:p>ϞούϞος [quqos]  (“‘Cuckoo / Cuculus’”), </text:p>
            <text:p>coccum [qoqqum]  (“‘Scarlet’”), </text:p>
            <text:p>קָאָק [qɔq], (“‘Jackdaw’”) </text:p>
            <text:p>קִיק [qjq] (“‘raven’”), </text:p>
            <text:p>Ϟουρούνα [quruna] (“‘Crow / Rook’”), </text:p>
            <text:p>Ϟορώνα [qorôna] (“‘Corona’”), </text:p>
            <text:p>Ϟρανίο [qranjo] (“‘Cranium’”), </text:p>
            <text:p>Ϟρόνος [qronos] (“‘Cronos’”), </text:p>
            <text:p>Σατούρνους סטורן [saturnus], </text:p>
            <text:p>θρόνος תרונוס [θronos], </text:p>
            <text:p>תּוֹרָה [θora] </text:p>
            <text:p>Tirana טירנה, </text:p>
            <text:p>τύραννος טיראניה [tyrannos], </text:p>
            <text:p>ουρανός אורנוס  [ovranos] </text:p>
            <text:p>Corbeau קעוֹרֵב / غراب </text:p>
            <text:p>Qarab Alilé قرب الإله قآورآنيا </text:p>
          </table:table-cell>
          <table:table-cell table:style-name="ce106"/>
          <table:table-cell table:style-name="ce92"/>
          <table:table-cell table:style-name="ce106"/>
          <table:table-cell table:style-name="ce132" office:value-type="string" calcext:value-type="string">
            <text:p>Tête Head</text:p>
          </table:table-cell>
          <table:table-cell table:style-name="ce161" office:value-type="string" calcext:value-type="string">
            <text:p><text:span text:style-name="T195">CAPUT</text:span><text:span text:style-name="T197"> </text:span></text:p>
            <text:p>[gaput] </text:p>
            <text:p>[qaput] </text:p>
          </table:table-cell>
          <table:table-cell table:style-name="ce135"/>
          <table:table-cell table:number-columns-repeated="1013"/>
        </table:table-row>
        <table:table-row table:style-name="ro10">
          <table:table-cell/>
          <table:table-cell table:style-name="ce93"/>
          <table:table-cell table:style-name="ce96" office:value-type="string" calcext:value-type="string">
            <text:p><text:span text:style-name="T195">KRIJUAR</text:span><text:span text:style-name="T197"> </text:span><text:span text:style-name="T198">[qɾijuaɾə] </text:span></text:p>
            <text:p>KRIJOJ [qɾijɔj] </text:p>
            <text:p>KRIJOVA [qɾijɔva] </text:p>
            <text:p>KRIJON [qkɾijɔn] </text:p>
            <text:p>KRIJU [qɾiju] </text:p>
            <text:p>KRIJIM [qɾijim] </text:p>
            <text:p>KRIJ [qɾij]</text:p>
            <text:p>Prononciation d'Albanie</text:p>
          </table:table-cell>
          <table:table-cell table:style-name="ce106"/>
          <table:table-cell table:style-name="ce96" office:value-type="string" calcext:value-type="string">
            <text:p><text:span text:style-name="T195">CREJUARË</text:span><text:span text:style-name="T197"> </text:span><text:span text:style-name="T198">[qɾejuaɾə] </text:span></text:p>
            <text:p>CREJÔJ [qɾejɔj] </text:p>
            <text:p>CREJÔVA [qɾejɔva] </text:p>
            <text:p>CREJÔN [qɾejɔn] </text:p>
            <text:p>CREJU [qɾeju] </text:p>
            <text:p>CREJIM [qɾejim] </text:p>
            <text:p>CREJ [qɾej]</text:p>
            <text:p>Prononciation corrigée</text:p>
          </table:table-cell>
          <table:table-cell table:style-name="ce106"/>
          <table:table-cell table:style-name="ce96"/>
          <table:table-cell table:style-name="ce106"/>
          <table:table-cell table:style-name="ce132" office:value-type="string" calcext:value-type="string">
            <text:p>Créer Create</text:p>
          </table:table-cell>
          <table:table-cell table:style-name="ce153" office:value-type="string" calcext:value-type="string">
            <text:p>Du latin</text:p>
            <text:p>CRE<text:span text:style-name="T195">ARE</text:span> </text:p>
            <text:p>[gɾɛaɾɛ] Etrosque </text:p>
            <text:p>[qreare] Roman</text:p>
            <text:p>Le Η η Creg avait pour valeur [e] l'origine puis fut remplacé avec le son [i]</text:p>
          </table:table-cell>
          <table:table-cell table:style-name="ce135"/>
          <table:table-cell table:number-columns-repeated="1013"/>
        </table:table-row>
        <table:table-row table:style-name="ro8">
          <table:table-cell/>
          <table:table-cell table:style-name="ce93"/>
          <table:table-cell table:style-name="ce99"/>
          <table:table-cell table:style-name="ce106"/>
          <table:table-cell table:style-name="ce96" office:value-type="string" calcext:value-type="string">
            <text:p><text:span text:style-name="T195">KRY</text:span><text:span text:style-name="T197"> </text:span><text:span text:style-name="T198">[qɾy]</text:span><text:span text:style-name="T197"> </text:span></text:p>
            <text:p>KRYEJ [qryej] </text:p>
            <text:p>KRYJTA [qɾyjta] </text:p>
            <text:p>KRYARË [qɾyaɾə]</text:p>
            <text:p>Prononciation commune</text:p>
          </table:table-cell>
          <table:table-cell table:style-name="ce106"/>
          <table:table-cell table:style-name="ce96"/>
          <table:table-cell table:style-name="ce106"/>
          <table:table-cell table:style-name="ce132" office:value-type="string" calcext:value-type="string">
            <text:p>Achevé, Accompli, <text:s/>Achieve, Accomplished</text:p>
          </table:table-cell>
          <table:table-cell table:style-name="ce153" office:value-type="string" calcext:value-type="string">
            <text:p>Du latin</text:p>
            <text:p>COMPLERE</text:p>
            <text:p>Achevé (ancien français chef, bout)</text:p>
          </table:table-cell>
          <table:table-cell table:style-name="ce135"/>
          <table:table-cell table:number-columns-repeated="1013"/>
        </table:table-row>
        <table:table-row table:style-name="ro10">
          <table:table-cell/>
          <table:table-cell table:style-name="ce93"/>
          <table:table-cell table:style-name="ce92" office:value-type="string" calcext:value-type="string">
            <text:p><text:span text:style-name="T184">PËR-K</text:span><text:span text:style-name="T195">RY</text:span><text:span text:style-name="T197"> </text:span><text:span text:style-name="T198">[pəɾ-qɾyɛɾ]</text:span></text:p>
            <text:p><text:span text:style-name="T184">PËR-K</text:span><text:span text:style-name="T195">RYER</text:span><text:span text:style-name="T197"> </text:span><text:span text:style-name="T198">[pəɾ-qɾyɛɾ]</text:span></text:p>
            <text:p>Prononciation d'Albanie</text:p>
            <text:p><text:span text:style-name="T216">פְר</text:span><text:span text:style-name="T220"> </text:span><text:span text:style-name="T221">[pəʀ]</text:span><text:span text:style-name="T222"> : Bull, </text:span><text:span text:style-name="T256">BOS</text:span><text:span text:style-name="T222"> [bosser, boss] </text:span></text:p>
            <text:p>פְרך [pəʀk] : Crushing ; Servitude ; oppression </text:p>
            <text:p>פָרק [pɔʀq] </text:p>
            <text:p>פּעַרך [faʀk]</text:p>
          </table:table-cell>
          <table:table-cell table:style-name="ce106"/>
          <table:table-cell table:style-name="ce96" office:value-type="string" calcext:value-type="string">
            <text:p><text:span text:style-name="T218">PËRF</text:span><text:span text:style-name="T195">EGT</text:span><text:span text:style-name="T197"> </text:span><text:span text:style-name="T198">[pəɾfɛgty]</text:span></text:p>
            <text:p><text:span text:style-name="T218">PËRF</text:span><text:span text:style-name="T195">EKERË</text:span><text:span text:style-name="T197"> </text:span><text:span text:style-name="T198">[pəɾfɛqeɾə]</text:span></text:p>
            <text:p>Prononciation corrigé</text:p>
          </table:table-cell>
          <table:table-cell table:style-name="ce106"/>
          <table:table-cell table:style-name="ce96"/>
          <table:table-cell table:style-name="ce106"/>
          <table:table-cell table:style-name="ce132" office:value-type="string" calcext:value-type="string">
            <text:p>Parfaire Perfect</text:p>
          </table:table-cell>
          <table:table-cell table:style-name="ce153" office:value-type="string" calcext:value-type="string">
            <text:p>Du latin</text:p>
            <text:p>PERFECTVS </text:p>
            <text:p>[pɛɾvɛgtɔs] Etrosque </text:p>
            <text:p>[perfeqtus] Roman</text:p>
            <text:p>PERFICERE</text:p>
          </table:table-cell>
          <table:table-cell table:style-name="ce135"/>
          <table:table-cell table:number-columns-repeated="1013"/>
        </table:table-row>
        <table:table-row table:style-name="ro35">
          <table:table-cell/>
          <table:table-cell table:style-name="ce93"/>
          <table:table-cell table:style-name="ce103" office:value-type="string" calcext:value-type="string">
            <text:p><text:span text:style-name="T195">PËRF</text:span><text:span text:style-name="T196">UND</text:span><text:span text:style-name="T195">UAR</text:span></text:p>
          </table:table-cell>
          <table:table-cell table:style-name="ce106"/>
          <table:table-cell table:style-name="ce120" office:value-type="string" calcext:value-type="string">
            <text:p><text:span text:style-name="T195">PËRF</text:span><text:span text:style-name="T199">END</text:span><text:span text:style-name="T195">UARË</text:span></text:p>
          </table:table-cell>
          <table:table-cell table:style-name="ce106"/>
          <table:table-cell table:style-name="ce108"/>
          <table:table-cell table:style-name="ce106"/>
          <table:table-cell table:style-name="ce132" office:value-type="string" calcext:value-type="string">
            <text:p>Accomplir, parvenir Accomplish, conclude, complete</text:p>
          </table:table-cell>
          <table:table-cell table:style-name="ce153" office:value-type="string" calcext:value-type="string">
            <text:p>Du latin</text:p>
            <text:p>PERVENIRE </text:p>
            <text:p>[pɛɾwɛnirɛ] Etrosque </text:p>
            <text:p>[pervenire] Roman</text:p>
            <text:p>Hund : Chien en Allemand </text:p>
          </table:table-cell>
          <table:table-cell table:style-name="ce135"/>
          <table:table-cell table:number-columns-repeated="1013"/>
        </table:table-row>
        <table:table-row table:style-name="ro35">
          <table:table-cell/>
          <table:table-cell table:style-name="ce93"/>
          <table:table-cell table:style-name="ce103" office:value-type="string" calcext:value-type="string">
            <text:p><text:span text:style-name="T183">PËRF</text:span><text:span text:style-name="T196">UND</text:span><text:span text:style-name="T257">OJ </text:span></text:p>
          </table:table-cell>
          <table:table-cell table:style-name="ce106"/>
          <table:table-cell table:style-name="ce120" office:value-type="string" calcext:value-type="string">
            <text:p><text:span text:style-name="T183">PËRF</text:span><text:span text:style-name="T199">END</text:span><text:span text:style-name="T257">ÔJ </text:span></text:p>
          </table:table-cell>
          <table:table-cell table:style-name="ce106"/>
          <table:table-cell table:style-name="ce108"/>
          <table:table-cell table:style-name="ce106"/>
          <table:table-cell table:style-name="ce132"/>
          <table:table-cell table:style-name="ce153" office:value-type="string" calcext:value-type="string">
            <text:p>Du latin</text:p>
            <text:p>PERVENIRE </text:p>
            <text:p>[pɛɾwɛnirɛ] Etrosque </text:p>
            <text:p>[pervenire] Roman</text:p>
            <text:p>Hund : Chien en Allemand </text:p>
          </table:table-cell>
          <table:table-cell table:style-name="ce135"/>
          <table:table-cell table:number-columns-repeated="1013"/>
        </table:table-row>
        <table:table-row table:style-name="ro8">
          <table:table-cell/>
          <table:table-cell table:style-name="ce93"/>
          <table:table-cell table:style-name="ce103" office:value-type="string" calcext:value-type="string">
            <text:p><text:span text:style-name="T183">PËRF</text:span><text:span text:style-name="T196">UND</text:span><text:span text:style-name="T257">OVA </text:span></text:p>
            <text:p>PËRFUNDON </text:p>
            <text:p>PËRFUNDU </text:p>
            <text:p>PËRFUNDIM</text:p>
            <text:p>Prononciation d'Albanie</text:p>
          </table:table-cell>
          <table:table-cell table:style-name="ce106"/>
          <table:table-cell table:style-name="ce120" office:value-type="string" calcext:value-type="string">
            <text:p><text:span text:style-name="T183">PËRF</text:span><text:span text:style-name="T199">END</text:span><text:span text:style-name="T257">ÔVA </text:span></text:p>
            <text:p>PËRFENDÔN </text:p>
            <text:p>PËRFENDU </text:p>
            <text:p>PËRFENDIM</text:p>
            <text:p>Prononciation corrigé</text:p>
          </table:table-cell>
          <table:table-cell table:style-name="ce106"/>
          <table:table-cell table:style-name="ce108"/>
          <table:table-cell table:style-name="ce106"/>
          <table:table-cell table:style-name="ce132"/>
          <table:table-cell table:style-name="ce153" office:value-type="string" calcext:value-type="string">
            <text:p>Du latin</text:p>
            <text:p>PERVENIRE </text:p>
            <text:p>[pɛɾwɛnirɛ] Etrosque </text:p>
            <text:p>[pervenire] Roman</text:p>
            <text:p>Hund : Chien en Allemand </text:p>
          </table:table-cell>
          <table:table-cell table:style-name="ce135"/>
          <table:table-cell table:number-columns-repeated="1013"/>
        </table:table-row>
        <table:table-row table:style-name="ro17">
          <table:table-cell/>
          <table:table-cell table:style-name="ce93"/>
          <table:table-cell table:style-name="ce100" office:value-type="string" calcext:value-type="string">
            <text:p><text:span text:style-name="T184">KOM</text:span><text:span text:style-name="T195">PLETOJ</text:span></text:p>
          </table:table-cell>
          <table:table-cell table:style-name="ce106" office:value-type="string" calcext:value-type="string">
            <text:p>[qɔm‑plɔt·ɔjə]</text:p>
          </table:table-cell>
          <table:table-cell table:style-name="ce100"/>
          <table:table-cell table:style-name="ce106"/>
          <table:table-cell table:style-name="ce100" office:value-type="string" calcext:value-type="string">
            <text:p><text:span text:style-name="T218">GÔM</text:span><text:span text:style-name="T195">PLÊTÔJ</text:span></text:p>
          </table:table-cell>
          <table:table-cell table:style-name="ce106" office:value-type="string" calcext:value-type="string">
            <text:p>[gɔm‑plɛθ·ɔj]</text:p>
          </table:table-cell>
          <table:table-cell table:style-name="ce138" office:value-type="string" calcext:value-type="string">
            <text:p>Completer</text:p>
            <text:p>Completed</text:p>
            <text:p><text:span text:style-name="T311"> </text:span></text:p>
            <text:p>KOM : Ajde</text:p>
          </table:table-cell>
          <table:table-cell table:style-name="ce162" office:value-type="string" calcext:value-type="string">
            <text:p>Du latin</text:p>
            <text:p>COMPLETVS</text:p>
            <text:p>En germain : </text:p>
            <text:p>Kom : Viens</text:p>
            <text:p>A cause de l'évocation de l'esprit de groupe, les germain était attirer chez nous.</text:p>
          </table:table-cell>
          <table:table-cell table:style-name="ce135"/>
          <table:table-cell table:number-columns-repeated="1013"/>
        </table:table-row>
        <table:table-row table:style-name="ro4">
          <table:table-cell/>
          <table:table-cell table:style-name="ce93"/>
          <table:table-cell table:style-name="ce100" office:value-type="string" calcext:value-type="string">
            <text:p><text:span text:style-name="T184">KOM</text:span><text:span text:style-name="T257">PLETOVA</text:span></text:p>
          </table:table-cell>
          <table:table-cell table:style-name="ce106" office:value-type="string" calcext:value-type="string">
            <text:p>[qɔm‑plɔt·ɔva]</text:p>
          </table:table-cell>
          <table:table-cell table:style-name="ce100"/>
          <table:table-cell table:style-name="ce106"/>
          <table:table-cell table:style-name="ce100" office:value-type="string" calcext:value-type="string">
            <text:p><text:span text:style-name="T218">GÔM</text:span><text:span text:style-name="T257">PLÊTHÔVA</text:span><text:span text:style-name="T294"> </text:span></text:p>
          </table:table-cell>
          <table:table-cell table:style-name="ce106" office:value-type="string" calcext:value-type="string">
            <text:p>[gɔm‑plɛθ·ɔva]</text:p>
          </table:table-cell>
          <table:table-cell table:style-name="ce138"/>
          <table:table-cell table:style-name="ce162"/>
          <table:table-cell table:style-name="ce135"/>
          <table:table-cell table:number-columns-repeated="1013"/>
        </table:table-row>
        <table:table-row table:style-name="ro4">
          <table:table-cell/>
          <table:table-cell table:style-name="ce93"/>
          <table:table-cell table:style-name="ce100" office:value-type="string" calcext:value-type="string">
            <text:p><text:span text:style-name="T184">KOM</text:span><text:span text:style-name="T257">PLETON</text:span></text:p>
          </table:table-cell>
          <table:table-cell table:style-name="ce106" office:value-type="string" calcext:value-type="string">
            <text:p>[qɔm‑plɔt·ɔn]</text:p>
          </table:table-cell>
          <table:table-cell table:style-name="ce100"/>
          <table:table-cell table:style-name="ce106"/>
          <table:table-cell table:style-name="ce100" office:value-type="string" calcext:value-type="string">
            <text:p><text:span text:style-name="T218">GÔM</text:span><text:span text:style-name="T257">PLÊTHÔN</text:span></text:p>
          </table:table-cell>
          <table:table-cell table:style-name="ce106" office:value-type="string" calcext:value-type="string">
            <text:p>[gɔm‑plɛθ·ɔn]</text:p>
          </table:table-cell>
          <table:table-cell table:style-name="ce138"/>
          <table:table-cell table:style-name="ce162"/>
          <table:table-cell table:style-name="ce135"/>
          <table:table-cell table:number-columns-repeated="1013"/>
        </table:table-row>
        <table:table-row table:style-name="ro4">
          <table:table-cell/>
          <table:table-cell table:style-name="ce93"/>
          <table:table-cell table:style-name="ce100" office:value-type="string" calcext:value-type="string">
            <text:p><text:span text:style-name="T184">KOM</text:span><text:span text:style-name="T257">PLETU</text:span></text:p>
          </table:table-cell>
          <table:table-cell table:style-name="ce106" office:value-type="string" calcext:value-type="string">
            <text:p>[qɔm‑plɔt·u]</text:p>
          </table:table-cell>
          <table:table-cell table:style-name="ce100"/>
          <table:table-cell table:style-name="ce106"/>
          <table:table-cell table:style-name="ce100" office:value-type="string" calcext:value-type="string">
            <text:p><text:span text:style-name="T218">GÔM</text:span><text:span text:style-name="T257">PLÊTHU</text:span></text:p>
          </table:table-cell>
          <table:table-cell table:style-name="ce106" office:value-type="string" calcext:value-type="string">
            <text:p>[gɔm‑plɛθ·u]</text:p>
          </table:table-cell>
          <table:table-cell table:style-name="ce138"/>
          <table:table-cell table:style-name="ce162"/>
          <table:table-cell table:style-name="ce135"/>
          <table:table-cell table:number-columns-repeated="1013"/>
        </table:table-row>
        <table:table-row table:style-name="ro9">
          <table:table-cell/>
          <table:table-cell table:style-name="ce93"/>
          <table:table-cell table:style-name="ce100" office:value-type="string" calcext:value-type="string">
            <text:p><text:span text:style-name="T184">KOM</text:span><text:span text:style-name="T257">PLETUAR </text:span></text:p>
            <text:p/>
          </table:table-cell>
          <table:table-cell table:style-name="ce106" office:value-type="string" calcext:value-type="string">
            <text:p>[qɔm‑plɔt·uaɾ]</text:p>
          </table:table-cell>
          <table:table-cell table:style-name="ce100"/>
          <table:table-cell table:style-name="ce106"/>
          <table:table-cell table:style-name="ce100" office:value-type="string" calcext:value-type="string">
            <text:p><text:span text:style-name="T218">GÔM</text:span><text:span text:style-name="T257">PLÊTHUARË</text:span></text:p>
            <text:p/>
          </table:table-cell>
          <table:table-cell table:style-name="ce106" office:value-type="string" calcext:value-type="string">
            <text:p>[gɔmplɛtuaɾə]</text:p>
          </table:table-cell>
          <table:table-cell table:style-name="ce138"/>
          <table:table-cell table:style-name="ce162"/>
          <table:table-cell table:style-name="ce135"/>
          <table:table-cell table:number-columns-repeated="1013"/>
        </table:table-row>
        <table:table-row table:style-name="ro5">
          <table:table-cell/>
          <table:table-cell table:style-name="ce93"/>
          <table:table-cell table:style-name="ce100" office:value-type="string" calcext:value-type="string">
            <text:p><text:span text:style-name="T184">KOM</text:span><text:span text:style-name="T257">PLETIM</text:span></text:p>
            <text:p><text:span text:style-name="T258">Prononciation d'Albanie </text:span></text:p>
          </table:table-cell>
          <table:table-cell table:style-name="ce106" office:value-type="string" calcext:value-type="string">
            <text:p>[qɔm‑plɔt·im]</text:p>
          </table:table-cell>
          <table:table-cell table:style-name="ce100"/>
          <table:table-cell table:style-name="ce106" office:value-type="string" calcext:value-type="string">
            <text:p><text:s/>[gɔmplɛtim]</text:p>
          </table:table-cell>
          <table:table-cell table:style-name="ce100" office:value-type="string" calcext:value-type="string">
            <text:p><text:span text:style-name="T218">GÔM</text:span><text:span text:style-name="T257">PLÊTIM</text:span></text:p>
          </table:table-cell>
          <table:table-cell table:style-name="ce106"/>
          <table:table-cell table:style-name="ce138"/>
          <table:table-cell table:style-name="ce162"/>
          <table:table-cell table:style-name="ce135"/>
          <table:table-cell table:number-columns-repeated="1013"/>
        </table:table-row>
        <table:table-row table:style-name="ro8">
          <table:table-cell/>
          <table:table-cell table:style-name="ce93"/>
          <table:table-cell table:style-name="ce100" office:value-type="string" calcext:value-type="string">
            <text:p><text:span text:style-name="T184">KOM</text:span><text:span text:style-name="T195">PLOTOJ</text:span></text:p>
          </table:table-cell>
          <table:table-cell table:style-name="ce106" office:value-type="string" calcext:value-type="string">
            <text:p>[qɔm‑lɔt·ɔjə]</text:p>
          </table:table-cell>
          <table:table-cell table:style-name="ce121"/>
          <table:table-cell table:style-name="ce106"/>
          <table:table-cell table:style-name="ce100" office:value-type="string" calcext:value-type="string">
            <text:p><text:span text:style-name="T218">GÔM</text:span><text:span text:style-name="T257">PLÔTÔJ</text:span></text:p>
            <text:p>GÔMPLÔTÔVA </text:p>
            <text:p>GÔMPLÔTUARË</text:p>
            <text:p>Prononciation corrigé</text:p>
          </table:table-cell>
          <table:table-cell table:style-name="ce106" office:value-type="string" calcext:value-type="string">
            <text:p>[gɔm‑plɔt·ɔj] </text:p>
            <text:p>[gɔm‑plɔt·ɔva]</text:p>
            <text:p>[gɔm‑plɔt·uaɾə]</text:p>
          </table:table-cell>
          <table:table-cell table:style-name="ce132" office:value-type="string" calcext:value-type="string">
            <text:p>Comploter, Conspirer Plot , Conspire </text:p>
          </table:table-cell>
          <table:table-cell table:style-name="ce153" office:value-type="string" calcext:value-type="string">
            <text:p>Du latin</text:p>
            <text:p>COMPLOTARE </text:p>
            <text:p>[gomplotaɾɛ] Etrosque </text:p>
            <text:p>[qomplotare] Roman</text:p>
          </table:table-cell>
          <table:table-cell table:style-name="ce135"/>
          <table:table-cell table:number-columns-repeated="1013"/>
        </table:table-row>
        <table:table-row table:style-name="ro8">
          <table:table-cell/>
          <table:table-cell table:style-name="ce93"/>
          <table:table-cell table:style-name="ce100" office:value-type="string" calcext:value-type="string">
            <text:p><text:span text:style-name="T184">KOM</text:span><text:span text:style-name="T195">PLOTOVA</text:span><text:span text:style-name="T197"> </text:span><text:span text:style-name="T198">[qɔmlɔtɔva]</text:span></text:p>
          </table:table-cell>
          <table:table-cell table:style-name="ce106" office:value-type="string" calcext:value-type="string">
            <text:p>[qɔm‑lɔt·ɔjə]</text:p>
          </table:table-cell>
          <table:table-cell table:style-name="ce121"/>
          <table:table-cell table:style-name="ce106"/>
          <table:table-cell table:style-name="ce100" office:value-type="string" calcext:value-type="string">
            <text:p><text:span text:style-name="T218">GÔM</text:span><text:span text:style-name="T257">PLÔTÔJ</text:span></text:p>
            <text:p>GÔMPLÔTÔVA </text:p>
            <text:p>GÔMPLÔTUARË</text:p>
            <text:p>Prononciation corrigé</text:p>
          </table:table-cell>
          <table:table-cell table:style-name="ce106" office:value-type="string" calcext:value-type="string">
            <text:p>[gɔm‑plɔt·ɔj] </text:p>
            <text:p>[gɔm‑plɔt·ɔva]</text:p>
            <text:p>[gɔm‑plɔt·uaɾə]</text:p>
          </table:table-cell>
          <table:table-cell table:style-name="ce132" office:value-type="string" calcext:value-type="string">
            <text:p>Comploter, Conspirer Plot , Conspire </text:p>
          </table:table-cell>
          <table:table-cell table:style-name="ce153" office:value-type="string" calcext:value-type="string">
            <text:p>Du latin</text:p>
            <text:p>COMPLOTARE </text:p>
            <text:p>[gomplotaɾɛ] Etrosque </text:p>
            <text:p>[qomplotare] Roman</text:p>
          </table:table-cell>
          <table:table-cell table:style-name="ce135"/>
          <table:table-cell table:number-columns-repeated="1013"/>
        </table:table-row>
        <table:table-row table:style-name="ro8">
          <table:table-cell/>
          <table:table-cell table:style-name="ce93"/>
          <table:table-cell table:style-name="ce100" office:value-type="string" calcext:value-type="string">
            <text:p><text:span text:style-name="T184">KOM</text:span><text:span text:style-name="T195">PLOTUAR</text:span><text:span text:style-name="T197"> </text:span><text:span text:style-name="T198">[qɔmlɔtuaɾ]</text:span></text:p>
          </table:table-cell>
          <table:table-cell table:style-name="ce106" office:value-type="string" calcext:value-type="string">
            <text:p>[qɔm‑lɔt·ɔjə]</text:p>
          </table:table-cell>
          <table:table-cell table:style-name="ce121"/>
          <table:table-cell table:style-name="ce106"/>
          <table:table-cell table:style-name="ce100" office:value-type="string" calcext:value-type="string">
            <text:p><text:span text:style-name="T218">GÔM</text:span><text:span text:style-name="T257">PLÔTÔJ</text:span></text:p>
            <text:p>GÔMPLÔTÔVA </text:p>
            <text:p>GÔMPLÔTUARË</text:p>
            <text:p>Prononciation corrigé</text:p>
          </table:table-cell>
          <table:table-cell table:style-name="ce106" office:value-type="string" calcext:value-type="string">
            <text:p>[gɔm‑plɔt·ɔj] </text:p>
            <text:p>[gɔm‑plɔt·ɔva]</text:p>
            <text:p>[gɔm‑plɔt·uaɾə]</text:p>
          </table:table-cell>
          <table:table-cell table:style-name="ce132" office:value-type="string" calcext:value-type="string">
            <text:p>Comploter, Conspirer Plot , Conspire </text:p>
          </table:table-cell>
          <table:table-cell table:style-name="ce153" office:value-type="string" calcext:value-type="string">
            <text:p>Du latin</text:p>
            <text:p>COMPLOTARE </text:p>
            <text:p>[gomplotaɾɛ] Etrosque </text:p>
            <text:p>[qomplotare] Roman</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PLOTË</text:span><text:span text:style-name="T197"> </text:span><text:span text:style-name="T198">[plɔtə]</text:span></text:p>
            <text:p>Prononciation commune</text:p>
          </table:table-cell>
          <table:table-cell table:style-name="ce106"/>
          <table:table-cell table:style-name="ce93" office:value-type="string" calcext:value-type="string">
            <text:p><text:span text:style-name="T195">PLÔTË</text:span><text:span text:style-name="T197"> </text:span><text:span text:style-name="T198">[plɔtə]</text:span></text:p>
          </table:table-cell>
          <table:table-cell table:style-name="ce106"/>
          <table:table-cell table:style-name="ce93"/>
          <table:table-cell table:style-name="ce106"/>
          <table:table-cell table:style-name="ce132" office:value-type="string" calcext:value-type="string">
            <text:p>Plein Full</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211">PLOT</text:span><text:span text:style-name="T193">ËSUAR </text:span><text:span text:style-name="T210">[plɔtəsuaɾ]</text:span><text:span text:style-name="T201"> </text:span></text:p>
            <text:p>PLOTËSOJ [plɔtəsɔj] </text:p>
            <text:p>PLOTËSOVA [plɔtəsɔva] </text:p>
            <text:p>PLOTËSISHT[plɔtəsiʃt]</text:p>
            <text:p>Prononciation commune</text:p>
          </table:table-cell>
          <table:table-cell table:style-name="ce106"/>
          <table:table-cell table:style-name="ce96" office:value-type="string" calcext:value-type="string">
            <text:p><text:span text:style-name="T218">PLËT</text:span><text:span text:style-name="T195">ËSUARË </text:span><text:span text:style-name="T200">[plətəsuaɾ] </text:span></text:p>
            <text:p><text:span text:style-name="T218">PLË</text:span><text:span text:style-name="T195">TËSÔJ [plət</text:span><text:span text:style-name="T200">əsɔj] </text:span></text:p>
            <text:p>PLËTËSÔVA [plətəsɔva] </text:p>
            <text:p>PLËTËSISHT [plətəsiʃt] ou</text:p>
            <text:p>GÔMPLËTËSUARË [gɔmplətəsuaɾ]</text:p>
          </table:table-cell>
          <table:table-cell table:style-name="ce106"/>
          <table:table-cell table:style-name="ce96"/>
          <table:table-cell table:style-name="ce106"/>
          <table:table-cell table:style-name="ce132" office:value-type="string" calcext:value-type="string">
            <text:p>Satisfaire, complter Fulfil, Complete </text:p>
          </table:table-cell>
          <table:table-cell table:style-name="ce155" office:value-type="string" calcext:value-type="string">
            <text:p>Du latin</text:p>
            <text:p>COMPLETVARE</text:p>
            <text:p>De l'anglis </text:p>
            <text:p>PLOT</text:p>
            <text:p>Complot S.I.S &amp; O.S.S</text:p>
          </table:table-cell>
          <table:table-cell table:style-name="ce135"/>
          <table:table-cell table:number-columns-repeated="1013"/>
        </table:table-row>
        <table:table-row table:style-name="ro5">
          <table:table-cell/>
          <table:table-cell table:style-name="ce93"/>
          <table:table-cell table:style-name="ce100" office:value-type="string" calcext:value-type="string">
            <text:p><text:span text:style-name="T184">MB</text:span><text:span text:style-name="T195">USH</text:span></text:p>
            <text:p>Prononciation d'Albanie</text:p>
          </table:table-cell>
          <table:table-cell table:style-name="ce106" office:value-type="string" calcext:value-type="string">
            <text:p>[mbuʃ]</text:p>
          </table:table-cell>
          <table:table-cell table:style-name="ce100" office:value-type="string" calcext:value-type="string">
            <text:p><text:span text:style-name="T218">M</text:span><text:span text:style-name="T195">USH</text:span><text:span text:style-name="T197"> </text:span></text:p>
          </table:table-cell>
          <table:table-cell table:style-name="ce106"/>
          <table:table-cell table:style-name="ce96"/>
          <table:table-cell table:style-name="ce106" office:value-type="string" calcext:value-type="string">
            <text:p>[muʃ]</text:p>
          </table:table-cell>
          <table:table-cell table:style-name="ce132" office:value-type="string" calcext:value-type="string">
            <text:p>Remplir</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2"/>
          <table:table-cell table:style-name="ce100" office:value-type="string" calcext:value-type="string">
            <text:p>MUSHAMA</text:p>
          </table:table-cell>
          <table:table-cell table:style-name="ce106" office:value-type="string" calcext:value-type="string">
            <text:p>[muʃama]</text:p>
          </table:table-cell>
          <table:table-cell table:style-name="ce100" office:value-type="string" calcext:value-type="string">
            <text:p>MUSHÊME</text:p>
          </table:table-cell>
          <table:table-cell table:style-name="ce106"/>
          <table:table-cell table:style-name="ce96"/>
          <table:table-cell table:style-name="ce106" office:value-type="string" calcext:value-type="string">
            <text:p>[muʃɛmɛ]</text:p>
          </table:table-cell>
          <table:table-cell table:style-name="ce132" office:value-type="string" calcext:value-type="string">
            <text:p>Nappe</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2"/>
          <table:table-cell table:style-name="ce101" office:value-type="string" calcext:value-type="string">
            <text:p>MUSHAMJA</text:p>
          </table:table-cell>
          <table:table-cell table:style-name="ce106" office:value-type="string" calcext:value-type="string">
            <text:p>[muʃamja]</text:p>
          </table:table-cell>
          <table:table-cell table:style-name="ce101" office:value-type="string" calcext:value-type="string">
            <text:p>MUSHÊMJA</text:p>
          </table:table-cell>
          <table:table-cell table:style-name="ce106"/>
          <table:table-cell table:style-name="ce96"/>
          <table:table-cell table:style-name="ce106" office:value-type="string" calcext:value-type="string">
            <text:p>[muʃɛmja]</text:p>
          </table:table-cell>
          <table:table-cell table:style-name="ce132"/>
          <table:table-cell table:style-name="ce155"/>
          <table:table-cell table:style-name="ce135"/>
          <table:table-cell table:number-columns-repeated="1013"/>
        </table:table-row>
        <table:table-row table:style-name="ro4">
          <table:table-cell/>
          <table:table-cell table:style-name="ce92"/>
          <table:table-cell table:style-name="ce101" office:value-type="string" calcext:value-type="string">
            <text:p>MUSHAMATË</text:p>
          </table:table-cell>
          <table:table-cell table:style-name="ce106" office:value-type="string" calcext:value-type="string">
            <text:p>[muʃamatə]</text:p>
          </table:table-cell>
          <table:table-cell table:style-name="ce101" office:value-type="string" calcext:value-type="string">
            <text:p>MUSHÊMETË</text:p>
          </table:table-cell>
          <table:table-cell table:style-name="ce106"/>
          <table:table-cell table:style-name="ce96"/>
          <table:table-cell table:style-name="ce106" office:value-type="string" calcext:value-type="string">
            <text:p>[muʃɛmɛtə]</text:p>
          </table:table-cell>
          <table:table-cell table:style-name="ce132"/>
          <table:table-cell table:style-name="ce155"/>
          <table:table-cell table:style-name="ce135"/>
          <table:table-cell table:number-columns-repeated="1013"/>
        </table:table-row>
        <table:table-row table:style-name="ro12">
          <table:table-cell/>
          <table:table-cell table:style-name="ce93"/>
          <table:table-cell table:style-name="ce99" office:value-type="string" calcext:value-type="string">
            <text:p>PYS</text:p>
            <text:p>PYES </text:p>
            <text:p>PYETJE </text:p>
            <text:p>problem BIZNIS</text:p>
            <text:p>Serbicisme : </text:p>
            <text:p>Pitanje </text:p>
            <text:p>Pitati </text:p>
          </table:table-cell>
          <table:table-cell table:style-name="ce106"/>
          <table:table-cell table:style-name="ce96" office:value-type="string" calcext:value-type="string">
            <text:p><text:span text:style-name="T195">KUÊSTJÔNÔJ</text:span><text:span text:style-name="T197"> </text:span><text:span text:style-name="T198">[qwɛstjɔnɔj]</text:span><text:span text:style-name="T197"> </text:span></text:p>
            <text:p>KUÊSTJÔNUARË [qwɛstjɔnuaɾə] </text:p>
            <text:p>KUÊSTJÔNIM [qwɛstjɔnim] </text:p>
            <text:p>KUÊSTJÔN [qwɛstjɔn]</text:p>
            <text:p>Prononciation des albanais romanisé de maggêduniɒ</text:p>
          </table:table-cell>
          <table:table-cell table:style-name="ce106"/>
          <table:table-cell table:style-name="ce96"/>
          <table:table-cell table:style-name="ce106"/>
          <table:table-cell table:style-name="ce132" office:value-type="string" calcext:value-type="string">
            <text:p>Interroger Question</text:p>
          </table:table-cell>
          <table:table-cell table:style-name="ce153" office:value-type="string" calcext:value-type="string">
            <text:p>Du latin</text:p>
            <text:p>QUESTIO </text:p>
            <text:p>[qwɛstjo] Etrosque </text:p>
            <text:p>[qwestjo] Roman</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ÇËSHTJE</text:span><text:span text:style-name="T201"> </text:span><text:span text:style-name="T202">[ʧəʃtjɛ]</text:span></text:p>
          </table:table-cell>
          <table:table-cell table:style-name="ce106"/>
          <table:table-cell table:style-name="ce93"/>
          <table:table-cell table:style-name="ce106"/>
          <table:table-cell table:style-name="ce132" office:value-type="string" calcext:value-type="string">
            <text:p>Investigation</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DYSHÔJ</text:span><text:span text:style-name="T201"> </text:span><text:span text:style-name="T202">[dyʃɔj]</text:span><text:span text:style-name="T201"> </text:span></text:p>
            <text:p>DYSHIM [dyʃim]</text:p>
          </table:table-cell>
          <table:table-cell table:style-name="ce106"/>
          <table:table-cell table:style-name="ce96"/>
          <table:table-cell table:style-name="ce106"/>
          <table:table-cell table:style-name="ce132" office:value-type="string" calcext:value-type="string">
            <text:p>Douteux, doute <text:s/>Doubtful, doubt </text:p>
          </table:table-cell>
          <table:table-cell table:style-name="ce155" office:value-type="string" calcext:value-type="string">
            <text:p> </text:p>
          </table:table-cell>
          <table:table-cell table:style-name="ce135"/>
          <table:table-cell table:number-columns-repeated="1013"/>
        </table:table-row>
        <table:table-row table:style-name="ro45">
          <table:table-cell/>
          <table:table-cell table:style-name="ce93"/>
          <table:table-cell table:style-name="ce100" office:value-type="string" calcext:value-type="string">
            <text:p>INVESTOJ</text:p>
          </table:table-cell>
          <table:table-cell table:style-name="ce106" office:value-type="string" calcext:value-type="string">
            <text:p>[investɔj]</text:p>
          </table:table-cell>
          <table:table-cell table:style-name="ce100" office:value-type="string" calcext:value-type="string">
            <text:p>INVESTÔJ</text:p>
          </table:table-cell>
          <table:table-cell table:style-name="ce106" office:value-type="string" calcext:value-type="string">
            <text:p>[inë‑vest·ɔj]</text:p>
          </table:table-cell>
          <table:table-cell table:style-name="ce96"/>
          <table:table-cell table:style-name="ce106"/>
          <table:table-cell table:style-name="ce132" office:value-type="string" calcext:value-type="string">
            <text:p>Investir Invest</text:p>
          </table:table-cell>
          <table:table-cell table:style-name="ce153" office:value-type="string" calcext:value-type="string">
            <text:p>Du latin</text:p>
            <text:p>INVESTIRE</text:p>
            <text:p>Entourer</text:p>
          </table:table-cell>
          <table:table-cell table:style-name="ce135"/>
          <table:table-cell table:number-columns-repeated="1013"/>
        </table:table-row>
        <table:table-row table:style-name="ro4">
          <table:table-cell/>
          <table:table-cell table:style-name="ce93"/>
          <table:table-cell table:style-name="ce101" office:value-type="string" calcext:value-type="string">
            <text:p>INVESTIM</text:p>
          </table:table-cell>
          <table:table-cell table:style-name="ce106" office:value-type="string" calcext:value-type="string">
            <text:p>[investim]</text:p>
          </table:table-cell>
          <table:table-cell table:style-name="ce101" office:value-type="string" calcext:value-type="string">
            <text:p>INVESTIM</text:p>
          </table:table-cell>
          <table:table-cell table:style-name="ce106" office:value-type="string" calcext:value-type="string">
            <text:p>[inë‑vest·im]</text:p>
          </table:table-cell>
          <table:table-cell table:style-name="ce96"/>
          <table:table-cell table:style-name="ce106"/>
          <table:table-cell table:style-name="ce132"/>
          <table:table-cell table:style-name="ce153"/>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INVESTIGÔJ</text:span><text:span text:style-name="T197"> </text:span><text:span text:style-name="T198">[investigɔj]</text:span><text:span text:style-name="T197"> </text:span></text:p>
            <text:p>INVESTIGIM [investigim]</text:p>
            <text:p>Prononciation d'albanie (D'abord falsifié par les anglo-allemands (après 1918) puis les soviets (après 1945), qui furent gagnant contre-eux)</text:p>
          </table:table-cell>
          <table:table-cell table:style-name="ce106"/>
          <table:table-cell table:style-name="ce96" office:value-type="string" calcext:value-type="string">
            <text:p><text:span text:style-name="T195">INVEZDIZÔJ</text:span><text:span text:style-name="T197"> </text:span><text:span text:style-name="T198">[invezdizɔj]</text:span><text:span text:style-name="T197"> </text:span></text:p>
            <text:p>INVEZDIZIM [invezdizim]</text:p>
            <text:p>Prononciation des albanais romanisé de maggêduniɒ</text:p>
          </table:table-cell>
          <table:table-cell table:style-name="ce106"/>
          <table:table-cell table:style-name="ce96"/>
          <table:table-cell table:style-name="ce106"/>
          <table:table-cell table:style-name="ce132" office:value-type="string" calcext:value-type="string">
            <text:p>Investigation</text:p>
          </table:table-cell>
          <table:table-cell table:style-name="ce153" office:value-type="string" calcext:value-type="string">
            <text:p>Du latin</text:p>
            <text:p>INVESTIGATIO</text:p>
          </table:table-cell>
          <table:table-cell table:style-name="ce135"/>
          <table:table-cell table:number-columns-repeated="1013"/>
        </table:table-row>
        <table:table-row table:style-name="ro46">
          <table:table-cell/>
          <table:table-cell table:style-name="ce93"/>
          <table:table-cell table:style-name="ce93" office:value-type="string" calcext:value-type="string">
            <text:p><text:span text:style-name="T195">FASUL </text:span><text:span text:style-name="T200">[investigɔj]</text:span></text:p>
            <text:p>Prononciation d'albanie</text:p>
          </table:table-cell>
          <table:table-cell table:style-name="ce106"/>
          <table:table-cell table:style-name="ce93" office:value-type="string" calcext:value-type="string">
            <text:p><text:span text:style-name="T195">PASUL</text:span><text:span text:style-name="T260"> </text:span><text:span text:style-name="T198">[pasul]</text:span></text:p>
            <text:p>Prononciation de maggêduniɒ</text:p>
          </table:table-cell>
          <table:table-cell table:style-name="ce106"/>
          <table:table-cell table:style-name="ce93"/>
          <table:table-cell table:style-name="ce106"/>
          <table:table-cell table:style-name="ce132" office:value-type="string" calcext:value-type="string">
            <text:p>Haricot</text:p>
          </table:table-cell>
          <table:table-cell table:style-name="ce160" office:value-type="string" calcext:value-type="string">
            <text:p><text:span text:style-name="T224">De l'orbi </text:span></text:p>
            <text:p>رَسُول </text:p>
            <text:p>[rasul]</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KONSTATIM</text:span><text:span text:style-name="T201"> </text:span><text:span text:style-name="T202">[qɔnstatim]</text:span><text:span text:style-name="T201"> </text:span></text:p>
            <text:p>KONSTATOJ [qɔnstatɔj]</text:p>
            <text:p>Prononciation d'Albanie</text:p>
          </table:table-cell>
          <table:table-cell table:style-name="ce106"/>
          <table:table-cell table:style-name="ce96" office:value-type="string" calcext:value-type="string">
            <text:p><text:span text:style-name="T195">GÄNSTATIM</text:span><text:span text:style-name="T197"> </text:span><text:span text:style-name="T198">[gɒnstatim]</text:span><text:span text:style-name="T197"> </text:span></text:p>
            <text:p>GÄNSTATÔJ [gɒnstatɔj]</text:p>
            <text:p>Prononciation des albanais romanisé de maggêduniɒ</text:p>
          </table:table-cell>
          <table:table-cell table:style-name="ce106"/>
          <table:table-cell table:style-name="ce96"/>
          <table:table-cell table:style-name="ce106"/>
          <table:table-cell table:style-name="ce132" office:value-type="string" calcext:value-type="string">
            <text:p>Constatation</text:p>
          </table:table-cell>
          <table:table-cell table:style-name="ce153" office:value-type="string" calcext:value-type="string">
            <text:p>Du latin</text:p>
            <text:p>CONSTATIO </text:p>
            <text:p>[gonstatio] Roman </text:p>
            <text:p>[qonstatio] Latin </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VËZHGIM</text:span><text:span text:style-name="T201"> </text:span><text:span text:style-name="T202">[vəʒgim]</text:span></text:p>
          </table:table-cell>
          <table:table-cell table:style-name="ce106"/>
          <table:table-cell table:style-name="ce93"/>
          <table:table-cell table:style-name="ce106"/>
          <table:table-cell table:style-name="ce132" office:value-type="string" calcext:value-type="string">
            <text:p>Observation</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table:table-cell table:style-name="ce106"/>
          <table:table-cell table:style-name="ce93" office:value-type="string" calcext:value-type="string">
            <text:p><text:span text:style-name="T193">VREJTJE</text:span><text:span text:style-name="T201"> </text:span><text:span text:style-name="T202">[vɛjtjɛ]</text:span></text:p>
          </table:table-cell>
          <table:table-cell table:style-name="ce106"/>
          <table:table-cell table:style-name="ce93"/>
          <table:table-cell table:style-name="ce106"/>
          <table:table-cell table:style-name="ce132" office:value-type="string" calcext:value-type="string">
            <text:p>Remarque Remark</text:p>
          </table:table-cell>
          <table:table-cell table:style-name="ce155" office:value-type="string" calcext:value-type="string">
            <text:p> </text:p>
          </table:table-cell>
          <table:table-cell table:style-name="ce135"/>
          <table:table-cell table:number-columns-repeated="1013"/>
        </table:table-row>
        <table:table-row table:style-name="ro7">
          <table:table-cell/>
          <table:table-cell table:style-name="ce93"/>
          <table:table-cell table:style-name="ce96" office:value-type="string" calcext:value-type="string">
            <text:p><text:span text:style-name="T193">A DES</text:span><text:span text:style-name="T201"> </text:span><text:span text:style-name="T202">[a dɛs]</text:span><text:span text:style-name="T201"> </text:span></text:p>
            <text:p>A DEKE [a deqɛ] </text:p>
            <text:p><text:span text:style-name="T195">DEKA [</text:span><text:span text:style-name="T197">d</text:span><text:span text:style-name="T198">ɛqa] </text:span></text:p>
            <text:p>DEKI [dɛqi] </text:p>
            <text:p>DEKIN [dɛqin]</text:p>
            <text:p>Prononciation des albanais de maggêduniɒ</text:p>
            <text:p>A DESK [a dɛsq] </text:p>
            <text:p>A DESKÊ [a desqɛ] </text:p>
            <text:p>DÊSKA [dɛsqa] </text:p>
            <text:p>DÊSKI [dɛsqi] </text:p>
            <text:p>DÊSKIN [dɛsqin]</text:p>
            <text:p>Prononciation des albanais de maggêduniɒ corrigé</text:p>
          </table:table-cell>
          <table:table-cell table:style-name="ce106"/>
          <table:table-cell table:style-name="ce96" office:value-type="string" calcext:value-type="string">
            <text:p><text:span text:style-name="T195">A VËDES</text:span><text:span text:style-name="T197"> </text:span><text:span text:style-name="T198">[a vədɛs]</text:span><text:span text:style-name="T197"> </text:span><text:span text:style-name="T281">VDES</text:span><text:span text:style-name="T197"> </text:span></text:p>
            <text:p>A VËDEKE [a vədeqɛ] VDEKE </text:p>
            <text:p><text:span text:style-name="T195">VËDEKA [</text:span><text:span text:style-name="T197">v</text:span><text:span text:style-name="T198">ədɛqa]VD</text:span><text:span text:style-name="T197">EK</text:span><text:span text:style-name="T205">A </text:span></text:p>
            <text:p>VËDEKI [vədɛqi]VDEKI </text:p>
            <text:p>VËDEKIN [vədɛqin] VDEKIN</text:p>
            <text:p>Prononciation d'albanie</text:p>
            <text:p>A VADESK [a dɛsq] </text:p>
            <text:p>A VADESKÊ [a desqɛ] </text:p>
            <text:p>VADÊSKA [dɛsqa] </text:p>
            <text:p>VADÊSKI [dɛsqi] </text:p>
            <text:p>VADÊSKIN [dɛsqin]</text:p>
            <text:p>Prononciation d'albanie corrigé</text:p>
          </table:table-cell>
          <table:table-cell table:style-name="ce106"/>
          <table:table-cell table:style-name="ce96"/>
          <table:table-cell table:style-name="ce106"/>
          <table:table-cell table:style-name="ce132" office:value-type="string" calcext:value-type="string">
            <text:p>Meurt</text:p>
            <text:p>Die</text:p>
            <text:p> </text:p>
          </table:table-cell>
          <table:table-cell table:style-name="ce152" office:value-type="string" calcext:value-type="string">
            <text:p><text:span text:style-name="T314">Du latin </text:span></text:p>
            <text:p>DECESSVS </text:p>
            <text:p>[dɛgɛsus] Roman </text:p>
            <text:p>[dɛqɛsus] Latin </text:p>
            <text:p>דֶשׂ</text:p>
            <text:p>Devié du Cregellêniqarumêni </text:p>
            <text:p>ΑΔΗΣ </text:p>
            <text:p>άδης</text:p>
          </table:table-cell>
          <table:table-cell table:style-name="ce135"/>
          <table:table-cell table:number-columns-repeated="1013"/>
        </table:table-row>
        <table:table-row table:style-name="ro47">
          <table:table-cell/>
          <table:table-cell table:style-name="ce93"/>
          <table:table-cell table:style-name="ce96" office:value-type="string" calcext:value-type="string">
            <text:p><text:span text:style-name="T195">DEKJE</text:span><text:span text:style-name="T197"> </text:span><text:span text:style-name="T198">[deqjɛ]</text:span><text:span text:style-name="T197"> </text:span></text:p>
            <text:p>DEKJA [deqja] </text:p>
            <text:p><text:span text:style-name="T195">DEKJEPR</text:span><text:span text:style-name="T200">URËS [və</text:span><text:span text:style-name="T197">de</text:span><text:span text:style-name="T205">qpɾuɾə</text:span><text:span text:style-name="T197">s</text:span><text:span text:style-name="T198">] </text:span></text:p>
            <text:p>DESHMËRI [dɛʃməɾi]</text:p>
            <text:p>Prononciation des albanais de maggêduniɒ</text:p>
            <text:p>DESKJÊ [desqjɛ] </text:p>
            <text:p>DESKJA [desqja] </text:p>
            <text:p>DESKJEPRURËS [desqpɾuɾəs] </text:p>
            <text:p>DESHMËRI [dɛʃməɾi]</text:p>
            <text:p>Prononciation des albanais de maggêduniɒ corrigé</text:p>
          </table:table-cell>
          <table:table-cell table:style-name="ce106"/>
          <table:table-cell table:style-name="ce96" office:value-type="string" calcext:value-type="string">
            <text:p><text:span text:style-name="T195">VËDEKJE </text:span><text:span text:style-name="T200">[vədeqjɛ]</text:span><text:span text:style-name="T197"> </text:span><text:span text:style-name="T281">VDEKJE</text:span><text:span text:style-name="T197"> </text:span></text:p>
            <text:p>VËDEKJA [vədeqja] VDEKJA </text:p>
            <text:p><text:span text:style-name="T195">VËDEKJEPR</text:span><text:span text:style-name="T200">URËS [vəde</text:span><text:span text:style-name="T197">qp</text:span><text:span text:style-name="T205">ɾuɾəs] V</text:span><text:span text:style-name="T197">D</text:span><text:span text:style-name="T198">EKJEPRURËS</text:span><text:span text:style-name="T197"> </text:span></text:p>
            <text:p>VËDEKSHMËRI [vədɛqʃməɾi] VDEKJEPRURËS</text:p>
            <text:p>Prononciation d'albanie</text:p>
            <text:p>VADESKJÊ [vadesqjɛ] </text:p>
            <text:p>VADESKJA [vadesqja] </text:p>
            <text:p>VADESKJEPRURËS [vadesqpɾuɾəs] </text:p>
            <text:p>VADESKSHMËRI [vədɛsqʃməɾi]</text:p>
            <text:p>Prononciation d'albanie corrigé</text:p>
          </table:table-cell>
          <table:table-cell table:style-name="ce106"/>
          <table:table-cell table:style-name="ce96"/>
          <table:table-cell table:style-name="ce106"/>
          <table:table-cell table:style-name="ce132" office:value-type="string" calcext:value-type="string">
            <text:p>Décés </text:p>
            <text:p>Decease </text:p>
            <text:p>La Mort </text:p>
            <text:p>The Dead</text:p>
          </table:table-cell>
          <table:table-cell table:style-name="ce152" office:value-type="string" calcext:value-type="string">
            <text:p><text:span text:style-name="T224">Du latin </text:span></text:p>
            <text:p>DECESSVS </text:p>
            <text:p>[dɛgɛsus] Roman </text:p>
            <text:p>[dɛqɛsus] Latin </text:p>
            <text:p>דֶשׂ</text:p>
            <text:p>Devié du Cregellêniqarumêni </text:p>
            <text:p>ΑΔΗΣ [adɛs] </text:p>
            <text:p>άδης [adis]</text:p>
          </table:table-cell>
          <table:table-cell table:style-name="ce135"/>
          <table:table-cell table:number-columns-repeated="1013"/>
        </table:table-row>
        <table:table-row table:style-name="ro25">
          <table:table-cell/>
          <table:table-cell table:style-name="ce93"/>
          <table:table-cell table:style-name="ce96" office:value-type="string" calcext:value-type="string">
            <text:p><text:span text:style-name="T195">DEKT </text:span><text:span text:style-name="T200">[dɛqt]</text:span><text:span text:style-name="T197"> </text:span></text:p>
            <text:p>DEKTAT [deqtat] </text:p>
            <text:p><text:span text:style-name="T195">DEKUR</text:span><text:span text:style-name="T197"> </text:span><text:span text:style-name="T198">[dequɾ]</text:span></text:p>
            <text:p>Prononciation des albanais de maggêduniɒ</text:p>
            <text:p>DESKT [dɛsqət] </text:p>
            <text:p>DESKTAT [desqtat] </text:p>
            <text:p>DESKUR [desquɾ]</text:p>
            <text:p>Prononciation des albanais de maggêduniɒ corrigé</text:p>
          </table:table-cell>
          <table:table-cell table:style-name="ce106"/>
          <table:table-cell table:style-name="ce96" office:value-type="string" calcext:value-type="string">
            <text:p><text:span text:style-name="T195">VËDÊKT</text:span><text:span text:style-name="T197"> </text:span><text:span text:style-name="T198">[vədɛqt]</text:span><text:span text:style-name="T197"> </text:span><text:span text:style-name="T281">VDEKT</text:span><text:span text:style-name="T197"> </text:span></text:p>
            <text:p>VËDÊKTAT [vədeqtat] VDEKTAT </text:p>
            <text:p><text:span text:style-name="T195">VËDEKUR</text:span><text:span text:style-name="T197"> </text:span><text:span text:style-name="T198">[vədequɾ] </text:span><text:span text:style-name="T197">VD</text:span><text:span text:style-name="T205">EKUR</text:span></text:p>
            <text:p>Prononciation d'albanie</text:p>
            <text:p>VADESKT [vadɛsqət] </text:p>
            <text:p>VADESKTAT [vadesqtat] </text:p>
            <text:p>VADESKUR [vadesquɾ]</text:p>
            <text:p>Prononciation d'albanie corrigé</text:p>
            <text:p> </text:p>
          </table:table-cell>
          <table:table-cell table:style-name="ce106"/>
          <table:table-cell table:style-name="ce96"/>
          <table:table-cell table:style-name="ce106"/>
          <table:table-cell table:style-name="ce133" office:value-type="string" calcext:value-type="string">
            <text:p>Mort</text:p>
            <text:p>Dead </text:p>
            <text:p>Les morts </text:p>
            <text:p>The deads </text:p>
            <text:p>décédé </text:p>
            <text:p>deceased</text:p>
          </table:table-cell>
          <table:table-cell table:style-name="ce152" office:value-type="string" calcext:value-type="string">
            <text:p><text:span text:style-name="T224">Du latin </text:span></text:p>
            <text:p>DECESSVS </text:p>
            <text:p>[dɛgɛsus] Roman </text:p>
            <text:p>[dɛqɛsus] Latin </text:p>
            <text:p>דֶשׂ</text:p>
            <text:p>Devié du Cregellêniqarumêni </text:p>
            <text:p>ΑΔΗΣ [adɛs] </text:p>
            <text:p>άδης [adis]</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5">DIQ</text:span><text:span text:style-name="T197"> </text:span><text:span text:style-name="T198">[diʧ]</text:span><text:span text:style-name="T197"> </text:span></text:p>
            <text:p>DIQA [diʧa] </text:p>
            <text:p>DIQIN [diʧin]</text:p>
            <text:p>Prononciation des albanais de maggêduniɒ</text:p>
          </table:table-cell>
          <table:table-cell table:style-name="ce106"/>
          <table:table-cell table:style-name="ce96" office:value-type="string" calcext:value-type="string">
            <text:p><text:span text:style-name="T195">VËDIQ </text:span><text:span text:style-name="T200">[vədiqa / vədiʧ]</text:span><text:span text:style-name="T281">VDIQ</text:span><text:span text:style-name="T205"> </text:span></text:p>
            <text:p>VËDIQA [vədiqa / vədiʧa] VDIQA </text:p>
            <text:p>VËDIQIN [vədiqin / vədiʧin] VDIQIN</text:p>
            <text:p>Prononciation d'albanie</text:p>
          </table:table-cell>
          <table:table-cell table:style-name="ce106"/>
          <table:table-cell table:style-name="ce96"/>
          <table:table-cell table:style-name="ce106"/>
          <table:table-cell table:style-name="ce132" office:value-type="string" calcext:value-type="string">
            <text:p>Mourrir <text:s/>Died</text:p>
          </table:table-cell>
          <table:table-cell table:style-name="ce152" office:value-type="string" calcext:value-type="string">
            <text:p><text:span text:style-name="T224">Du latin </text:span></text:p>
            <text:p>DECESSVS </text:p>
            <text:p>[dɛgɛsus] Roman </text:p>
            <text:p>[dɛqɛsus] Latin </text:p>
            <text:p>דֶשׂ</text:p>
          </table:table-cell>
          <table:table-cell table:style-name="ce135"/>
          <table:table-cell table:number-columns-repeated="1013"/>
        </table:table-row>
        <table:table-row table:style-name="ro15">
          <table:table-cell/>
          <table:table-cell table:style-name="ce93"/>
          <table:table-cell table:style-name="ce94" office:value-type="string" calcext:value-type="string">
            <text:p> </text:p>
          </table:table-cell>
          <table:table-cell table:style-name="ce106"/>
          <table:table-cell table:style-name="ce96" office:value-type="string" calcext:value-type="string">
            <text:p><text:span text:style-name="T193">CÔF</text:span><text:span text:style-name="T201"> </text:span><text:span text:style-name="T202">[ʦɔf]</text:span><text:span text:style-name="T201"> </text:span></text:p>
            <text:p>CÔFI [ʦɔfi </text:p>
            <text:p>CÔFNI [ʦɔfni] </text:p>
            <text:p>CÔFTË [ʦɔftə]</text:p>
          </table:table-cell>
          <table:table-cell table:style-name="ce106"/>
          <table:table-cell table:style-name="ce96"/>
          <table:table-cell table:style-name="ce106"/>
          <table:table-cell table:style-name="ce132" office:value-type="string" calcext:value-type="string">
            <text:p>Creve</text:p>
          </table:table-cell>
          <table:table-cell table:style-name="ce154" office:value-type="string" calcext:value-type="string">
            <text:p><text:span text:style-name="T216">צוֹףּ</text:span><text:span text:style-name="T217"> </text:span></text:p>
            <text:p>סוֹפִי תִסוּף</text:p>
          </table:table-cell>
          <table:table-cell table:style-name="ce135"/>
          <table:table-cell table:number-columns-repeated="1013"/>
        </table:table-row>
        <table:table-row table:style-name="ro5">
          <table:table-cell/>
          <table:table-cell table:style-name="ce93"/>
          <table:table-cell table:style-name="ce94" office:value-type="string" calcext:value-type="string">
            <text:p> </text:p>
          </table:table-cell>
          <table:table-cell table:style-name="ce106"/>
          <table:table-cell table:style-name="ce108" office:value-type="string" calcext:value-type="string">
            <text:p><text:span text:style-name="T193">LUGAT</text:span><text:span text:style-name="T210"> </text:span></text:p>
            <text:p>LLUGAT</text:p>
          </table:table-cell>
          <table:table-cell table:style-name="ce106"/>
          <table:table-cell table:style-name="ce108"/>
          <table:table-cell table:style-name="ce106"/>
          <table:table-cell table:style-name="ce132" office:value-type="string" calcext:value-type="string">
            <text:p>Zombie Zombie</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VÄMPIR</text:span><text:span text:style-name="T201"> </text:span><text:span text:style-name="T202">[vɑmpiɾat]</text:span><text:span text:style-name="T201"> </text:span></text:p>
            <text:p>VÄMPIRAT [vɑmpiɾat]</text:p>
            <text:p>Prononciation d'Albanie</text:p>
          </table:table-cell>
          <table:table-cell table:style-name="ce106"/>
          <table:table-cell table:style-name="ce96" office:value-type="string" calcext:value-type="string">
            <text:p><text:span text:style-name="T195">VÃMPIR</text:span><text:span text:style-name="T197"> </text:span><text:span text:style-name="T198">[vɑ̃mpiɾ]</text:span><text:span text:style-name="T197"> </text:span></text:p>
            <text:p>VÃMPIRAT [vɑ̃mpiɾat]</text:p>
            <text:p>Prononciation des albanais de maggêduniɒ</text:p>
          </table:table-cell>
          <table:table-cell table:style-name="ce106"/>
          <table:table-cell table:style-name="ce96"/>
          <table:table-cell table:style-name="ce106"/>
          <table:table-cell table:style-name="ce132" office:value-type="string" calcext:value-type="string">
            <text:p>Vampire Vampire</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3">XHÄRPËR</text:span><text:span text:style-name="T201"> </text:span><text:span text:style-name="T202">[ʤɒrpər]</text:span></text:p>
            <text:p>Prononciation des albanais de maggêduniɒ</text:p>
          </table:table-cell>
          <table:table-cell table:style-name="ce106"/>
          <table:table-cell table:style-name="ce103" office:value-type="string" calcext:value-type="string">
            <text:p><text:span text:style-name="T195">GJÄRPËN</text:span><text:span text:style-name="T197"> </text:span><text:span text:style-name="T198">[ɟɑrpər]</text:span></text:p>
            <text:p>Prononciation d'Albanie</text:p>
          </table:table-cell>
          <table:table-cell table:style-name="ce106"/>
          <table:table-cell table:style-name="ce103"/>
          <table:table-cell table:style-name="ce106"/>
          <table:table-cell table:style-name="ce132" office:value-type="string" calcext:value-type="string">
            <text:p>Serpent Snake</text:p>
          </table:table-cell>
          <table:table-cell table:style-name="ce155" office:value-type="string" calcext:value-type="string">
            <text:p>Racine Inconnus</text:p>
          </table:table-cell>
          <table:table-cell table:style-name="ce135"/>
          <table:table-cell table:number-columns-repeated="1013"/>
        </table:table-row>
        <table:table-row table:style-name="ro16">
          <table:table-cell/>
          <table:table-cell table:style-name="ce93"/>
          <table:table-cell table:style-name="ce93" office:value-type="string" calcext:value-type="string">
            <text:p><text:span text:style-name="T195">ULK </text:span><text:span text:style-name="T200">[ulq]</text:span></text:p>
            <text:p>Prononciation d'albanie (déviation de LYK) </text:p>
            <text:p><text:span text:style-name="T195">UJKU</text:span><text:span text:style-name="T197"> </text:span><text:span text:style-name="T198">[ujqu]</text:span></text:p>
            <text:p>Prononciation des gothovär</text:p>
          </table:table-cell>
          <table:table-cell table:style-name="ce106"/>
          <table:table-cell table:style-name="ce93" office:value-type="string" calcext:value-type="string">
            <text:p><text:span text:style-name="T195">UKI</text:span><text:span text:style-name="T197"> </text:span><text:span text:style-name="T198">[uqi]</text:span></text:p>
            <text:p>Prononciation des albanais romanisé &amp; ellênisé de maggêduniɒ </text:p>
            <text:p><text:span text:style-name="T195">LUKI</text:span><text:span text:style-name="T197"> </text:span><text:span text:style-name="T198">[luqi]</text:span></text:p>
            <text:p>Prononciation corrigé</text:p>
          </table:table-cell>
          <table:table-cell table:style-name="ce106"/>
          <table:table-cell table:style-name="ce93"/>
          <table:table-cell table:style-name="ce106"/>
          <table:table-cell table:style-name="ce132" office:value-type="string" calcext:value-type="string">
            <text:p>Loup</text:p>
          </table:table-cell>
          <table:table-cell table:style-name="ce153" office:value-type="string" calcext:value-type="string">
            <text:p>Du Ellên</text:p>
            <text:p>ΛΥΚΟΣ </text:p>
            <text:p>λύκος</text:p>
            <text:p>Du latin </text:p>
            <text:p>LVPVS </text:p>
            <text:p>[lɔpɔs] Etrosque </text:p>
            <text:p>[lupus] Latin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5">DIEL</text:span><text:span text:style-name="T197"> </text:span><text:span text:style-name="T198">[diɛl]</text:span></text:p>
          </table:table-cell>
          <table:table-cell table:style-name="ce106"/>
          <table:table-cell table:style-name="ce96" office:value-type="string" calcext:value-type="string">
            <text:p><text:span text:style-name="T195">DILI</text:span><text:span text:style-name="T197"> </text:span><text:span text:style-name="T198">[dili]</text:span><text:span text:style-name="T197"> ou </text:span><text:span text:style-name="T205">DILË</text:span><text:span text:style-name="T197"> </text:span><text:span text:style-name="T198">[dilə]</text:span></text:p>
            <text:p>(comme dans le prénom Dilaver ou Fadil)</text:p>
          </table:table-cell>
          <table:table-cell table:style-name="ce106"/>
          <table:table-cell table:style-name="ce96"/>
          <table:table-cell table:style-name="ce106"/>
          <table:table-cell table:style-name="ce132" office:value-type="string" calcext:value-type="string">
            <text:p>Soleil</text:p>
          </table:table-cell>
          <table:table-cell table:style-name="ce154" office:value-type="string" calcext:value-type="string">
            <text:p><text:span text:style-name="T216">דיאל</text:span><text:span text:style-name="T217"> </text:span></text:p>
            <text:p>דילי</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SHQIPËRI</text:span><text:span text:style-name="T197"> </text:span><text:span text:style-name="T198">[ʃqipəri]</text:span><text:span text:style-name="T197"> </text:span></text:p>
            <text:p>SHQIPËRIA [ʃʨipərija]</text:p>
            <text:p>Prononciation Shqip </text:p>
            <text:p>SQPR S.P.Q.R</text:p>
          </table:table-cell>
          <table:table-cell table:style-name="ce106"/>
          <table:table-cell table:style-name="ce96" office:value-type="string" calcext:value-type="string">
            <text:p><text:span text:style-name="T195">SHQIPRI </text:span><text:span text:style-name="T200">[SQiPRi]</text:span><text:span text:style-name="T197"> </text:span></text:p>
            <text:p>SHQIPRIJA [ʃqiprija]</text:p>
            <text:p>Prononciation corrigé</text:p>
            <text:p>SQPR S.P.Q.R</text:p>
          </table:table-cell>
          <table:table-cell table:style-name="ce106"/>
          <table:table-cell table:style-name="ce96"/>
          <table:table-cell table:style-name="ce106"/>
          <table:table-cell table:style-name="ce132" office:value-type="string" calcext:value-type="string">
            <text:p>Albanie Albania</text:p>
          </table:table-cell>
          <table:table-cell table:style-name="ce163" office:value-type="string" calcext:value-type="string">
            <text:p><text:span text:style-name="T224">Les Italiens disent Sqiptar </text:span></text:p>
            <text:p>יהַ : Lorddess </text:p>
            <text:p>CAIA GAIA </text:p>
            <text:p>ϘΑΙΑΣ ΓΑΙΑΣ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5">SHQIPONJE</text:span><text:span text:style-name="T197"> </text:span><text:span text:style-name="T198">[ʃʨipɔnjɛ]</text:span></text:p>
            <text:p>Prononciation d'Albanie </text:p>
          </table:table-cell>
          <table:table-cell table:style-name="ce106"/>
          <table:table-cell table:style-name="ce108" office:value-type="string" calcext:value-type="string">
            <text:p><text:span text:style-name="T195">SHQIPÄNJE </text:span><text:span text:style-name="T200">[ʃʧipɒnjɛ]</text:span></text:p>
            <text:p>Prononciation de maggêduniɒ</text:p>
            <text:p><text:span text:style-name="T195">SHQIPÄNJE </text:span><text:span text:style-name="T200">[ʃʨipɑnjɛ]</text:span></text:p>
            <text:p>Prononciation du Kosova</text:p>
          </table:table-cell>
          <table:table-cell table:style-name="ce106"/>
          <table:table-cell table:style-name="ce108"/>
          <table:table-cell table:style-name="ce106"/>
          <table:table-cell table:style-name="ce132" office:value-type="string" calcext:value-type="string">
            <text:p>Albanie Albania</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TIRANA </text:span><text:span text:style-name="T210">[tiɾana]</text:span><text:span text:style-name="T201"> </text:span></text:p>
            <text:p>TIRÄNË [tiɾɒnə]</text:p>
            <text:p>Prononciation international</text:p>
          </table:table-cell>
          <table:table-cell table:style-name="ce106"/>
          <table:table-cell table:style-name="ce96"/>
          <table:table-cell table:style-name="ce106"/>
          <table:table-cell table:style-name="ce132" office:value-type="string" calcext:value-type="string">
            <text:p>Tirana Tirana</text:p>
          </table:table-cell>
          <table:table-cell table:style-name="ce155" office:value-type="string" calcext:value-type="string">
            <text:p>Racine</text:p>
            <text:p>THERANDA </text:p>
            <text:p>TIRKAN</text:p>
            <text:p>Founded in 1.614 </text:p>
          </table:table-cell>
          <table:table-cell table:style-name="ce135"/>
          <table:table-cell table:number-columns-repeated="1013"/>
        </table:table-row>
        <table:table-row table:style-name="ro26">
          <table:table-cell/>
          <table:table-cell table:style-name="ce93"/>
          <table:table-cell table:style-name="ce93" office:value-type="string" calcext:value-type="string">
            <text:p><text:span text:style-name="T195">TIRAN</text:span><text:span text:style-name="T197"> </text:span><text:span text:style-name="T198">[tiɾan]</text:span></text:p>
            <text:p>Prononciation d'albanie</text:p>
          </table:table-cell>
          <table:table-cell table:style-name="ce106"/>
          <table:table-cell table:style-name="ce108" office:value-type="string" calcext:value-type="string">
            <text:p><text:span text:style-name="T195">TYRAN </text:span><text:span text:style-name="T200">[tyɾan]</text:span></text:p>
            <text:p>Prononciation corrigé</text:p>
          </table:table-cell>
          <table:table-cell table:style-name="ce106"/>
          <table:table-cell table:style-name="ce108"/>
          <table:table-cell table:style-name="ce106"/>
          <table:table-cell table:style-name="ce132" office:value-type="string" calcext:value-type="string">
            <text:p>Tyran Tyrant</text:p>
          </table:table-cell>
          <table:table-cell table:style-name="ce155" office:value-type="string" calcext:value-type="string">
            <text:p>Du latin</text:p>
            <text:p>TYRANNVS</text:p>
            <text:p>Du Ellên </text:p>
            <text:p>ΤΥΡΑΝΝΟΣ </text:p>
            <text:p>τύραννος </text:p>
            <text:p>ουρανός </text:p>
          </table:table-cell>
          <table:table-cell table:style-name="ce135"/>
          <table:table-cell table:number-columns-repeated="1013"/>
        </table:table-row>
        <table:table-row table:style-name="ro37">
          <table:table-cell/>
          <table:table-cell table:style-name="ce93"/>
          <table:table-cell table:style-name="ce99" office:value-type="string" calcext:value-type="string">
            <text:p> </text:p>
          </table:table-cell>
          <table:table-cell table:style-name="ce106"/>
          <table:table-cell table:style-name="ce108" office:value-type="string" calcext:value-type="string">
            <text:p><text:span text:style-name="T193">DESPOT </text:span><text:span text:style-name="T210">[despot]</text:span></text:p>
          </table:table-cell>
          <table:table-cell table:style-name="ce106"/>
          <table:table-cell table:style-name="ce108"/>
          <table:table-cell table:style-name="ce106"/>
          <table:table-cell table:style-name="ce132" office:value-type="string" calcext:value-type="string">
            <text:p>Despote</text:p>
            <text:p>Despot</text:p>
            <text:p>Despotes</text:p>
          </table:table-cell>
          <table:table-cell table:style-name="ce155" office:value-type="string" calcext:value-type="string">
            <text:p>Imperator Byzantin ou Romani </text:p>
            <text:p>Du Ellên : Maître </text:p>
            <text:p>ΔΕΣΠΟΤΗΣ </text:p>
            <text:p>δεσπότης</text:p>
          </table:table-cell>
          <table:table-cell table:style-name="ce135"/>
          <table:table-cell table:number-columns-repeated="1013"/>
        </table:table-row>
        <table:table-row table:style-name="ro17">
          <table:table-cell/>
          <table:table-cell table:style-name="ce93"/>
          <table:table-cell table:style-name="ce93" office:value-type="string" calcext:value-type="string">
            <text:p><text:span text:style-name="T195">DIKTATÔR </text:span><text:span text:style-name="T200">[diqtatɔr]</text:span></text:p>
          </table:table-cell>
          <table:table-cell table:style-name="ce106"/>
          <table:table-cell table:style-name="ce108" office:value-type="string" calcext:value-type="string">
            <text:p><text:span text:style-name="T195">DIGTATÔR </text:span><text:span text:style-name="T200">[digtatɔr]</text:span></text:p>
            <text:p>L.O.L : dis que ta tord</text:p>
          </table:table-cell>
          <table:table-cell table:style-name="ce106"/>
          <table:table-cell table:style-name="ce108"/>
          <table:table-cell table:style-name="ce106"/>
          <table:table-cell table:style-name="ce132" office:value-type="string" calcext:value-type="string">
            <text:p>Dictateur Despot</text:p>
          </table:table-cell>
          <table:table-cell table:style-name="ce153" office:value-type="string" calcext:value-type="string">
            <text:p>Du latin</text:p>
            <text:p>DICTARE </text:p>
            <text:p>[digtarɛ / diqtarɛ]</text:p>
            <text:p>Magistrat Suprême</text:p>
            <text:p>Du Ellên </text:p>
            <text:p>ΔΙϞΤΑΤΟΡΑΣ </text:p>
            <text:p>δικτάτορας </text:p>
          </table:table-cell>
          <table:table-cell table:style-name="ce135"/>
          <table:table-cell table:number-columns-repeated="1013"/>
        </table:table-row>
        <table:table-row table:style-name="ro48">
          <table:table-cell/>
          <table:table-cell table:style-name="ce93"/>
          <table:table-cell table:style-name="ce92" office:value-type="string" calcext:value-type="string">
            <text:p><text:span text:style-name="T195">PRISHTINA</text:span><text:span text:style-name="T197"> </text:span><text:span text:style-name="T198">[priʃtina]</text:span><text:span text:style-name="T197"> </text:span></text:p>
            <text:p><text:span text:style-name="T184">PRISH</text:span><text:span text:style-name="T195">TINË [p</text:span><text:span text:style-name="T197">r</text:span><text:span text:style-name="T198">iʃtinə] </text:span></text:p>
            <text:p><text:span text:style-name="T224">ڡريشتينه </text:span></text:p>
            <text:p>פרישטינה</text:p>
            <text:p>PRISHTINALIS [priʃtinalis] </text:p>
            <text:p>PRISHTINAS [priʃtinas]</text:p>
            <text:p>Prononciation international </text:p>
            <text:p>(רַשׁ Rash : pauvre) </text:p>
            <text:p>(עשיר Osir : Pareli, Pasunik)</text:p>
          </table:table-cell>
          <table:table-cell table:style-name="ce106"/>
          <table:table-cell table:style-name="ce92" office:value-type="string" calcext:value-type="string">
            <text:p><text:span text:style-name="T195">PRISHTHINA </text:span><text:span text:style-name="T200">[fristina]</text:span><text:span text:style-name="T197"> </text:span></text:p>
            <text:p><text:span text:style-name="T218">PRISH</text:span><text:span text:style-name="T195">THINË [f</text:span><text:span text:style-name="T197">r</text:span><text:span text:style-name="T198">istinə] </text:span></text:p>
            <text:p>فريستينه</text:p>
            <text:p>PRISHTHINALIS [fristinalis] </text:p>
            <text:p>PRISHTHINAS [fristinas]</text:p>
            <text:p>Prononciation corrigé</text:p>
            <text:p>Car sinon Prishtinë signife : pourris</text:p>
            <text:p>פרִאשׂתינה</text:p>
          </table:table-cell>
          <table:table-cell table:style-name="ce106"/>
          <table:table-cell table:style-name="ce92"/>
          <table:table-cell table:style-name="ce106"/>
          <table:table-cell table:style-name="ce139" office:value-type="string" calcext:value-type="string">
            <text:p>Prishtina</text:p>
            <text:p><text:span text:style-name="T195">Pristin</text:span><text:span text:style-name="T197">a</text:span></text:p>
            <text:p>VLPÏANA </text:p>
            <text:p>LIPLJAN</text:p>
          </table:table-cell>
          <table:table-cell table:style-name="ce164" office:value-type="string" calcext:value-type="string">
            <text:p>Приштина</text:p>
            <text:p>Приштинци </text:p>
            <text:p>Приштињани</text:p>
            <text:p>Priština </text:p>
            <text:p>Prištinci </text:p>
            <text:p>Prištinjani</text:p>
          </table:table-cell>
          <table:table-cell table:style-name="ce135"/>
          <table:table-cell table:number-columns-repeated="1013"/>
        </table:table-row>
        <table:table-row table:style-name="ro49">
          <table:table-cell/>
          <table:table-cell table:style-name="ce93"/>
          <table:table-cell table:style-name="ce92" office:value-type="string" calcext:value-type="string">
            <text:p><text:span text:style-name="T195">P</text:span><text:span text:style-name="T196">RISH</text:span><text:span text:style-name="T195">TA</text:span><text:span text:style-name="T197"> </text:span><text:span text:style-name="T198">[priʃtina]</text:span><text:span text:style-name="T197"> </text:span></text:p>
            <text:p><text:span text:style-name="T224">PRISHTË [priʃtinə] </text:span></text:p>
            <text:p>PRISHUR [priʃur]</text:p>
            <text:p>Pourris → Prris → Prista → Prişta </text:p>
            <text:p>פֻרּישׂ ← פרּישׂ ← פרּישׂטַ ← פרּישׁטַ</text:p>
          </table:table-cell>
          <table:table-cell table:style-name="ce106"/>
          <table:table-cell table:style-name="ce96" office:value-type="string" calcext:value-type="string">
            <text:p><text:span text:style-name="T195">PI</text:span><text:span text:style-name="T199">RIS</text:span><text:span text:style-name="T195">TA</text:span><text:span text:style-name="T197"> </text:span><text:span text:style-name="T198">[pirista]</text:span><text:span text:style-name="T197"> </text:span></text:p>
            <text:p>PIRISTË [piristə] </text:p>
            <text:p>PIRISUR [pirisur]</text:p>
            <text:p>Prononciation corrigé</text:p>
          </table:table-cell>
          <table:table-cell table:style-name="ce106"/>
          <table:table-cell table:style-name="ce96"/>
          <table:table-cell table:style-name="ce106"/>
          <table:table-cell table:style-name="ce132" office:value-type="string" calcext:value-type="string">
            <text:p>Pourris Rotten</text:p>
          </table:table-cell>
          <table:table-cell table:style-name="ce153" office:value-type="string" calcext:value-type="string">
            <text:p>Du latin</text:p>
            <text:p>PVTRIRE </text:p>
            <text:p>[putrire] Roman</text:p>
            <text:p>parfait(e) ; immaculé(e) ; pure </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KÔRUPTÔJ</text:span><text:span text:style-name="T201"> </text:span><text:span text:style-name="T202">[qɔɾuptɔj]</text:span><text:span text:style-name="T201"> </text:span></text:p>
            <text:p>KÔRUPTUM [qɔɾuptum]</text:p>
            <text:p>Prononciation d'albanie </text:p>
            <text:p> </text:p>
          </table:table-cell>
          <table:table-cell table:style-name="ce106"/>
          <table:table-cell table:style-name="ce96" office:value-type="string" calcext:value-type="string">
            <text:p><text:span text:style-name="T193">GÔRRUPTÔJ</text:span><text:span text:style-name="T201"> </text:span><text:span text:style-name="T202">[gɔruptɔj]</text:span><text:span text:style-name="T201"> </text:span></text:p>
            <text:p>GÔRRUPTUM [gɔruptum]</text:p>
            <text:p>Prononciation corrigé </text:p>
          </table:table-cell>
          <table:table-cell table:style-name="ce106"/>
          <table:table-cell table:style-name="ce96"/>
          <table:table-cell table:style-name="ce106"/>
          <table:table-cell table:style-name="ce132" office:value-type="string" calcext:value-type="string">
            <text:p>Corrompus Corrupt</text:p>
          </table:table-cell>
          <table:table-cell table:style-name="ce153" office:value-type="string" calcext:value-type="string">
            <text:p>Du latin</text:p>
            <text:p>CORRVMPERE </text:p>
            <text:p>[gorrumpere] Roman </text:p>
            <text:p>[qorrumpere] Latin </text:p>
          </table:table-cell>
          <table:table-cell table:style-name="ce135"/>
          <table:table-cell table:number-columns-repeated="1013"/>
        </table:table-row>
        <table:table-row table:style-name="ro9">
          <table:table-cell/>
          <table:table-cell table:style-name="ce93"/>
          <table:table-cell table:style-name="ce100" office:value-type="string" calcext:value-type="string">
            <text:p/>
            <text:p> </text:p>
          </table:table-cell>
          <table:table-cell table:style-name="ce106"/>
          <table:table-cell table:style-name="ce103" office:value-type="string" calcext:value-type="string">
            <text:p><text:span text:style-name="T183">COFTIN</text:span><text:span text:style-name="T186"> </text:span><text:span text:style-name="T198">[ʦɔftin]</text:span><text:span text:style-name="T294"> </text:span></text:p>
            <text:p>COFTINAT [ʦɔftinat]</text:p>
            <text:p/>
          </table:table-cell>
          <table:table-cell table:style-name="ce106"/>
          <table:table-cell table:style-name="ce93"/>
          <table:table-cell table:style-name="ce106"/>
          <table:table-cell table:style-name="ce132" office:value-type="string" calcext:value-type="string">
            <text:p>Maladif, crevard <text:s/>Unhealthy</text:p>
          </table:table-cell>
          <table:table-cell table:style-name="ce155" office:value-type="string" calcext:value-type="string">
            <text:p>Deviation du Creg : ΑΝΘΥΓΙΕΙΝΟΣ ανθυγιεινός </text:p>
          </table:table-cell>
          <table:table-cell table:style-name="ce135"/>
          <table:table-cell table:number-columns-repeated="1013"/>
        </table:table-row>
        <table:table-row table:style-name="ro5">
          <table:table-cell/>
          <table:table-cell table:style-name="ce93"/>
          <table:table-cell table:style-name="ce100" office:value-type="string" calcext:value-type="string">
            <text:p/>
            <text:p> </text:p>
          </table:table-cell>
          <table:table-cell table:style-name="ce106"/>
          <table:table-cell table:style-name="ce103" office:value-type="string" calcext:value-type="string">
            <text:p><text:span text:style-name="T183">COFTINAT</text:span><text:span text:style-name="T186"> </text:span><text:span text:style-name="T198">[ʦɔftinat]</text:span></text:p>
            <text:p><text:span text:style-name="T258">Prononciation de maggêduniɒ </text:span></text:p>
          </table:table-cell>
          <table:table-cell table:style-name="ce106"/>
          <table:table-cell table:style-name="ce93"/>
          <table:table-cell table:style-name="ce106"/>
          <table:table-cell table:style-name="ce132" office:value-type="string" calcext:value-type="string">
            <text:p>Maladif, crevard <text:s/>Unhealthy</text:p>
          </table:table-cell>
          <table:table-cell table:style-name="ce155" office:value-type="string" calcext:value-type="string">
            <text:p>Deviation du Creg : ΑΝΘΥΓΙΕΙΝΟΣ ανθυγιεινός </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 </text:p>
            <text:p> </text:p>
          </table:table-cell>
          <table:table-cell table:style-name="ce106"/>
          <table:table-cell table:style-name="ce96" office:value-type="string" calcext:value-type="string">
            <text:p><text:span text:style-name="T193">PASHËNDETSHËM</text:span><text:span text:style-name="T201"> </text:span><text:span text:style-name="T202">[ʃqipəri]</text:span></text:p>
            <text:p>p<text:span text:style-name="T195">AS</text:span>h<text:span text:style-name="T195">Ë</text:span>n<text:span text:style-name="T195">D</text:span>e<text:span text:style-name="T195">TS</text:span>hem </text:p>
            <text:p>πΑΣϩενΤΑΘΣϩεμ </text:p>
            <text:p>ΑΣΤΑΘΗΣ</text:p>
          </table:table-cell>
          <table:table-cell table:style-name="ce106"/>
          <table:table-cell table:style-name="ce96"/>
          <table:table-cell table:style-name="ce106"/>
          <table:table-cell table:style-name="ce132" office:value-type="string" calcext:value-type="string">
            <text:p>Instable</text:p>
            <text:p>Unstable </text:p>
            <text:p>Unhealthy</text:p>
          </table:table-cell>
          <table:table-cell table:style-name="ce155" office:value-type="string" calcext:value-type="string">
            <text:p>Deviation du Creg : ΑΣΤΑΘΗΣ ασταθής ΑΣΤΑΤΟΣ άστατος</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GERDIQËM (Dégoutant)</text:p>
            <text:p> </text:p>
          </table:table-cell>
          <table:table-cell table:style-name="ce106"/>
          <table:table-cell table:style-name="ce108" office:value-type="string" calcext:value-type="string">
            <text:p><text:span text:style-name="T193">PA-QËN-DRUESHËM </text:span><text:span text:style-name="T210">[paʨəndɾuɛʃəm / paqəndɾuɛʃəm]</text:span></text:p>
          </table:table-cell>
          <table:table-cell table:style-name="ce106"/>
          <table:table-cell table:style-name="ce108"/>
          <table:table-cell table:style-name="ce106"/>
          <table:table-cell table:style-name="ce132" office:value-type="string" calcext:value-type="string">
            <text:p>Malsain, Défectueux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ext:p> </text:p>
          </table:table-cell>
          <table:table-cell table:style-name="ce106"/>
          <table:table-cell table:style-name="ce108" office:value-type="string" calcext:value-type="string">
            <text:p><text:span text:style-name="T193">PAK </text:span><text:span text:style-name="T210">[paq]</text:span></text:p>
            <text:p>Prononciation commune</text:p>
          </table:table-cell>
          <table:table-cell table:style-name="ce106"/>
          <table:table-cell table:style-name="ce108"/>
          <table:table-cell table:style-name="ce106"/>
          <table:table-cell table:style-name="ce132" office:value-type="string" calcext:value-type="string">
            <text:p>Un peu Little bit</text:p>
          </table:table-cell>
          <table:table-cell table:style-name="ce155" office:value-type="string" calcext:value-type="string">
            <text:p>Du latin PAVCVM</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 </text:p>
            <text:p> </text:p>
          </table:table-cell>
          <table:table-cell table:style-name="ce106"/>
          <table:table-cell table:style-name="ce93" office:value-type="string" calcext:value-type="string">
            <text:p><text:span text:style-name="T193">CA</text:span><text:span text:style-name="T201"> </text:span><text:span text:style-name="T202">[ʦa]</text:span></text:p>
          </table:table-cell>
          <table:table-cell table:style-name="ce106"/>
          <table:table-cell table:style-name="ce93"/>
          <table:table-cell table:style-name="ce106"/>
          <table:table-cell table:style-name="ce132" office:value-type="string" calcext:value-type="string">
            <text:p>Quelque un Few</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SÄ </text:span><text:span text:style-name="T210">[sɑ]</text:span></text:p>
            <text:p>Prononciation d'Albanie</text:p>
          </table:table-cell>
          <table:table-cell table:style-name="ce106"/>
          <table:table-cell table:style-name="ce108" office:value-type="string" calcext:value-type="string">
            <text:p><text:span text:style-name="T195">SÄ </text:span><text:span text:style-name="T200">[sɒ]</text:span></text:p>
            <text:p>Prononciation de maggêduniɒ</text:p>
          </table:table-cell>
          <table:table-cell table:style-name="ce106"/>
          <table:table-cell table:style-name="ce108"/>
          <table:table-cell table:style-name="ce106"/>
          <table:table-cell table:style-name="ce132" office:value-type="string" calcext:value-type="string">
            <text:p>Combien How much</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DISA </text:span><text:span text:style-name="T210">[disa]</text:span></text:p>
            <text:p>Prononciation commune</text:p>
          </table:table-cell>
          <table:table-cell table:style-name="ce106"/>
          <table:table-cell table:style-name="ce108"/>
          <table:table-cell table:style-name="ce106"/>
          <table:table-cell table:style-name="ce132" office:value-type="string" calcext:value-type="string">
            <text:p>Quelque some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VESH </text:span><text:span text:style-name="T210">[veʃ]</text:span><text:span text:style-name="T201"> </text:span></text:p>
            <text:p>VESHA [veʃa] </text:p>
            <text:p>VESHÊ [veʃɛ]</text:p>
            <text:p>Prononciation commune</text:p>
          </table:table-cell>
          <table:table-cell table:style-name="ce106"/>
          <table:table-cell table:style-name="ce96"/>
          <table:table-cell table:style-name="ce106"/>
          <table:table-cell table:style-name="ce132" office:value-type="string" calcext:value-type="string">
            <text:p>S'habiller Dress</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DESH </text:span><text:span text:style-name="T210">[deʃ]</text:span><text:span text:style-name="T201"> </text:span></text:p>
            <text:p>DESHA [deʃa] </text:p>
            <text:p>DESHÊ [deʃɛ]</text:p>
            <text:p>Prononciation commune</text:p>
          </table:table-cell>
          <table:table-cell table:style-name="ce106"/>
          <table:table-cell table:style-name="ce96"/>
          <table:table-cell table:style-name="ce106"/>
          <table:table-cell table:style-name="ce132" office:value-type="string" calcext:value-type="string">
            <text:p>Déshabiller Undress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259">D</text:span><text:span text:style-name="T193">ÊSH </text:span><text:span text:style-name="T210">[ndɛʃ]</text:span><text:span text:style-name="T201"> </text:span></text:p>
            <text:p>DÊSHJE [ndɛʃjɛ] </text:p>
            <text:p>DÊSHJA [ndɛʃja]</text:p>
            <text:p>Prononciation de maggêduniɒ</text:p>
          </table:table-cell>
          <table:table-cell table:style-name="ce106"/>
          <table:table-cell table:style-name="ce96" office:value-type="string" calcext:value-type="string">
            <text:p><text:span text:style-name="T184">ND</text:span><text:span text:style-name="T195">ÊSH </text:span><text:span text:style-name="T200">[ndɛʃ]</text:span><text:span text:style-name="T197"> </text:span></text:p>
            <text:p>NDÊSHJE [ndɛʃjɛ] </text:p>
            <text:p>NDÊSHJA [ndɛʃja]</text:p>
            <text:p>Prononciation d'Albanie</text:p>
          </table:table-cell>
          <table:table-cell table:style-name="ce106"/>
          <table:table-cell table:style-name="ce96"/>
          <table:table-cell table:style-name="ce106"/>
          <table:table-cell table:style-name="ce132" office:value-type="string" calcext:value-type="string">
            <text:p>Accident</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3">AKSIDENT </text:span><text:span text:style-name="T210">[aqsidɛnt]</text:span></text:p>
            <text:p>Prononciation commune</text:p>
          </table:table-cell>
          <table:table-cell table:style-name="ce106"/>
          <table:table-cell table:style-name="ce108" office:value-type="string" calcext:value-type="string">
            <text:p><text:span text:style-name="T195">AGSIDENT </text:span><text:span text:style-name="T200">[agsidɛnt]</text:span></text:p>
            <text:p>Prononciation corrigé</text:p>
          </table:table-cell>
          <table:table-cell table:style-name="ce106"/>
          <table:table-cell table:style-name="ce108"/>
          <table:table-cell table:style-name="ce106"/>
          <table:table-cell table:style-name="ce132" office:value-type="string" calcext:value-type="string">
            <text:p>Accident</text:p>
          </table:table-cell>
          <table:table-cell table:style-name="ce153" office:value-type="string" calcext:value-type="string">
            <text:p>Du latin</text:p>
            <text:p>ACCIDENS </text:p>
            <text:p>[ɛggidɛns] Etrosque </text:p>
            <text:p>[eqqidens] Roman</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PËRPLÄS </text:span><text:span text:style-name="T200">[pəɾplɑs]</text:span></text:p>
            <text:p>Prononciation d'Albanie</text:p>
          </table:table-cell>
          <table:table-cell table:style-name="ce106"/>
          <table:table-cell table:style-name="ce108" office:value-type="string" calcext:value-type="string">
            <text:p><text:span text:style-name="T195">PËRPLÄS </text:span><text:span text:style-name="T200">[pəɾplɒs]</text:span></text:p>
            <text:p>Prononciation de maggêduniɒ</text:p>
          </table:table-cell>
          <table:table-cell table:style-name="ce106"/>
          <table:table-cell table:style-name="ce108"/>
          <table:table-cell table:style-name="ce106"/>
          <table:table-cell table:style-name="ce132" office:value-type="string" calcext:value-type="string">
            <text:p>Impact, qui rebondit</text:p>
          </table:table-cell>
          <table:table-cell table:style-name="ce155" office:value-type="string" calcext:value-type="string">
            <text:p> </text:p>
          </table:table-cell>
          <table:table-cell table:style-name="ce135"/>
          <table:table-cell table:number-columns-repeated="1013"/>
        </table:table-row>
        <table:table-row table:style-name="ro35">
          <table:table-cell/>
          <table:table-cell table:style-name="ce93"/>
          <table:table-cell table:style-name="ce93" office:value-type="string" calcext:value-type="string">
            <text:p><text:span text:style-name="T193">EFEKT </text:span><text:span text:style-name="T210">[efɛqt]</text:span></text:p>
            <text:p>Prononciation commune</text:p>
          </table:table-cell>
          <table:table-cell table:style-name="ce106"/>
          <table:table-cell table:style-name="ce108" office:value-type="string" calcext:value-type="string">
            <text:p><text:span text:style-name="T195">EFÊKT </text:span><text:span text:style-name="T200">[efɛqt]</text:span></text:p>
            <text:p>Prononciation corrigé</text:p>
          </table:table-cell>
          <table:table-cell table:style-name="ce106"/>
          <table:table-cell table:style-name="ce108"/>
          <table:table-cell table:style-name="ce106"/>
          <table:table-cell table:style-name="ce132" office:value-type="string" calcext:value-type="string">
            <text:p>Effet Effect</text:p>
          </table:table-cell>
          <table:table-cell table:style-name="ce153" office:value-type="string" calcext:value-type="string">
            <text:p>Du latin</text:p>
            <text:p>EFFECTVS </text:p>
            <text:p>[ɛvvɛgtɔs] Etrosque </text:p>
            <text:p>[effeqtus] Roman</text:p>
            <text:p>Influence</text:p>
          </table:table-cell>
          <table:table-cell table:style-name="ce135"/>
          <table:table-cell table:number-columns-repeated="1013"/>
        </table:table-row>
        <table:table-row table:style-name="ro40">
          <table:table-cell/>
          <table:table-cell table:style-name="ce93"/>
          <table:table-cell table:style-name="ce92" office:value-type="string" calcext:value-type="string">
            <text:p/>
            <text:p><text:span text:style-name="T216"> </text:span></text:p>
            <text:p> </text:p>
            <text:p>GRADOJ [degɾadɔj] (degrader)</text:p>
            <text:p>גרד [gard, kard] : rank, level, echelon</text:p>
          </table:table-cell>
          <table:table-cell table:style-name="ce106"/>
          <table:table-cell table:style-name="ce92" office:value-type="string" calcext:value-type="string">
            <text:p><text:span text:style-name="T195">DE</text:span><text:span text:style-name="T196">GRAD</text:span><text:span text:style-name="T195">UARË</text:span><text:span text:style-name="T260"> </text:span><text:span text:style-name="T198">[degɾaduaɾə]</text:span><text:span text:style-name="T197"> </text:span></text:p>
            <text:p><text:span text:style-name="T216">DEG</text:span><text:span text:style-name="T220">R</text:span><text:span text:style-name="T221">ADJE [degɾad</text:span><text:span text:style-name="T222">jɛ]</text:span><text:span text:style-name="T296"> </text:span></text:p>
            <text:p>DEGRAD [degɾad] </text:p>
            <text:p>DEGRADÔJ [degɾadɔj]</text:p>
            <text:p>גרד [gard, kard] : rank, level, echelon </text:p>
          </table:table-cell>
          <table:table-cell table:style-name="ce106"/>
          <table:table-cell table:style-name="ce92"/>
          <table:table-cell table:style-name="ce106"/>
          <table:table-cell table:style-name="ce132" office:value-type="string" calcext:value-type="string">
            <text:p>Degrader Degraded</text:p>
          </table:table-cell>
          <table:table-cell table:style-name="ce153" office:value-type="string" calcext:value-type="string">
            <text:p>Du latin</text:p>
            <text:p>GRADVS </text:p>
            <text:p>[qɾadɔs] Etrosque </text:p>
            <text:p>[gradus] Roman</text:p>
            <text:p>Crade de CRASSVS </text:p>
            <text:p>[gɾasɔs] Etrosque </text:p>
            <text:p>[qrasus] Roman</text:p>
          </table:table-cell>
          <table:table-cell table:style-name="ce135"/>
          <table:table-cell table:number-columns-repeated="1013"/>
        </table:table-row>
        <table:table-row table:style-name="ro50">
          <table:table-cell/>
          <table:table-cell table:style-name="ce93"/>
          <table:table-cell table:style-name="ce96" office:value-type="string" calcext:value-type="string">
            <text:p><text:span text:style-name="T195">KLASIFIKUARË</text:span><text:span text:style-name="T260"> </text:span><text:span text:style-name="T198">[qlasifiquaɾə]</text:span><text:span text:style-name="T197"> </text:span></text:p>
            <text:p>KLASIFIKJE [qlasifiqjɛ] </text:p>
            <text:p>KLASIFIK [qlasifiq] </text:p>
            <text:p>KLASIFIKÔJ [qlasifiqɔj] </text:p>
            <text:p>KLASIFIKIM [qlasifiqim]</text:p>
            <text:p>Prononciation de Shqipëri</text:p>
          </table:table-cell>
          <table:table-cell table:style-name="ce106"/>
          <table:table-cell table:style-name="ce92" office:value-type="string" calcext:value-type="string">
            <text:p><text:span text:style-name="T218">DRÂG</text:span><text:span text:style-name="T195">UARË</text:span><text:span text:style-name="T260"> </text:span><text:span text:style-name="T198">[dɾaguaɾə]</text:span><text:span text:style-name="T197"> </text:span></text:p>
            <text:p><text:span text:style-name="T216">DRÂG</text:span><text:span text:style-name="T220">J</text:span><text:span text:style-name="T221">E [dɾagjɛ] </text:span></text:p>
            <text:p>DRÂG [dɾag] </text:p>
            <text:p>DRÂGÔJ [dɾagɔj] </text:p>
            <text:p>DRÂGIM [dɾagim]</text:p>
            <text:p>דרֶג [dʀɛg, draq] : rank, level, echelon </text:p>
            <text:p>Invention personnel</text:p>
          </table:table-cell>
          <table:table-cell table:style-name="ce106"/>
          <table:table-cell table:style-name="ce92"/>
          <table:table-cell table:style-name="ce106"/>
          <table:table-cell table:style-name="ce132" office:value-type="string" calcext:value-type="string">
            <text:p>Grader Graded</text:p>
          </table:table-cell>
          <table:table-cell table:style-name="ce153" office:value-type="string" calcext:value-type="string">
            <text:p>Du latin</text:p>
            <text:p>DRACO <text:a xlink:href="http://en.wikipedia.org/wiki/Dracon" xlink:type="simple">ΔΡΑΚΩΝ</text:a></text:p>
            <text:p>[dɾago] Etrosque </text:p>
            <text:p>[draqo] Roman</text:p>
            <text:p>Du Creg </text:p>
            <text:p> (7°S av-jc)</text:p>
          </table:table-cell>
          <table:table-cell table:style-name="ce135"/>
          <table:table-cell table:number-columns-repeated="1013"/>
        </table:table-row>
        <table:table-row table:style-name="ro45">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INFLUENCË</text:span><text:span text:style-name="T201"> </text:span><text:span text:style-name="T202">[influɛnʦə]</text:span></text:p>
            <text:p>Prononciation commune</text:p>
          </table:table-cell>
          <table:table-cell table:style-name="ce106"/>
          <table:table-cell table:style-name="ce93"/>
          <table:table-cell table:style-name="ce106"/>
          <table:table-cell table:style-name="ce132" office:value-type="string" calcext:value-type="string">
            <text:p>Influence</text:p>
          </table:table-cell>
          <table:table-cell table:style-name="ce153" office:value-type="string" calcext:value-type="string">
            <text:p>Du latin</text:p>
            <text:p>EFFECTVS </text:p>
            <text:p>[]</text:p>
          </table:table-cell>
          <table:table-cell table:style-name="ce135"/>
          <table:table-cell table:number-columns-repeated="1013"/>
        </table:table-row>
        <table:table-row table:style-name="ro33">
          <table:table-cell/>
          <table:table-cell table:style-name="ce93"/>
          <table:table-cell table:style-name="ce92" office:value-type="string" calcext:value-type="string">
            <text:p><text:span text:style-name="T184">PREK</text:span><text:span text:style-name="T195">UAR</text:span><text:span text:style-name="T260"> </text:span><text:span text:style-name="T198">[pɾɛquaɾ]</text:span><text:span text:style-name="T197"> </text:span></text:p>
            <text:p>PREKJE [pɾɛqjɛ] </text:p>
            <text:p><text:span text:style-name="T216">PREK</text:span><text:span text:style-name="T220"> </text:span><text:span text:style-name="T221">[pɾɛq]</text:span><text:span text:style-name="T222"> </text:span></text:p>
            <text:p>PREKOJ [pɾɛqɔj]</text:p>
            <text:p>Prononciation commune</text:p>
            <text:p>פרֶק [pʀɛq] : Section, Chapter, Lesson </text:p>
            <text:p>פְר [pəʀ] : bull, BOS [bosser, boss]</text:p>
          </table:table-cell>
          <table:table-cell table:style-name="ce106"/>
          <table:table-cell table:style-name="ce96" office:value-type="string" calcext:value-type="string">
            <text:p><text:span text:style-name="T218">TÔK</text:span><text:span text:style-name="T195">UARË</text:span><text:span text:style-name="T260"> </text:span><text:span text:style-name="T198">[tɔquaɾə]</text:span><text:span text:style-name="T197"> </text:span></text:p>
            <text:p>TÔKJE [tɔqjɛ] </text:p>
            <text:p>TÔK [tɔq] </text:p>
            <text:p>TÔKÔJ [tɔqɔj]</text:p>
            <text:p>Prononciation corrigé</text:p>
          </table:table-cell>
          <table:table-cell table:style-name="ce106"/>
          <table:table-cell table:style-name="ce96"/>
          <table:table-cell table:style-name="ce106"/>
          <table:table-cell table:style-name="ce132" office:value-type="string" calcext:value-type="string">
            <text:p>Toucher Touch, handling </text:p>
          </table:table-cell>
          <table:table-cell table:style-name="ce153" office:value-type="string" calcext:value-type="string">
            <text:p>Du latin</text:p>
            <text:p>TOCCARE </text:p>
            <text:p>[toggarɛ] Etrosque </text:p>
            <text:p>[toqare] Roman</text:p>
            <text:p>Faire Toc</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184">PËR-K</text:span><text:span text:style-name="T195">RAH</text:span><text:span text:style-name="T260"> </text:span><text:span text:style-name="T198">[pəɾ-qɾah]</text:span><text:span text:style-name="T197"> </text:span></text:p>
            <text:p>PËR-KRAHJEN [pəɾ-qɾahjen]</text:p>
            <text:p>Prononciation de maggêduniɒ</text:p>
          </table:table-cell>
          <table:table-cell table:style-name="ce106"/>
          <table:table-cell table:style-name="ce96" office:value-type="string" calcext:value-type="string">
            <text:p><text:span text:style-name="T218">PËR-Z</text:span><text:span text:style-name="T195">RAH</text:span><text:span text:style-name="T260"> </text:span><text:span text:style-name="T198">[pəɾ-zɾah]</text:span><text:span text:style-name="T197"> </text:span></text:p>
            <text:p>PËR-ZRAHJEN [pəɾ-zɾahjen]</text:p>
            <text:p>Prononciation de maggêduniɒ</text:p>
          </table:table-cell>
          <table:table-cell table:style-name="ce106"/>
          <table:table-cell table:style-name="ce96"/>
          <table:table-cell table:style-name="ce106"/>
          <table:table-cell table:style-name="ce132" office:value-type="string" calcext:value-type="string">
            <text:p>Aide Backs, Supports</text:p>
          </table:table-cell>
          <table:table-cell table:style-name="ce153" office:value-type="string" calcext:value-type="string">
            <text:p>Du latin</text:p>
            <text:p>BRACHIVM </text:p>
            <text:p>[bɾaxiɔm] Etrosque </text:p>
            <text:p>[braχium] Roman</text:p>
          </table:table-cell>
          <table:table-cell table:style-name="ce135"/>
          <table:table-cell table:number-columns-repeated="1013"/>
        </table:table-row>
        <table:table-row table:style-name="ro51">
          <table:table-cell/>
          <table:table-cell table:style-name="ce93"/>
          <table:table-cell table:style-name="ce96" office:value-type="string" calcext:value-type="string">
            <text:p><text:span text:style-name="T184">K</text:span><text:span text:style-name="T195">RAH</text:span><text:span text:style-name="T260"> </text:span><text:span text:style-name="T198">[qɾah]</text:span><text:span text:style-name="T197"> </text:span></text:p>
            <text:p>KRAHËT [qɾahət]</text:p>
            <text:p>Prononciation de maggêduniɒ</text:p>
          </table:table-cell>
          <table:table-cell table:style-name="ce106"/>
          <table:table-cell table:style-name="ce92" office:value-type="string" calcext:value-type="string">
            <text:p><text:span text:style-name="T218">Z</text:span><text:span text:style-name="T195">RAH</text:span><text:span text:style-name="T260"> </text:span><text:span text:style-name="T198">[zɾah]</text:span><text:span text:style-name="T197"> </text:span></text:p>
            <text:p>ZRAHTË [zɾahtə]</text:p>
            <text:p><text:span text:style-name="T216">Pron</text:span><text:span text:style-name="T220">o</text:span><text:span text:style-name="T221">nciati</text:span>on de maggêduniɒ</text:p>
            <text:p>זרוע [zʀuɒ]</text:p>
          </table:table-cell>
          <table:table-cell table:style-name="ce106"/>
          <table:table-cell table:style-name="ce92"/>
          <table:table-cell table:style-name="ce106"/>
          <table:table-cell table:style-name="ce132" office:value-type="string" calcext:value-type="string">
            <text:p>Bras Arm</text:p>
          </table:table-cell>
          <table:table-cell table:style-name="ce153" office:value-type="string" calcext:value-type="string">
            <text:p>Du latin</text:p>
            <text:p>BRACHIVM </text:p>
            <text:p>[bɾaxiɔm] Etrosque </text:p>
            <text:p>[braχium] Roman</text:p>
          </table:table-cell>
          <table:table-cell table:style-name="ce135"/>
          <table:table-cell table:number-columns-repeated="1013"/>
        </table:table-row>
        <table:table-row table:style-name="ro15">
          <table:table-cell/>
          <table:table-cell table:style-name="ce93"/>
          <table:table-cell table:style-name="ce92" office:value-type="string" calcext:value-type="string">
            <text:p><text:span text:style-name="T195">PËR</text:span><text:span text:style-name="T260"> </text:span><text:span text:style-name="T198">[pəɾ]</text:span></text:p>
            <text:p>Prononciation commune</text:p>
            <text:p><text:span text:style-name="T216">פְר</text:span><text:span text:style-name="T220"> </text:span><text:span text:style-name="T221">[pəʀ]</text:span><text:span text:style-name="T222"> : bull, BOS [bosser, boss]</text:span></text:p>
          </table:table-cell>
          <table:table-cell table:style-name="ce106"/>
          <table:table-cell table:style-name="ce92" office:value-type="string" calcext:value-type="string">
            <text:p><text:span text:style-name="T195">PÊR</text:span><text:span text:style-name="T260"> </text:span><text:span text:style-name="T198">[pɛɾ]</text:span></text:p>
            <text:p>Prononciation corrigé</text:p>
            <text:p><text:span text:style-name="T216">פאר</text:span><text:span text:style-name="T220"> </text:span><text:span text:style-name="T221">[pəʀ]</text:span><text:span text:style-name="T222"> : luxuriance, magnificence, grandeur, richness</text:span></text:p>
          </table:table-cell>
          <table:table-cell table:style-name="ce106"/>
          <table:table-cell table:style-name="ce92"/>
          <table:table-cell table:style-name="ce106"/>
          <table:table-cell table:style-name="ce132" office:value-type="string" calcext:value-type="string">
            <text:p>Pour For, to</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PRÄ</text:span><text:span text:style-name="T234"> </text:span><text:span text:style-name="T202">[pɾɑ]</text:span></text:p>
            <text:p>Prononciation d'Albanie</text:p>
          </table:table-cell>
          <table:table-cell table:style-name="ce106"/>
          <table:table-cell table:style-name="ce96" office:value-type="string" calcext:value-type="string">
            <text:p><text:span text:style-name="T195">PRÄ</text:span><text:span text:style-name="T260"> </text:span><text:span text:style-name="T198">[pɾɒ]</text:span><text:span text:style-name="T197"> / </text:span><text:span text:style-name="T205">PRÔ</text:span><text:span text:style-name="T197"> </text:span><text:span text:style-name="T198">[prɔ]</text:span></text:p>
            <text:p>Prononciation de maggêduniɒ</text:p>
          </table:table-cell>
          <table:table-cell table:style-name="ce106"/>
          <table:table-cell table:style-name="ce96"/>
          <table:table-cell table:style-name="ce106"/>
          <table:table-cell table:style-name="ce132" office:value-type="string" calcext:value-type="string">
            <text:p>Donc So</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DÔRË</text:span><text:span text:style-name="T234"> </text:span><text:span text:style-name="T202">[dɔɾə]</text:span><text:span text:style-name="T201"> </text:span></text:p>
            <text:p>DÔRËT [dɔɾət]</text:p>
            <text:p><text:span text:style-name="T195">Prononc</text:span><text:span text:style-name="T197">i</text:span><text:span text:style-name="T198">ation com</text:span>mune</text:p>
            <text:p>J'ADORE [j'adoʀə]</text:p>
          </table:table-cell>
          <table:table-cell table:style-name="ce106"/>
          <table:table-cell table:style-name="ce93"/>
          <table:table-cell table:style-name="ce106"/>
          <table:table-cell table:style-name="ce132" office:value-type="string" calcext:value-type="string">
            <text:p>Main Hand</text:p>
          </table:table-cell>
          <table:table-cell table:style-name="ce155" office:value-type="string" calcext:value-type="string">
            <text:p>Du latin</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DÔREZË</text:span><text:span text:style-name="T234"> </text:span><text:span text:style-name="T202">[dɔɾɛzə]</text:span><text:span text:style-name="T201"> </text:span></text:p>
            <text:p>DÔRZA [dɔɾza] </text:p>
            <text:p>DÔRZË [dɔɾzə]</text:p>
            <text:p>Prononciation commune</text:p>
          </table:table-cell>
          <table:table-cell table:style-name="ce106"/>
          <table:table-cell table:style-name="ce93"/>
          <table:table-cell table:style-name="ce106"/>
          <table:table-cell table:style-name="ce132" office:value-type="string" calcext:value-type="string">
            <text:p>Gant Gantlet, glove</text:p>
          </table:table-cell>
          <table:table-cell table:style-name="ce155" office:value-type="string" calcext:value-type="string">
            <text:p>Du latin EFFECTVS []</text:p>
          </table:table-cell>
          <table:table-cell table:style-name="ce135"/>
          <table:table-cell table:number-columns-repeated="1013"/>
        </table:table-row>
        <table:table-row table:style-name="ro16">
          <table:table-cell/>
          <table:table-cell table:style-name="ce93"/>
          <table:table-cell table:style-name="ce93" office:value-type="string" calcext:value-type="string">
            <text:p><text:span text:style-name="T195">TRADHTÄR</text:span><text:span text:style-name="T260"> </text:span><text:span text:style-name="T198">[tɾaðtɑɾ]</text:span></text:p>
            <text:p><text:span text:style-name="T195">TRADHËTOJ</text:span><text:span text:style-name="T260"> </text:span><text:span text:style-name="T198">[tɾaðətɔj]</text:span></text:p>
            <text:p>Prononciation d'Albanie</text:p>
          </table:table-cell>
          <table:table-cell table:style-name="ce106"/>
          <table:table-cell table:style-name="ce93" office:value-type="string" calcext:value-type="string">
            <text:p><text:span text:style-name="T195">TRÊFTÄR</text:span><text:span text:style-name="T260"> </text:span><text:span text:style-name="T198">[tɾɛftɒɾ]</text:span></text:p>
            <text:p><text:span text:style-name="T195">TRÊFËTOJ</text:span><text:span text:style-name="T260"> </text:span><text:span text:style-name="T198">[tɾɛfətɔj]</text:span></text:p>
            <text:p>Prononciation de maggêduniɒ</text:p>
            <text:p><text:span text:style-name="T195">DRÊFTÄR</text:span><text:span text:style-name="T260"> </text:span><text:span text:style-name="T198">[dɾɛftɒɾ]</text:span></text:p>
            <text:p><text:span text:style-name="T195">DRÊFËTOJ</text:span><text:span text:style-name="T260"> </text:span><text:span text:style-name="T198">[dɾɛfətɔj]</text:span></text:p>
            <text:p>Prononciation corrigé</text:p>
          </table:table-cell>
          <table:table-cell table:style-name="ce106"/>
          <table:table-cell table:style-name="ce93"/>
          <table:table-cell table:style-name="ce106"/>
          <table:table-cell table:style-name="ce132" office:value-type="string" calcext:value-type="string">
            <text:p>Trahir, traitre Betray, betrayer </text:p>
          </table:table-cell>
          <table:table-cell table:style-name="ce153" office:value-type="string" calcext:value-type="string">
            <text:p>Du latin</text:p>
            <text:p>TRACTARE </text:p>
            <text:p>[tɾagtaɾɛ] Etrosque </text:p>
            <text:p>[traqtare]Roman</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TRAJTÔJ</text:span><text:span text:style-name="T234"> </text:span><text:span text:style-name="T202">[tɾajtɔj]</text:span><text:span text:style-name="T201"> </text:span></text:p>
            <text:p>TRAJTÔN [tɾajtɔn] </text:p>
            <text:p>TRAJTUARË [tɾajtuaɾə]</text:p>
            <text:p>Prononciation commune</text:p>
          </table:table-cell>
          <table:table-cell table:style-name="ce106"/>
          <table:table-cell table:style-name="ce96"/>
          <table:table-cell table:style-name="ce106"/>
          <table:table-cell table:style-name="ce132" office:value-type="string" calcext:value-type="string">
            <text:p>Traiter Treated</text:p>
          </table:table-cell>
          <table:table-cell table:style-name="ce153" office:value-type="string" calcext:value-type="string">
            <text:p>Du latin</text:p>
            <text:p>TRACTARE </text:p>
            <text:p>[tɾagtaɾɛ] Etrosque </text:p>
            <text:p>[traqtare]Roman</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84">KËN</text:span><text:span text:style-name="T195">ÄQ </text:span><text:span text:style-name="T200">[qənɒʧ]</text:span><text:span text:style-name="T195"> </text:span></text:p>
            <text:p>KËNAQTË [qənaʧtə] </text:p>
            <text:p>KËNAQU [qənaʧu] </text:p>
            <text:p>KËNÄQUAR [qənɒʧuaɾ]</text:p>
            <text:p>Prononciation d'albanie </text:p>
          </table:table-cell>
          <table:table-cell table:style-name="ce106"/>
          <table:table-cell table:style-name="ce96" office:value-type="string" calcext:value-type="string">
            <text:p><text:span text:style-name="T218">KN</text:span><text:span text:style-name="T195">ÄQ </text:span><text:span text:style-name="T200">[qnɒʧ]</text:span><text:span text:style-name="T195"> </text:span></text:p>
            <text:p>KNAQTË [qnaʧtə] </text:p>
            <text:p>KNAQU [qnaʧu] </text:p>
            <text:p>KNÄQUARË [qnɒʧuaɾə]</text:p>
            <text:p>Prononciation de Maggêduniɒ</text:p>
          </table:table-cell>
          <table:table-cell table:style-name="ce106"/>
          <table:table-cell table:style-name="ce96"/>
          <table:table-cell table:style-name="ce106"/>
          <table:table-cell table:style-name="ce132" office:value-type="string" calcext:value-type="string">
            <text:p>Satisfaire, Amuser <text:s/>Satisfy, Gratify </text:p>
          </table:table-cell>
          <table:table-cell table:style-name="ce153" office:value-type="string" calcext:value-type="string">
            <text:p>Du latin</text:p>
            <text:p>CONTENTVS </text:p>
            <text:p>[gontɛntɔs] Etrosque </text:p>
            <text:p>[qontentus]Roman</text:p>
          </table:table-cell>
          <table:table-cell table:style-name="ce135"/>
          <table:table-cell table:number-columns-repeated="1013"/>
        </table:table-row>
        <table:table-row table:style-name="ro35">
          <table:table-cell/>
          <table:table-cell table:style-name="ce93"/>
          <table:table-cell table:style-name="ce96" office:value-type="string" calcext:value-type="string">
            <text:p><text:span text:style-name="T195">KRITIKÔJ</text:span><text:span text:style-name="T197"> </text:span><text:span text:style-name="T198">[qɾitiqɔj]</text:span><text:span text:style-name="T197"> </text:span></text:p>
            <text:p>CÊNSURÔJ [ʦɛnsuɾɔj]</text:p>
            <text:p> </text:p>
          </table:table-cell>
          <table:table-cell table:style-name="ce106"/>
          <table:table-cell table:style-name="ce96" office:value-type="string" calcext:value-type="string">
            <text:p><text:span text:style-name="T193">GRITIGÔJ</text:span><text:span text:style-name="T201"> [</text:span><text:span text:style-name="T202">gɾitigɔj</text:span><text:span text:style-name="T201">] </text:span></text:p>
            <text:p>CẼNSURÔJ [ʦɑ̃nsuɾɔj]</text:p>
            <text:p>Prononciation de Maggêduniɒ</text:p>
          </table:table-cell>
          <table:table-cell table:style-name="ce106"/>
          <table:table-cell table:style-name="ce96"/>
          <table:table-cell table:style-name="ce106"/>
          <table:table-cell table:style-name="ce132" office:value-type="string" calcext:value-type="string">
            <text:p>Critiquer, Censurer Criticize, Censure </text:p>
          </table:table-cell>
          <table:table-cell table:style-name="ce153" office:value-type="string" calcext:value-type="string">
            <text:p>Du latin</text:p>
            <text:p>CRITICVS</text:p>
            <text:p>Du Creg </text:p>
            <text:p>ΚΡΙΝΕΙΝ </text:p>
            <text:p>κρινειν</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ndjerë, njerëzor </text:p>
            <text:p> </text:p>
          </table:table-cell>
          <table:table-cell table:style-name="ce106"/>
          <table:table-cell table:style-name="ce96" office:value-type="string" calcext:value-type="string">
            <text:p><text:span text:style-name="T193">RE </text:span><text:span text:style-name="T210">[ɾe]</text:span><text:span text:style-name="T201"> </text:span></text:p>
            <text:p>RI [ɾi]</text:p>
          </table:table-cell>
          <table:table-cell table:style-name="ce106"/>
          <table:table-cell table:style-name="ce96"/>
          <table:table-cell table:style-name="ce106"/>
          <table:table-cell table:style-name="ce132" office:value-type="string" calcext:value-type="string">
            <text:p>Nouveau, jeune New, young</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3">ATË </text:span><text:span text:style-name="T210">[atə]</text:span><text:span text:style-name="T201"> (That) </text:span></text:p>
            <text:p>ATA [ata](They) </text:p>
            <text:p>ATÔ [atɔ] (Those) </text:p>
            <text:p>ATYRE [atyɾə] (Them) </text:p>
            <text:p>Prononciation commune </text:p>
            <text:p>(Anglicisme That &amp; Cette)</text:p>
          </table:table-cell>
          <table:table-cell table:style-name="ce106"/>
          <table:table-cell table:style-name="ce96" office:value-type="string" calcext:value-type="string">
            <text:p><text:span text:style-name="T195">ATË </text:span><text:span text:style-name="T200">[atə]</text:span><text:span text:style-name="T197"> (That) </text:span></text:p>
            <text:p>ATA [ata](They) </text:p>
            <text:p>ATÔ [atɔ] (Those) </text:p>
            <text:p>ATYRE [atyɾə] (Them) </text:p>
            <text:p>Prononciation des albanais de maggêduniɒ </text:p>
          </table:table-cell>
          <table:table-cell table:style-name="ce106"/>
          <table:table-cell table:style-name="ce96"/>
          <table:table-cell table:style-name="ce106"/>
          <table:table-cell table:style-name="ce132" office:value-type="string" calcext:value-type="string">
            <text:p>Ce, Cette, Ceux-là, Celles-là, Eux <text:s/>That, Those, Them, They</text:p>
          </table:table-cell>
          <table:table-cell table:style-name="ce155" office:value-type="string" calcext:value-type="string">
            <text:p>Du latin ECCE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5">KETË </text:span><text:span text:style-name="T200">[qɛtə]</text:span><text:span text:style-name="T195"> </text:span></text:p>
            <text:p>KËTË [qətə] </text:p>
            <text:p>KËTA [qəta] </text:p>
            <text:p>KËTO [qətɔ]</text:p>
            <text:p>Prononciation d'Albanie</text:p>
          </table:table-cell>
          <table:table-cell table:style-name="ce106"/>
          <table:table-cell table:style-name="ce96" office:value-type="string" calcext:value-type="string">
            <text:p><text:span text:style-name="T195">KÊTË </text:span><text:span text:style-name="T200">[qɛtə]</text:span><text:span text:style-name="T197"> (This) (m)</text:span><text:span text:style-name="T205"> </text:span></text:p>
            <text:p>KËTË [qətə] (This) (f) </text:p>
            <text:p>KTÂ [qta] (These) (p m) </text:p>
            <text:p>KTÔ [qtɔ] (These) (p f)</text:p>
            <text:p>Prononciation des albanais de maggêduniɒ</text:p>
          </table:table-cell>
          <table:table-cell table:style-name="ce106"/>
          <table:table-cell table:style-name="ce96"/>
          <table:table-cell table:style-name="ce106"/>
          <table:table-cell table:style-name="ce132" office:value-type="string" calcext:value-type="string">
            <text:p>Se, Sa, Ces This, These</text:p>
          </table:table-cell>
          <table:table-cell table:style-name="ce165" office:value-type="string" calcext:value-type="string">
            <text:p>CETTE</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5">KËT </text:span><text:span text:style-name="T200">[qət]</text:span></text:p>
            <text:p>Prononciation d'Albanie</text:p>
          </table:table-cell>
          <table:table-cell table:style-name="ce106"/>
          <table:table-cell table:style-name="ce108" office:value-type="string" calcext:value-type="string">
            <text:p><text:span text:style-name="T195">KET </text:span><text:span text:style-name="T200">[qet]</text:span></text:p>
            <text:p>Prononciation des albanais de maggêduniɒ</text:p>
          </table:table-cell>
          <table:table-cell table:style-name="ce106"/>
          <table:table-cell table:style-name="ce108"/>
          <table:table-cell table:style-name="ce106"/>
          <table:table-cell table:style-name="ce132" office:value-type="string" calcext:value-type="string">
            <text:p>Tout All </text:p>
          </table:table-cell>
          <table:table-cell table:style-name="ce153" office:value-type="string" calcext:value-type="string">
            <text:p>Du latin</text:p>
            <text:p>TOTVS </text:p>
            <text:p>[totus] Roman </text:p>
            <text:p>[totus] Latin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5">NDONJËGJË</text:span><text:span text:style-name="T197"> </text:span><text:span text:style-name="T198">[ndɔnjəɟə]</text:span></text:p>
            <text:p><text:span text:style-name="T195">GJITHË</text:span><text:span text:style-name="T197"> </text:span><text:span text:style-name="T198">[ɟiθə]</text:span></text:p>
            <text:p>Prononciation d'Albanie</text:p>
          </table:table-cell>
          <table:table-cell table:style-name="ce106"/>
          <table:table-cell table:style-name="ce93" office:value-type="string" calcext:value-type="string">
            <text:p><text:span text:style-name="T195">KRETË </text:span><text:span text:style-name="T200">[qɾetə]</text:span></text:p>
            <text:p><text:span text:style-name="T195">XHITHË</text:span><text:span text:style-name="T197"> </text:span><text:span text:style-name="T198">[ʤiθə]</text:span></text:p>
            <text:p>Prononciation des albanais de maggêduniɒ</text:p>
          </table:table-cell>
          <table:table-cell table:style-name="ce106"/>
          <table:table-cell table:style-name="ce93"/>
          <table:table-cell table:style-name="ce106"/>
          <table:table-cell table:style-name="ce132" office:value-type="string" calcext:value-type="string">
            <text:p>Toute chose</text:p>
            <text:p>Anything</text:p>
            <text:p> </text:p>
          </table:table-cell>
          <table:table-cell table:style-name="ce159"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211">DIÇK</text:span><text:span text:style-name="T193">A </text:span><text:span text:style-name="T210">[diʧqa]</text:span></text:p>
            <text:p>Prononciation d'Albanie </text:p>
            <text:p>(Meurt ce dit DIQA [diʧa])</text:p>
          </table:table-cell>
          <table:table-cell table:style-name="ce106"/>
          <table:table-cell table:style-name="ce108" office:value-type="string" calcext:value-type="string">
            <text:p><text:span text:style-name="T218">DISH</text:span><text:span text:style-name="T195">KA </text:span><text:span text:style-name="T200">[diʃqa]</text:span></text:p>
            <text:p>Prononciation des albanais de maggêduniɒ </text:p>
          </table:table-cell>
          <table:table-cell table:style-name="ce106"/>
          <table:table-cell table:style-name="ce108"/>
          <table:table-cell table:style-name="ce106"/>
          <table:table-cell table:style-name="ce132" office:value-type="string" calcext:value-type="string">
            <text:p>Quelque chose <text:s/>Something</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Ç</text:span><text:span text:style-name="T194">DOG</text:span><text:span text:style-name="T193">JË </text:span><text:span text:style-name="T191">[ʧdɔɟə]</text:span><text:span text:style-name="T193"> </text:span></text:p>
            <text:p>Ç'DO GJË [ʧdɔɟə]</text:p>
            <text:p>NDONJËGJË</text:p>
            <text:p>Prononciation d'Albanie </text:p>
          </table:table-cell>
          <table:table-cell table:style-name="ce106"/>
          <table:table-cell table:style-name="ce108" office:value-type="string" calcext:value-type="string">
            <text:p><text:span text:style-name="T195">XH</text:span><text:span text:style-name="T199">DÔXH</text:span><text:span text:style-name="T195">Ẽ</text:span><text:span text:style-name="T200"> [ʤdɔʤɑ̃]</text:span><text:span text:style-name="T195"> </text:span></text:p>
            <text:p><text:span text:style-name="T195">ZH'DO </text:span><text:span text:style-name="T200">XHẼ [ʒ'</text:span>dɔ ʤɑ̃]</text:p>
            <text:p>KRETË [qɾetə]</text:p>
            <text:p>Prononciation des albanais de maggêduniɒ </text:p>
          </table:table-cell>
          <table:table-cell table:style-name="ce106"/>
          <table:table-cell table:style-name="ce108"/>
          <table:table-cell table:style-name="ce106"/>
          <table:table-cell table:style-name="ce132" office:value-type="string" calcext:value-type="string">
            <text:p>Toute chose Everything</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3" office:value-type="string" calcext:value-type="string">
            <text:p><text:span text:style-name="T193">KURRXHË</text:span><text:span text:style-name="T201"> </text:span><text:span text:style-name="T202">[qurʤə]</text:span></text:p>
            <text:p>Prononciation des albanais du Gosovo </text:p>
            <text:p><text:span text:style-name="T195">ASGJË</text:span><text:span text:style-name="T197"> </text:span><text:span text:style-name="T198">[asɟə]</text:span></text:p>
            <text:p>Pronconciation d'Albanie</text:p>
            <text:p> </text:p>
          </table:table-cell>
          <table:table-cell table:style-name="ce106"/>
          <table:table-cell table:style-name="ce93" office:value-type="string" calcext:value-type="string">
            <text:p><text:span text:style-name="T193">KURRXHẼ</text:span><text:span text:style-name="T201"> </text:span><text:span text:style-name="T202">[qurʤɑ̃]</text:span></text:p>
            <text:p>Prononciation des albanais de maggêduniɒ </text:p>
            <text:p><text:span text:style-name="T195">ASGJẼ</text:span><text:span text:style-name="T197"> </text:span><text:span text:style-name="T198">[asɟɑ̃]</text:span></text:p>
            <text:p>Prononciation des albanais de maggêduniɒ corrigé</text:p>
          </table:table-cell>
          <table:table-cell table:style-name="ce106"/>
          <table:table-cell table:style-name="ce93"/>
          <table:table-cell table:style-name="ce106"/>
          <table:table-cell table:style-name="ce132" office:value-type="string" calcext:value-type="string">
            <text:p>Rien Nothing</text:p>
          </table:table-cell>
          <table:table-cell table:style-name="ce153" office:value-type="string" calcext:value-type="string">
            <text:p>Du latin</text:p>
            <text:p>EX-RES </text:p>
            <text:p>[ɛχ-rɛs] Roman </text:p>
            <text:p>[ɛks-rɛs] Latin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5">DÄSHT </text:span><text:span text:style-name="T200">[dɑʃtə]</text:span><text:span text:style-name="T195"> </text:span></text:p>
            <text:p>DÄSHTË [dɑʃtə]</text:p>
            <text:p>Prononciation d'albanie</text:p>
          </table:table-cell>
          <table:table-cell table:style-name="ce106"/>
          <table:table-cell table:style-name="ce108" office:value-type="string" calcext:value-type="string">
            <text:p><text:span text:style-name="T195">DÄSHT </text:span><text:span text:style-name="T200">[dɒʃtə]</text:span><text:span text:style-name="T195"> </text:span></text:p>
            <text:p>DÄSHTË [dɒʃtə]</text:p>
            <text:p>Prononciation des albanais de maggêduniɒ</text:p>
          </table:table-cell>
          <table:table-cell table:style-name="ce106"/>
          <table:table-cell table:style-name="ce108"/>
          <table:table-cell table:style-name="ce106"/>
          <table:table-cell table:style-name="ce132" office:value-type="string" calcext:value-type="string">
            <text:p>Ce n'est rien, c'est pas grave <text:s/>It's nothing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DÄSH </text:span><text:span text:style-name="T191">[dɑʃ]</text:span><text:span text:style-name="T193"> </text:span></text:p>
            <text:p>DÄSHAT [dɑʃat]</text:p>
            <text:p>Prononciation d'albanie</text:p>
          </table:table-cell>
          <table:table-cell table:style-name="ce106"/>
          <table:table-cell table:style-name="ce108" office:value-type="string" calcext:value-type="string">
            <text:p><text:span text:style-name="T195">DÄSH </text:span><text:span text:style-name="T200">[dɑʃ]</text:span><text:span text:style-name="T195"> </text:span></text:p>
            <text:p>DÄSHAT [dɒʃat]</text:p>
            <text:p>Prononciation des albanais de maggêduniɒ</text:p>
          </table:table-cell>
          <table:table-cell table:style-name="ce106"/>
          <table:table-cell table:style-name="ce108"/>
          <table:table-cell table:style-name="ce106"/>
          <table:table-cell table:style-name="ce132" office:value-type="string" calcext:value-type="string">
            <text:p>Belier Ram</text:p>
          </table:table-cell>
          <table:table-cell table:style-name="ce153" office:value-type="string" calcext:value-type="string">
            <text:p>Du latin</text:p>
            <text:p>ARIES</text:p>
          </table:table-cell>
          <table:table-cell table:style-name="ce135"/>
          <table:table-cell table:number-columns-repeated="1013"/>
        </table:table-row>
        <table:table-row table:style-name="ro3">
          <table:table-cell/>
          <table:table-cell table:style-name="ce93"/>
          <table:table-cell table:style-name="ce99"/>
          <table:table-cell table:style-name="ce106"/>
          <table:table-cell table:style-name="ce92" office:value-type="string" calcext:value-type="string">
            <text:p>DASHUR</text:p>
          </table:table-cell>
          <table:table-cell table:style-name="ce106"/>
          <table:table-cell table:style-name="ce108"/>
          <table:table-cell table:style-name="ce106" office:value-type="string" calcext:value-type="string">
            <text:p>[daʃuɾ]</text:p>
          </table:table-cell>
          <table:table-cell table:style-name="ce132" office:value-type="string" calcext:value-type="string">
            <text:p>L'être Aimé Loved one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9"/>
          <table:table-cell table:style-name="ce106"/>
          <table:table-cell table:style-name="ce92" office:value-type="string" calcext:value-type="string">
            <text:p>DASHURIJA</text:p>
          </table:table-cell>
          <table:table-cell table:style-name="ce106"/>
          <table:table-cell table:style-name="ce108"/>
          <table:table-cell table:style-name="ce106" office:value-type="string" calcext:value-type="string">
            <text:p>[daʃuɾija]</text:p>
          </table:table-cell>
          <table:table-cell table:style-name="ce132" office:value-type="string" calcext:value-type="string">
            <text:p>L'être Aimé Loved one </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3"/>
          <table:table-cell table:style-name="ce93" office:value-type="string" calcext:value-type="string">
            <text:p><text:span text:style-name="T211">DES</text:span><text:span text:style-name="T193">HTA </text:span><text:span text:style-name="T210">[deʃta]</text:span><text:span text:style-name="T239"> </text:span></text:p>
            <text:p>DESHTI [deʃti] </text:p>
            <text:p> </text:p>
            <text:p> </text:p>
            <text:p/>
            <text:p>Prononciation d'albanie</text:p>
          </table:table-cell>
          <table:table-cell table:style-name="ce106"/>
          <table:table-cell table:style-name="ce96" office:value-type="string" calcext:value-type="string">
            <text:p><text:span text:style-name="T218">DÄSH</text:span><text:span text:style-name="T195">TA </text:span><text:span text:style-name="T200">[dɒʃta]</text:span><text:span text:style-name="T197"> (je t'aimais)</text:span><text:span text:style-name="T205"> </text:span></text:p>
            <text:p>DÄSHTI [dɒʃti] </text:p>
            <text:p>DÔMI [dɔmi] (nous l'aimons) </text:p>
            <text:p>DÔVA [dɔva] </text:p>
            <text:p>DÔ [dɔ] </text:p>
            <text:p>DU [du]</text:p>
            <text:p>Prononciation des albanais de maggêduniɒ</text:p>
          </table:table-cell>
          <table:table-cell table:style-name="ce106"/>
          <table:table-cell table:style-name="ce96"/>
          <table:table-cell table:style-name="ce106"/>
          <table:table-cell table:style-name="ce132" office:value-type="string" calcext:value-type="string">
            <text:p>Aimais Loved</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DËSHTOJ </text:span><text:span text:style-name="T191">[dəʃtɔj]</text:span><text:span text:style-name="T193"> </text:span></text:p>
            <text:p>DËSHTOVA [dəʃtɔva] </text:p>
            <text:p>DËSHTUAR [dəʃtuaɾ]</text:p>
            <text:p>Prononciation d'albanie</text:p>
            <text:p> </text:p>
          </table:table-cell>
          <table:table-cell table:style-name="ce106"/>
          <table:table-cell table:style-name="ce108" office:value-type="string" calcext:value-type="string">
            <text:p/>
            <text:p> </text:p>
            <text:p>DASHTUARË [daʃtuaɾə]</text:p>
            <text:p>Prononciation des albanais de maggêduniɒ </text:p>
          </table:table-cell>
          <table:table-cell table:style-name="ce106"/>
          <table:table-cell table:style-name="ce108"/>
          <table:table-cell table:style-name="ce106"/>
          <table:table-cell table:style-name="ce132" office:value-type="string" calcext:value-type="string">
            <text:p><text:s/>Abort, Failed</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DËSHMOJ </text:span><text:span text:style-name="T191">[dəʃmɔj]</text:span><text:span text:style-name="T193"> </text:span></text:p>
            <text:p>DËSHMOVA [dəʃmɔva] </text:p>
            <text:p>DËSHMUAR [dəʃmuar]</text:p>
            <text:p>Prononciation d'albanie</text:p>
            <text:p> </text:p>
          </table:table-cell>
          <table:table-cell table:style-name="ce106"/>
          <table:table-cell table:style-name="ce117" office:value-type="string" calcext:value-type="string">
            <text:p/>
            <text:p/>
            <text:p>Prononciation des albanais de maggêduniɒ </text:p>
          </table:table-cell>
          <table:table-cell table:style-name="ce106"/>
          <table:table-cell table:style-name="ce117"/>
          <table:table-cell table:style-name="ce106"/>
          <table:table-cell table:style-name="ce132" office:value-type="string" calcext:value-type="string">
            <text:p><text:s/>Depose, testify, to witness</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3">DËMTOJ</text:span><text:span text:style-name="T201"> </text:span><text:span text:style-name="T202">[dəmtɔj]</text:span></text:p>
            <text:p>Prononciation d'albanie</text:p>
            <text:p> </text:p>
          </table:table-cell>
          <table:table-cell table:style-name="ce106"/>
          <table:table-cell table:style-name="ce108" office:value-type="string" calcext:value-type="string">
            <text:p><text:span text:style-name="T193">DAMTÔJ </text:span><text:span text:style-name="T210">[damtɔj]</text:span></text:p>
            <text:p>Prononciation des albanais de maggêduniɒ </text:p>
          </table:table-cell>
          <table:table-cell table:style-name="ce106"/>
          <table:table-cell table:style-name="ce108"/>
          <table:table-cell table:style-name="ce106"/>
          <table:table-cell table:style-name="ce132" office:value-type="string" calcext:value-type="string">
            <text:p>Abimer, affliger Afflict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KOPËSHT</text:span><text:span text:style-name="T201"> </text:span><text:span text:style-name="T202">[qɔpə</text:span><text:span text:style-name="T212">ʃ</text:span><text:span text:style-name="T202">t]</text:span></text:p>
            <text:p>Prononciation d'albanie</text:p>
          </table:table-cell>
          <table:table-cell table:style-name="ce106"/>
          <table:table-cell table:style-name="ce108" office:value-type="string" calcext:value-type="string">
            <text:p><text:span text:style-name="T195">BÄHÇÊ </text:span><text:span text:style-name="T200">[bɒʧɛ]</text:span></text:p>
            <text:p>Prononciation des albanais de maggêduniɒ </text:p>
            <text:p>(Türkicisme)</text:p>
          </table:table-cell>
          <table:table-cell table:style-name="ce106"/>
          <table:table-cell table:style-name="ce108"/>
          <table:table-cell table:style-name="ce106"/>
          <table:table-cell table:style-name="ce132" office:value-type="string" calcext:value-type="string">
            <text:p>Jardin Garden</text:p>
          </table:table-cell>
          <table:table-cell table:style-name="ce155" office:value-type="string" calcext:value-type="string">
            <text:p> </text:p>
          </table:table-cell>
          <table:table-cell table:style-name="ce135"/>
          <table:table-cell table:number-columns-repeated="1013"/>
        </table:table-row>
        <table:table-row table:style-name="ro52">
          <table:table-cell/>
          <table:table-cell table:style-name="ce93"/>
          <table:table-cell table:style-name="ce92" office:value-type="string" calcext:value-type="string">
            <text:p><text:span text:style-name="T211">PARK</text:span><text:span text:style-name="T201"> </text:span><text:span text:style-name="T202">[paɾq]</text:span></text:p>
            <text:p>Prononciation d'albanie</text:p>
            <text:p><text:span text:style-name="T216">פְרך</text:span><text:span text:style-name="T220"> </text:span><text:span text:style-name="T221">[pəʀk]</text:span><text:span text:style-name="T222"> : Crushing ; Servitude </text:span></text:p>
            <text:p>פְר [pəʀ] : bull, BOS [bosser, boss]</text:p>
          </table:table-cell>
          <table:table-cell table:style-name="ce106"/>
          <table:table-cell table:style-name="ce93" office:value-type="string" calcext:value-type="string">
            <text:p><text:span text:style-name="T195">PÄRRIG </text:span><text:span text:style-name="T200">[pɒrig]</text:span></text:p>
            <text:p>Prononciation des albanais de maggêduniɒ</text:p>
            <text:p><text:span text:style-name="T218">DARG</text:span><text:span text:style-name="T197"> </text:span><text:span text:style-name="T198">[daɾg]</text:span></text:p>
            <text:p>Prononciation corrigé</text:p>
          </table:table-cell>
          <table:table-cell table:style-name="ce106"/>
          <table:table-cell table:style-name="ce93"/>
          <table:table-cell table:style-name="ce106"/>
          <table:table-cell table:style-name="ce132" office:value-type="string" calcext:value-type="string">
            <text:p>Parc Park</text:p>
          </table:table-cell>
          <table:table-cell table:style-name="ce158" office:value-type="string" calcext:value-type="string">
            <text:p>Du latin</text:p>
            <text:p><text:span text:style-name="T224">PARRICVS </text:span></text:p>
            <text:p>[parigɔs] Etrosque </text:p>
            <text:p>[paʀikus] Roman</text:p>
            <text:p>Du paerthe </text:p>
            <text:p>فٰرِدوس </text:p>
            <text:p>[ɸaridus]</text:p>
            <text:p>Du Ellên </text:p>
            <text:p>ΠΑΡΑΔΕΙΣΟΣ</text:p>
          </table:table-cell>
          <table:table-cell table:style-name="ce135"/>
          <table:table-cell table:number-columns-repeated="1013"/>
        </table:table-row>
        <table:table-row table:style-name="ro10">
          <table:table-cell/>
          <table:table-cell table:style-name="ce93"/>
          <table:table-cell table:style-name="ce92" office:value-type="string" calcext:value-type="string">
            <text:p><text:span text:style-name="T184">PARK</text:span><text:span text:style-name="T195">ING</text:span><text:span text:style-name="T197"> </text:span><text:span text:style-name="T198">[paɾqiŋ]</text:span><text:span text:style-name="T233"> </text:span></text:p>
            <text:p>PARKIM [paɾqim]</text:p>
            <text:p><text:span text:style-name="T236">Pron</text:span><text:span text:style-name="T237">o</text:span><text:span text:style-name="T221">nciati</text:span><text:span text:style-name="T222">on d'albanie</text:span></text:p>
            <text:p>פַרך [paʀk] : Crushing ; Servitude </text:p>
            <text:p>פְר [pəʀ] : bull, BOS [bosser, boss]</text:p>
          </table:table-cell>
          <table:table-cell table:style-name="ce106"/>
          <table:table-cell table:style-name="ce96" office:value-type="string" calcext:value-type="string">
            <text:p><text:span text:style-name="T218">PARRIG</text:span><text:span text:style-name="T195">ING</text:span><text:span text:style-name="T197"> </text:span><text:span text:style-name="T198">[parigiŋ]</text:span><text:span text:style-name="T197"> / </text:span><text:span text:style-name="T219">DARG</text:span><text:span text:style-name="T205">ING</text:span><text:span text:style-name="T197"> </text:span><text:span text:style-name="T198">[daɾgiŋ]</text:span><text:span text:style-name="T215"> </text:span></text:p>
            <text:p>PARRIGIM [parigim] / DARGIM [daɾgim]</text:p>
            <text:p><text:span text:style-name="T195">Prononci</text:span><text:span text:style-name="T200">ation cor</text:span>rigé</text:p>
            <text:p>GARNERS [gaɾnɛɾs]</text:p>
            <text:p>Prononciation des albanais de maggêduniɒ</text:p>
          </table:table-cell>
          <table:table-cell table:style-name="ce106"/>
          <table:table-cell table:style-name="ce96"/>
          <table:table-cell table:style-name="ce106"/>
          <table:table-cell table:style-name="ce132" office:value-type="string" calcext:value-type="string">
            <text:p>Parking Depot</text:p>
          </table:table-cell>
          <table:table-cell table:style-name="ce153" office:value-type="string" calcext:value-type="string">
            <text:p>Du latin</text:p>
            <text:p>PARRICVS </text:p>
            <text:p>[parigɔs] Etrosque </text:p>
            <text:p>[paʀiqus] Roman</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 </text:p>
          </table:table-cell>
          <table:table-cell table:style-name="ce106"/>
          <table:table-cell table:style-name="ce108" office:value-type="string" calcext:value-type="string">
            <text:p><text:span text:style-name="T193">FUSHË </text:span><text:span text:style-name="T210">[damtɔj]</text:span></text:p>
            <text:p>Prononciation commune</text:p>
          </table:table-cell>
          <table:table-cell table:style-name="ce106"/>
          <table:table-cell table:style-name="ce108"/>
          <table:table-cell table:style-name="ce106"/>
          <table:table-cell table:style-name="ce132" office:value-type="string" calcext:value-type="string">
            <text:p>Champs Field</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KODËR </text:span><text:span text:style-name="T210">[mɑl]</text:span><text:span text:style-name="T201"> </text:span></text:p>
            <text:p>KODRA [mɒli]</text:p>
            <text:p>Prononciation commune</text:p>
          </table:table-cell>
          <table:table-cell table:style-name="ce106"/>
          <table:table-cell table:style-name="ce96"/>
          <table:table-cell table:style-name="ce106"/>
          <table:table-cell table:style-name="ce132" office:value-type="string" calcext:value-type="string">
            <text:p>Colline Hill</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3">PYLL </text:span><text:span text:style-name="T210">[pyɫ]</text:span><text:span text:style-name="T201"> </text:span></text:p>
            <text:p>(Anglicisme)</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Taillis Coppice </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MÄL </text:span><text:span text:style-name="T210">[mɑl]</text:span><text:span text:style-name="T201"> </text:span></text:p>
            <text:p>MÄLË [mɑlə] </text:p>
            <text:p>MÄLI [mɒli] </text:p>
            <text:p>MÄLËSIJA [mɑləsija] </text:p>
            <text:p>MÄLËSOR [mɑləsɔɾ] (Montagnard)</text:p>
            <text:p>Prononciation des albanais de maggêduniɒ</text:p>
          </table:table-cell>
          <table:table-cell table:style-name="ce106"/>
          <table:table-cell table:style-name="ce96"/>
          <table:table-cell table:style-name="ce106"/>
          <table:table-cell table:style-name="ce132" office:value-type="string" calcext:value-type="string">
            <text:p>Fôret, Mont Forest, Mount</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MALL </text:span><text:span text:style-name="T210">[maɫ]</text:span><text:span text:style-name="T201"> </text:span></text:p>
            <text:p>MALLRA [maɫɾa]</text:p>
            <text:p>Prononciation commune</text:p>
          </table:table-cell>
          <table:table-cell table:style-name="ce106"/>
          <table:table-cell table:style-name="ce96"/>
          <table:table-cell table:style-name="ce106"/>
          <table:table-cell table:style-name="ce132" office:value-type="string" calcext:value-type="string">
            <text:p>Marchandise Goods</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TRI</text:span><text:span text:style-name="T194">M</text:span><text:span text:style-name="T201"> </text:span><text:span text:style-name="T202">[tɾĩm]</text:span><text:span text:style-name="T249"> </text:span></text:p>
            <text:p>TRIMI [tɾĩmi] </text:p>
            <text:p>TRIMNAT [tɾĩmat]</text:p>
            <text:p>Prononciation d'albanie</text:p>
          </table:table-cell>
          <table:table-cell table:style-name="ce106"/>
          <table:table-cell table:style-name="ce96" office:value-type="string" calcext:value-type="string">
            <text:p><text:span text:style-name="T195">TRI</text:span><text:span text:style-name="T199">MN</text:span><text:span text:style-name="T195">Ë</text:span><text:span text:style-name="T260"> </text:span><text:span text:style-name="T198">[tɾĩmnə]</text:span><text:span text:style-name="T197"> </text:span></text:p>
            <text:p>TRIMNI [tɾĩmni] </text:p>
            <text:p>TRIMNAT [tɾĩmnat]</text:p>
            <text:p>Prononciation de maggêduniɒ</text:p>
          </table:table-cell>
          <table:table-cell table:style-name="ce106"/>
          <table:table-cell table:style-name="ce96"/>
          <table:table-cell table:style-name="ce106"/>
          <table:table-cell table:style-name="ce132" office:value-type="string" calcext:value-type="string">
            <text:p>Courageous, doughty, gallant, hardy </text:p>
          </table:table-cell>
          <table:table-cell table:style-name="ce153" office:value-type="string" calcext:value-type="string">
            <text:p>Du latin</text:p>
            <text:p>ROMANVS </text:p>
            <text:p>[ɾomɒnɔs] Etrusque </text:p>
            <text:p>[romɑnus] Roman</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text:span text:style-name="T195">DË</text:span><text:span text:style-name="T196">N</text:span><text:span text:style-name="T195">UAR</text:span><text:span text:style-name="T197"> </text:span><text:span text:style-name="T198">[dənuaɾ]</text:span><text:span text:style-name="T205"> </text:span></text:p>
            <text:p>DËNOJ [dənɔj] </text:p>
            <text:p>DËNIM [dənim]</text:p>
            <text:p>Prononciation d'albanie</text:p>
            <text:p> </text:p>
          </table:table-cell>
          <table:table-cell table:style-name="ce106"/>
          <table:table-cell table:style-name="ce96" office:value-type="string" calcext:value-type="string">
            <text:p><text:span text:style-name="T193">DE</text:span><text:span text:style-name="T194">N</text:span><text:span text:style-name="T193">UARË</text:span><text:span text:style-name="T201"> </text:span><text:span text:style-name="T202">[dənuaɾə]</text:span><text:span text:style-name="T201"> </text:span></text:p>
            <text:p>DENÔJ [denɔj] </text:p>
            <text:p><text:span text:style-name="T195">DE</text:span><text:span text:style-name="T199">NI</text:span><text:span text:style-name="T195">M [</text:span><text:span text:style-name="T200">denim]</text:span></text:p>
            <text:p>Prononciation des albanais de maggêduniɒ </text:p>
            <text:p>DEMNÔJ [demnɔj] </text:p>
            <text:p>DEMNUARË [dəmnuaɾə] </text:p>
            <text:p>DEMNIM [dəmnim]</text:p>
            <text:p>Prononciation corrigé</text:p>
          </table:table-cell>
          <table:table-cell table:style-name="ce106"/>
          <table:table-cell table:style-name="ce96"/>
          <table:table-cell table:style-name="ce106"/>
          <table:table-cell table:style-name="ce132" office:value-type="string" calcext:value-type="string">
            <text:p>Condamner, Punir Condemn, damn, punish </text:p>
          </table:table-cell>
          <table:table-cell table:style-name="ce153" office:value-type="string" calcext:value-type="string">
            <text:p>Dévié du latin</text:p>
            <text:p>CONDEMNARE </text:p>
            <text:p>[gondɛmnaɾɛ] Etrusque </text:p>
            <text:p>[qondɛmnarɛ] Roman</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84">ND</text:span><text:span text:style-name="T195">ËSHUAR </text:span></text:p>
            <text:p>NDËSHUR </text:p>
            <text:p>NDËSHKOJ [ndəʃqɔj] </text:p>
            <text:p>NDËSHKUES </text:p>
            <text:p>NDËSHKIM</text:p>
          </table:table-cell>
          <table:table-cell table:style-name="ce106"/>
          <table:table-cell table:style-name="ce122" office:value-type="string" calcext:value-type="string">
            <text:p><text:s text:c="4"/>DËSHTIM</text:p>
          </table:table-cell>
          <table:table-cell table:style-name="ce106"/>
          <table:table-cell table:style-name="ce122"/>
          <table:table-cell table:style-name="ce106"/>
          <table:table-cell table:style-name="ce132" office:value-type="string" calcext:value-type="string">
            <text:p>Punir Punish</text:p>
          </table:table-cell>
          <table:table-cell table:style-name="ce155" office:value-type="string" calcext:value-type="string">
            <text:p>punition sanction</text:p>
            <text:p>sanksion pengesë obstacle, ennuie</text:p>
          </table:table-cell>
          <table:table-cell table:style-name="ce135"/>
          <table:table-cell table:number-columns-repeated="1013"/>
        </table:table-row>
        <table:table-row table:style-name="ro28">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ZBULUARË</text:span><text:span text:style-name="T201"> </text:span><text:span text:style-name="T202">[zbuluaɾə] </text:span></text:p>
            <text:p>ZBULU [zbulu] </text:p>
            <text:p>ZBULÔJ [zbulɔj] </text:p>
            <text:p>ZBULÔVA [zbulɔva] </text:p>
            <text:p>ZBULÔN [zbulɔn] </text:p>
            <text:p>ZBULIM [zbulim] </text:p>
            <text:p>ZBUL [zbul] </text:p>
            <text:p>ZBULËS [zbuləs]</text:p>
            <text:p>Prononciation des albanais de maggêduniɒ</text:p>
          </table:table-cell>
          <table:table-cell table:style-name="ce106"/>
          <table:table-cell table:style-name="ce96"/>
          <table:table-cell table:style-name="ce106"/>
          <table:table-cell table:style-name="ce132" office:value-type="string" calcext:value-type="string">
            <text:p>Decouvert Discovered</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3" office:value-type="string" calcext:value-type="string">
            <text:p><text:span text:style-name="T193">CA</text:span><text:span text:style-name="T194">K</text:span><text:span text:style-name="T193">TUAR</text:span><text:span text:style-name="T234"> </text:span><text:span text:style-name="T202">[</text:span><text:span text:style-name="T212">ʦaqtuaɾ</text:span><text:span text:style-name="T202">]</text:span><text:span text:style-name="T201"> </text:span></text:p>
            <text:p>CAKTÔJ [ʦaqtɔj]</text:p>
            <text:p>Prononciation des albanais de maggêduniɒ</text:p>
            <text:p>asign ↓ </text:p>
            <text:p>aciqt</text:p>
          </table:table-cell>
          <table:table-cell table:style-name="ce106"/>
          <table:table-cell table:style-name="ce93" office:value-type="string" calcext:value-type="string">
            <text:p><text:span text:style-name="T195">CA</text:span><text:span text:style-name="T199">G</text:span><text:span text:style-name="T195">TUARË</text:span><text:span text:style-name="T260"> </text:span><text:span text:style-name="T198">[ʦagtuaɾə]</text:span><text:span text:style-name="T197"> </text:span></text:p>
            <text:p>CAGTÔJ [ʦagtɔj]</text:p>
            <text:p>Prononciation corrigé</text:p>
          </table:table-cell>
          <table:table-cell table:style-name="ce106"/>
          <table:table-cell table:style-name="ce93"/>
          <table:table-cell table:style-name="ce106"/>
          <table:table-cell table:style-name="ce132" office:value-type="string" calcext:value-type="string">
            <text:p>Assigner Assign</text:p>
          </table:table-cell>
          <table:table-cell table:style-name="ce153" office:value-type="string" calcext:value-type="string">
            <text:p>Du latin</text:p>
            <text:p>ASSIGNARE </text:p>
            <text:p>[asiʒnaɾe] Etrusque </text:p>
            <text:p>[asignarɛ] Roman</text:p>
            <text:p> </text:p>
          </table:table-cell>
          <table:table-cell table:style-name="ce135"/>
          <table:table-cell table:number-columns-repeated="1013"/>
        </table:table-row>
        <table:table-row table:style-name="ro16">
          <table:table-cell/>
          <table:table-cell table:style-name="ce93"/>
          <table:table-cell table:style-name="ce93" office:value-type="string" calcext:value-type="string">
            <text:p><text:span text:style-name="T193">PËR-CA</text:span><text:span text:style-name="T194">K</text:span><text:span text:style-name="T193">TUAR</text:span><text:span text:style-name="T234"> </text:span><text:span text:style-name="T202">[pəɾ</text:span><text:span text:style-name="T212">ʦaqtuaɾ</text:span><text:span text:style-name="T202">]</text:span><text:span text:style-name="T201"> </text:span></text:p>
            <text:p>PËR-CAKTÔJ [pəɾʦaqtɔj]</text:p>
            <text:p>Prononciation des albanais de maggêduniɒ</text:p>
            <text:p>de-sign ↓ </text:p>
            <text:p>pərcaqt</text:p>
          </table:table-cell>
          <table:table-cell table:style-name="ce106"/>
          <table:table-cell table:style-name="ce93" office:value-type="string" calcext:value-type="string">
            <text:p><text:span text:style-name="T195">PËR-CA</text:span><text:span text:style-name="T199">G</text:span><text:span text:style-name="T195">TUAR</text:span><text:span text:style-name="T260"> </text:span><text:span text:style-name="T198">[pəɾʦagtuaɾ]</text:span><text:span text:style-name="T197"> </text:span></text:p>
            <text:p>PËR-CAGTÔJ [pəɾʦagtɔj]</text:p>
            <text:p>Prononciation corrigé</text:p>
          </table:table-cell>
          <table:table-cell table:style-name="ce106"/>
          <table:table-cell table:style-name="ce93"/>
          <table:table-cell table:style-name="ce106"/>
          <table:table-cell table:style-name="ce132" office:value-type="string" calcext:value-type="string">
            <text:p>Designer</text:p>
            <text:p>Designate</text:p>
            <text:p>Reperer </text:p>
            <text:p>Spoted skicues </text:p>
          </table:table-cell>
          <table:table-cell table:style-name="ce155" office:value-type="string" calcext:value-type="string">
            <text:p>Du latin DESIGNARE</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84">DIKT</text:span><text:span text:style-name="T195">UAR </text:span><text:span text:style-name="T200">[diqtuaɾ]</text:span><text:span text:style-name="T197"> </text:span></text:p>
            <text:p>DIKTÔJ [diqtɔj]</text:p>
            <text:p>Prononciation d'Albanie</text:p>
          </table:table-cell>
          <table:table-cell table:style-name="ce106"/>
          <table:table-cell table:style-name="ce93" office:value-type="string" calcext:value-type="string">
            <text:p><text:span text:style-name="T218">DIGT</text:span><text:span text:style-name="T195">UARË </text:span><text:span text:style-name="T200">[diqtuaɾə]</text:span><text:span text:style-name="T197"> </text:span></text:p>
            <text:p>DIGTÔJ [diqtɔj]</text:p>
            <text:p>Prononciation corrigé</text:p>
          </table:table-cell>
          <table:table-cell table:style-name="ce106"/>
          <table:table-cell table:style-name="ce93"/>
          <table:table-cell table:style-name="ce106"/>
          <table:table-cell table:style-name="ce132" office:value-type="string" calcext:value-type="string">
            <text:p>Dicter Dictate</text:p>
          </table:table-cell>
          <table:table-cell table:style-name="ce155" office:value-type="string" calcext:value-type="string">
            <text:p>Du latin DICTARE</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84">DIKT</text:span><text:span text:style-name="T195">UAR </text:span><text:span text:style-name="T200">[diqtuaɾ]</text:span><text:span text:style-name="T197"> </text:span></text:p>
            <text:p>DIKTÔJ [diqtɔj]</text:p>
            <text:p>Prononciation des albanais de maggêduniɒ (Remarquer)</text:p>
          </table:table-cell>
          <table:table-cell table:style-name="ce106"/>
          <table:table-cell table:style-name="ce96" office:value-type="string" calcext:value-type="string">
            <text:p><text:span text:style-name="T218">DITÊGT</text:span><text:span text:style-name="T195">UARË </text:span><text:span text:style-name="T200">[detɛgtuaɾə]</text:span><text:span text:style-name="T197"> </text:span></text:p>
            <text:p>DITÊGTÔJ [detɛgtɔj] ou DÊGT</text:p>
            <text:p>Prononciation corrigé</text:p>
          </table:table-cell>
          <table:table-cell table:style-name="ce106"/>
          <table:table-cell table:style-name="ce96"/>
          <table:table-cell table:style-name="ce106"/>
          <table:table-cell table:style-name="ce132" office:value-type="string" calcext:value-type="string">
            <text:p>Detecter Detected</text:p>
          </table:table-cell>
          <table:table-cell table:style-name="ce155" office:value-type="string" calcext:value-type="string">
            <text:p>Du latin DETEGERE</text:p>
          </table:table-cell>
          <table:table-cell table:style-name="ce135"/>
          <table:table-cell table:number-columns-repeated="1013"/>
        </table:table-row>
        <table:table-row table:style-name="ro24">
          <table:table-cell/>
          <table:table-cell table:style-name="ce93"/>
          <table:table-cell table:style-name="ce96" office:value-type="string" calcext:value-type="string">
            <text:p><text:span text:style-name="T195">GJÊTUAR </text:span><text:span text:style-name="T200">[ɟɛtuaɾ]</text:span><text:span text:style-name="T195"> </text:span></text:p>
            <text:p>GJÊTUR [ɟɛtu] </text:p>
            <text:p>GJÊTA [ɟɛta] </text:p>
            <text:p>GJÊTÊ [ɟɛtɛ] </text:p>
            <text:p>GJÊJ [ɟɛj] </text:p>
            <text:p>GJÊJE [ɟɛjɛ] </text:p>
            <text:p>GJÊN [ɟɛn] (Finds) </text:p>
            <text:p>GJÊMI [ɟɛmi] </text:p>
            <text:p>GJÊNA [ɟɛtna] </text:p>
            <text:p>GJÊTUES [ɟɛtues] (Finder)</text:p>
            <text:p>Prononciation d'albanie</text:p>
          </table:table-cell>
          <table:table-cell table:style-name="ce106"/>
          <table:table-cell table:style-name="ce96" office:value-type="string" calcext:value-type="string">
            <text:p><text:span text:style-name="T195">XHÊTUARË </text:span><text:span text:style-name="T200">[ʤɛtuaɾə]</text:span><text:span text:style-name="T197"> </text:span></text:p>
            <text:p>XHÊTUR [ʤɛtur] </text:p>
            <text:p>XHÊTA [ʤɛta] </text:p>
            <text:p>XHÊTÊ [ʤɛtɛ] </text:p>
            <text:p>XHÊJ [ʤɛj] </text:p>
            <text:p>XHÊJE [ʤɛjɛ] </text:p>
            <text:p>XHÊN [ʤɛn] </text:p>
            <text:p>XHÊMI [ʤɛmi] </text:p>
            <text:p>XHÊNA [ʤɛna] </text:p>
            <text:p>XHÊTUES [ʤɛtues] (Finder)</text:p>
            <text:p>Prononciation des albanais de maggêduniɒ</text:p>
          </table:table-cell>
          <table:table-cell table:style-name="ce106"/>
          <table:table-cell table:style-name="ce96"/>
          <table:table-cell table:style-name="ce106"/>
          <table:table-cell table:style-name="ce132" office:value-type="string" calcext:value-type="string">
            <text:p>Trouver Find</text:p>
          </table:table-cell>
          <table:table-cell table:style-name="ce155" office:value-type="string" calcext:value-type="string">
            <text:p>ADJUVARI</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transpercer)depërtoj</text:p>
            <text:p>Prononciation des Goθovä</text:p>
          </table:table-cell>
          <table:table-cell table:style-name="ce106"/>
          <table:table-cell table:style-name="ce117" office:value-type="string" calcext:value-type="string">
            <text:p>PENETRÔJ</text:p>
          </table:table-cell>
          <table:table-cell table:style-name="ce106"/>
          <table:table-cell table:style-name="ce117"/>
          <table:table-cell table:style-name="ce106"/>
          <table:table-cell table:style-name="ce132" office:value-type="string" calcext:value-type="string">
            <text:p>Penetrate, Perforer, infiltrer</text:p>
          </table:table-cell>
          <table:table-cell table:style-name="ce155" office:value-type="string" calcext:value-type="string">
            <text:p>HYJ</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5">SHPËRTHEJ</text:span><text:span text:style-name="T197"> (transpercer) </text:span></text:p>
            <text:p>SHPËRTHEN </text:p>
            <text:p>SHPËRTHIM </text:p>
            <text:p>SHPËRTHYES</text:p>
            <text:p>Prononciation des Goθovä</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Percer</text:p>
            <text:p>Enfoncer</text:p>
            <text:p>Penetrate, Perforer, infiltrer</text:p>
          </table:table-cell>
          <table:table-cell table:style-name="ce153" office:value-type="string" calcext:value-type="string">
            <text:p>Du latin</text:p>
            <text:p>PERTVSVM </text:p>
            <text:p>[pertusum] Etrosque </text:p>
            <text:p>[pertusum] Roman</text:p>
          </table:table-cell>
          <table:table-cell table:style-name="ce135"/>
          <table:table-cell table:number-columns-repeated="1013"/>
        </table:table-row>
        <table:table-row table:style-name="ro9">
          <table:table-cell/>
          <table:table-cell table:style-name="ce93"/>
          <table:table-cell table:style-name="ce99" office:value-type="string" calcext:value-type="string">
            <text:p><text:span text:style-name="T195">NGULJA</text:span><text:span text:style-name="T197"> (epingler, cloué)</text:span></text:p>
            <text:p>Prononciation des Ostro-Goθovär</text:p>
          </table:table-cell>
          <table:table-cell table:style-name="ce106"/>
          <table:table-cell table:style-name="ce96" office:value-type="string" calcext:value-type="string">
            <text:p><text:span text:style-name="T195">RASJA </text:span><text:span text:style-name="T200">[rasja]</text:span><text:span text:style-name="T197"> (Enfoncer)</text:span></text:p>
            <text:p>Prononciation des albanais de maggêduniɒ</text:p>
          </table:table-cell>
          <table:table-cell table:style-name="ce106"/>
          <table:table-cell table:style-name="ce96"/>
          <table:table-cell table:style-name="ce106"/>
          <table:table-cell table:style-name="ce132" office:value-type="string" calcext:value-type="string">
            <text:p>Enfoncer</text:p>
          </table:table-cell>
          <table:table-cell table:style-name="ce155" office:value-type="string" calcext:value-type="string">
            <text:p> </text:p>
          </table:table-cell>
          <table:table-cell table:style-name="ce135"/>
          <table:table-cell table:number-columns-repeated="1013"/>
        </table:table-row>
        <table:table-row table:style-name="ro53">
          <table:table-cell/>
          <table:table-cell table:style-name="ce93"/>
          <table:table-cell table:style-name="ce99" office:value-type="string" calcext:value-type="string">
            <text:p>GODITUAR </text:p>
            <text:p>GODAS </text:p>
            <text:p>GODITJE (bien eux) </text:p>
            <text:p>GODITUR </text:p>
            <text:p> </text:p>
            <text:p>GODINE </text:p>
            <text:p>GODITA </text:p>
            <text:p>Prononciation des Gothovär</text:p>
          </table:table-cell>
          <table:table-cell table:style-name="ce106"/>
          <table:table-cell table:style-name="ce96" office:value-type="string" calcext:value-type="string">
            <text:p><text:span text:style-name="T195">RRÄH </text:span><text:span text:style-name="T200">[rɒh]</text:span><text:span text:style-name="T195"> </text:span></text:p>
            <text:p>RRÄHËS [rɒhəs] </text:p>
            <text:p><text:span text:style-name="T195">RRÄHJE</text:span><text:span text:style-name="T200"> </text:span></text:p>
            <text:p>RRÄHVA [rɒhva] </text:p>
            <text:p>RREHUARË [rehuaɾə] </text:p>
            <text:p>RREH [reh] (Palpiter) </text:p>
            <text:p>RREHVA [rehva] </text:p>
            <text:p>RREHJE [rehjɛ] </text:p>
            <text:p>RREHJMI [rɛhjmi] </text:p>
            <text:p>RREHJNA [rehjna] </text:p>
            <text:p>RREHJTA [rehjta] </text:p>
            <text:p>RREHJTA [rehjta] </text:p>
            <text:p>RREHJSHIN [rehjʃin] </text:p>
            <text:p>TË RREMI NA [tə remi na] TE RUMANI</text:p>
            <text:p>Prononciation des Albanais de Maggêduniɒ</text:p>
            <text:p>ARRÄH [arɒh] </text:p>
            <text:p>ARRÄHËS [arɒhəs] </text:p>
            <text:p>ARRÄHJÊ [arɒhjɛ] </text:p>
            <text:p>ARRÄHVA [rɒhva] </text:p>
            <text:p>ARRÊHUARË [rehuaɾə] </text:p>
            <text:p>ARRÊH [reh] (Palpiter) </text:p>
            <text:p>ARRÊHVA [rehva] </text:p>
            <text:p>ARRÊHJE [rehjɛ] </text:p>
            <text:p>ARRÊHJMI [rɛhjmi] </text:p>
            <text:p>ARRÊHJNA [rehjna] </text:p>
            <text:p>ARRÊHJTA [rehjta] </text:p>
            <text:p>ARRÊHJTA [rehjta] </text:p>
            <text:p>ARRÊHJSHIN [rehjʃin]</text:p>
            <text:p>Prononciation corrigé</text:p>
          </table:table-cell>
          <table:table-cell table:style-name="ce106"/>
          <table:table-cell table:style-name="ce96"/>
          <table:table-cell table:style-name="ce106"/>
          <table:table-cell table:style-name="ce132" office:value-type="string" calcext:value-type="string">
            <text:p>Battre Batter, Beat, Beater, Beating</text:p>
          </table:table-cell>
          <table:table-cell table:style-name="ce153" office:value-type="string" calcext:value-type="string">
            <text:p>Du Creg</text:p>
            <text:p>ΆΡΗΣ ΆΡΗ </text:p>
            <text:p>[arɛs arɛ] Ellêniqa </text:p>
            <text:p>[aris ari] Cregque</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ARRESTÔJ</text:span><text:span text:style-name="T201"> </text:span><text:span text:style-name="T202">[</text:span><text:span text:style-name="T212">arestɔj</text:span><text:span text:style-name="T202">]</text:span><text:span text:style-name="T201"> </text:span></text:p>
            <text:p>ARRESTUARË [reguɫuaɾə] </text:p>
            <text:p>ARRESTIM [reguɫim] </text:p>
            <text:p>ARREST [reguɫ]</text:p>
          </table:table-cell>
          <table:table-cell table:style-name="ce106"/>
          <table:table-cell table:style-name="ce96"/>
          <table:table-cell table:style-name="ce106"/>
          <table:table-cell table:style-name="ce132" office:value-type="string" calcext:value-type="string">
            <text:p>Arreter</text:p>
          </table:table-cell>
          <table:table-cell table:style-name="ce153" office:value-type="string" calcext:value-type="string">
            <text:p>Du Creg</text:p>
            <text:p>ΆΡΗΣ ΆΡΗ </text:p>
            <text:p>[arɛs arɛ] Ellêniqa </text:p>
            <text:p>[aris ari] Cregque</text:p>
          </table:table-cell>
          <table:table-cell table:style-name="ce135"/>
          <table:table-cell table:number-columns-repeated="1013"/>
        </table:table-row>
        <table:table-row table:style-name="ro9">
          <table:table-cell/>
          <table:table-cell table:style-name="ce93"/>
          <table:table-cell table:style-name="ce99"/>
          <table:table-cell table:style-name="ce106"/>
          <table:table-cell table:style-name="ce96" office:value-type="string" calcext:value-type="string">
            <text:p><text:span text:style-name="T195">RRI</text:span><text:span text:style-name="T197"> </text:span><text:span text:style-name="T198">[ri]</text:span><text:span text:style-name="T197"> </text:span></text:p>
            <text:p>RRINI [rini] </text:p>
            <text:p>Prononciation commune </text:p>
          </table:table-cell>
          <table:table-cell table:style-name="ce106"/>
          <table:table-cell table:style-name="ce96"/>
          <table:table-cell table:style-name="ce106"/>
          <table:table-cell table:style-name="ce132" office:value-type="string" calcext:value-type="string">
            <text:p>Rester Stay</text:p>
          </table:table-cell>
          <table:table-cell table:style-name="ce155" office:value-type="string" calcext:value-type="string">
            <text:p>Du latin RESTARE</text:p>
          </table:table-cell>
          <table:table-cell table:style-name="ce135"/>
          <table:table-cell table:number-columns-repeated="1013"/>
        </table:table-row>
        <table:table-row table:style-name="ro28">
          <table:table-cell/>
          <table:table-cell table:style-name="ce93"/>
          <table:table-cell table:style-name="ce93" office:value-type="string" calcext:value-type="string">
            <text:p><text:span text:style-name="T195">RREZIKUARË </text:span><text:span text:style-name="T200">[rɛziquaɾ]</text:span><text:span text:style-name="T195"> </text:span></text:p>
            <text:p>RREZIK [rɛziq] </text:p>
            <text:p>RREZIKOJ [rɛziqɔj] </text:p>
            <text:p>RREZIKTA [rɛziqta]</text:p>
            <text:p>Prononciation d'Albanie</text:p>
            <text:p>RISCVERE </text:p>
            <text:p>RISKUARE </text:p>
            <text:p>RIZKUARE </text:p>
            <text:p>REZIKUARE </text:p>
            <text:p>RREZIKUARE</text:p>
          </table:table-cell>
          <table:table-cell table:style-name="ce106"/>
          <table:table-cell table:style-name="ce93" office:value-type="string" calcext:value-type="string">
            <text:p><text:span text:style-name="T195">RRÊZIGUARË </text:span><text:span text:style-name="T200">[rɛziguaɾə]</text:span><text:span text:style-name="T195"> </text:span></text:p>
            <text:p>RRÊZIG [rɛzig] </text:p>
            <text:p>RRÊZIGÔJ [rɛzigɔj] </text:p>
            <text:p>RRÊZIGTA [rɛzigta]</text:p>
            <text:p>Prononciation corrigé</text:p>
          </table:table-cell>
          <table:table-cell table:style-name="ce106"/>
          <table:table-cell table:style-name="ce93"/>
          <table:table-cell table:style-name="ce106"/>
          <table:table-cell table:style-name="ce132" office:value-type="string" calcext:value-type="string">
            <text:p>Danger, Risquer Risk, Peril, Ventur</text:p>
          </table:table-cell>
          <table:table-cell table:style-name="ce153" office:value-type="string" calcext:value-type="string">
            <text:p>Du latin</text:p>
            <text:p>RISCVS </text:p>
            <text:p>[ɾisgɔs] Etrosque </text:p>
            <text:p>[risqus] Roman</text:p>
          </table:table-cell>
          <table:table-cell table:style-name="ce135"/>
          <table:table-cell table:number-columns-repeated="1013"/>
        </table:table-row>
        <table:table-row table:style-name="ro28">
          <table:table-cell/>
          <table:table-cell table:style-name="ce93"/>
          <table:table-cell table:style-name="ce96" office:value-type="string" calcext:value-type="string">
            <text:p><text:span text:style-name="T195">MSHÔJ</text:span><text:span text:style-name="T197"> </text:span><text:span text:style-name="T198">[mʃɔj]</text:span><text:span text:style-name="T197"> </text:span></text:p>
            <text:p>MSHÔVA [mʃɔva] </text:p>
            <text:p>MSHÔN [mʃɔn] </text:p>
            <text:p>MSHU [mʃu] </text:p>
            <text:p>MSHUARË [mʃuaɾə] </text:p>
            <text:p>MSHIM [mʃim] </text:p>
            <text:p>MSH [mʃ] </text:p>
            <text:p>MSHËS [mʃəs]</text:p>
            <text:p>Prononciation des albanais de maggêduniɒ </text:p>
          </table:table-cell>
          <table:table-cell table:style-name="ce106"/>
          <table:table-cell table:style-name="ce96" office:value-type="string" calcext:value-type="string">
            <text:p><text:span text:style-name="T195">MËSHÔJ</text:span><text:span text:style-name="T197"> </text:span><text:span text:style-name="T198">[məʃɔj]</text:span><text:span text:style-name="T197"> </text:span></text:p>
            <text:p>MËSHÔVA [məʃɔva] </text:p>
            <text:p>MËSHÔN [məʃɔn] </text:p>
            <text:p>MËSHU [məʃu] </text:p>
            <text:p>MËSHUARË [məʃuaɾə] </text:p>
            <text:p>MËSHIM [məʃim] </text:p>
            <text:p>MËSH [məʃ] </text:p>
            <text:p>MËSHËS [məʃəs]</text:p>
            <text:p>Prononciation corrigé des albanais de maggêduniɒ </text:p>
          </table:table-cell>
          <table:table-cell table:style-name="ce106"/>
          <table:table-cell table:style-name="ce96"/>
          <table:table-cell table:style-name="ce106"/>
          <table:table-cell table:style-name="ce132" office:value-type="string" calcext:value-type="string">
            <text:p>Frapper Hit </text:p>
          </table:table-cell>
          <table:table-cell table:style-name="ce154" office:value-type="string" calcext:value-type="string">
            <text:p><text:span text:style-name="T224">De l'Obrith </text:span></text:p>
            <text:p>מְשֻׁ</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text:span text:style-name="T195">TRÔKITJE </text:span><text:span text:style-name="T197">(Rok : Kif)</text:span><text:span text:style-name="T205"> </text:span></text:p>
            <text:p>TRÔKAS </text:p>
            <text:p> </text:p>
            <text:p> </text:p>
          </table:table-cell>
          <table:table-cell table:style-name="ce106"/>
          <table:table-cell table:style-name="ce122" office:value-type="string" calcext:value-type="string">
            <text:p>TRUKITJE TRUKAS</text:p>
          </table:table-cell>
          <table:table-cell table:style-name="ce106"/>
          <table:table-cell table:style-name="ce122"/>
          <table:table-cell table:style-name="ce106"/>
          <table:table-cell table:style-name="ce132" office:value-type="string" calcext:value-type="string">
            <text:p>Frapper Hit <text:s/>Knock</text:p>
          </table:table-cell>
          <table:table-cell table:style-name="ce153" office:value-type="string" calcext:value-type="string">
            <text:p>Du latin</text:p>
            <text:p>TOCCARE </text:p>
            <text:p>[toggaɾɛ] Etrosque </text:p>
            <text:p>[tokare] Roman</text:p>
            <text:p>Faire Toc</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5">DOBËT </text:span><text:span text:style-name="T200">[dɔbət]</text:span><text:span text:style-name="T195"> </text:span></text:p>
            <text:p>DOBËSON </text:p>
            <text:p>DOBËSUM</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Affaiblis Weaken</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LODH </text:span><text:span text:style-name="T191">[lɔð]</text:span><text:span text:style-name="T193"> </text:span></text:p>
            <text:p>LODHA [lɔða] </text:p>
            <text:p>LODHEM </text:p>
            <text:p>LODHUR [lɔðuɾ]</text:p>
          </table:table-cell>
          <table:table-cell table:style-name="ce106"/>
          <table:table-cell table:style-name="ce108"/>
          <table:table-cell table:style-name="ce106"/>
          <table:table-cell table:style-name="ce132" office:value-type="string" calcext:value-type="string">
            <text:p>Fatiguer, Extenuer Tired, Exhaust</text:p>
          </table:table-cell>
          <table:table-cell table:style-name="ce155" office:value-type="string" calcext:value-type="string">
            <text:p> </text:p>
          </table:table-cell>
          <table:table-cell table:style-name="ce135"/>
          <table:table-cell table:number-columns-repeated="1013"/>
        </table:table-row>
        <table:table-row table:style-name="ro17">
          <table:table-cell/>
          <table:table-cell table:style-name="ce93"/>
          <table:table-cell table:style-name="ce95" office:value-type="string" calcext:value-type="string">
            <text:p> </text:p>
            <text:p>PENGOJ Gêner, hamper inhibit </text:p>
            <text:p>pullë thjeshtoj thyesë pezulloj mbledhja </text:p>
          </table:table-cell>
          <table:table-cell table:style-name="ce106"/>
          <table:table-cell table:style-name="ce122" office:value-type="string" calcext:value-type="string">
            <text:p>TORMENT</text:p>
            <text:p> </text:p>
            <text:p> </text:p>
            <text:p> </text:p>
          </table:table-cell>
          <table:table-cell table:style-name="ce106"/>
          <table:table-cell table:style-name="ce122"/>
          <table:table-cell table:style-name="ce106"/>
          <table:table-cell table:style-name="ce133" office:value-type="string" calcext:value-type="string">
            <text:p>Tourmanté</text:p>
            <text:p>advance, affront, infest, overtake, pound, raid, strike, struck, torpedo, zap, zapped, zapping, zaps</text:p>
          </table:table-cell>
          <table:table-cell table:style-name="ce153" office:value-type="string" calcext:value-type="string">
            <text:p>Du latin</text:p>
            <text:p>TORMENTVM </text:p>
            <text:p>[tormentum] Etrosque </text:p>
            <text:p>[tormentum] Roman</text:p>
          </table:table-cell>
          <table:table-cell table:style-name="ce135"/>
          <table:table-cell table:number-columns-repeated="1013"/>
        </table:table-row>
        <table:table-row table:style-name="ro37">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230">VULÔSUARË</text:span><text:span text:style-name="T201"> </text:span><text:span text:style-name="T202">[vulɔsuaɾə]</text:span></text:p>
            <text:p>Prononciation commune</text:p>
          </table:table-cell>
          <table:table-cell table:style-name="ce106"/>
          <table:table-cell table:style-name="ce93"/>
          <table:table-cell table:style-name="ce106"/>
          <table:table-cell table:style-name="ce132" office:value-type="string" calcext:value-type="string">
            <text:p>Sceller Sealed</text:p>
          </table:table-cell>
          <table:table-cell table:style-name="ce153" office:value-type="string" calcext:value-type="string">
            <text:p>Du latin</text:p>
            <text:p>SIGILLARE </text:p>
            <text:p>[siʒiɫaɾɛ] Etrosque </text:p>
            <text:p>[siʒiɫare] Roman</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84">SUL</text:span><text:span text:style-name="T195">MUARË</text:span><text:span text:style-name="T197"> </text:span><text:span text:style-name="T198">[sulmuaɾə]</text:span><text:span text:style-name="T197"> </text:span></text:p>
            <text:p>SULMÔJ [sulmɔj] </text:p>
            <text:p>SULMUES [sulmues] (Assaillant) </text:p>
            <text:p>SULM [sulm] (assault) </text:p>
            <text:p>SULMIM [sulmim]</text:p>
            <text:p>Prononciation commune</text:p>
          </table:table-cell>
          <table:table-cell table:style-name="ce106"/>
          <table:table-cell table:style-name="ce96" office:value-type="string" calcext:value-type="string">
            <text:p><text:span text:style-name="T218">ASUL</text:span><text:span text:style-name="T195">MUARË</text:span><text:span text:style-name="T197"> </text:span><text:span text:style-name="T198">[asulmuaɾə]</text:span><text:span text:style-name="T197"> </text:span></text:p>
            <text:p>ASULMÔJ [asulmɔj] </text:p>
            <text:p>ASULMUES [asulmues] (Assaillant) </text:p>
            <text:p>ASULM [asulm] (assault) </text:p>
            <text:p>ASULMIM [asulmim]</text:p>
            <text:p>Prononciation corrigé</text:p>
          </table:table-cell>
          <table:table-cell table:style-name="ce106"/>
          <table:table-cell table:style-name="ce96"/>
          <table:table-cell table:style-name="ce106"/>
          <table:table-cell table:style-name="ce132" office:value-type="string" calcext:value-type="string">
            <text:p>Assault Assault, Assailant</text:p>
          </table:table-cell>
          <table:table-cell table:style-name="ce153" office:value-type="string" calcext:value-type="string">
            <text:p>Du latin</text:p>
            <text:p>ASSILIRE </text:p>
            <text:p>[asiliɾɛ] Etrosque </text:p>
            <text:p>[asilire] Roman</text:p>
          </table:table-cell>
          <table:table-cell table:style-name="ce135"/>
          <table:table-cell table:number-columns-repeated="1013"/>
        </table:table-row>
        <table:table-row table:style-name="ro6">
          <table:table-cell/>
          <table:table-cell table:style-name="ce93"/>
          <table:table-cell table:style-name="ce93" office:value-type="string" calcext:value-type="string">
            <text:p/>
            <text:p> </text:p>
            <text:p>DHIMBJE [ðimbjɛ] </text:p>
            <text:p>DHIMSHME [dhimshme]</text:p>
          </table:table-cell>
          <table:table-cell table:style-name="ce106"/>
          <table:table-cell table:style-name="ce96" office:value-type="string" calcext:value-type="string">
            <text:p><text:span text:style-name="T195">DHE</text:span><text:span text:style-name="T199">M</text:span><text:span text:style-name="T195"> </text:span><text:span text:style-name="T200">[ðimbjɛ]</text:span><text:span text:style-name="T195"> </text:span></text:p>
            <text:p>DHIMJA [ðimbjɛ] </text:p>
            <text:p>DHIMJE [ðimbjɛ] </text:p>
            <text:p>DHIMSHME [ðimʃmɛ] </text:p>
            <text:p>DHIMSHËM [ðimʃəm] (pained) </text:p>
            <text:p>DHIMTA [ðimta] </text:p>
            <text:p>MDHIMËT </text:p>
            <text:p>DHIIMATAA [ðiimataa]</text:p>
            <text:p>Prononciation de maggêduniɒ</text:p>
          </table:table-cell>
          <table:table-cell table:style-name="ce106"/>
          <table:table-cell table:style-name="ce96"/>
          <table:table-cell table:style-name="ce106"/>
          <table:table-cell table:style-name="ce132" office:value-type="string" calcext:value-type="string">
            <text:p>Mal, douleur Pain, dolourous</text:p>
          </table:table-cell>
          <table:table-cell table:style-name="ce155" office:value-type="string" calcext:value-type="string">
            <text:p> </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text:span text:style-name="T193">PERSEKUTOJ</text:span><text:span text:style-name="T201"> </text:span><text:span text:style-name="T202">[pɛɾsequt</text:span><text:span text:style-name="T212">ɔ</text:span><text:span text:style-name="T202">j]</text:span><text:span text:style-name="T201"> </text:span></text:p>
            <text:p>PERSEKUTOVA [pɛɾsequtɔva] </text:p>
            <text:p>PERSEKUTON [pɛɾsequtɔn] </text:p>
            <text:p>PERSEKUTUAR [pɛɾsequtuaɾ] </text:p>
            <text:p>PERSEKUTIM [pɛɾsequtim] </text:p>
            <text:p>PERSEKUT[pɛɾsequt] </text:p>
            <text:p>PERSEKUTËS [pɛɾsequtəs]</text:p>
            <text:p>Prononciation d'Albanie</text:p>
          </table:table-cell>
          <table:table-cell table:style-name="ce106"/>
          <table:table-cell table:style-name="ce96" office:value-type="string" calcext:value-type="string">
            <text:p><text:span text:style-name="T195">PÊRSEKUTÔJ</text:span><text:span text:style-name="T197"> </text:span><text:span text:style-name="T198">[pɛɾsequtɔj]</text:span><text:span text:style-name="T197"> </text:span></text:p>
            <text:p>PÊRSEKUTÔVA [pɛɾsequtɔva] </text:p>
            <text:p>PÊRSEKUTÔN [pɛɾsequtɔn] </text:p>
            <text:p>PÊRSEKUTUARË [pɛɾsequtuaɾə] </text:p>
            <text:p>PÊRSEKUTIM [pɛɾsequtim] </text:p>
            <text:p>PÊRSEKUT [pɛɾsequt] </text:p>
            <text:p>PÊRSEKUTËS [pɛɾsequtəs]</text:p>
            <text:p>Prononciation corrigée</text:p>
          </table:table-cell>
          <table:table-cell table:style-name="ce106"/>
          <table:table-cell table:style-name="ce96"/>
          <table:table-cell table:style-name="ce106"/>
          <table:table-cell table:style-name="ce132" office:value-type="string" calcext:value-type="string">
            <text:p>Persecuter Persecute</text:p>
          </table:table-cell>
          <table:table-cell table:style-name="ce153" office:value-type="string" calcext:value-type="string">
            <text:p>Du Latin</text:p>
            <text:p>PERSEQVI </text:p>
            <text:p>[pɛrsɛqwi] Etrosque </text:p>
            <text:p>[perseqwi] Roman</text:p>
            <text:p>Poursuivre</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TORTURË</text:span><text:span text:style-name="T197"> </text:span><text:span text:style-name="T198">[tɔɾtuɾɾə]</text:span></text:p>
            <text:p><text:span text:style-name="T195">TORTUROJ</text:span><text:span text:style-name="T197"> </text:span><text:span text:style-name="T198">[tɔɾtuɾɔj]</text:span><text:span text:style-name="T197"> </text:span></text:p>
            <text:p>TORTURÔN [tɔɾtuɾɔn] </text:p>
            <text:p>TORTURU [tɔɾtuɾu] </text:p>
            <text:p>TORTURUAR [tɔɾtuɾuaɾ] </text:p>
            <text:p>TORTURIM [tɔɾtuɾim]</text:p>
            <text:p>Prononciation corrigée</text:p>
          </table:table-cell>
          <table:table-cell table:style-name="ce106"/>
          <table:table-cell table:style-name="ce96" office:value-type="string" calcext:value-type="string">
            <text:p><text:span text:style-name="T195">TÔRTURË</text:span><text:span text:style-name="T197"> </text:span><text:span text:style-name="T198">[tɔɾtuɾə]</text:span></text:p>
            <text:p><text:span text:style-name="T195">TÔRTURÔJ</text:span><text:span text:style-name="T197"> </text:span><text:span text:style-name="T198">[tɔɾtuɾɔj]</text:span><text:span text:style-name="T197"> </text:span></text:p>
            <text:p>TÔRTURÔN [tɔɾtuɾɔn] </text:p>
            <text:p>TÔRTURU [tɔɾtuɾu] </text:p>
            <text:p>TÔRTURUARË [tɔɾtuɾuaɾə] </text:p>
            <text:p>TÔRTURIM [tɔɾtuɾim]</text:p>
            <text:p>Prononciation corrigée</text:p>
          </table:table-cell>
          <table:table-cell table:style-name="ce106"/>
          <table:table-cell table:style-name="ce96"/>
          <table:table-cell table:style-name="ce106"/>
          <table:table-cell table:style-name="ce132" office:value-type="string" calcext:value-type="string">
            <text:p>Torture</text:p>
            <text:p>Torturer </text:p>
            <text:p>To Torture</text:p>
          </table:table-cell>
          <table:table-cell table:style-name="ce153" office:value-type="string" calcext:value-type="string">
            <text:p>Du Latin</text:p>
            <text:p>TORTVRA </text:p>
            <text:p>[tɔrtura] Etrosque </text:p>
            <text:p>[tortura] Roman</text:p>
            <text:p>Action de tordre</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SHFARUAR</text:span><text:span text:style-name="T197"> </text:span><text:span text:style-name="T198">[ʃaɾuaɾ]</text:span><text:span text:style-name="T205"> ÇFARUAR</text:span><text:span text:style-name="T197"> </text:span><text:span text:style-name="T198">[ʧaɾuaɾ]</text:span><text:span text:style-name="T197"> </text:span></text:p>
            <text:p>SHFAROJ [ʃaɾɔs] ÇFAROJ [ʧaɾɔs] </text:p>
            <text:p>SHFAROS [ʃaɾɔs] ÇFAROS [ʧaɾɔs]</text:p>
            <text:p>Prononciation d'Albanie</text:p>
          </table:table-cell>
          <table:table-cell table:style-name="ce106"/>
          <table:table-cell table:style-name="ce96" office:value-type="string" calcext:value-type="string">
            <text:p><text:span text:style-name="T195">TFARUARË</text:span><text:span text:style-name="T197"> </text:span><text:span text:style-name="T198">[tfaɾuaɾə]</text:span><text:span text:style-name="T205"> </text:span></text:p>
            <text:p>TFARÔJ [tfaɾɔj] </text:p>
            <text:p>TFARÔS [tfaɾɔs]</text:p>
            <text:p>Prononciation de Maggêduniɒ</text:p>
          </table:table-cell>
          <table:table-cell table:style-name="ce106"/>
          <table:table-cell table:style-name="ce96"/>
          <table:table-cell table:style-name="ce106"/>
          <table:table-cell table:style-name="ce132" office:value-type="string" calcext:value-type="string">
            <text:p>Anéantir, Exterminer Exterminate, Stamp out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ZHDUK</text:span><text:span text:style-name="T201"> </text:span><text:span text:style-name="T202">[ʒduq]</text:span><text:span text:style-name="T201"> </text:span></text:p>
            <text:p>zhdok</text:p>
          </table:table-cell>
          <table:table-cell table:style-name="ce106"/>
          <table:table-cell table:style-name="ce96"/>
          <table:table-cell table:style-name="ce106"/>
          <table:table-cell table:style-name="ce132" office:value-type="string" calcext:value-type="string">
            <text:p>Exterminate, stamp out, extinguish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ASGJËSOJ</text:span><text:span text:style-name="T201"> </text:span><text:span text:style-name="T202">[asɟɘsɔj]</text:span></text:p>
          </table:table-cell>
          <table:table-cell table:style-name="ce106"/>
          <table:table-cell table:style-name="ce93"/>
          <table:table-cell table:style-name="ce106"/>
          <table:table-cell table:style-name="ce132" office:value-type="string" calcext:value-type="string">
            <text:p>To exterminate, to destroy, stamp out</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DIFEKTOZE</text:span><text:span text:style-name="T201"> </text:span><text:span text:style-name="T202">[difɛqtoz] </text:span></text:p>
            <text:p>DIFEKT [difɛqt] </text:p>
            <text:p>Prononciation d'albanie</text:p>
          </table:table-cell>
          <table:table-cell table:style-name="ce106"/>
          <table:table-cell table:style-name="ce96" office:value-type="string" calcext:value-type="string">
            <text:p><text:span text:style-name="T195">DËFEGTOZE</text:span><text:span text:style-name="T197"> </text:span><text:span text:style-name="T198">[dəfɛgtoz] </text:span></text:p>
            <text:p>DËFEGT [dəfɛgt]</text:p>
            <text:p>Prononciation corrigé (Death [deθ])</text:p>
          </table:table-cell>
          <table:table-cell table:style-name="ce106"/>
          <table:table-cell table:style-name="ce96"/>
          <table:table-cell table:style-name="ce106"/>
          <table:table-cell table:style-name="ce132" office:value-type="string" calcext:value-type="string">
            <text:p>Défectueux Defective</text:p>
          </table:table-cell>
          <table:table-cell table:style-name="ce153" office:value-type="string" calcext:value-type="string">
            <text:p>Du latin </text:p>
            <text:p>DEFECTVS </text:p>
            <text:p>[devegtus] Roman </text:p>
            <text:p>[defeqtus] Latin </text:p>
            <text:p>Manque</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5">ILLIRË</text:span><text:span text:style-name="T197"> </text:span><text:span text:style-name="T198">[illiɾə]</text:span><text:span text:style-name="T197"> (Ill malade) </text:span></text:p>
            <text:p>ILLIRIJA [illiɾija]</text:p>
            <text:p>Prononciation d'albanie</text:p>
          </table:table-cell>
          <table:table-cell table:style-name="ce106"/>
          <table:table-cell table:style-name="ce96" office:value-type="string" calcext:value-type="string">
            <text:p><text:span text:style-name="T195">ILLYRË</text:span><text:span text:style-name="T197"> </text:span><text:span text:style-name="T198">[illyɾə]</text:span><text:span text:style-name="T197"> ou </text:span><text:span text:style-name="T205">ÊLLYRË</text:span><text:span text:style-name="T197"> </text:span><text:span text:style-name="T198">[ɛllyɾə]</text:span><text:span text:style-name="T197"> </text:span></text:p>
            <text:p>ILLYRIJA [illyɾija] ou ÊLLYRIJA [ɛllyɾija]</text:p>
            <text:p>Prononciation corrigé</text:p>
          </table:table-cell>
          <table:table-cell table:style-name="ce106"/>
          <table:table-cell table:style-name="ce96"/>
          <table:table-cell table:style-name="ce106"/>
          <table:table-cell table:style-name="ce132" office:value-type="string" calcext:value-type="string">
            <text:p>Illyrie Illyria</text:p>
          </table:table-cell>
          <table:table-cell table:style-name="ce155" office:value-type="string" calcext:value-type="string">
            <text:p>Du Cregque Ἰλλυρία</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LIRË</text:span><text:span text:style-name="T197"> </text:span><text:span text:style-name="T198">[liɾə]</text:span></text:p>
            <text:p>Lirë mi ble illirtë </text:p>
          </table:table-cell>
          <table:table-cell table:style-name="ce106"/>
          <table:table-cell table:style-name="ce93" office:value-type="string" calcext:value-type="string">
            <text:p><text:span text:style-name="T195">LIRË</text:span><text:span text:style-name="T197"> </text:span><text:span text:style-name="T198">[liɾə]</text:span></text:p>
            <text:p>Ancienne monnaie italienne </text:p>
          </table:table-cell>
          <table:table-cell table:style-name="ce106"/>
          <table:table-cell table:style-name="ce93"/>
          <table:table-cell table:style-name="ce106"/>
          <table:table-cell table:style-name="ce132" office:value-type="string" calcext:value-type="string">
            <text:p>Economique Cheap</text:p>
          </table:table-cell>
          <table:table-cell table:style-name="ce155" office:value-type="string" calcext:value-type="string">
            <text:p> </text:p>
          </table:table-cell>
          <table:table-cell table:style-name="ce135"/>
          <table:table-cell table:number-columns-repeated="1013"/>
        </table:table-row>
        <table:table-row table:style-name="ro36">
          <table:table-cell/>
          <table:table-cell table:style-name="ce93"/>
          <table:table-cell table:style-name="ce92" office:value-type="string" calcext:value-type="string">
            <text:p><text:span text:style-name="T193">LIRË</text:span><text:span text:style-name="T201"> </text:span><text:span text:style-name="T202">[liɾə]</text:span><text:span text:style-name="T201"> </text:span></text:p>
            <text:p>LI<text:span text:style-name="T195">R</text:span>A<text:span text:style-name="T195"> </text:span>[liɾa]</text:p>
            <text:p><text:span text:style-name="T195">LI</text:span><text:span text:style-name="T197">BER</text:span><text:span text:style-name="T214"><text:a xlink:href="http://en.wiktionary.org/wiki/صقليب%22%20%5Ct%20%22_blank" xlink:type="simple">صقليب</text:a></text:span></text:p>
            <text:p>BR : esclave en latin, terme : </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able:table-cell>
          <table:table-cell table:style-name="ce106"/>
          <table:table-cell table:style-name="ce93" office:value-type="string" calcext:value-type="string">
            <text:p><text:span text:style-name="T195">LYRË</text:span><text:span text:style-name="T197"> </text:span><text:span text:style-name="T198">[lyɾə]</text:span><text:span text:style-name="T205"> </text:span></text:p>
            <text:p>LYRA [lyɾa]</text:p>
          </table:table-cell>
          <table:table-cell table:style-name="ce106"/>
          <table:table-cell table:style-name="ce93"/>
          <table:table-cell table:style-name="ce106"/>
          <table:table-cell table:style-name="ce140" office:value-type="string" calcext:value-type="string">
            <text:p>Li<text:span text:style-name="T195">br</text:span>e </text:p>
            <text:p>Free</text:p>
          </table:table-cell>
          <table:table-cell table:style-name="ce153" office:value-type="string" calcext:value-type="string">
            <text:p>Du Roman </text:p>
            <text:p>LIBER </text:p>
            <text:p>[liber] Roman </text:p>
            <text:p>[liber] Latin </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Je) <text:span text:style-name="T195">UNE TË </text:span></text:p>
            <text:p>(Tu) TI MË </text:p>
            <text:p>(Il / Elle) AJ / AJO NA </text:p>
            <text:p>(Nous) NA E </text:p>
            <text:p>(Vous) JU </text:p>
            <text:p>(Ils / Elles) ATA / ATO NA</text:p>
          </table:table-cell>
          <table:table-cell table:style-name="ce106"/>
          <table:table-cell table:style-name="ce96" office:value-type="string" calcext:value-type="string">
            <text:p><text:span text:style-name="T195">LYRÔVA </text:span><text:span text:style-name="T200">[liɾɔva]</text:span><text:span text:style-name="T195"> </text:span></text:p>
            <text:p>LYRÔVE [liɾɔvɛ] </text:p>
            <text:p><text:span text:style-name="T195">LYRÔJ</text:span><text:span text:style-name="T197"> </text:span><text:span text:style-name="T198">[liɾɔj]</text:span><text:span text:style-name="T197"> </text:span></text:p>
            <text:p>LYRÔJM [liɾɔjm] </text:p>
            <text:p>LYRÔJMI [iɾɔ] </text:p>
            <text:p>LYRÔJNË [iɾɔn]</text:p>
            <text:p>LYRUARË</text:p>
            <text:p>LYRÔJ [lyɾɔj] </text:p>
            <text:p>LYRU [lyɾu]</text:p>
          </table:table-cell>
          <table:table-cell table:style-name="ce106"/>
          <table:table-cell table:style-name="ce96"/>
          <table:table-cell table:style-name="ce106"/>
          <table:table-cell table:style-name="ce140" office:value-type="string" calcext:value-type="string">
            <text:p>Li<text:span text:style-name="T195">ber</text:span>er </text:p>
            <text:p>Release</text:p>
          </table:table-cell>
          <table:table-cell table:style-name="ce152" office:value-type="string" calcext:value-type="string">
            <text:p><text:span text:style-name="T224">Du latin </text:span></text:p>
            <text:p>LIBERARE </text:p>
            <text:p>לִבֶּרַרֶ </text:p>
            <text:p>לִרָבֶ</text:p>
          </table:table-cell>
          <table:table-cell table:style-name="ce135"/>
          <table:table-cell table:number-columns-repeated="1013"/>
        </table:table-row>
        <table:table-row table:style-name="ro23">
          <table:table-cell/>
          <table:table-cell table:style-name="ce93"/>
          <table:table-cell table:style-name="ce92" office:value-type="string" calcext:value-type="string">
            <text:p><text:span text:style-name="T195">BR</text:span><text:span text:style-name="T197"> : esclave en latin, terme : </text:span><text:span text:style-name="T214"><text:a xlink:href="http://en.wiktionary.org/wiki/صقليب%22%20%5Ct%20%22_blank" xlink:type="simple">صقليب</text:a></text:span></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ext:p>Prononciation d'Albanie</text:p>
          </table:table-cell>
          <table:table-cell table:style-name="ce106"/>
          <table:table-cell table:style-name="ce96" office:value-type="string" calcext:value-type="string">
            <text:p><text:span text:style-name="T195">LI</text:span><text:span text:style-name="T196">BER</text:span><text:span text:style-name="T197"> </text:span><text:span text:style-name="T198">[libəɾ]</text:span><text:span text:style-name="T197"> </text:span></text:p>
            <text:p><text:span text:style-name="T195">LIBRA</text:span><text:span text:style-name="T197"> </text:span><text:span text:style-name="T198">[libɾa]</text:span></text:p>
            <text:p>LIVER [livəɾ] </text:p>
            <text:p>LIVRA [livɾa]</text:p>
          </table:table-cell>
          <table:table-cell table:style-name="ce106"/>
          <table:table-cell table:style-name="ce96"/>
          <table:table-cell table:style-name="ce106"/>
          <table:table-cell table:style-name="ce132" office:value-type="string" calcext:value-type="string">
            <text:p>Livre Book</text:p>
          </table:table-cell>
          <table:table-cell table:style-name="ce153" office:value-type="string" calcext:value-type="string">
            <text:p>Du Roman </text:p>
            <text:p>LIBER</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BLEJE </text:span><text:span text:style-name="T191">[blɛjɛ]</text:span><text:span text:style-name="T193"> </text:span></text:p>
            <text:p>BLEJ [blɛj] </text:p>
            <text:p>BLEVA [blɛva] </text:p>
            <text:p>BLE [blɛ]</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Achete Buy</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M</text:span><text:span text:style-name="T194">BLE</text:span><text:span text:style-name="T193">DH </text:span><text:span text:style-name="T191">[mbleð]</text:span></text:p>
            <text:p>Prononciation d'albanie</text:p>
          </table:table-cell>
          <table:table-cell table:style-name="ce106"/>
          <table:table-cell table:style-name="ce93" office:value-type="string" calcext:value-type="string">
            <text:p><text:span text:style-name="T195">M</text:span><text:span text:style-name="T199">LE</text:span><text:span text:style-name="T195">DH</text:span><text:span text:style-name="T197"> </text:span><text:span text:style-name="T198">[mleð]</text:span></text:p>
            <text:p>Prononciation de maggêduniɒ</text:p>
          </table:table-cell>
          <table:table-cell table:style-name="ce106"/>
          <table:table-cell table:style-name="ce93"/>
          <table:table-cell table:style-name="ce106"/>
          <table:table-cell table:style-name="ce132" office:value-type="string" calcext:value-type="string">
            <text:p>Ce reunir, collecter Gather, Collect</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9" office:value-type="string" calcext:value-type="string">
            <text:p><text:s text:c="5"/>SËBASHKU</text:p>
          </table:table-cell>
          <table:table-cell table:style-name="ce106"/>
          <table:table-cell table:style-name="ce96" office:value-type="string" calcext:value-type="string">
            <text:p><text:span text:style-name="T195">BASHKÔJ</text:span><text:span text:style-name="T197"> </text:span><text:span text:style-name="T198">[baʃqɔj]</text:span><text:span text:style-name="T197"> </text:span></text:p>
            <text:p>BASHKÔVA [baʃqɔva] </text:p>
            <text:p>BASHKU [baʃqu] </text:p>
            <text:p>BASHKUM [baʃqum] </text:p>
            <text:p>BASHKË [baʃqə]</text:p>
          </table:table-cell>
          <table:table-cell table:style-name="ce106"/>
          <table:table-cell table:style-name="ce96"/>
          <table:table-cell table:style-name="ce106"/>
          <table:table-cell table:style-name="ce132" office:value-type="string" calcext:value-type="string">
            <text:p>Rassembler Assemble</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9" office:value-type="string" calcext:value-type="string">
            <text:p>GOTH-OVO ΓΟΘ-ΟϜΑ GOS-OVO GOF-OVA</text:p>
          </table:table-cell>
          <table:table-cell table:style-name="ce106"/>
          <table:table-cell table:style-name="ce96" office:value-type="string" calcext:value-type="string">
            <text:p><text:span text:style-name="T195">KOSOVA</text:span><text:span text:style-name="T197"> </text:span><text:span text:style-name="T198">[qɔsɔva]</text:span><text:span text:style-name="T197"> </text:span></text:p>
            <text:p>KOSOVÄRË [qɔsɔvɒɾə]</text:p>
            <text:p>Prononciation de Maggêduniɒ</text:p>
          </table:table-cell>
          <table:table-cell table:style-name="ce106"/>
          <table:table-cell table:style-name="ce96"/>
          <table:table-cell table:style-name="ce106"/>
          <table:table-cell table:style-name="ce132" office:value-type="string" calcext:value-type="string">
            <text:p>Kosovo Kosova</text:p>
          </table:table-cell>
          <table:table-cell table:style-name="ce154" office:value-type="string" calcext:value-type="string">
            <text:p><text:span text:style-name="T316">‌</text:span><text:span text:style-name="T223">قُوصُۋٰه</text:span><text:span text:style-name="T317"> </text:span></text:p>
            <text:p>קוֹסוֹבו</text:p>
          </table:table-cell>
          <table:table-cell table:style-name="ce135"/>
          <table:table-cell table:number-columns-repeated="1013"/>
        </table:table-row>
        <table:table-row table:style-name="ro41">
          <table:table-cell/>
          <table:table-cell table:style-name="ce93"/>
          <table:table-cell table:style-name="ce94" office:value-type="string" calcext:value-type="string">
            <text:p>گُتُڤه</text:p>
          </table:table-cell>
          <table:table-cell table:style-name="ce106"/>
          <table:table-cell table:style-name="ce123" office:value-type="string" calcext:value-type="string">
            <text:p>كُوثُڤه</text:p>
          </table:table-cell>
          <table:table-cell table:style-name="ce106"/>
          <table:table-cell table:style-name="ce123"/>
          <table:table-cell table:style-name="ce106"/>
          <table:table-cell table:style-name="ce141"/>
          <table:table-cell table:style-name="ce166"/>
          <table:table-cell table:style-name="ce135"/>
          <table:table-cell table:number-columns-repeated="1013"/>
        </table:table-row>
        <table:table-row table:style-name="ro5">
          <table:table-cell/>
          <table:table-cell table:style-name="ce93"/>
          <table:table-cell table:style-name="ce94" office:value-type="string" calcext:value-type="string">
            <text:p> </text:p>
          </table:table-cell>
          <table:table-cell table:style-name="ce106"/>
          <table:table-cell table:style-name="ce96" office:value-type="string" calcext:value-type="string">
            <text:p><text:span text:style-name="T193">KOS</text:span><text:span text:style-name="T201"> </text:span><text:span text:style-name="T202">[qos]</text:span><text:span text:style-name="T201"> </text:span></text:p>
            <text:p>KOSIN [qosin]</text:p>
          </table:table-cell>
          <table:table-cell table:style-name="ce106"/>
          <table:table-cell table:style-name="ce96"/>
          <table:table-cell table:style-name="ce106"/>
          <table:table-cell table:style-name="ce132" office:value-type="string" calcext:value-type="string">
            <text:p>Yaghourt</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VAR</text:span><text:span text:style-name="T201"> </text:span><text:span text:style-name="T202">[vaɾ]</text:span><text:span text:style-name="T201"> </text:span></text:p>
            <text:p>VARËM [vaɾəm] </text:p>
            <text:p>VARUR [vaɾəm] </text:p>
            <text:p>VJERTË [vjɛɾt] </text:p>
            <text:p>VJERE [vjɛɾɛ]</text:p>
          </table:table-cell>
          <table:table-cell table:style-name="ce106"/>
          <table:table-cell table:style-name="ce96"/>
          <table:table-cell table:style-name="ce106"/>
          <table:table-cell table:style-name="ce132" office:value-type="string" calcext:value-type="string">
            <text:p>Pendre Hang</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3"/>
          <table:table-cell table:style-name="ce96" office:value-type="string" calcext:value-type="string">
            <text:p><text:span text:style-name="T193">VÄRR</text:span><text:span text:style-name="T201"> </text:span><text:span text:style-name="T202">[vɑr]</text:span></text:p>
            <text:p><text:span text:style-name="T195">WAR</text:span><text:span text:style-name="T197"> </text:span><text:span text:style-name="T198">[wɔːr]</text:span><text:span text:style-name="T197"> en anglais Guerre = Grave </text:span></text:p>
            <text:p>Prononciation d'albanie (D'abord falsifié par les anglo-allemands (après 1918) puis les soviets (après 1945), qui furent gagnant contre-eux)</text:p>
          </table:table-cell>
          <table:table-cell table:style-name="ce106"/>
          <table:table-cell table:style-name="ce96" office:value-type="string" calcext:value-type="string">
            <text:p><text:span text:style-name="T195">VÄRR</text:span><text:span text:style-name="T197"> </text:span><text:span text:style-name="T198">[vɒr]</text:span><text:span text:style-name="T197"> / </text:span><text:span text:style-name="T205">VÔRR </text:span><text:span text:style-name="T265">[vɔr]</text:span></text:p>
            <text:p/>
            <text:p> </text:p>
            <text:p>Prononciation de albanais de maggêduniɒ</text:p>
          </table:table-cell>
          <table:table-cell table:style-name="ce106"/>
          <table:table-cell table:style-name="ce96"/>
          <table:table-cell table:style-name="ce106"/>
          <table:table-cell table:style-name="ce132" office:value-type="string" calcext:value-type="string">
            <text:p>Tombe Grave</text:p>
          </table:table-cell>
          <table:table-cell table:style-name="ce155" office:value-type="string" calcext:value-type="string">
            <text:p> </text:p>
          </table:table-cell>
          <table:table-cell table:style-name="ce135"/>
          <table:table-cell table:number-columns-repeated="1013"/>
        </table:table-row>
        <table:table-row table:style-name="ro54">
          <table:table-cell/>
          <table:table-cell table:style-name="ce93"/>
          <table:table-cell table:style-name="ce95" office:value-type="string" calcext:value-type="string">
            <text:p> </text:p>
          </table:table-cell>
          <table:table-cell table:style-name="ce106"/>
          <table:table-cell table:style-name="ce92" office:value-type="string" calcext:value-type="string">
            <text:p><text:span text:style-name="T193">VERÊM</text:span><text:span text:style-name="T201"> </text:span><text:span text:style-name="T202">[veɾɛm]</text:span><text:span text:style-name="T201"> </text:span></text:p>
            <text:p><text:span text:style-name="T224">VERE</text:span><text:span text:style-name="T223">MI</text:span><text:span text:style-name="T250">N</text:span><text:span text:style-name="T232"> [veɾ</text:span><text:span text:style-name="T255">emin</text:span><text:span text:style-name="T250">]</text:span></text:p>
            <text:p>VER بر EMIN امين (du latin WERRES) </text:p>
            <text:p>ור אמן </text:p>
          </table:table-cell>
          <table:table-cell table:style-name="ce106"/>
          <table:table-cell table:style-name="ce92"/>
          <table:table-cell table:style-name="ce106"/>
          <table:table-cell table:style-name="ce132" office:value-type="string" calcext:value-type="string">
            <text:p>Peste</text:p>
          </table:table-cell>
          <table:table-cell table:style-name="ce155" office:value-type="string" calcext:value-type="string">
            <text:p>En latin VERE Réalité, vérité, exact, correct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5">VERË </text:span><text:span text:style-name="T200">[veɾə]</text:span><text:span text:style-name="T195"> </text:span></text:p>
            <text:p>VERA [veɾə] </text:p>
            <text:p>VERËS [veɾəs]</text:p>
          </table:table-cell>
          <table:table-cell table:style-name="ce106"/>
          <table:table-cell table:style-name="ce108" office:value-type="string" calcext:value-type="string">
            <text:p><text:span text:style-name="T195">ϜERË </text:span><text:span text:style-name="T200">[feɾə]</text:span><text:span text:style-name="T195"> </text:span></text:p>
            <text:p>ϜERA [feɾa] </text:p>
            <text:p>ϜERËS [feɾəs]</text:p>
          </table:table-cell>
          <table:table-cell table:style-name="ce106"/>
          <table:table-cell table:style-name="ce108"/>
          <table:table-cell table:style-name="ce106"/>
          <table:table-cell table:style-name="ce142" office:value-type="string" calcext:value-type="string">
            <text:p><text:span text:style-name="T224">Eté </text:span></text:p>
            <text:p>Summer &amp; Babylone → UR וָּר</text:p>
          </table:table-cell>
          <table:table-cell table:style-name="ce155" office:value-type="string" calcext:value-type="string">
            <text:p>En italien Primavera</text:p>
          </table:table-cell>
          <table:table-cell table:style-name="ce135"/>
          <table:table-cell table:number-columns-repeated="1013"/>
        </table:table-row>
        <table:table-row table:style-name="ro4">
          <table:table-cell/>
          <table:table-cell table:style-name="ce93"/>
          <table:table-cell table:style-name="ce99"/>
          <table:table-cell table:style-name="ce106"/>
          <table:table-cell table:style-name="ce93" office:value-type="string" calcext:value-type="string">
            <text:p><text:span text:style-name="T195">VJESHT</text:span><text:span text:style-name="T197"> </text:span><text:span text:style-name="T198">[vjeʃt]</text:span></text:p>
          </table:table-cell>
          <table:table-cell table:style-name="ce106"/>
          <table:table-cell table:style-name="ce93"/>
          <table:table-cell table:style-name="ce106"/>
          <table:table-cell table:style-name="ce132" office:value-type="string" calcext:value-type="string">
            <text:p>Automne Autumn</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DIMER </text:span><text:span text:style-name="T210">[dimeɾ]</text:span></text:p>
          </table:table-cell>
          <table:table-cell table:style-name="ce106"/>
          <table:table-cell table:style-name="ce96" office:value-type="string" calcext:value-type="string">
            <text:p><text:span text:style-name="T195">DIMËN</text:span><text:span text:style-name="T197"> </text:span><text:span text:style-name="T198">[dimən]</text:span><text:span text:style-name="T197"> </text:span></text:p>
            <text:p>DIMNI [dimni]</text:p>
          </table:table-cell>
          <table:table-cell table:style-name="ce106"/>
          <table:table-cell table:style-name="ce96"/>
          <table:table-cell table:style-name="ce106"/>
          <table:table-cell table:style-name="ce132" office:value-type="string" calcext:value-type="string">
            <text:p>Hiver Winter</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3" office:value-type="string" calcext:value-type="string">
            <text:p><text:span text:style-name="T193">PRANVERË</text:span><text:span text:style-name="T201"> </text:span><text:span text:style-name="T202">[pranveɾ]</text:span></text:p>
          </table:table-cell>
          <table:table-cell table:style-name="ce106"/>
          <table:table-cell table:style-name="ce93" office:value-type="string" calcext:value-type="string">
            <text:p><text:span text:style-name="T195">PRANϜERË</text:span><text:span text:style-name="T197"> </text:span><text:span text:style-name="T198">[pranveɾ]</text:span></text:p>
          </table:table-cell>
          <table:table-cell table:style-name="ce106"/>
          <table:table-cell table:style-name="ce93"/>
          <table:table-cell table:style-name="ce106"/>
          <table:table-cell table:style-name="ce132" office:value-type="string" calcext:value-type="string">
            <text:p>Printemps Spring</text:p>
          </table:table-cell>
          <table:table-cell table:style-name="ce155" office:value-type="string" calcext:value-type="string">
            <text:p>En italien Primavera</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211">MB</text:span><text:span text:style-name="T193">I</text:span><text:span text:style-name="T201"> </text:span><text:span text:style-name="T202">[mbi]</text:span></text:p>
            <text:p>Prononciation d'albanie</text:p>
          </table:table-cell>
          <table:table-cell table:style-name="ce106"/>
          <table:table-cell table:style-name="ce93" office:value-type="string" calcext:value-type="string">
            <text:p><text:span text:style-name="T195">PËR</text:span><text:span text:style-name="T199">M</text:span><text:span text:style-name="T195">I</text:span><text:span text:style-name="T197"> </text:span><text:span text:style-name="T198">[pəɾmi]</text:span></text:p>
            <text:p>Prononciation des albanais de maggêduniɒ</text:p>
          </table:table-cell>
          <table:table-cell table:style-name="ce106"/>
          <table:table-cell table:style-name="ce93"/>
          <table:table-cell table:style-name="ce106"/>
          <table:table-cell table:style-name="ce132" office:value-type="string" calcext:value-type="string">
            <text:p>Au dessus Up to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table:table-cell table:style-name="ce106"/>
          <table:table-cell table:style-name="ce93" office:value-type="string" calcext:value-type="string">
            <text:p><text:span text:style-name="T193">DJÊ</text:span><text:span text:style-name="T201"> </text:span><text:span text:style-name="T202">[djɛ]</text:span></text:p>
            <text:p>Prononciation commune</text:p>
          </table:table-cell>
          <table:table-cell table:style-name="ce106"/>
          <table:table-cell table:style-name="ce93"/>
          <table:table-cell table:style-name="ce106"/>
          <table:table-cell table:style-name="ce132" office:value-type="string" calcext:value-type="string">
            <text:p>Hier Yesterday</text:p>
          </table:table-cell>
          <table:table-cell table:style-name="ce155" office:value-type="string" calcext:value-type="string">
            <text:p> </text:p>
          </table:table-cell>
          <table:table-cell table:style-name="ce135"/>
          <table:table-cell table:number-columns-repeated="1013"/>
        </table:table-row>
        <table:table-row table:style-name="ro55">
          <table:table-cell/>
          <table:table-cell table:style-name="ce93"/>
          <table:table-cell table:style-name="ce95"/>
          <table:table-cell table:style-name="ce106"/>
          <table:table-cell table:style-name="ce93" office:value-type="string" calcext:value-type="string">
            <text:p><text:span text:style-name="T193">NÊSËR</text:span><text:span text:style-name="T201"> </text:span><text:span text:style-name="T202">[nɛsəɾ]</text:span></text:p>
            <text:p>Prononciation commune </text:p>
          </table:table-cell>
          <table:table-cell table:style-name="ce106"/>
          <table:table-cell table:style-name="ce93"/>
          <table:table-cell table:style-name="ce106"/>
          <table:table-cell table:style-name="ce132" office:value-type="string" calcext:value-type="string">
            <text:p>Demain Tomorrow</text:p>
          </table:table-cell>
          <table:table-cell table:style-name="ce167" office:value-type="string" calcext:value-type="string">
            <text:p><text:span text:style-name="T224">De l'Arbi </text:span></text:p>
            <text:p>نَسْر [nɛsər] </text:p>
            <text:p>נֶשְׁר [nɛʃər]</text:p>
            <text:p>Aigle</text:p>
          </table:table-cell>
          <table:table-cell table:style-name="ce135"/>
          <table:table-cell table:number-columns-repeated="1013"/>
        </table:table-row>
        <table:table-row table:style-name="ro56">
          <table:table-cell/>
          <table:table-cell table:style-name="ce93"/>
          <table:table-cell table:style-name="ce96" office:value-type="string" calcext:value-type="string">
            <text:p><text:span text:style-name="T195">SO</text:span><text:span text:style-name="T196">T</text:span><text:span text:style-name="T197"> </text:span><text:span text:style-name="T198">[sɔt]</text:span></text:p>
            <text:p>Prononciation d'albanie</text:p>
          </table:table-cell>
          <table:table-cell table:style-name="ce106"/>
          <table:table-cell table:style-name="ce96" office:value-type="string" calcext:value-type="string">
            <text:p><text:span text:style-name="T195">SO</text:span><text:span text:style-name="T199">D</text:span><text:span text:style-name="T197"> </text:span><text:span text:style-name="T198">[sɔd]</text:span></text:p>
            <text:p>Prononciation des albanais de maggêduniɒ</text:p>
          </table:table-cell>
          <table:table-cell table:style-name="ce106"/>
          <table:table-cell table:style-name="ce96"/>
          <table:table-cell table:style-name="ce106"/>
          <table:table-cell table:style-name="ce132" office:value-type="string" calcext:value-type="string">
            <text:p>Aujourd'hui Today</text:p>
          </table:table-cell>
          <table:table-cell table:style-name="ce154" office:value-type="string" calcext:value-type="string">
            <text:p><text:span text:style-name="T224">De l'Egyptien </text:span></text:p>
            <text:p>סָת' </text:p>
            <text:p>Seth : Dieu du mal </text:p>
            <text:p>Sôt : Conjuration</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GOSPODIN </text:span><text:span text:style-name="T200">[gɔspɔdin]</text:span><text:span text:style-name="T197"> </text:span></text:p>
            <text:p>GOSPOXHE [gɔspɔʤɛ]</text:p>
            <text:p>Serbicisme (Goth)</text:p>
          </table:table-cell>
          <table:table-cell table:style-name="ce106"/>
          <table:table-cell table:style-name="ce96" office:value-type="string" calcext:value-type="string">
            <text:p><text:span text:style-name="T195">ZOTNI</text:span><text:span text:style-name="T197"> </text:span><text:span text:style-name="T198">[zɔtni]</text:span><text:span text:style-name="T197"> </text:span></text:p>
            <text:p>ZOJË [zɔjə]</text:p>
          </table:table-cell>
          <table:table-cell table:style-name="ce106"/>
          <table:table-cell table:style-name="ce96"/>
          <table:table-cell table:style-name="ce106"/>
          <table:table-cell table:style-name="ce132" office:value-type="string" calcext:value-type="string">
            <text:p>Gentil-Homme Gentle-Man</text:p>
          </table:table-cell>
          <table:table-cell table:style-name="ce168" office:value-type="string" calcext:value-type="string">
            <text:p><text:span text:style-name="T318">SOTER</text:span><text:span text:style-name="T319"> </text:span></text:p>
            <text:p>σωτήρ ΣΩΤΗΡ </text:p>
            <text:p>Surnom de ÏVPITER </text:p>
          </table:table-cell>
          <table:table-cell table:style-name="ce135"/>
          <table:table-cell table:number-columns-repeated="1013"/>
        </table:table-row>
        <table:table-row table:style-name="ro15">
          <table:table-cell/>
          <table:table-cell table:style-name="ce93"/>
          <table:table-cell table:style-name="ce104" office:value-type="string" calcext:value-type="string">
            <text:p><text:span text:style-name="T195">SOTER</text:span><text:span text:style-name="T197"> </text:span><text:span text:style-name="T198">[sɔtɛr]</text:span></text:p>
            <text:p><text:span text:style-name="T261">そてりや</text:span><text:span text:style-name="T262"> </text:span><text:span text:style-name="T263">[sotɛɾija]</text:span><text:span text:style-name="T264"> </text:span></text:p>
            <text:p>ぞてりや [zotɛɾija]</text:p>
          </table:table-cell>
          <table:table-cell table:style-name="ce106"/>
          <table:table-cell table:style-name="ce96" office:value-type="string" calcext:value-type="string">
            <text:p><text:span text:style-name="T195">ZÔT</text:span><text:span text:style-name="T260"> </text:span><text:span text:style-name="T198">[zɔt]</text:span><text:span text:style-name="T197"> (dingue en Dutch)</text:span></text:p>
            <text:p><text:span text:style-name="T195">ZUT</text:span><text:span text:style-name="T197"> </text:span><text:span text:style-name="T198">[zyt]</text:span><text:span text:style-name="T197"> (refus) </text:span></text:p>
            <text:p>ZIT [zit] (Assis)</text:p>
            <text:p>Nul, Zero, Déraisonnable</text:p>
          </table:table-cell>
          <table:table-cell table:style-name="ce106"/>
          <table:table-cell table:style-name="ce96"/>
          <table:table-cell table:style-name="ce106"/>
          <table:table-cell table:style-name="ce132" office:value-type="string" calcext:value-type="string">
            <text:p>Dieu, Seigneur</text:p>
            <text:p>God, Lord</text:p>
            <text:p>The Life </text:p>
            <text:p>Zôo</text:p>
          </table:table-cell>
          <table:table-cell table:style-name="ce168" office:value-type="string" calcext:value-type="string">
            <text:p><text:span text:style-name="T318">SOTER</text:span><text:span text:style-name="T319"> </text:span></text:p>
            <text:p>σωτήρ ΣΩΤΗΡ </text:p>
            <text:p>Surnom de ÏVPITER </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ZOTËRI </text:span><text:span text:style-name="T200">[zɔtəɾi]</text:span><text:span text:style-name="T197"> </text:span></text:p>
            <text:p>ZOTËRIA [zɔtəɾia] </text:p>
            <text:p>ZOTËRUES [zɔtəɾues]</text:p>
          </table:table-cell>
          <table:table-cell table:style-name="ce106"/>
          <table:table-cell table:style-name="ce96" office:value-type="string" calcext:value-type="string">
            <text:p><text:span text:style-name="T195">ZÔTËRI</text:span><text:span text:style-name="T197"> </text:span><text:span text:style-name="T198">[zɔtəɾi]</text:span><text:span text:style-name="T197"> </text:span></text:p>
            <text:p>ZÔTËRIJA [zɔtəɾija] </text:p>
            <text:p>ZÔTËRUES [zɔtəɾues]</text:p>
          </table:table-cell>
          <table:table-cell table:style-name="ce106"/>
          <table:table-cell table:style-name="ce96"/>
          <table:table-cell table:style-name="ce106"/>
          <table:table-cell table:style-name="ce132" office:value-type="string" calcext:value-type="string">
            <text:p>Monsieur, seigneur Mister, mr, lord</text:p>
          </table:table-cell>
          <table:table-cell table:style-name="ce168" office:value-type="string" calcext:value-type="string">
            <text:p><text:span text:style-name="T195">SOTER</text:span><text:span text:style-name="T197"> </text:span></text:p>
            <text:p>σωτήρ ΣΩΤΗΡ </text:p>
            <text:p>Surnom de ÏVPITER </text:p>
          </table:table-cell>
          <table:table-cell table:style-name="ce135"/>
          <table:table-cell table:number-columns-repeated="1013"/>
        </table:table-row>
        <table:table-row table:style-name="ro57">
          <table:table-cell/>
          <table:table-cell table:style-name="ce93"/>
          <table:table-cell table:style-name="ce93" office:value-type="string" calcext:value-type="string">
            <text:p><text:span text:style-name="T195">KA</text:span><text:span text:style-name="T197">, </text:span><text:span text:style-name="T205">ZOTËRON </text:span><text:span text:style-name="T265">[zotəɾon]</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text:s/>Possesses </text:p>
          </table:table-cell>
          <table:table-cell table:style-name="ce168" office:value-type="string" calcext:value-type="string">
            <text:p><text:span text:style-name="T318">SOTER</text:span><text:span text:style-name="T319"> </text:span></text:p>
            <text:p>σωτήρ ΣΩΤΗΡ </text:p>
            <text:p>Surnom de ÏVPITER </text:p>
          </table:table-cell>
          <table:table-cell table:style-name="ce135"/>
          <table:table-cell table:number-columns-repeated="1013"/>
        </table:table-row>
        <table:table-row table:style-name="ro58">
          <table:table-cell/>
          <table:table-cell table:style-name="ce93"/>
          <table:table-cell table:style-name="ce92" office:value-type="string" calcext:value-type="string">
            <text:p><text:span text:style-name="T184">ZON</text:span><text:span text:style-name="T195">JE</text:span><text:span text:style-name="T197"> </text:span><text:span text:style-name="T198">[zɔnje]</text:span><text:span text:style-name="T197"> </text:span></text:p>
            <text:p><text:span text:style-name="T195">ZONJA [zɔnja] </text:span></text:p>
            <text:p><text:span text:style-name="T195">Z</text:span><text:span text:style-name="T197">ONJË [zɔnjə]</text:span></text:p>
            <text:p><text:span text:style-name="T216">ΓΑΊΑ Γ</text:span><text:span text:style-name="T220">Υ</text:span><text:span text:style-name="T221">ΝΗ ΓΕΝΕΆ ΓΟΝΕΊΣ</text:span><text:span text:style-name="T222"> </text:span></text:p>
            <text:p>ΖΕΎΣ ΖΩΝΉ زنى زناء (Femme en Perse, Pute en Orabe / Obrith עָבריה עָרביה עריה)</text:p>
            <text:p>G 7ème lettre de l'alphabet Latins </text:p>
            <text:p>Z 7ème lettre de l'alphabet Cregs </text:p>
            <text:p>זוֹנָה [zonah / zonɛh] Pute / Fornicatrice en Obrith et en Orbit</text:p>
          </table:table-cell>
          <table:table-cell table:style-name="ce106"/>
          <table:table-cell table:style-name="ce92" office:value-type="string" calcext:value-type="string">
            <text:p><text:span text:style-name="T218">ZÔJ</text:span><text:span text:style-name="T195">Ê</text:span><text:span text:style-name="T197"> </text:span><text:span text:style-name="T198">[zɔjɛ]</text:span><text:span text:style-name="T197"> </text:span></text:p>
            <text:p>ZÔJA [zɔja] </text:p>
            <text:p><text:span text:style-name="T216">ZÔJ</text:span><text:span text:style-name="T220">Ë</text:span><text:span text:style-name="T221"> [zɔjə]</text:span></text:p>
            <text:p>Prononciation traditionnel</text:p>
            <text:p>زية [zijah] (Style, Classe, Costume, Vogue)</text:p>
          </table:table-cell>
          <table:table-cell table:style-name="ce106"/>
          <table:table-cell table:style-name="ce92"/>
          <table:table-cell table:style-name="ce106"/>
          <table:table-cell table:style-name="ce132" office:value-type="string" calcext:value-type="string">
            <text:p>Madame Miss, mrs. </text:p>
          </table:table-cell>
          <table:table-cell table:style-name="ce154" office:value-type="string" calcext:value-type="string">
            <text:p><text:span text:style-name="T216">זֹניא</text:span><text:span text:style-name="T217"> </text:span></text:p>
            <text:p>זוֹיאְ</text:p>
          </table:table-cell>
          <table:table-cell table:style-name="ce135"/>
          <table:table-cell table:number-columns-repeated="1013"/>
        </table:table-row>
        <table:table-row table:style-name="ro40">
          <table:table-cell/>
          <table:table-cell table:style-name="ce93"/>
          <table:table-cell table:style-name="ce92" office:value-type="string" calcext:value-type="string">
            <text:p><text:span text:style-name="T195">SE</text:span><text:span text:style-name="T196">ZON</text:span><text:span text:style-name="T195"> </text:span><text:span text:style-name="T200">[sezɔn]</text:span><text:span text:style-name="T195"> </text:span></text:p>
            <text:p><text:span text:style-name="T216">SEZO</text:span><text:span text:style-name="T220">N</text:span><text:span text:style-name="T221">A [sezɔna] </text:span></text:p>
            <text:p>SEZONAT [sezɔnat] </text:p>
            <text:p>SEZONËN [sezɔnən]</text:p>
            <text:p>זונה [zonah / zuneh] Pute en Obrith</text:p>
          </table:table-cell>
          <table:table-cell table:style-name="ce106"/>
          <table:table-cell table:style-name="ce96" office:value-type="string" calcext:value-type="string">
            <text:p><text:span text:style-name="T195">SE</text:span><text:span text:style-name="T199">ZJON </text:span><text:span text:style-name="T200">[sezjon]</text:span><text:span text:style-name="T195"> </text:span></text:p>
            <text:p>SEZJONA [sezjona] </text:p>
            <text:p>SEZJONAT [sezjonat] </text:p>
            <text:p>SEZJONËN [sezjonən]</text:p>
          </table:table-cell>
          <table:table-cell table:style-name="ce106"/>
          <table:table-cell table:style-name="ce96"/>
          <table:table-cell table:style-name="ce106"/>
          <table:table-cell table:style-name="ce132" office:value-type="string" calcext:value-type="string">
            <text:p>Saison Season</text:p>
          </table:table-cell>
          <table:table-cell table:style-name="ce153" office:value-type="string" calcext:value-type="string">
            <text:p>Du latin</text:p>
            <text:p>SATIONIS </text:p>
            <text:p>[sationis] Etrosque </text:p>
            <text:p>[sationis] Roman</text:p>
          </table:table-cell>
          <table:table-cell table:style-name="ce135"/>
          <table:table-cell table:number-columns-repeated="1013"/>
        </table:table-row>
        <table:table-row table:style-name="ro6">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GËZUARË </text:span><text:span text:style-name="T191">[gəzuaɾə]</text:span><text:span text:style-name="T193"> </text:span></text:p>
            <text:p>GËZUR [gəzuɾ] </text:p>
            <text:p>GËZU [gəzu] </text:p>
            <text:p>GËZIM [gəzim] </text:p>
            <text:p>GËZIMISHT [gəzimiʃt] </text:p>
            <text:p>GËZ [gəz] </text:p>
            <text:p>GËZÔJ [gəzɔj] </text:p>
            <text:p>GËZÔ [gəzɔ] </text:p>
            <text:p>GËZÔN [gəzɔn]</text:p>
          </table:table-cell>
          <table:table-cell table:style-name="ce106"/>
          <table:table-cell table:style-name="ce96"/>
          <table:table-cell table:style-name="ce106"/>
          <table:table-cell table:style-name="ce132" office:value-type="string" calcext:value-type="string">
            <text:p>S'amuser, Jouir Enjoy</text:p>
          </table:table-cell>
          <table:table-cell table:style-name="ce153" office:value-type="string" calcext:value-type="string">
            <text:p>Du latin</text:p>
            <text:p>SECTOR </text:p>
            <text:p>[sɛgtɔr] Etrosque </text:p>
            <text:p>[seqtoɾ] Roman</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text:span text:style-name="T195">GUXUARË </text:span><text:span text:style-name="T200">[guʣuaɾə]</text:span><text:span text:style-name="T195"> </text:span></text:p>
            <text:p>GUXUR [guʣuɾ] </text:p>
            <text:p>GUXU [guʣu] </text:p>
            <text:p>GUXIM [guʣim] </text:p>
            <text:p>GUXIMISHT [guʣimiʃt] </text:p>
            <text:p>GUX [guʣ] </text:p>
            <text:p>GUXÔJ [guʣɔj] </text:p>
            <text:p>GUXÔ [guʣɔ] </text:p>
            <text:p>GUXÔN [guʣɔn]</text:p>
          </table:table-cell>
          <table:table-cell table:style-name="ce106"/>
          <table:table-cell table:style-name="ce96" office:value-type="string" calcext:value-type="string">
            <text:p> </text:p>
            <text:p> </text:p>
            <text:p>AVSARE → AUSARE → U<text:span text:style-name="T193">S</text:span>ARE → U<text:span text:style-name="T193">DZ</text:span>ARE → GUDZARE → GUXARE → GUXUAR</text:p>
            <text:p>Ѕ = <text:span text:style-name="T185">ʣ</text:span> en cirrilique</text:p>
          </table:table-cell>
          <table:table-cell table:style-name="ce106"/>
          <table:table-cell table:style-name="ce96"/>
          <table:table-cell table:style-name="ce106"/>
          <table:table-cell table:style-name="ce132" office:value-type="string" calcext:value-type="string">
            <text:p>Oser</text:p>
            <text:p>Dare</text:p>
            <text:p/>
          </table:table-cell>
          <table:table-cell table:style-name="ce153" office:value-type="string" calcext:value-type="string">
            <text:p>Du latin</text:p>
            <text:p>AVSARE </text:p>
            <text:p>[awsarɛ] Etrosque </text:p>
            <text:p>[avsaɾe] Roman</text:p>
          </table:table-cell>
          <table:table-cell table:style-name="ce135"/>
          <table:table-cell table:number-columns-repeated="1013"/>
        </table:table-row>
        <table:table-row table:style-name="ro42">
          <table:table-cell/>
          <table:table-cell table:style-name="ce93"/>
          <table:table-cell table:style-name="ce92" office:value-type="string" calcext:value-type="string">
            <text:p><text:span text:style-name="T184">ZON</text:span><text:span text:style-name="T195">A</text:span><text:span text:style-name="T197"> </text:span><text:span text:style-name="T198">[zɔna]</text:span><text:span text:style-name="T205"> </text:span></text:p>
            <text:p><text:span text:style-name="T216">ZONA</text:span><text:span text:style-name="T220">T</text:span><text:span text:style-name="T221"> [zɔnat] </text:span></text:p>
            <text:p>ZONË [zɔnə] </text:p>
            <text:p>ZONËN [zɔnən] </text:p>
            <text:p>NAT ZON [nat zɔn]</text:p>
            <text:p>זונה [zonah / zuneh] Pute en Obrith</text:p>
          </table:table-cell>
          <table:table-cell table:style-name="ce106"/>
          <table:table-cell table:style-name="ce96" office:value-type="string" calcext:value-type="string">
            <text:p><text:span text:style-name="T218">VẼN</text:span><text:span text:style-name="T195">A </text:span><text:span text:style-name="T200">[vɛ̃na]</text:span><text:span text:style-name="T195"> </text:span></text:p>
            <text:p>VẼNAT [vɛ̃nat] </text:p>
            <text:p>VẼNË [vɛ̃nə] </text:p>
            <text:p>VẼNËN [vɛ̃nən] </text:p>
            <text:p>NAT VẼNË [nat vɛ̃nə]</text:p>
          </table:table-cell>
          <table:table-cell table:style-name="ce106"/>
          <table:table-cell table:style-name="ce96"/>
          <table:table-cell table:style-name="ce106"/>
          <table:table-cell table:style-name="ce143" office:value-type="string" calcext:value-type="string">
            <text:p>Place, <text:span text:style-name="T283">Zone</text:span> </text:p>
            <text:p>Place, Zone</text:p>
          </table:table-cell>
          <table:table-cell table:style-name="ce158" office:value-type="string" calcext:value-type="string">
            <text:p><text:span text:style-name="T224">De l'Obrith </text:span></text:p>
            <text:p>זונה [zon<text:span text:style-name="T195">ah /</text:span><text:span text:style-name="T260"> </text:span><text:span text:style-name="T198">zuneh]</text:span></text:p>
            <text:p>Du Creg </text:p>
            <text:p>ΖΩΝΗ [zɔnɛ]</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5">SE</text:span><text:span text:style-name="T196">K</text:span><text:span text:style-name="T195">TOR </text:span><text:span text:style-name="T200">[sezɔn]</text:span></text:p>
          </table:table-cell>
          <table:table-cell table:style-name="ce106"/>
          <table:table-cell table:style-name="ce108" office:value-type="string" calcext:value-type="string">
            <text:p><text:span text:style-name="T195">SE</text:span><text:span text:style-name="T199">G</text:span><text:span text:style-name="T195">TOR</text:span><text:span text:style-name="T199"> </text:span><text:span text:style-name="T200">[sɛgtoɾ]</text:span></text:p>
          </table:table-cell>
          <table:table-cell table:style-name="ce106"/>
          <table:table-cell table:style-name="ce108"/>
          <table:table-cell table:style-name="ce106"/>
          <table:table-cell table:style-name="ce144" office:value-type="string" calcext:value-type="string">
            <text:p>Secteur</text:p>
            <text:p>Sector</text:p>
            <text:p>Couper : SECARE</text:p>
          </table:table-cell>
          <table:table-cell table:style-name="ce153" office:value-type="string" calcext:value-type="string">
            <text:p>Du latin</text:p>
            <text:p>SECTOR </text:p>
            <text:p>[sɛgtɔr] Etrosque </text:p>
            <text:p>[seqtoɾ] Roman</text:p>
          </table:table-cell>
          <table:table-cell table:style-name="ce135"/>
          <table:table-cell table:number-columns-repeated="1013"/>
        </table:table-row>
        <table:table-row table:style-name="ro51">
          <table:table-cell/>
          <table:table-cell table:style-name="ce93"/>
          <table:table-cell table:style-name="ce92" office:value-type="string" calcext:value-type="string">
            <text:p><text:span text:style-name="T195">MIRË M</text:span><text:span text:style-name="T196">BR</text:span><text:span text:style-name="T195">AMA </text:span></text:p>
            <text:p><text:span text:style-name="T195">MB</text:span><text:span text:style-name="T197">R</text:span><text:span text:style-name="T266">EM</text:span><text:span text:style-name="T237">J</text:span><text:span text:style-name="T232">E [mbɾemjɛ] </text:span></text:p>
            <text:p>MBRËMJES [mbɾemjɛs]</text:p>
            <text:p>BR בר : esclave en latin</text:p>
          </table:table-cell>
          <table:table-cell table:style-name="ce106"/>
          <table:table-cell table:style-name="ce108" office:value-type="string" calcext:value-type="string">
            <text:p><text:span text:style-name="T195">MIRË M</text:span><text:span text:style-name="T199">R</text:span><text:span text:style-name="T195">AMA </text:span><text:span text:style-name="T200">[miɾə mɾama]</text:span><text:span text:style-name="T195"> </text:span></text:p>
            <text:p>MREMJÊ [mɾemjɛ] </text:p>
            <text:p>MREMJÊS [mɾemjɛs]</text:p>
          </table:table-cell>
          <table:table-cell table:style-name="ce106"/>
          <table:table-cell table:style-name="ce108"/>
          <table:table-cell table:style-name="ce106"/>
          <table:table-cell table:style-name="ce132" office:value-type="string" calcext:value-type="string">
            <text:p>Soir Evening</text:p>
          </table:table-cell>
          <table:table-cell table:style-name="ce153" office:value-type="string" calcext:value-type="string">
            <text:p>Du latin</text:p>
            <text:p>SECTOR </text:p>
            <text:p>[sɛgtɔr] Etrosque </text:p>
            <text:p>[seqtoɾ] Roman</text:p>
          </table:table-cell>
          <table:table-cell table:style-name="ce135"/>
          <table:table-cell table:number-columns-repeated="1013"/>
        </table:table-row>
        <table:table-row table:style-name="ro59">
          <table:table-cell/>
          <table:table-cell table:style-name="ce93"/>
          <table:table-cell table:style-name="ce92" office:value-type="string" calcext:value-type="string">
            <text:p><text:span text:style-name="T195">M</text:span><text:span text:style-name="T196">BR</text:span><text:span text:style-name="T195">ÊT</text:span><text:span text:style-name="T197"> </text:span><text:span text:style-name="T198">[mbɾɛt]</text:span><text:span text:style-name="T197"> </text:span></text:p>
            <text:p><text:span text:style-name="T195">(B</text:span><text:span text:style-name="T197">rutus Britanniqwë)</text:span><text:span text:style-name="T214"><text:a xlink:href="http://en.wiktionary.org/wiki/صقليب%22%20%5Ct%20%22_blank" xlink:type="simple">صقليب</text:a></text:span></text:p>
            <text:p>BR : esclave en latin, terme : </text:p>
            <text:p>ABRA עַבּרא (Esclave Favorite, Jeune Servante, Bonne, Suivante) </text:p>
            <text:p><text:span text:style-name="T193">BERN</text:span><text:span text:style-name="T201">A</text:span><text:span text:style-name="T202">, BERN</text:spa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ext:p>Prononciation d'Albanie</text:p>
            <text:p> </text:p>
            <text:p>KRAL [qral]</text:p>
            <text:p>Serbicisme ce dit aussi en Albanais</text:p>
          </table:table-cell>
          <table:table-cell table:style-name="ce106"/>
          <table:table-cell table:style-name="ce92" office:value-type="string" calcext:value-type="string">
            <text:p><text:span text:style-name="T195">MRÊT</text:span><text:span text:style-name="T197"> </text:span><text:span text:style-name="T198">[mbɾɛt]</text:span><text:span text:style-name="T197"> </text:span><text:span text:style-name="T297">मृत </text:span><text:span text:style-name="T298">/ </text:span><text:span text:style-name="T255">مرحت</text:span><text:span text:style-name="T282"> </text:span></text:p>
            <text:p>(King the Clement Death : Defense)</text:p>
            <text:p>Prononciation d'origine</text:p>
            <text:p><text:span text:style-name="T259"> </text:span></text:p>
            <text:p>MLÊT [mɾɛt]</text:p>
          </table:table-cell>
          <table:table-cell table:style-name="ce106"/>
          <table:table-cell table:style-name="ce92"/>
          <table:table-cell table:style-name="ce106"/>
          <table:table-cell table:style-name="ce144" office:value-type="string" calcext:value-type="string">
            <text:p>Roi, Rêgs</text:p>
            <text:p><text:span text:style-name="T312">Ki</text:span><text:span text:style-name="T224">ng</text:span></text:p>
            <text:p>Broie, </text:p>
            <text:p>Proie, </text:p>
            <text:p>Froie, </text:p>
            <text:p>Vroie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table:table-cell table:style-name="ce106"/>
          <table:table-cell table:style-name="ce93" office:value-type="string" calcext:value-type="string">
            <text:p><text:span text:style-name="T193">BÊG</text:span><text:span text:style-name="T201"> </text:span><text:span text:style-name="T202">[bɛg]</text:span></text:p>
            <text:p>Prononciation des turko-albanais de maggêduniɒ</text:p>
          </table:table-cell>
          <table:table-cell table:style-name="ce106"/>
          <table:table-cell table:style-name="ce93"/>
          <table:table-cell table:style-name="ce106"/>
          <table:table-cell table:style-name="ce132" office:value-type="string" calcext:value-type="string">
            <text:p>Baron Baron</text:p>
          </table:table-cell>
          <table:table-cell table:style-name="ce155" office:value-type="string" calcext:value-type="string">
            <text:p> </text:p>
          </table:table-cell>
          <table:table-cell table:style-name="ce135"/>
          <table:table-cell table:number-columns-repeated="1013"/>
        </table:table-row>
        <table:table-row table:style-name="ro25">
          <table:table-cell/>
          <table:table-cell table:style-name="ce93"/>
          <table:table-cell table:style-name="ce92" office:value-type="string" calcext:value-type="string">
            <text:p>SOKA [soqa] </text:p>
            <text:p>SOKË [soqə]</text:p>
            <text:p>Serbicisme dérivé de la marque СОКӘ , je deux mot devié du SUCK anglis סְך / סֹך , ce dit des boissons / poizons de cette marque COCA-COLA (COKE) ainsi que pour les SODA. </text:p>
            <text:p>Remarque à lire sur la cannete en flamand : "Zon be'waren [zonah bjː whɒːr jn ou wer jn]" </text:p>
          </table:table-cell>
          <table:table-cell table:style-name="ce106"/>
          <table:table-cell table:style-name="ce96" office:value-type="string" calcext:value-type="string">
            <text:p><text:span text:style-name="T195">PIJA</text:span><text:span text:style-name="T197"> </text:span><text:span text:style-name="T198">[pija]</text:span><text:span text:style-name="T197"> </text:span></text:p>
            <text:p><text:span text:style-name="T195">PIJÊ</text:span><text:span text:style-name="T197"> </text:span><text:span text:style-name="T198">[pijɛ]</text:span></text:p>
            <text:p><text:span text:style-name="T195">PIVA </text:span><text:span text:style-name="T200">[piva] </text:span></text:p>
            <text:p><text:span text:style-name="T195">PIVË</text:span><text:span text:style-name="T197"> </text:span><text:span text:style-name="T198">[pivə</text:span>]</text:p>
            <text:p>LËNG [lɑ̃ŋ ou ləŋ] (maggêduniɒ / albanie) </text:p>
            <text:p>ZHUS [???]</text:p>
            <text:p>Les macedoniens emploies la nasalisation (an/en du français) </text:p>
          </table:table-cell>
          <table:table-cell table:style-name="ce106"/>
          <table:table-cell table:style-name="ce96"/>
          <table:table-cell table:style-name="ce106"/>
          <table:table-cell table:style-name="ce132" office:value-type="string" calcext:value-type="string">
            <text:p>Boisson / Poizon </text:p>
            <text:p>Drink </text:p>
            <text:p>Biere </text:p>
            <text:p>Beer</text:p>
            <text:p>Nectar</text:p>
            <text:p>Jus de fruit </text:p>
            <text:p>Juices</text:p>
          </table:table-cell>
          <table:table-cell table:style-name="ce153" office:value-type="string" calcext:value-type="string">
            <text:p>Du latin</text:p>
            <text:p>ÏVS</text:p>
            <text:p>ÏVRIS : sauce</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5">PRÄPA </text:span><text:span text:style-name="T200">[pɾɑpa] </text:span></text:p>
            <text:p><text:span text:style-name="T195">PRÄPË [</text:span><text:span text:style-name="T197">p</text:span><text:span text:style-name="T198">ɾɑpə]</text:span></text:p>
            <text:p>PRÄPTON [pɾɑptɔn]</text:p>
            <text:p>Prononciation d'Albanie</text:p>
          </table:table-cell>
          <table:table-cell table:style-name="ce106"/>
          <table:table-cell table:style-name="ce93" office:value-type="string" calcext:value-type="string">
            <text:p><text:span text:style-name="T195">PRÄPA </text:span><text:span text:style-name="T200">[pɾɒpa] </text:span></text:p>
            <text:p><text:span text:style-name="T195">PRÄPË [</text:span><text:span text:style-name="T197">p</text:span><text:span text:style-name="T198">ɾɑpə]</text:span></text:p>
            <text:p>PRÄPTON [pɾɑptɔn]</text:p>
            <text:p>Prononciation de maggêduniɒ</text:p>
          </table:table-cell>
          <table:table-cell table:style-name="ce106"/>
          <table:table-cell table:style-name="ce93"/>
          <table:table-cell table:style-name="ce106"/>
          <table:table-cell table:style-name="ce132" office:value-type="string" calcext:value-type="string">
            <text:p>Derriere</text:p>
            <text:p>Behind</text:p>
            <text:p>Renverser </text:p>
            <text:p>Retourner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PAS </text:span><text:span text:style-name="T210">[pas]</text:span></text:p>
            <text:p>Prononciation d'Albanie</text:p>
          </table:table-cell>
          <table:table-cell table:style-name="ce106"/>
          <table:table-cell table:style-name="ce93" office:value-type="string" calcext:value-type="string">
            <text:p><text:span text:style-name="T195">MAS </text:span><text:span text:style-name="T200">[mas] </text:span></text:p>
            <text:p>TE MAS [tɛ mas] </text:p>
            <text:p>PËRMAS [pəɾmas] </text:p>
            <text:p>Prononciation de maggêduniɒ</text:p>
          </table:table-cell>
          <table:table-cell table:style-name="ce106"/>
          <table:table-cell table:style-name="ce93"/>
          <table:table-cell table:style-name="ce106"/>
          <table:table-cell table:style-name="ce132" office:value-type="string" calcext:value-type="string">
            <text:p>Arriere After, rear </text:p>
          </table:table-cell>
          <table:table-cell table:style-name="ce155" office:value-type="string" calcext:value-type="string">
            <text:p> </text:p>
          </table:table-cell>
          <table:table-cell table:style-name="ce135"/>
          <table:table-cell table:number-columns-repeated="1013"/>
        </table:table-row>
        <table:table-row table:style-name="ro36">
          <table:table-cell/>
          <table:table-cell table:style-name="ce93"/>
          <table:table-cell table:style-name="ce92" office:value-type="string" calcext:value-type="string">
            <text:p><text:span text:style-name="T211">BËR</text:span><text:span text:style-name="T193">TAS</text:span><text:span text:style-name="T201"> </text:span><text:span text:style-name="T202">[bəɾtas]</text:span><text:span text:style-name="T201"> </text:span></text:p>
            <text:p><text:span text:style-name="T195">BË</text:span><text:span text:style-name="T197">RTITI [bəɾtiti]</text:span><text:span text:style-name="T214"><text:a xlink:href="http://en.wiktionary.org/wiki/صقليب%22%20%5Ct%20%22_blank" xlink:type="simple">صقليب</text:a></text:span></text:p>
            <text:p>BR : esclave en latin, terme : </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ext:p>Prononciation commune</text:p>
          </table:table-cell>
          <table:table-cell table:style-name="ce106"/>
          <table:table-cell table:style-name="ce96" office:value-type="string" calcext:value-type="string">
            <text:p><text:span text:style-name="T218">BËL</text:span><text:span text:style-name="T195">TAS</text:span><text:span text:style-name="T197"> </text:span><text:span text:style-name="T198">[bəltas]</text:span><text:span text:style-name="T197"> </text:span></text:p>
            <text:p>BËLTITI [bəltiti]</text:p>
            <text:p>Prononciation corrigé</text:p>
          </table:table-cell>
          <table:table-cell table:style-name="ce106"/>
          <table:table-cell table:style-name="ce96"/>
          <table:table-cell table:style-name="ce106"/>
          <table:table-cell table:style-name="ce132" office:value-type="string" calcext:value-type="string">
            <text:p>Beugler, gueuler <text:s/>Bellow</text:p>
          </table:table-cell>
          <table:table-cell table:style-name="ce153" office:value-type="string" calcext:value-type="string">
            <text:p>Du latin</text:p>
            <text:p>BELARE </text:p>
            <text:p>[bɛlaɾɛ] Etrosque </text:p>
            <text:p>[belare] Roman</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QARAMAN</text:p>
          </table:table-cell>
          <table:table-cell table:style-name="ce106"/>
          <table:table-cell table:style-name="ce96" office:value-type="string" calcext:value-type="string">
            <text:p><text:span text:style-name="T195">PISKAS</text:span><text:span text:style-name="T197"> </text:span><text:span text:style-name="T198">[pisqas]</text:span><text:span text:style-name="T197"> </text:span></text:p>
            <text:p>PISKAT [pisqat] </text:p>
            <text:p>PISKÄT [pisqɒt] </text:p>
            <text:p>PISKÄTIN [pisqɒtin]</text:p>
          </table:table-cell>
          <table:table-cell table:style-name="ce106"/>
          <table:table-cell table:style-name="ce96"/>
          <table:table-cell table:style-name="ce106"/>
          <table:table-cell table:style-name="ce132" office:value-type="string" calcext:value-type="string">
            <text:p>Crier Shout</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ULËRIJ</text:span><text:span text:style-name="T201"> </text:span><text:span text:style-name="T202">[uləɾij]</text:span><text:span text:style-name="T201"> </text:span></text:p>
            <text:p>ULËRITJE [uləɾitj] </text:p>
            <text:p>ULËRAS [uləɾas]</text:p>
          </table:table-cell>
          <table:table-cell table:style-name="ce106"/>
          <table:table-cell table:style-name="ce96"/>
          <table:table-cell table:style-name="ce106"/>
          <table:table-cell table:style-name="ce132" office:value-type="string" calcext:value-type="string">
            <text:p>Rugir Roar, Bawl </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NGASHËRRIM</text:span><text:span text:style-name="T201"> </text:span><text:span text:style-name="T202">[pəɾjaʃtɔj]</text:span></text:p>
          </table:table-cell>
          <table:table-cell table:style-name="ce106"/>
          <table:table-cell table:style-name="ce93"/>
          <table:table-cell table:style-name="ce106"/>
          <table:table-cell table:style-name="ce132" office:value-type="string" calcext:value-type="string">
            <text:p>Huer, mugir Howl</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3" office:value-type="string" calcext:value-type="string">
            <text:p><text:span text:style-name="T193">LAPTÔJ</text:span><text:span text:style-name="T201"> </text:span><text:span text:style-name="T202">[laptɔj] </text:span></text:p>
            <text:p>LAPTÔVA [laptɔj] </text:p>
            <text:p>LAPTÔNI [laptɔj]</text:p>
            <text:p>Invention de ma mere, pour dire à un homme d'arreter d'Aboyer / Crier / de Gueuler (Aгili / Arifi)</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3" office:value-type="string" calcext:value-type="string">
            <text:p><text:span text:style-name="T193">LAPER</text:span><text:span text:style-name="T201"> </text:span><text:span text:style-name="T202">[lapɛ]</text:span><text:span text:style-name="T201"> </text:span></text:p>
            <text:p><text:span text:style-name="T195">Boire </text:span><text:span text:style-name="T197">e</text:span><text:span text:style-name="T198">n prena</text:span><text:span text:style-name="T197">nt le liquide avec la langue, e</text:span>n parlant des animaux. </text:p>
            <text:p>LAMPER [lɑ̃pɛ] </text:p>
            <text:p>Boire avidement, par lampées.</text:p>
          </table:table-cell>
          <table:table-cell table:style-name="ce135"/>
          <table:table-cell table:number-columns-repeated="1013"/>
        </table:table-row>
        <table:table-row table:style-name="ro8">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THUARË </text:span><text:span text:style-name="T210">[θuaɾə]</text:span><text:span text:style-name="T239"> </text:span></text:p>
            <text:p>THUËM [θuəm] </text:p>
            <text:p>THASH [θaʃ] </text:p>
            <text:p>THA [θa] </text:p>
            <text:p>THÔT [θɔt]</text:p>
          </table:table-cell>
          <table:table-cell table:style-name="ce106"/>
          <table:table-cell table:style-name="ce96"/>
          <table:table-cell table:style-name="ce106"/>
          <table:table-cell table:style-name="ce132" office:value-type="string" calcext:value-type="string">
            <text:p>Dire Said</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BISEDÔJM </text:span><text:span text:style-name="T210">[bisɛdɔjm]</text:span></text:p>
          </table:table-cell>
          <table:table-cell table:style-name="ce106"/>
          <table:table-cell table:style-name="ce108"/>
          <table:table-cell table:style-name="ce106"/>
          <table:table-cell table:style-name="ce132" office:value-type="string" calcext:value-type="string">
            <text:p>Discutons Discuss</text:p>
          </table:table-cell>
          <table:table-cell table:style-name="ce155" office:value-type="string" calcext:value-type="string">
            <text:p> </text:p>
          </table:table-cell>
          <table:table-cell table:style-name="ce135"/>
          <table:table-cell table:number-columns-repeated="1013"/>
        </table:table-row>
        <table:table-row table:style-name="ro56">
          <table:table-cell/>
          <table:table-cell table:style-name="ce93"/>
          <table:table-cell table:style-name="ce93" office:value-type="string" calcext:value-type="string">
            <text:p><text:span text:style-name="T193">TREGÔJ</text:span><text:span text:style-name="T201"> </text:span><text:span text:style-name="T202">[trɛgɔj] </text:span></text:p>
            <text:p>Prononciation d'albanie</text:p>
          </table:table-cell>
          <table:table-cell table:style-name="ce106"/>
          <table:table-cell table:style-name="ce108" office:value-type="string" calcext:value-type="string">
            <text:p><text:span text:style-name="T195">KALZÔJ </text:span><text:span text:style-name="T200">[qalzɔj]</text:span></text:p>
            <text:p>Prononciation des albanais de maggêduniɒ</text:p>
          </table:table-cell>
          <table:table-cell table:style-name="ce106"/>
          <table:table-cell table:style-name="ce108"/>
          <table:table-cell table:style-name="ce106"/>
          <table:table-cell table:style-name="ce132" office:value-type="string" calcext:value-type="string">
            <text:p>Raconter Tell</text:p>
          </table:table-cell>
          <table:table-cell table:style-name="ce152" office:value-type="string" calcext:value-type="string">
            <text:p>Du shqip</text:p>
            <text:p><text:span text:style-name="T216">KAL [qɒl] Cheva</text:span><text:span text:style-name="T217">l </text:span></text:p>
            <text:p>גוֹי זּוֹי זוֹי </text:p>
            <text:p>[goj] [ʒoj] [zoj]</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KÄLOJ</text:span><text:span text:style-name="T197"> </text:span><text:span text:style-name="T198">[qɑlɔj]</text:span><text:span text:style-name="T197"> </text:span></text:p>
            <text:p>KÄLU [qɑlu]</text:p>
            <text:p>Prononciation d'albanie</text:p>
          </table:table-cell>
          <table:table-cell table:style-name="ce106"/>
          <table:table-cell table:style-name="ce96" office:value-type="string" calcext:value-type="string">
            <text:p><text:span text:style-name="T195">KÄLÔJ</text:span><text:span text:style-name="T197"> </text:span><text:span text:style-name="T198">[qɑlɔj]</text:span><text:span text:style-name="T197"> </text:span></text:p>
            <text:p>KÄLU [qɑlu]</text:p>
            <text:p>Prononciation des albanais de maggêduniɒ</text:p>
          </table:table-cell>
          <table:table-cell table:style-name="ce106"/>
          <table:table-cell table:style-name="ce96"/>
          <table:table-cell table:style-name="ce106"/>
          <table:table-cell table:style-name="ce132" office:value-type="string" calcext:value-type="string">
            <text:p>Passerais, Passer </text:p>
          </table:table-cell>
          <table:table-cell table:style-name="ce153" office:value-type="string" calcext:value-type="string">
            <text:p>Du latin </text:p>
            <text:p>PASSARE</text:p>
            <text:p>Du shqip </text:p>
            <text:p>KAL [qɒl] Cheval </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28">
          <table:table-cell/>
          <table:table-cell table:style-name="ce93"/>
          <table:table-cell table:style-name="ce92" office:value-type="string" calcext:value-type="string">
            <text:p><text:span text:style-name="T193">HASMI</text:span><text:span text:style-name="T201"> </text:span><text:span text:style-name="T202">[hasmɯ]</text:span><text:span text:style-name="T201"> </text:span></text:p>
            <text:p>HASIM [hasɯm] </text:p>
            <text:p>DÜŞMAN [dyʃman] دُشمَن</text:p>
            <text:p>(Türkicisme)</text:p>
          </table:table-cell>
          <table:table-cell table:style-name="ce106"/>
          <table:table-cell table:style-name="ce96" office:value-type="string" calcext:value-type="string">
            <text:p><text:span text:style-name="T195">ARMIK</text:span><text:span text:style-name="T197"> </text:span><text:span text:style-name="T198">[aɾmik]</text:span></text:p>
            <text:p>Prononciation d'albanie (D'abord falsifié par les anglo-allemands (après 1918) puis les soviets (après 1945), qui furent gagnant contre-eux)</text:p>
            <text:p><text:span text:style-name="T195">ANMIK</text:span><text:span text:style-name="T197"> </text:span><text:span text:style-name="T198">[anmik / unmik]</text:span><text:span text:style-name="T197"> </text:span></text:p>
            <text:p>INAMIC (romanian) </text:p>
            <text:p>Prononciation des albanais de maggêduniɒ</text:p>
          </table:table-cell>
          <table:table-cell table:style-name="ce106"/>
          <table:table-cell table:style-name="ce96"/>
          <table:table-cell table:style-name="ce106"/>
          <table:table-cell table:style-name="ce132" office:value-type="string" calcext:value-type="string">
            <text:p>Enemie Enemy</text:p>
          </table:table-cell>
          <table:table-cell table:style-name="ce153" office:value-type="string" calcext:value-type="string">
            <text:p>Du latin </text:p>
            <text:p>INIMICVS </text:p>
            <text:p>[inimigɔs] Etrosque </text:p>
            <text:p>[inimiqus] Roman‌ </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PËR-JASHTÔJ</text:span><text:span text:style-name="T201"> </text:span><text:span text:style-name="T202">[pəɾjaʃtɔj]</text:span><text:span text:style-name="T201"> </text:span></text:p>
            <text:p>PËR-JASHTU [pəɾjaʃtu]</text:p>
          </table:table-cell>
          <table:table-cell table:style-name="ce106"/>
          <table:table-cell table:style-name="ce96"/>
          <table:table-cell table:style-name="ce106"/>
          <table:table-cell table:style-name="ce132" office:value-type="string" calcext:value-type="string">
            <text:p>Expulser Expel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REAGÔJ</text:span><text:span text:style-name="T201"> </text:span><text:span text:style-name="T202">[ɾeagɔj]</text:span><text:span text:style-name="T201"> </text:span></text:p>
            <text:p>REAGUARË [reaguaɾə]</text:p>
            <text:p>Prononciation de maggêduniɒ</text:p>
          </table:table-cell>
          <table:table-cell table:style-name="ce106"/>
          <table:table-cell table:style-name="ce96"/>
          <table:table-cell table:style-name="ce106"/>
          <table:table-cell table:style-name="ce132" office:value-type="string" calcext:value-type="string">
            <text:p>Reagir / isser React / ing </text:p>
          </table:table-cell>
          <table:table-cell table:style-name="ce155" office:value-type="string" calcext:value-type="string">
            <text:p>Du latin </text:p>
          </table:table-cell>
          <table:table-cell table:style-name="ce135"/>
          <table:table-cell table:number-columns-repeated="1013"/>
        </table:table-row>
        <table:table-row table:style-name="ro3">
          <table:table-cell/>
          <table:table-cell table:style-name="ce93"/>
          <table:table-cell table:style-name="ce99" office:value-type="string" calcext:value-type="string">
            <text:p> </text:p>
          </table:table-cell>
          <table:table-cell table:style-name="ce106"/>
          <table:table-cell table:style-name="ce108" office:value-type="string" calcext:value-type="string">
            <text:p><text:span text:style-name="T193">ARRESTÔJ </text:span><text:span text:style-name="T191">[arestɔj]</text:span></text:p>
          </table:table-cell>
          <table:table-cell table:style-name="ce106"/>
          <table:table-cell table:style-name="ce108"/>
          <table:table-cell table:style-name="ce106"/>
          <table:table-cell table:style-name="ce132" office:value-type="string" calcext:value-type="string">
            <text:p>Arreter, Apprehender <text:s/>Arrest, Apprehend </text:p>
          </table:table-cell>
          <table:table-cell table:style-name="ce155" office:value-type="string" calcext:value-type="string">
            <text:p>Du latin <text:s/>A-RESTARE</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84">MB</text:span><text:span text:style-name="T195">ÄJ </text:span><text:span text:style-name="T200">[mbɑj]</text:span><text:span text:style-name="T197"> </text:span></text:p>
            <text:p>MBÄJÊ [mbɑjɛ] </text:p>
            <text:p>MBÄJTA [mbɑjta] </text:p>
            <text:p>MBÄJTA [mbɑjtmi]</text:p>
          </table:table-cell>
          <table:table-cell table:style-name="ce106"/>
          <table:table-cell table:style-name="ce96" office:value-type="string" calcext:value-type="string">
            <text:p><text:span text:style-name="T218">M</text:span><text:span text:style-name="T195">ÄJ </text:span><text:span text:style-name="T200">[mɒj]</text:span><text:span text:style-name="T195"> </text:span></text:p>
            <text:p>MÄJÊ [mɒjɛ] </text:p>
            <text:p>MÄJTA [mɒjta] </text:p>
            <text:p>MÄJMI [mɒjmi]</text:p>
          </table:table-cell>
          <table:table-cell table:style-name="ce106"/>
          <table:table-cell table:style-name="ce96"/>
          <table:table-cell table:style-name="ce106"/>
          <table:table-cell table:style-name="ce132" office:value-type="string" calcext:value-type="string">
            <text:p>Tenir, Garder <text:s/>Hold, Keep </text:p>
          </table:table-cell>
          <table:table-cell table:style-name="ce155" office:value-type="string" calcext:value-type="string">
            <text:p>Du latin MANVTENERE MANVS</text:p>
          </table:table-cell>
          <table:table-cell table:style-name="ce135"/>
          <table:table-cell table:number-columns-repeated="1013"/>
        </table:table-row>
        <table:table-row table:style-name="ro9">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KÄP </text:span><text:span text:style-name="T191">[qɒp]</text:span><text:span text:style-name="T193"> </text:span></text:p>
            <text:p>KÄPÊ [qɒpɛ] </text:p>
            <text:p>KÄPUR [qɒpuɾ]</text:p>
          </table:table-cell>
          <table:table-cell table:style-name="ce106"/>
          <table:table-cell table:style-name="ce96"/>
          <table:table-cell table:style-name="ce106"/>
          <table:table-cell table:style-name="ce132" office:value-type="string" calcext:value-type="string">
            <text:p>Attraper, tenir </text:p>
          </table:table-cell>
          <table:table-cell table:style-name="ce155" office:value-type="string" calcext:value-type="string">
            <text:p>Jeux de mot de l'anglis COP</text:p>
          </table:table-cell>
          <table:table-cell table:style-name="ce135"/>
          <table:table-cell table:number-columns-repeated="1013"/>
        </table:table-row>
        <table:table-row table:style-name="ro50">
          <table:table-cell/>
          <table:table-cell table:style-name="ce93"/>
          <table:table-cell table:style-name="ce92" office:value-type="string" calcext:value-type="string">
            <text:p><text:span text:style-name="T184">NDAL</text:span><text:span text:style-name="T195">OJ</text:span><text:span text:style-name="T197"> </text:span><text:span text:style-name="T198">[ndalɔj]</text:span><text:span text:style-name="T197"> (Stopper) </text:span></text:p>
            <text:p>NDALE [ndalɛ] </text:p>
            <text:p><text:span text:style-name="T236">NDA</text:span><text:span text:style-name="T237">L</text:span><text:span text:style-name="T232">I [ndalɛ] (Stop it) </text:span></text:p>
            <text:p>NDAL [ndal] (Halt) </text:p>
            <text:p>NDALUAR [ndaluaɾ] (Halted) </text:p>
            <text:p>Prononciation d'Albanie</text:p>
            <text:p>דַל [dal] : poor, miserable, indigent</text:p>
          </table:table-cell>
          <table:table-cell table:style-name="ce106"/>
          <table:table-cell table:style-name="ce96" office:value-type="string" calcext:value-type="string">
            <text:p><text:span text:style-name="T218">N</text:span><text:span text:style-name="T195">ALÔJ </text:span><text:span text:style-name="T200">[nalɔj]</text:span><text:span text:style-name="T195"> </text:span></text:p>
            <text:p>NALÊ [nalɛ] </text:p>
            <text:p>NALI [nali] </text:p>
            <text:p>NAL [nal] </text:p>
            <text:p>NALUARË [naluaɾə]</text:p>
            <text:p>Prononciation des Albanais de Maggêduniɒ</text:p>
          </table:table-cell>
          <table:table-cell table:style-name="ce106"/>
          <table:table-cell table:style-name="ce96"/>
          <table:table-cell table:style-name="ce106"/>
          <table:table-cell table:style-name="ce132" office:value-type="string" calcext:value-type="string">
            <text:p>Halt, Stop</text:p>
          </table:table-cell>
          <table:table-cell table:style-name="ce153" office:value-type="string" calcext:value-type="string">
            <text:p>De l'allemand</text:p>
            <text:p>HALTE </text:p>
            <text:p>[haltɛ] Etrosque </text:p>
            <text:p>[halte] Roman</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5">LART </text:span><text:span text:style-name="T200">[laɾt]</text:span><text:span text:style-name="T195"> </text:span></text:p>
            <text:p>LARTË [laɾtə]</text:p>
            <text:p>Prononciation d'Albanie</text:p>
          </table:table-cell>
          <table:table-cell table:style-name="ce106"/>
          <table:table-cell table:style-name="ce96" office:value-type="string" calcext:value-type="string">
            <text:p><text:span text:style-name="T195">NALT </text:span><text:span text:style-name="T200">[nalt]</text:span><text:span text:style-name="T197"> </text:span></text:p>
            <text:p>NALTË [naltə]</text:p>
            <text:p>Prononciation de Maggêduniɒ</text:p>
          </table:table-cell>
          <table:table-cell table:style-name="ce106"/>
          <table:table-cell table:style-name="ce96"/>
          <table:table-cell table:style-name="ce106"/>
          <table:table-cell table:style-name="ce132" office:value-type="string" calcext:value-type="string">
            <text:p>En haut Above, upper, high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KÄT </text:span><text:span text:style-name="T191">[qɑt]</text:span><text:span text:style-name="T201"> </text:span></text:p>
            <text:p>KÄTI [qɒti] </text:p>
            <text:p>KÄTAT [qɒtat]</text:p>
          </table:table-cell>
          <table:table-cell table:style-name="ce106"/>
          <table:table-cell table:style-name="ce96"/>
          <table:table-cell table:style-name="ce106"/>
          <table:table-cell table:style-name="ce132" office:value-type="string" calcext:value-type="string">
            <text:p>Etage Floor, Storey</text:p>
          </table:table-cell>
          <table:table-cell table:style-name="ce155"/>
          <table:table-cell table:style-name="ce135"/>
          <table:table-cell table:number-columns-repeated="1013"/>
        </table:table-row>
        <table:table-row table:style-name="ro35">
          <table:table-cell/>
          <table:table-cell table:style-name="ce93"/>
          <table:table-cell table:style-name="ce96" office:value-type="string" calcext:value-type="string">
            <text:p><text:span text:style-name="T195">S</text:span><text:span text:style-name="T196">K</text:span><text:span text:style-name="T195">ENË </text:span><text:span text:style-name="T200">[sqenə]</text:span><text:span text:style-name="T197"> </text:span></text:p>
            <text:p>SKENA [sqena]</text:p>
          </table:table-cell>
          <table:table-cell table:style-name="ce106"/>
          <table:table-cell table:style-name="ce96" office:value-type="string" calcext:value-type="string">
            <text:p><text:span text:style-name="T195">S</text:span><text:span text:style-name="T199">G</text:span><text:span text:style-name="T195">ENË </text:span><text:span text:style-name="T200">[sgenə]</text:span><text:span text:style-name="T197"> </text:span></text:p>
            <text:p>SGENA [sgena]</text:p>
          </table:table-cell>
          <table:table-cell table:style-name="ce106"/>
          <table:table-cell table:style-name="ce96"/>
          <table:table-cell table:style-name="ce106"/>
          <table:table-cell table:style-name="ce132" office:value-type="string" calcext:value-type="string">
            <text:p>Scene Floor, Scene </text:p>
          </table:table-cell>
          <table:table-cell table:style-name="ce155" office:value-type="string" calcext:value-type="string">
            <text:p>Du latin </text:p>
            <text:p>SCÆNA</text:p>
            <text:p>Du Creg </text:p>
            <text:p>ΣΚΗΝΗ </text:p>
            <text:p>σκηνη</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SHLU </text:span><text:span text:style-name="T191">[ʃlu]</text:span><text:span text:style-name="T193"> </text:span></text:p>
            <text:p>SHLÔJE [ʃlɔje] </text:p>
            <text:p>SHLÔVA [ʃlɔva] </text:p>
            <text:p>SHLUARË [ʃluaɾə]</text:p>
          </table:table-cell>
          <table:table-cell table:style-name="ce106"/>
          <table:table-cell table:style-name="ce96"/>
          <table:table-cell table:style-name="ce106"/>
          <table:table-cell table:style-name="ce132" office:value-type="string" calcext:value-type="string">
            <text:p>Lacher Release</text:p>
          </table:table-cell>
          <table:table-cell table:style-name="ce155" office:value-type="string" calcext:value-type="string">
            <text:p>Dévié du latin LAXARE LA-X-ARE CH-LA-ARE SH-LU-ARË</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LËSHÔJ</text:span><text:span text:style-name="T197"> </text:span><text:span text:style-name="T198">[ləʃɔj]</text:span><text:span text:style-name="T197"> </text:span></text:p>
            <text:p>LISHUTË [liʃutə] </text:p>
            <text:p>LËSHUARË [ləʃuaɾə]</text:p>
          </table:table-cell>
          <table:table-cell table:style-name="ce106"/>
          <table:table-cell table:style-name="ce96" office:value-type="string" calcext:value-type="string">
            <text:p><text:span text:style-name="T195">LSHÔJ</text:span><text:span text:style-name="T197"> </text:span><text:span text:style-name="T198">[lʃɔj]</text:span><text:span text:style-name="T197"> </text:span></text:p>
            <text:p>LSHUTË [lʃutə] </text:p>
            <text:p>LSHUARË [lʃuaɾə]</text:p>
          </table:table-cell>
          <table:table-cell table:style-name="ce106"/>
          <table:table-cell table:style-name="ce96"/>
          <table:table-cell table:style-name="ce106"/>
          <table:table-cell table:style-name="ce132" office:value-type="string" calcext:value-type="string">
            <text:p>Relacher Release</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6" office:value-type="string" calcext:value-type="string">
            <text:p><text:span text:style-name="T193">LIROJ</text:span><text:span text:style-name="T201"> </text:span><text:span text:style-name="T202">[liɾɔj]</text:span><text:span text:style-name="T201"> </text:span></text:p>
            <text:p>LIRU [liɾu]</text:p>
          </table:table-cell>
          <table:table-cell table:style-name="ce106"/>
          <table:table-cell table:style-name="ce96" office:value-type="string" calcext:value-type="string">
            <text:p><text:span text:style-name="T195">LYRÔJ</text:span><text:span text:style-name="T197"> </text:span><text:span text:style-name="T198">[lyɾɔj]</text:span><text:span text:style-name="T197"> </text:span></text:p>
            <text:p>LYRU [lyɾu]</text:p>
          </table:table-cell>
          <table:table-cell table:style-name="ce106"/>
          <table:table-cell table:style-name="ce96"/>
          <table:table-cell table:style-name="ce106"/>
          <table:table-cell table:style-name="ce132" office:value-type="string" calcext:value-type="string">
            <text:p>Liberer Liberate</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ZHDUKEM</text:span><text:span text:style-name="T201"> </text:span><text:span text:style-name="T202">[ʒduqem]</text:span></text:p>
          </table:table-cell>
          <table:table-cell table:style-name="ce106"/>
          <table:table-cell table:style-name="ce93"/>
          <table:table-cell table:style-name="ce106"/>
          <table:table-cell table:style-name="ce132" office:value-type="string" calcext:value-type="string">
            <text:p>Disparait Disappear</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HUMB</text:span><text:span text:style-name="T201"> </text:span><text:span text:style-name="T202">[humb]</text:span></text:p>
          </table:table-cell>
          <table:table-cell table:style-name="ce106"/>
          <table:table-cell table:style-name="ce93"/>
          <table:table-cell table:style-name="ce106"/>
          <table:table-cell table:style-name="ce132" office:value-type="string" calcext:value-type="string">
            <text:p>Renvoyer Dismiss</text:p>
          </table:table-cell>
          <table:table-cell table:style-name="ce155" office:value-type="string" calcext:value-type="string">
            <text:p> </text:p>
          </table:table-cell>
          <table:table-cell table:style-name="ce135"/>
          <table:table-cell table:number-columns-repeated="1013"/>
        </table:table-row>
        <table:table-row table:style-name="ro28">
          <table:table-cell/>
          <table:table-cell table:style-name="ce93"/>
          <table:table-cell table:style-name="ce96" office:value-type="string" calcext:value-type="string">
            <text:p><text:span text:style-name="T230">H</text:span><text:span text:style-name="T267">U</text:span><text:span text:style-name="T268">P</text:span><text:span text:style-name="T201"> </text:span><text:span text:style-name="T202">[hup]</text:span><text:span text:style-name="T201"> </text:span></text:p>
            <text:p>HUPA [hupa] (i loose) </text:p>
            <text:p><text:span text:style-name="T195">HU</text:span><text:span text:style-name="T196">PË</text:span><text:span text:style-name="T197">M</text:span><text:span text:style-name="T198"> [hupə</text:span><text:span text:style-name="T197">m]</text:span><text:span text:style-name="T205"> (</text:span><text:span text:style-name="T233">we</text:span><text:span text:style-name="T205"> l</text:span><text:span text:style-name="T197">o</text:span><text:span text:style-name="T198">ose) </text:span></text:p>
            <text:p>HUPUR [hupuɾ]</text:p>
            <text:p>Prononciation de maggêduniɒ </text:p>
            <text:p>HUMB [humb] </text:p>
            <text:p>HUMBAS [humbas] </text:p>
            <text:p>HUMBËM [humbəm] </text:p>
            <text:p>HUMBUR [humbuɾ]</text:p>
            <text:p>Prononciation d'Albanie</text:p>
          </table:table-cell>
          <table:table-cell table:style-name="ce106"/>
          <table:table-cell table:style-name="ce96" office:value-type="string" calcext:value-type="string">
            <text:p><text:span text:style-name="T195">HU</text:span><text:span text:style-name="T199">MP</text:span><text:span text:style-name="T197"> </text:span><text:span text:style-name="T198">[hump]</text:span><text:span text:style-name="T197"> </text:span></text:p>
            <text:p>HUMPAS [humpas] </text:p>
            <text:p>HUMPËM [humpəm] </text:p>
            <text:p>HUMPUR [humpuɾ]</text:p>
            <text:p>Prononciation corrigé</text:p>
            <text:p> </text:p>
          </table:table-cell>
          <table:table-cell table:style-name="ce106"/>
          <table:table-cell table:style-name="ce96"/>
          <table:table-cell table:style-name="ce106"/>
          <table:table-cell table:style-name="ce133" office:value-type="string" calcext:value-type="string">
            <text:p>Perdre, perdu Loose, loosed</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UJPË</text:span><text:span text:style-name="T201"> </text:span><text:span text:style-name="T202">[ujpə]</text:span><text:span text:style-name="T201"> ou </text:span><text:span text:style-name="T269">USPË</text:span><text:span text:style-name="T201"> </text:span><text:span text:style-name="T202">[uspə]</text:span><text:span text:style-name="T201"> </text:span></text:p>
            <text:p>UJPNI [ujpni] ou USPNI [uspni]</text:p>
            <text:p>Prononciation corrigé</text:p>
          </table:table-cell>
          <table:table-cell table:style-name="ce106"/>
          <table:table-cell table:style-name="ce96" office:value-type="string" calcext:value-type="string">
            <text:p><text:span text:style-name="T299">UP</text:span><text:span text:style-name="T195">Ë</text:span><text:span text:style-name="T197"> </text:span><text:span text:style-name="T198">[upə]</text:span><text:span text:style-name="T197"> (disparait) </text:span></text:p>
            <text:p>UPNI [upni] (disparaisser)</text:p>
            <text:p>Prononciation de maggêduniɒ (à maintenir)</text:p>
          </table:table-cell>
          <table:table-cell table:style-name="ce106"/>
          <table:table-cell table:style-name="ce96"/>
          <table:table-cell table:style-name="ce106"/>
          <table:table-cell table:style-name="ce132" office:value-type="string" calcext:value-type="string">
            <text:p>Disparait, <text:s/>Disappear, </text:p>
          </table:table-cell>
          <table:table-cell table:style-name="ce153" office:value-type="string" calcext:value-type="string">
            <text:p>Du latin</text:p>
            <text:p>EX-PARERE </text:p>
            <text:p>[paɾɛɾɛ] Etrosque </text:p>
            <text:p>[parere] Roman</text:p>
          </table:table-cell>
          <table:table-cell table:style-name="ce135"/>
          <table:table-cell table:number-columns-repeated="1013"/>
        </table:table-row>
        <table:table-row table:style-name="ro8">
          <table:table-cell/>
          <table:table-cell table:style-name="ce93"/>
          <table:table-cell table:style-name="ce99" office:value-type="string" calcext:value-type="string">
            <text:p> </text:p>
            <text:p><text:span text:style-name="T230">FRYJ [] </text:span><text:span text:style-name="T201">Enfler, Gonfler</text:span></text:p>
          </table:table-cell>
          <table:table-cell table:style-name="ce106"/>
          <table:table-cell table:style-name="ce96" office:value-type="string" calcext:value-type="string">
            <text:p><text:span text:style-name="T195">K</text:span><text:span text:style-name="T270">UP</text:span><text:span text:style-name="T195">TÔJ </text:span><text:span text:style-name="T200">[quptɔj]</text:span><text:span text:style-name="T197"> </text:span></text:p>
            <text:p>KUPTÔVA [quptɔj] </text:p>
            <text:p>KUPTIM [quptim] (de kumprentim)</text:p>
            <text:p>Prononciation commune </text:p>
          </table:table-cell>
          <table:table-cell table:style-name="ce106"/>
          <table:table-cell table:style-name="ce96"/>
          <table:table-cell table:style-name="ce106"/>
          <table:table-cell table:style-name="ce132" office:value-type="string" calcext:value-type="string">
            <text:p>Comprendre Comprehend</text:p>
          </table:table-cell>
          <table:table-cell table:style-name="ce153" office:value-type="string" calcext:value-type="string">
            <text:p>Du latin</text:p>
            <text:p>COMPREHENDERE </text:p>
            <text:p>[gompɾɛndɛɾɛ] Etrosque </text:p>
            <text:p>[qomprendere] Roman</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5">K</text:span><text:span text:style-name="T270">UP</text:span><text:span text:style-name="T195">Ë</text:span><text:span text:style-name="T197"> </text:span><text:span text:style-name="T198">[qupə]</text:span><text:span text:style-name="T197"> </text:span></text:p>
            <text:p>KUPNI [qupni]</text:p>
            <text:p>Prononciation des albanais de maggêduniɒ</text:p>
          </table:table-cell>
          <table:table-cell table:style-name="ce106"/>
          <table:table-cell table:style-name="ce96" office:value-type="string" calcext:value-type="string">
            <text:p><text:span text:style-name="T195">K</text:span><text:span text:style-name="T199">JUP</text:span><text:span text:style-name="T195">Ë</text:span><text:span text:style-name="T197"> </text:span><text:span text:style-name="T198">[qjupə]</text:span><text:span text:style-name="T197"> </text:span></text:p>
            <text:p>KJUPNI [q<text:span text:style-name="T195">jupni]</text:span></text:p>
            <text:p>Remarque Скопје en Shqip s'écrit Shkupi et Üsküp en Türk... </text:p>
          </table:table-cell>
          <table:table-cell table:style-name="ce106"/>
          <table:table-cell table:style-name="ce96"/>
          <table:table-cell table:style-name="ce106"/>
          <table:table-cell table:style-name="ce145" office:value-type="string" calcext:value-type="string">
            <text:p>Eclate</text:p>
            <text:p><text:span text:style-name="T216">آكِلَة</text:span><text:span text:style-name="T220"> </text:span><text:span text:style-name="T221">[ɛklat]</text:span></text:p>
          </table:table-cell>
          <table:table-cell table:style-name="ce153" office:value-type="string" calcext:value-type="string">
            <text:p>Origine de Skopje</text:p>
            <text:p>SCVPI </text:p>
            <text:p>[sgɔpi]Etrosque </text:p>
            <text:p>[squpi]Roman</text:p>
          </table:table-cell>
          <table:table-cell table:style-name="ce135"/>
          <table:table-cell table:number-columns-repeated="1013"/>
        </table:table-row>
        <table:table-row table:style-name="ro37">
          <table:table-cell/>
          <table:table-cell table:style-name="ce93"/>
          <table:table-cell table:style-name="ce92" office:value-type="string" calcext:value-type="string">
            <text:p><text:span text:style-name="T195">PLAS</text:span><text:span text:style-name="T197"> </text:span><text:span text:style-name="T198">[plɑs]</text:span><text:span text:style-name="T197"> </text:span></text:p>
            <text:p>פלאַס</text:p>
          </table:table-cell>
          <table:table-cell table:style-name="ce106"/>
          <table:table-cell table:style-name="ce92" office:value-type="string" calcext:value-type="string">
            <text:p><text:span text:style-name="T195">EKSPLAS</text:span><text:span text:style-name="T197"> </text:span><text:span text:style-name="T198">[eqsplɒs]</text:span><text:span text:style-name="T197"> </text:span></text:p>
            <text:p>הֶּסּפלאַס</text:p>
          </table:table-cell>
          <table:table-cell table:style-name="ce106"/>
          <table:table-cell table:style-name="ce92"/>
          <table:table-cell table:style-name="ce106"/>
          <table:table-cell table:style-name="ce132" office:value-type="string" calcext:value-type="string">
            <text:p>Explose</text:p>
          </table:table-cell>
          <table:table-cell table:style-name="ce153" office:value-type="string" calcext:value-type="string">
            <text:p>Du latin</text:p>
            <text:p>EXPLODERE </text:p>
            <text:p>[ɛxplodɛɾɛ] Etrosque </text:p>
            <text:p>[eqsplodere] Roman</text:p>
          </table:table-cell>
          <table:table-cell table:style-name="ce135"/>
          <table:table-cell table:number-columns-repeated="1013"/>
        </table:table-row>
        <table:table-row table:style-name="ro60">
          <table:table-cell/>
          <table:table-cell table:style-name="ce93"/>
          <table:table-cell table:style-name="ce92" office:value-type="string" calcext:value-type="string">
            <text:p><text:span text:style-name="T195">FLAS </text:span><text:span text:style-name="T200">[flas]</text:span><text:span text:style-name="T197"> (PHLAS) </text:span></text:p>
            <text:p>פּלאַס</text:p>
          </table:table-cell>
          <table:table-cell table:style-name="ce106"/>
          <table:table-cell table:style-name="ce117" office:value-type="string" calcext:value-type="string">
            <text:p>???</text:p>
          </table:table-cell>
          <table:table-cell table:style-name="ce106"/>
          <table:table-cell table:style-name="ce117"/>
          <table:table-cell table:style-name="ce106"/>
          <table:table-cell table:style-name="ce132" office:value-type="string" calcext:value-type="string">
            <text:p>Parler Speak</text:p>
          </table:table-cell>
          <table:table-cell table:style-name="ce154" office:value-type="string" calcext:value-type="string">
            <text:p><text:span text:style-name="T195">PARABOLARE</text:span><text:span text:style-name="T197"> </text:span></text:p>
            <text:p>פַּרַבֹלאַרֶ </text:p>
            <text:p>פַּרלא</text:p>
          </table:table-cell>
          <table:table-cell table:style-name="ce135"/>
          <table:table-cell table:number-columns-repeated="1013"/>
        </table:table-row>
        <table:table-row table:style-name="ro61">
          <table:table-cell/>
          <table:table-cell table:style-name="ce93"/>
          <table:table-cell table:style-name="ce92" office:value-type="string" calcext:value-type="string">
            <text:p><text:span text:style-name="T195">FOLUR </text:span><text:span text:style-name="T200">[fɔluɾ]</text:span><text:span text:style-name="T195"> </text:span></text:p>
            <text:p>FOLË [fɔlə] </text:p>
            <text:p>פֹּלאְ</text:p>
          </table:table-cell>
          <table:table-cell table:style-name="ce106"/>
          <table:table-cell table:style-name="ce92" office:value-type="string" calcext:value-type="string">
            <text:p><text:span text:style-name="T195">PHLÔSUR </text:span><text:span text:style-name="T200">[flɔsur / fɔɾluɾ]</text:span><text:span text:style-name="T195"> </text:span></text:p>
            <text:p>PHLÔS [flɔs / fɔɾlə] </text:p>
            <text:p>פֹּרלאְ</text:p>
          </table:table-cell>
          <table:table-cell table:style-name="ce106"/>
          <table:table-cell table:style-name="ce92"/>
          <table:table-cell table:style-name="ce106"/>
          <table:table-cell table:style-name="ce142" office:value-type="string" calcext:value-type="string">
            <text:p><text:span text:style-name="T224">Parle </text:span></text:p>
            <text:p>פַּרלאְ</text:p>
          </table:table-cell>
          <table:table-cell table:style-name="ce154" office:value-type="string" calcext:value-type="string">
            <text:p><text:span text:style-name="T236">פֹּלאְ</text:span><text:span text:style-name="T320"> </text:span></text:p>
            <text:p>פֹּרלאְ</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84">PËRR</text:span><text:span text:style-name="T195">ÄLLË</text:span><text:span text:style-name="T197"> </text:span><text:span text:style-name="T198">[pərɑɫə]</text:span></text:p>
            <text:p>Prononciation d'Albanie</text:p>
          </table:table-cell>
          <table:table-cell table:style-name="ce106"/>
          <table:table-cell table:style-name="ce96" office:value-type="string" calcext:value-type="string">
            <text:p><text:span text:style-name="T218">PRR</text:span><text:span text:style-name="T195">ÄLLË</text:span><text:span text:style-name="T197"> </text:span><text:span text:style-name="T198">[prɒɫə]</text:span></text:p>
            <text:p>Prononciation des Albanais de Maggêduniɒ</text:p>
          </table:table-cell>
          <table:table-cell table:style-name="ce106"/>
          <table:table-cell table:style-name="ce96"/>
          <table:table-cell table:style-name="ce106"/>
          <table:table-cell table:style-name="ce132" office:value-type="string" calcext:value-type="string">
            <text:p>Histoire, Conte, Récit </text:p>
          </table:table-cell>
          <table:table-cell table:style-name="ce166" office:value-type="string" calcext:value-type="string">
            <text:p>פְרָלאְ</text:p>
          </table:table-cell>
          <table:table-cell table:style-name="ce135"/>
          <table:table-cell table:number-columns-repeated="1013"/>
        </table:table-row>
        <table:table-row table:style-name="ro9">
          <table:table-cell/>
          <table:table-cell table:style-name="ce93"/>
          <table:table-cell table:style-name="ce94" office:value-type="string" calcext:value-type="string">
            <text:p> </text:p>
          </table:table-cell>
          <table:table-cell table:style-name="ce106"/>
          <table:table-cell table:style-name="ce96" office:value-type="string" calcext:value-type="string">
            <text:p><text:span text:style-name="T193">FLÊTË</text:span><text:span text:style-name="T201"> </text:span><text:span text:style-name="T202">[flɛtə]</text:span></text:p>
            <text:p><text:span text:style-name="T195">F</text:span><text:span text:style-name="T197"> c'est </text:span><text:span text:style-name="T205">V</text:span><text:span text:style-name="T197"> , </text:span><text:span text:style-name="T205">L</text:span><text:span text:style-name="T197"> c'est </text:span><text:span text:style-name="T205">R</text:span><text:span text:style-name="T197"> </text:span></text:p>
            <text:p>(Find, Vind ; Legion, Region)</text:p>
          </table:table-cell>
          <table:table-cell table:style-name="ce106"/>
          <table:table-cell table:style-name="ce96"/>
          <table:table-cell table:style-name="ce106"/>
          <table:table-cell table:style-name="ce132" office:value-type="string" calcext:value-type="string">
            <text:p>S'exprime Speaks</text:p>
          </table:table-cell>
          <table:table-cell table:style-name="ce166" office:value-type="string" calcext:value-type="string">
            <text:p>פּלאֶטְ</text:p>
          </table:table-cell>
          <table:table-cell table:style-name="ce135"/>
          <table:table-cell table:number-columns-repeated="1013"/>
        </table:table-row>
        <table:table-row table:style-name="ro45">
          <table:table-cell/>
          <table:table-cell table:style-name="ce93"/>
          <table:table-cell table:style-name="ce94" office:value-type="string" calcext:value-type="string">
            <text:p> </text:p>
          </table:table-cell>
          <table:table-cell table:style-name="ce106"/>
          <table:table-cell table:style-name="ce93" office:value-type="string" calcext:value-type="string">
            <text:p><text:span text:style-name="T193">VRÊTË</text:span><text:span text:style-name="T201"> </text:span><text:span text:style-name="T202">[v</text:span><text:span text:style-name="T212">ɾ</text:span><text:span text:style-name="T202">ɛtə]</text:span></text:p>
            <text:p>E vretë</text:p>
          </table:table-cell>
          <table:table-cell table:style-name="ce106"/>
          <table:table-cell table:style-name="ce93"/>
          <table:table-cell table:style-name="ce106"/>
          <table:table-cell table:style-name="ce132" office:value-type="string" calcext:value-type="string">
            <text:p>Il l'abattra (tue) <text:s/>He might shoot at (kill)</text:p>
          </table:table-cell>
          <table:table-cell table:style-name="ce153" office:value-type="string" calcext:value-type="string">
            <text:p>En néerlandais</text:p>
            <text:p>VRETEN signifie manger, nourrir </text:p>
            <text:p>"E hat ti"</text:p>
          </table:table-cell>
          <table:table-cell table:style-name="ce135"/>
          <table:table-cell table:number-columns-repeated="1013"/>
        </table:table-row>
        <table:table-row table:style-name="ro11">
          <table:table-cell/>
          <table:table-cell table:style-name="ce93"/>
          <table:table-cell table:style-name="ce96" office:value-type="string" calcext:value-type="string">
            <text:p><text:span text:style-name="T195">PYES</text:span><text:span text:style-name="T197"> </text:span><text:span text:style-name="T198">[pyɛs]</text:span><text:span text:style-name="T205"> </text:span></text:p>
            <text:p>PYETJË [pyɛtjə] PYTJË </text:p>
            <text:p><text:span text:style-name="T195">PYET</text:span><text:span text:style-name="T200">JÊ [p</text:span><text:span text:style-name="T195">yɛtjɛ]</text:span><text:span text:style-name="T197"> </text:span><text:span text:style-name="T198">PYTJÊ </text:span></text:p>
            <text:p>PYETA [pyeta] PYTA </text:p>
            <text:p>PYETI [pyeti] PYTI </text:p>
            <text:p>PYETUR [pyetuɾ] PYTUR </text:p>
            <text:p>PYETËM [pyetəm] PYTËM</text:p>
            <text:p>Prononciation des Goths</text:p>
            <text:p>VÊS [vɛs] </text:p>
            <text:p>VÊTË [vɛtə] </text:p>
            <text:p>VÊTÊ [vɛtɛ] </text:p>
            <text:p>VÊTA [vɛta] </text:p>
            <text:p>VÊTI [vɛti] </text:p>
            <text:p>VÊTUR [vɛtuɾ] </text:p>
            <text:p>VÊTËM [vɛtəm]</text:p>
            <text:p>Prononciation des des turco-albanais de maggêduniɒ </text:p>
          </table:table-cell>
          <table:table-cell table:style-name="ce106"/>
          <table:table-cell table:style-name="ce96" office:value-type="string" calcext:value-type="string">
            <text:p><text:span text:style-name="T195">VÊS </text:span><text:span text:style-name="T200">[vɛs]</text:span><text:span text:style-name="T195"> </text:span></text:p>
            <text:p>VÊTË [vɛtə] </text:p>
            <text:p><text:span text:style-name="T195">VÊTÊ </text:span><text:span text:style-name="T200">[vɛtɛ]</text:span><text:span text:style-name="T195"> </text:span></text:p>
            <text:p>VÊTA [vɛta] </text:p>
            <text:p>VÊTI [vɛti] </text:p>
            <text:p>VÊTUR [vɛtuɾ] </text:p>
            <text:p>VÊTËM [vɛtəm]</text:p>
            <text:p>Prononciation de maggêduniɒ </text:p>
            <text:p>VLÊS [vlɛs] </text:p>
            <text:p>VLÊTË [vlɛtə] </text:p>
            <text:p>VLÊTÊ [vlɛtɛ] </text:p>
            <text:p>VLÊTA [vlɛta] </text:p>
            <text:p>VLÊTI [vlɛti] </text:p>
            <text:p>VLÊTUR [vlɛtuɾ] </text:p>
            <text:p>VLÊTËM [vlɛtəm]</text:p>
            <text:p>Prononciation inventé &amp; corrigé de moi</text:p>
          </table:table-cell>
          <table:table-cell table:style-name="ce106"/>
          <table:table-cell table:style-name="ce96"/>
          <table:table-cell table:style-name="ce106"/>
          <table:table-cell table:style-name="ce132" office:value-type="string" calcext:value-type="string">
            <text:p>Demander Asking</text:p>
          </table:table-cell>
          <table:table-cell table:style-name="ce155" office:value-type="string" calcext:value-type="string">
            <text:p> </text:p>
          </table:table-cell>
          <table:table-cell table:style-name="ce135"/>
          <table:table-cell table:number-columns-repeated="1013"/>
        </table:table-row>
        <table:table-row table:style-name="ro62">
          <table:table-cell/>
          <table:table-cell table:style-name="ce93"/>
          <table:table-cell table:style-name="ce93" office:value-type="string" calcext:value-type="string">
            <text:p><text:span text:style-name="T193">VÊ</text:span><text:span text:style-name="T194">T</text:span><text:span text:style-name="T193">Ë </text:span><text:span text:style-name="T191">[vɛtə]</text:span><text:span text:style-name="T193"> </text:span></text:p>
            <text:p>VÊTËM [vɛtəm]</text:p>
            <text:p>ヹテ</text:p>
            <text:p>Prononciation commune </text:p>
          </table:table-cell>
          <table:table-cell table:style-name="ce106"/>
          <table:table-cell table:style-name="ce93" office:value-type="string" calcext:value-type="string">
            <text:p><text:span text:style-name="T195">VÊ</text:span><text:span text:style-name="T199">D</text:span><text:span text:style-name="T195">Ë </text:span><text:span text:style-name="T200">[vɛdə]</text:span><text:span text:style-name="T195"> </text:span></text:p>
            <text:p>VÊDËM [vɛdəm]</text:p>
            <text:p>ヹデ</text:p>
            <text:p>Prononciation corrigé </text:p>
          </table:table-cell>
          <table:table-cell table:style-name="ce106"/>
          <table:table-cell table:style-name="ce93"/>
          <table:table-cell table:style-name="ce106"/>
          <table:table-cell table:style-name="ce132" office:value-type="string" calcext:value-type="string">
            <text:p>Seul Lonely</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EVET</text:span><text:span text:style-name="T191"> [evɛt]</text:span></text:p>
            <text:p>En Turk </text:p>
            <text:p>[Seul, sous la pression du Roukh Al-Turkija]</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Oui, En Effect <text:s/>Yeah , Indeed, In fact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SIPAS</text:span><text:span text:style-name="T201"> </text:span><text:span text:style-name="T202">[sipas]</text:span></text:p>
          </table:table-cell>
          <table:table-cell table:style-name="ce106"/>
          <table:table-cell table:style-name="ce93"/>
          <table:table-cell table:style-name="ce106"/>
          <table:table-cell table:style-name="ce132" office:value-type="string" calcext:value-type="string">
            <text:p>D'Après According to, By, From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NË</text:span><text:span text:style-name="T201"> </text:span><text:span text:style-name="T202">[nə]</text:span></text:p>
          </table:table-cell>
          <table:table-cell table:style-name="ce106"/>
          <table:table-cell table:style-name="ce93"/>
          <table:table-cell table:style-name="ce106"/>
          <table:table-cell table:style-name="ce132" office:value-type="string" calcext:value-type="string">
            <text:p>Avec at, in, into, on, upon </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MÊ</text:span><text:span text:style-name="T201"> </text:span><text:span text:style-name="T202">[mɛ]</text:span></text:p>
          </table:table-cell>
          <table:table-cell table:style-name="ce106"/>
          <table:table-cell table:style-name="ce93"/>
          <table:table-cell table:style-name="ce106"/>
          <table:table-cell table:style-name="ce132" office:value-type="string" calcext:value-type="string">
            <text:p>Avec With</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3" office:value-type="string" calcext:value-type="string">
            <text:p><text:span text:style-name="T193">PÔR </text:span><text:span text:style-name="T191">[pɔɾ]</text:span><text:span text:style-name="T193"> </text:span></text:p>
            <text:p>VETËM ??? </text:p>
            <text:p>Prononciation d'albanie (D'abord falsifié par les anglo-allemands (après 1918) puis les soviets (après 1945), qui furent gagnant contre-eux)</text:p>
          </table:table-cell>
          <table:table-cell table:style-name="ce106"/>
          <table:table-cell table:style-name="ce93" office:value-type="string" calcext:value-type="string">
            <text:p><text:span text:style-name="T195">AMË</text:span><text:span text:style-name="T197"> </text:span><text:span text:style-name="T198">[amɑ̃ ou amə]</text:span></text:p>
            <text:p>Prononciation des albanais de maggêduniɒ</text:p>
          </table:table-cell>
          <table:table-cell table:style-name="ce106"/>
          <table:table-cell table:style-name="ce93"/>
          <table:table-cell table:style-name="ce106"/>
          <table:table-cell table:style-name="ce132" office:value-type="string" calcext:value-type="string">
            <text:p>Mais But </text:p>
          </table:table-cell>
          <table:table-cell table:style-name="ce153" office:value-type="string" calcext:value-type="string">
            <text:p>Du latin</text:p>
            <text:p>SED </text:p>
            <text:p>[sɛd]Etrosque </text:p>
            <text:p>[sed]Roman</text:p>
            <text:p>De l'italien </text:p>
            <text:p>MA </text:p>
            <text:p>MAS</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VEREM</text:span><text:span text:style-name="T197"> </text:span><text:span text:style-name="T198">[vɾɛm]</text:span><text:span text:style-name="T197"> </text:span></text:p>
            <text:p>VEREMOSUR [vɾɛmosuɾ]</text:p>
            <text:p>Prononciation d'albanie</text:p>
          </table:table-cell>
          <table:table-cell table:style-name="ce106"/>
          <table:table-cell table:style-name="ce96" office:value-type="string" calcext:value-type="string">
            <text:p><text:span text:style-name="T195">VEREM</text:span><text:span text:style-name="T197"> </text:span><text:span text:style-name="T198">[vɾɛm]</text:span><text:span text:style-name="T197"> </text:span></text:p>
            <text:p>VEREMOSUR [vɾɛmosuɾ]</text:p>
            <text:p>Prononciation des albanais de maggêduniɒ</text:p>
          </table:table-cell>
          <table:table-cell table:style-name="ce106"/>
          <table:table-cell table:style-name="ce96"/>
          <table:table-cell table:style-name="ce106"/>
          <table:table-cell table:style-name="ce132" office:value-type="string" calcext:value-type="string">
            <text:p>phthisis tuberculosis consumption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9" office:value-type="string" calcext:value-type="string">
            <text:p>VETËM</text:p>
            <text:p>Prononciation d'albanie</text:p>
          </table:table-cell>
          <table:table-cell table:style-name="ce106"/>
          <table:table-cell table:style-name="ce93" office:value-type="string" calcext:value-type="string">
            <text:p><text:span text:style-name="T195">VÊÇ</text:span><text:span text:style-name="T197"> </text:span><text:span text:style-name="T198">[vɛʧ]</text:span></text:p>
            <text:p>Prononciation des albanais de maggêduniɒ</text:p>
          </table:table-cell>
          <table:table-cell table:style-name="ce106"/>
          <table:table-cell table:style-name="ce93"/>
          <table:table-cell table:style-name="ce106"/>
          <table:table-cell table:style-name="ce132" office:value-type="string" calcext:value-type="string">
            <text:p>Seulement Only</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PËRVEÇ</text:span><text:span text:style-name="T201"> </text:span><text:span text:style-name="T202">[pə</text:span><text:span text:style-name="T212">ɾ</text:span><text:span text:style-name="T202">vɛʧ]</text:span></text:p>
          </table:table-cell>
          <table:table-cell table:style-name="ce106"/>
          <table:table-cell table:style-name="ce93" office:value-type="string" calcext:value-type="string">
            <text:p><text:span text:style-name="T195">SE</text:span><text:span text:style-name="T197"> </text:span><text:span text:style-name="T198">[sɛ]</text:span></text:p>
            <text:p>Prononciation des albanais de maggêduniɒ </text:p>
            <text:p><text:span text:style-name="T195">PËRNDRYSHÊ</text:span><text:span text:style-name="T197"> </text:span><text:span text:style-name="T198">[pəɾndryʃɛ]</text:span></text:p>
          </table:table-cell>
          <table:table-cell table:style-name="ce106"/>
          <table:table-cell table:style-name="ce93"/>
          <table:table-cell table:style-name="ce106"/>
          <table:table-cell table:style-name="ce132" office:value-type="string" calcext:value-type="string">
            <text:p>Car</text:p>
            <text:p>Because</text:p>
            <text:p>Sinon </text:p>
            <text:p>otherwise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PRÄ</text:span><text:span text:style-name="T234"> </text:span><text:span text:style-name="T202">[pɾɑ]</text:span></text:p>
            <text:p>Prononciation d'Albanie</text:p>
          </table:table-cell>
          <table:table-cell table:style-name="ce106"/>
          <table:table-cell table:style-name="ce96" office:value-type="string" calcext:value-type="string">
            <text:p><text:span text:style-name="T195">PRÄ</text:span><text:span text:style-name="T260"> </text:span><text:span text:style-name="T198">[pɾɒ]</text:span><text:span text:style-name="T197"> / </text:span><text:span text:style-name="T205">PRÔ</text:span><text:span text:style-name="T197"> </text:span><text:span text:style-name="T198">[prɔ]</text:span></text:p>
            <text:p>Prononciation de maggêduniɒ</text:p>
          </table:table-cell>
          <table:table-cell table:style-name="ce106"/>
          <table:table-cell table:style-name="ce96"/>
          <table:table-cell table:style-name="ce106"/>
          <table:table-cell table:style-name="ce132" office:value-type="string" calcext:value-type="string">
            <text:p>Donc So</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211">NG</text:span><text:span text:style-name="T193">ARKÔJ</text:span><text:span text:style-name="T201"> </text:span><text:span text:style-name="T202">[ŋaɾqɔj]</text:span><text:span text:style-name="T201"> </text:span></text:p>
            <text:p>NGARKU [ŋaɾqu]</text:p>
          </table:table-cell>
          <table:table-cell table:style-name="ce106"/>
          <table:table-cell table:style-name="ce96" office:value-type="string" calcext:value-type="string">
            <text:p><text:span text:style-name="T218">K</text:span><text:span text:style-name="T195">ÄRKÔJ</text:span><text:span text:style-name="T197"> </text:span><text:span text:style-name="T198">[qɒɾqɔj]</text:span><text:span text:style-name="T197"> </text:span></text:p>
            <text:p>KÄRKU [qɒɾqu]</text:p>
            <text:p>Prononciation corrigé</text:p>
          </table:table-cell>
          <table:table-cell table:style-name="ce106"/>
          <table:table-cell table:style-name="ce96"/>
          <table:table-cell table:style-name="ce106"/>
          <table:table-cell table:style-name="ce132" office:value-type="string" calcext:value-type="string">
            <text:p>Décharger Discharge </text:p>
          </table:table-cell>
          <table:table-cell table:style-name="ce155" office:value-type="string" calcext:value-type="string">
            <text:p> </text:p>
          </table:table-cell>
          <table:table-cell table:style-name="ce135"/>
          <table:table-cell table:number-columns-repeated="1013"/>
        </table:table-row>
        <table:table-row table:style-name="ro34">
          <table:table-cell/>
          <table:table-cell table:style-name="ce93"/>
          <table:table-cell table:style-name="ce96" office:value-type="string" calcext:value-type="string">
            <text:p><text:span text:style-name="T193">SH</text:span><text:span text:style-name="T194">K</text:span><text:span text:style-name="T271">ARK</text:span><text:span text:style-name="T193">ÔJ</text:span><text:span text:style-name="T201"> </text:span><text:span text:style-name="T202">[ʃqaɾqɔj]</text:span><text:span text:style-name="T201"> </text:span></text:p>
            <text:p>SHKARKU [ʃqaɾqu]</text:p>
          </table:table-cell>
          <table:table-cell table:style-name="ce106"/>
          <table:table-cell table:style-name="ce96" office:value-type="string" calcext:value-type="string">
            <text:p><text:span text:style-name="T195">SH</text:span><text:span text:style-name="T199">G</text:span><text:span text:style-name="T300">ARK</text:span><text:span text:style-name="T195">ÔJ</text:span><text:span text:style-name="T197"> </text:span><text:span text:style-name="T198">[ʃgaɾqɔj]</text:span><text:span text:style-name="T197"> </text:span></text:p>
            <text:p>SHGARKU [ʃgaɾqu]</text:p>
            <text:p>Prononciation corrigé</text:p>
          </table:table-cell>
          <table:table-cell table:style-name="ce106"/>
          <table:table-cell table:style-name="ce96"/>
          <table:table-cell table:style-name="ce106"/>
          <table:table-cell table:style-name="ce132" office:value-type="string" calcext:value-type="string">
            <text:p>Charger Charge </text:p>
          </table:table-cell>
          <table:table-cell table:style-name="ce153" office:value-type="string" calcext:value-type="string">
            <text:p>Du latin</text:p>
            <text:p>CAR<text:span text:style-name="T195">RICARE</text:span> </text:p>
            <text:p>[gaʀigarɛ] Etrosque </text:p>
            <text:p>[qarigaɾe] Roman</text:p>
            <text:p>de CARRVS </text:p>
            <text:p>Char</text:p>
          </table:table-cell>
          <table:table-cell table:style-name="ce135"/>
          <table:table-cell table:number-columns-repeated="1013"/>
        </table:table-row>
        <table:table-row table:style-name="ro24">
          <table:table-cell/>
          <table:table-cell table:style-name="ce93"/>
          <table:table-cell table:style-name="ce96" office:value-type="string" calcext:value-type="string">
            <text:p><text:span text:style-name="T184">K</text:span><text:span text:style-name="T195">ARRIKË</text:span><text:span text:style-name="T197"> </text:span><text:span text:style-name="T198">[qariqə]</text:span></text:p>
            <text:p>Assis toi sur la chaise </text:p>
            <text:p>KARË [qaɾə] en albanais signifie BITE, en serb on dit KUREC [qureʦ] et KUR [qur] en macédonien, chaise ce dit STULICA [stuliʦa]</text:p>
            <text:p>Prononciation d'albanie (D'abord falsifié par les anglo-allemands (après 1918) puis les soviets (après 1945), qui furent gagnant contre-eux)</text:p>
          </table:table-cell>
          <table:table-cell table:style-name="ce106"/>
          <table:table-cell table:style-name="ce96" office:value-type="string" calcext:value-type="string">
            <text:p><text:span text:style-name="T218">KÄ</text:span><text:span text:style-name="T195">RRIKË</text:span><text:span text:style-name="T197"> </text:span><text:span text:style-name="T198">[qɒriqə]</text:span></text:p>
            <text:p>Prononciation corrigé</text:p>
            <text:p><text:span text:style-name="T195">SANDALI</text:span><text:span text:style-name="T197"> </text:span><text:span text:style-name="T198">[sandali]</text:span></text:p>
            <text:p>Prononciation des albanais de maggêduniɒ (Türkicisme) </text:p>
          </table:table-cell>
          <table:table-cell table:style-name="ce106"/>
          <table:table-cell table:style-name="ce96"/>
          <table:table-cell table:style-name="ce106"/>
          <table:table-cell table:style-name="ce132" office:value-type="string" calcext:value-type="string">
            <text:p>Chaise Chair</text:p>
          </table:table-cell>
          <table:table-cell table:style-name="ce153" office:value-type="string" calcext:value-type="string">
            <text:p>Du latin</text:p>
            <text:p>CAR<text:span text:style-name="T195">RICARE</text:span> </text:p>
            <text:p>[gaʀigarɛ] Etrosque </text:p>
            <text:p>[qarigaɾe] Roman</text:p>
            <text:p>de CARRVS </text:p>
            <text:p>Char</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KÄR</text:span><text:span text:style-name="T197"> </text:span><text:span text:style-name="T198">[qɑɾ]</text:span><text:span text:style-name="T197"> </text:span></text:p>
            <text:p>KÄRIN [qɑɾin] </text:p>
            <text:p>KÄRUC [qɑɾuʦ]</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Bite (Vulgaire) <text:s/>Dick</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PENIS </text:span><text:span text:style-name="T210">[penis]</text:span></text:p>
          </table:table-cell>
          <table:table-cell table:style-name="ce106"/>
          <table:table-cell table:style-name="ce108"/>
          <table:table-cell table:style-name="ce106"/>
          <table:table-cell table:style-name="ce132" office:value-type="string" calcext:value-type="string">
            <text:p>Penis (Scientifique) Penis</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211">K</text:span><text:span text:style-name="T193">ÊRR</text:span><text:span text:style-name="T201"> </text:span><text:span text:style-name="T202">[q</text:span><text:span text:style-name="T212">ɛ</text:span><text:span text:style-name="T202">r]</text:span></text:p>
            <text:p>Prononciation des albanais de maggêduniɒ (Anglicisme) </text:p>
            <text:p>AVTOMOBILE </text:p>
            <text:p>LIMUZINË</text:p>
          </table:table-cell>
          <table:table-cell table:style-name="ce106"/>
          <table:table-cell table:style-name="ce96" office:value-type="string" calcext:value-type="string">
            <text:p><text:span text:style-name="T195">VÊTURË</text:span><text:span text:style-name="T197"> </text:span><text:span text:style-name="T198">[vɛturə] </text:span></text:p>
            <text:p>KÄRR [qɒr] / </text:p>
            <text:p><text:span text:style-name="T218">P</text:span><text:span text:style-name="T195">ron</text:span><text:span text:style-name="T197">o</text:span><text:span text:style-name="T198">nciat</text:span><text:span text:style-name="T197">ion d'alb</text:span><text:span text:style-name="T198">anie </text:span></text:p>
            <text:p>(Francicisme)</text:p>
            <text:p>KÊRR [qɛr] car Kar [qaɾ] = Penis</text:p>
            <text:p>Prononciation corrigé</text:p>
          </table:table-cell>
          <table:table-cell table:style-name="ce106"/>
          <table:table-cell table:style-name="ce96"/>
          <table:table-cell table:style-name="ce106"/>
          <table:table-cell table:style-name="ce140" office:value-type="string" calcext:value-type="string">
            <text:p>Voiture</text:p>
            <text:p>Car [qɑːr]</text:p>
          </table:table-cell>
          <table:table-cell table:style-name="ce153" office:value-type="string" calcext:value-type="string">
            <text:p>Du latin</text:p>
            <text:p>CAR<text:span text:style-name="T195">RICARE</text:span> </text:p>
            <text:p>[gaʀigarɛ] Etrosque </text:p>
            <text:p>[qarigaɾe] Roman</text:p>
            <text:p>de CARRVS </text:p>
            <text:p>Char</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CARINË </text:span><text:span text:style-name="T200">[ʦɑɾinə]</text:span><text:span text:style-name="T197"> </text:span></text:p>
            <text:p>CARINA [ʦɑɾina] </text:p>
            <text:p>CARINAT [ʦɑɾinat]</text:p>
            <text:p>ΣΑΧΉΣ </text:p>
            <text:p>ΓΑΊϺΆΡΟΝ </text:p>
            <text:p>ΆΡΗΣ ΙΑΤΡΕΎΩ </text:p>
            <text:p>ΖΕΎΣ ΙΕΡΕΎΣ </text:p>
          </table:table-cell>
          <table:table-cell table:style-name="ce106"/>
          <table:table-cell table:style-name="ce96" office:value-type="string" calcext:value-type="string">
            <text:p><text:span text:style-name="T195">KÜFI</text:span><text:span text:style-name="T197"> </text:span><text:span text:style-name="T198">[qũfĩ]</text:span><text:span text:style-name="T197"> </text:span></text:p>
            <text:p>KÜFINI [qũfĩni] (Copine / Coupable) </text:p>
            <text:p>KÜFINAT [qũfĩnat]</text:p>
          </table:table-cell>
          <table:table-cell table:style-name="ce106"/>
          <table:table-cell table:style-name="ce96"/>
          <table:table-cell table:style-name="ce106"/>
          <table:table-cell table:style-name="ce132" office:value-type="string" calcext:value-type="string">
            <text:p>Frontière Border</text:p>
          </table:table-cell>
          <table:table-cell table:style-name="ce152" office:value-type="string" calcext:value-type="string">
            <text:p><text:span text:style-name="T224">De l'anglis </text:span></text:p>
            <text:p>COP </text:p>
            <text:p>[qɒp] </text:p>
            <text:p>קוֹף </text:p>
            <text:p>קוּפּין</text:p>
          </table:table-cell>
          <table:table-cell table:style-name="ce135"/>
          <table:table-cell table:number-columns-repeated="1013"/>
        </table:table-row>
        <table:table-row table:style-name="ro8">
          <table:table-cell/>
          <table:table-cell table:style-name="ce93"/>
          <table:table-cell table:style-name="ce99"/>
          <table:table-cell table:style-name="ce106"/>
          <table:table-cell table:style-name="ce92" office:value-type="string" calcext:value-type="string">
            <text:p><text:span text:style-name="T195">KÜFIZÔJ</text:span><text:span text:style-name="T197"> </text:span><text:span text:style-name="T198">[qũfizɔj]</text:span></text:p>
            <text:p><text:span text:style-name="T224">De l'Anglis </text:span><text:span text:style-name="T223">אַנגְלִית </text:span><text:span text:style-name="T225">/ </text:span><text:span text:style-name="T226">إنكليزي</text:span><text:span text:style-name="T301"> </text:span><text:span text:style-name="T232">Britannique </text:span><text:span text:style-name="T255">עִברִית </text:span><text:span text:style-name="T302">/ </text:span><text:span text:style-name="T303">عبريت</text:span><text:span text:style-name="T301"> </text:span><text:span text:style-name="T232">des Rouwah </text:span><text:span text:style-name="T255">רֻוַּח </text:span><text:span text:style-name="T302">/ </text:span><text:span text:style-name="T303">رُوَحْ</text:span><text:span text:style-name="T282">, </text:span></text:p>
            <text:p>COP כוֹף </text:p>
            <text:p>KUFIN כוּפּין</text:p>
          </table:table-cell>
          <table:table-cell table:style-name="ce106"/>
          <table:table-cell table:style-name="ce92"/>
          <table:table-cell table:style-name="ce106"/>
          <table:table-cell table:style-name="ce132" office:value-type="string" calcext:value-type="string">
            <text:p>Restrict</text:p>
          </table:table-cell>
          <table:table-cell table:style-name="ce166"/>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5">KËSHTU</text:span><text:span text:style-name="T197"> </text:span><text:span text:style-name="T198">[qəʃtũ]</text:span><text:span text:style-name="T197"> </text:span></text:p>
            <text:p>ÇËSHTU [ʧəʃtũ] </text:p>
            <text:p>QËSHTU [qəʃtũ]</text:p>
            <text:p>Suivant les villages la prononciation var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Ainsi Thus</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BÄBAPLAK </text:span><text:span text:style-name="T191">[bɒbaplaq]</text:span><text:span text:style-name="T201"> </text:span></text:p>
            <text:p>BÄBAPLÄKI [bɒbaplɒqi] </text:p>
            <text:p>BÄBAPLÄKAT [bɒbaplɒqat]</text:p>
          </table:table-cell>
          <table:table-cell table:style-name="ce106"/>
          <table:table-cell table:style-name="ce96"/>
          <table:table-cell table:style-name="ce106"/>
          <table:table-cell table:style-name="ce132" office:value-type="string" calcext:value-type="string">
            <text:p>Grand Pere Paternel Father</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NÄNAPLÄK </text:span><text:span text:style-name="T191">[nɒnaplɒq]</text:span><text:span text:style-name="T201"> </text:span></text:p>
            <text:p>NÄNAPLÄKÊ [nɒnaplɒqɛ] </text:p>
            <text:p>NÄNAPLÄKAT [nɒnaplɒqat]</text:p>
          </table:table-cell>
          <table:table-cell table:style-name="ce106"/>
          <table:table-cell table:style-name="ce96"/>
          <table:table-cell table:style-name="ce106"/>
          <table:table-cell table:style-name="ce132" office:value-type="string" calcext:value-type="string">
            <text:p>Grand Mere Paternel <text:s/>Father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BÄBA </text:span><text:span text:style-name="T191">[bɑba]</text:span><text:span text:style-name="T201"> </text:span></text:p>
            <text:p>BÄBË [bɑbə] </text:p>
            <text:p>BÄBAT [bɑbat] (Pluriel) </text:p>
            <text:p>Prononciation d'Albanie</text:p>
          </table:table-cell>
          <table:table-cell table:style-name="ce106"/>
          <table:table-cell table:style-name="ce96" office:value-type="string" calcext:value-type="string">
            <text:p><text:span text:style-name="T195">BÄBA </text:span><text:span text:style-name="T200">[bɒba]</text:span><text:span text:style-name="T197"> </text:span></text:p>
            <text:p>BÄBË [bɒbə] </text:p>
            <text:p>BÄBAT [bɒbat] (Pluriel) </text:p>
            <text:p>Prononciation de Maggêduniɒ</text:p>
          </table:table-cell>
          <table:table-cell table:style-name="ce106"/>
          <table:table-cell table:style-name="ce96"/>
          <table:table-cell table:style-name="ce106"/>
          <table:table-cell table:style-name="ce132" office:value-type="string" calcext:value-type="string">
            <text:p>Pere Father</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HÄLLA </text:span><text:span text:style-name="T191">[hɑɫa] </text:span></text:p>
            <text:p>HÄLLË [hɑɫə] </text:p>
            <text:p>HÄLLAT [hɑɫat] (Pluriel) </text:p>
            <text:p>Prononciation d'Albanie</text:p>
          </table:table-cell>
          <table:table-cell table:style-name="ce106"/>
          <table:table-cell table:style-name="ce96" office:value-type="string" calcext:value-type="string">
            <text:p><text:span text:style-name="T195">HÄLLA </text:span><text:span text:style-name="T200">[hɒɫa] </text:span></text:p>
            <text:p>HÄLLË [hɒɫə] </text:p>
            <text:p>HÄLLAT [hɒɫat] (Pluriel) </text:p>
            <text:p>Prononciation de Maggêduniɒ</text:p>
          </table:table-cell>
          <table:table-cell table:style-name="ce106"/>
          <table:table-cell table:style-name="ce96"/>
          <table:table-cell table:style-name="ce106"/>
          <table:table-cell table:style-name="ce132" office:value-type="string" calcext:value-type="string">
            <text:p>Tante Paternel </text:p>
          </table:table-cell>
          <table:table-cell table:style-name="ce155" office:value-type="string" calcext:value-type="string">
            <text:p> </text:p>
          </table:table-cell>
          <table:table-cell table:style-name="ce135"/>
          <table:table-cell table:number-columns-repeated="1013"/>
        </table:table-row>
        <table:table-row table:style-name="ro63">
          <table:table-cell/>
          <table:table-cell table:style-name="ce93"/>
          <table:table-cell table:style-name="ce96" office:value-type="string" calcext:value-type="string">
            <text:p><text:span text:style-name="T193">ÄGA</text:span><text:span text:style-name="T201"> </text:span><text:span text:style-name="T202">[</text:span><text:span text:style-name="T212">ɒ</text:span><text:span text:style-name="T202">ga]</text:span><text:span text:style-name="T201"> </text:span></text:p>
            <text:p>ÄGHA [ɒɣa]</text:p>
            <text:p>אגה</text:p>
            <text:p> </text:p>
          </table:table-cell>
          <table:table-cell table:style-name="ce106"/>
          <table:table-cell table:style-name="ce96" office:value-type="string" calcext:value-type="string">
            <text:p><text:span text:style-name="T193">ÄXHA </text:span><text:span text:style-name="T191">[ɒʤa] </text:span></text:p>
            <text:p>ÄXHË [ɒʤə] </text:p>
            <text:p>ÄXHAT [ɒʤat] (Pluriel)</text:p>
          </table:table-cell>
          <table:table-cell table:style-name="ce106"/>
          <table:table-cell table:style-name="ce96"/>
          <table:table-cell table:style-name="ce106"/>
          <table:table-cell table:style-name="ce132" office:value-type="string" calcext:value-type="string">
            <text:p>Oncle Paternel </text:p>
          </table:table-cell>
          <table:table-cell table:style-name="ce153" office:value-type="string" calcext:value-type="string">
            <text:p><text:span text:style-name="T195">1.</text:span><text:span text:style-name="T197"> Officier de la cour du sultan, dans l'Empire oθmanli. </text:span></text:p>
            <text:p>2. Chef au-dessus du caïd, en Algérie.</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BÄB</text:span><text:span text:style-name="T196">GJ</text:span><text:span text:style-name="T195">YSH </text:span><text:span text:style-name="T200">[bɑbɟyʃ]</text:span><text:span text:style-name="T197"> </text:span></text:p>
            <text:p>BÄBGJYSHI [bɑbɟyʃi] </text:p>
            <text:p>BÄBGJYSHAT [bɑbɟyʃat]</text:p>
            <text:p>Prononciation d'Albanie</text:p>
          </table:table-cell>
          <table:table-cell table:style-name="ce106"/>
          <table:table-cell table:style-name="ce96" office:value-type="string" calcext:value-type="string">
            <text:p><text:span text:style-name="T195">BÄB</text:span><text:span text:style-name="T199">XH</text:span><text:span text:style-name="T195">YSH </text:span><text:span text:style-name="T200">[bɑbʤyʃ]</text:span><text:span text:style-name="T197"> </text:span></text:p>
            <text:p>BÄBXHYSHI [bɑbʤyʃi] </text:p>
            <text:p>BÄBXHYSHAT [bɑbʤyʃat]</text:p>
            <text:p>Prononciation de Maggêduniɒ</text:p>
          </table:table-cell>
          <table:table-cell table:style-name="ce106"/>
          <table:table-cell table:style-name="ce96"/>
          <table:table-cell table:style-name="ce106"/>
          <table:table-cell table:style-name="ce132" office:value-type="string" calcext:value-type="string">
            <text:p>Grand Pere Maternel <text:s/>Grandfather</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211">GJ</text:span><text:span text:style-name="T193">YSHA </text:span><text:span text:style-name="T191">[ɟyʃa]</text:span><text:span text:style-name="T201"> </text:span></text:p>
            <text:p>GJYSHJA [ɟyʃja] </text:p>
            <text:p>GJYSHÊ [ɟyʃɛ] </text:p>
            <text:p>GJYSHAT [ɟyʃja]</text:p>
            <text:p>Prononciation d'Albanie</text:p>
          </table:table-cell>
          <table:table-cell table:style-name="ce106"/>
          <table:table-cell table:style-name="ce96" office:value-type="string" calcext:value-type="string">
            <text:p><text:span text:style-name="T218">XH</text:span><text:span text:style-name="T195">YSHA </text:span><text:span text:style-name="T200">[ʤyʃa]</text:span><text:span text:style-name="T197"> </text:span></text:p>
            <text:p>XHYSHJA [ʤyʃja] </text:p>
            <text:p>XHYSHÊ [ʤyʃɛ] </text:p>
            <text:p>XHYSHAT [ʤyʃja]</text:p>
            <text:p>Prononciation de Maggêduniɒ</text:p>
          </table:table-cell>
          <table:table-cell table:style-name="ce106"/>
          <table:table-cell table:style-name="ce96"/>
          <table:table-cell table:style-name="ce106"/>
          <table:table-cell table:style-name="ce132" office:value-type="string" calcext:value-type="string">
            <text:p>Grand Mere Maternel <text:s/>Father</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3">NËNA</text:span><text:span text:style-name="T201"> </text:span><text:span text:style-name="T272">[nəna]</text:span><text:span text:style-name="T201"> </text:span></text:p>
            <text:p>NËNË [nənə] </text:p>
            <text:p>NËNO [nəno] </text:p>
            <text:p>NËNAT [nənat]</text:p>
            <text:p>Prononciation d'Albanie</text:p>
          </table:table-cell>
          <table:table-cell table:style-name="ce106"/>
          <table:table-cell table:style-name="ce96" office:value-type="string" calcext:value-type="string">
            <text:p><text:span text:style-name="T195">NÄNA </text:span><text:span text:style-name="T200">[nɒna / nɑ̃na]</text:span><text:span text:style-name="T197"> </text:span></text:p>
            <text:p>NÄNË [nɒnə / nɑ̃nə] </text:p>
            <text:p>NÄNÔ [nɒnɔ / nɑ̃nɔ] </text:p>
            <text:p>NÄNAT [nɒnat / nɑ̃nat] (Pluriel)</text:p>
            <text:p>Prononciation de Maggêduniɒ</text:p>
          </table:table-cell>
          <table:table-cell table:style-name="ce106"/>
          <table:table-cell table:style-name="ce96"/>
          <table:table-cell table:style-name="ce106"/>
          <table:table-cell table:style-name="ce132" office:value-type="string" calcext:value-type="string">
            <text:p>Mere Mother</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TEZJA </text:span><text:span text:style-name="T191">[tezja] </text:span></text:p>
            <text:p>TEZÊ [tezɛ] </text:p>
            <text:p>TEZÊT [tezɛt] (Pluriel) </text:p>
          </table:table-cell>
          <table:table-cell table:style-name="ce106"/>
          <table:table-cell table:style-name="ce96"/>
          <table:table-cell table:style-name="ce106"/>
          <table:table-cell table:style-name="ce132" office:value-type="string" calcext:value-type="string">
            <text:p>Tante Maternel <text:s/>Aunt Maternal</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DÄJA </text:span><text:span text:style-name="T191">[dɑja] </text:span></text:p>
            <text:p>DÄJË [dɑjə] </text:p>
            <text:p>DÄJAT [dɑjat] (Pluriel) </text:p>
            <text:p>Prononciation d'Albanie</text:p>
          </table:table-cell>
          <table:table-cell table:style-name="ce106"/>
          <table:table-cell table:style-name="ce96" office:value-type="string" calcext:value-type="string">
            <text:p><text:span text:style-name="T195">DÄJA </text:span><text:span text:style-name="T200">[dɒja] </text:span></text:p>
            <text:p>DÄJË [dɒjə] </text:p>
            <text:p>DÄJAT [dɒjat] (Pluriel)</text:p>
            <text:p>Prononciation de Maggêduniɒ</text:p>
          </table:table-cell>
          <table:table-cell table:style-name="ce106"/>
          <table:table-cell table:style-name="ce96"/>
          <table:table-cell table:style-name="ce106"/>
          <table:table-cell table:style-name="ce132" office:value-type="string" calcext:value-type="string">
            <text:p>Oncle Maternel <text:s/>Uncle maternal</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3">VËLLÄ </text:span><text:span text:style-name="T191">[vəɫɑ] (Singulier) </text:span></text:p>
            <text:p>VËLLÄT [vəɫɑt] (Pluriel) </text:p>
            <text:p>VËLLÄVI [vəɫɑvi] </text:p>
            <text:p>VËLLÄZNI [vəɫɑzni] </text:p>
            <text:p>VËLLEZËRIT [vəɫezəɾit]</text:p>
            <text:p>Prononciation d'albanie</text:p>
          </table:table-cell>
          <table:table-cell table:style-name="ce106"/>
          <table:table-cell table:style-name="ce93" office:value-type="string" calcext:value-type="string">
            <text:p><text:span text:style-name="T195">VLLÄ </text:span><text:span text:style-name="T200">[vɫɒ] </text:span></text:p>
            <text:p>VLLÄT [vɫɒt] </text:p>
            <text:p>VLLÄVI [vɫɑvi] </text:p>
            <text:p>VLLÄZNI [vɫɑzni] </text:p>
            <text:p>VLLÄZNIT [vɫɑznit]</text:p>
            <text:p>Prononciation des albanais de maggêduniɒ</text:p>
          </table:table-cell>
          <table:table-cell table:style-name="ce106"/>
          <table:table-cell table:style-name="ce93"/>
          <table:table-cell table:style-name="ce106"/>
          <table:table-cell table:style-name="ce132" office:value-type="string" calcext:value-type="string">
            <text:p>Frere Brother</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MÔTËR </text:span><text:span text:style-name="T191">[mɔtəɾ]</text:span><text:span text:style-name="T201"> (Singulier)</text:span><text:span text:style-name="T272"> </text:span></text:p>
            <text:p>MÔTRAT [mɔtɾat] (Pluriel) </text:p>
          </table:table-cell>
          <table:table-cell table:style-name="ce106"/>
          <table:table-cell table:style-name="ce96"/>
          <table:table-cell table:style-name="ce106"/>
          <table:table-cell table:style-name="ce132" office:value-type="string" calcext:value-type="string">
            <text:p>Soeur Sister</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3"/>
          <table:table-cell table:style-name="ce96" office:value-type="string" calcext:value-type="string">
            <text:p><text:span text:style-name="T193">FËMIJË</text:span><text:span text:style-name="T201"> </text:span><text:span text:style-name="T272">[fəmijə] </text:span></text:p>
            <text:p>FËMIJËT [fəmijət]</text:p>
            <text:p><text:span text:style-name="T195">Prono</text:span><text:span text:style-name="T197">n</text:span><text:span text:style-name="T198">ciation </text:span><text:span text:style-name="T197">d</text:span><text:span text:style-name="T205">'alba</text:span><text:span text:style-name="T197">n</text:span><text:span text:style-name="T198">ie</text:span></text:p>
            <text:p>CÄLTË [ʦɒltə] </text:p>
            <text:p>CÄLAT [ʦɒlat] (Pluriel) </text:p>
            <text:p>CULTË [ʦultə] </text:p>
            <text:p>Prononciation des türco-albanais de maggêduniɒ </text:p>
          </table:table-cell>
          <table:table-cell table:style-name="ce106"/>
          <table:table-cell table:style-name="ce96" office:value-type="string" calcext:value-type="string">
            <text:p><text:span text:style-name="T195">FMI </text:span><text:span text:style-name="T200">[fmi] </text:span><text:span text:style-name="T197">(Singulier)</text:span><text:span text:style-name="T205"> </text:span></text:p>
            <text:p>FMIJAT [fmijat] (Pluriel) </text:p>
            <text:p>Prononciation des albanais de maggêduniɒ</text:p>
          </table:table-cell>
          <table:table-cell table:style-name="ce106"/>
          <table:table-cell table:style-name="ce96"/>
          <table:table-cell table:style-name="ce106"/>
          <table:table-cell table:style-name="ce132" office:value-type="string" calcext:value-type="string">
            <text:p>Enfant Child</text:p>
          </table:table-cell>
          <table:table-cell table:style-name="ce153" office:value-type="string" calcext:value-type="string">
            <text:p>Du Rumanës</text:p>
            <text:p>FEMINA </text:p>
            <text:p>[vemina] Etrosque </text:p>
            <text:p>[femina] Roman </text:p>
            <text:p>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3">CILA </text:span><text:span text:style-name="T191">[ʦila]</text:span><text:span text:style-name="T193"> </text:span></text:p>
            <text:p>CILI [ʦili] </text:p>
            <text:p>CILAТ [ʦilat]</text:p>
          </table:table-cell>
          <table:table-cell table:style-name="ce106"/>
          <table:table-cell table:style-name="ce108" office:value-type="string" calcext:value-type="string">
            <text:p><text:span text:style-name="T195">ТFARË </text:span><text:span text:style-name="T200">[tfarə] </text:span></text:p>
            <text:p>TFÄRËT [tfɒrət]</text:p>
          </table:table-cell>
          <table:table-cell table:style-name="ce106"/>
          <table:table-cell table:style-name="ce108"/>
          <table:table-cell table:style-name="ce106"/>
          <table:table-cell table:style-name="ce132" office:value-type="string" calcext:value-type="string">
            <text:p>Lesquels Which</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3">VÄJZË </text:span><text:span text:style-name="T191">[vɒjzə]</text:span><text:span text:style-name="T193"> </text:span></text:p>
            <text:p>VÄJZA [vɒjza] </text:p>
            <text:p>VÄJZAT [vɒjzat]</text:p>
          </table:table-cell>
          <table:table-cell table:style-name="ce106"/>
          <table:table-cell table:style-name="ce108" office:value-type="string" calcext:value-type="string">
            <text:p><text:span text:style-name="T195">BIJË </text:span><text:span text:style-name="T200">[bijə] </text:span></text:p>
            <text:p>BIJA [bija] </text:p>
            <text:p>BIJAT [bijat]</text:p>
          </table:table-cell>
          <table:table-cell table:style-name="ce106"/>
          <table:table-cell table:style-name="ce108"/>
          <table:table-cell table:style-name="ce106"/>
          <table:table-cell table:style-name="ce132" office:value-type="string" calcext:value-type="string">
            <text:p>Fille Daughter</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DJÄLË </text:span><text:span text:style-name="T191">[djɑlə] </text:span></text:p>
            <text:p>DJÄLI [djɑli] </text:p>
            <text:p>DJÄLAT [djɑlat] </text:p>
            <text:p>DJÊMTË [djɛmtə]</text:p>
            <text:p>Prononciation d'albanie</text:p>
          </table:table-cell>
          <table:table-cell table:style-name="ce106"/>
          <table:table-cell table:style-name="ce108" office:value-type="string" calcext:value-type="string">
            <text:p><text:span text:style-name="T195">DJÄLË </text:span><text:span text:style-name="T200">[djɒlə] </text:span></text:p>
            <text:p>DJÄLI [djɒli] </text:p>
            <text:p>DJÄLAT [djɒlat] </text:p>
            <text:p>DJÊMTË [djɛmtə]</text:p>
            <text:p>Prononciation de maggêduniɒ</text:p>
          </table:table-cell>
          <table:table-cell table:style-name="ce106"/>
          <table:table-cell table:style-name="ce108"/>
          <table:table-cell table:style-name="ce106"/>
          <table:table-cell table:style-name="ce132" office:value-type="string" calcext:value-type="string">
            <text:p>Fils Son</text:p>
          </table:table-cell>
          <table:table-cell table:style-name="ce155" office:value-type="string" calcext:value-type="string">
            <text:p> </text:p>
          </table:table-cell>
          <table:table-cell table:style-name="ce135"/>
          <table:table-cell table:number-columns-repeated="1013"/>
        </table:table-row>
        <table:table-row table:style-name="ro26">
          <table:table-cell/>
          <table:table-cell table:style-name="ce93"/>
          <table:table-cell table:style-name="ce93" office:value-type="string" calcext:value-type="string">
            <text:p><text:span text:style-name="T193">DJALLË </text:span><text:span text:style-name="T191">[djaɫə]</text:span></text:p>
          </table:table-cell>
          <table:table-cell table:style-name="ce106"/>
          <table:table-cell table:style-name="ce108" office:value-type="string" calcext:value-type="string">
            <text:p><text:span text:style-name="T195">DJABLË </text:span><text:span text:style-name="T200">[djablə]</text:span></text:p>
            <text:p>Prononciation corrigé</text:p>
          </table:table-cell>
          <table:table-cell table:style-name="ce106"/>
          <table:table-cell table:style-name="ce108"/>
          <table:table-cell table:style-name="ce106"/>
          <table:table-cell table:style-name="ce132" office:value-type="string" calcext:value-type="string">
            <text:p>Diable Devil</text:p>
          </table:table-cell>
          <table:table-cell table:style-name="ce153" office:value-type="string" calcext:value-type="string">
            <text:p>De l'Arbi</text:p>
            <text:p>DADƷAL</text:p>
            <text:p>Deviation du Creg </text:p>
            <text:p>διάβολος </text:p>
            <text:p>PROSTIBILIS </text:p>
            <text:p>Diavolos</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4">
          <table:table-cell/>
          <table:table-cell table:style-name="ce93"/>
          <table:table-cell table:style-name="ce93" office:value-type="string" calcext:value-type="string">
            <text:p><text:span text:style-name="T193">SHTATI </text:span><text:span text:style-name="T191">[ʃtɑti]</text:span></text:p>
          </table:table-cell>
          <table:table-cell table:style-name="ce106"/>
          <table:table-cell table:style-name="ce103" office:value-type="string" calcext:value-type="string">
            <text:p>TRUP</text:p>
          </table:table-cell>
          <table:table-cell table:style-name="ce106" office:value-type="string" calcext:value-type="string">
            <text:p>[tɾup]</text:p>
          </table:table-cell>
          <table:table-cell table:style-name="ce93"/>
          <table:table-cell table:style-name="ce106"/>
          <table:table-cell table:style-name="ce132" office:value-type="string" calcext:value-type="string">
            <text:p>Corps Body</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number-columns-repeated="2"/>
          <table:table-cell table:style-name="ce106"/>
          <table:table-cell table:style-name="ce124" office:value-type="string" calcext:value-type="string">
            <text:p>TRUPI</text:p>
          </table:table-cell>
          <table:table-cell table:style-name="ce106" office:value-type="string" calcext:value-type="string">
            <text:p>[tɾupi]</text:p>
          </table:table-cell>
          <table:table-cell table:style-name="ce93"/>
          <table:table-cell table:style-name="ce106"/>
          <table:table-cell table:style-name="ce132"/>
          <table:table-cell table:style-name="ce155"/>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HABIT</text:span><text:span text:style-name="T201"> </text:span><text:span text:style-name="T202">[habit]</text:span></text:p>
          </table:table-cell>
          <table:table-cell table:style-name="ce106"/>
          <table:table-cell table:style-name="ce93"/>
          <table:table-cell table:style-name="ce106"/>
          <table:table-cell table:style-name="ce132" office:value-type="string" calcext:value-type="string">
            <text:p>Distrait, Etonné <text:s/>Amazes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BËFASI</text:span><text:span text:style-name="T201"> </text:span><text:span text:style-name="T202">[bəfasi]</text:span></text:p>
          </table:table-cell>
          <table:table-cell table:style-name="ce106"/>
          <table:table-cell table:style-name="ce93"/>
          <table:table-cell table:style-name="ce106"/>
          <table:table-cell table:style-name="ce132" office:value-type="string" calcext:value-type="string">
            <text:p>Surprise, Unexpectedness </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SHPUJZÔR</text:span><text:span text:style-name="T234"> </text:span><text:span text:style-name="T202">[ʃpujzɔɾ]</text:span><text:span text:style-name="T201"> </text:span></text:p>
            <text:p><text:span text:style-name="T195">Pronon</text:span><text:span text:style-name="T260">c</text:span><text:span text:style-name="T198">iation d'</text:span><text:span text:style-name="T197">albanie</text:span></text:p>
            <text:p>TÄVËLL [ʃpujzɔɾ] </text:p>
            <text:p>Prononciation d'albanie</text:p>
          </table:table-cell>
          <table:table-cell table:style-name="ce106"/>
          <table:table-cell table:style-name="ce96" office:value-type="string" calcext:value-type="string">
            <text:p><text:span text:style-name="T195">TÄBËL</text:span><text:span text:style-name="T197"> </text:span><text:span text:style-name="T198">[tɒbəl]</text:span><text:span text:style-name="T197"> </text:span></text:p>
            <text:p><text:span text:style-name="T195">Prononc</text:span><text:span text:style-name="T197">i</text:span><text:span text:style-name="T198">ation des</text:span><text:span text:style-name="T197"> albanais de maggêduniɒ </text:span></text:p>
            <text:p>TAKETUK [taqetuq] </text:p>
            <text:p>Prononciation des Kôsôvärë </text:p>
          </table:table-cell>
          <table:table-cell table:style-name="ce106"/>
          <table:table-cell table:style-name="ce96"/>
          <table:table-cell table:style-name="ce106"/>
          <table:table-cell table:style-name="ce132" office:value-type="string" calcext:value-type="string">
            <text:p>Cendrier Ashtray</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SAHAN</text:span><text:span text:style-name="T234"> </text:span><text:span text:style-name="T202">[sahan]</text:span></text:p>
            <text:p>Prononciation des turko-albanais de maggêduniɒ (Türkicisme)</text:p>
          </table:table-cell>
          <table:table-cell table:style-name="ce106"/>
          <table:table-cell table:style-name="ce96" office:value-type="string" calcext:value-type="string">
            <text:p><text:span text:style-name="T195">PJÄTË</text:span><text:span text:style-name="T197"> </text:span><text:span text:style-name="T198">[pjɒtə]</text:span><text:span text:style-name="T197"> </text:span></text:p>
            <text:p>PJÄТA [pjɒta]</text:p>
            <text:p>Prononciation des albanais de maggêduniɒ</text:p>
          </table:table-cell>
          <table:table-cell table:style-name="ce106"/>
          <table:table-cell table:style-name="ce96"/>
          <table:table-cell table:style-name="ce106"/>
          <table:table-cell table:style-name="ce132" office:value-type="string" calcext:value-type="string">
            <text:p>Assiette Dish</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3" office:value-type="string" calcext:value-type="string">
            <text:p><text:span text:style-name="T193">VILUSHK</text:span><text:span text:style-name="T234"> </text:span><text:span text:style-name="T202">[viluʃq]</text:span><text:span text:style-name="T201"> </text:span></text:p>
            <text:p>Prononciation des kôsôvärë (Serbicisme)</text:p>
            <text:p/>
          </table:table-cell>
          <table:table-cell table:style-name="ce106"/>
          <table:table-cell table:style-name="ce96" office:value-type="string" calcext:value-type="string">
            <text:p><text:span text:style-name="T195">PIRUN</text:span><text:span text:style-name="T197"> </text:span><text:span text:style-name="T198">[piɾun]</text:span><text:span text:style-name="T197"> </text:span></text:p>
            <text:p><text:span text:style-name="T195">Prono</text:span><text:span text:style-name="T197">n</text:span><text:span text:style-name="T198">ciation</text:span><text:span text:style-name="T197"> des albanais de maggêduniɒ </text:span></text:p>
            <text:p>ÇAТAL [ʧatal] </text:p>
            <text:p>Prononciation des turko-albanais de maggêduniɒ (Türkicisme)</text:p>
          </table:table-cell>
          <table:table-cell table:style-name="ce106"/>
          <table:table-cell table:style-name="ce96"/>
          <table:table-cell table:style-name="ce106"/>
          <table:table-cell table:style-name="ce132" office:value-type="string" calcext:value-type="string">
            <text:p>Assiette Dish</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6" office:value-type="string" calcext:value-type="string">
            <text:p><text:span text:style-name="T193">RRËMBEJ</text:span><text:span text:style-name="T201"> [m</text:span><text:span text:style-name="T269">ɒ</text:span><text:span text:style-name="T201">r] </text:span></text:p>
            <text:p>RRËMBIM</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nlever, saisr Abduct, grab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3">HIQÊ</text:span><text:span text:style-name="T201"> </text:span><text:span text:style-name="T202">[hiʨɛ]</text:span><text:span text:style-name="T201"> </text:span></text:p>
            <text:p>HEKJA [hɛqja] </text:p>
            <text:p>HÊKÊ [hɛqɛ]</text:p>
          </table:table-cell>
          <table:table-cell table:style-name="ce106"/>
          <table:table-cell table:style-name="ce117" office:value-type="string" calcext:value-type="string">
            <text:p>TËRHEQ</text:p>
          </table:table-cell>
          <table:table-cell table:style-name="ce106"/>
          <table:table-cell table:style-name="ce117"/>
          <table:table-cell table:style-name="ce106"/>
          <table:table-cell table:style-name="ce132" office:value-type="string" calcext:value-type="string">
            <text:p>Priver Deprive</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3" office:value-type="string" calcext:value-type="string">
            <text:p><text:span text:style-name="T193">DHURUAR </text:span><text:span text:style-name="T191">[ðuɾuaɾ]</text:span><text:span text:style-name="T193"> </text:span></text:p>
            <text:p>DHURUES [ðuɾues] </text:p>
            <text:p>DHËNË [ðənə] </text:p>
            <text:p>DHA [ða] </text:p>
            <text:p>AMA [ama] </text:p>
            <text:p>EPJA [ɛpja] </text:p>
            <text:p>JAP [jap] </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Donner Give, Gave, Given, Giver </text:p>
          </table:table-cell>
          <table:table-cell table:style-name="ce168" office:value-type="string" calcext:value-type="string">
            <text:p>Du latin</text:p>
            <text:p><text:span text:style-name="T195">DONARE</text:span></text:p>
            <text:p>DENARIUS (denier)</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5">MORA </text:span><text:span text:style-name="T200">[moɾa]</text:span><text:span text:style-name="T197">(Taken)</text:span><text:span text:style-name="T205"> </text:span></text:p>
            <text:p>MARË [maɾə] (Take) </text:p>
            <text:p>MERR [mɛr] (betakes) </text:p>
            <text:p>MÂRRË [mɑrə] (Gotten) </text:p>
            <text:p>MÂRR [mɑr] (Get)</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Prendre Take, taken, took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6" office:value-type="string" calcext:value-type="string">
            <text:p><text:span text:style-name="T193">MÄRRÊ</text:span><text:span text:style-name="T201"> </text:span><text:span text:style-name="T202">[m</text:span><text:span text:style-name="T212">ɒ</text:span><text:span text:style-name="T202">rɛ]</text:span><text:span text:style-name="T201"> (Honte)</text:span></text:p>
          </table:table-cell>
          <table:table-cell table:style-name="ce106"/>
          <table:table-cell table:style-name="ce93" office:value-type="string" calcext:value-type="string">
            <text:p><text:span text:style-name="T195">ZËMËRIM</text:span><text:span text:style-name="T197"> </text:span><text:span text:style-name="T198">[zəməɾim]</text:span></text:p>
          </table:table-cell>
          <table:table-cell table:style-name="ce106"/>
          <table:table-cell table:style-name="ce93"/>
          <table:table-cell table:style-name="ce106"/>
          <table:table-cell table:style-name="ce132" office:value-type="string" calcext:value-type="string">
            <text:p>Indignation Indignation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ZÊMËR</text:span><text:span text:style-name="T201"> </text:span><text:span text:style-name="T272">[zɛməɾ]</text:span><text:span text:style-name="T201"> (s) </text:span></text:p>
            <text:p>ZÊMËRI [zɛməɾi] (m) </text:p>
            <text:p>ZÊMËRA [zɛməɾa] (f) </text:p>
            <text:p>ZÊMRAT [zɛməɾat] (p) </text:p>
          </table:table-cell>
          <table:table-cell table:style-name="ce106"/>
          <table:table-cell table:style-name="ce96"/>
          <table:table-cell table:style-name="ce106"/>
          <table:table-cell table:style-name="ce132" office:value-type="string" calcext:value-type="string">
            <text:p>Coeur Heart</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table:table-cell table:style-name="ce106"/>
          <table:table-cell table:style-name="ce96" office:value-type="string" calcext:value-type="string">
            <text:p><text:span text:style-name="T193">XHÊLOZI </text:span><text:span text:style-name="T191">[ʤɛlɔzi]</text:span><text:span text:style-name="T201"> </text:span></text:p>
            <text:p>XHÊLOZ [ʤɛlɔz](m) </text:p>
            <text:p>XHÊLOZE [ʤɛlɔzɛ] (f) </text:p>
          </table:table-cell>
          <table:table-cell table:style-name="ce106"/>
          <table:table-cell table:style-name="ce96"/>
          <table:table-cell table:style-name="ce106"/>
          <table:table-cell table:style-name="ce132" office:value-type="string" calcext:value-type="string">
            <text:p>Jalousie Jealousy</text:p>
          </table:table-cell>
          <table:table-cell table:style-name="ce155" office:value-type="string" calcext:value-type="string">
            <text:p>latin populaire ZELOSVS, <text:s/>du Creg <text:s/>ζήλος</text:p>
          </table:table-cell>
          <table:table-cell table:style-name="ce135"/>
          <table:table-cell table:number-columns-repeated="1013"/>
        </table:table-row>
        <table:table-row table:style-name="ro3">
          <table:table-cell/>
          <table:table-cell table:style-name="ce93"/>
          <table:table-cell table:style-name="ce99"/>
          <table:table-cell table:style-name="ce106"/>
          <table:table-cell table:style-name="ce108" office:value-type="string" calcext:value-type="string">
            <text:p><text:span text:style-name="T195">ZELL </text:span><text:span text:style-name="T200">[zeɫ]</text:span></text:p>
          </table:table-cell>
          <table:table-cell table:style-name="ce106"/>
          <table:table-cell table:style-name="ce108"/>
          <table:table-cell table:style-name="ce106"/>
          <table:table-cell table:style-name="ce132" office:value-type="string" calcext:value-type="string">
            <text:p>Zèle Zeal </text:p>
          </table:table-cell>
          <table:table-cell table:style-name="ce153" office:value-type="string" calcext:value-type="string">
            <text:p>du Creg zêlos</text:p>
            <text:p>ΖΗΛΟΣ [zɛlos]</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INÄT </text:span><text:span text:style-name="T200">[inɒt]</text:span><text:span text:style-name="T195"> </text:span></text:p>
            <text:p>INÄTI [inɒti] </text:p>
            <text:p>INÄÇOR [inɒʧɔɾr]</text:p>
          </table:table-cell>
          <table:table-cell table:style-name="ce106"/>
          <table:table-cell table:style-name="ce96" office:value-type="string" calcext:value-type="string">
            <text:p><text:span text:style-name="T195">UINÄT </text:span><text:span text:style-name="T200">[winɒt]</text:span><text:span text:style-name="T195"> </text:span></text:p>
            <text:p>UINÄTI [winɒti] </text:p>
            <text:p>UINÄÇOR [winɒʧɔɾ]</text:p>
            <text:p>Prononciation corrigé </text:p>
          </table:table-cell>
          <table:table-cell table:style-name="ce106"/>
          <table:table-cell table:style-name="ce96"/>
          <table:table-cell table:style-name="ce106"/>
          <table:table-cell table:style-name="ce132" office:value-type="string" calcext:value-type="string">
            <text:p>Vanité, orgueil <text:s/>Vanity Orgueilleux</text:p>
          </table:table-cell>
          <table:table-cell table:style-name="ce155" office:value-type="string" calcext:value-type="string">
            <text:p>du latin VANITAS</text:p>
          </table:table-cell>
          <table:table-cell table:style-name="ce135"/>
          <table:table-cell table:number-columns-repeated="1013"/>
        </table:table-row>
        <table:table-row table:style-name="ro9">
          <table:table-cell/>
          <table:table-cell table:style-name="ce93"/>
          <table:table-cell table:style-name="ce99"/>
          <table:table-cell table:style-name="ce106"/>
          <table:table-cell table:style-name="ce93" office:value-type="string" calcext:value-type="string">
            <text:p><text:span text:style-name="T195">KRÊNÄR </text:span><text:span text:style-name="T200">[qɾɛnɒɾ]</text:span><text:span text:style-name="T195"> </text:span></text:p>
            <text:p>KRÊNÄRË [qɾɛnɒɾə] </text:p>
            <text:p>KRÊNÄRI [qɾɛnɒɾi]</text:p>
          </table:table-cell>
          <table:table-cell table:style-name="ce106"/>
          <table:table-cell table:style-name="ce93"/>
          <table:table-cell table:style-name="ce106"/>
          <table:table-cell table:style-name="ce132" office:value-type="string" calcext:value-type="string">
            <text:p>Fier, Fierté <text:s/>Proud, Pride</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table:table-cell table:style-name="ce106"/>
          <table:table-cell table:style-name="ce108" office:value-type="string" calcext:value-type="string">
            <text:p><text:span text:style-name="T193">ACARUAR </text:span><text:span text:style-name="T191">[aʦaɾuaɾ]</text:span><text:span text:style-name="T193"> </text:span></text:p>
            <text:p>ACAROHEM[aʦaɾɔhem]</text:p>
          </table:table-cell>
          <table:table-cell table:style-name="ce106"/>
          <table:table-cell table:style-name="ce108"/>
          <table:table-cell table:style-name="ce106"/>
          <table:table-cell table:style-name="ce132" office:value-type="string" calcext:value-type="string">
            <text:p>Aggraver Aggravated</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table:table-cell table:style-name="ce106"/>
          <table:table-cell table:style-name="ce108" office:value-type="string" calcext:value-type="string">
            <text:p><text:span text:style-name="T193">FUQISHËM </text:span><text:span text:style-name="T191">[fuʧiʃəm / fuqiʃəm]</text:span></text:p>
          </table:table-cell>
          <table:table-cell table:style-name="ce106"/>
          <table:table-cell table:style-name="ce108"/>
          <table:table-cell table:style-name="ce106"/>
          <table:table-cell table:style-name="ce132" office:value-type="string" calcext:value-type="string">
            <text:p>Puissant, Terrible Powerful, Terrible</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5"/>
          <table:table-cell table:style-name="ce106"/>
          <table:table-cell table:style-name="ce93" office:value-type="string" calcext:value-type="string">
            <text:p><text:span text:style-name="T230">MIZÔR</text:span><text:span text:style-name="T201"> </text:span><text:span text:style-name="T202">[mizɔɾ]</text:span></text:p>
          </table:table-cell>
          <table:table-cell table:style-name="ce106"/>
          <table:table-cell table:style-name="ce93"/>
          <table:table-cell table:style-name="ce106"/>
          <table:table-cell table:style-name="ce132" office:value-type="string" calcext:value-type="string">
            <text:p>Cruel, Feroce, Sauvage <text:s/>Cruel, Fierce, Savage</text:p>
          </table:table-cell>
          <table:table-cell table:style-name="ce153" office:value-type="string" calcext:value-type="string">
            <text:p>Du latin </text:p>
            <text:p>CRVDELIS </text:p>
            <text:p>[gɾudɛlis] Etrosque </text:p>
            <text:p>[qrudelis] Roman</text:p>
          </table:table-cell>
          <table:table-cell table:style-name="ce135"/>
          <table:table-cell table:number-columns-repeated="1013"/>
        </table:table-row>
        <table:table-row table:style-name="ro37">
          <table:table-cell/>
          <table:table-cell table:style-name="ce93"/>
          <table:table-cell table:style-name="ce99" office:value-type="string" calcext:value-type="string">
            <text:p> </text:p>
          </table:table-cell>
          <table:table-cell table:style-name="ce106"/>
          <table:table-cell table:style-name="ce108" office:value-type="string" calcext:value-type="string">
            <text:p><text:span text:style-name="T193">ÊGËR </text:span><text:span text:style-name="T191">[ɛgəɾ]</text:span></text:p>
            <text:p><text:span text:style-name="T195">ÊGËRSUAR </text:span><text:span text:style-name="T200">[ɛgəɾsuaɾ]</text:span></text:p>
          </table:table-cell>
          <table:table-cell table:style-name="ce106"/>
          <table:table-cell table:style-name="ce108"/>
          <table:table-cell table:style-name="ce106"/>
          <table:table-cell table:style-name="ce132" office:value-type="string" calcext:value-type="string">
            <text:p>Enragé, Rage Enraged, Rage</text:p>
          </table:table-cell>
          <table:table-cell table:style-name="ce153" office:value-type="string" calcext:value-type="string">
            <text:p>Du latin </text:p>
            <text:p>RABIES </text:p>
            <text:p>[ɾabiɛs] Etrosque </text:p>
            <text:p>[rabies] Roman</text:p>
          </table:table-cell>
          <table:table-cell table:style-name="ce135"/>
          <table:table-cell table:number-columns-repeated="1013"/>
        </table:table-row>
        <table:table-row table:style-name="ro5">
          <table:table-cell/>
          <table:table-cell table:style-name="ce93"/>
          <table:table-cell table:style-name="ce99"/>
          <table:table-cell table:style-name="ce106"/>
          <table:table-cell table:style-name="ce96" office:value-type="string" calcext:value-type="string">
            <text:p><text:span text:style-name="T195">NXEHJE </text:span><text:span text:style-name="T200">[nʣehjɛ]</text:span><text:span text:style-name="T197"> </text:span></text:p>
            <text:p>NXEHUR [nʣhuɾ]</text:p>
          </table:table-cell>
          <table:table-cell table:style-name="ce106"/>
          <table:table-cell table:style-name="ce96"/>
          <table:table-cell table:style-name="ce106"/>
          <table:table-cell table:style-name="ce132" office:value-type="string" calcext:value-type="string">
            <text:p>Echauffé Overheating</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MÄNI </text:span><text:span text:style-name="T191">[mani]</text:span></text:p>
          </table:table-cell>
          <table:table-cell table:style-name="ce106"/>
          <table:table-cell table:style-name="ce108"/>
          <table:table-cell table:style-name="ce106"/>
          <table:table-cell table:style-name="ce132" office:value-type="string" calcext:value-type="string">
            <text:p>Disjoncté, Monstrueux</text:p>
          </table:table-cell>
          <table:table-cell table:style-name="ce153" office:value-type="string" calcext:value-type="string">
            <text:p>Du latin</text:p>
            <text:p>IMMANIS </text:p>
            <text:p>[im-manis] Etrosque </text:p>
            <text:p>[imanis] Roman</text:p>
          </table:table-cell>
          <table:table-cell table:style-name="ce135"/>
          <table:table-cell table:number-columns-repeated="1013"/>
        </table:table-row>
        <table:table-row table:style-name="ro4">
          <table:table-cell/>
          <table:table-cell table:style-name="ce93"/>
          <table:table-cell table:style-name="ce99"/>
          <table:table-cell table:style-name="ce106"/>
          <table:table-cell table:style-name="ce108" office:value-type="string" calcext:value-type="string">
            <text:p><text:span text:style-name="T195">FURI </text:span><text:span text:style-name="T200">[fuɾi]</text:span></text:p>
          </table:table-cell>
          <table:table-cell table:style-name="ce106"/>
          <table:table-cell table:style-name="ce108"/>
          <table:table-cell table:style-name="ce106"/>
          <table:table-cell table:style-name="ce132" office:value-type="string" calcext:value-type="string">
            <text:p>Fureur Furor</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table:table-cell table:style-name="ce106"/>
          <table:table-cell table:style-name="ce108" office:value-type="string" calcext:value-type="string">
            <text:p><text:span text:style-name="T193">NÊRVÔZ </text:span><text:span text:style-name="T191">[nɛɾvɔz]</text:span></text:p>
          </table:table-cell>
          <table:table-cell table:style-name="ce106"/>
          <table:table-cell table:style-name="ce108"/>
          <table:table-cell table:style-name="ce106"/>
          <table:table-cell table:style-name="ce132" office:value-type="string" calcext:value-type="string">
            <text:p>Nerveux Nervous</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table:table-cell table:style-name="ce106"/>
          <table:table-cell table:style-name="ce108" office:value-type="string" calcext:value-type="string">
            <text:p><text:span text:style-name="T193">VRULL </text:span><text:span text:style-name="T191">[vɾuɫ]</text:span></text:p>
          </table:table-cell>
          <table:table-cell table:style-name="ce106"/>
          <table:table-cell table:style-name="ce108"/>
          <table:table-cell table:style-name="ce106"/>
          <table:table-cell table:style-name="ce132" office:value-type="string" calcext:value-type="string">
            <text:p>Irrité Angry</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3">
          <table:table-cell/>
          <table:table-cell table:style-name="ce93"/>
          <table:table-cell table:style-name="ce93" office:value-type="string" calcext:value-type="string">
            <text:p><text:span text:style-name="T193">BÊQARË</text:span><text:span text:style-name="T201"> </text:span><text:span text:style-name="T202">[bɛʨa</text:span><text:span text:style-name="T212">ɾ</text:span><text:span text:style-name="T202">ə / bɛʧa</text:span><text:span text:style-name="T212">ɾ</text:span><text:span text:style-name="T202">ə / bɛqa</text:span><text:span text:style-name="T212">ɾ</text:span><text:span text:style-name="T202">ə]</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Jeune homme Young men </text:p>
          </table:table-cell>
          <table:table-cell table:style-name="ce154" office:value-type="string" calcext:value-type="string">
            <text:p><text:span text:style-name="T216">بَقَرْ</text:span><text:span text:style-name="T217"> </text:span></text:p>
            <text:p>Zebu en arbi </text:p>
            <text:p>Lopë ne Quran </text:p>
          </table:table-cell>
          <table:table-cell table:style-name="ce135"/>
          <table:table-cell table:number-columns-repeated="1013"/>
        </table:table-row>
        <table:table-row table:style-name="ro35">
          <table:table-cell/>
          <table:table-cell table:style-name="ce93"/>
          <table:table-cell table:style-name="ce93" office:value-type="string" calcext:value-type="string">
            <text:p><text:span text:style-name="T195">KALE</text:span><text:span text:style-name="T197"> </text:span><text:span text:style-name="T198">[qalɛ]</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Allumer Switch on </text:p>
          </table:table-cell>
          <table:table-cell table:style-name="ce153" office:value-type="string" calcext:value-type="string">
            <text:p>du Roman</text:p>
            <text:p>CALEFACERE</text:p>
            <text:p>Chauffer</text:p>
            <text:p>Du shqip </text:p>
            <text:p>KÄL [qɒl] Cheval </text:p>
          </table:table-cell>
          <table:table-cell table:style-name="ce135"/>
          <table:table-cell table:number-columns-repeated="1013"/>
        </table:table-row>
        <table:table-row table:style-name="ro5">
          <table:table-cell/>
          <table:table-cell table:style-name="ce93"/>
          <table:table-cell table:style-name="ce105"/>
          <table:table-cell table:style-name="ce106"/>
          <table:table-cell table:style-name="ce93" office:value-type="string" calcext:value-type="string">
            <text:p><text:span text:style-name="T195">ÇYÇE</text:span><text:span text:style-name="T197"> </text:span><text:span text:style-name="T198">[ʧyʧɛ] </text:span></text:p>
            <text:p>ÇYÇJA [ʧyʧja]</text:p>
          </table:table-cell>
          <table:table-cell table:style-name="ce106"/>
          <table:table-cell table:style-name="ce93"/>
          <table:table-cell table:style-name="ce106"/>
          <table:table-cell table:style-name="ce132"/>
          <table:table-cell table:style-name="ce155" office:value-type="string" calcext:value-type="string">
            <text:p> </text:p>
          </table:table-cell>
          <table:table-cell table:style-name="ce135"/>
          <table:table-cell table:number-columns-repeated="1013"/>
        </table:table-row>
        <table:table-row table:style-name="ro64">
          <table:table-cell/>
          <table:table-cell table:style-name="ce93"/>
          <table:table-cell table:style-name="ce92" office:value-type="string" calcext:value-type="string">
            <text:p><text:span text:style-name="T193">THËRRAS </text:span><text:span text:style-name="T191">[θəras]</text:span><text:span text:style-name="T193"> </text:span></text:p>
            <text:p>THIRRJE [θirjɛ] </text:p>
            <text:p>THIRRË [θirə] </text:p>
            <text:p>KA THIRRË [qa θirə] </text:p>
            <text:p>כַתִּר </text:p>
            <text:p>كافِر</text:p>
          </table:table-cell>
          <table:table-cell table:style-name="ce106"/>
          <table:table-cell table:style-name="ce92" office:value-type="string" calcext:value-type="string">
            <text:p><text:span text:style-name="T195">SËRRAS</text:span><text:span text:style-name="T197"> </text:span><text:span text:style-name="T198">[səras]</text:span><text:span text:style-name="T197"> </text:span></text:p>
            <text:p>SIRRJE [sirjɛ] </text:p>
            <text:p>SIRRË [sirə] </text:p>
            <text:p>KA SIRRË [qa sɨrə] </text:p>
            <text:p>שׂיר </text:p>
            <text:p>سير</text:p>
            <text:p>Prononciation corrigé</text:p>
          </table:table-cell>
          <table:table-cell table:style-name="ce106"/>
          <table:table-cell table:style-name="ce92"/>
          <table:table-cell table:style-name="ce106"/>
          <table:table-cell table:style-name="ce132" office:value-type="string" calcext:value-type="string">
            <text:p>Appeller, Crier Call</text:p>
          </table:table-cell>
          <table:table-cell table:style-name="ce153" office:value-type="string" calcext:value-type="string">
            <text:p>Du latin</text:p>
            <text:p>QVIRITARE </text:p>
            <text:p>[qwiɾitaɾɛ] Etrosque </text:p>
            <text:p>[quiritare] Roman </text:p>
            <text:p>קריאה</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5">THIKË</text:span><text:span text:style-name="T197"> </text:span><text:span text:style-name="T198">[θiqə]</text:span></text:p>
          </table:table-cell>
          <table:table-cell table:style-name="ce106"/>
          <table:table-cell table:style-name="ce96" office:value-type="string" calcext:value-type="string">
            <text:p><text:span text:style-name="T195">SIKË</text:span><text:span text:style-name="T197"> </text:span><text:span text:style-name="T198">[sɨqə]</text:span><text:span text:style-name="T197"> Personnel</text:span><text:span text:style-name="T205"> </text:span></text:p>
            <text:p>THAJKË [θajqə] Prononciation villageoise </text:p>
            <text:p>THYKË [θyqə] Corrigé</text:p>
          </table:table-cell>
          <table:table-cell table:style-name="ce106"/>
          <table:table-cell table:style-name="ce96"/>
          <table:table-cell table:style-name="ce106"/>
          <table:table-cell table:style-name="ce132" office:value-type="string" calcext:value-type="string">
            <text:p>Couteau Knife</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3">FIKE</text:span><text:span text:style-name="T201"> </text:span><text:span text:style-name="T202">[fiqɛ]</text:span><text:span text:style-name="T201"> (eteint "une bougie") </text:span></text:p>
            <text:p>FIK [fiq]</text:p>
            <text:p>Prononciation d'Albanie</text:p>
          </table:table-cell>
          <table:table-cell table:style-name="ce106"/>
          <table:table-cell table:style-name="ce96" office:value-type="string" calcext:value-type="string">
            <text:p><text:span text:style-name="T195">SHUKE</text:span><text:span text:style-name="T197"> </text:span><text:span text:style-name="T198">[ʃuqɛ]</text:span><text:span text:style-name="T197"> (eteint l'appareil) </text:span></text:p>
            <text:p>SHUK [ʃuq]</text:p>
            <text:p>Prononciation de maggêduniɒ</text:p>
          </table:table-cell>
          <table:table-cell table:style-name="ce106"/>
          <table:table-cell table:style-name="ce96"/>
          <table:table-cell table:style-name="ce106"/>
          <table:table-cell table:style-name="ce132" office:value-type="string" calcext:value-type="string">
            <text:p>Eteint (L'appareil) Snuff</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3">PIK</text:span><text:span text:style-name="T201"> </text:span><text:span text:style-name="T202">[piq]</text:span></text:p>
            <text:p><text:span text:style-name="T195">PIKË</text:span><text:span text:style-name="T197"> </text:span><text:span text:style-name="T198">[piqə]</text:span><text:span text:style-name="T197"> </text:span></text:p>
            <text:p>PIKON [piqɔn]</text:p>
          </table:table-cell>
          <table:table-cell table:style-name="ce106"/>
          <table:table-cell table:style-name="ce96" office:value-type="string" calcext:value-type="string">
            <text:p><text:span text:style-name="T195">PUNGTË</text:span><text:span text:style-name="T197"> </text:span><text:span text:style-name="T198">[pungtə]</text:span><text:span text:style-name="T197"> Point </text:span></text:p>
            <text:p><text:span text:style-name="T195">PEKË</text:span><text:span text:style-name="T197"> </text:span><text:span text:style-name="T198">[peqə]</text:span><text:span text:style-name="T197"> (φακίδα) </text:span></text:p>
            <text:p>PEKON [peqɔn] (Peca)</text:p>
            <text:p><text:span text:style-name="T195">Pronon</text:span><text:span text:style-name="T197">c</text:span><text:span text:style-name="T198">iation c</text:span><text:span text:style-name="T197">or</text:span><text:span text:style-name="T205">rigé</text:span></text:p>
            <text:p>PINGTË [pungtə] </text:p>
            <text:p>PINGTON [pungtɔn]</text:p>
          </table:table-cell>
          <table:table-cell table:style-name="ce106"/>
          <table:table-cell table:style-name="ce96"/>
          <table:table-cell table:style-name="ce106"/>
          <table:table-cell table:style-name="ce132" office:value-type="string" calcext:value-type="string">
            <text:p>Point, Goutte, Tache Point, Drop</text:p>
          </table:table-cell>
          <table:table-cell table:style-name="ce153" office:value-type="string" calcext:value-type="string">
            <text:p>Du Roman </text:p>
            <text:p>PVNCTVM </text:p>
            <text:p>[pɔngtɔm] Etrosque </text:p>
            <text:p>[punqtum] Roman</text:p>
            <text:p>Du Creg </text:p>
            <text:p>φακίδα </text:p>
          </table:table-cell>
          <table:table-cell table:style-name="ce135"/>
          <table:table-cell table:number-columns-repeated="1013"/>
        </table:table-row>
        <table:table-row table:style-name="ro12">
          <table:table-cell/>
          <table:table-cell table:style-name="ce93"/>
          <table:table-cell table:style-name="ce92" office:value-type="string" calcext:value-type="string">
            <text:p><text:span text:style-name="T195">FIKË</text:span><text:span text:style-name="T197"> </text:span><text:span text:style-name="T198">[fiqə]</text:span><text:span text:style-name="T197"> </text:span></text:p>
            <text:p>FIKTË [fiqtə]</text:p>
            <text:p>Pro<text:span text:style-name="T184">nonc</text:span>ia<text:span text:style-name="T185">tion d'Alb</text:span>anie</text:p>
            <text:p><text:span text:style-name="T184">FALI</text:span><text:span text:style-name="T195">MEN</text:span><text:span text:style-name="T223">T [fa</text:span>limɛnt] </text:p>
            <text:p>FALIMENTIM [falimɛntim] </text:p>
            <text:p>FALIMENTOJ [falimɛntɔj]</text:p>
            <text:p>IMEN : אִמֶן</text:p>
          </table:table-cell>
          <table:table-cell table:style-name="ce106"/>
          <table:table-cell table:style-name="ce96" office:value-type="string" calcext:value-type="string">
            <text:p><text:span text:style-name="T195">FAJKË</text:span><text:span text:style-name="T197"> </text:span><text:span text:style-name="T198">[fajqə]</text:span><text:span text:style-name="T197"> </text:span></text:p>
            <text:p>FIKTË [fiqtə]</text:p>
            <text:p><text:span text:style-name="T195">Pro</text:span><text:span text:style-name="T199">no</text:span><text:span text:style-name="T195">nc</text:span><text:span text:style-name="T200">iation </text:span><text:span text:style-name="T195">villa</text:span><text:span text:style-name="T199">ge</text:span><text:span text:style-name="T195">oise</text:span></text:p>
            <text:p>FALLIT [faɫit] </text:p>
            <text:p>FALLITIM [faɫitim] </text:p>
            <text:p>FALLITOJ [faɫitɔj]</text:p>
            <text:p>Prononciation corrigé</text:p>
          </table:table-cell>
          <table:table-cell table:style-name="ce106"/>
          <table:table-cell table:style-name="ce96"/>
          <table:table-cell table:style-name="ce106"/>
          <table:table-cell table:style-name="ce132" office:value-type="string" calcext:value-type="string">
            <text:p>Faillite, ruine <text:s/>Bankrupt</text:p>
          </table:table-cell>
          <table:table-cell table:style-name="ce153" office:value-type="string" calcext:value-type="string">
            <text:p>Du Roman </text:p>
            <text:p>FALLITA </text:p>
            <text:p>[valita] Etrosque </text:p>
            <text:p>[falita] Roman</text:p>
          </table:table-cell>
          <table:table-cell table:style-name="ce135"/>
          <table:table-cell table:number-columns-repeated="1013"/>
        </table:table-row>
        <table:table-row table:style-name="ro28">
          <table:table-cell/>
          <table:table-cell table:style-name="ce93"/>
          <table:table-cell table:style-name="ce96" office:value-type="string" calcext:value-type="string">
            <text:p><text:span text:style-name="T195">FÄJ</text:span><text:span text:style-name="T197"> </text:span><text:span text:style-name="T198">[fɑj]</text:span><text:span text:style-name="T197"> </text:span></text:p>
            <text:p>FÄJT [fɑjt]</text:p>
            <text:p><text:span text:style-name="T195">Prono</text:span><text:span text:style-name="T197">nciation d'albanie</text:span></text:p>
            <text:p>GABIM (erreur) </text:p>
            <text:p>Ki Ga-Bu (K.G.B)</text:p>
            <text:p>Prononciation d'albanie (D'abord falsifié par les anglo-allemands (après 1918) puis les soviets (après 1945), qui furent gagnant contre-eux)</text:p>
          </table:table-cell>
          <table:table-cell table:style-name="ce106"/>
          <table:table-cell table:style-name="ce96" office:value-type="string" calcext:value-type="string">
            <text:p><text:span text:style-name="T195">FÄJ</text:span><text:span text:style-name="T197"> </text:span><text:span text:style-name="T198">[fɒj]</text:span><text:span text:style-name="T197"> </text:span></text:p>
            <text:p>FÄJT [fɒjt]</text:p>
            <text:p>Prononciation des albanais de maggêduniɒ</text:p>
          </table:table-cell>
          <table:table-cell table:style-name="ce106"/>
          <table:table-cell table:style-name="ce96"/>
          <table:table-cell table:style-name="ce106"/>
          <table:table-cell table:style-name="ce132" office:value-type="string" calcext:value-type="string">
            <text:p>Faute, Faillir, Erreur Fault, Fail, Error</text:p>
          </table:table-cell>
          <table:table-cell table:style-name="ce153" office:value-type="string" calcext:value-type="string">
            <text:p>Du Latin </text:p>
            <text:p>FALLERE </text:p>
            <text:p>[vaɫɛɾɛ] Etrosque </text:p>
            <text:p>[faɫere] Roman</text:p>
            <text:p>Tromer</text:p>
          </table:table-cell>
          <table:table-cell table:style-name="ce135"/>
          <table:table-cell table:number-columns-repeated="1013"/>
        </table:table-row>
        <table:table-row table:style-name="ro16">
          <table:table-cell/>
          <table:table-cell table:style-name="ce93"/>
          <table:table-cell table:style-name="ce93" office:value-type="string" calcext:value-type="string">
            <text:p><text:span text:style-name="T195">THI</text:span><text:span text:style-name="T197"> </text:span><text:span text:style-name="T198">[θi]</text:span></text:p>
            <text:p>Prononciation d'Albanie</text:p>
            <text:p>Shpaj → Shpi → Shtëpi</text:p>
          </table:table-cell>
          <table:table-cell table:style-name="ce106"/>
          <table:table-cell table:style-name="ce96" office:value-type="string" calcext:value-type="string">
            <text:p><text:span text:style-name="T195">THAJ</text:span><text:span text:style-name="T197"> </text:span><text:span text:style-name="T198">[θaj]</text:span></text:p>
            <text:p>Prononciation des turko-albanais &amp; des campagnards de maggêduniɒ </text:p>
            <text:p><text:span text:style-name="T195">THAJS</text:span><text:span text:style-name="T197"> </text:span><text:span text:style-name="T198">[θajs]</text:span><text:span text:style-name="T197"> → SVIS → ΘVJS</text:span></text:p>
            <text:p>Prononciation corrigé</text:p>
          </table:table-cell>
          <table:table-cell table:style-name="ce106"/>
          <table:table-cell table:style-name="ce96"/>
          <table:table-cell table:style-name="ce106"/>
          <table:table-cell table:style-name="ce132" office:value-type="string" calcext:value-type="string">
            <text:p>Truie Sow</text:p>
          </table:table-cell>
          <table:table-cell table:style-name="ce153" office:value-type="string" calcext:value-type="string">
            <text:p>Du Roman </text:p>
            <text:p>SVS [sus] </text:p>
            <text:p>SVIS [swis]</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THY</text:span><text:span text:style-name="T260"> </text:span><text:span text:style-name="T198">[θy]</text:span><text:span text:style-name="T205"> </text:span></text:p>
            <text:p>THYEJ [θyɛj]</text:p>
            <text:p>Prononciation d'albanie (D'abord falsifié par les anglo-allemands (après 1918) puis les soviets (après 1945), qui furent gagnant contre-eux)</text:p>
          </table:table-cell>
          <table:table-cell table:style-name="ce106"/>
          <table:table-cell table:style-name="ce96" office:value-type="string" calcext:value-type="string">
            <text:p><text:span text:style-name="T195">THI</text:span><text:span text:style-name="T260"> </text:span><text:span text:style-name="T198">[θi]</text:span><text:span text:style-name="T197"> </text:span></text:p>
            <text:p>THIEJ [θiɛj]</text:p>
            <text:p><text:span text:style-name="T195">Pron</text:span><text:span text:style-name="T260">o</text:span><text:span text:style-name="T198">nciat</text:span><text:span text:style-name="T205">ion vila</text:span><text:span text:style-name="T197">g</text:span><text:span text:style-name="T198">eoise</text:span></text:p>
            <text:p>THYR [θyr] </text:p>
            <text:p>THYREJ [θyrej]</text:p>
            <text:p>Prononciation des Romanisés de maggêduniɒ </text:p>
          </table:table-cell>
          <table:table-cell table:style-name="ce106"/>
          <table:table-cell table:style-name="ce96"/>
          <table:table-cell table:style-name="ce106"/>
          <table:table-cell table:style-name="ce140" office:value-type="string" calcext:value-type="string">
            <text:p>Casser, De<text:span text:style-name="T195">truit</text:span> </text:p>
            <text:p>Brea<text:span text:style-name="T195">ked, De</text:span>stroyed</text:p>
            <text:p>SHKATËRROJA </text:p>
            <text:p>TROJA</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193">THES</text:span><text:span text:style-name="T201"> </text:span><text:span text:style-name="T202">[θɛs]</text:span><text:span text:style-name="T201">a</text:span></text:p>
            <text:p>Prononciation commune</text:p>
          </table:table-cell>
          <table:table-cell table:style-name="ce106"/>
          <table:table-cell table:style-name="ce93" office:value-type="string" calcext:value-type="string">
            <text:p><text:span text:style-name="T195">THÊS</text:span><text:span text:style-name="T197"> </text:span><text:span text:style-name="T198">[θɛs]</text:span></text:p>
            <text:p>Prononciation commune</text:p>
          </table:table-cell>
          <table:table-cell table:style-name="ce106"/>
          <table:table-cell table:style-name="ce93"/>
          <table:table-cell table:style-name="ce106"/>
          <table:table-cell table:style-name="ce132" office:value-type="string" calcext:value-type="string">
            <text:p>Sac (en plastique) Sack</text:p>
          </table:table-cell>
          <table:table-cell table:style-name="ce153" office:value-type="string" calcext:value-type="string">
            <text:p>Du Latin</text:p>
            <text:p>SACCVS </text:p>
            <text:p>[sagɔs] Etrosque </text:p>
            <text:p>[saqus] Roman</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text:span text:style-name="T195">NGUC </text:span><text:span text:style-name="T200">[ŋuʦ]</text:span><text:span text:style-name="T197"> </text:span></text:p>
            <text:p>NGUCNI [ŋuʦni] </text:p>
            <text:p>NGUCE [ŋuʦɛ] </text:p>
            <text:p> </text:p>
            <text:p> </text:p>
            <text:p> </text:p>
            <text:p> </text:p>
            <text:p> </text:p>
            <text:p>Prononciation de maggêduniɒ</text:p>
          </table:table-cell>
          <table:table-cell table:style-name="ce106"/>
          <table:table-cell table:style-name="ce96" office:value-type="string" calcext:value-type="string">
            <text:p><text:span text:style-name="T195">NGAC</text:span><text:span text:style-name="T197"> </text:span></text:p>
            <text:p> </text:p>
            <text:p>NGACME </text:p>
            <text:p>NGACMIM [ŋaʦmim] (Annoyance) </text:p>
            <text:p>NGACMÔJ [ŋaʦmɔj] </text:p>
            <text:p>NGACMUARË [ŋaʦmuaɾə] </text:p>
            <text:p>NGACMOVA [ŋaʦmova]</text:p>
            <text:p>Prononciation d'Albanie</text:p>
          </table:table-cell>
          <table:table-cell table:style-name="ce106"/>
          <table:table-cell table:style-name="ce96"/>
          <table:table-cell table:style-name="ce106"/>
          <table:table-cell table:style-name="ce132" office:value-type="string" calcext:value-type="string">
            <text:p>Agaçant, Embeter, Taquin Annoy</text:p>
          </table:table-cell>
          <table:table-cell table:style-name="ce153" office:value-type="string" calcext:value-type="string">
            <text:p>Du latin</text:p>
            <text:p>ACIES </text:p>
            <text:p>[agiɛs] Etrosque </text:p>
            <text:p>[aqies] Roman</text:p>
            <text:p>Tranchant</text:p>
          </table:table-cell>
          <table:table-cell table:style-name="ce135"/>
          <table:table-cell table:number-columns-repeated="1013"/>
        </table:table-row>
        <table:table-row table:style-name="ro15">
          <table:table-cell/>
          <table:table-cell table:style-name="ce93"/>
          <table:table-cell table:style-name="ce92" office:value-type="string" calcext:value-type="string">
            <text:p><text:span text:style-name="T195">GUC </text:span><text:span text:style-name="T200">[guʦ]</text:span><text:span text:style-name="T195"> (m) </text:span></text:p>
            <text:p>GUCI [guʦi] (f) </text:p>
            <text:p>GUCA [guʦa] (f) </text:p>
            <text:p>גוֹץ Petit &amp; Gros</text:p>
          </table:table-cell>
          <table:table-cell table:style-name="ce106"/>
          <table:table-cell table:style-name="ce92" office:value-type="string" calcext:value-type="string">
            <text:p><text:span text:style-name="T195">XHUC </text:span><text:span text:style-name="T200">[ʤuʦ]</text:span><text:span text:style-name="T195"> (m) </text:span></text:p>
            <text:p>XHUCI [ʤuʦi] (m) </text:p>
            <text:p>XHUCA [ʤuʦa] (f) </text:p>
            <text:p>גּוּץ</text:p>
          </table:table-cell>
          <table:table-cell table:style-name="ce106"/>
          <table:table-cell table:style-name="ce92"/>
          <table:table-cell table:style-name="ce106"/>
          <table:table-cell table:style-name="ce132" office:value-type="string" calcext:value-type="string">
            <text:p>Porcelet Piglet</text:p>
          </table:table-cell>
          <table:table-cell table:style-name="ce154" office:value-type="string" calcext:value-type="string">
            <text:p><text:span text:style-name="T224">De l'Hebreux </text:span></text:p>
            <text:p>גוֹץ</text:p>
          </table:table-cell>
          <table:table-cell table:style-name="ce135"/>
          <table:table-cell table:number-columns-repeated="1013"/>
        </table:table-row>
        <table:table-row table:style-name="ro25">
          <table:table-cell/>
          <table:table-cell table:style-name="ce93"/>
          <table:table-cell table:style-name="ce96" office:value-type="string" calcext:value-type="string">
            <text:p><text:span text:style-name="T195">DÊRR</text:span><text:span text:style-name="T197"> </text:span><text:span text:style-name="T198">[dɛr]</text:span><text:span text:style-name="T197"> </text:span></text:p>
            <text:p>Be there [ðer] (U.S.A &amp; U.K) </text:p>
            <text:p><text:span text:style-name="T218">S</text:span><text:span text:style-name="T200">oye</text:span><text:span text:style-name="T197">r d</text:span><text:span text:style-name="T219">e</text:span><text:span text:style-name="T265">s p</text:span><text:span text:style-name="T197">ork</text:span><text:span text:style-name="T198">o</text:span><text:span text:style-name="T215"> </text:span></text:p>
            <text:p><text:span text:style-name="T195">Por</text:span><text:span text:style-name="T197"> Que</text:span></text:p>
            <text:p>Jeux du mot derivé du français et du Pærθe (Porte deɾə, Porc dɛr, Aeroport [Aerodrome])</text:p>
            <text:p>pɔrk → dɔrk → dɔr → dɛr </text:p>
            <text:p>dɛr → bɛr → vɛr → wɛr → WERRES (en latin)</text:p>
            <text:p>BɛR : esclave en latin, terme :</text:p>
          </table:table-cell>
          <table:table-cell table:style-name="ce106"/>
          <table:table-cell table:style-name="ce96" office:value-type="string" calcext:value-type="string">
            <text:p><text:span text:style-name="T195">DAJRRI </text:span><text:span text:style-name="T200">[dajri]</text:span></text:p>
            <text:p><text:span text:style-name="T195">DÊJRRI</text:span><text:span text:style-name="T197"> </text:span><text:span text:style-name="T198">[dɛjri]</text:span><text:span text:style-name="T197"> </text:span></text:p>
            <text:p>DÊJRRON [dɛjrɔn]</text:p>
            <text:p><text:span text:style-name="T195">Ou or</text:span><text:span text:style-name="T197">i</text:span><text:span text:style-name="T198">ginele</text:span>ment</text:p>
            <text:p>WÊRRI [wɛri]</text:p>
          </table:table-cell>
          <table:table-cell table:style-name="ce106"/>
          <table:table-cell table:style-name="ce96"/>
          <table:table-cell table:style-name="ce106"/>
          <table:table-cell table:style-name="ce132" office:value-type="string" calcext:value-type="string">
            <text:p>Porc Pork, Pig, Boar</text:p>
          </table:table-cell>
          <table:table-cell table:style-name="ce153" office:value-type="string" calcext:value-type="string">
            <text:p>Du Latin </text:p>
            <text:p>VERRES </text:p>
            <text:p>[weres] Etrosque </text:p>
            <text:p>[veʀes] Roman</text:p>
            <text:p>VERR </text:p>
            <text:p>DERR</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5">DERË</text:span><text:span text:style-name="T197"> </text:span><text:span text:style-name="T198">[deɾə]</text:span><text:span text:style-name="T197"> (Singulier) </text:span></text:p>
            <text:p>DERËN [deɾən] (Singulier demonstratif) </text:p>
            <text:p>DYRTË [dyɾtə] (Pluriel) </text:p>
          </table:table-cell>
          <table:table-cell table:style-name="ce106"/>
          <table:table-cell table:style-name="ce96" office:value-type="string" calcext:value-type="string">
            <text:p><text:span text:style-name="T195">DYRË</text:span><text:span text:style-name="T197"> </text:span><text:span text:style-name="T198">[dyɾə]</text:span><text:span text:style-name="T197"> (Singulier) </text:span></text:p>
            <text:p>DYRËN [dyɾən] (Singulier demonstratif) </text:p>
            <text:p>DYRTË [dyɾtə] (Pluriel) </text:p>
          </table:table-cell>
          <table:table-cell table:style-name="ce106"/>
          <table:table-cell table:style-name="ce96"/>
          <table:table-cell table:style-name="ce106"/>
          <table:table-cell table:style-name="ce132" office:value-type="string" calcext:value-type="string">
            <text:p>Porte Door</text:p>
          </table:table-cell>
          <table:table-cell table:style-name="ce154" office:value-type="string" calcext:value-type="string">
            <text:p><text:span text:style-name="T224">Du pærθe </text:span></text:p>
            <text:p>در</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text:span text:style-name="T195">DERI</text:span><text:span text:style-name="T197"> </text:span><text:span text:style-name="T198">[dɛɾi]</text:span><text:span text:style-name="T197"> </text:span></text:p>
            <text:p>DERISA [dɛɾisa]</text:p>
            <text:p>(D'abord falsifié par les anglo-allemands (après 1918) puis les soviets (après 1945), qui furent gagnant contre-eux) </text:p>
            <text:p>Ajout de DËR par les soviets (RED : Rouge) </text:p>
            <text:p>[dɛr : pig → big]</text:p>
          </table:table-cell>
          <table:table-cell table:style-name="ce106"/>
          <table:table-cell table:style-name="ce96" office:value-type="string" calcext:value-type="string">
            <text:p><text:span text:style-name="T195">TÊRI</text:span><text:span text:style-name="T197"> </text:span><text:span text:style-name="T198">[tɛɾi]</text:span><text:span text:style-name="T197"> </text:span></text:p>
            <text:p>TÊRISA [tɛɾisa]</text:p>
            <text:p>Prononciation de maggêduniɒ</text:p>
          </table:table-cell>
          <table:table-cell table:style-name="ce106"/>
          <table:table-cell table:style-name="ce96"/>
          <table:table-cell table:style-name="ce106"/>
          <table:table-cell table:style-name="ce132" office:value-type="string" calcext:value-type="string">
            <text:p>Jusque, Jusqu'à Until</text:p>
          </table:table-cell>
          <table:table-cell table:style-name="ce153" office:value-type="string" calcext:value-type="string">
            <text:p>De l'anglais</text:p>
            <text:p>TILL</text:p>
            <text:p>TIL → DIR</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NDËRSA</text:span><text:span text:style-name="T197"> </text:span><text:span text:style-name="T198">[ndəɾsa]</text:span></text:p>
          </table:table-cell>
          <table:table-cell table:style-name="ce106"/>
          <table:table-cell table:style-name="ce117" office:value-type="string" calcext:value-type="string">
            <text:p> </text:p>
            <text:p>Prononciation ancienne</text:p>
          </table:table-cell>
          <table:table-cell table:style-name="ce106"/>
          <table:table-cell table:style-name="ce117"/>
          <table:table-cell table:style-name="ce106"/>
          <table:table-cell table:style-name="ce132"/>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6" office:value-type="string" calcext:value-type="string">
            <text:p><text:span text:style-name="T193">FRIZHI</text:span><text:span text:style-name="T194">DER</text:span><text:span text:style-name="T201"> </text:span><text:span text:style-name="T202">[fɾiʒidɛɾ]</text:span></text:p>
            <text:p>(Francicisme)</text:p>
          </table:table-cell>
          <table:table-cell table:style-name="ce106"/>
          <table:table-cell table:style-name="ce96" office:value-type="string" calcext:value-type="string">
            <text:p><text:span text:style-name="T195">FRIGORI</text:span><text:span text:style-name="T199">FER</text:span><text:span text:style-name="T197"> </text:span><text:span text:style-name="T198">[fɾigɔɾifɛɾ]</text:span></text:p>
            <text:p>Prononciation d'albanie</text:p>
          </table:table-cell>
          <table:table-cell table:style-name="ce106"/>
          <table:table-cell table:style-name="ce96"/>
          <table:table-cell table:style-name="ce106"/>
          <table:table-cell table:style-name="ce132" office:value-type="string" calcext:value-type="string">
            <text:p>Frigo Fridge</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DERDHE</text:span><text:span text:style-name="T201"> </text:span><text:span text:style-name="T202">[deɾðɛ] </text:span></text:p>
            <text:p><text:span text:style-name="T195">DERDHJE</text:span><text:span text:style-name="T197"> </text:span><text:span text:style-name="T198">[deɾðjɛ</text:span>]</text:p>
            <text:p>RRJEDHE [rjeðɛ]</text:p>
          </table:table-cell>
          <table:table-cell table:style-name="ce106"/>
          <table:table-cell table:style-name="ce96" office:value-type="string" calcext:value-type="string">
            <text:p><text:span text:style-name="T195">DERDHE</text:span><text:span text:style-name="T197"> </text:span><text:span text:style-name="T198">[deɾðɛ] </text:span></text:p>
            <text:p>DERDHJE [deɾ<text:span text:style-name="T195">ðjɛ]</text:span></text:p>
            <text:p>Jeux de mot VERSER (du latin VERRES), DERDHE (du Shqip DERR)</text:p>
          </table:table-cell>
          <table:table-cell table:style-name="ce106"/>
          <table:table-cell table:style-name="ce96"/>
          <table:table-cell table:style-name="ce106"/>
          <table:table-cell table:style-name="ce132" office:value-type="string" calcext:value-type="string">
            <text:p>Renverser Spill</text:p>
          </table:table-cell>
          <table:table-cell table:style-name="ce155" office:value-type="string" calcext:value-type="string">
            <text:p> </text:p>
          </table:table-cell>
          <table:table-cell table:style-name="ce135"/>
          <table:table-cell table:number-columns-repeated="1013"/>
        </table:table-row>
        <table:table-row table:style-name="ro28">
          <table:table-cell/>
          <table:table-cell table:style-name="ce93"/>
          <table:table-cell table:style-name="ce96" office:value-type="string" calcext:value-type="string">
            <text:p><text:span text:style-name="T193">N</text:span><text:span text:style-name="T194">DËR</text:span><text:span text:style-name="T201"> </text:span><text:span text:style-name="T272">[ndəɾ]</text:span></text:p>
            <text:p>Prononciation des Gothovär &amp; de Shqipëri</text:p>
            <text:p>(D'abord falsifié par les anglo-allemands (après 1918) puis les soviets (après 1945), qui furent gagnant contre-eux) </text:p>
            <text:p>Ajout de DËR par les soviets (RED : Rouge) </text:p>
            <text:p>[dɛr : pig → big]</text:p>
          </table:table-cell>
          <table:table-cell table:style-name="ce106"/>
          <table:table-cell table:style-name="ce96" office:value-type="string" calcext:value-type="string">
            <text:p><text:span text:style-name="T195">N</text:span><text:span text:style-name="T199">ËR</text:span><text:span text:style-name="T197"> </text:span><text:span text:style-name="T198">[nəɾ]</text:span></text:p>
            <text:p>Prononciation des albanais de maggêduniɒ </text:p>
            <text:p><text:span text:style-name="T195">NËN</text:span><text:span text:style-name="T197"> ? </text:span></text:p>
            <text:p>ËRFÜNI [əɾfũni]</text:p>
          </table:table-cell>
          <table:table-cell table:style-name="ce106"/>
          <table:table-cell table:style-name="ce96"/>
          <table:table-cell table:style-name="ce106"/>
          <table:table-cell table:style-name="ce132" office:value-type="string" calcext:value-type="string">
            <text:p>En, dessous <text:s/>Under </text:p>
          </table:table-cell>
          <table:table-cell table:style-name="ce155" office:value-type="string" calcext:value-type="string">
            <text:p> </text:p>
          </table:table-cell>
          <table:table-cell table:style-name="ce135"/>
          <table:table-cell table:number-columns-repeated="1013"/>
        </table:table-row>
        <table:table-row table:style-name="ro65">
          <table:table-cell/>
          <table:table-cell table:style-name="ce93"/>
          <table:table-cell table:style-name="ce96" office:value-type="string" calcext:value-type="string">
            <text:p><text:span text:style-name="T193">N</text:span><text:span text:style-name="T194">DER</text:span><text:span text:style-name="T201"> </text:span><text:span text:style-name="T272">[ndeɾ]</text:span></text:p>
            <text:p>Prononciation des Gothovär &amp; de Shqipëri</text:p>
            <text:p>S.P.Q.R SQIPERI</text:p>
          </table:table-cell>
          <table:table-cell table:style-name="ce106"/>
          <table:table-cell table:style-name="ce96" office:value-type="string" calcext:value-type="string">
            <text:p><text:span text:style-name="T195">N</text:span><text:span text:style-name="T199">ER</text:span><text:span text:style-name="T197"> </text:span><text:span text:style-name="T198">[neɾ]</text:span></text:p>
            <text:p>Prononciation des albanais de maggêduniɒ</text:p>
          </table:table-cell>
          <table:table-cell table:style-name="ce106"/>
          <table:table-cell table:style-name="ce96"/>
          <table:table-cell table:style-name="ce106"/>
          <table:table-cell table:style-name="ce132" office:value-type="string" calcext:value-type="string">
            <text:p>Deference Deference</text:p>
          </table:table-cell>
          <table:table-cell table:style-name="ce152" office:value-type="string" calcext:value-type="string">
            <text:p>Du latin</text:p>
            <text:p><text:span text:style-name="T224">HONOR </text:span></text:p>
            <text:p>[honoɾ] Etrosque </text:p>
            <text:p>[honor] Roman</text:p>
            <text:p>De l'Orbi : Lumière </text:p>
            <text:p>نر </text:p>
            <text:p>[nɒr]</text:p>
          </table:table-cell>
          <table:table-cell table:style-name="ce135"/>
          <table:table-cell table:number-columns-repeated="1013"/>
        </table:table-row>
        <table:table-row table:style-name="ro20">
          <table:table-cell/>
          <table:table-cell table:style-name="ce93"/>
          <table:table-cell table:style-name="ce96" office:value-type="string" calcext:value-type="string">
            <text:p><text:span text:style-name="T184">NDER</text:span><text:span text:style-name="T195">UARË</text:span><text:span text:style-name="T197"> </text:span><text:span text:style-name="T198">[ndeɾuaɾə] </text:span></text:p>
            <text:p>NDERUES [ndeɾues] </text:p>
            <text:p>NDERU [ndeɾu] </text:p>
            <text:p>NDER [ndeɾ] </text:p>
            <text:p>NDERÔJ [ndeɾɔj] </text:p>
            <text:p>NDERÔVA [ndeɾɔva] </text:p>
            <text:p>NDERÔN [ndeɾɔn] </text:p>
            <text:p>NDERIM [ndɛɾim]</text:p>
            <text:p>Prononciation d'Albanie </text:p>
            <text:p>(D'abord falsifié par les anglo-allemands (après 1918) puis les soviets (après 1945), qui furent gagnant contre-eux) </text:p>
            <text:p>Ajout de DËR par les soviets (RED : Rouge) </text:p>
            <text:p>[dɛr : pig / big]</text:p>
          </table:table-cell>
          <table:table-cell table:style-name="ce106"/>
          <table:table-cell table:style-name="ce96" office:value-type="string" calcext:value-type="string">
            <text:p><text:span text:style-name="T218">N</text:span><text:span text:style-name="T195">ERUARË</text:span><text:span text:style-name="T197"> </text:span><text:span text:style-name="T198">[neɾuaɾə]</text:span><text:span text:style-name="T215"> </text:span></text:p>
            <text:p>NERUES [neɾues] </text:p>
            <text:p><text:span text:style-name="T195">NERU [neɾu</text:span><text:span text:style-name="T200">] </text:span></text:p>
            <text:p>NER [neɾ] </text:p>
            <text:p>NERÔJ [neɾɔj] </text:p>
            <text:p>NERÔVA [neɾɔva] </text:p>
            <text:p>NERÔN [neɾɔn] </text:p>
            <text:p>NERIM [nɛɾim]</text:p>
            <text:p>Prononciation de Maggêduniɒ</text:p>
            <text:p>HONERUARE [honeɾuaɾə]</text:p>
            <text:p>Prononciation corrigé</text:p>
          </table:table-cell>
          <table:table-cell table:style-name="ce106"/>
          <table:table-cell table:style-name="ce96"/>
          <table:table-cell table:style-name="ce106"/>
          <table:table-cell table:style-name="ce132" office:value-type="string" calcext:value-type="string">
            <text:p>Honorer</text:p>
            <text:p>Honoured</text:p>
            <text:p>Commemorates, Graces</text:p>
            <text:p>Deference</text:p>
          </table:table-cell>
          <table:table-cell table:style-name="ce152" office:value-type="string" calcext:value-type="string">
            <text:p>Du latin</text:p>
            <text:p>HONORARE </text:p>
            <text:p><text:span text:style-name="T224">[honoɾaɾɛ] Etrosque </text:span></text:p>
            <text:p>[honorare] Roman</text:p>
            <text:p>Dévié du Latin </text:p>
            <text:p>HONOR</text:p>
            <text:p>De l'Orbi : Lumière </text:p>
            <text:p>نر </text:p>
            <text:p>[nɒr]</text:p>
          </table:table-cell>
          <table:table-cell table:style-name="ce135"/>
          <table:table-cell table:number-columns-repeated="1013"/>
        </table:table-row>
        <table:table-row table:style-name="ro66">
          <table:table-cell/>
          <table:table-cell table:style-name="ce93"/>
          <table:table-cell table:style-name="ce93" office:value-type="string" calcext:value-type="string">
            <text:p><text:span text:style-name="T195">FALË</text:span><text:span text:style-name="T196">NDER</text:span><text:span text:style-name="T195">OJ</text:span><text:span text:style-name="T260"> </text:span><text:span text:style-name="T198">[faləndeɾɔj]</text:span></text:p>
            <text:p>Prononciation d'Albanie</text:p>
          </table:table-cell>
          <table:table-cell table:style-name="ce106"/>
          <table:table-cell table:style-name="ce92" office:value-type="string" calcext:value-type="string">
            <text:p><text:span text:style-name="T195">FAL</text:span><text:span text:style-name="T196">IMINTER</text:span><text:span text:style-name="T195">OJ</text:span><text:span text:style-name="T197"> </text:span><text:span text:style-name="T198">[faliminteɾɔj]</text:span></text:p>
            <text:p>Prononciation de Maggêduniɒ</text:p>
            <text:p><text:span text:style-name="T195">PALIMI</text:span><text:span text:style-name="T199">NER</text:span><text:span text:style-name="T195">OJ</text:span><text:span text:style-name="T197"> </text:span><text:span text:style-name="T198">[paliminoɾɔj]</text:span></text:p>
            <text:p><text:span text:style-name="T224">Prononciation corrigé </text:span></text:p>
            <text:p>پَلِمِينعر</text:p>
          </table:table-cell>
          <table:table-cell table:style-name="ce106"/>
          <table:table-cell table:style-name="ce92"/>
          <table:table-cell table:style-name="ce106"/>
          <table:table-cell table:style-name="ce132" office:value-type="string" calcext:value-type="string">
            <text:p>Remercier, Congratulate</text:p>
          </table:table-cell>
          <table:table-cell table:style-name="ce153" office:value-type="string" calcext:value-type="string">
            <text:p>Du latin</text:p>
            <text:p>CONGRATULARI </text:p>
            <text:p>[gonʒɾatulaɾi] Etrosque </text:p>
            <text:p>[qongratulari] Roman</text:p>
            <text:p>Dévié du Latin </text:p>
            <text:p>HONOR</text:p>
          </table:table-cell>
          <table:table-cell table:style-name="ce135"/>
          <table:table-cell table:number-columns-repeated="1013"/>
        </table:table-row>
        <table:table-row table:style-name="ro20">
          <table:table-cell/>
          <table:table-cell table:style-name="ce93"/>
          <table:table-cell table:style-name="ce96" office:value-type="string" calcext:value-type="string">
            <text:p><text:span text:style-name="T195">FALEMI</text:span><text:span text:style-name="T196">NDER</text:span><text:span text:style-name="T195">IT </text:span><text:span text:style-name="T200">[falimindeɾit]</text:span><text:span text:style-name="T197"> </text:span></text:p>
            <text:p>FALEMINDERËS [falemindeɾəs] </text:p>
            <text:p>NDERIM [ndeɾim] </text:p>
            <text:p>NDERËS [ndeɾəs]</text:p>
            <text:p>FALLITA (failitte, bankrupt in Latino)</text:p>
            <text:p>Prononciation d'Albanie</text:p>
          </table:table-cell>
          <table:table-cell table:style-name="ce106"/>
          <table:table-cell table:style-name="ce96" office:value-type="string" calcext:value-type="string">
            <text:p><text:span text:style-name="T195">FALIMI</text:span><text:span text:style-name="T199">N</text:span><text:span text:style-name="T195">ERIT</text:span><text:span text:style-name="T197"> </text:span><text:span text:style-name="T198">[falimineɾit]</text:span><text:span text:style-name="T197"> </text:span></text:p>
            <text:p>FALEMINERËS [falemineɾəs] </text:p>
            <text:p><text:span text:style-name="T195">NERËS </text:span><text:span text:style-name="T199">[</text:span><text:span text:style-name="T195">neɾə</text:span><text:span text:style-name="T197">s</text:span><text:span text:style-name="T198">] </text:span></text:p>
            <text:p>NORËS [noɾəs] </text:p>
            <text:p>HONOR [honor]</text:p>
            <text:p>Prononciation de Maggêduniɒ</text:p>
            <text:p><text:span text:style-name="T195">PALI</text:span><text:span text:style-name="T197">MÊN</text:span><text:span text:style-name="T205">ORIT </text:span><text:span text:style-name="T197">[paliminoɾit] / LAFIMÊNORIT </text:span></text:p>
            <text:p>PALIMÊNORËZ [paleminoɾəz] / LAFIMÊNORËS</text:p>
            <text:p>PALATUM (latino rumano) </text:p>
            <text:p>Prononciation corrigé</text:p>
            <text:p>Në sajë të</text:p>
            <text:p>FALA &amp; HVALA </text:p>
            <text:p>(Macédonisme &amp; Serbicisme)</text:p>
          </table:table-cell>
          <table:table-cell table:style-name="ce106"/>
          <table:table-cell table:style-name="ce96"/>
          <table:table-cell table:style-name="ce106"/>
          <table:table-cell table:style-name="ce132" office:value-type="string" calcext:value-type="string">
            <text:p>Merci Thanks</text:p>
          </table:table-cell>
          <table:table-cell table:style-name="ce152" office:value-type="string" calcext:value-type="string">
            <text:p>Du latin</text:p>
            <text:p><text:span text:style-name="T224">MERCES </text:span></text:p>
            <text:p>[mɛɾgɛs] Etrosqu<text:span text:style-name="T195">e </text:span></text:p>
            <text:p>[merqes] Roman</text:p>
            <text:p>De l'Orbi : Lumière </text:p>
            <text:p>ناْْر </text:p>
            <text:p>[nɛ:r] Othmanli </text:p>
            <text:p>[na:r] Orbi</text:p>
            <text:p>Dévié du Latin </text:p>
            <text:p>HONOR</text:p>
          </table:table-cell>
          <table:table-cell table:style-name="ce135"/>
          <table:table-cell table:number-columns-repeated="1013"/>
        </table:table-row>
        <table:table-row table:style-name="ro24">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FAL </text:span><text:span text:style-name="T191">[fal]</text:span><text:span text:style-name="T193"> </text:span></text:p>
            <text:p>FALËSH [faləʃ] </text:p>
            <text:p><text:span text:style-name="T195">MFAL</text:span><text:span text:style-name="T200"> [mfa</text:span><text:span text:style-name="T195">l] </text:span></text:p>
            <text:p>FALJA [falja] </text:p>
            <text:p>FALUR [faluɾ]</text:p>
            <text:p>Prononciation de Maggêduniɒ</text:p>
            <text:p>PAL [pal] </text:p>
            <text:p>PALËSH [paləʃ] </text:p>
            <text:p>MPAL [mpal] </text:p>
            <text:p>PALJA [palja] </text:p>
            <text:p>PALUR [paluɾ]</text:p>
            <text:p>Prononciation corrigé</text:p>
          </table:table-cell>
          <table:table-cell table:style-name="ce106"/>
          <table:table-cell table:style-name="ce96"/>
          <table:table-cell table:style-name="ce106"/>
          <table:table-cell table:style-name="ce132" office:value-type="string" calcext:value-type="string">
            <text:p>Pardon Forgive, sorry</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230">RRÄLLA</text:span><text:span text:style-name="T201"> </text:span><text:span text:style-name="T202">[rɑɫa]</text:span><text:span text:style-name="T201"> </text:span></text:p>
            <text:p>RRÄLLË [rɑɫə]</text:p>
            <text:p>Prononciation d'Albanie</text:p>
          </table:table-cell>
          <table:table-cell table:style-name="ce106"/>
          <table:table-cell table:style-name="ce96" office:value-type="string" calcext:value-type="string">
            <text:p><text:span text:style-name="T195">RRÄLLA</text:span><text:span text:style-name="T197"> </text:span><text:span text:style-name="T198">[rɒɫa]</text:span><text:span text:style-name="T197"> </text:span></text:p>
            <text:p>RRÄLLË [rɒɫə]</text:p>
            <text:p>Prononciation de Maggêduniɒ</text:p>
          </table:table-cell>
          <table:table-cell table:style-name="ce106"/>
          <table:table-cell table:style-name="ce96"/>
          <table:table-cell table:style-name="ce106"/>
          <table:table-cell table:style-name="ce132" office:value-type="string" calcext:value-type="string">
            <text:p>Rare, rarement Rare, rarely </text:p>
          </table:table-cell>
          <table:table-cell table:style-name="ce153" office:value-type="string" calcext:value-type="string">
            <text:p>Du latin</text:p>
            <text:p>RARVS </text:p>
            <text:p>[ɾaɾɔs] Etrosque </text:p>
            <text:p>[rarus] Roman</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PËRSËRI</text:span><text:span text:style-name="T197"> </text:span><text:span text:style-name="T198">[pəɾsəɾi]</text:span><text:span text:style-name="T197"> </text:span></text:p>
            <text:p>SËRISH</text:p>
            <text:p> </text:p>
          </table:table-cell>
          <table:table-cell table:style-name="ce106"/>
          <table:table-cell table:style-name="ce96" office:value-type="string" calcext:value-type="string">
            <text:p><text:span text:style-name="T230">HALÄ</text:span><text:span text:style-name="T201"> </text:span><text:span text:style-name="T202">[rɒɫa]</text:span><text:span text:style-name="T201"> </text:span></text:p>
            <text:p>(Türkicisme)</text:p>
            <text:p>Prononciation de Maggêduniɒ</text:p>
          </table:table-cell>
          <table:table-cell table:style-name="ce106"/>
          <table:table-cell table:style-name="ce96"/>
          <table:table-cell table:style-name="ce106"/>
          <table:table-cell table:style-name="ce132" office:value-type="string" calcext:value-type="string">
            <text:p>Encore Again, Still</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3">FÄLA</text:span><text:span text:style-name="T201"> </text:span><text:span text:style-name="T202">[fɑla]</text:span><text:span text:style-name="T201"> </text:span></text:p>
            <text:p>FÄLJA [fɑlja]</text:p>
            <text:p>Prononciation d'Albanie</text:p>
          </table:table-cell>
          <table:table-cell table:style-name="ce106"/>
          <table:table-cell table:style-name="ce96" office:value-type="string" calcext:value-type="string">
            <text:p><text:span text:style-name="T195">FÄLA</text:span><text:span text:style-name="T197"> </text:span><text:span text:style-name="T198">[fɒla]</text:span><text:span text:style-name="T197"> </text:span></text:p>
            <text:p>FÄLJA [fɒlja]</text:p>
            <text:p><text:span text:style-name="T195">Pron</text:span><text:span text:style-name="T197">o</text:span><text:span text:style-name="T198">nciati</text:span><text:span text:style-name="T197">on</text:span><text:span text:style-name="T205"> de M</text:span><text:span text:style-name="T197">a</text:span><text:span text:style-name="T198">ggêduni</text:span>ɒ</text:p>
            <text:p>PÄLA [pɒla] </text:p>
            <text:p>PÄLJA [pɒlja]</text:p>
            <text:p>Prononciation corrigé</text:p>
          </table:table-cell>
          <table:table-cell table:style-name="ce106"/>
          <table:table-cell table:style-name="ce96"/>
          <table:table-cell table:style-name="ce106"/>
          <table:table-cell table:style-name="ce132" office:value-type="string" calcext:value-type="string">
            <text:p>Respect Regards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3">FALL</text:span><text:span text:style-name="T201"> </text:span><text:span text:style-name="T202">[fɑla]</text:span><text:span text:style-name="T201"> </text:span></text:p>
            <text:p>FALLTAR [fɑlja]</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193">RESPEKTOJ</text:span><text:span text:style-name="T201"> </text:span><text:span text:style-name="T202">[ɾespɛqtɔj]</text:span><text:span text:style-name="T201"> </text:span></text:p>
            <text:p>RESPEKTUAR [ɾespɛqtuaɾ]</text:p>
            <text:p>Prononciation de Maggêduniɒ</text:p>
          </table:table-cell>
          <table:table-cell table:style-name="ce106"/>
          <table:table-cell table:style-name="ce96" office:value-type="string" calcext:value-type="string">
            <text:p><text:span text:style-name="T195">RESPÊGTOJ</text:span><text:span text:style-name="T197"> </text:span><text:span text:style-name="T198">[ɾespɛgtɔj]</text:span><text:span text:style-name="T197"> </text:span></text:p>
            <text:p>RESPÊGTUARË [ɾespɛgtuaɾə]</text:p>
            <text:p>Prononciation corrigé</text:p>
          </table:table-cell>
          <table:table-cell table:style-name="ce106"/>
          <table:table-cell table:style-name="ce96"/>
          <table:table-cell table:style-name="ce106"/>
          <table:table-cell table:style-name="ce132" office:value-type="string" calcext:value-type="string">
            <text:p>Respect Respected</text:p>
          </table:table-cell>
          <table:table-cell table:style-name="ce153" office:value-type="string" calcext:value-type="string">
            <text:p>Du latin</text:p>
            <text:p>RESPECTVS </text:p>
            <text:p>[ɾɛspɛgtɔs] Etrosque </text:p>
            <text:p>[respeqtus] Roman</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UROJ</text:span><text:span text:style-name="T197"> </text:span><text:span text:style-name="T198">[uɾɔj]</text:span></text:p>
            <text:p>Prononciation d'Albanie</text:p>
          </table:table-cell>
          <table:table-cell table:style-name="ce106"/>
          <table:table-cell table:style-name="ce93" office:value-type="string" calcext:value-type="string">
            <text:p><text:span text:style-name="T195">URÔJ</text:span><text:span text:style-name="T197"> </text:span><text:span text:style-name="T198">[uɾɔj]</text:span></text:p>
            <text:p>Prononciation de Maggêduniɒ</text:p>
          </table:table-cell>
          <table:table-cell table:style-name="ce106"/>
          <table:table-cell table:style-name="ce93"/>
          <table:table-cell table:style-name="ce106"/>
          <table:table-cell table:style-name="ce132" office:value-type="string" calcext:value-type="string">
            <text:p>Feliciter Felicitate</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193">KËRKOJ</text:span><text:span text:style-name="T201"> </text:span><text:span text:style-name="T202">[qəɾqɔj]</text:span><text:span text:style-name="T201"> </text:span></text:p>
            <text:p>KËRKIM [qəɾqim]</text:p>
            <text:p>Prononciation commune</text:p>
          </table:table-cell>
          <table:table-cell table:style-name="ce106"/>
          <table:table-cell table:style-name="ce96" office:value-type="string" calcext:value-type="string">
            <text:p><text:span text:style-name="T195">GËRGOJ</text:span><text:span text:style-name="T197"> </text:span><text:span text:style-name="T198">[gəɾgɔj]</text:span><text:span text:style-name="T197"> </text:span></text:p>
            <text:p>GËRGIM [gəɾgim]</text:p>
            <text:p>Prononciation commune</text:p>
          </table:table-cell>
          <table:table-cell table:style-name="ce106"/>
          <table:table-cell table:style-name="ce96"/>
          <table:table-cell table:style-name="ce106"/>
          <table:table-cell table:style-name="ce132" office:value-type="string" calcext:value-type="string">
            <text:p>Chercher Search</text:p>
          </table:table-cell>
          <table:table-cell table:style-name="ce153" office:value-type="string" calcext:value-type="string">
            <text:p>Du latin</text:p>
            <text:p>CIRCARE </text:p>
            <text:p>[giɾgaɾɛ] Etrosque </text:p>
            <text:p>[qirqare] Roman</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84">RRËZ</text:span><text:span text:style-name="T195">OJ</text:span><text:span text:style-name="T197"> </text:span><text:span text:style-name="T198">[rəzɔj]</text:span><text:span text:style-name="T197"> </text:span></text:p>
            <text:p>RRËZU [rəzu]</text:p>
            <text:p>Prononciation d'Albanie</text:p>
          </table:table-cell>
          <table:table-cell table:style-name="ce106"/>
          <table:table-cell table:style-name="ce96" office:value-type="string" calcext:value-type="string">
            <text:p><text:span text:style-name="T218">RRZ</text:span><text:span text:style-name="T195">ÔJ</text:span><text:span text:style-name="T197"> </text:span><text:span text:style-name="T198">[rzɔj]</text:span><text:span text:style-name="T197"> </text:span></text:p>
            <text:p>RRZU [rzu]</text:p>
            <text:p>Prononciation des Albanais de Maggêduniɒ</text:p>
          </table:table-cell>
          <table:table-cell table:style-name="ce106"/>
          <table:table-cell table:style-name="ce96"/>
          <table:table-cell table:style-name="ce106"/>
          <table:table-cell table:style-name="ce132" office:value-type="string" calcext:value-type="string">
            <text:p>Tomber Fall</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3">ELEGÄNT</text:span><text:span text:style-name="T201"> </text:span><text:span text:style-name="T202">[eleg</text:span><text:span text:style-name="T212">ɑ</text:span><text:span text:style-name="T202">nt] </text:span></text:p>
            <text:p>ELEGÄNTE [elegɑnt] </text:p>
            <text:p>ELEGÄNCË [elegɑnʦə]</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legant</text:p>
          </table:table-cell>
          <table:table-cell table:style-name="ce153" office:value-type="string" calcext:value-type="string">
            <text:p>Du latin</text:p>
            <text:p>ELEGANS </text:p>
            <text:p>[ɛlɛʒans] Etrosque </text:p>
            <text:p>[elegans] Roman</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195">DELIKAT</text:span><text:span text:style-name="T197"> </text:span><text:span text:style-name="T198">[deliqat] </text:span></text:p>
            <text:p>DELIKATE [deliqat] </text:p>
            <text:p>DELIKATESË [deliqat]</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Delicat</text:p>
          </table:table-cell>
          <table:table-cell table:style-name="ce153" office:value-type="string" calcext:value-type="string">
            <text:p>Du latin</text:p>
            <text:p>DELICATVS </text:p>
            <text:p>[dɛligatɔs] Etrosque </text:p>
            <text:p>[deliqatus] Roman</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PËRMBYS</text:span><text:span text:style-name="T201"> </text:span><text:span text:style-name="T202">[pəɾmbys]</text:span></text:p>
          </table:table-cell>
          <table:table-cell table:style-name="ce106"/>
          <table:table-cell table:style-name="ce93"/>
          <table:table-cell table:style-name="ce106"/>
          <table:table-cell table:style-name="ce132" office:value-type="string" calcext:value-type="string">
            <text:p>Chuter Tumble</text:p>
          </table:table-cell>
          <table:table-cell table:style-name="ce155" office:value-type="string" calcext:value-type="string">
            <text:p> </text:p>
          </table:table-cell>
          <table:table-cell table:style-name="ce135"/>
          <table:table-cell table:number-columns-repeated="1013"/>
        </table:table-row>
        <table:table-row table:style-name="ro67">
          <table:table-cell/>
          <table:table-cell table:style-name="ce93"/>
          <table:table-cell table:style-name="ce96" office:value-type="string" calcext:value-type="string">
            <text:p><text:span text:style-name="T193">BOTË</text:span><text:span text:style-name="T201"> </text:span><text:span text:style-name="T202">[botə]</text:span><text:span text:style-name="T201"> &amp; </text:span><text:span text:style-name="T269">BOTA</text:span><text:span text:style-name="T201"> </text:span><text:span text:style-name="T202">[bota]</text:span></text:p>
            <text:p>Bot → Cyborg </text:p>
          </table:table-cell>
          <table:table-cell table:style-name="ce106"/>
          <table:table-cell table:style-name="ce96" office:value-type="string" calcext:value-type="string">
            <text:p><text:span text:style-name="T195">BAOTË</text:span><text:span text:style-name="T197"> </text:span><text:span text:style-name="T198">[baotə]</text:span><text:span text:style-name="T197"> &amp; </text:span><text:span text:style-name="T205">BAOTA</text:span><text:span text:style-name="T197"> </text:span><text:span text:style-name="T198">[baota]</text:span></text:p>
          </table:table-cell>
          <table:table-cell table:style-name="ce106"/>
          <table:table-cell table:style-name="ce96"/>
          <table:table-cell table:style-name="ce106"/>
          <table:table-cell table:style-name="ce132" office:value-type="string" calcext:value-type="string">
            <text:p>Monde World</text:p>
          </table:table-cell>
          <table:table-cell table:style-name="ce154" office:value-type="string" calcext:value-type="string">
            <text:p><text:span text:style-name="T224">De l'Arbi </text:span></text:p>
            <text:p>الْبَاعِثُ</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84">BUT</text:span><text:span text:style-name="T195">Ë</text:span><text:span text:style-name="T197"> </text:span><text:span text:style-name="T198">[butə]</text:span><text:span text:style-name="T197"> &amp; </text:span><text:span text:style-name="T273">BUT</text:span><text:span text:style-name="T205">A</text:span><text:span text:style-name="T197"> </text:span><text:span text:style-name="T198">[buta]</text:span></text:p>
            <text:p><text:span text:style-name="T261">ぶた</text:span><text:span text:style-name="T262"> </text:span><text:span text:style-name="T263">[bɯta]</text:span><text:span text:style-name="T264"> </text:span></text:p>
            <text:p>ぷた [pɯta]</text:p>
          </table:table-cell>
          <table:table-cell table:style-name="ce106"/>
          <table:table-cell table:style-name="ce92" office:value-type="string" calcext:value-type="string">
            <text:p><text:span text:style-name="T218">DUTH</text:span><text:span text:style-name="T195">Ë</text:span><text:span text:style-name="T197"> </text:span><text:span text:style-name="T198">[duθə]</text:span><text:span text:style-name="T197"> &amp; </text:span><text:span text:style-name="T219">DUTH</text:span><text:span text:style-name="T205">A</text:span><text:span text:style-name="T197"> </text:span><text:span text:style-name="T198">[duθa]</text:span></text:p>
            <text:p><text:span text:style-name="T195">XHENTIL</text:span><text:span text:style-name="T197"> </text:span><text:span text:style-name="T198">[ʤɛntil]</text:span></text:p>
            <text:p><text:span text:style-name="T195">b</text:span><text:span text:style-name="T197"> c'est </text:span><text:span text:style-name="T205">d</text:span><text:span text:style-name="T197">, </text:span><text:span text:style-name="T205">t</text:span><text:span text:style-name="T197"> c'est </text:span><text:span text:style-name="T205">th</text:span><text:span text:style-name="T197"> (</text:span><text:span text:style-name="T266">ת</text:span><text:span text:style-name="T226"> </text:span><text:span text:style-name="T225">&amp; </text:span><text:span text:style-name="T304">תּ</text:span><text:span text:style-name="T217">) </text:span></text:p>
            <text:p>p c'est q</text:p>
          </table:table-cell>
          <table:table-cell table:style-name="ce106"/>
          <table:table-cell table:style-name="ce92"/>
          <table:table-cell table:style-name="ce106"/>
          <table:table-cell table:style-name="ce132" office:value-type="string" calcext:value-type="string">
            <text:p>Douce Sweet, Soft <text:s/>mild </text:p>
          </table:table-cell>
          <table:table-cell table:style-name="ce163" office:value-type="string" calcext:value-type="string">
            <text:p>Du latin</text:p>
            <text:p><text:span text:style-name="T216">DVLC</text:span><text:span text:style-name="T220">I</text:span><text:span text:style-name="T232">S</text:span></text:p>
            <text:p>پوطا donc بوطا, P devient B en arbi. ブタ &amp; プタ</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274">K</text:span><text:span text:style-name="T275">PUT</text:span><text:span text:style-name="T274">Ë </text:span><text:span text:style-name="T276">[qputə]</text:span><text:span text:style-name="T277"> </text:span></text:p>
            <text:p>KPUTA [qputa] </text:p>
            <text:p>KPUTE [qputɛ] </text:p>
            <text:p>KPUTI [qputi]</text:p>
            <text:p>Prononciation des albanais romanisé de maggêduniɒ</text:p>
          </table:table-cell>
          <table:table-cell table:style-name="ce106"/>
          <table:table-cell table:style-name="ce96" office:value-type="string" calcext:value-type="string">
            <text:p><text:span text:style-name="T195">K</text:span><text:span text:style-name="T199">BUT</text:span><text:span text:style-name="T195">Ë </text:span><text:span text:style-name="T200">[qbut]</text:span><text:span text:style-name="T197"> </text:span></text:p>
            <text:p>KBUTA [qbuta] </text:p>
            <text:p>KBUTÊ [qbutɛ] </text:p>
            <text:p>KBUTI [qbuti]</text:p>
            <text:p>Prononciation corrigé : b c'est p</text:p>
          </table:table-cell>
          <table:table-cell table:style-name="ce106"/>
          <table:table-cell table:style-name="ce96"/>
          <table:table-cell table:style-name="ce106"/>
          <table:table-cell table:style-name="ce132" office:value-type="string" calcext:value-type="string">
            <text:p>Casser ou couper un fil</text:p>
          </table:table-cell>
          <table:table-cell table:style-name="ce155" office:value-type="string" calcext:value-type="string">
            <text:p>COUPER + CUT = CPUT</text:p>
            <text:p>عَنْكبُوتِ</text:p>
            <text:p> </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3">SHKE</text:span><text:span text:style-name="T194">PUTU</text:span><text:span text:style-name="T193">R</text:span><text:span text:style-name="T201"> </text:span><text:span text:style-name="T272">[ʃqɘputur]</text:span><text:span text:style-name="T201"> </text:span></text:p>
            <text:p>SHKEPUTA [ʃqɛputa]</text:p>
            <text:p>Prono<text:span text:style-name="T185">nciati</text:span>on des <text:span text:style-name="T185">Goths </text:span></text:p>
            <text:p>Puta [puta] </text:p>
            <text:p>Pute [pytə] </text:p>
            <text:p>Pita [pita] </text:p>
            <text:p>Pite [pitɛ]</text:p>
          </table:table-cell>
          <table:table-cell table:style-name="ce106"/>
          <table:table-cell table:style-name="ce96" office:value-type="string" calcext:value-type="string">
            <text:p><text:span text:style-name="T195">SHKE</text:span><text:span text:style-name="T199">PTU</text:span><text:span text:style-name="T195">R </text:span><text:span text:style-name="T200">[ʃqɘptur]</text:span><text:span text:style-name="T197"> </text:span></text:p>
            <text:p>SHKEPTA [ʃqɛpta]</text:p>
            <text:p>Prononciation des albanais romanisé de maggêduniɒ</text:p>
          </table:table-cell>
          <table:table-cell table:style-name="ce106"/>
          <table:table-cell table:style-name="ce96"/>
          <table:table-cell table:style-name="ce106"/>
          <table:table-cell table:style-name="ce132" office:value-type="string" calcext:value-type="string">
            <text:p>Déchirer, Disjointed </text:p>
          </table:table-cell>
          <table:table-cell table:style-name="ce155" office:value-type="string" calcext:value-type="string">
            <text:p> </text:p>
          </table:table-cell>
          <table:table-cell table:style-name="ce135"/>
          <table:table-cell table:number-columns-repeated="1013"/>
        </table:table-row>
        <table:table-row table:style-name="ro20">
          <table:table-cell/>
          <table:table-cell table:style-name="ce93"/>
          <table:table-cell table:style-name="ce92" office:value-type="string" calcext:value-type="string">
            <text:p><text:span text:style-name="T193">SH</text:span><text:span text:style-name="T194">KA</text:span><text:span text:style-name="T193">TËRUAR</text:span><text:span text:style-name="T201"> </text:span><text:span text:style-name="T272">[ʃqatəɾuaɾə]</text:span><text:span text:style-name="T269"> </text:span></text:p>
            <text:p><text:span text:style-name="T184">SHKATËRU</text:span><text:span text:style-name="T197">ËS [ʃqatəɾuəs] </text:span></text:p>
            <text:p>SHKATËRIM [ʃqatəɾim] </text:p>
            <text:p>SHKATËROJ [ʃqatəɾɔj] </text:p>
            <text:p>SHKATËROJA [ʃqatəɾɔja] </text:p>
            <text:p>SHKATËRÔVA [ʃqatəɾɔva] </text:p>
            <text:p>SHKATËRU [ʃqatəɾu]</text:p>
            <text:p>KA-TROJA : Formule Magique Egyptienne appellant le KA (Entité Astrale) d'une Divinité, d'une Entité ou d'une Créature pour Proteger ou aider l'invocateur. </text:p>
            <text:p>KA = AMIN or BE (كون [kun]) </text:p>
            <text:p>TROÏA = Thi, Sow</text:p>
          </table:table-cell>
          <table:table-cell table:style-name="ce106"/>
          <table:table-cell table:style-name="ce96" office:value-type="string" calcext:value-type="string">
            <text:p><text:span text:style-name="T195">SH</text:span><text:span text:style-name="T196">KA</text:span><text:span text:style-name="T195">TRUARË</text:span><text:span text:style-name="T197"> </text:span><text:span text:style-name="T198">[ʃqatɾuaɾə]</text:span><text:span text:style-name="T205"> </text:span></text:p>
            <text:p>SHKATRUËS [ʃqatɾuəs] </text:p>
            <text:p><text:span text:style-name="T195">SH</text:span><text:span text:style-name="T199">KA</text:span><text:span text:style-name="T195">TRIM [</text:span><text:span text:style-name="T197">ʃ</text:span><text:span text:style-name="T198">qatɾim] </text:span></text:p>
            <text:p>SHKATRÔJ [ʃqatɾɔj] </text:p>
            <text:p>SHKATRÔJA [ʃqatɾɔja] </text:p>
            <text:p>SHKATRÔVA [ʃqatɾɔva] </text:p>
            <text:p>SHKATRU [ʃqatɾu]</text:p>
            <text:p>Prononciation de Maggêduniɒ</text:p>
            <text:p>SHGATRUARË [ʃqatɾuaɾə] </text:p>
            <text:p>SHGATRUËS [ʃqatɾuəs] </text:p>
            <text:p>SHGATRIM [ʃqatɾim] </text:p>
            <text:p>SHGATRÔJ [ʃqatɾɔj] </text:p>
            <text:p>SHGATRÔJA [ʃqatɾɔja] </text:p>
            <text:p>SHGATRÔVA [ʃqatɾɔva] </text:p>
            <text:p>SHGATRU [ʃqatɾu]</text:p>
            <text:p>Prononciation corrigé</text:p>
          </table:table-cell>
          <table:table-cell table:style-name="ce106"/>
          <table:table-cell table:style-name="ce96"/>
          <table:table-cell table:style-name="ce106"/>
          <table:table-cell table:style-name="ce132" office:value-type="string" calcext:value-type="string">
            <text:p>Devorer Devour</text:p>
          </table:table-cell>
          <table:table-cell table:style-name="ce153" office:value-type="string" calcext:value-type="string">
            <text:p>Du Latin</text:p>
            <text:p>DEVORARE </text:p>
            <text:p>[dɛwoɾaɾɛ] Etrosque </text:p>
            <text:p>[devorarɛ] Roman</text:p>
            <text:p>Du Latin </text:p>
            <text:p>TROÏA </text:p>
            <text:p>[tɾoja] Etrosque </text:p>
            <text:p>[troja] Roman</text:p>
          </table:table-cell>
          <table:table-cell table:style-name="ce135"/>
          <table:table-cell table:number-columns-repeated="1013"/>
        </table:table-row>
        <table:table-row table:style-name="ro19">
          <table:table-cell/>
          <table:table-cell table:style-name="ce93"/>
          <table:table-cell table:style-name="ce92" office:value-type="string" calcext:value-type="string">
            <text:p><text:span text:style-name="T195">SH</text:span><text:span text:style-name="T196">KA</text:span><text:span text:style-name="T195">TËRRUAR</text:span><text:span text:style-name="T197"> </text:span><text:span text:style-name="T198">[ʃqatəruaɾə]</text:span><text:span text:style-name="T205"> </text:span></text:p>
            <text:p><text:span text:style-name="T184">SHKATËRR</text:span><text:span text:style-name="T197">OJ [ʃqatərɔj] </text:span></text:p>
            <text:p>SHKATËRRÔJA [ʃqatərɔja] </text:p>
            <text:p>SHKATËRRU [ʃqatəru]</text:p>
            <text:p>KA-TROJA : Formule Magique Egyptienne appellant le KA (Entité Astrale) d'une Divinité, d'une Entité ou d'une Créature pour Proteger ou aider l'invocateur. </text:p>
            <text:p>KA = Amin or Be (كان [kan]) </text:p>
            <text:p>TROJA = Thi, Sow, Truie</text:p>
          </table:table-cell>
          <table:table-cell table:style-name="ce106"/>
          <table:table-cell table:style-name="ce96" office:value-type="string" calcext:value-type="string">
            <text:p><text:span text:style-name="T195">SH</text:span><text:span text:style-name="T196">KA</text:span><text:span text:style-name="T195">TRROJUARË</text:span><text:span text:style-name="T197"> </text:span><text:span text:style-name="T198">[ʃqatrojuaɾə]</text:span><text:span text:style-name="T205"> </text:span></text:p>
            <text:p>SHKATRRÔJ [ʃqatrɔj] </text:p>
            <text:p><text:span text:style-name="T195">SHKATRRÔJA [ʃq</text:span><text:span text:style-name="T197">a</text:span><text:span text:style-name="T198">trɔja] </text:span></text:p>
            <text:p>SHKATRRU [ʃqatru]</text:p>
            <text:p>Prononciation des albanais romanisé de maggêduniɒ </text:p>
            <text:p>ADÊSTHRROJUARË [adɛsθrojuaɾə] </text:p>
            <text:p>ADÊSTHRRÔJ [adɛsθrɔj] </text:p>
            <text:p>ADÊSTHRRÔJA [adɛsθrɔja] </text:p>
            <text:p>ADÊSTHRRU [adɛsθru]</text:p>
            <text:p>Prononciation corrigé</text:p>
          </table:table-cell>
          <table:table-cell table:style-name="ce106"/>
          <table:table-cell table:style-name="ce96"/>
          <table:table-cell table:style-name="ce106"/>
          <table:table-cell table:style-name="ce146" office:value-type="string" calcext:value-type="string">
            <text:p><text:span text:style-name="T224">Massacrer </text:span></text:p>
            <text:p>Devaster </text:p>
            <text:p>Detruit </text:p>
            <text:p>Destroy </text:p>
            <text:p>טרעֹי </text:p>
            <text:p>[θroj]</text:p>
          </table:table-cell>
          <table:table-cell table:style-name="ce152" office:value-type="string" calcext:value-type="string">
            <text:p>Du Latin</text:p>
            <text:p><text:span text:style-name="T305">DESTRVERE</text:span><text:span text:style-name="T306"> </text:span></text:p>
            <text:p>[dɛstɾɔɛɾɛ] Etrosque </text:p>
            <text:p>[destruere] Roman</text:p>
            <text:p>דשׂתרוּאר </text:p>
            <text:p>שׂתרוּאר </text:p>
            <text:p>שׁכַתרוּאַר</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SHTRUAR</text:span><text:span text:style-name="T197"> </text:span><text:span text:style-name="T198">[ʃtəɾuaɾə]</text:span><text:span text:style-name="T205"> </text:span></text:p>
            <text:p><text:span text:style-name="T195">SHTROJ [</text:span><text:span text:style-name="T200">ʃtəɾɔj] </text:span></text:p>
            <text:p>SHTRÔJA [ʃtəɾɔja] </text:p>
            <text:p>SHTRU [ʃtəɾu]</text:p>
            <text:p>SHTRIRE [ʃtɾiɾə]</text:p>
          </table:table-cell>
          <table:table-cell table:style-name="ce106"/>
          <table:table-cell table:style-name="ce96" office:value-type="string" calcext:value-type="string">
            <text:p><text:span text:style-name="T195">SHTRUARË</text:span><text:span text:style-name="T197"> </text:span><text:span text:style-name="T198">[ʃtɾuaɾə]</text:span><text:span text:style-name="T205"> </text:span></text:p>
            <text:p><text:span text:style-name="T195">SHTRÔJ [</text:span><text:span text:style-name="T200">ʃtɾɔj] </text:span></text:p>
            <text:p>SHTRÔJA [ʃɾɔja] </text:p>
            <text:p>SHTRU [ʃtɾu]</text:p>
            <text:p>SHTRIRE [ʃtɾiɾə]</text:p>
            <text:p>Prononciation des albanais romanisé de maggêduniɒ</text:p>
          </table:table-cell>
          <table:table-cell table:style-name="ce106"/>
          <table:table-cell table:style-name="ce96"/>
          <table:table-cell table:style-name="ce106"/>
          <table:table-cell table:style-name="ce132" office:value-type="string" calcext:value-type="string">
            <text:p>Posé, Recouvrire</text:p>
            <text:p>Laid</text:p>
          </table:table-cell>
          <table:table-cell table:style-name="ce153" office:value-type="string" calcext:value-type="string">
            <text:p>Du Latin</text:p>
            <text:p>D </text:p>
            <text:p>[d] Etrosque </text:p>
            <text:p>[d] Roman</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PASTROJ [pastɾɔj] </text:p>
            <text:p>PASTRIM [pastɾjm] </text:p>
            <text:p>PASTROHEM [pastɾɔhem] </text:p>
            <text:p>PASTRUES [pastɾues]</text:p>
            <text:p>Prononciation globale</text:p>
          </table:table-cell>
          <table:table-cell table:style-name="ce106"/>
          <table:table-cell table:style-name="ce96" office:value-type="string" calcext:value-type="string">
            <text:p>PASTRÔJ [pastɾɔj] </text:p>
            <text:p>PASTRIM [pastɾjm] </text:p>
            <text:p>PASTRÔHEM [pastɾɔhem] </text:p>
            <text:p>PASTRUES [pastɾues]</text:p>
            <text:p>Prononciation corrigé</text:p>
          </table:table-cell>
          <table:table-cell table:style-name="ce106"/>
          <table:table-cell table:style-name="ce96"/>
          <table:table-cell table:style-name="ce106"/>
          <table:table-cell table:style-name="ce132" office:value-type="string" calcext:value-type="string">
            <text:p>Nettoyer Clean</text:p>
          </table:table-cell>
          <table:table-cell table:style-name="ce153" office:value-type="string" calcext:value-type="string">
            <text:p>Du Ellênë</text:p>
            <text:p>πάστρα </text:p>
            <text:p>[pasθra] Ellênë </text:p>
            <text:p>[pastra] Creg</text:p>
          </table:table-cell>
          <table:table-cell table:style-name="ce135"/>
          <table:table-cell table:number-columns-repeated="1013"/>
        </table:table-row>
        <table:table-row table:style-name="ro1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KASAPÔJ </text:span><text:span text:style-name="T191">[qasapɔj]</text:span><text:span text:style-name="T201"> </text:span></text:p>
            <text:p>KASAPU [qasapu]</text:p>
            <text:p>Prononciation des albanais romanisé de maggêduniɒ</text:p>
          </table:table-cell>
          <table:table-cell table:style-name="ce106"/>
          <table:table-cell table:style-name="ce96"/>
          <table:table-cell table:style-name="ce106"/>
          <table:table-cell table:style-name="ce132" office:value-type="string" calcext:value-type="string">
            <text:p>Dechiqueter Tear, shred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6" office:value-type="string" calcext:value-type="string">
            <text:p><text:span text:style-name="T193">SËPÄTË </text:span><text:span text:style-name="T191">[səpɑtə]</text:span><text:span text:style-name="T201"> </text:span></text:p>
            <text:p>SËPÄTA [səpɑta]</text:p>
            <text:p>Prononciation d'albanie</text:p>
          </table:table-cell>
          <table:table-cell table:style-name="ce106"/>
          <table:table-cell table:style-name="ce96" office:value-type="string" calcext:value-type="string">
            <text:p><text:span text:style-name="T195">SAKICË </text:span><text:span text:style-name="T200">[saqiʦə]</text:span><text:span text:style-name="T197"> </text:span></text:p>
            <text:p>SAKICA [saqiʦa]</text:p>
            <text:p>Prononciation des albanais romanisé de maggêduniɒ</text:p>
          </table:table-cell>
          <table:table-cell table:style-name="ce106"/>
          <table:table-cell table:style-name="ce96"/>
          <table:table-cell table:style-name="ce106"/>
          <table:table-cell table:style-name="ce132" office:value-type="string" calcext:value-type="string">
            <text:p>Hache Axe</text:p>
          </table:table-cell>
          <table:table-cell table:style-name="ce160" office:value-type="string" calcext:value-type="string">
            <text:p><text:span text:style-name="T224">De l'arbi </text:span></text:p>
            <text:p>صاقُور </text:p>
            <text:p>[ʦaqur]</text:p>
          </table:table-cell>
          <table:table-cell table:style-name="ce135"/>
          <table:table-cell table:number-columns-repeated="1013"/>
        </table:table-row>
        <table:table-row table:style-name="ro4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CÔPËTÔJ </text:span><text:span text:style-name="T191">[ʦɔpɘtɔj]</text:span><text:span text:style-name="T201"> </text:span></text:p>
            <text:p>CÔPËTU [ʦɔpɘtu]</text:p>
          </table:table-cell>
          <table:table-cell table:style-name="ce106"/>
          <table:table-cell table:style-name="ce96"/>
          <table:table-cell table:style-name="ce106"/>
          <table:table-cell table:style-name="ce132" office:value-type="string" calcext:value-type="string">
            <text:p>Decouper en plein de morceau <text:s/>Carve, cut up</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3"/>
          <table:table-cell table:style-name="ce96" office:value-type="string" calcext:value-type="string">
            <text:p><text:span text:style-name="T211">ND</text:span><text:span text:style-name="T193">ÄJ</text:span><text:span text:style-name="T201"> </text:span><text:span text:style-name="T272">[ndɑj]</text:span></text:p>
            <text:p>Prononciation d'albanie</text:p>
            <text:p>(Je) <text:span text:style-name="T195">UNE I </text:span></text:p>
            <text:p>(Tu) TI I </text:p>
            <text:p>(Il / Elle) AJ / AJO NA </text:p>
            <text:p>(Nous) NA I </text:p>
            <text:p>(Vous) JU Ê </text:p>
            <text:p>(Ils / Elles) ATA / ATO NA</text:p>
          </table:table-cell>
          <table:table-cell table:style-name="ce106"/>
          <table:table-cell table:style-name="ce93" office:value-type="string" calcext:value-type="string">
            <text:p><text:span text:style-name="T218">D</text:span><text:span text:style-name="T195">ÄJ </text:span><text:span text:style-name="T200">[dɒj]</text:span></text:p>
            <text:p>Prononciation de maggêduniɒ </text:p>
            <text:p><text:span text:style-name="T195">DÄJ </text:span><text:span text:style-name="T200">[dɒj]</text:span><text:span text:style-name="T195"> </text:span></text:p>
            <text:p>DÄN [dɒn] </text:p>
            <text:p>DÄNË [dɒnə] </text:p>
            <text:p>DÄJMI [dɒjmi] </text:p>
            <text:p>DÄJNI [dɒjni] </text:p>
            <text:p>DAJNË [dɒjnə]</text:p>
          </table:table-cell>
          <table:table-cell table:style-name="ce106"/>
          <table:table-cell table:style-name="ce93"/>
          <table:table-cell table:style-name="ce106"/>
          <table:table-cell table:style-name="ce132" office:value-type="string" calcext:value-type="string">
            <text:p>Separer Separate</text:p>
          </table:table-cell>
          <table:table-cell table:style-name="ce153" office:value-type="string" calcext:value-type="string">
            <text:p>Du latin</text:p>
            <text:p>SEPARARE </text:p>
            <text:p>[sɛpaɾaɾɛ] Etrosque </text:p>
            <text:p>[separare] Roman</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5">PRESUARË </text:span><text:span text:style-name="T200">[presuaɾə]</text:span><text:span text:style-name="T195"> </text:span></text:p>
            <text:p>PRESÔJ [presɔj]</text:p>
          </table:table-cell>
          <table:table-cell table:style-name="ce106"/>
          <table:table-cell table:style-name="ce108" office:value-type="string" calcext:value-type="string">
            <text:p><text:span text:style-name="T195">PRESHUARË </text:span><text:span text:style-name="T200">[preʃuaɾə]</text:span><text:span text:style-name="T195"> </text:span></text:p>
            <text:p>PRESHÔJ [preʃɔj]</text:p>
            <text:p>Prononciation corrigé</text:p>
          </table:table-cell>
          <table:table-cell table:style-name="ce106"/>
          <table:table-cell table:style-name="ce108"/>
          <table:table-cell table:style-name="ce106"/>
          <table:table-cell table:style-name="ce132" office:value-type="string" calcext:value-type="string">
            <text:p>Presser Press</text:p>
          </table:table-cell>
          <table:table-cell table:style-name="ce153" office:value-type="string" calcext:value-type="string">
            <text:p>Du latin</text:p>
            <text:p>PRESSARE </text:p>
            <text:p>[pɾɛsaɾɛ] Etrosque </text:p>
            <text:p>[presare] Roman</text:p>
          </table:table-cell>
          <table:table-cell table:style-name="ce135"/>
          <table:table-cell table:number-columns-repeated="1013"/>
        </table:table-row>
        <table:table-row table:style-name="ro10">
          <table:table-cell/>
          <table:table-cell table:style-name="ce93"/>
          <table:table-cell table:style-name="ce96" office:value-type="string" calcext:value-type="string">
            <text:p/>
            <text:p> </text:p>
            <text:p>(Je) UNE TË </text:p>
            <text:p>(Tu) TE MË </text:p>
            <text:p>(Il / Elle) AJ / AJO NE </text:p>
            <text:p>(Nous) NE E </text:p>
            <text:p>(Vous) JU </text:p>
            <text:p>(Ils / Elles) ATA / ATO NE</text:p>
          </table:table-cell>
          <table:table-cell table:style-name="ce106"/>
          <table:table-cell table:style-name="ce96" office:value-type="string" calcext:value-type="string">
            <text:p><text:span text:style-name="T195">PRÊS </text:span><text:span text:style-name="T200">[pɾɛs]</text:span><text:span text:style-name="T195"> </text:span></text:p>
            <text:p>PRERJE [pɾeɾjɛ] </text:p>
            <text:p>PRÊJ [pɾɛj] </text:p>
            <text:p>PRÊTË [pɾɛtə] </text:p>
            <text:p>PRÊNË [pɾɛnə] </text:p>
            <text:p>PRÊMI [pɾɛmi] </text:p>
            <text:p>PRÊNI [pɾɛni] </text:p>
            <text:p>PRÊJNË [pɾɛjnə]</text:p>
          </table:table-cell>
          <table:table-cell table:style-name="ce106"/>
          <table:table-cell table:style-name="ce96"/>
          <table:table-cell table:style-name="ce106"/>
          <table:table-cell table:style-name="ce132" office:value-type="string" calcext:value-type="string">
            <text:p>Couper Cut </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278">SH</text:span><text:span text:style-name="T193">KURTUES </text:span><text:span text:style-name="T191">[ʃquɾtues]</text:span><text:span text:style-name="T201"> </text:span></text:p>
            <text:p>SHKURTOJ [ʃquɾtɔj] </text:p>
            <text:p>SHKURTËR [ʃquɾtɘɾ]</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Raccourcir</text:p>
            <text:p>Shorten</text:p>
            <text:p/>
            <text:p>Short</text:p>
          </table:table-cell>
          <table:table-cell table:style-name="ce153" office:value-type="string" calcext:value-type="string">
            <text:p>Du latin</text:p>
            <text:p>CVRTVS </text:p>
            <text:p>[guɾtus] Etrosque </text:p>
            <text:p>[qurtus] Roman</text:p>
          </table:table-cell>
          <table:table-cell table:style-name="ce135"/>
          <table:table-cell table:number-columns-repeated="1013"/>
        </table:table-row>
        <table:table-row table:style-name="ro37">
          <table:table-cell/>
          <table:table-cell table:style-name="ce93"/>
          <table:table-cell table:style-name="ce93" office:value-type="string" calcext:value-type="string">
            <text:p><text:span text:style-name="T195">SHKURTË </text:span><text:span text:style-name="T200">[ʃquɾtɘ]</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Court Short</text:p>
          </table:table-cell>
          <table:table-cell table:style-name="ce153" office:value-type="string" calcext:value-type="string">
            <text:p>Du latin</text:p>
            <text:p>CVRTVS </text:p>
            <text:p>[guɾtus] Etrosque </text:p>
            <text:p>[qurtus] Roman</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VOGËL</text:span><text:span text:style-name="T201"> </text:span><text:span text:style-name="T202">[vɔgəl]</text:span></text:p>
            <text:p>(Anglicisme : the Eagle <text:span text:style-name="T185">['iːgʌl]</text:span>)</text:p>
          </table:table-cell>
          <table:table-cell table:style-name="ce106"/>
          <table:table-cell table:style-name="ce96"/>
          <table:table-cell table:style-name="ce106"/>
          <table:table-cell table:style-name="ce132" office:value-type="string" calcext:value-type="string">
            <text:p>Petit Small</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3" office:value-type="string" calcext:value-type="string">
            <text:p><text:span text:style-name="T193">MADH</text:span><text:span text:style-name="T201"> </text:span><text:span text:style-name="T202">[mað]</text:span></text:p>
          </table:table-cell>
          <table:table-cell table:style-name="ce106"/>
          <table:table-cell table:style-name="ce93" office:value-type="string" calcext:value-type="string">
            <text:p><text:span text:style-name="T195">MÊDH</text:span><text:span text:style-name="T197"> </text:span><text:span text:style-name="T198">[mɛð]</text:span></text:p>
          </table:table-cell>
          <table:table-cell table:style-name="ce106"/>
          <table:table-cell table:style-name="ce93"/>
          <table:table-cell table:style-name="ce106"/>
          <table:table-cell table:style-name="ce132" office:value-type="string" calcext:value-type="string">
            <text:p>Grand Great </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HÔLLË</text:span><text:span text:style-name="T234"> </text:span><text:span text:style-name="T202">[hɔɫə]</text:span></text:p>
          </table:table-cell>
          <table:table-cell table:style-name="ce106"/>
          <table:table-cell table:style-name="ce93"/>
          <table:table-cell table:style-name="ce106"/>
          <table:table-cell table:style-name="ce132" office:value-type="string" calcext:value-type="string">
            <text:p>Mince Thin</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DHJAM</text:span><text:span text:style-name="T201"> </text:span><text:span text:style-name="T202">[ðjam]</text:span></text:p>
            <text:p>Prononciation d'Albanie</text:p>
          </table:table-cell>
          <table:table-cell table:style-name="ce106"/>
          <table:table-cell table:style-name="ce93" office:value-type="string" calcext:value-type="string">
            <text:p><text:span text:style-name="T195">TRÄSH</text:span><text:span text:style-name="T260"> </text:span><text:span text:style-name="T198">[tɾɒʃ]</text:span></text:p>
            <text:p>Prononciation de Maggêduniɒ</text:p>
          </table:table-cell>
          <table:table-cell table:style-name="ce106"/>
          <table:table-cell table:style-name="ce93"/>
          <table:table-cell table:style-name="ce106"/>
          <table:table-cell table:style-name="ce132" office:value-type="string" calcext:value-type="string">
            <text:p>Gros Thickens</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9" office:value-type="string" calcext:value-type="string">
            <text:p>YNDYRË</text:p>
          </table:table-cell>
          <table:table-cell table:style-name="ce106"/>
          <table:table-cell table:style-name="ce108" office:value-type="string" calcext:value-type="string">
            <text:p><text:span text:style-name="T195">MBIPESHË </text:span><text:span text:style-name="T200">[mbipɛʃə]</text:span></text:p>
          </table:table-cell>
          <table:table-cell table:style-name="ce106"/>
          <table:table-cell table:style-name="ce108"/>
          <table:table-cell table:style-name="ce106"/>
          <table:table-cell table:style-name="ce132" office:value-type="string" calcext:value-type="string">
            <text:p>Corpulent Overweight</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6" office:value-type="string" calcext:value-type="string">
            <text:p><text:span text:style-name="T193">FÄT</text:span><text:span text:style-name="T201"> </text:span><text:span text:style-name="T202">[fɑt]</text:span><text:span text:style-name="T201"> </text:span></text:p>
            <text:p>FÄTI [fɑti]</text:p>
            <text:p>Prononciation d'Albanie</text:p>
          </table:table-cell>
          <table:table-cell table:style-name="ce106"/>
          <table:table-cell table:style-name="ce96" office:value-type="string" calcext:value-type="string">
            <text:p><text:span text:style-name="T195">FÄT</text:span><text:span text:style-name="T197"> </text:span><text:span text:style-name="T198">[fɑt]</text:span><text:span text:style-name="T197"> </text:span></text:p>
            <text:p>FÄTI [fɒti]</text:p>
            <text:p>Prononciation de Maggêduniɒ</text:p>
          </table:table-cell>
          <table:table-cell table:style-name="ce106"/>
          <table:table-cell table:style-name="ce96"/>
          <table:table-cell table:style-name="ce106"/>
          <table:table-cell table:style-name="ce132" office:value-type="string" calcext:value-type="string">
            <text:p>Destin, Chance, <text:s/>Fate, Luck</text:p>
          </table:table-cell>
          <table:table-cell table:style-name="ce153" office:value-type="string" calcext:value-type="string">
            <text:p>Du latin</text:p>
            <text:p>FATVM </text:p>
            <text:p>[vatɔm] Etrosque </text:p>
            <text:p>[fatum] Roman</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NAFÄK</text:span><text:span text:style-name="T197"> </text:span><text:span text:style-name="T198">[nafɑq]</text:span><text:span text:style-name="T197"> </text:span></text:p>
            <text:p>NAFÄKA [nafɑqa]</text:p>
            <text:p>Prononciation d'Albanie</text:p>
          </table:table-cell>
          <table:table-cell table:style-name="ce106"/>
          <table:table-cell table:style-name="ce96" office:value-type="string" calcext:value-type="string">
            <text:p><text:span text:style-name="T195">NAFÄK</text:span><text:span text:style-name="T197"> </text:span><text:span text:style-name="T198">[nafɒq]</text:span><text:span text:style-name="T197"> </text:span></text:p>
            <text:p>NAFÄKA [nafɒqa]</text:p>
            <text:p>Prononciation de Maggêduniɒ</text:p>
          </table:table-cell>
          <table:table-cell table:style-name="ce106"/>
          <table:table-cell table:style-name="ce96"/>
          <table:table-cell table:style-name="ce106"/>
          <table:table-cell table:style-name="ce132" office:value-type="string" calcext:value-type="string">
            <text:p>Chance, <text:s/>Luck</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3"/>
          <table:table-cell table:style-name="ce96" office:value-type="string" calcext:value-type="string">
            <text:p><text:span text:style-name="T193">LË</text:span><text:span text:style-name="T201"> </text:span><text:span text:style-name="T272">[lə]</text:span><text:span text:style-name="T201"> </text:span></text:p>
            <text:p>LËJTA [ləjta] </text:p>
            <text:p>E LASH [ɛ laʃ]</text:p>
            <text:p>Prononciation d'albanie (D'abord falsifié par les anglo-allemands (après 1918) puis les soviets (après 1945), qui furent gagnant contre-eux) </text:p>
          </table:table-cell>
          <table:table-cell table:style-name="ce106"/>
          <table:table-cell table:style-name="ce96" office:value-type="string" calcext:value-type="string">
            <text:p><text:span text:style-name="T195">LẼ</text:span><text:span text:style-name="T197"> </text:span><text:span text:style-name="T198">[lɑ̃]</text:span><text:span text:style-name="T197"> </text:span></text:p>
            <text:p>LẼJTA [lɑ̃jta] </text:p>
            <text:p>E LASH [ɛ laʃ]</text:p>
            <text:p>Prononciation des albanais de maggêduniɒ</text:p>
          </table:table-cell>
          <table:table-cell table:style-name="ce106"/>
          <table:table-cell table:style-name="ce96"/>
          <table:table-cell table:style-name="ce106"/>
          <table:table-cell table:style-name="ce132" office:value-type="string" calcext:value-type="string">
            <text:p>Laisser, Abandonner Leave</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5" office:value-type="string" calcext:value-type="string">
            <text:p> </text:p>
            <text:p> </text:p>
          </table:table-cell>
          <table:table-cell table:style-name="ce106"/>
          <table:table-cell table:style-name="ce96" office:value-type="string" calcext:value-type="string">
            <text:p><text:span text:style-name="T193">LÊJÔJ</text:span><text:span text:style-name="T201"> </text:span><text:span text:style-name="T272">[lɛjɔj]</text:span><text:span text:style-name="T201"> </text:span></text:p>
            <text:p>LÊ [lɛjɔj] </text:p>
            <text:p>LÊJÔN [lɛjɔn]</text:p>
            <text:p>Prononciation commune </text:p>
          </table:table-cell>
          <table:table-cell table:style-name="ce106"/>
          <table:table-cell table:style-name="ce96"/>
          <table:table-cell table:style-name="ce106"/>
          <table:table-cell table:style-name="ce132" office:value-type="string" calcext:value-type="string">
            <text:p>Autoriser Allow</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5">
          <table:table-cell/>
          <table:table-cell table:style-name="ce93"/>
          <table:table-cell table:style-name="ce95"/>
          <table:table-cell table:style-name="ce106"/>
          <table:table-cell table:style-name="ce96" office:value-type="string" calcext:value-type="string">
            <text:p><text:span text:style-name="T193">ECË </text:span><text:span text:style-name="T191">[ɛʦə]</text:span><text:span text:style-name="T201"> (Marche)</text:span><text:span text:style-name="T269"> </text:span></text:p>
            <text:p>ECI [ɛʦi] (Je marche) </text:p>
            <text:p>ECNA [ɛʦna] (Marchons) </text:p>
            <text:p>ECMI [ɛʦmi]</text:p>
          </table:table-cell>
          <table:table-cell table:style-name="ce106"/>
          <table:table-cell table:style-name="ce96"/>
          <table:table-cell table:style-name="ce106"/>
          <table:table-cell table:style-name="ce132" office:value-type="string" calcext:value-type="string">
            <text:p>Marcher, avancer Walk</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table:table-cell table:style-name="ce106"/>
          <table:table-cell table:style-name="ce96" office:value-type="string" calcext:value-type="string">
            <text:p><text:span text:style-name="T193">KTHÊJÊ</text:span><text:span text:style-name="T201"> </text:span><text:span text:style-name="T202">[qθɛjɛ]</text:span><text:span text:style-name="T201"> </text:span></text:p>
            <text:p>KTHY [qθy]</text:p>
          </table:table-cell>
          <table:table-cell table:style-name="ce106"/>
          <table:table-cell table:style-name="ce96"/>
          <table:table-cell table:style-name="ce106"/>
          <table:table-cell table:style-name="ce132" office:value-type="string" calcext:value-type="string">
            <text:p>Retourne Reverse</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Je) <text:span text:style-name="T193">UNE TË </text:span></text:p>
            <text:p>(Tu) TI MË </text:p>
            <text:p>(Il / Elle) AJ / AJO NA </text:p>
            <text:p>(Nous) NE E </text:p>
            <text:p>(Vous) JU </text:p>
            <text:p>(Ils / Elles) ATA / ATO NA</text:p>
          </table:table-cell>
          <table:table-cell table:style-name="ce106"/>
          <table:table-cell table:style-name="ce96" office:value-type="string" calcext:value-type="string">
            <text:p><text:span text:style-name="T195">LIRÔVA </text:span><text:span text:style-name="T200">[liɾɔva]</text:span><text:span text:style-name="T195"> </text:span></text:p>
            <text:p>LIRÔVE [liɾɔvɛ] </text:p>
            <text:p>LIRÔJ [liɾɔj] </text:p>
            <text:p>LIRÔJM [liɾɔjm] </text:p>
            <text:p>LIRÔJMI [iɾɔ] </text:p>
            <text:p>LIRÔJNË [iɾɔn]</text:p>
            <text:p>LIRUARË</text:p>
          </table:table-cell>
          <table:table-cell table:style-name="ce106"/>
          <table:table-cell table:style-name="ce96"/>
          <table:table-cell table:style-name="ce106"/>
          <table:table-cell table:style-name="ce132" office:value-type="string" calcext:value-type="string">
            <text:p>Liberer Release</text:p>
          </table:table-cell>
          <table:table-cell table:style-name="ce152" office:value-type="string" calcext:value-type="string">
            <text:p><text:span text:style-name="T224">Du latin </text:span></text:p>
            <text:p>LIBERARE </text:p>
            <text:p>לִבֶּרַרֶ </text:p>
            <text:p>לִרָבֶ</text:p>
          </table:table-cell>
          <table:table-cell table:style-name="ce135"/>
          <table:table-cell table:number-columns-repeated="1013"/>
        </table:table-row>
        <table:table-row table:style-name="ro16">
          <table:table-cell/>
          <table:table-cell table:style-name="ce93"/>
          <table:table-cell table:style-name="ce94" office:value-type="string" calcext:value-type="string">
            <text:p> </text:p>
          </table:table-cell>
          <table:table-cell table:style-name="ce106"/>
          <table:table-cell table:style-name="ce96" office:value-type="string" calcext:value-type="string">
            <text:p><text:span text:style-name="T193">SHKÔ </text:span><text:span text:style-name="T191">[ʃəqɔ]</text:span><text:span text:style-name="T201"> (Part)</text:span><text:span text:style-name="T269"> </text:span></text:p>
            <text:p>SHKÔVA [ʃəqɔva] (Je parts) </text:p>
            <text:p>SHKÔJ [ʃəqɔj] (Partis) </text:p>
            <text:p>SHKÔNË [ʃəqɔnə] (Partira) </text:p>
            <text:p>SHKUAR [ʃəquar]</text:p>
            <text:p>Prononciation commune</text:p>
          </table:table-cell>
          <table:table-cell table:style-name="ce106"/>
          <table:table-cell table:style-name="ce96"/>
          <table:table-cell table:style-name="ce106"/>
          <table:table-cell table:style-name="ce132" office:value-type="string" calcext:value-type="string">
            <text:p>Partir Leave</text:p>
          </table:table-cell>
          <table:table-cell table:style-name="ce155" office:value-type="string" calcext:value-type="string">
            <text:p> </text:p>
          </table:table-cell>
          <table:table-cell table:style-name="ce135"/>
          <table:table-cell table:number-columns-repeated="1013"/>
        </table:table-row>
        <table:table-row table:style-name="ro6">
          <table:table-cell/>
          <table:table-cell table:style-name="ce93"/>
          <table:table-cell table:style-name="ce99" office:value-type="string" calcext:value-type="string">
            <text:p><text:span text:style-name="T230">ARRIJ </text:span></text:p>
            <text:p> </text:p>
            <text:p>ARRITA </text:p>
            <text:p> </text:p>
            <text:p> </text:p>
            <text:p> </text:p>
            <text:p>ARRITUR </text:p>
            <text:p> </text:p>
            <text:p>Prononciation d'albanie</text:p>
          </table:table-cell>
          <table:table-cell table:style-name="ce106"/>
          <table:table-cell table:style-name="ce96" office:value-type="string" calcext:value-type="string">
            <text:p><text:span text:style-name="T195">MRI</text:span><text:span text:style-name="T197"> </text:span><text:span text:style-name="T198">[mɾi]</text:span><text:span text:style-name="T197"> </text:span></text:p>
            <text:p>MRIMI [mɾimi] </text:p>
            <text:p>MRINA [mɾina] </text:p>
            <text:p>MRINE [mɾinɛ] </text:p>
            <text:p>MRINËM </text:p>
            <text:p>MRINUARË </text:p>
            <text:p>MRINUR</text:p>
            <text:p>Prononciation des albanais de maggêduniɒ </text:p>
          </table:table-cell>
          <table:table-cell table:style-name="ce106"/>
          <table:table-cell table:style-name="ce96"/>
          <table:table-cell table:style-name="ce106"/>
          <table:table-cell table:style-name="ce140" office:value-type="string" calcext:value-type="string">
            <text:p>Arriver <text:span text:style-name="T195">(Arrij)</text:span> </text:p>
            <text:p>Arrive, Arrived</text:p>
            <text:p>Attein<text:span text:style-name="T195">dre </text:span></text:p>
            <text:p>Attain</text:p>
            <text:p>Reach (Mrina) </text:p>
            <text:p>Parvenir</text:p>
            <text:p>  </text:p>
          </table:table-cell>
          <table:table-cell table:style-name="ce169" office:value-type="string" calcext:value-type="string">
            <text:p>Du latin</text:p>
            <text:p>RIPA </text:p>
            <text:p>[ripa] Etrosque </text:p>
            <text:p>[ripa] Roman</text:p>
          </table:table-cell>
          <table:table-cell table:style-name="ce135"/>
          <table:table-cell table:number-columns-repeated="1013"/>
        </table:table-row>
        <table:table-row table:style-name="ro28">
          <table:table-cell/>
          <table:table-cell table:style-name="ce93"/>
          <table:table-cell table:style-name="ce99" office:value-type="string" calcext:value-type="string">
            <text:p>Invention personnel ce mot n'existant pas en Shqip </text:p>
            <text:p>Le mot partir signifiant à la fois aller et partir. Methode créé afin de suggerer dans l'inconscient des autochtones à quitter les lieux.</text:p>
          </table:table-cell>
          <table:table-cell table:style-name="ce106"/>
          <table:table-cell table:style-name="ce96" office:value-type="string" calcext:value-type="string">
            <text:p><text:span text:style-name="T195">YRRÔVA </text:span><text:span text:style-name="T200">[yrɔva]</text:span><text:span text:style-name="T197"> ou</text:span><text:span text:style-name="T205"> RRIRÔVA </text:span><text:span text:style-name="T265">[riɾɔva]</text:span><text:span text:style-name="T205"> </text:span></text:p>
            <text:p>YRRÔVE [yrɔva] ou RRIRÔVE [riɾɔva] </text:p>
            <text:p>YRRÔJ [yrɔj] ou RRIRÔJ [riɾɔj] </text:p>
            <text:p>YRRÔ [yrɔ] ou RRIRÔ [riɾɔ] </text:p>
            <text:p>YRRÔN [yrɔn] ou RRIRÔN [riɾɔn]</text:p>
            <text:p>IRRUARË</text:p>
          </table:table-cell>
          <table:table-cell table:style-name="ce106"/>
          <table:table-cell table:style-name="ce96"/>
          <table:table-cell table:style-name="ce106"/>
          <table:table-cell table:style-name="ce136" office:value-type="string" calcext:value-type="string">
            <text:p>Aller, Ira, Irons Going, Go</text:p>
          </table:table-cell>
          <table:table-cell table:style-name="ce153" office:value-type="string" calcext:value-type="string">
            <text:p>Du latin</text:p>
            <text:p>IRE </text:p>
            <text:p>[iɾɛ] Etrosque </text:p>
            <text:p>[ire] Roman</text:p>
          </table:table-cell>
          <table:table-cell table:style-name="ce135"/>
          <table:table-cell table:number-columns-repeated="1013"/>
        </table:table-row>
        <table:table-row table:style-name="ro6">
          <table:table-cell/>
          <table:table-cell table:style-name="ce93"/>
          <table:table-cell table:style-name="ce92" office:value-type="string" calcext:value-type="string">
            <text:p><text:span text:style-name="T195">LI</text:span><text:span text:style-name="T196">VR</text:span><text:span text:style-name="T195">IS</text:span><text:span text:style-name="T200"> [livɾis]</text:span><text:span text:style-name="T197"> </text:span></text:p>
            <text:p>LIVRIT [livɾit] </text:p>
            <text:p><text:span text:style-name="T279">LIVRIT</text:span><text:span text:style-name="T280">I</text:span><text:span text:style-name="T232"> [livɾiti</text:span>]</text:p>
            <text:p>Prononciation des albanais de maggêduniɒ </text:p>
            <text:p>אִבראִ : Esclave</text:p>
          </table:table-cell>
          <table:table-cell table:style-name="ce106"/>
          <table:table-cell table:style-name="ce96" office:value-type="string" calcext:value-type="string">
            <text:p><text:span text:style-name="T195">LË</text:span><text:span text:style-name="T199">V</text:span><text:span text:style-name="T195">IZ </text:span><text:span text:style-name="T200">[ləviz]</text:span><text:span text:style-name="T197"> </text:span></text:p>
            <text:p>LIVIT [livɾit] </text:p>
            <text:p>LIVITI [livɾiti]</text:p>
            <text:p>Prononciation d'albanie (D'abord falsifié par les anglo-allemands (après 1918) puis les soviets (après 1945), qui furent gagnant contre-eux) &amp; invention perso. </text:p>
          </table:table-cell>
          <table:table-cell table:style-name="ce106"/>
          <table:table-cell table:style-name="ce96"/>
          <table:table-cell table:style-name="ce106"/>
          <table:table-cell table:style-name="ce136" office:value-type="string" calcext:value-type="string">
            <text:p>Bouger Move</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5"/>
          <table:table-cell table:style-name="ce106"/>
          <table:table-cell table:style-name="ce96" office:value-type="string" calcext:value-type="string">
            <text:p><text:span text:style-name="T193">KALÔJ </text:span><text:span text:style-name="T191">[qalɔj]</text:span><text:span text:style-name="T193"> </text:span></text:p>
            <text:p>KALU [qalu] </text:p>
            <text:p>KALÔN [qalɔn] </text:p>
            <text:p>KALÔMI [qalɔmi]</text:p>
            <text:p>Prononciation des albanais de maggêduniɒ</text:p>
          </table:table-cell>
          <table:table-cell table:style-name="ce106"/>
          <table:table-cell table:style-name="ce96"/>
          <table:table-cell table:style-name="ce106"/>
          <table:table-cell table:style-name="ce136" office:value-type="string" calcext:value-type="string">
            <text:p>Passer Pass</text:p>
          </table:table-cell>
          <table:table-cell table:style-name="ce153" office:value-type="string" calcext:value-type="string">
            <text:p>Du shqip</text:p>
            <text:p>KAL [qɒl] Cheval </text:p>
          </table:table-cell>
          <table:table-cell table:style-name="ce135"/>
          <table:table-cell table:number-columns-repeated="1013"/>
        </table:table-row>
        <table:table-row table:style-name="ro24">
          <table:table-cell/>
          <table:table-cell table:style-name="ce93"/>
          <table:table-cell table:style-name="ce96" office:value-type="string" calcext:value-type="string">
            <text:p><text:span text:style-name="T184">MB</text:span><text:span text:style-name="T195">ES</text:span><text:span text:style-name="T197"> </text:span><text:span text:style-name="T198">[mbes]</text:span><text:span text:style-name="T197"> </text:span></text:p>
            <text:p>MBET [mbet] </text:p>
            <text:p>MBETA [mbeta] </text:p>
            <text:p>MBETE [mbetɛ] </text:p>
            <text:p>MBETI [mbeti] </text:p>
            <text:p>MBETËM [mbetəm] </text:p>
            <text:p>MBETËT [mbetət]</text:p>
            <text:p>Prononciation d'albanie (D'abord falsifié par les anglo-allemands (après 1918) puis les soviets (après 1945), qui furent gagnant contre-eux)</text:p>
          </table:table-cell>
          <table:table-cell table:style-name="ce106"/>
          <table:table-cell table:style-name="ce96" office:value-type="string" calcext:value-type="string">
            <text:p><text:span text:style-name="T218">M</text:span><text:span text:style-name="T195">ES</text:span><text:span text:style-name="T197"> </text:span><text:span text:style-name="T198">[mes]</text:span><text:span text:style-name="T197"> </text:span></text:p>
            <text:p>MET [met] </text:p>
            <text:p>META [meta] </text:p>
            <text:p>METE [metɛ] </text:p>
            <text:p>METI [meti] </text:p>
            <text:p>METËM [metəm] </text:p>
            <text:p>METËT [metət]</text:p>
            <text:p>Prononciation des albanais de maggêduniɒ</text:p>
          </table:table-cell>
          <table:table-cell table:style-name="ce106"/>
          <table:table-cell table:style-name="ce96"/>
          <table:table-cell table:style-name="ce106"/>
          <table:table-cell table:style-name="ce136" office:value-type="string" calcext:value-type="string">
            <text:p>Demeurer, coincer <text:s/>Remain, linger</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211">MB</text:span><text:span text:style-name="T193">ÄJ </text:span><text:span text:style-name="T191">[mbɑj]</text:span><text:span text:style-name="T201"> </text:span></text:p>
            <text:p>MBÄJT [mbɑjt] </text:p>
            <text:p>MBÄJËM [mbɑjəm] </text:p>
            <text:p>MBÄJNA [mɒjna]</text:p>
            <text:p>Prononciation d'Albanie</text:p>
          </table:table-cell>
          <table:table-cell table:style-name="ce106"/>
          <table:table-cell table:style-name="ce96" office:value-type="string" calcext:value-type="string">
            <text:p><text:span text:style-name="T218">M</text:span><text:span text:style-name="T195">ÄJ </text:span><text:span text:style-name="T200">[mɒj]</text:span><text:span text:style-name="T197"> </text:span></text:p>
            <text:p>MÄJT [mɒjt] </text:p>
            <text:p>MÄJËM [mɒjəm] </text:p>
            <text:p>MÄJNA [mɒjna]</text:p>
            <text:p>Prononciation de Maggêduniɒ</text:p>
          </table:table-cell>
          <table:table-cell table:style-name="ce106"/>
          <table:table-cell table:style-name="ce96"/>
          <table:table-cell table:style-name="ce106"/>
          <table:table-cell table:style-name="ce136" office:value-type="string" calcext:value-type="string">
            <text:p>Tenir, maitenir Hold, Maintain</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ROJ </text:span><text:span text:style-name="T191">[ɾoj]</text:span></text:p>
            <text:p>Prononciation d'Albanie</text:p>
          </table:table-cell>
          <table:table-cell table:style-name="ce106"/>
          <table:table-cell table:style-name="ce96" office:value-type="string" calcext:value-type="string">
            <text:p><text:span text:style-name="T195">RUJ </text:span><text:span text:style-name="T200">[ɾuj]</text:span><text:span text:style-name="T197"> </text:span></text:p>
            <text:p>RUJTA [ɾujta]</text:p>
            <text:p><text:span text:style-name="T195">Prono</text:span><text:span text:style-name="T200">nciati</text:span>on de Maggêduniɒ</text:p>
            <text:p>GRUJ [gɾuj]</text:p>
            <text:p>Prononciation corrigé</text:p>
          </table:table-cell>
          <table:table-cell table:style-name="ce106"/>
          <table:table-cell table:style-name="ce96"/>
          <table:table-cell table:style-name="ce106"/>
          <table:table-cell table:style-name="ce136" office:value-type="string" calcext:value-type="string">
            <text:p>Garder Guard</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RUAJ </text:span><text:span text:style-name="T191">[ɾuaj]</text:span><text:span text:style-name="T201"> </text:span></text:p>
            <text:p>RUJU [ɾuju] </text:p>
            <text:p>RUJTA [ɾujta] </text:p>
            <text:p>RUJMI [ɾujmi]</text:p>
            <text:p>Prononciation de Maggêduniɒ</text:p>
          </table:table-cell>
          <table:table-cell table:style-name="ce106"/>
          <table:table-cell table:style-name="ce96"/>
          <table:table-cell table:style-name="ce106"/>
          <table:table-cell table:style-name="ce136" office:value-type="string" calcext:value-type="string">
            <text:p>Preserver Preserve, Patrol</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table:table-cell table:style-name="ce106"/>
          <table:table-cell table:style-name="ce96" office:value-type="string" calcext:value-type="string">
            <text:p><text:span text:style-name="T193">RI</text:span><text:span text:style-name="T201"> </text:span><text:span text:style-name="T202">[ɾi]</text:span><text:span text:style-name="T201"> (m) </text:span></text:p>
            <text:p>RE [ɾe] (f)</text:p>
          </table:table-cell>
          <table:table-cell table:style-name="ce106"/>
          <table:table-cell table:style-name="ce96"/>
          <table:table-cell table:style-name="ce106"/>
          <table:table-cell table:style-name="ce136" office:value-type="string" calcext:value-type="string">
            <text:p>Jeune, nouveau <text:s/>Young, new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table:table-cell table:style-name="ce106"/>
          <table:table-cell table:style-name="ce96" office:value-type="string" calcext:value-type="string">
            <text:p><text:span text:style-name="T193">RRI</text:span><text:span text:style-name="T201"> </text:span><text:span text:style-name="T202">[ri]</text:span><text:span text:style-name="T201"> </text:span></text:p>
            <text:p>RRINI [rini] </text:p>
            <text:p>Prononciation commune </text:p>
          </table:table-cell>
          <table:table-cell table:style-name="ce106"/>
          <table:table-cell table:style-name="ce96"/>
          <table:table-cell table:style-name="ce106"/>
          <table:table-cell table:style-name="ce136" office:value-type="string" calcext:value-type="string">
            <text:p>Rester Stay</text:p>
          </table:table-cell>
          <table:table-cell table:style-name="ce153" office:value-type="string" calcext:value-type="string">
            <text:p>Du latin</text:p>
            <text:p>RESTARE</text:p>
          </table:table-cell>
          <table:table-cell table:style-name="ce135"/>
          <table:table-cell table:number-columns-repeated="1013"/>
        </table:table-row>
        <table:table-row table:style-name="ro45">
          <table:table-cell/>
          <table:table-cell table:style-name="ce93"/>
          <table:table-cell table:style-name="ce93" office:value-type="string" calcext:value-type="string">
            <text:p><text:span text:style-name="T195">QA</text:span><text:span text:style-name="T197"> </text:span><text:span text:style-name="T198">[ʧa / qa / qwa / qwe]</text:span></text:p>
            <text:p>Prononciation Xhakovarë</text:p>
          </table:table-cell>
          <table:table-cell table:style-name="ce106"/>
          <table:table-cell table:style-name="ce93" office:value-type="string" calcext:value-type="string">
            <text:p><text:span text:style-name="T195">SHAKA</text:span><text:span text:style-name="T197"> </text:span><text:span text:style-name="T198">[ʃaqa]</text:span></text:p>
          </table:table-cell>
          <table:table-cell table:style-name="ce106"/>
          <table:table-cell table:style-name="ce93"/>
          <table:table-cell table:style-name="ce106"/>
          <table:table-cell table:style-name="ce136" office:value-type="string" calcext:value-type="string">
            <text:p>Quoi What</text:p>
          </table:table-cell>
          <table:table-cell table:style-name="ce153" office:value-type="string" calcext:value-type="string">
            <text:p>Du Roman</text:p>
            <text:p>QVE [qwe] </text:p>
            <text:p>Shka du Шта Срб</text:p>
          </table:table-cell>
          <table:table-cell table:style-name="ce135"/>
          <table:table-cell table:number-columns-repeated="1013"/>
        </table:table-row>
        <table:table-row table:style-name="ro8">
          <table:table-cell/>
          <table:table-cell table:style-name="ce93"/>
          <table:table-cell table:style-name="ce99" office:value-type="string" calcext:value-type="string">
            <text:p> </text:p>
          </table:table-cell>
          <table:table-cell table:style-name="ce106"/>
          <table:table-cell table:style-name="ce93" office:value-type="string" calcext:value-type="string">
            <text:p><text:span text:style-name="T193">SHKÄ </text:span><text:span text:style-name="T191">[ʃqɒ]</text:span><text:span text:style-name="T193"> </text:span></text:p>
            <text:p>SHKÄVI [ʃqɒvi] </text:p>
            <text:p>SHKAVELL [ʃqɑvɛɫ]</text:p>
            <text:p>Prononciation des albanais muselim de maggêduniɒ</text:p>
          </table:table-cell>
          <table:table-cell table:style-name="ce106"/>
          <table:table-cell table:style-name="ce93"/>
          <table:table-cell table:style-name="ce106"/>
          <table:table-cell table:style-name="ce136" office:value-type="string" calcext:value-type="string">
            <text:p>Incroyant Unbeliever</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6" office:value-type="string" calcext:value-type="string">
            <text:p><text:span text:style-name="T211">ND</text:span><text:span text:style-name="T193">ARË</text:span><text:span text:style-name="T201"> </text:span><text:span text:style-name="T202">[ndaɾə]</text:span></text:p>
          </table:table-cell>
          <table:table-cell table:style-name="ce106"/>
          <table:table-cell table:style-name="ce96" office:value-type="string" calcext:value-type="string">
            <text:p><text:span text:style-name="T218">NT</text:span><text:span text:style-name="T195">ARË</text:span><text:span text:style-name="T197"> </text:span><text:span text:style-name="T198">[ntaɾə]</text:span></text:p>
          </table:table-cell>
          <table:table-cell table:style-name="ce106"/>
          <table:table-cell table:style-name="ce96"/>
          <table:table-cell table:style-name="ce106"/>
          <table:table-cell table:style-name="ce136" office:value-type="string" calcext:value-type="string">
            <text:p>Aliéné Alienated </text:p>
          </table:table-cell>
          <table:table-cell table:style-name="ce153" office:value-type="string" calcext:value-type="string">
            <text:p>Du latin</text:p>
            <text:p>TARE</text:p>
          </table:table-cell>
          <table:table-cell table:style-name="ce135"/>
          <table:table-cell table:number-columns-repeated="1013"/>
        </table:table-row>
        <table:table-row table:style-name="ro9">
          <table:table-cell/>
          <table:table-cell table:style-name="ce93"/>
          <table:table-cell table:style-name="ce99" office:value-type="string" calcext:value-type="string">
            <text:p>Ce mot signifie fou ou disjoncté à cause de ce qu'ils ont vue </text:p>
            <text:p>Avoir perdu la raison</text:p>
          </table:table-cell>
          <table:table-cell table:style-name="ce106"/>
          <table:table-cell table:style-name="ce108" office:value-type="string" calcext:value-type="string">
            <text:p><text:span text:style-name="T195">ÇMENDËR </text:span></text:p>
            <text:p>ÇMENDURI [ʧmɛnduɾi]</text:p>
          </table:table-cell>
          <table:table-cell table:style-name="ce106"/>
          <table:table-cell table:style-name="ce108"/>
          <table:table-cell table:style-name="ce106"/>
          <table:table-cell table:style-name="ce136" office:value-type="string" calcext:value-type="string">
            <text:p>Disjoncté Disjointed</text:p>
          </table:table-cell>
          <table:table-cell table:style-name="ce153" office:value-type="string" calcext:value-type="string">
            <text:p>Du latin</text:p>
            <text:p>MENTIS</text:p>
            <text:p>dévié en MEND</text:p>
          </table:table-cell>
          <table:table-cell table:style-name="ce135"/>
          <table:table-cell table:number-columns-repeated="1013"/>
        </table:table-row>
        <table:table-row table:style-name="ro9">
          <table:table-cell/>
          <table:table-cell table:style-name="ce93"/>
          <table:table-cell table:style-name="ce96" office:value-type="string" calcext:value-type="string">
            <text:p><text:span text:style-name="T195">BUDÄLLË</text:span><text:span text:style-name="T197"> </text:span><text:span text:style-name="T198">[budɒɫə] </text:span></text:p>
            <text:p>BUDÄLLA [budɒɫa] </text:p>
            <text:p>BUDÄLLALLËK [budɒɫɑɫəq] </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6" office:value-type="string" calcext:value-type="string">
            <text:p>Fou, malade <text:s/>Folly, silly </text:p>
          </table:table-cell>
          <table:table-cell table:style-name="ce170" office:value-type="string" calcext:value-type="string">
            <text:p><text:span text:style-name="T321">ブタ</text:span><text:span text:style-name="T322">-</text:span><text:span text:style-name="T323">ラマ</text:span><text:span text:style-name="T322"> </text:span></text:p>
            <text:p>プタ-ラマ</text:p>
          </table:table-cell>
          <table:table-cell table:style-name="ce135"/>
          <table:table-cell table:number-columns-repeated="1013"/>
        </table:table-row>
        <table:table-row table:style-name="ro6">
          <table:table-cell/>
          <table:table-cell table:style-name="ce93"/>
          <table:table-cell table:style-name="ce96" office:value-type="string" calcext:value-type="string">
            <text:p/>
            <text:p>SËMURË [səmuɾə] </text:p>
            <text:p>SEMURE [səmuɾə] </text:p>
            <text:p>SËMUNDJE [səmundja]</text:p>
            <text:p>Prononciation des goths</text:p>
            <text:p>(D'abord falsifié par les anglo-allemands (après 1918) puis les soviets (après 1945), qui furent gagnant contre-eux)</text:p>
          </table:table-cell>
          <table:table-cell table:style-name="ce106"/>
          <table:table-cell table:style-name="ce96" office:value-type="string" calcext:value-type="string">
            <text:p><text:span text:style-name="T195">SMUT</text:span><text:span text:style-name="T197"> </text:span><text:span text:style-name="T198">[smut] </text:span></text:p>
            <text:p>SMUTË [smuɾə] </text:p>
            <text:p>SMUTE [smuɾɛ] </text:p>
            <text:p>SMUNËT </text:p>
            <text:p>SMUJA [smuja] </text:p>
            <text:p>Prononciation des Romanisés de maggêduniɒ</text:p>
          </table:table-cell>
          <table:table-cell table:style-name="ce106"/>
          <table:table-cell table:style-name="ce96"/>
          <table:table-cell table:style-name="ce106"/>
          <table:table-cell table:style-name="ce136" office:value-type="string" calcext:value-type="string">
            <text:p>Malade</text:p>
            <text:p>Ill, sick </text:p>
            <text:p>Maladie </text:p>
            <text:p>Sickness</text:p>
          </table:table-cell>
          <table:table-cell table:style-name="ce154" office:value-type="string" calcext:value-type="string">
            <text:p><text:span text:style-name="T195">Hund</text:span><text:span text:style-name="T197"> : Chien en Allemand </text:span></text:p>
            <text:p><text:span text:style-name="T224">Und, And, End </text:span></text:p>
            <text:p>Hund, Hündin </text:p>
            <text:p>Hond, Teef </text:p>
            <text:p>Gud, Dog, God </text:p>
            <text:p>Gut, Goth, Got, Gosse </text:p>
            <text:p>Ganus, Kano, Çane </text:p>
            <text:p>Perro, Perra </text:p>
            <text:p>Ghand גאנד غاند</text:p>
          </table:table-cell>
          <table:table-cell table:style-name="ce135"/>
          <table:table-cell table:number-columns-repeated="1013"/>
        </table:table-row>
        <table:table-row table:style-name="ro4">
          <table:table-cell/>
          <table:table-cell table:style-name="ce93"/>
          <table:table-cell table:style-name="ce94" office:value-type="string" calcext:value-type="string">
            <text:p> </text:p>
          </table:table-cell>
          <table:table-cell table:style-name="ce106"/>
          <table:table-cell table:style-name="ce92"/>
          <table:table-cell table:style-name="ce106"/>
          <table:table-cell table:style-name="ce92"/>
          <table:table-cell table:style-name="ce106"/>
          <table:table-cell table:style-name="ce136"/>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KAFSHATË</text:span><text:span text:style-name="T201"> </text:span><text:span text:style-name="T202">[qɑfʃatə]</text:span></text:p>
            <text:p>Prononciation d'albanie</text:p>
          </table:table-cell>
          <table:table-cell table:style-name="ce106"/>
          <table:table-cell table:style-name="ce93" office:value-type="string" calcext:value-type="string">
            <text:p><text:span text:style-name="T195">KÄÇA </text:span><text:span text:style-name="T200">[qɒʧa]</text:span><text:span text:style-name="T195"> </text:span></text:p>
            <text:p>KÄÇE [qɒʧɛ]</text:p>
            <text:p>Prononciation des albanais de maggêduniɒ </text:p>
          </table:table-cell>
          <table:table-cell table:style-name="ce106"/>
          <table:table-cell table:style-name="ce93"/>
          <table:table-cell table:style-name="ce106"/>
          <table:table-cell table:style-name="ce136" office:value-type="string" calcext:value-type="string">
            <text:p>Mordre Bite</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KÄFSHË </text:span><text:span text:style-name="T191">[qɒfʃə]</text:span><text:span text:style-name="T193"> </text:span></text:p>
            <text:p>KÄFSHËT [qɒfʃət]</text:p>
            <text:p>Prononciation standard</text:p>
          </table:table-cell>
          <table:table-cell table:style-name="ce106"/>
          <table:table-cell table:style-name="ce93"/>
          <table:table-cell table:style-name="ce106"/>
          <table:table-cell table:style-name="ce136" office:value-type="string" calcext:value-type="string">
            <text:p>Animal, Bétail Animal, Cattle</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TURMË </text:span><text:span text:style-name="T191">[tuɾmə]</text:span></text:p>
            <text:p>Prononciation standard</text:p>
          </table:table-cell>
          <table:table-cell table:style-name="ce106"/>
          <table:table-cell table:style-name="ce108"/>
          <table:table-cell table:style-name="ce106"/>
          <table:table-cell table:style-name="ce136" office:value-type="string" calcext:value-type="string">
            <text:p>Foule Flock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BAGËTIJA </text:span><text:span text:style-name="T191">[bagətija]</text:span></text:p>
            <text:p>Prononciation standard</text:p>
          </table:table-cell>
          <table:table-cell table:style-name="ce106"/>
          <table:table-cell table:style-name="ce108"/>
          <table:table-cell table:style-name="ce106"/>
          <table:table-cell table:style-name="ce136" office:value-type="string" calcext:value-type="string">
            <text:p>Troupeau Herd, flock </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BURG</text:span><text:span text:style-name="T201"> </text:span><text:span text:style-name="T202">[burg] </text:span></text:p>
            <text:p>BURGI [burgi] </text:p>
            <text:p><text:span text:style-name="T195">Prononc</text:span><text:span text:style-name="T197">i</text:span><text:span text:style-name="T198">ation des Romani</text:span><text:span text:style-name="T197">sés de maggêduniɒ </text:span></text:p>
            <text:p>HAPSANE [hapsɒnɛ / apsə] </text:p>
            <text:p>(Türkicisme : hapişane)</text:p>
          </table:table-cell>
          <table:table-cell table:style-name="ce106"/>
          <table:table-cell table:style-name="ce96"/>
          <table:table-cell table:style-name="ce106"/>
          <table:table-cell table:style-name="ce136" office:value-type="string" calcext:value-type="string">
            <text:p>Prison Jail</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KËSHTJELLË</text:span><text:span text:style-name="T201"> </text:span><text:span text:style-name="T202">[qəʃtjɛɫə] </text:span></text:p>
          </table:table-cell>
          <table:table-cell table:style-name="ce106"/>
          <table:table-cell table:style-name="ce93"/>
          <table:table-cell table:style-name="ce106"/>
          <table:table-cell table:style-name="ce136" office:value-type="string" calcext:value-type="string">
            <text:p>Forteresse Fortress</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3"/>
          <table:table-cell table:style-name="ce95" office:value-type="string" calcext:value-type="string">
            <text:p> </text:p>
          </table:table-cell>
          <table:table-cell table:style-name="ce106"/>
          <table:table-cell table:style-name="ce108" office:value-type="string" calcext:value-type="string">
            <text:p><text:span text:style-name="T193">KÄLA </text:span><text:span text:style-name="T210">[qɑla] </text:span></text:p>
          </table:table-cell>
          <table:table-cell table:style-name="ce106"/>
          <table:table-cell table:style-name="ce108"/>
          <table:table-cell table:style-name="ce106"/>
          <table:table-cell table:style-name="ce136" office:value-type="string" calcext:value-type="string">
            <text:p>Citadelle Citadel</text:p>
          </table:table-cell>
          <table:table-cell table:style-name="ce153" office:value-type="string" calcext:value-type="string">
            <text:p>Du shqip</text:p>
            <text:p>KÄL [qɒl] Cheval </text:p>
          </table:table-cell>
          <table:table-cell table:style-name="ce135"/>
          <table:table-cell table:number-columns-repeated="1013"/>
        </table:table-row>
        <table:table-row table:style-name="ro45">
          <table:table-cell/>
          <table:table-cell table:style-name="ce93"/>
          <table:table-cell table:style-name="ce93" office:value-type="string" calcext:value-type="string">
            <text:p><text:span text:style-name="T195">GJË</text:span><text:span text:style-name="T197"> </text:span><text:span text:style-name="T198">[ɟə]</text:span></text:p>
            <text:p>Prononciation d'Albanie</text:p>
          </table:table-cell>
          <table:table-cell table:style-name="ce106"/>
          <table:table-cell table:style-name="ce93" office:value-type="string" calcext:value-type="string">
            <text:p><text:span text:style-name="T195">XHẼ</text:span><text:span text:style-name="T197"> </text:span><text:span text:style-name="T198">[ʤɑ̃]</text:span></text:p>
            <text:p>Prononciation de maggêduniɒ</text:p>
          </table:table-cell>
          <table:table-cell table:style-name="ce106"/>
          <table:table-cell table:style-name="ce93"/>
          <table:table-cell table:style-name="ce106"/>
          <table:table-cell table:style-name="ce136" office:value-type="string" calcext:value-type="string">
            <text:p>Chose, bidule <text:s/>Think</text:p>
          </table:table-cell>
          <table:table-cell table:style-name="ce153" office:value-type="string" calcext:value-type="string">
            <text:p>Du Latin</text:p>
            <text:p>OBÏECTVM</text:p>
            <text:p>Chose placée devant </text:p>
          </table:table-cell>
          <table:table-cell table:style-name="ce135"/>
          <table:table-cell table:number-columns-repeated="1013"/>
        </table:table-row>
        <table:table-row table:style-name="ro35">
          <table:table-cell/>
          <table:table-cell table:style-name="ce93"/>
          <table:table-cell table:style-name="ce93" office:value-type="string" calcext:value-type="string">
            <text:p><text:span text:style-name="T195">ARTIKULL</text:span><text:span text:style-name="T197"> </text:span><text:span text:style-name="T198">[aɾtiquɫ]</text:span></text:p>
            <text:p>Prononciation d'Albanie</text:p>
            <text:p> </text:p>
          </table:table-cell>
          <table:table-cell table:style-name="ce106"/>
          <table:table-cell table:style-name="ce93" office:value-type="string" calcext:value-type="string">
            <text:p><text:span text:style-name="T193">ARTIGULL</text:span><text:span text:style-name="T201"> </text:span><text:span text:style-name="T202">[aɾtiguɫ]</text:span></text:p>
            <text:p>Prononciation corrigé</text:p>
          </table:table-cell>
          <table:table-cell table:style-name="ce106"/>
          <table:table-cell table:style-name="ce93"/>
          <table:table-cell table:style-name="ce106"/>
          <table:table-cell table:style-name="ce136" office:value-type="string" calcext:value-type="string">
            <text:p>Article Item </text:p>
          </table:table-cell>
          <table:table-cell table:style-name="ce153" office:value-type="string" calcext:value-type="string">
            <text:p>Du Latin</text:p>
            <text:p>ARTICVLVS </text:p>
            <text:p>[artigɔlɔs] Etrosque </text:p>
            <text:p>[artiqulus] Roman</text:p>
            <text:p>Articulation</text:p>
          </table:table-cell>
          <table:table-cell table:style-name="ce135"/>
          <table:table-cell table:number-columns-repeated="1013"/>
        </table:table-row>
        <table:table-row table:style-name="ro35">
          <table:table-cell/>
          <table:table-cell table:style-name="ce93"/>
          <table:table-cell table:style-name="ce93" office:value-type="string" calcext:value-type="string">
            <text:p><text:span text:style-name="T195">OBJEKT</text:span><text:span text:style-name="T197"> </text:span><text:span text:style-name="T198">[ɔbjɛqt]</text:span></text:p>
            <text:p>Language traditionnel</text:p>
          </table:table-cell>
          <table:table-cell table:style-name="ce106"/>
          <table:table-cell table:style-name="ce93" office:value-type="string" calcext:value-type="string">
            <text:p><text:span text:style-name="T195">OBJEGT</text:span><text:span text:style-name="T197"> </text:span><text:span text:style-name="T198">[ɔbjɛgt]</text:span></text:p>
            <text:p>Prononciation corrigé</text:p>
          </table:table-cell>
          <table:table-cell table:style-name="ce106"/>
          <table:table-cell table:style-name="ce93"/>
          <table:table-cell table:style-name="ce106"/>
          <table:table-cell table:style-name="ce136" office:value-type="string" calcext:value-type="string">
            <text:p>Objects Object</text:p>
          </table:table-cell>
          <table:table-cell table:style-name="ce153" office:value-type="string" calcext:value-type="string">
            <text:p>Du Latin</text:p>
            <text:p>OBÏECTVM </text:p>
            <text:p>[objegtɔm] Etrosque </text:p>
            <text:p>[objeqtum] Roman</text:p>
            <text:p>Chose placée devant</text:p>
          </table:table-cell>
          <table:table-cell table:style-name="ce135"/>
          <table:table-cell table:number-columns-repeated="1013"/>
        </table:table-row>
        <table:table-row table:style-name="ro8">
          <table:table-cell/>
          <table:table-cell table:style-name="ce93"/>
          <table:table-cell table:style-name="ce99" office:value-type="string" calcext:value-type="string">
            <text:p> </text:p>
          </table:table-cell>
          <table:table-cell table:style-name="ce106"/>
          <table:table-cell table:style-name="ce96" office:value-type="string" calcext:value-type="string">
            <text:p><text:span text:style-name="T193">ÔBZHÊKTIM</text:span><text:span text:style-name="T234"> </text:span><text:span text:style-name="T202">[ɔbʒɛqtim]</text:span><text:span text:style-name="T201"> </text:span></text:p>
            <text:p>ÔBZHÊKTÔJ [ɔbʒɛqtɔj] </text:p>
            <text:p>ÔBZHÊKTOVA [ɔbʒɛqtɔva]</text:p>
            <text:p>Prononciation des albanais romanisé de maggêduniɒ</text:p>
          </table:table-cell>
          <table:table-cell table:style-name="ce106"/>
          <table:table-cell table:style-name="ce96"/>
          <table:table-cell table:style-name="ce106"/>
          <table:table-cell table:style-name="ce136" office:value-type="string" calcext:value-type="string">
            <text:p>Objecter Objecte, Objection</text:p>
          </table:table-cell>
          <table:table-cell table:style-name="ce153" office:value-type="string" calcext:value-type="string">
            <text:p>Du Latin</text:p>
            <text:p>OBÏECTARE </text:p>
            <text:p>[objegtarɛ] Etrosque </text:p>
            <text:p>[objeqtare] Roman</text:p>
            <text:p>Placer devant </text:p>
          </table:table-cell>
          <table:table-cell table:style-name="ce135"/>
          <table:table-cell table:number-columns-repeated="1013"/>
        </table:table-row>
        <table:table-row table:style-name="ro5">
          <table:table-cell/>
          <table:table-cell table:style-name="ce93"/>
          <table:table-cell table:style-name="ce96" office:value-type="string" calcext:value-type="string">
            <text:p><text:span text:style-name="T184">KUJ</text:span><text:span text:style-name="T195">DES</text:span><text:span text:style-name="T197"> </text:span><text:span text:style-name="T198">[qujdes]</text:span><text:span text:style-name="T197"> </text:span><text:span text:style-name="T281">(Couille)</text:span></text:p>
          </table:table-cell>
          <table:table-cell table:style-name="ce106"/>
          <table:table-cell table:style-name="ce96" office:value-type="string" calcext:value-type="string">
            <text:p><text:span text:style-name="T218">XUJ</text:span><text:span text:style-name="T195">DES</text:span><text:span text:style-name="T197"> </text:span><text:span text:style-name="T198">[ʣujdes]</text:span></text:p>
            <text:p> </text:p>
          </table:table-cell>
          <table:table-cell table:style-name="ce106"/>
          <table:table-cell table:style-name="ce96"/>
          <table:table-cell table:style-name="ce106"/>
          <table:table-cell table:style-name="ce136" office:value-type="string" calcext:value-type="string">
            <text:p>Prudence Caution</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RUJU</text:span><text:span text:style-name="T201"> </text:span><text:span text:style-name="T202">[</text:span><text:span text:style-name="T212">ɾ</text:span><text:span text:style-name="T202">uju]</text:span></text:p>
            <text:p>Prononciation des albanais de maggêduniɒ</text:p>
          </table:table-cell>
          <table:table-cell table:style-name="ce106"/>
          <table:table-cell table:style-name="ce93"/>
          <table:table-cell table:style-name="ce106"/>
          <table:table-cell table:style-name="ce136" office:value-type="string" calcext:value-type="string">
            <text:p>Prudence Caution</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VËMENDJE</text:span><text:span text:style-name="T201"> </text:span><text:span text:style-name="T202">[vəmɛndjɛ]</text:span></text:p>
          </table:table-cell>
          <table:table-cell table:style-name="ce106"/>
          <table:table-cell table:style-name="ce93"/>
          <table:table-cell table:style-name="ce106"/>
          <table:table-cell table:style-name="ce136" office:value-type="string" calcext:value-type="string">
            <text:p>Attentio Attentio</text:p>
          </table:table-cell>
          <table:table-cell table:style-name="ce155" office:value-type="string" calcext:value-type="string">
            <text:p> </text:p>
          </table:table-cell>
          <table:table-cell table:style-name="ce135"/>
          <table:table-cell table:number-columns-repeated="1013"/>
        </table:table-row>
        <table:table-row table:style-name="ro68">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DURIM</text:span><text:span text:style-name="T201"> </text:span><text:span text:style-name="T202">[du</text:span><text:span text:style-name="T212">ɾ</text:span><text:span text:style-name="T202">im]</text:span></text:p>
          </table:table-cell>
          <table:table-cell table:style-name="ce106"/>
          <table:table-cell table:style-name="ce93"/>
          <table:table-cell table:style-name="ce106"/>
          <table:table-cell table:style-name="ce136" office:value-type="string" calcext:value-type="string">
            <text:p>Endurance Attentio</text:p>
          </table:table-cell>
          <table:table-cell table:style-name="ce166" office:value-type="string" calcext:value-type="string">
            <text:p>דוּרים</text:p>
          </table:table-cell>
          <table:table-cell table:style-name="ce135"/>
          <table:table-cell table:number-columns-repeated="1013"/>
        </table:table-row>
        <table:table-row table:style-name="ro68">
          <table:table-cell/>
          <table:table-cell table:style-name="ce93"/>
          <table:table-cell table:style-name="ce94" office:value-type="string" calcext:value-type="string">
            <text:p> </text:p>
          </table:table-cell>
          <table:table-cell table:style-name="ce106"/>
          <table:table-cell table:style-name="ce93" office:value-type="string" calcext:value-type="string">
            <text:p><text:span text:style-name="T193">BURIM</text:span><text:span text:style-name="T201"> </text:span><text:span text:style-name="T202">[bu</text:span><text:span text:style-name="T212">ɾ</text:span><text:span text:style-name="T202">im]</text:span></text:p>
          </table:table-cell>
          <table:table-cell table:style-name="ce106"/>
          <table:table-cell table:style-name="ce93"/>
          <table:table-cell table:style-name="ce106"/>
          <table:table-cell table:style-name="ce136" office:value-type="string" calcext:value-type="string">
            <text:p>Fontaine Fontain</text:p>
          </table:table-cell>
          <table:table-cell table:style-name="ce166" office:value-type="string" calcext:value-type="string">
            <text:p>בּוּרים</text:p>
          </table:table-cell>
          <table:table-cell table:style-name="ce135"/>
          <table:table-cell table:number-columns-repeated="1013"/>
        </table:table-row>
        <table:table-row table:style-name="ro4">
          <table:table-cell/>
          <table:table-cell table:style-name="ce93"/>
          <table:table-cell table:style-name="ce94" office:value-type="string" calcext:value-type="string">
            <text:p> </text:p>
          </table:table-cell>
          <table:table-cell table:style-name="ce106"/>
          <table:table-cell table:style-name="ce92"/>
          <table:table-cell table:style-name="ce106"/>
          <table:table-cell table:style-name="ce92"/>
          <table:table-cell table:style-name="ce106"/>
          <table:table-cell table:style-name="ce136"/>
          <table:table-cell/>
          <table:table-cell table:style-name="ce135"/>
          <table:table-cell table:number-columns-repeated="1013"/>
        </table:table-row>
        <table:table-row table:style-name="ro37">
          <table:table-cell/>
          <table:table-cell table:style-name="ce93"/>
          <table:table-cell table:style-name="ce99" office:value-type="string" calcext:value-type="string">
            <text:p>SIDOMOS</text:p>
            <text:p>Je de mot avec le terme Turk de Domuz (pig) </text:p>
          </table:table-cell>
          <table:table-cell table:style-name="ce106"/>
          <table:table-cell table:style-name="ce93" office:value-type="string" calcext:value-type="string">
            <text:p><text:span text:style-name="T195">ZAKONISHT</text:span><text:span text:style-name="T197"> </text:span><text:span text:style-name="T198">[zaqɔniʃt]</text:span></text:p>
          </table:table-cell>
          <table:table-cell table:style-name="ce106"/>
          <table:table-cell table:style-name="ce93"/>
          <table:table-cell table:style-name="ce106"/>
          <table:table-cell table:style-name="ce132" office:value-type="string" calcext:value-type="string">
            <text:p>Normalement Communement Commonly, Normally, Usually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9" office:value-type="string" calcext:value-type="string">
            <text:p>ORË ORA</text:p>
          </table:table-cell>
          <table:table-cell table:style-name="ce106"/>
          <table:table-cell table:style-name="ce92" office:value-type="string" calcext:value-type="string">
            <text:p><text:span text:style-name="T195">SAAT</text:span><text:span text:style-name="T197"> </text:span><text:span text:style-name="T198">[saat]</text:span><text:span text:style-name="T197"> </text:span></text:p>
            <text:p>(Türkicisme Perse ساعت [saot])</text:p>
          </table:table-cell>
          <table:table-cell table:style-name="ce106"/>
          <table:table-cell table:style-name="ce92"/>
          <table:table-cell table:style-name="ce106"/>
          <table:table-cell table:style-name="ce132" office:value-type="string" calcext:value-type="string">
            <text:p>Heure Hour</text:p>
          </table:table-cell>
          <table:table-cell table:style-name="ce153" office:value-type="string" calcext:value-type="string">
            <text:p>Du latin </text:p>
            <text:p>HORA</text:p>
          </table:table-cell>
          <table:table-cell table:style-name="ce135"/>
          <table:table-cell table:number-columns-repeated="1013"/>
        </table:table-row>
        <table:table-row table:style-name="ro37">
          <table:table-cell/>
          <table:table-cell table:style-name="ce93"/>
          <table:table-cell table:style-name="ce99" office:value-type="string" calcext:value-type="string">
            <text:p>MINUTA MINUTË</text:p>
          </table:table-cell>
          <table:table-cell table:style-name="ce106"/>
          <table:table-cell table:style-name="ce92" office:value-type="string" calcext:value-type="string">
            <text:p><text:span text:style-name="T195">DAKIK</text:span><text:span text:style-name="T197"> </text:span><text:span text:style-name="T198">[dakik]</text:span><text:span text:style-name="T197"> </text:span></text:p>
            <text:p>(Türkicisme Perse دقیق)</text:p>
          </table:table-cell>
          <table:table-cell table:style-name="ce106"/>
          <table:table-cell table:style-name="ce92"/>
          <table:table-cell table:style-name="ce106"/>
          <table:table-cell table:style-name="ce132" office:value-type="string" calcext:value-type="string">
            <text:p>Minute</text:p>
          </table:table-cell>
          <table:table-cell table:style-name="ce153" office:value-type="string" calcext:value-type="string">
            <text:p>Du latin</text:p>
            <text:p>MINVTVS </text:p>
            <text:p>[minɔtɔs] Etrosque </text:p>
            <text:p>[minutus] Roman</text:p>
          </table:table-cell>
          <table:table-cell table:style-name="ce135"/>
          <table:table-cell table:number-columns-repeated="1013"/>
        </table:table-row>
        <table:table-row table:style-name="ro8">
          <table:table-cell/>
          <table:table-cell table:style-name="ce93"/>
          <table:table-cell table:style-name="ce99" office:value-type="string" calcext:value-type="string">
            <text:p>KOHË</text:p>
            <text:p>(çen ne Kinez, lopë n’english)</text:p>
          </table:table-cell>
          <table:table-cell table:style-name="ce106"/>
          <table:table-cell table:style-name="ce93" office:value-type="string" calcext:value-type="string">
            <text:p><text:span text:style-name="T195">TEMP</text:span><text:span text:style-name="T197"> </text:span><text:span text:style-name="T198">[tɛmp]</text:span></text:p>
            <text:p>Prononciation des albanais de maggêduniɒ </text:p>
            <text:p>VAKT</text:p>
            <text:p>(türkicisme : Vakit)</text:p>
          </table:table-cell>
          <table:table-cell table:style-name="ce106"/>
          <table:table-cell table:style-name="ce93"/>
          <table:table-cell table:style-name="ce106"/>
          <table:table-cell table:style-name="ce132" office:value-type="string" calcext:value-type="string">
            <text:p>Pas le temps Not time to </text:p>
          </table:table-cell>
          <table:table-cell table:style-name="ce153" office:value-type="string" calcext:value-type="string">
            <text:p>Du latin</text:p>
            <text:p>TEMPVS </text:p>
            <text:p>[tempɔs] Etrosque </text:p>
            <text:p>[tempus] Roman</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5">TUTNA</text:span><text:span text:style-name="T197"> </text:span><text:span text:style-name="T198">[tutna]</text:span><text:span text:style-name="T197"> </text:span></text:p>
            <text:p>TUTËT [tutət] </text:p>
            <text:p>TUTË [tutə] </text:p>
            <text:p>TUC [tuʦ]</text:p>
            <text:p>Prononciation des albanais de maggêduniɒ</text:p>
          </table:table-cell>
          <table:table-cell table:style-name="ce106"/>
          <table:table-cell table:style-name="ce96" office:value-type="string" calcext:value-type="string">
            <text:p><text:span text:style-name="T195">FRIKNA</text:span><text:span text:style-name="T197"> </text:span><text:span text:style-name="T198">[fɾiqna]</text:span><text:span text:style-name="T197"> </text:span></text:p>
            <text:p>FRIKËT [fɾiqət] </text:p>
            <text:p>FRIKË [fɾiqə]</text:p>
            <text:p>Prononciation d'albanie</text:p>
          </table:table-cell>
          <table:table-cell table:style-name="ce106"/>
          <table:table-cell table:style-name="ce96"/>
          <table:table-cell table:style-name="ce106"/>
          <table:table-cell table:style-name="ce142" office:value-type="string" calcext:value-type="string">
            <text:p><text:span text:style-name="T224">Peur </text:span><text:span text:style-name="T266">פאוּר</text:span><text:span text:style-name="T217"> </text:span></text:p>
            <text:p>Fear פּאוֹר</text:p>
          </table:table-cell>
          <table:table-cell table:style-name="ce153" office:value-type="string" calcext:value-type="string">
            <text:p>Du Roman : </text:p>
            <text:p>PAVOR </text:p>
            <text:p>[pawor] Etrosque </text:p>
            <text:p>[pavor] Roman</text:p>
            <text:p>Power → Pouvoir → POSSE en Roman </text:p>
          </table:table-cell>
          <table:table-cell table:style-name="ce135"/>
          <table:table-cell table:number-columns-repeated="1013"/>
        </table:table-row>
        <table:table-row table:style-name="ro16">
          <table:table-cell/>
          <table:table-cell table:style-name="ce93"/>
          <table:table-cell table:style-name="ce96" office:value-type="string" calcext:value-type="string">
            <text:p><text:span text:style-name="T195">SHOK</text:span><text:span text:style-name="T197"> </text:span><text:span text:style-name="T198">[ʃɔq]</text:span><text:span text:style-name="T197"> </text:span></text:p>
            <text:p>SHOQË [ʃɔʧə / ʃɔqə] </text:p>
            <text:p>SHOQE [ʃɔʧɛ / ʃɔqɛ]</text:p>
            <text:p>Prononciation des albanais de maggêduniɒ (Shok : compagnon) </text:p>
          </table:table-cell>
          <table:table-cell table:style-name="ce106"/>
          <table:table-cell table:style-name="ce96" office:value-type="string" calcext:value-type="string">
            <text:p><text:span text:style-name="T195">MIK</text:span><text:span text:style-name="T197"> </text:span><text:span text:style-name="T198">[miq]</text:span><text:span text:style-name="T197"> </text:span></text:p>
            <text:p>MIKESHË [miqeʃə] </text:p>
            <text:p>MIKESHE [miqeʃɛ]</text:p>
            <text:p>Prononciation d'albanie</text:p>
          </table:table-cell>
          <table:table-cell table:style-name="ce106"/>
          <table:table-cell table:style-name="ce96"/>
          <table:table-cell table:style-name="ce106"/>
          <table:table-cell table:style-name="ce132" office:value-type="string" calcext:value-type="string">
            <text:p>Ami, Amie</text:p>
            <text:p>Friend</text:p>
            <text:p>Pote</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3" office:value-type="string" calcext:value-type="string">
            <text:p><text:span text:style-name="T193">N</text:span><text:span text:style-name="T194">US</text:span><text:span text:style-name="T193">E</text:span><text:span text:style-name="T201"> (U.S.A)</text:span></text:p>
          </table:table-cell>
          <table:table-cell table:style-name="ce106"/>
          <table:table-cell table:style-name="ce96" office:value-type="string" calcext:value-type="string">
            <text:p><text:span text:style-name="T195">N</text:span><text:span text:style-name="T199">AS</text:span><text:span text:style-name="T195">E</text:span><text:span text:style-name="T197"> </text:span><text:span text:style-name="T198">[nasɛ]</text:span><text:span text:style-name="T197"> </text:span></text:p>
            <text:p>(prononciation traditionnel) </text:p>
            <text:p>(car en hebreux A est voyelle feminine) </text:p>
            <text:p>Najse [najsɛ], Najsë [najsə]</text:p>
          </table:table-cell>
          <table:table-cell table:style-name="ce106"/>
          <table:table-cell table:style-name="ce96"/>
          <table:table-cell table:style-name="ce106"/>
          <table:table-cell table:style-name="ce132" office:value-type="string" calcext:value-type="string">
            <text:p>Epouse</text:p>
          </table:table-cell>
          <table:table-cell table:style-name="ce163" office:value-type="string" calcext:value-type="string">
            <text:p><text:span text:style-name="T216">נס</text:span><text:span text:style-name="T217"> </text:span></text:p>
            <text:p>נשׂא </text:p>
            <text:p>אישׂה</text:p>
            <text:p>[sus]</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5">QETËSI</text:span><text:span text:style-name="T197"> </text:span><text:span text:style-name="T198">[ʨeʦi]</text:span></text:p>
            <text:p>Prononciation d'Albanie</text:p>
          </table:table-cell>
          <table:table-cell table:style-name="ce106"/>
          <table:table-cell table:style-name="ce93" office:value-type="string" calcext:value-type="string">
            <text:p><text:span text:style-name="T195">QETËSI</text:span><text:span text:style-name="T197"> </text:span><text:span text:style-name="T198">[ʧeʦi]</text:span></text:p>
            <text:p>Prononciation de maggêduniɒ</text:p>
          </table:table-cell>
          <table:table-cell table:style-name="ce106"/>
          <table:table-cell table:style-name="ce93"/>
          <table:table-cell table:style-name="ce106"/>
          <table:table-cell table:style-name="ce132" office:value-type="string" calcext:value-type="string">
            <text:p>Calme Calm</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SHUJË</text:span><text:span text:style-name="T201"> </text:span><text:span text:style-name="T202">[ʃujə]</text:span></text:p>
            <text:p>Prononciation des albanais de maggêduniɒ </text:p>
          </table:table-cell>
          <table:table-cell table:style-name="ce106"/>
          <table:table-cell table:style-name="ce93"/>
          <table:table-cell table:style-name="ce106"/>
          <table:table-cell table:style-name="ce132" office:value-type="string" calcext:value-type="string">
            <text:p>Tais-toi Shut up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HESHTJÊ</text:span><text:span text:style-name="T201"> </text:span><text:span text:style-name="T202">[heʃtjɛ]</text:span></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Silence</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5" office:value-type="string" calcext:value-type="string">
            <text:p> </text:p>
          </table:table-cell>
          <table:table-cell table:style-name="ce106"/>
          <table:table-cell table:style-name="ce93" office:value-type="string" calcext:value-type="string">
            <text:p><text:span text:style-name="T193">MSHÊLÊ</text:span><text:span text:style-name="T201"> </text:span><text:span text:style-name="T202">[mʃɛlɛ]</text:span></text:p>
            <text:p>Prononciation des albanais de maggêduniɒ </text:p>
          </table:table-cell>
          <table:table-cell table:style-name="ce106"/>
          <table:table-cell table:style-name="ce93"/>
          <table:table-cell table:style-name="ce106"/>
          <table:table-cell table:style-name="ce132" office:value-type="string" calcext:value-type="string">
            <text:p>Ferme la Ta gueule <text:s/>Close your mouth, shut up</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MBYLLÊ </text:span><text:span text:style-name="T191">[mbyɫɛ]</text:span></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Ferme la porte Close</text:p>
          </table:table-cell>
          <table:table-cell table:style-name="ce155" office:value-type="string" calcext:value-type="string">
            <text:p> </text:p>
          </table:table-cell>
          <table:table-cell table:style-name="ce135"/>
          <table:table-cell table:number-columns-repeated="1013"/>
        </table:table-row>
        <table:table-row table:style-name="ro6">
          <table:table-cell/>
          <table:table-cell table:style-name="ce93"/>
          <table:table-cell table:style-name="ce95" office:value-type="string" calcext:value-type="string">
            <text:p> </text:p>
          </table:table-cell>
          <table:table-cell table:style-name="ce106"/>
          <table:table-cell table:style-name="ce96" office:value-type="string" calcext:value-type="string">
            <text:p><text:span text:style-name="T193">SHIKÔJ</text:span><text:span text:style-name="T201"> </text:span><text:span text:style-name="T202">[ʃiq</text:span><text:span text:style-name="T212">ɔ</text:span><text:span text:style-name="T202">j]</text:span><text:span text:style-name="T201"> </text:span></text:p>
            <text:p><text:span text:style-name="T195">SHIKÔVA</text:span><text:span text:style-name="T197"> </text:span><text:span text:style-name="T198">[ʃiqɔva]</text:span> </text:p>
            <text:p>SHIKÔVE [ʃiqɔvɛ] </text:p>
            <text:p>SHIKÔN [ʃiqɔn] </text:p>
            <text:p>SHIKU [ʃiqu] </text:p>
            <text:p>SHIKUARË [ʃiquaɾə] (contempler) </text:p>
            <text:p>SHIKIM [ʃiqim]</text:p>
            <text:p>SHIKUES [ʃiquɛs]</text:p>
          </table:table-cell>
          <table:table-cell table:style-name="ce106"/>
          <table:table-cell table:style-name="ce96"/>
          <table:table-cell table:style-name="ce106"/>
          <table:table-cell table:style-name="ce132" office:value-type="string" calcext:value-type="string">
            <text:p>Apercevoir Descry</text:p>
          </table:table-cell>
          <table:table-cell table:style-name="ce155" office:value-type="string" calcext:value-type="string">
            <text:p> </text:p>
          </table:table-cell>
          <table:table-cell table:style-name="ce135"/>
          <table:table-cell table:number-columns-repeated="1013"/>
        </table:table-row>
        <table:table-row table:style-name="ro69">
          <table:table-cell/>
          <table:table-cell table:style-name="ce93"/>
          <table:table-cell table:style-name="ce96" office:value-type="string" calcext:value-type="string">
            <text:p><text:span text:style-name="T193">SHÊH </text:span><text:span text:style-name="T191">[ʃɛh]</text:span><text:span text:style-name="T193"> QÊH </text:span><text:span text:style-name="T191">[ʧɛh]</text:span><text:span text:style-name="T201">(voir)</text:span><text:span text:style-name="T269"> </text:span></text:p>
            <text:p>SHÔH [ʃɔh] QÔH [ʧɔh] </text:p>
            <text:p>SHÊNI [ʃɛni] </text:p>
            <text:p>SHÔNI [ʃɔni]</text:p>
          </table:table-cell>
          <table:table-cell table:style-name="ce106"/>
          <table:table-cell table:style-name="ce117" office:value-type="string" calcext:value-type="string">
            <text:p> </text:p>
            <text:p>VËSHTROJ</text:p>
          </table:table-cell>
          <table:table-cell table:style-name="ce106"/>
          <table:table-cell table:style-name="ce117"/>
          <table:table-cell table:style-name="ce106"/>
          <table:table-cell table:style-name="ce132" office:value-type="string" calcext:value-type="string">
            <text:p>Vois, voire, contempler, fixer, regarder See, gazed</text:p>
          </table:table-cell>
          <table:table-cell table:style-name="ce153" office:value-type="string" calcext:value-type="string">
            <text:p>Du latin</text:p>
            <text:p>VIDERE </text:p>
            <text:p>[wjdɛʀɛ] Etrosque </text:p>
            <text:p>[vjdere] Etrosque </text:p>
            <text:p>Du latin </text:p>
            <text:p>CONTEMPLARE </text:p>
            <text:p>[gontemplare] Etrosque </text:p>
            <text:p>[qontemplare] Roman</text:p>
          </table:table-cell>
          <table:table-cell table:style-name="ce135"/>
          <table:table-cell table:number-columns-repeated="1013"/>
        </table:table-row>
        <table:table-row table:style-name="ro12">
          <table:table-cell/>
          <table:table-cell table:style-name="ce93"/>
          <table:table-cell table:style-name="ce96" office:value-type="string" calcext:value-type="string">
            <text:p><text:span text:style-name="T195">PARË</text:span><text:span text:style-name="T197"> </text:span><text:span text:style-name="T198">[pɑɾə]</text:span><text:span text:style-name="T197"> </text:span></text:p>
            <text:p> </text:p>
            <text:p> </text:p>
            <text:p/>
            <text:p>Prononciation d'Albanie</text:p>
          </table:table-cell>
          <table:table-cell table:style-name="ce106"/>
          <table:table-cell table:style-name="ce96" office:value-type="string" calcext:value-type="string">
            <text:p><text:span text:style-name="T195">PÄH</text:span><text:span text:style-name="T197"> </text:span><text:span text:style-name="T198">[pɒ]</text:span><text:span text:style-name="T197"> </text:span></text:p>
            <text:p>PÄT [pɒt] </text:p>
            <text:p>PÄSHË [pɒʃə] </text:p>
            <text:p>PÄMË [pɒmə] </text:p>
            <text:p>PÄVA [pɒva] </text:p>
            <text:p>PÄVÊ [pɒvɛ]</text:p>
            <text:p>Prononciation de maggêduniɒ</text:p>
          </table:table-cell>
          <table:table-cell table:style-name="ce106"/>
          <table:table-cell table:style-name="ce96"/>
          <table:table-cell table:style-name="ce106"/>
          <table:table-cell table:style-name="ce132" office:value-type="string" calcext:value-type="string">
            <text:p>Voir, apercevoir de loin <text:s/>Descry, Descried</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3"/>
          <table:table-cell table:style-name="ce96" office:value-type="string" calcext:value-type="string">
            <text:p><text:span text:style-name="T193">KYRUAR</text:span><text:span text:style-name="T201"> </text:span><text:span text:style-name="T202">[qy</text:span><text:span text:style-name="T212">ɾ</text:span><text:span text:style-name="T202">ua</text:span><text:span text:style-name="T212">ɾ</text:span><text:span text:style-name="T202">]</text:span><text:span text:style-name="T201"> (regarder)</text:span></text:p>
            <text:p>Prononciation d'albanie</text:p>
          </table:table-cell>
          <table:table-cell table:style-name="ce106"/>
          <table:table-cell table:style-name="ce96" office:value-type="string" calcext:value-type="string">
            <text:p><text:span text:style-name="T195">KSHYRUARË </text:span></text:p>
            <text:p>KSHYRË [qʃyɾə] </text:p>
            <text:p>KSHYRNI [qʃyɾni]</text:p>
            <text:p>Prononciation des albanais de maggêduniɒ</text:p>
          </table:table-cell>
          <table:table-cell table:style-name="ce106"/>
          <table:table-cell table:style-name="ce96"/>
          <table:table-cell table:style-name="ce106"/>
          <table:table-cell table:style-name="ce132" office:value-type="string" calcext:value-type="string">
            <text:p>Regarde Look, watch </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3"/>
          <table:table-cell table:style-name="ce95" office:value-type="string" calcext:value-type="string">
            <text:p> </text:p>
            <text:p>Prononciation d'albanie</text:p>
          </table:table-cell>
          <table:table-cell table:style-name="ce106"/>
          <table:table-cell table:style-name="ce122" office:value-type="string" calcext:value-type="string">
            <text:p>?</text:p>
            <text:p>Prononciation des albanais de maggêduniɒ</text:p>
          </table:table-cell>
          <table:table-cell table:style-name="ce106"/>
          <table:table-cell table:style-name="ce122"/>
          <table:table-cell table:style-name="ce106"/>
          <table:table-cell table:style-name="ce144" office:value-type="string" calcext:value-type="string">
            <text:p>Ob<text:span text:style-name="T312">serv</text:span>er </text:p>
            <text:p>Look, watch </text:p>
          </table:table-cell>
          <table:table-cell table:style-name="ce153" office:value-type="string" calcext:value-type="string">
            <text:p>Du latin</text:p>
            <text:p>OBSERVARE </text:p>
            <text:p>[obsɛrwarɛ] Etrosque </text:p>
            <text:p>[observare] Roman</text:p>
          </table:table-cell>
          <table:table-cell table:style-name="ce135"/>
          <table:table-cell table:number-columns-repeated="1013"/>
        </table:table-row>
        <table:table-row table:style-name="ro25">
          <table:table-cell/>
          <table:table-cell table:style-name="ce93"/>
          <table:table-cell table:style-name="ce99" office:value-type="string" calcext:value-type="string">
            <text:p> </text:p>
          </table:table-cell>
          <table:table-cell table:style-name="ce106"/>
          <table:table-cell table:style-name="ce122" office:value-type="string" calcext:value-type="string">
            <text:p>NIJ</text:p>
            <text:p>NIVA </text:p>
            <text:p>NIN </text:p>
            <text:p>NIU </text:p>
            <text:p>NIUARË </text:p>
            <text:p>NIMI </text:p>
            <text:p>NI </text:p>
            <text:p>NIËS</text:p>
            <text:p>NITA</text:p>
            <text:p>Prononciation des albanais de maggêduniɒ</text:p>
          </table:table-cell>
          <table:table-cell table:style-name="ce106"/>
          <table:table-cell table:style-name="ce122"/>
          <table:table-cell table:style-name="ce106"/>
          <table:table-cell table:style-name="ce132" office:value-type="string" calcext:value-type="string">
            <text:p>Entendre Hear</text:p>
          </table:table-cell>
          <table:table-cell table:style-name="ce153" office:value-type="string" calcext:value-type="string">
            <text:p>Du latin</text:p>
            <text:p>INTENDERE </text:p>
            <text:p>[obsɛrwarɛ] Etrosque </text:p>
            <text:p>[observare] Roman</text:p>
          </table:table-cell>
          <table:table-cell table:style-name="ce135"/>
          <table:table-cell table:number-columns-repeated="1013"/>
        </table:table-row>
        <table:table-row table:style-name="ro20">
          <table:table-cell/>
          <table:table-cell table:style-name="ce96"/>
          <table:table-cell table:style-name="ce96" office:value-type="string" calcext:value-type="string">
            <text:p><text:span text:style-name="T195">DËGJÔJ</text:span><text:span text:style-name="T197"> </text:span><text:span text:style-name="T198">[dəɟɔj]</text:span><text:span text:style-name="T197"> </text:span></text:p>
            <text:p><text:span text:style-name="T195">DËGJ</text:span><text:span text:style-name="T197">Ô</text:span><text:span text:style-name="T198">VA [d</text:span><text:span text:style-name="T197">əɟɔva] </text:span></text:p>
            <text:p>DËGJÔN [dəɟɔn] </text:p>
            <text:p>DËGJU [dəɟu] </text:p>
            <text:p>DËGJUARË [dəɟuaɾə] </text:p>
            <text:p>DËGJIM [dəɟim] </text:p>
            <text:p>DËGJ [dəɟ] </text:p>
            <text:p>DËGJËS [dəɟəs]</text:p>
            <text:p>NGJO [nɟɔ] (écoute) </text:p>
            <text:p>NGJOVA [nɟɔva] (écoute) </text:p>
            <text:p>NGJONI [nɟɔni] (écouter)</text:p>
          </table:table-cell>
          <table:table-cell table:style-name="ce106"/>
          <table:table-cell table:style-name="ce96" office:value-type="string" calcext:value-type="string">
            <text:p><text:span text:style-name="T195">DIXHÔJ</text:span><text:span text:style-name="T197"> </text:span><text:span text:style-name="T198">[diʤɔj]</text:span><text:span text:style-name="T197"> </text:span></text:p>
            <text:p><text:span text:style-name="T195">DIXH</text:span><text:span text:style-name="T200">ÔVA </text:span><text:span text:style-name="T197">[diʤɔva] </text:span></text:p>
            <text:p><text:span text:style-name="T195">DIXH</text:span><text:span text:style-name="T200">ÔN [d</text:span><text:span text:style-name="T197">iʤɔn] </text:span></text:p>
            <text:p>DIXHU [diʤu] </text:p>
            <text:p>DIXHUARË [diʤuaɾə] </text:p>
            <text:p>DIXHIM [diʤim] </text:p>
            <text:p>DIXH [diʤ] </text:p>
            <text:p>DIXHËS [diʤəs]</text:p>
            <text:p>NGÔ [ŋɔ](écoute) </text:p>
            <text:p>NGÔVA [ŋɔva](écoute) </text:p>
            <text:p>NGÔNI [ŋɔni] (écouter)</text:p>
            <text:p>NJÔ [njɔ](écoute) </text:p>
            <text:p>NJÔVA [njɔva](écoute) </text:p>
            <text:p>NJÔNI [njɔni] (écouter)</text:p>
            <text:p>Prononciation des albanais de maggêduniɒ</text:p>
          </table:table-cell>
          <table:table-cell table:style-name="ce106"/>
          <table:table-cell table:style-name="ce96"/>
          <table:table-cell table:style-name="ce106"/>
          <table:table-cell table:style-name="ce132" office:value-type="string" calcext:value-type="string">
            <text:p>Ecouter Listen</text:p>
          </table:table-cell>
          <table:table-cell table:style-name="ce153" office:value-type="string" calcext:value-type="string">
            <text:p>Du latin</text:p>
            <text:p>AVSCVLTARE </text:p>
            <text:p>[ɔsgultaɾɛ] Etrosque </text:p>
            <text:p>[ɔsqultare] Roman</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5">FSHÊH</text:span><text:span text:style-name="T197"> </text:span><text:span text:style-name="T198">[fʃɛh]</text:span></text:p>
          </table:table-cell>
          <table:table-cell table:style-name="ce106"/>
          <table:table-cell table:style-name="ce96" office:value-type="string" calcext:value-type="string">
            <text:p><text:span text:style-name="T195">MSHÊH</text:span><text:span text:style-name="T197"> </text:span><text:span text:style-name="T198">[mʃɛh]</text:span><text:span text:style-name="T197"> </text:span></text:p>
            <text:p>MSHÊFÊH [mʃɛfɛh]</text:p>
            <text:p>Prononciation des albanais de maggêduniɒ</text:p>
          </table:table-cell>
          <table:table-cell table:style-name="ce106"/>
          <table:table-cell table:style-name="ce96"/>
          <table:table-cell table:style-name="ce106"/>
          <table:table-cell table:style-name="ce132" office:value-type="string" calcext:value-type="string">
            <text:p>Dissimuler Conceal</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5"/>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5">
          <table:table-cell/>
          <table:table-cell table:style-name="ce95"/>
          <table:table-cell table:style-name="ce95" office:value-type="string" calcext:value-type="string">
            <text:p> </text:p>
          </table:table-cell>
          <table:table-cell table:style-name="ce106"/>
          <table:table-cell table:style-name="ce93" office:value-type="string" calcext:value-type="string">
            <text:p><text:span text:style-name="T193">THJÊSHTÔJ</text:span><text:span text:style-name="T201"> </text:span><text:span text:style-name="T202">[θjɛʃtj]</text:span><text:span text:style-name="T249"> </text:span></text:p>
            <text:p>THJÊSHTË [θjɛʃtə]</text:p>
          </table:table-cell>
          <table:table-cell table:style-name="ce106"/>
          <table:table-cell table:style-name="ce93"/>
          <table:table-cell table:style-name="ce106"/>
          <table:table-cell table:style-name="ce132" office:value-type="string" calcext:value-type="string">
            <text:p>Primitif, simple</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5"/>
          <table:table-cell table:style-name="ce95" office:value-type="string" calcext:value-type="string">
            <text:p> </text:p>
          </table:table-cell>
          <table:table-cell table:style-name="ce106"/>
          <table:table-cell table:style-name="ce93" office:value-type="string" calcext:value-type="string">
            <text:p><text:span text:style-name="T193">KÔLLAJ</text:span><text:span text:style-name="T201"> </text:span><text:span text:style-name="T202">[q</text:span><text:span text:style-name="T212">ɔɫa</text:span><text:span text:style-name="T202">j]</text:span></text:p>
          </table:table-cell>
          <table:table-cell table:style-name="ce106"/>
          <table:table-cell table:style-name="ce93"/>
          <table:table-cell table:style-name="ce106"/>
          <table:table-cell table:style-name="ce132" office:value-type="string" calcext:value-type="string">
            <text:p>Facile Easy</text:p>
          </table:table-cell>
          <table:table-cell table:style-name="ce155" office:value-type="string" calcext:value-type="string">
            <text:p> </text:p>
          </table:table-cell>
          <table:table-cell table:style-name="ce135"/>
          <table:table-cell table:number-columns-repeated="1013"/>
        </table:table-row>
        <table:table-row table:style-name="ro70">
          <table:table-cell/>
          <table:table-cell table:style-name="ce96"/>
          <table:table-cell table:style-name="ce96" office:value-type="string" calcext:value-type="string">
            <text:p><text:span text:style-name="T211">DËR</text:span><text:span text:style-name="T193">GÔJ</text:span><text:span text:style-name="T201"> </text:span><text:span text:style-name="T202">[dəɾg</text:span><text:span text:style-name="T212">ɔ</text:span><text:span text:style-name="T202">j]</text:span></text:p>
            <text:p>Unë dërgova = j'envoyai </text:p>
            <text:p>ti dërgove = tu envoyas </text:p>
            <text:p>ai dërgoi<text:span text:style-name="T195"> = </text:span>il envoya </text:p>
            <text:p>ajo dërgoi = elle envoya </text:p>
            <text:p>ne dërguam = nous envoyâmes </text:p>
            <text:p>ju dërguat = vous envoyâtes </text:p>
            <text:p>ata dërguan = ils envoyèrent </text:p>
            <text:p>ato dërguan = elles envoyèrent </text:p>
            <text:p>Prononciation d'Albanie </text:p>
            <text:p>Ajout de DËR par les soviets (RED Rouge) [dɛr : pig / big] </text:p>
          </table:table-cell>
          <table:table-cell table:style-name="ce106"/>
          <table:table-cell table:style-name="ce93" office:value-type="string" calcext:value-type="string">
            <text:p><text:span text:style-name="T195">ÇÔJ</text:span><text:span text:style-name="T197"> </text:span><text:span text:style-name="T198">[ʧɔj]</text:span></text:p>
            <text:p>Une çova, çoja </text:p>
            <text:p>Ti çove, çoje </text:p>
            <text:p>Aj çoj, çonte </text:p>
            <text:p>Ajo çoj, çonte </text:p>
            <text:p>Ne çuam, çonim </text:p>
            <text:p>Ju çuët, çonit </text:p>
            <text:p>Ata çuan, çonin </text:p>
            <text:p>Ato çuan, çonin </text:p>
            <text:p>Prononciation des Romanisés de maggêduniɒ</text:p>
          </table:table-cell>
          <table:table-cell table:style-name="ce106"/>
          <table:table-cell table:style-name="ce93"/>
          <table:table-cell table:style-name="ce106"/>
          <table:table-cell table:style-name="ce132" office:value-type="string" calcext:value-type="string">
            <text:p>Envoyer</text:p>
            <text:p>Send</text:p>
            <text:p>Vozit </text:p>
            <text:p>Conduire </text:p>
            <text:p>Driver </text:p>
            <text:p>sjellje </text:p>
            <text:p>kryej </text:p>
            <text:p>sillem </text:p>
            <text:p>udhëheq </text:p>
            <text:p>udhëzues </text:p>
            <text:p>përçoj </text:p>
            <text:p>përcjellur </text:p>
            <text:p>transmetoj </text:p>
            <text:p>udhërrëfim </text:p>
            <text:p>pranim </text:p>
            <text:p>ngas </text:p>
            <text:p>marrdhënje </text:p>
            <text:p>mënyrë</text:p>
          </table:table-cell>
          <table:table-cell table:style-name="ce166" office:value-type="string" calcext:value-type="string">
            <text:p>דְרגוֹי</text:p>
          </table:table-cell>
          <table:table-cell table:style-name="ce135"/>
          <table:table-cell table:number-columns-repeated="1013"/>
        </table:table-row>
        <table:table-row table:style-name="ro9">
          <table:table-cell/>
          <table:table-cell table:style-name="ce99"/>
          <table:table-cell table:style-name="ce99" office:value-type="string" calcext:value-type="string">
            <text:p>MERAK</text:p>
          </table:table-cell>
          <table:table-cell table:style-name="ce106"/>
          <table:table-cell table:style-name="ce92" office:value-type="string" calcext:value-type="string">
            <text:p><text:span text:style-name="T195">PËR QEF</text:span><text:span text:style-name="T197"> </text:span><text:span text:style-name="T198">[pər ʧɛf / qɛf]</text:span><text:span text:style-name="T197"> </text:span></text:p>
            <text:p>du Turk ce dit aussi en Shqip </text:p>
            <text:p>Turkicisme</text:p>
          </table:table-cell>
          <table:table-cell table:style-name="ce106"/>
          <table:table-cell table:style-name="ce92"/>
          <table:table-cell table:style-name="ce106"/>
          <table:table-cell table:style-name="ce132"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9">
          <table:table-cell/>
          <table:table-cell table:style-name="ce93"/>
          <table:table-cell table:style-name="ce93" office:value-type="string" calcext:value-type="string">
            <text:p><text:span text:style-name="T193">PO TË PRES</text:span><text:span text:style-name="T201"> </text:span><text:span text:style-name="T202">[pɔ tə prɛs]</text:span></text:p>
            <text:p>Je t'attend ; mais signifie aussi Je te coupe (tranche) </text:p>
          </table:table-cell>
          <table:table-cell table:style-name="ce106"/>
          <table:table-cell table:style-name="ce93" office:value-type="string" calcext:value-type="string">
            <text:p><text:span text:style-name="T195">PO TË PRITI</text:span><text:span text:style-name="T197"> </text:span><text:span text:style-name="T198">[pɔ tə priti]</text:span></text:p>
            <text:p>Je t'attend</text:p>
          </table:table-cell>
          <table:table-cell table:style-name="ce106"/>
          <table:table-cell table:style-name="ce93"/>
          <table:table-cell table:style-name="ce106"/>
          <table:table-cell table:style-name="ce132" office:value-type="string" calcext:value-type="string">
            <text:p>Je t'attend I wait for you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3"/>
          <table:table-cell table:style-name="ce93" office:value-type="string" calcext:value-type="string">
            <text:p><text:span text:style-name="T193">PO TË THU</text:span><text:span text:style-name="T201"> </text:span><text:span text:style-name="T202">[pɔ tə θu]</text:span></text:p>
            <text:p>Je te dis (prononciation d'un chanteur nommé : Sinan Vlasiliu vivant à Chicago) </text:p>
          </table:table-cell>
          <table:table-cell table:style-name="ce106"/>
          <table:table-cell table:style-name="ce93" office:value-type="string" calcext:value-type="string">
            <text:p><text:span text:style-name="T195">PO TË THAM</text:span><text:span text:style-name="T197"> </text:span><text:span text:style-name="T198">[pɔ tə θam]</text:span></text:p>
          </table:table-cell>
          <table:table-cell table:style-name="ce106"/>
          <table:table-cell table:style-name="ce93"/>
          <table:table-cell table:style-name="ce106"/>
          <table:table-cell table:style-name="ce132" office:value-type="string" calcext:value-type="string">
            <text:p>Je te dis I said to you </text:p>
          </table:table-cell>
          <table:table-cell table:style-name="ce155" office:value-type="string" calcext:value-type="string">
            <text:p> </text:p>
          </table:table-cell>
          <table:table-cell table:style-name="ce135"/>
          <table:table-cell table:number-columns-repeated="1013"/>
        </table:table-row>
        <table:table-row table:style-name="ro50">
          <table:table-cell/>
          <table:table-cell table:style-name="ce92"/>
          <table:table-cell table:style-name="ce92" office:value-type="string" calcext:value-type="string">
            <text:p><text:span text:style-name="T211">PUT</text:span><text:span text:style-name="T193">H </text:span><text:span text:style-name="T191">[puθ]</text:span><text:span text:style-name="T193"> </text:span></text:p>
            <text:p>PUTHA [puθa] (Puta) </text:p>
            <text:p><text:span text:style-name="T216">PUTH</text:span><text:span text:style-name="T220">J</text:span><text:span text:style-name="T221">E </text:span></text:p>
            <text:p>PO TË PUTHI [pɔ tə puθi]</text:p>
            <text:p>(prononciation d'un chanteur nommé : Sinan Vlasiliu vivant à Chicago) </text:p>
            <text:p>פוּת [puθ] Pussy / Pill / Vagina</text:p>
          </table:table-cell>
          <table:table-cell table:style-name="ce106"/>
          <table:table-cell table:style-name="ce93" office:value-type="string" calcext:value-type="string">
            <text:p><text:span text:style-name="T218">PÄC</text:span><text:span text:style-name="T200"> [pɒʦ]</text:span><text:span text:style-name="T195"> </text:span></text:p>
            <text:p>PÄCE [pɒʦɛ] </text:p>
            <text:p>PO TË PATHI [pɔ tə tpaθi] </text:p>
            <text:p>PO TË PÄCI [pɔ tə pɒʦi] </text:p>
            <text:p>PO TPÄCI [pɔ tə pɒʦi]</text:p>
            <text:p>Prononciation des albanais de maggêduniɒ</text:p>
          </table:table-cell>
          <table:table-cell table:style-name="ce106"/>
          <table:table-cell table:style-name="ce93"/>
          <table:table-cell table:style-name="ce106"/>
          <table:table-cell table:style-name="ce132" office:value-type="string" calcext:value-type="string">
            <text:p>Je t'embrasse I kiss you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6"/>
          <table:table-cell table:style-name="ce96" office:value-type="string" calcext:value-type="string">
            <text:p><text:span text:style-name="T193">MËRZIT</text:span><text:span text:style-name="T201"> </text:span><text:span text:style-name="T202">[mərzit]</text:span><text:span text:style-name="T201"> </text:span></text:p>
            <text:p>MËRZITUR [mərzitur] </text:p>
            <text:p>MËRZIS [mərzis]</text:p>
          </table:table-cell>
          <table:table-cell table:style-name="ce106"/>
          <table:table-cell table:style-name="ce96" office:value-type="string" calcext:value-type="string">
            <text:p><text:span text:style-name="T195">MIRZIT</text:span><text:span text:style-name="T197"> </text:span><text:span text:style-name="T198">[mirzit]</text:span><text:span text:style-name="T197"> </text:span></text:p>
            <text:p>MIRZITUR [mirzitur] </text:p>
            <text:p>MIRZIS [mərzis]</text:p>
          </table:table-cell>
          <table:table-cell table:style-name="ce106"/>
          <table:table-cell table:style-name="ce96"/>
          <table:table-cell table:style-name="ce106"/>
          <table:table-cell table:style-name="ce132" office:value-type="string" calcext:value-type="string">
            <text:p>Atristé Sadden</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URREJ </text:span><text:span text:style-name="T191">[urrɛj]</text:span><text:span text:style-name="T193"> </text:span></text:p>
            <text:p>URREJTE [urrɛjtɛ]</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Haine, Haie Heat</text:p>
          </table:table-cell>
          <table:table-cell table:style-name="ce155" office:value-type="string" calcext:value-type="string">
            <text:p> </text:p>
          </table:table-cell>
          <table:table-cell table:style-name="ce135"/>
          <table:table-cell table:number-columns-repeated="1013"/>
        </table:table-row>
        <table:table-row table:style-name="ro71">
          <table:table-cell/>
          <table:table-cell table:style-name="ce93"/>
          <table:table-cell table:style-name="ce93" office:value-type="string" calcext:value-type="string">
            <text:p><text:span text:style-name="T193">M</text:span><text:span text:style-name="T194">I</text:span><text:span text:style-name="T193">SH</text:span><text:span text:style-name="T201"> </text:span><text:span text:style-name="T202">[miʃ]</text:span></text:p>
            <text:p>[en anglais moi de la viande de souris] </text:p>
          </table:table-cell>
          <table:table-cell table:style-name="ce106"/>
          <table:table-cell table:style-name="ce93" office:value-type="string" calcext:value-type="string">
            <text:p><text:span text:style-name="T195">M</text:span><text:span text:style-name="T199">AJ</text:span><text:span text:style-name="T195">SH</text:span><text:span text:style-name="T197"> </text:span><text:span text:style-name="T198">[majʃ]</text:span></text:p>
            <text:p>Language traditionnel</text:p>
            <text:p>Prononciation des albanais de maggêduniɒ</text:p>
          </table:table-cell>
          <table:table-cell table:style-name="ce106"/>
          <table:table-cell table:style-name="ce93"/>
          <table:table-cell table:style-name="ce106"/>
          <table:table-cell table:style-name="ce132" office:value-type="string" calcext:value-type="string">
            <text:p>Viande Meet</text:p>
          </table:table-cell>
          <table:table-cell table:style-name="ce152" office:value-type="string" calcext:value-type="string">
            <text:p>ميش شَاة بره </text:p>
            <text:p>[mjʃ] Mouton</text:p>
            <text:p>שׁהַ </text:p>
            <text:p>[ʃah]</text:p>
            <text:p>Miş : Rat ou souris en Serb </text:p>
          </table:table-cell>
          <table:table-cell table:style-name="ce135"/>
          <table:table-cell table:number-columns-repeated="1013"/>
        </table:table-row>
        <table:table-row table:style-name="ro12">
          <table:table-cell/>
          <table:table-cell table:style-name="ce93"/>
          <table:table-cell table:style-name="ce93" office:value-type="string" calcext:value-type="string">
            <text:p><text:span text:style-name="T195">MI </text:span><text:span text:style-name="T200">[mĩ]</text:span><text:span text:style-name="T195"> </text:span></text:p>
            <text:p>MINJTË [mĩnjtə] </text:p>
            <text:p>MINAT [mĩnat] </text:p>
            <text:p>MINI [mĩni]</text:p>
          </table:table-cell>
          <table:table-cell table:style-name="ce106"/>
          <table:table-cell table:style-name="ce96" office:value-type="string" calcext:value-type="string">
            <text:p><text:span text:style-name="T195">MIN</text:span><text:span text:style-name="T197"> </text:span><text:span text:style-name="T198">[mĩn]</text:span><text:span text:style-name="T197"> </text:span></text:p>
            <text:p>MINJTË [mĩnjtə] </text:p>
            <text:p><text:span text:style-name="T195">MINËT</text:span><text:span text:style-name="T200"> [mĩnə</text:span><text:span text:style-name="T195">t] </text:span></text:p>
            <text:p>MINI [mĩni]</text:p>
            <text:p>Prononciation corrigé</text:p>
            <text:p>MUSI [mũsi] </text:p>
            <text:p>MUSNI [mũsni]</text:p>
          </table:table-cell>
          <table:table-cell table:style-name="ce106"/>
          <table:table-cell table:style-name="ce96"/>
          <table:table-cell table:style-name="ce106"/>
          <table:table-cell table:style-name="ce132" office:value-type="string" calcext:value-type="string">
            <text:p>Rat Rats</text:p>
          </table:table-cell>
          <table:table-cell table:style-name="ce155" office:value-type="string" calcext:value-type="string">
            <text:p>Du Roman : <text:s/>MVS, MVRIS, MVRICVS, MVRICVSI, MVRIVM, MVRINVS, MVRINA, MVRINVM</text:p>
          </table:table-cell>
          <table:table-cell table:style-name="ce135"/>
          <table:table-cell table:number-columns-repeated="1013"/>
        </table:table-row>
        <table:table-row table:style-name="ro41">
          <table:table-cell/>
          <table:table-cell table:style-name="ce99" table:number-columns-repeated="2"/>
          <table:table-cell table:style-name="ce106"/>
          <table:table-cell table:style-name="ce117"/>
          <table:table-cell table:style-name="ce106"/>
          <table:table-cell table:style-name="ce117"/>
          <table:table-cell table:style-name="ce106"/>
          <table:table-cell table:style-name="ce132" office:value-type="string" calcext:value-type="string">
            <text:p>Souris Mouse</text:p>
          </table:table-cell>
          <table:table-cell table:style-name="ce155" office:value-type="string" calcext:value-type="string">
            <text:p>SOREX SORICIS</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ÇIRAK</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Fortuné Fortuned</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3"/>
          <table:table-cell table:style-name="ce93" office:value-type="string" calcext:value-type="string">
            <text:p><text:span text:style-name="T193">QESHARAKË</text:span><text:span text:style-name="T201"> </text:span><text:span text:style-name="T202">[ʧɛʃaɾakə / qɛʃaɾakə]</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4">
          <table:table-cell/>
          <table:table-cell table:style-name="ce93"/>
          <table:table-cell table:style-name="ce93" office:value-type="string" calcext:value-type="string">
            <text:p><text:span text:style-name="T193">POROSITË </text:span><text:span text:style-name="T210">[poɾositə]</text:span></text:p>
          </table:table-cell>
          <table:table-cell table:style-name="ce106"/>
          <table:table-cell table:style-name="ce108" office:value-type="string" calcext:value-type="string">
            <text:p><text:span text:style-name="T195">PYROSITË </text:span><text:span text:style-name="T200">[pyɾositə]</text:span></text:p>
          </table:table-cell>
          <table:table-cell table:style-name="ce106"/>
          <table:table-cell table:style-name="ce108"/>
          <table:table-cell table:style-name="ce106"/>
          <table:table-cell table:style-name="ce132" office:value-type="string" calcext:value-type="string">
            <text:p>Reserver, commander</text:p>
          </table:table-cell>
          <table:table-cell table:style-name="ce155" office:value-type="string" calcext:value-type="string">
            <text:p>Du Latin ? <text:s/>POROVS PORRO</text:p>
          </table:table-cell>
          <table:table-cell table:style-name="ce135"/>
          <table:table-cell table:number-columns-repeated="1013"/>
        </table:table-row>
        <table:table-row table:style-name="ro72">
          <table:table-cell/>
          <table:table-cell table:style-name="ce99"/>
          <table:table-cell table:style-name="ce99" office:value-type="string" calcext:value-type="string">
            <text:p> </text:p>
          </table:table-cell>
          <table:table-cell table:style-name="ce106"/>
          <table:table-cell table:style-name="ce93" office:value-type="string" calcext:value-type="string">
            <text:p><text:span text:style-name="T193">KÄMAND</text:span><text:span text:style-name="T201"> </text:span><text:span text:style-name="T202">[qɒmɒnd] </text:span></text:p>
            <text:p>KÄMANDÔJ [qɒmɒndɔj]</text:p>
          </table:table-cell>
          <table:table-cell table:style-name="ce106"/>
          <table:table-cell table:style-name="ce93"/>
          <table:table-cell table:style-name="ce106"/>
          <table:table-cell table:style-name="ce132" office:value-type="string" calcext:value-type="string">
            <text:p>Command Command</text:p>
          </table:table-cell>
          <table:table-cell table:style-name="ce153" office:value-type="string" calcext:value-type="string">
            <text:p>Du latin</text:p>
            <text:p><text:span text:style-name="T185">COMMANDARE</text:span></text:p>
            <text:p>[gommandare] Etrosque </text:p>
            <text:p>[qommandare] Roman</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193">URDHERÔJ </text:span><text:span text:style-name="T210">[uɾðəɾ</text:span><text:span text:style-name="T231">ɔ</text:span><text:span text:style-name="T210">j]</text:span></text:p>
          </table:table-cell>
          <table:table-cell table:style-name="ce106"/>
          <table:table-cell table:style-name="ce108"/>
          <table:table-cell table:style-name="ce106"/>
          <table:table-cell table:style-name="ce132" office:value-type="string" calcext:value-type="string">
            <text:p>Ordonner</text:p>
          </table:table-cell>
          <table:table-cell table:style-name="ce155" office:value-type="string" calcext:value-type="string">
            <text:p>Du latin ORDINIS</text:p>
          </table:table-cell>
          <table:table-cell table:style-name="ce135"/>
          <table:table-cell table:number-columns-repeated="1013"/>
        </table:table-row>
        <table:table-row table:style-name="ro3">
          <table:table-cell/>
          <table:table-cell table:style-name="ce99"/>
          <table:table-cell table:style-name="ce99" office:value-type="string" calcext:value-type="string">
            <text:p> </text:p>
          </table:table-cell>
          <table:table-cell table:style-name="ce106"/>
          <table:table-cell table:style-name="ce93" office:value-type="string" calcext:value-type="string">
            <text:p><text:span text:style-name="T193">URDHËR</text:span><text:span text:style-name="T201"> </text:span><text:span text:style-name="T202">[uɾðəɾ]</text:span></text:p>
          </table:table-cell>
          <table:table-cell table:style-name="ce106"/>
          <table:table-cell table:style-name="ce93"/>
          <table:table-cell table:style-name="ce106"/>
          <table:table-cell table:style-name="ce132" office:value-type="string" calcext:value-type="string">
            <text:p>Ordre, Décret <text:s/>Order, Edict </text:p>
          </table:table-cell>
          <table:table-cell table:style-name="ce155" office:value-type="string" calcext:value-type="string">
            <text:p>Du latin ORDO</text:p>
          </table:table-cell>
          <table:table-cell table:style-name="ce135"/>
          <table:table-cell table:number-columns-repeated="1013"/>
        </table:table-row>
        <table:table-row table:style-name="ro5">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193">RESERVÔJ </text:span><text:span text:style-name="T191">[ɾezɛɾvɔj]</text:span><text:span text:style-name="T193"> </text:span></text:p>
            <text:p>RESERVU [ɾezɛɾvu]</text:p>
          </table:table-cell>
          <table:table-cell table:style-name="ce106"/>
          <table:table-cell table:style-name="ce108"/>
          <table:table-cell table:style-name="ce106"/>
          <table:table-cell table:style-name="ce132" office:value-type="string" calcext:value-type="string">
            <text:p>Reserver, commander</text:p>
          </table:table-cell>
          <table:table-cell table:style-name="ce155" office:value-type="string" calcext:value-type="string">
            <text:p>Du latin <text:s/>RESERVARE</text:p>
          </table:table-cell>
          <table:table-cell table:style-name="ce135"/>
          <table:table-cell table:number-columns-repeated="1013"/>
        </table:table-row>
        <table:table-row table:style-name="ro37">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193">RREGULL </text:span><text:span text:style-name="T191">[reguɫ]</text:span></text:p>
          </table:table-cell>
          <table:table-cell table:style-name="ce106"/>
          <table:table-cell table:style-name="ce108"/>
          <table:table-cell table:style-name="ce106"/>
          <table:table-cell table:style-name="ce132" office:value-type="string" calcext:value-type="string">
            <text:p>Ordre, Décret <text:s/>Order, Edict </text:p>
          </table:table-cell>
          <table:table-cell table:style-name="ce153" office:value-type="string" calcext:value-type="string">
            <text:p>Du latin</text:p>
            <text:p>REGULA </text:p>
            <text:p>[reula] Etrosque </text:p>
            <text:p>[regula] Roman</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37">
          <table:table-cell/>
          <table:table-cell table:style-name="ce99"/>
          <table:table-cell table:style-name="ce95" office:value-type="string" calcext:value-type="string">
            <text:p> </text:p>
          </table:table-cell>
          <table:table-cell table:style-name="ce106"/>
          <table:table-cell table:style-name="ce93" office:value-type="string" calcext:value-type="string">
            <text:p><text:span text:style-name="T193">KÄLË</text:span><text:span text:style-name="T201"> </text:span><text:span text:style-name="T202">[qɑlə ou qɒlə] </text:span></text:p>
          </table:table-cell>
          <table:table-cell table:style-name="ce106"/>
          <table:table-cell table:style-name="ce93"/>
          <table:table-cell table:style-name="ce106"/>
          <table:table-cell table:style-name="ce132" office:value-type="string" calcext:value-type="string">
            <text:p>Cheval Horse</text:p>
          </table:table-cell>
          <table:table-cell table:style-name="ce153" office:value-type="string" calcext:value-type="string">
            <text:p>Du latin</text:p>
            <text:p>CABALLVS </text:p>
            <text:p>[gabal-lɔs] Etrosque </text:p>
            <text:p>[qabal-lus] Roman</text:p>
          </table:table-cell>
          <table:table-cell table:style-name="ce135"/>
          <table:table-cell table:number-columns-repeated="1013"/>
        </table:table-row>
        <table:table-row table:style-name="ro16">
          <table:table-cell/>
          <table:table-cell table:style-name="ce99"/>
          <table:table-cell table:style-name="ce93" office:value-type="string" calcext:value-type="string">
            <text:p><text:span text:style-name="T195">KU</text:span><text:span text:style-name="T196">AJ</text:span><text:span text:style-name="T195">T</text:span><text:span text:style-name="T197"> </text:span><text:span text:style-name="T198">[qwɑjt] </text:span></text:p>
            <text:p>Prononciation d'albanie (D'abord falsifié par les anglo-allemands (après 1918) puis les soviets (après 1945), qui furent gagnant contre-eux)</text:p>
          </table:table-cell>
          <table:table-cell table:style-name="ce106"/>
          <table:table-cell table:style-name="ce93" office:value-type="string" calcext:value-type="string">
            <text:p><text:span text:style-name="T195">KU</text:span><text:span text:style-name="T199">AL</text:span><text:span text:style-name="T195">TË</text:span><text:span text:style-name="T197"> </text:span><text:span text:style-name="T198">[qwɑlt]</text:span></text:p>
            <text:p>Prononciation des Romanisés de maggêduniɒ</text:p>
          </table:table-cell>
          <table:table-cell table:style-name="ce106"/>
          <table:table-cell table:style-name="ce93"/>
          <table:table-cell table:style-name="ce106"/>
          <table:table-cell table:style-name="ce132" office:value-type="string" calcext:value-type="string">
            <text:p>Chevaux Horses</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6" office:value-type="string" calcext:value-type="string">
            <text:p><text:span text:style-name="T193">DJEGE</text:span><text:span text:style-name="T201"> </text:span><text:span text:style-name="T202">[djege]</text:span><text:span text:style-name="T201"> </text:span></text:p>
            <text:p>DJEGT [djegt] </text:p>
            <text:p>DJEGËS [djegəs]</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47" office:value-type="string" calcext:value-type="string">
            <text:p><text:span text:style-name="T313">Br</text:span><text:span text:style-name="T314">ule, crâmer </text:span></text:p>
            <text:p>Burning</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NGUA</text:span><text:span text:style-name="T201"> </text:span><text:span text:style-name="T202">[ŋua]</text:span></text:p>
          </table:table-cell>
          <table:table-cell table:style-name="ce106"/>
          <table:table-cell table:style-name="ce96" office:value-type="string" calcext:value-type="string">
            <text:p><text:span text:style-name="T195">GJUHA</text:span><text:span text:style-name="T197"> </text:span><text:span text:style-name="T198">[ɟũha]</text:span><text:span text:style-name="T197"> </text:span></text:p>
            <text:p>GJUHË [ɟũhə]</text:p>
          </table:table-cell>
          <table:table-cell table:style-name="ce106"/>
          <table:table-cell table:style-name="ce96"/>
          <table:table-cell table:style-name="ce106"/>
          <table:table-cell table:style-name="ce132" office:value-type="string" calcext:value-type="string">
            <text:p>Langue (l'Organe) Tongue</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XHUHA </text:span><text:span text:style-name="T191">[ʤũha]</text:span><text:span text:style-name="T193"> </text:span></text:p>
            <text:p>ϪUHA</text:p>
          </table:table-cell>
          <table:table-cell table:style-name="ce106"/>
          <table:table-cell table:style-name="ce93" office:value-type="string" calcext:value-type="string">
            <text:p><text:span text:style-name="T195">NGUHA</text:span><text:span text:style-name="T197"> </text:span><text:span text:style-name="T198">[ŋũha]</text:span></text:p>
          </table:table-cell>
          <table:table-cell table:style-name="ce106"/>
          <table:table-cell table:style-name="ce93"/>
          <table:table-cell table:style-name="ce106"/>
          <table:table-cell table:style-name="ce132" office:value-type="string" calcext:value-type="string">
            <text:p>Langue (Parlé) Language</text:p>
          </table:table-cell>
          <table:table-cell table:style-name="ce160" office:value-type="string" calcext:value-type="string">
            <text:p><text:span text:style-name="T236">נגוה</text:span><text:span text:style-name="T217"> </text:span></text:p>
            <text:p>[nguah]</text:p>
          </table:table-cell>
          <table:table-cell table:style-name="ce135"/>
          <table:table-cell table:number-columns-repeated="1013"/>
        </table:table-row>
        <table:table-row table:style-name="ro8">
          <table:table-cell/>
          <table:table-cell table:style-name="ce99"/>
          <table:table-cell table:style-name="ce93" office:value-type="string" calcext:value-type="string">
            <text:p><text:span text:style-name="T195">XHYNA </text:span><text:span text:style-name="T200">[ʤyna]</text:span><text:span text:style-name="T195"> </text:span></text:p>
            <text:p>ϪYNA</text:p>
            <text:p>du Turk (GÜNAH) ce dit aussi en Shqip </text:p>
            <text:p>Turkicisme</text:p>
          </table:table-cell>
          <table:table-cell table:style-name="ce106"/>
          <table:table-cell table:style-name="ce93" office:value-type="string" calcext:value-type="string">
            <text:p><text:span text:style-name="T195">GYNA</text:span><text:span text:style-name="T197"> </text:span><text:span text:style-name="T198">[gyna]</text:span></text:p>
          </table:table-cell>
          <table:table-cell table:style-name="ce106"/>
          <table:table-cell table:style-name="ce93"/>
          <table:table-cell table:style-name="ce106"/>
          <table:table-cell table:style-name="ce132" office:value-type="string" calcext:value-type="string">
            <text:p>Ai pitié Have pity</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193">RAHMET</text:span><text:span text:style-name="T201"> </text:span><text:span text:style-name="T202">[</text:span><text:span text:style-name="T212">rahmɛt</text:span><text:span text:style-name="T202">]</text:span></text:p>
          </table:table-cell>
          <table:table-cell table:style-name="ce106"/>
          <table:table-cell table:style-name="ce92" office:value-type="string" calcext:value-type="string">
            <text:p><text:span text:style-name="T195">MËSHIRË</text:span><text:span text:style-name="T197"> </text:span><text:span text:style-name="T198">[məʃiɾə]</text:span></text:p>
            <text:p><text:span text:style-name="T305">מְשׁאִרְ</text:span><text:span text:style-name="T306"> </text:span></text:p>
            <text:p>מִשׂאֵרֵ</text:p>
          </table:table-cell>
          <table:table-cell table:style-name="ce106"/>
          <table:table-cell table:style-name="ce92"/>
          <table:table-cell table:style-name="ce106"/>
          <table:table-cell table:style-name="ce132" office:value-type="string" calcext:value-type="string">
            <text:p>Miséricorde Mercy</text:p>
          </table:table-cell>
          <table:table-cell table:style-name="ce153" office:value-type="string" calcext:value-type="string">
            <text:p>Du latin</text:p>
            <text:p>MISERE </text:p>
            <text:p>[misɛɾɛ] Etrosque </text:p>
            <text:p>[misere] Roman</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5">MOSI </text:span><text:span text:style-name="T196">HA</text:span><text:span text:style-name="T195"> </text:span><text:span text:style-name="T200">[m</text:span><text:span text:style-name="T195">ɔ</text:span><text:span text:style-name="T200">sə ha] </text:span></text:p>
            <text:p>MOSI HANI [mɔsə hani]</text:p>
          </table:table-cell>
          <table:table-cell table:style-name="ce106"/>
          <table:table-cell table:style-name="ce108" office:value-type="string" calcext:value-type="string">
            <text:p><text:span text:style-name="T195">MËSÊ </text:span><text:span text:style-name="T199">HAT</text:span><text:span text:style-name="T195">Ê </text:span><text:span text:style-name="T200">[məsɛ hat]</text:span><text:span text:style-name="T195"> </text:span></text:p>
            <text:p>MËSÊ HATÊNI [məsɛ hatni]</text:p>
          </table:table-cell>
          <table:table-cell table:style-name="ce106"/>
          <table:table-cell table:style-name="ce108"/>
          <table:table-cell table:style-name="ce106"/>
          <table:table-cell table:style-name="ce132" office:value-type="string" calcext:value-type="string">
            <text:p>Ne le mange pas Don't eat it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5" office:value-type="string" calcext:value-type="string">
            <text:p> </text:p>
          </table:table-cell>
          <table:table-cell table:style-name="ce106"/>
          <table:table-cell table:style-name="ce96" office:value-type="string" calcext:value-type="string">
            <text:p><text:span text:style-name="T193">SHTRIHËM </text:span><text:span text:style-name="T191">[ʃtɾĩhəm]</text:span><text:span text:style-name="T201"> </text:span></text:p>
            <text:p>SHTRINA [ʃtɾĩna] </text:p>
            <text:p>SHTRI [ʃtɾĩ]</text:p>
            <text:p>Prononciation commune </text:p>
          </table:table-cell>
          <table:table-cell table:style-name="ce106"/>
          <table:table-cell table:style-name="ce96"/>
          <table:table-cell table:style-name="ce106"/>
          <table:table-cell table:style-name="ce132" office:value-type="string" calcext:value-type="string">
            <text:p>Se coucher <text:s/>Lie</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9" office:value-type="string" calcext:value-type="string">
            <text:p><text:span text:style-name="T193">FLË</text:span><text:span text:style-name="T201"> </text:span></text:p>
            <text:p> </text:p>
            <text:p> </text:p>
            <text:p> </text:p>
            <text:p>Prononciation d'Albanie </text:p>
          </table:table-cell>
          <table:table-cell table:style-name="ce106"/>
          <table:table-cell table:style-name="ce96" office:value-type="string" calcext:value-type="string">
            <text:p><text:span text:style-name="T195">FLẼJT </text:span><text:span text:style-name="T200">[flɛ̃jt]</text:span><text:span text:style-name="T197"> </text:span></text:p>
            <text:p>FLÊNË [flɛnə] </text:p>
            <text:p>FLÊJMI [flɛ̃jmi]</text:p>
            <text:p>Prononciation de maggêduniɒ (nasalisation IN du français) </text:p>
          </table:table-cell>
          <table:table-cell table:style-name="ce106"/>
          <table:table-cell table:style-name="ce96"/>
          <table:table-cell table:style-name="ce106"/>
          <table:table-cell table:style-name="ce132" office:value-type="string" calcext:value-type="string">
            <text:p>Dormir Sleep</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5" office:value-type="string" calcext:value-type="string">
            <text:p> </text:p>
          </table:table-cell>
          <table:table-cell table:style-name="ce106"/>
          <table:table-cell table:style-name="ce96" office:value-type="string" calcext:value-type="string">
            <text:p><text:span text:style-name="T193">PUSHÔJ </text:span><text:span text:style-name="T191">[pũʃɔj]</text:span><text:span text:style-name="T201"> </text:span></text:p>
            <text:p>PUSHOVA [pũʃova]</text:p>
            <text:p>Prononciation commune </text:p>
          </table:table-cell>
          <table:table-cell table:style-name="ce106"/>
          <table:table-cell table:style-name="ce96"/>
          <table:table-cell table:style-name="ce106"/>
          <table:table-cell table:style-name="ce132" office:value-type="string" calcext:value-type="string">
            <text:p>Se reposer <text:s/>Lie</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9"/>
          <table:table-cell table:style-name="ce93" office:value-type="string" calcext:value-type="string">
            <text:p><text:span text:style-name="T193">GËNJESHTËR </text:span><text:span text:style-name="T191">[gəɲeʃtəɾ]</text:span><text:span text:style-name="T193"> </text:span></text:p>
            <text:p> </text:p>
            <text:p> </text:p>
            <text:p>GËNJYÊR [gəɲyɛɾ]</text:p>
            <text:p>Prononciation d'Albanie </text:p>
          </table:table-cell>
          <table:table-cell table:style-name="ce106"/>
          <table:table-cell table:style-name="ce96" office:value-type="string" calcext:value-type="string">
            <text:p><text:span text:style-name="T195">RRẼJT </text:span><text:span text:style-name="T200">[rɛ̃jt]</text:span><text:span text:style-name="T197"> </text:span></text:p>
            <text:p>RRẼJTA [rɛ̃jta] </text:p>
            <text:p>RRẼJTÊ [rɛ̃jtɛ] </text:p>
            <text:p>RRÊNË [rɛnə] </text:p>
            <text:p>RRÊJMI [rɛ̃jmi] </text:p>
            <text:p>RRÊJNË [rɛ̃jnə]</text:p>
            <text:p>Prononciation de maggêduniɒ </text:p>
          </table:table-cell>
          <table:table-cell table:style-name="ce106"/>
          <table:table-cell table:style-name="ce96"/>
          <table:table-cell table:style-name="ce106"/>
          <table:table-cell table:style-name="ce132" office:value-type="string" calcext:value-type="string">
            <text:p>Mentir Lie</text:p>
          </table:table-cell>
          <table:table-cell table:style-name="ce153" office:value-type="string" calcext:value-type="string">
            <text:p>Du latin</text:p>
            <text:p>MENTIRI </text:p>
            <text:p>[mentiri] Etrosque </text:p>
            <text:p>[mentiri] Roman</text:p>
          </table:table-cell>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95">MEN</text:span><text:span text:style-name="T196">D</text:span><text:span text:style-name="T195">IM </text:span><text:span text:style-name="T200">[mɛndim]</text:span><text:span text:style-name="T195"> </text:span></text:p>
            <text:p>MENDUAR [mɛnduaɾ]</text:p>
            <text:p>(Anglicisme : MIND)</text:p>
          </table:table-cell>
          <table:table-cell table:style-name="ce106"/>
          <table:table-cell table:style-name="ce93" office:value-type="string" calcext:value-type="string">
            <text:p><text:span text:style-name="T195">MEN</text:span><text:span text:style-name="T199">T</text:span><text:span text:style-name="T195">IM </text:span><text:span text:style-name="T200">[mɛntim]</text:span><text:span text:style-name="T195"> </text:span></text:p>
            <text:p>MENTUARË [mɛntuaɾə]</text:p>
            <text:p>Prononciation corrigé </text:p>
          </table:table-cell>
          <table:table-cell table:style-name="ce106"/>
          <table:table-cell table:style-name="ce93"/>
          <table:table-cell table:style-name="ce106"/>
          <table:table-cell table:style-name="ce132" office:value-type="string" calcext:value-type="string">
            <text:p>Pensé, reflection Thought, Conception</text:p>
          </table:table-cell>
          <table:table-cell table:style-name="ce155" office:value-type="string" calcext:value-type="string">
            <text:p>Du latin MENTALIS MENTIS MENS</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84">KUJ</text:span><text:span text:style-name="T195">TIM </text:span><text:span text:style-name="T200">[qujtim]</text:span></text:p>
          </table:table-cell>
          <table:table-cell table:style-name="ce106"/>
          <table:table-cell table:style-name="ce93" office:value-type="string" calcext:value-type="string">
            <text:p><text:span text:style-name="T195">DHURÄTË</text:span><text:span text:style-name="T197"> </text:span><text:span text:style-name="T198">[ðuɾɒtə]</text:span></text:p>
            <text:p><text:span text:style-name="T218">MÊM</text:span><text:span text:style-name="T195">TIM </text:span><text:span text:style-name="T200">[mɛmtim]</text:span></text:p>
          </table:table-cell>
          <table:table-cell table:style-name="ce106"/>
          <table:table-cell table:style-name="ce93"/>
          <table:table-cell table:style-name="ce106"/>
          <table:table-cell table:style-name="ce132" office:value-type="string" calcext:value-type="string">
            <text:p>Souvenir Memory, keepsake </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211">KUJ</text:span><text:span text:style-name="T193">DES </text:span><text:span text:style-name="T191">[qujdes]</text:span></text:p>
          </table:table-cell>
          <table:table-cell table:style-name="ce106"/>
          <table:table-cell table:style-name="ce108" office:value-type="string" calcext:value-type="string">
            <text:p><text:span text:style-name="T218">PRÊGUV</text:span><text:span text:style-name="T195">TES </text:span><text:span text:style-name="T200">[pɾɛgutes]</text:span></text:p>
            <text:p><text:span text:style-name="T195">ATTENTIO </text:span><text:span text:style-name="T200">[adɛntio]</text:span></text:p>
          </table:table-cell>
          <table:table-cell table:style-name="ce106"/>
          <table:table-cell table:style-name="ce108"/>
          <table:table-cell table:style-name="ce106"/>
          <table:table-cell table:style-name="ce132" office:value-type="string" calcext:value-type="string">
            <text:p>Precaution <text:s/>Precaution </text:p>
          </table:table-cell>
          <table:table-cell table:style-name="ce153" office:value-type="string" calcext:value-type="string">
            <text:p>Du latin</text:p>
            <text:p>PRÆCAVTIO </text:p>
            <text:p>[prɛgawtio] Etrosque </text:p>
            <text:p>[prɛkawtio] Roman</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5">GÔTË</text:span><text:span text:style-name="T197"> </text:span><text:span text:style-name="T198">[gɔtə]</text:span></text:p>
            <text:p>Oeuvre des emissaires protestants... Venu changer nos dialectes après 1918. </text:p>
          </table:table-cell>
          <table:table-cell table:style-name="ce106"/>
          <table:table-cell table:style-name="ce93" office:value-type="string" calcext:value-type="string">
            <text:p><text:span text:style-name="T195">BARDAK</text:span><text:span text:style-name="T197"> </text:span><text:span text:style-name="T198">[bardak]</text:span></text:p>
            <text:p>du Turk ce dit aussi en Shqip </text:p>
            <text:p><text:span text:style-name="T195">Turkici</text:span><text:span text:style-name="T197">s</text:span><text:span text:style-name="T198">me</text:span></text:p>
            <text:p>GASTÄRR [gastɒr]</text:p>
          </table:table-cell>
          <table:table-cell table:style-name="ce106"/>
          <table:table-cell table:style-name="ce93"/>
          <table:table-cell table:style-name="ce106"/>
          <table:table-cell table:style-name="ce132" office:value-type="string" calcext:value-type="string">
            <text:p>Verres Glass</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9"/>
          <table:table-cell table:style-name="ce96" office:value-type="string" calcext:value-type="string">
            <text:p><text:span text:style-name="T193">PUCA</text:span><text:span text:style-name="T201"> </text:span><text:span text:style-name="T202">[puʦɑ]</text:span><text:span text:style-name="T201"> </text:span></text:p>
            <text:p>KËPUCA [qəpuʦɑ] </text:p>
            <text:p>KËPUCAT [qəpuʦɑt] </text:p>
            <text:p>KËPUCË [qəpuʦə] </text:p>
            <text:p>KËPUCËT [qəpuʦət]</text:p>
            <text:p>Prononciation d'Albanie</text:p>
          </table:table-cell>
          <table:table-cell table:style-name="ce106"/>
          <table:table-cell table:style-name="ce96" office:value-type="string" calcext:value-type="string">
            <text:p><text:span text:style-name="T195">KÛNDRA</text:span><text:span text:style-name="T197"> </text:span><text:span text:style-name="T198">[qũndɾa]</text:span><text:span text:style-name="T197"> </text:span></text:p>
            <text:p>KÛNDËR [qũndəɾ]</text:p>
            <text:p>Prononciation de maggêduniɒ</text:p>
          </table:table-cell>
          <table:table-cell table:style-name="ce106"/>
          <table:table-cell table:style-name="ce96"/>
          <table:table-cell table:style-name="ce106"/>
          <table:table-cell table:style-name="ce132" office:value-type="string" calcext:value-type="string">
            <text:p>Chaussure Shoe</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6" office:value-type="string" calcext:value-type="string">
            <text:p><text:span text:style-name="T193">K</text:span><text:span text:style-name="T194">UND</text:span><text:span text:style-name="T193">RA</text:span><text:span text:style-name="T201"> </text:span><text:span text:style-name="T202">[qũndɾa]</text:span><text:span text:style-name="T201"> </text:span></text:p>
            <text:p>KUNDËR [qũndəɾ]</text:p>
          </table:table-cell>
          <table:table-cell table:style-name="ce106"/>
          <table:table-cell table:style-name="ce96" office:value-type="string" calcext:value-type="string">
            <text:p><text:span text:style-name="T195">K</text:span><text:span text:style-name="T199">UNT</text:span><text:span text:style-name="T195">RA</text:span><text:span text:style-name="T197"> </text:span><text:span text:style-name="T198">[qũntɾa]</text:span><text:span text:style-name="T197"> </text:span></text:p>
            <text:p>KUNTËR [qũntəɾ]</text:p>
          </table:table-cell>
          <table:table-cell table:style-name="ce106"/>
          <table:table-cell table:style-name="ce96"/>
          <table:table-cell table:style-name="ce106"/>
          <table:table-cell table:style-name="ce132" office:value-type="string" calcext:value-type="string">
            <text:p>Contre Counter, Against</text:p>
          </table:table-cell>
          <table:table-cell table:style-name="ce155" office:value-type="string" calcext:value-type="string">
            <text:p>Du Creg : KONTRA</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93" office:value-type="string" calcext:value-type="string">
            <text:p><text:span text:style-name="T193">I VJETËRË</text:span><text:span text:style-name="T201"> </text:span><text:span text:style-name="T202">[i vjɛtəɾə]</text:span></text:p>
          </table:table-cell>
          <table:table-cell table:style-name="ce106"/>
          <table:table-cell table:style-name="ce93"/>
          <table:table-cell table:style-name="ce106"/>
          <table:table-cell table:style-name="ce132" office:value-type="string" calcext:value-type="string">
            <text:p>Vieux Old (object) </text:p>
          </table:table-cell>
          <table:table-cell table:style-name="ce155" office:value-type="string" calcext:value-type="string">
            <text:p>du Roman VETVS</text:p>
          </table:table-cell>
          <table:table-cell table:style-name="ce135"/>
          <table:table-cell table:number-columns-repeated="1013"/>
        </table:table-row>
        <table:table-row table:style-name="ro9">
          <table:table-cell/>
          <table:table-cell table:style-name="ce99"/>
          <table:table-cell table:style-name="ce99" office:value-type="string" calcext:value-type="string">
            <text:p> </text:p>
          </table:table-cell>
          <table:table-cell table:style-name="ce106"/>
          <table:table-cell table:style-name="ce93" office:value-type="string" calcext:value-type="string">
            <text:p><text:span text:style-name="T193">I MÔSHUARË</text:span><text:span text:style-name="T201"> </text:span><text:span text:style-name="T202">[I mɔʃuar] </text:span></text:p>
            <text:p>MÔSHË [I mɔʃə] </text:p>
            <text:p>MÔSHJA [mɔʃja] </text:p>
          </table:table-cell>
          <table:table-cell table:style-name="ce106"/>
          <table:table-cell table:style-name="ce93"/>
          <table:table-cell table:style-name="ce106"/>
          <table:table-cell table:style-name="ce132" office:value-type="string" calcext:value-type="string">
            <text:p>Age, Agé Age, Aged </text:p>
          </table:table-cell>
          <table:table-cell table:style-name="ce171" office:value-type="string" calcext:value-type="string">
            <text:p><text:span text:style-name="T236">מֹשׁהֶ</text:span><text:span text:style-name="T324"> </text:span></text:p>
          </table:table-cell>
          <table:table-cell table:style-name="ce135"/>
          <table:table-cell table:number-columns-repeated="1013"/>
        </table:table-row>
        <table:table-row table:style-name="ro15">
          <table:table-cell/>
          <table:table-cell table:style-name="ce99"/>
          <table:table-cell table:style-name="ce94" office:value-type="string" calcext:value-type="string">
            <text:p> </text:p>
          </table:table-cell>
          <table:table-cell table:style-name="ce106"/>
          <table:table-cell table:style-name="ce96" office:value-type="string" calcext:value-type="string">
            <text:p><text:span text:style-name="T193">PLAK </text:span><text:span text:style-name="T191">[plaq]</text:span><text:span text:style-name="T201">(m)</text:span><text:span text:style-name="T269"> </text:span></text:p>
            <text:p>PLAKTË [plaqtə](m, p) </text:p>
            <text:p>PLÄK [plɒq] (f) </text:p>
            <text:p>PLÄKAT [plɒqat] (f, p) </text:p>
          </table:table-cell>
          <table:table-cell table:style-name="ce106"/>
          <table:table-cell table:style-name="ce96"/>
          <table:table-cell table:style-name="ce106"/>
          <table:table-cell table:style-name="ce132" office:value-type="string" calcext:value-type="string">
            <text:p>Ancien personne Old man </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3" office:value-type="string" calcext:value-type="string">
            <text:p><text:span text:style-name="T193">QYLIMI</text:span><text:span text:style-name="T201"> </text:span><text:span text:style-name="T202">[ʧylimi] </text:span></text:p>
          </table:table-cell>
          <table:table-cell table:style-name="ce106"/>
          <table:table-cell table:style-name="ce93" office:value-type="string" calcext:value-type="string">
            <text:p><text:span text:style-name="T195">QYLYM</text:span><text:span text:style-name="T197"> </text:span><text:span text:style-name="T198">[qylym]</text:span></text:p>
          </table:table-cell>
          <table:table-cell table:style-name="ce106"/>
          <table:table-cell table:style-name="ce93"/>
          <table:table-cell table:style-name="ce106"/>
          <table:table-cell table:style-name="ce132" office:value-type="string" calcext:value-type="string">
            <text:p>Tapis Rug</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93">QËLLIM</text:span><text:span text:style-name="T234"> </text:span><text:span text:style-name="T202">[ʧɘɫim]</text:span></text:p>
            <text:p>Prononciation d'albanie</text:p>
          </table:table-cell>
          <table:table-cell table:style-name="ce106"/>
          <table:table-cell table:style-name="ce93" office:value-type="string" calcext:value-type="string">
            <text:p><text:span text:style-name="T195">QELLIM</text:span><text:span text:style-name="T260"> </text:span><text:span text:style-name="T198">[ʧɛɫim / qɛɫim]</text:span></text:p>
            <text:p>Prononciation des albanais romanisé de maggêduniɒ</text:p>
          </table:table-cell>
          <table:table-cell table:style-name="ce106"/>
          <table:table-cell table:style-name="ce93"/>
          <table:table-cell table:style-name="ce106"/>
          <table:table-cell table:style-name="ce132" office:value-type="string" calcext:value-type="string">
            <text:p>Intention, but <text:s/>Intention, purpose, goal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QOFTË</text:span><text:span text:style-name="T201"> </text:span><text:span text:style-name="T202">[ʨoftə]</text:span></text:p>
            <text:p>Prononciation d'albanie</text:p>
          </table:table-cell>
          <table:table-cell table:style-name="ce106"/>
          <table:table-cell table:style-name="ce93" office:value-type="string" calcext:value-type="string">
            <text:p><text:span text:style-name="T195">KOFTË</text:span><text:span text:style-name="T197"> </text:span><text:span text:style-name="T198">[qoftə]</text:span></text:p>
            <text:p>Prononciation de maggêduniɒ</text:p>
          </table:table-cell>
          <table:table-cell table:style-name="ce106"/>
          <table:table-cell table:style-name="ce93"/>
          <table:table-cell table:style-name="ce106"/>
          <table:table-cell table:style-name="ce132" office:value-type="string" calcext:value-type="string">
            <text:p>Si If</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KOVA</text:span><text:span text:style-name="T201"> </text:span><text:span text:style-name="T202">[qova]</text:span></text:p>
          </table:table-cell>
          <table:table-cell table:style-name="ce106"/>
          <table:table-cell table:style-name="ce96" office:value-type="string" calcext:value-type="string">
            <text:p><text:span text:style-name="T195">KOϜA</text:span><text:span text:style-name="T197"> </text:span><text:span text:style-name="T198">[qofa]</text:span><text:span text:style-name="T197"> </text:span></text:p>
            <text:p>KOϜË [qofə]</text:p>
          </table:table-cell>
          <table:table-cell table:style-name="ce106"/>
          <table:table-cell table:style-name="ce96"/>
          <table:table-cell table:style-name="ce106"/>
          <table:table-cell table:style-name="ce132" office:value-type="string" calcext:value-type="string">
            <text:p>Seau Bucket pail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5" office:value-type="string" calcext:value-type="string">
            <text:p> </text:p>
          </table:table-cell>
          <table:table-cell table:style-name="ce106"/>
          <table:table-cell table:style-name="ce96" office:value-type="string" calcext:value-type="string">
            <text:p><text:span text:style-name="T193">SHPORTA</text:span><text:span text:style-name="T201"> </text:span><text:span text:style-name="T202">[ʃpoɾta]</text:span><text:span text:style-name="T201"> </text:span></text:p>
            <text:p>SHPORTË [ʃpoɾta]</text:p>
          </table:table-cell>
          <table:table-cell table:style-name="ce106"/>
          <table:table-cell table:style-name="ce96"/>
          <table:table-cell table:style-name="ce106"/>
          <table:table-cell table:style-name="ce132" office:value-type="string" calcext:value-type="string">
            <text:p>Panier Basket</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5" office:value-type="string" calcext:value-type="string">
            <text:p> </text:p>
            <text:p> </text:p>
          </table:table-cell>
          <table:table-cell table:style-name="ce106"/>
          <table:table-cell table:style-name="ce93" office:value-type="string" calcext:value-type="string">
            <text:p><text:span text:style-name="T193">DOBËT</text:span><text:span text:style-name="T201"> </text:span><text:span text:style-name="T202">[ʃqipəri]</text:span></text:p>
          </table:table-cell>
          <table:table-cell table:style-name="ce106"/>
          <table:table-cell table:style-name="ce93"/>
          <table:table-cell table:style-name="ce106"/>
          <table:table-cell table:style-name="ce132" office:value-type="string" calcext:value-type="string">
            <text:p>Pauvrement Poorly</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93">VËSHTIRËSI</text:span><text:span text:style-name="T201"> </text:span><text:span text:style-name="T202">[vəʃtirəsi] </text:span></text:p>
            <text:p>VËSHTIRË [vəʃtirə] </text:p>
            <text:p>VËSHTIRA [vəʃtira]</text:p>
            <text:p>Prononciation d'albanie </text:p>
            <text:p> </text:p>
          </table:table-cell>
          <table:table-cell table:style-name="ce106"/>
          <table:table-cell table:style-name="ce96" office:value-type="string" calcext:value-type="string">
            <text:p><text:span text:style-name="T193">SHTIRËSI</text:span><text:span text:style-name="T201"> </text:span><text:span text:style-name="T202">[ʃtirəsi]</text:span><text:span text:style-name="T201"> </text:span></text:p>
            <text:p>SHTIRË [ʃtirə] </text:p>
            <text:p>SHTIRA [ʃtira]</text:p>
            <text:p>Prononciation des albanais de maggêduniɒ</text:p>
          </table:table-cell>
          <table:table-cell table:style-name="ce106"/>
          <table:table-cell table:style-name="ce96"/>
          <table:table-cell table:style-name="ce106"/>
          <table:table-cell table:style-name="ce132" office:value-type="string" calcext:value-type="string">
            <text:p>Difficile, dur <text:s/>Difficulty, hard </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3">NGA</text:span><text:span text:style-name="T201"> </text:span><text:span text:style-name="T202">[ŋa]</text:span></text:p>
            <text:p>Prononciation de Shqipërija</text:p>
          </table:table-cell>
          <table:table-cell table:style-name="ce106"/>
          <table:table-cell table:style-name="ce96" office:value-type="string" calcext:value-type="string">
            <text:p><text:span text:style-name="T195">KA</text:span><text:span text:style-name="T197"> </text:span><text:span text:style-name="T198">[qa]</text:span></text:p>
            <text:p>Prononciation de maggêduniɒ </text:p>
            <text:p><text:span text:style-name="T218">KJ</text:span><text:span text:style-name="T195">A</text:span><text:span text:style-name="T197"> </text:span><text:span text:style-name="T198">[qja]</text:span></text:p>
            <text:p>Prononciation corrigé </text:p>
          </table:table-cell>
          <table:table-cell table:style-name="ce106"/>
          <table:table-cell table:style-name="ce96"/>
          <table:table-cell table:style-name="ce106"/>
          <table:table-cell table:style-name="ce132" office:value-type="string" calcext:value-type="string">
            <text:p>Vers To</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3">PI</text:span><text:span text:style-name="T201"> </text:span><text:span text:style-name="T202">[pi]</text:span></text:p>
            <text:p>Prononciation de maggêduniɒ</text:p>
          </table:table-cell>
          <table:table-cell table:style-name="ce106"/>
          <table:table-cell table:style-name="ce96" office:value-type="string" calcext:value-type="string">
            <text:p><text:span text:style-name="T195">NGA</text:span><text:span text:style-name="T197"> </text:span><text:span text:style-name="T198">[ŋa]</text:span></text:p>
            <text:p>Prononciation de Shqipërija</text:p>
            <text:p><text:span text:style-name="T218">G</text:span><text:span text:style-name="T195">A</text:span><text:span text:style-name="T197"> </text:span><text:span text:style-name="T198">[qja]</text:span></text:p>
            <text:p>Prononciation corrigé </text:p>
          </table:table-cell>
          <table:table-cell table:style-name="ce106"/>
          <table:table-cell table:style-name="ce96"/>
          <table:table-cell table:style-name="ce106"/>
          <table:table-cell table:style-name="ce132" office:value-type="string" calcext:value-type="string">
            <text:p>Depuis From</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93">PI</text:span><text:span text:style-name="T201"> </text:span><text:span text:style-name="T202">[pi]</text:span></text:p>
            <text:p>Prononciation des Gosovarë</text:p>
          </table:table-cell>
          <table:table-cell table:style-name="ce106"/>
          <table:table-cell table:style-name="ce93" office:value-type="string" calcext:value-type="string">
            <text:p><text:span text:style-name="T195">PREJ</text:span><text:span text:style-name="T197"> </text:span><text:span text:style-name="T198">[pɾɛj]</text:span></text:p>
            <text:p>Prononciation des Romanisés de maggêduniɒ</text:p>
          </table:table-cell>
          <table:table-cell table:style-name="ce106"/>
          <table:table-cell table:style-name="ce93"/>
          <table:table-cell table:style-name="ce106"/>
          <table:table-cell table:style-name="ce132" office:value-type="string" calcext:value-type="string">
            <text:p>De Of</text:p>
          </table:table-cell>
          <table:table-cell table:style-name="ce155" office:value-type="string" calcext:value-type="string">
            <text:p> </text:p>
          </table:table-cell>
          <table:table-cell table:style-name="ce135"/>
          <table:table-cell table:number-columns-repeated="1013"/>
        </table:table-row>
        <table:table-row table:style-name="ro40">
          <table:table-cell/>
          <table:table-cell table:style-name="ce99"/>
          <table:table-cell table:style-name="ce92" office:value-type="string" calcext:value-type="string">
            <text:p><text:span text:style-name="T193">PIRUAR </text:span></text:p>
            <text:p>PI [pi] </text:p>
            <text:p><text:span text:style-name="T216">PI</text:span><text:span text:style-name="T220">R</text:span><text:span text:style-name="T232">Ë [pi</text:span><text:span text:style-name="T255">ɾə</text:span><text:span text:style-name="T282">]</text:span></text:p>
            <text:p>Reduction est deformation de BIBERE</text:p>
            <text:p>پإ donc بإ, p devient b en arbi.</text:p>
          </table:table-cell>
          <table:table-cell table:style-name="ce106"/>
          <table:table-cell table:style-name="ce96" office:value-type="string" calcext:value-type="string">
            <text:p><text:span text:style-name="T195">BEPIRUARË </text:span><text:span text:style-name="T200">[bepiɾuaɾə]</text:span><text:span text:style-name="T195"> </text:span></text:p>
            <text:p><text:span text:style-name="T195">BEPI [be</text:span><text:span text:style-name="T197">p</text:span><text:span text:style-name="T198">i] </text:span></text:p>
            <text:p>BEPIRË [bepiɾə]</text:p>
            <text:p>PLIRUARË [pliɾuaɾə] </text:p>
            <text:p>PLI [pli] </text:p>
            <text:p>PLIRI [pliɾi] </text:p>
          </table:table-cell>
          <table:table-cell table:style-name="ce106"/>
          <table:table-cell table:style-name="ce96"/>
          <table:table-cell table:style-name="ce106"/>
          <table:table-cell table:style-name="ce143" office:value-type="string" calcext:value-type="string">
            <text:p>Bois, <text:span text:style-name="T283">fumer </text:span></text:p>
            <text:p>Drink</text:p>
          </table:table-cell>
          <table:table-cell table:style-name="ce155" office:value-type="string" calcext:value-type="string">
            <text:p>BIBERE Bere, Beber</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93" office:value-type="string" calcext:value-type="string">
            <text:p><text:span text:style-name="T193">FUMOKEN</text:span><text:span text:style-name="T201"> </text:span><text:span text:style-name="T202">[fumɔqen]</text:span></text:p>
          </table:table-cell>
          <table:table-cell table:style-name="ce106"/>
          <table:table-cell table:style-name="ce93"/>
          <table:table-cell table:style-name="ce106"/>
          <table:table-cell table:style-name="ce132" office:value-type="string" calcext:value-type="string">
            <text:p>Fumer <text:s/>To smoke</text:p>
          </table:table-cell>
          <table:table-cell table:style-name="ce155" office:value-type="string" calcext:value-type="string">
            <text:p>FVMARE</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5">TYM</text:span><text:span text:style-name="T197"> </text:span><text:span text:style-name="T198">[tymi]</text:span><text:span text:style-name="T197"> </text:span></text:p>
            <text:p>TYMI [tymi]</text:p>
            <text:p>Prononciation d'albanie</text:p>
          </table:table-cell>
          <table:table-cell table:style-name="ce106"/>
          <table:table-cell table:style-name="ce96" office:value-type="string" calcext:value-type="string">
            <text:p><text:span text:style-name="T195">TIM</text:span><text:span text:style-name="T197"> </text:span><text:span text:style-name="T198">[tim]</text:span><text:span text:style-name="T197"> </text:span></text:p>
            <text:p>TIMI [timi]</text:p>
            <text:p>Prononciation des Romanisés de maggêduniɒ</text:p>
          </table:table-cell>
          <table:table-cell table:style-name="ce106"/>
          <table:table-cell table:style-name="ce96"/>
          <table:table-cell table:style-name="ce106"/>
          <table:table-cell table:style-name="ce132" office:value-type="string" calcext:value-type="string">
            <text:p>La Fumée The Smoke</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3" office:value-type="string" calcext:value-type="string">
            <text:p><text:span text:style-name="T193">ÄVULL</text:span><text:span text:style-name="T201"> </text:span><text:span text:style-name="T202">[ɑvuɫ]</text:span></text:p>
            <text:p>Prononciation d'albanie</text:p>
          </table:table-cell>
          <table:table-cell table:style-name="ce106"/>
          <table:table-cell table:style-name="ce96" office:value-type="string" calcext:value-type="string">
            <text:p><text:span text:style-name="T195">ÄVËLL</text:span><text:span text:style-name="T197"> </text:span><text:span text:style-name="T198">[ɒvəɫ]</text:span><text:span text:style-name="T197"> </text:span></text:p>
            <text:p>ÄVËLLI [ɒvəɫi]</text:p>
            <text:p>Prononciation des Romanisés de maggêduniɒ </text:p>
            <text:p> </text:p>
          </table:table-cell>
          <table:table-cell table:style-name="ce106"/>
          <table:table-cell table:style-name="ce96"/>
          <table:table-cell table:style-name="ce106"/>
          <table:table-cell table:style-name="ce133" office:value-type="string" calcext:value-type="string">
            <text:p>Vapeur Steam</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5" office:value-type="string" calcext:value-type="string">
            <text:p> </text:p>
          </table:table-cell>
          <table:table-cell table:style-name="ce106"/>
          <table:table-cell table:style-name="ce96" office:value-type="string" calcext:value-type="string">
            <text:p><text:span text:style-name="T193">VÄLL</text:span><text:span text:style-name="T201"> </text:span><text:span text:style-name="T202">[vɒɫ]</text:span><text:span text:style-name="T201"> (chaud brulant)</text:span></text:p>
            <text:p>Prononciation des Romanisés de maggêduniɒ</text:p>
          </table:table-cell>
          <table:table-cell table:style-name="ce106"/>
          <table:table-cell table:style-name="ce96"/>
          <table:table-cell table:style-name="ce106"/>
          <table:table-cell table:style-name="ce132" office:value-type="string" calcext:value-type="string">
            <text:p>Chaud, brulant Hot</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9"/>
          <table:table-cell table:style-name="ce96" office:value-type="string" calcext:value-type="string">
            <text:p><text:span text:style-name="T193">ZI </text:span><text:span text:style-name="T191">[zi]</text:span><text:span text:style-name="T193"> </text:span></text:p>
            <text:p>ZIEJ [ziej] </text:p>
            <text:p>ZIJE [zijɛ] </text:p>
            <text:p>ZIER [ziɛɾ] </text:p>
            <text:p>ZINË [zinə]</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Bouillir, Bouillant Boil, Boiling</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9"/>
          <table:table-cell table:style-name="ce93" office:value-type="string" calcext:value-type="string">
            <text:p><text:span text:style-name="T193">ZJÄRR </text:span><text:span text:style-name="T191">[zjɑr]</text:span><text:span text:style-name="T193"> </text:span></text:p>
            <text:p>ZJÄRRI [zjɑri] </text:p>
            <text:p>ZJÄRRAT [zjɑrmat] </text:p>
            <text:p>ZJÄRRET [zjɑrmɛt] </text:p>
            <text:p>ZJÄRRTË [zjɑrmtə] </text:p>
            <text:p>ZJÄRRTH [zjɑrθ]</text:p>
            <text:p>Prononciation d'Albanie</text:p>
          </table:table-cell>
          <table:table-cell table:style-name="ce106"/>
          <table:table-cell table:style-name="ce96" office:value-type="string" calcext:value-type="string">
            <text:p><text:span text:style-name="T195">ZJÄRM </text:span><text:span text:style-name="T200">[zjɑɾm]</text:span><text:span text:style-name="T195"> </text:span></text:p>
            <text:p>ZJÄRMI [zjɒɾmi] </text:p>
            <text:p>ZJÄRMAT [zjɒɾmat] </text:p>
            <text:p>ZJÄRMET [zjɒɾmɛt] </text:p>
            <text:p>ZJÄRMTË [zjɒɾmtə] </text:p>
            <text:p>ZJÄRMTH [zjɑɾmθ]</text:p>
            <text:p>Prononciation de Maggêduniɒ</text:p>
          </table:table-cell>
          <table:table-cell table:style-name="ce106"/>
          <table:table-cell table:style-name="ce96"/>
          <table:table-cell table:style-name="ce106"/>
          <table:table-cell table:style-name="ce132" office:value-type="string" calcext:value-type="string">
            <text:p>Feu Fire</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3">FLÄKË</text:span><text:span text:style-name="T201"> </text:span><text:span text:style-name="T202">[flɑkə]</text:span><text:span text:style-name="T201"> (s) </text:span></text:p>
            <text:p>FLÄKA [flɑkat] </text:p>
            <text:p>FLÄKAT [flɑkat] (p)</text:p>
            <text:p>Prononciation d'albanie</text:p>
          </table:table-cell>
          <table:table-cell table:style-name="ce106"/>
          <table:table-cell table:style-name="ce96" office:value-type="string" calcext:value-type="string">
            <text:p><text:span text:style-name="T195">FLÄKË</text:span><text:span text:style-name="T197"> </text:span><text:span text:style-name="T198">[flɒkə]</text:span><text:span text:style-name="T197"> </text:span></text:p>
            <text:p>FLÄKA [flɒkat] </text:p>
            <text:p>FLÄKAT [flɒkat]</text:p>
            <text:p>Prononciation de Maggêduniɒ</text:p>
          </table:table-cell>
          <table:table-cell table:style-name="ce106"/>
          <table:table-cell table:style-name="ce96"/>
          <table:table-cell table:style-name="ce106"/>
          <table:table-cell table:style-name="ce132" office:value-type="string" calcext:value-type="string">
            <text:p>Flamme Flame</text:p>
          </table:table-cell>
          <table:table-cell table:style-name="ce155" office:value-type="string" calcext:value-type="string">
            <text:p>Du latin FLAMMA</text:p>
          </table:table-cell>
          <table:table-cell table:style-name="ce135"/>
          <table:table-cell table:number-columns-repeated="1013"/>
        </table:table-row>
        <table:table-row table:style-name="ro9">
          <table:table-cell/>
          <table:table-cell table:style-name="ce99"/>
          <table:table-cell table:style-name="ce99" office:value-type="string" calcext:value-type="string">
            <text:p> </text:p>
          </table:table-cell>
          <table:table-cell table:style-name="ce106"/>
          <table:table-cell table:style-name="ce96" office:value-type="string" calcext:value-type="string">
            <text:p><text:span text:style-name="T193">XET</text:span><text:span text:style-name="T201"> </text:span><text:span text:style-name="T202">[ʣɛt]</text:span><text:span text:style-name="T201"> (chaud) </text:span></text:p>
            <text:p>XETA [ʣɛta] </text:p>
            <text:p>Prononciation de Maggêduniɒ</text:p>
          </table:table-cell>
          <table:table-cell table:style-name="ce106"/>
          <table:table-cell table:style-name="ce96"/>
          <table:table-cell table:style-name="ce106"/>
          <table:table-cell table:style-name="ce132" office:value-type="string" calcext:value-type="string">
            <text:p>Chaud (climat)</text:p>
            <text:p>Warm</text:p>
            <text:p>En parlant du climat</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6" office:value-type="string" calcext:value-type="string">
            <text:p><text:span text:style-name="T193">NGROH</text:span><text:span text:style-name="T201"> </text:span><text:span text:style-name="T202">[ŋɾɔh]</text:span><text:span text:style-name="T201"> </text:span></text:p>
            <text:p>I NGROHTË [i ŋɾɔtə]</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Warm, Wamrs</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9"/>
          <table:table-cell table:style-name="ce99" office:value-type="string" calcext:value-type="string">
            <text:p>NGRE NGREJ</text:p>
          </table:table-cell>
          <table:table-cell table:style-name="ce106"/>
          <table:table-cell table:style-name="ce122" office:value-type="string" calcext:value-type="string">
            <text:p>GRE</text:p>
            <text:p>GREJE </text:p>
            <text:p>GREJTA</text:p>
            <text:p>PËRMIRËSON LARTESOJ LAVDEROJ AVONCOJ lëviz, </text:p>
            <text:p>shpërthej, shkund </text:p>
          </table:table-cell>
          <table:table-cell table:style-name="ce106"/>
          <table:table-cell table:style-name="ce122"/>
          <table:table-cell table:style-name="ce106"/>
          <table:table-cell table:style-name="ce132" office:value-type="string" calcext:value-type="string">
            <text:p>Tracter, Tirer, soulever Erect, elevate, hove, lift</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9"/>
          <table:table-cell table:style-name="ce95" office:value-type="string" calcext:value-type="string">
            <text:p> </text:p>
          </table:table-cell>
          <table:table-cell table:style-name="ce106"/>
          <table:table-cell table:style-name="ce99" office:value-type="string" calcext:value-type="string">
            <text:p><text:span text:style-name="T193">NGRËNË</text:span><text:span text:style-name="T201"> </text:span></text:p>
            <text:p>NEGRËNI</text:p>
          </table:table-cell>
          <table:table-cell table:style-name="ce106"/>
          <table:table-cell table:style-name="ce99"/>
          <table:table-cell table:style-name="ce106"/>
          <table:table-cell table:style-name="ce132" office:value-type="string" calcext:value-type="string">
            <text:p>Nourrire Feed</text:p>
          </table:table-cell>
          <table:table-cell table:style-name="ce153" office:value-type="string" calcext:value-type="string">
            <text:p>Du latin</text:p>
            <text:p>NVTRIRE </text:p>
            <text:p>[nutɾiɾɛ] Etrosque </text:p>
            <text:p>[nutrire] Roman</text:p>
          </table:table-cell>
          <table:table-cell table:style-name="ce135"/>
          <table:table-cell table:number-columns-repeated="1013"/>
        </table:table-row>
        <table:table-row table:style-name="ro12">
          <table:table-cell/>
          <table:table-cell table:style-name="ce99"/>
          <table:table-cell table:style-name="ce99" office:value-type="string" calcext:value-type="string">
            <text:p>POQA </text:p>
          </table:table-cell>
          <table:table-cell table:style-name="ce106"/>
          <table:table-cell table:style-name="ce93" office:value-type="string" calcext:value-type="string">
            <text:p><text:span text:style-name="T195">PJEK </text:span><text:span text:style-name="T200">[pjek]</text:span><text:span text:style-name="T195"> </text:span></text:p>
            <text:p>PJEKE [pjekɛ] </text:p>
            <text:p>PJEKA [pjeka] </text:p>
            <text:p>PJEKTA [pjekta] </text:p>
            <text:p>PJEKJE [pjekjɛ] </text:p>
            <text:p>PJEKUR [pjekuɾ]</text:p>
            <text:p>Prononciation de Maggêduniɒ</text:p>
          </table:table-cell>
          <table:table-cell table:style-name="ce106"/>
          <table:table-cell table:style-name="ce93"/>
          <table:table-cell table:style-name="ce106"/>
          <table:table-cell table:style-name="ce132" office:value-type="string" calcext:value-type="string">
            <text:p>Cuire Bake</text:p>
          </table:table-cell>
          <table:table-cell table:style-name="ce155" office:value-type="string" calcext:value-type="string">
            <text:p> </text:p>
          </table:table-cell>
          <table:table-cell table:style-name="ce135"/>
          <table:table-cell table:number-columns-repeated="1013"/>
        </table:table-row>
        <table:table-row table:style-name="ro6">
          <table:table-cell/>
          <table:table-cell table:style-name="ce99"/>
          <table:table-cell table:style-name="ce93" office:value-type="string" calcext:value-type="string">
            <text:p><text:span text:style-name="T193">GATOJ </text:span><text:span text:style-name="T191">[gatɔj]</text:span><text:span text:style-name="T193"> </text:span></text:p>
            <text:p><text:span text:style-name="T195">GATOVA</text:span><text:span text:style-name="T197"> </text:span><text:span text:style-name="T198">[gatɔva] </text:span></text:p>
            <text:p>GATOVE [gatɔv] </text:p>
            <text:p>GATU [gatu] </text:p>
            <text:p>GATUAJ [gatuaj] </text:p>
            <text:p>GATUARË [gatuaɾə] </text:p>
            <text:p>GATIM [gatim]</text:p>
            <text:p>GATUES [gatuaɾə]</text:p>
            <text:p>Prononciation Commune</text:p>
          </table:table-cell>
          <table:table-cell table:style-name="ce106"/>
          <table:table-cell table:style-name="ce93" office:value-type="string" calcext:value-type="string">
            <text:p><text:span text:style-name="T195">GATÔJ </text:span><text:span text:style-name="T200">[gatɔj]</text:span><text:span text:style-name="T195"> </text:span></text:p>
            <text:p><text:span text:style-name="T195">GATÔVA</text:span><text:span text:style-name="T197"> </text:span><text:span text:style-name="T198">[gatɔva] </text:span></text:p>
            <text:p>GATÔVE [gatɔv] </text:p>
            <text:p>GATU [gatu] </text:p>
            <text:p>GATUAJ [gatuaj] </text:p>
            <text:p>GATUARË [gatuaɾə] </text:p>
            <text:p>GATIM [gatim]</text:p>
            <text:p>GATUES [gatuaɾə]</text:p>
            <text:p>Prononciation Corrigé</text:p>
          </table:table-cell>
          <table:table-cell table:style-name="ce106"/>
          <table:table-cell table:style-name="ce93"/>
          <table:table-cell table:style-name="ce106"/>
          <table:table-cell table:style-name="ce132" office:value-type="string" calcext:value-type="string">
            <text:p>Cuisiner <text:s/>Cook</text:p>
          </table:table-cell>
          <table:table-cell table:style-name="ce155" office:value-type="string" calcext:value-type="string">
            <text:p> </text:p>
          </table:table-cell>
          <table:table-cell table:style-name="ce135"/>
          <table:table-cell table:number-columns-repeated="1013"/>
        </table:table-row>
        <table:table-row table:style-name="ro6">
          <table:table-cell/>
          <table:table-cell table:style-name="ce99"/>
          <table:table-cell table:style-name="ce96" office:value-type="string" calcext:value-type="string">
            <text:p><text:span text:style-name="T193">HÄ </text:span><text:span text:style-name="T191">[hɑ]</text:span><text:span text:style-name="T193"> </text:span></text:p>
            <text:p><text:span text:style-name="T195">HÄNI </text:span><text:span text:style-name="T200">[hɑni]</text:span> (Han 汉憨 Dreqi Vampiri kinez) </text:p>
            <text:p><text:span text:style-name="T283">HÄMI [hɒmi] (HAM </text:span><text:span text:style-name="T224">:</text:span><text:span text:style-name="T284"> Jambon)</text:span></text:p>
            <text:p>HAJE [hɑjɛ]</text:p>
            <text:p>Habite (Ha karr) </text:p>
            <text:p>Rapport (Ha mishderr) </text:p>
            <text:p>Apport (Ha mishderr) </text:p>
            <text:p>Adhere (Ha derr)</text:p>
          </table:table-cell>
          <table:table-cell table:style-name="ce106"/>
          <table:table-cell table:style-name="ce92" office:value-type="string" calcext:value-type="string">
            <text:p><text:span text:style-name="T195">HÄTÊ </text:span><text:span text:style-name="T200">[ʰɑtɛ]</text:span><text:span text:style-name="T195"> </text:span></text:p>
            <text:p><text:span text:style-name="T195">HÄTÊNI </text:span><text:span text:style-name="T200">[ʰɑtɛni]</text:span><text:span text:style-name="T197"> (Ruju se t</text:span><text:span text:style-name="T223">e atene</text:span><text:span text:style-name="T217"> </text:span>dreqi [Ἀθηνᾶ Δράκων]) </text:p>
            <text:p>HÄTÊMI [ʰɒtɛmi]</text:p>
            <text:p>HATÊJÊ [ʰɑtɛjɛ] (αθεϊστής אתיאיסט)</text:p>
            <text:p>Prononciation Corrigé</text:p>
            <text:p/>
          </table:table-cell>
          <table:table-cell table:style-name="ce106"/>
          <table:table-cell table:style-name="ce92"/>
          <table:table-cell table:style-name="ce106"/>
          <table:table-cell table:style-name="ce132" office:value-type="string" calcext:value-type="string">
            <text:p>Mange Eat</text:p>
          </table:table-cell>
          <table:table-cell table:style-name="ce152" office:value-type="string" calcext:value-type="string">
            <text:p><text:span text:style-name="T224">Eat deformation de </text:span><text:span text:style-name="T198">[ɛʦɑbɛ]</text:span><text:span text:style-name="T197"> </text:span><text:span text:style-name="T223">أَصَابَ</text:span></text:p>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ANI </text:span><text:span text:style-name="T191">[ani]</text:span></text:p>
            <text:p>Prononciation Commun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D'accord Ok</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73">
          <table:table-cell/>
          <table:table-cell table:style-name="ce99"/>
          <table:table-cell table:style-name="ce93" office:value-type="string" calcext:value-type="string">
            <text:p><text:span text:style-name="T193">PARÄJSË</text:span><text:span text:style-name="T234"> </text:span><text:span text:style-name="T202">[parɒjsə]</text:span></text:p>
            <text:p>Prononciation d'albanie</text:p>
          </table:table-cell>
          <table:table-cell table:style-name="ce106"/>
          <table:table-cell table:style-name="ce93" office:value-type="string" calcext:value-type="string">
            <text:p><text:span text:style-name="T195">XHENÊT</text:span><text:span text:style-name="T197"> </text:span><text:span text:style-name="T198">[ʤenɛt / genɛt]</text:span></text:p>
            <text:p>Prononciation des albanais muslims</text:p>
          </table:table-cell>
          <table:table-cell table:style-name="ce106"/>
          <table:table-cell table:style-name="ce93"/>
          <table:table-cell table:style-name="ce106"/>
          <table:table-cell table:style-name="ce132" office:value-type="string" calcext:value-type="string">
            <text:p>Paradise Heaven</text:p>
          </table:table-cell>
          <table:table-cell table:style-name="ce152" office:value-type="string" calcext:value-type="string">
            <text:p>Du Creg</text:p>
            <text:p><text:span text:style-name="T195">ΠΑΡΆ</text:span><text:span text:style-name="T197">Δ</text:span><text:span text:style-name="T198">ΕΙΣΟΝ </text:span></text:p>
            <text:p>De l'Orbi &amp; l'Obrith</text:p>
            <text:p>γυνή [gynɛ] </text:p>
            <text:p>γενεά [genea] </text:p>
            <text:p>جنة </text:p>
            <text:p>אְוּגַ֗ןוֹס </text:p>
            <text:p>ουγανός ουρανός</text:p>
          </table:table-cell>
          <table:table-cell table:style-name="ce135"/>
          <table:table-cell table:number-columns-repeated="1013"/>
        </table:table-row>
        <table:table-row table:style-name="ro20">
          <table:table-cell/>
          <table:table-cell table:style-name="ce99"/>
          <table:table-cell table:style-name="ce96" office:value-type="string" calcext:value-type="string">
            <text:p><text:span text:style-name="T218">G</text:span><text:span text:style-name="T195">ENI</text:span><text:span text:style-name="T197"> </text:span><text:span text:style-name="T198">[gɛni / ʒeni]</text:span></text:p>
            <text:p>Prononciation de maggêduniɒ</text:p>
            <text:p><text:span text:style-name="T218">Q</text:span><text:span text:style-name="T195">ËNIE</text:span><text:span text:style-name="T197"> </text:span><text:span text:style-name="T198">[ʧəniɛ / ʨeniɛ]</text:span></text:p>
            <text:p>Prononciation d'Albanie</text:p>
            <text:p><text:span text:style-name="T184">GJ</text:span><text:span text:style-name="T195">ENI</text:span><text:span text:style-name="T197"> </text:span><text:span text:style-name="T198">[ɟɛni]</text:span></text:p>
            <text:p>(D'abord falsifié par les anglo-allemands (après 1918) puis les soviets (après 1945), qui furent gagnant contre-eux) </text:p>
          </table:table-cell>
          <table:table-cell table:style-name="ce106"/>
          <table:table-cell table:style-name="ce96" office:value-type="string" calcext:value-type="string">
            <text:p><text:span text:style-name="T195">IXHINË</text:span><text:span text:style-name="T197"> </text:span><text:span text:style-name="T198">[iʤinə]</text:span><text:span text:style-name="T197"> (masculin) IϪINË </text:span></text:p>
            <text:p>IXHINÊH [iʤinɛh] (feminin) IϪINÊH </text:p>
            <text:p><text:span text:style-name="T195">IXHINA</text:span><text:span text:style-name="T200">T [iʤi</text:span><text:span text:style-name="T197">nat] (m plu</text:span><text:span text:style-name="T205">riel) IϪI</text:span><text:span text:style-name="T265">NAT </text:span></text:p>
            <text:p>IXHINÊT [iʤinɛt] (f pluriel) IϪINÊT</text:p>
            <text:p>Prononciation des albanais muslims</text:p>
            <text:p>GHINË [ɣinə] (masculin) </text:p>
            <text:p>GHINÊH [ɣinɛh] (feminin) </text:p>
            <text:p>GHINI [ɣini] </text:p>
            <text:p>GHINAT [iɣinat] (m pluriel) </text:p>
            <text:p>GHINÊT [iɣinɛt] (f pluriel)</text:p>
            <text:p>Prononciation corrigé</text:p>
          </table:table-cell>
          <table:table-cell table:style-name="ce106"/>
          <table:table-cell table:style-name="ce96"/>
          <table:table-cell table:style-name="ce106"/>
          <table:table-cell table:style-name="ce132" office:value-type="string" calcext:value-type="string">
            <text:p>Djinn, Génie Djin, Genius</text:p>
          </table:table-cell>
          <table:table-cell table:style-name="ce152" office:value-type="string" calcext:value-type="string">
            <text:p><text:span text:style-name="T224">De l'Orbi </text:span></text:p>
            <text:p>جِن</text:p>
            <text:p>Du Latin </text:p>
            <text:p>GENIVS </text:p>
            <text:p>[ʒeniɔs] Etrosque </text:p>
            <text:p>[genius] Roman</text:p>
          </table:table-cell>
          <table:table-cell table:style-name="ce135"/>
          <table:table-cell table:number-columns-repeated="1013"/>
        </table:table-row>
        <table:table-row table:style-name="ro28">
          <table:table-cell/>
          <table:table-cell table:style-name="ce99"/>
          <table:table-cell table:style-name="ce99" office:value-type="string" calcext:value-type="string">
            <text:p>KUFOMË</text:p>
            <text:p>FUNERAL</text:p>
            <text:p>Prononciation d'albanie</text:p>
          </table:table-cell>
          <table:table-cell table:style-name="ce106"/>
          <table:table-cell table:style-name="ce96" office:value-type="string" calcext:value-type="string">
            <text:p><text:span text:style-name="T195">XHENÄZË</text:span><text:span text:style-name="T197"> </text:span><text:span text:style-name="T198">[ʤenɒzə]</text:span><text:span text:style-name="T197"> (masculin) </text:span></text:p>
            <text:p>XHENÄZÊH [ʤenɒzɛh] (feminin) </text:p>
            <text:p>XHENÄZAT [ʤenɒzat] (m pluriel) </text:p>
            <text:p>XHENÄZÊT [ʤenɒzɛt] (f pluriel) </text:p>
            <text:p>(Türkicisme : cenaze)</text:p>
            <text:p>Prononciation des albanais muslims</text:p>
          </table:table-cell>
          <table:table-cell table:style-name="ce106"/>
          <table:table-cell table:style-name="ce96"/>
          <table:table-cell table:style-name="ce106"/>
          <table:table-cell table:style-name="ce132" office:value-type="string" calcext:value-type="string">
            <text:p>Cadavre Cadaver, Corpse, Funeral</text:p>
          </table:table-cell>
          <table:table-cell table:style-name="ce160" office:value-type="string" calcext:value-type="string">
            <text:p><text:span text:style-name="T224">De l'Orbi </text:span></text:p>
            <text:p>الجَنَازَة </text:p>
            <text:p>[ʤɛnɒzɛt]</text:p>
          </table:table-cell>
          <table:table-cell table:style-name="ce135"/>
          <table:table-cell table:number-columns-repeated="1013"/>
        </table:table-row>
        <table:table-row table:style-name="ro12">
          <table:table-cell/>
          <table:table-cell table:style-name="ce99"/>
          <table:table-cell table:style-name="ce96" office:value-type="string" calcext:value-type="string">
            <text:p><text:span text:style-name="T195">SHPIRT</text:span><text:span text:style-name="T260"> </text:span><text:span text:style-name="T198">[ʃpirt]</text:span><text:span text:style-name="T197"> </text:span></text:p>
            <text:p>SHPIRTI [ʃpirti] </text:p>
            <text:p>SHPIRTAT [ʃpirtat]</text:p>
            <text:p>Prononciation d'albanie</text:p>
          </table:table-cell>
          <table:table-cell table:style-name="ce106"/>
          <table:table-cell table:style-name="ce96" office:value-type="string" calcext:value-type="string">
            <text:p><text:span text:style-name="T195">XHÄN</text:span><text:span text:style-name="T197"> </text:span><text:span text:style-name="T198">[ʤɑn]</text:span><text:span text:style-name="T197"> (masculin) </text:span></text:p>
            <text:p>XHÄNÊH [ʤɑnɛh] (feminin) </text:p>
            <text:p>XHÄNI [ʤɑni] </text:p>
            <text:p>XHÄNAT [ʤɒnat] (m pluriel) </text:p>
            <text:p>XHÄNÊT [ʤɒnɛt] (f pluriel)</text:p>
            <text:p>Prononciation des albanais muslims</text:p>
          </table:table-cell>
          <table:table-cell table:style-name="ce106"/>
          <table:table-cell table:style-name="ce96"/>
          <table:table-cell table:style-name="ce106"/>
          <table:table-cell table:style-name="ce132" office:value-type="string" calcext:value-type="string">
            <text:p>Esprit Spirit</text:p>
          </table:table-cell>
          <table:table-cell table:style-name="ce152" office:value-type="string" calcext:value-type="string">
            <text:p>Du Latin</text:p>
            <text:p><text:span text:style-name="T224">SPIRITVS</text:span></text:p>
            <text:p>De l'Orbi </text:p>
            <text:p>جأن </text:p>
            <text:p>[ʤɛn]</text:p>
          </table:table-cell>
          <table:table-cell table:style-name="ce135"/>
          <table:table-cell table:number-columns-repeated="1013"/>
        </table:table-row>
        <table:table-row table:style-name="ro74">
          <table:table-cell/>
          <table:table-cell table:style-name="ce99"/>
          <table:table-cell table:style-name="ce96" office:value-type="string" calcext:value-type="string">
            <text:p><text:span text:style-name="T195">NJERË</text:span><text:span text:style-name="T197"> </text:span><text:span text:style-name="T198">[njeɾi]</text:span><text:span text:style-name="T197"> </text:span></text:p>
            <text:p>NJERI [njeɾi] </text:p>
            <text:p>NJERËZOR [njeɾi]</text:p>
            <text:p>Prononciation d'albanie</text:p>
          </table:table-cell>
          <table:table-cell table:style-name="ce106"/>
          <table:table-cell table:style-name="ce96" office:value-type="string" calcext:value-type="string">
            <text:p><text:span text:style-name="T195">XHIN</text:span><text:span text:style-name="T197"> </text:span><text:span text:style-name="T198">[ʤin]</text:span><text:span text:style-name="T197"> </text:span></text:p>
            <text:p>XHINJAT [ʤinjat]</text:p>
            <text:p>Prononciation des albanais muslims</text:p>
          </table:table-cell>
          <table:table-cell table:style-name="ce106"/>
          <table:table-cell table:style-name="ce96"/>
          <table:table-cell table:style-name="ce106"/>
          <table:table-cell table:style-name="ce132" office:value-type="string" calcext:value-type="string">
            <text:p>Homme</text:p>
            <text:p>Men</text:p>
            <text:p>Humain </text:p>
            <text:p>Human</text:p>
          </table:table-cell>
          <table:table-cell table:style-name="ce152" office:value-type="string" calcext:value-type="string">
            <text:p><text:span text:style-name="T224">De l'Orbi : Lumière </text:span></text:p>
            <text:p>نيَرٍ </text:p>
            <text:p>[njɛr] Othmanli </text:p>
            <text:p>[njar] Orbi </text:p>
            <text:p>جإن </text:p>
            <text:p>[ʤin]</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95">BURRË</text:span><text:span text:style-name="T197"> </text:span><text:span text:style-name="T198">[burə]</text:span><text:span text:style-name="T197"> </text:span></text:p>
            <text:p>(Sauvage, brute, barbare, bourreau, bourrin)</text:p>
            <text:p>Prononciation des kosovarë (Goθovarë)</text:p>
          </table:table-cell>
          <table:table-cell table:style-name="ce106"/>
          <table:table-cell table:style-name="ce93" office:value-type="string" calcext:value-type="string">
            <text:p><text:span text:style-name="T195">LÄLË</text:span><text:span text:style-name="T197"> </text:span><text:span text:style-name="T198">[lɒlə]</text:span></text:p>
            <text:p>Prononciation des albanais romanisé</text:p>
          </table:table-cell>
          <table:table-cell table:style-name="ce106"/>
          <table:table-cell table:style-name="ce93"/>
          <table:table-cell table:style-name="ce106"/>
          <table:table-cell table:style-name="ce132" office:value-type="string" calcext:value-type="string">
            <text:p>Homme Men</text:p>
          </table:table-cell>
          <table:table-cell table:style-name="ce166" office:value-type="string" calcext:value-type="string">
            <text:p>בּוּר</text:p>
          </table:table-cell>
          <table:table-cell table:style-name="ce135"/>
          <table:table-cell table:number-columns-repeated="1013"/>
        </table:table-row>
        <table:table-row table:style-name="ro36">
          <table:table-cell/>
          <table:table-cell table:style-name="ce99"/>
          <table:table-cell table:style-name="ce92" office:value-type="string" calcext:value-type="string">
            <text:p><text:span text:style-name="T195">BIR</text:span><text:span text:style-name="T197"> </text:span><text:span text:style-name="T198">[biɾ]</text:span><text:span text:style-name="T197"> </text:span></text:p>
            <text:p><text:span text:style-name="T195">BI</text:span><text:span text:style-name="T197">RI [biɾi]</text:span><text:span text:style-name="T214"><text:a xlink:href="http://en.wiktionary.org/wiki/صقليب%22%20%5Ct%20%22_blank" xlink:type="simple">صقليب</text:a></text:span></text:p>
            <text:p>BR : esclave en latin, terme : </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ext:p>Prononciation commune</text:p>
          </table:table-cell>
          <table:table-cell table:style-name="ce106"/>
          <table:table-cell table:style-name="ce96" office:value-type="string" calcext:value-type="string">
            <text:p><text:span text:style-name="T195">DJÄL</text:span><text:span text:style-name="T197"> </text:span><text:span text:style-name="T198">[djɒl]</text:span><text:span text:style-name="T197"> </text:span></text:p>
            <text:p>DJÄLI [djɒlə] </text:p>
            <text:p> </text:p>
            <text:p>Prononciation alternative</text:p>
          </table:table-cell>
          <table:table-cell table:style-name="ce106"/>
          <table:table-cell table:style-name="ce96"/>
          <table:table-cell table:style-name="ce106"/>
          <table:table-cell table:style-name="ce132" office:value-type="string" calcext:value-type="string">
            <text:p>Fils Son</text:p>
          </table:table-cell>
          <table:table-cell table:style-name="ce152" office:value-type="string" calcext:value-type="string">
            <text:p><text:span text:style-name="T224">De l'hebreux </text:span></text:p>
            <text:p>בִּר </text:p>
            <text:p>[bir] Obrith </text:p>
            <text:p>[viʀ] Isra'ïli</text:p>
            <text:p>-able, worthy of, deserving </text:p>
            <text:p>adj. wild, feral </text:p>
            <text:p>pure </text:p>
            <text:p>nm. Son</text:p>
          </table:table-cell>
          <table:table-cell table:style-name="ce135"/>
          <table:table-cell table:number-columns-repeated="1013"/>
        </table:table-row>
        <table:table-row table:style-name="ro9">
          <table:table-cell/>
          <table:table-cell table:style-name="ce99"/>
          <table:table-cell table:style-name="ce96" office:value-type="string" calcext:value-type="string">
            <text:p><text:span text:style-name="T195">BIRRA</text:span><text:span text:style-name="T197"> </text:span><text:span text:style-name="T198">[bira]</text:span><text:span text:style-name="T197"> </text:span></text:p>
            <text:p>BIRRI [biri]</text:p>
            <text:p>Prononciation des maggêduniɒ</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Frappe, trou Hit, knock, Hole</text:p>
          </table:table-cell>
          <table:table-cell table:style-name="ce160" office:value-type="string" calcext:value-type="string">
            <text:p><text:span text:style-name="T224">De l'hebreux </text:span></text:p>
            <text:p>בִּררִ </text:p>
            <text:p>[bir-ri]</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95">BARABARTË </text:span><text:span text:style-name="T200">[bɑɾɑbɑɾtə]</text:span><text:span text:style-name="T197"> </text:span></text:p>
            <text:p>BARABARË [bɑɾɑbɑɾə]</text:p>
            <text:p>Egaux, equivalent (ils ce croivent) </text:p>
            <text:p>Prononciation des kosovarë</text:p>
          </table:table-cell>
          <table:table-cell table:style-name="ce106"/>
          <table:table-cell table:style-name="ce93" office:value-type="string" calcext:value-type="string">
            <text:p><text:span text:style-name="T195">NJËJTË</text:span><text:span text:style-name="T197"> </text:span><text:span text:style-name="T198">[njəjtə / njɑ̃jtə]</text:span><text:span text:style-name="T205"> </text:span></text:p>
            <text:p>NJËJHIT [njəjit / njɑ̃hit]</text:p>
            <text:p>Same, semblable </text:p>
            <text:p>Prononciation des albanais de maggêduniɒ </text:p>
          </table:table-cell>
          <table:table-cell table:style-name="ce106"/>
          <table:table-cell table:style-name="ce93"/>
          <table:table-cell table:style-name="ce106"/>
          <table:table-cell table:style-name="ce132" office:value-type="string" calcext:value-type="string">
            <text:p>Egaux Equal</text:p>
          </table:table-cell>
          <table:table-cell table:style-name="ce155" office:value-type="string" calcext:value-type="string">
            <text:p>Du Creg βάρβαρος Etranger</text:p>
          </table:table-cell>
          <table:table-cell table:style-name="ce135"/>
          <table:table-cell table:number-columns-repeated="1013"/>
        </table:table-row>
        <table:table-row table:style-name="ro23">
          <table:table-cell/>
          <table:table-cell table:style-name="ce99"/>
          <table:table-cell table:style-name="ce92" office:value-type="string" calcext:value-type="string">
            <text:p><text:span text:style-name="T184">BAR</text:span><text:span text:style-name="T195">BARË </text:span><text:span text:style-name="T200">[bɑɾbɑɾə]</text:span></text:p>
            <text:p><text:span text:style-name="T195">BR</text:span><text:span text:style-name="T197"> : esclave en latin, terme : </text:span><text:span text:style-name="T214"><text:a xlink:href="http://en.wiktionary.org/wiki/صقليب%22%20%5Ct%20%22_blank" xlink:type="simple">صقليب</text:a></text:span></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Inculte Uncultured</text:p>
          </table:table-cell>
          <table:table-cell table:style-name="ce172" office:value-type="string" calcext:value-type="string">
            <text:p>Du Creg</text:p>
            <text:p><text:span text:style-name="T325">βάρβ</text:span><text:span text:style-name="T236">αρος </text:span></text:p>
            <text:p>Etranger</text:p>
            <text:p>בַּרבַּרי</text:p>
          </table:table-cell>
          <table:table-cell table:style-name="ce135"/>
          <table:table-cell table:number-columns-repeated="1013"/>
        </table:table-row>
        <table:table-row table:style-name="ro23">
          <table:table-cell/>
          <table:table-cell table:style-name="ce99"/>
          <table:table-cell table:style-name="ce92" office:value-type="string" calcext:value-type="string">
            <text:p><text:span text:style-name="T184">BAR</text:span><text:span text:style-name="T195">BAR </text:span><text:span text:style-name="T200">[bɑɾbɑɾ]</text:span></text:p>
            <text:p><text:span text:style-name="T195">BR</text:span><text:span text:style-name="T197"> : esclave en latin, terme : </text:span><text:span text:style-name="T214"><text:a xlink:href="http://en.wiktionary.org/wiki/صقليب%22%20%5Ct%20%22_blank" xlink:type="simple">صقليب</text:a></text:span></text:p>
            <text:p>ABRA עַבּרא (Esclave Favorite, Jeune Servante, Bonne, Suivante) </text:p>
            <text:p>BERNA, BERNVS בֶּרן (Serviteur, عِبَاد : Esclave d'un Maître (رَب [rɛbi, rabah]ِ, רב [rɛvi / ravah], ΔΕΣΠΌΤΗΣ [ðespotɛs])) </text:p>
            <text:p>BERNARIVS </text:p>
            <text:p>SERVVS [serwus], SERVA סֶרו : Vassal soumis par l'importante armée d'un Seigneur d'un Fief) </text:p>
            <text:p>פְרך [pəʀk] : Crushing ; Servitude ; Oppression </text:p>
            <text:p>SCLAVVS [sglawus / sklavus] ΣΓΛΑϜΟΣ [sglawos],  : Ethnie dont le mot Esclave (Non Libre), actuel fut Dévellopé... </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Barbare Barbarian</text:p>
          </table:table-cell>
          <table:table-cell table:style-name="ce172" office:value-type="string" calcext:value-type="string">
            <text:p>Du Creg</text:p>
            <text:p><text:span text:style-name="T325">βάρβ</text:span><text:span text:style-name="T236">αρος </text:span></text:p>
            <text:p>Etranger</text:p>
            <text:p>בַּרבַּרי</text:p>
          </table:table-cell>
          <table:table-cell table:style-name="ce135"/>
          <table:table-cell table:number-columns-repeated="1013"/>
        </table:table-row>
        <table:table-row table:style-name="ro8">
          <table:table-cell/>
          <table:table-cell table:style-name="ce99"/>
          <table:table-cell table:style-name="ce93" office:value-type="string" calcext:value-type="string">
            <text:p><text:span text:style-name="T195">DËMSHËM </text:span><text:span text:style-name="T200">[dəmʃəm]</text:span><text:span text:style-name="T195"> </text:span></text:p>
            <text:p>DËMTUES [dəmtuɛs] </text:p>
            <text:p>DËMTOVA [dəmtɔva]</text:p>
          </table:table-cell>
          <table:table-cell table:style-name="ce106"/>
          <table:table-cell table:style-name="ce96" office:value-type="string" calcext:value-type="string">
            <text:p><text:span text:style-name="T195">DẼMSHËM </text:span><text:span text:style-name="T200">[dɛ̃mʃəm]</text:span><text:span text:style-name="T197"> </text:span></text:p>
            <text:p>DẼMTUES [dɛ̃mtuɛs] </text:p>
            <text:p>DÊMTOVA [dɛmtɔva]</text:p>
            <text:p>Prononciation de maggêduniɒ (Nasalisation IN du français) </text:p>
          </table:table-cell>
          <table:table-cell table:style-name="ce106"/>
          <table:table-cell table:style-name="ce96"/>
          <table:table-cell table:style-name="ce106"/>
          <table:table-cell table:style-name="ce132" office:value-type="string" calcext:value-type="string">
            <text:p>Causant du tord, detriment, nuisible <text:s/>Detrimental </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9"/>
          <table:table-cell table:style-name="ce95" office:value-type="string" calcext:value-type="string">
            <text:p> </text:p>
          </table:table-cell>
          <table:table-cell table:style-name="ce106"/>
          <table:table-cell table:style-name="ce93" office:value-type="string" calcext:value-type="string">
            <text:p><text:span text:style-name="T193">LIG</text:span><text:span text:style-name="T201"> </text:span><text:span text:style-name="T202">[lig]</text:span></text:p>
          </table:table-cell>
          <table:table-cell table:style-name="ce106"/>
          <table:table-cell table:style-name="ce93"/>
          <table:table-cell table:style-name="ce106"/>
          <table:table-cell table:style-name="ce132" office:value-type="string" calcext:value-type="string">
            <text:p>Mauvais, Malade Bad, Ill</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9"/>
          <table:table-cell table:style-name="ce95" office:value-type="string" calcext:value-type="string">
            <text:p> </text:p>
          </table:table-cell>
          <table:table-cell table:style-name="ce106"/>
          <table:table-cell table:style-name="ce93" office:value-type="string" calcext:value-type="string">
            <text:p><text:span text:style-name="T193">KÊQ</text:span><text:span text:style-name="T201"> </text:span><text:span text:style-name="T202">[qɛʧ / kɛq]</text:span></text:p>
          </table:table-cell>
          <table:table-cell table:style-name="ce106"/>
          <table:table-cell table:style-name="ce93"/>
          <table:table-cell table:style-name="ce106"/>
          <table:table-cell table:style-name="ce132" office:value-type="string" calcext:value-type="string">
            <text:p>Mauvais, mechant Bad, evil, worse </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3" office:value-type="string" calcext:value-type="string">
            <text:p><text:span text:style-name="T193">SHTRIRË</text:span><text:span text:style-name="T201"> </text:span><text:span text:style-name="T202">[ʃtɾiɾə]</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Laid Ugly</text:p>
          </table:table-cell>
          <table:table-cell table:style-name="ce155" office:value-type="string" calcext:value-type="string">
            <text:p> </text:p>
          </table:table-cell>
          <table:table-cell table:style-name="ce135"/>
          <table:table-cell table:number-columns-repeated="1013"/>
        </table:table-row>
        <table:table-row table:style-name="ro51">
          <table:table-cell/>
          <table:table-cell table:style-name="ce99"/>
          <table:table-cell table:style-name="ce95" office:value-type="string" calcext:value-type="string">
            <text:p> </text:p>
          </table:table-cell>
          <table:table-cell table:style-name="ce106"/>
          <table:table-cell table:style-name="ce92" office:value-type="string" calcext:value-type="string">
            <text:p><text:span text:style-name="T193">B</text:span><text:span text:style-name="T194">UK</text:span><text:span text:style-name="T193">UR</text:span><text:span text:style-name="T201"> </text:span><text:span text:style-name="T202">[buquɾ]</text:span><text:span text:style-name="T201"> </text:span></text:p>
            <text:p><text:span text:style-name="T216">BUKUR</text:span><text:span text:style-name="T220">Ô</text:span><text:span text:style-name="T232">SHE [buquɾɔʃɛ]</text:span></text:p>
            <text:p>רוֹשׁ : Roşh / Ros : Poison </text:p>
            <text:p>רוּס : Рос / Russe</text:p>
          </table:table-cell>
          <table:table-cell table:style-name="ce106"/>
          <table:table-cell table:style-name="ce92"/>
          <table:table-cell table:style-name="ce106"/>
          <table:table-cell table:style-name="ce132" office:value-type="string" calcext:value-type="string">
            <text:p>Beau, Jolis <text:s/>Beautiful</text:p>
          </table:table-cell>
          <table:table-cell table:style-name="ce173" office:value-type="string" calcext:value-type="string">
            <text:p>Du latin</text:p>
            <text:p>BELLVS </text:p>
            <text:p>BELLA</text:p>
          </table:table-cell>
          <table:table-cell table:style-name="ce135"/>
          <table:table-cell table:number-columns-repeated="1013"/>
        </table:table-row>
        <table:table-row table:style-name="ro5">
          <table:table-cell/>
          <table:table-cell table:style-name="ce99"/>
          <table:table-cell table:style-name="ce99" office:value-type="string" calcext:value-type="string">
            <text:p> </text:p>
          </table:table-cell>
          <table:table-cell table:style-name="ce106"/>
          <table:table-cell table:style-name="ce96" office:value-type="string" calcext:value-type="string">
            <text:p><text:span text:style-name="T193">B</text:span><text:span text:style-name="T194">UK</text:span><text:span text:style-name="T193">Ë</text:span><text:span text:style-name="T201"> </text:span><text:span text:style-name="T202">[buqə]</text:span><text:span text:style-name="T201"> </text:span></text:p>
            <text:p>BUKA [buqa]</text:p>
          </table:table-cell>
          <table:table-cell table:style-name="ce106"/>
          <table:table-cell table:style-name="ce96"/>
          <table:table-cell table:style-name="ce106"/>
          <table:table-cell table:style-name="ce132" office:value-type="string" calcext:value-type="string">
            <text:p>Pain Bread</text:p>
          </table:table-cell>
          <table:table-cell table:style-name="ce155" office:value-type="string" calcext:value-type="string">
            <text:p>Du latin PANIS</text:p>
          </table:table-cell>
          <table:table-cell table:style-name="ce135"/>
          <table:table-cell table:number-columns-repeated="1013"/>
        </table:table-row>
        <table:table-row table:style-name="ro75">
          <table:table-cell/>
          <table:table-cell table:style-name="ce99"/>
          <table:table-cell table:style-name="ce92" office:value-type="string" calcext:value-type="string">
            <text:p><text:span text:style-name="T195">FEM</text:span><text:span text:style-name="T196">ËR</text:span><text:span text:style-name="T200">[fɛməɾ]</text:span><text:span text:style-name="T197"> Female </text:span></text:p>
            <text:p><text:span text:style-name="T224">FEMRA [fɛmɾa] Female </text:span></text:p>
            <text:p><text:span text:style-name="T195">FEMR</text:span><text:span text:style-name="T200">AT [f</text:span>ɛmɾat] Females</text:p>
            <text:p>Prononciation albanaise falsifié </text:p>
            <text:p>פמר / فمر : Rebelle / Mër / Maria </text:p>
            <text:p>Mort מוֹרת = מר + מוֹת / مر + موت / मर्त्य मारयति </text:p>
            <text:p>Monter מוֹנת</text:p>
            <text:p>GRÂ [gɾɑ]</text:p>
            <text:p>Prononciation de Shqipërija</text:p>
          </table:table-cell>
          <table:table-cell table:style-name="ce106"/>
          <table:table-cell table:style-name="ce92" office:value-type="string" calcext:value-type="string">
            <text:p><text:span text:style-name="T195">FÊM</text:span><text:span text:style-name="T199">ËN</text:span><text:span text:style-name="T200">[fɛmən]</text:span><text:span text:style-name="T197"> </text:span></text:p>
            <text:p>FÊMNA [fɛmna] </text:p>
            <text:p><text:span text:style-name="T216">FÊMNAT </text:span><text:span text:style-name="T225">[f</text:span><text:span text:style-name="T226">ɛmn</text:span><text:span text:style-name="T301">a</text:span><text:span text:style-name="T232">t]</text:span></text:p>
            <text:p><text:span text:style-name="T195">Pron</text:span><text:span text:style-name="T200">oncia</text:span>tion des Romanisés de maggêduniɒ</text:p>
            <text:p>פֶּמְן / فمن / फ़मन : Intelligence</text:p>
            <text:p>GRÄ [gɾɒ]</text:p>
            <text:p>Prononciation des Gosovarë</text:p>
          </table:table-cell>
          <table:table-cell table:style-name="ce106"/>
          <table:table-cell table:style-name="ce92"/>
          <table:table-cell table:style-name="ce106"/>
          <table:table-cell table:style-name="ce132" office:value-type="string" calcext:value-type="string">
            <text:p>Femme Women, Females</text:p>
          </table:table-cell>
          <table:table-cell table:style-name="ce158" office:value-type="string" calcext:value-type="string">
            <text:p>Du latin</text:p>
            <text:p><text:span text:style-name="T224">FEMINA </text:span></text:p>
            <text:p>[vɛmina]Etrosque </text:p>
            <text:p>[femina]Roman</text:p>
            <text:p>De l'orbi </text:p>
            <text:p>رَتّ [ra:t] </text:p>
            <text:p>Verrat, Boar, Derr</text:p>
          </table:table-cell>
          <table:table-cell table:style-name="ce135"/>
          <table:table-cell table:number-columns-repeated="1013"/>
        </table:table-row>
        <table:table-row table:style-name="ro5">
          <table:table-cell/>
          <table:table-cell table:style-name="ce99"/>
          <table:table-cell table:style-name="ce96" office:value-type="string" calcext:value-type="string">
            <text:p><text:span text:style-name="T195">GRUA </text:span><text:span text:style-name="T200">[gɾũa]</text:span><text:span text:style-name="T197"> </text:span></text:p>
            <text:p>GRU [gɾũ]</text:p>
          </table:table-cell>
          <table:table-cell table:style-name="ce106"/>
          <table:table-cell table:style-name="ce96" office:value-type="string" calcext:value-type="string">
            <text:p><text:span text:style-name="T195">GRUĦA </text:span><text:span text:style-name="T200">[gɾũħa]</text:span><text:span text:style-name="T197"> </text:span></text:p>
            <text:p>GRUĦ [gɾũħ]</text:p>
          </table:table-cell>
          <table:table-cell table:style-name="ce106"/>
          <table:table-cell table:style-name="ce96"/>
          <table:table-cell table:style-name="ce106"/>
          <table:table-cell table:style-name="ce132" office:value-type="string" calcext:value-type="string">
            <text:p>Epouse Wife</text:p>
          </table:table-cell>
          <table:table-cell table:style-name="ce166" office:value-type="string" calcext:value-type="string">
            <text:p>گرُوحَ</text:p>
          </table:table-cell>
          <table:table-cell table:style-name="ce135"/>
          <table:table-cell table:number-columns-repeated="1013"/>
        </table:table-row>
        <table:table-row table:style-name="ro5">
          <table:table-cell/>
          <table:table-cell table:style-name="ce99"/>
          <table:table-cell table:style-name="ce94" office:value-type="string" calcext:value-type="string">
            <text:p> </text:p>
          </table:table-cell>
          <table:table-cell table:style-name="ce106"/>
          <table:table-cell table:style-name="ce96" office:value-type="string" calcext:value-type="string">
            <text:p><text:span text:style-name="T193">GRÜNË</text:span><text:span text:style-name="T201"> </text:span><text:span text:style-name="T202">[gɾũ</text:span><text:span text:style-name="T212">nə</text:span><text:span text:style-name="T202">]</text:span><text:span text:style-name="T201"> </text:span></text:p>
            <text:p>GRÜNI [gɾũni]</text:p>
          </table:table-cell>
          <table:table-cell table:style-name="ce106"/>
          <table:table-cell table:style-name="ce96"/>
          <table:table-cell table:style-name="ce106"/>
          <table:table-cell table:style-name="ce132" office:value-type="string" calcext:value-type="string">
            <text:p>Farine, Blé Wheat, Flour</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9"/>
          <table:table-cell table:style-name="ce96" office:value-type="string" calcext:value-type="string">
            <text:p><text:span text:style-name="T211">BR</text:span><text:span text:style-name="T193">UM</text:span><text:span text:style-name="T201"> </text:span><text:span text:style-name="T202">[bɾum]</text:span><text:span text:style-name="T201"> </text:span></text:p>
            <text:p><text:span text:style-name="T195">BR</text:span><text:span text:style-name="T197">UMI [bɾumi]</text:span></text:p>
            <text:p>BR<text:span text:style-name="T184"> :</text:span> es<text:span text:style-name="T218">cl</text:span>ave </text:p>
            <text:p>RVM : Roman</text:p>
            <text:p>LIBRE </text:p>
            <text:p>FREE</text:p>
            <text:p>En anglais le BR est souvent remplacé avec un FR.</text:p>
          </table:table-cell>
          <table:table-cell table:style-name="ce106"/>
          <table:table-cell table:style-name="ce96" office:value-type="string" calcext:value-type="string">
            <text:p><text:span text:style-name="T218">BL</text:span><text:span text:style-name="T195">UM</text:span><text:span text:style-name="T197"> </text:span><text:span text:style-name="T198">[blum]</text:span><text:span text:style-name="T197"> </text:span></text:p>
            <text:p><text:span text:style-name="T218">BL</text:span><text:span text:style-name="T195">UM</text:span><text:span text:style-name="T197">I</text:span><text:span text:style-name="T198"> [blum</text:span><text:span text:style-name="T197">i]</text:span></text:p>
            <text:p><text:span text:style-name="T218">PRÜ</text:span><text:span text:style-name="T195">M </text:span><text:span text:style-name="T197">[</text:span><text:span text:style-name="T198">pɾum] </text:span></text:p>
            <text:p>PRÜMI [pɾumi]</text:p>
            <text:p>FIRÜM [fiɾum] </text:p>
            <text:p>FIRÜMI [fiɾumi]</text:p>
          </table:table-cell>
          <table:table-cell table:style-name="ce106"/>
          <table:table-cell table:style-name="ce96"/>
          <table:table-cell table:style-name="ce106"/>
          <table:table-cell table:style-name="ce132" office:value-type="string" calcext:value-type="string">
            <text:p>Pâte Paste, doughe</text:p>
          </table:table-cell>
          <table:table-cell table:style-name="ce158" office:value-type="string" calcext:value-type="string">
            <text:p>Du latn</text:p>
            <text:p>FRVMENTVM </text:p>
            <text:p><text:span text:style-name="T224">FIRMAMENTVM</text:span></text:p>
            <text:p>De l'anglis </text:p>
            <text:p>BREW [bruː]</text:p>
            <text:p>De l'obrith &amp; de l'orbi </text:p>
            <text:p>רוֹמי [ʀomi] </text:p>
            <text:p>رومي [rumi]</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5">MIELL </text:span><text:span text:style-name="T200">[mieɫ]</text:span></text:p>
            <text:p>Prononciation d'Albanie</text:p>
          </table:table-cell>
          <table:table-cell table:style-name="ce106"/>
          <table:table-cell table:style-name="ce108" office:value-type="string" calcext:value-type="string">
            <text:p><text:span text:style-name="T195">MILL </text:span><text:span text:style-name="T200">[miɫ]</text:span></text:p>
            <text:p>Prononciation de maggêduniɒ</text:p>
          </table:table-cell>
          <table:table-cell table:style-name="ce106"/>
          <table:table-cell table:style-name="ce108"/>
          <table:table-cell table:style-name="ce106"/>
          <table:table-cell table:style-name="ce132" office:value-type="string" calcext:value-type="string">
            <text:p>Farine Meal, Farina, Flour</text:p>
          </table:table-cell>
          <table:table-cell table:style-name="ce155" office:value-type="string" calcext:value-type="string">
            <text:p>De l'anglais MEAL</text:p>
          </table:table-cell>
          <table:table-cell table:style-name="ce135"/>
          <table:table-cell table:number-columns-repeated="1013"/>
        </table:table-row>
        <table:table-row table:style-name="ro5">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193">MJEL </text:span><text:span text:style-name="T210">[mjel]</text:span></text:p>
            <text:p>Prononciation de maggêduniɒ</text:p>
          </table:table-cell>
          <table:table-cell table:style-name="ce106"/>
          <table:table-cell table:style-name="ce108"/>
          <table:table-cell table:style-name="ce106"/>
          <table:table-cell table:style-name="ce132" office:value-type="string" calcext:value-type="string">
            <text:p>Plante Plant, seed</text:p>
          </table:table-cell>
          <table:table-cell table:style-name="ce155" office:value-type="string" calcext:value-type="string">
            <text:p> </text:p>
          </table:table-cell>
          <table:table-cell table:style-name="ce135"/>
          <table:table-cell table:number-columns-repeated="1013"/>
        </table:table-row>
        <table:table-row table:style-name="ro76">
          <table:table-cell/>
          <table:table-cell table:style-name="ce99"/>
          <table:table-cell table:style-name="ce100" office:value-type="string" calcext:value-type="string">
            <text:p><text:span text:style-name="T211">Q</text:span><text:span text:style-name="T193">ÄJ</text:span></text:p>
          </table:table-cell>
          <table:table-cell table:style-name="ce106" office:value-type="string" calcext:value-type="string">
            <text:p>[ʨɑj / ʧɒj]</text:p>
          </table:table-cell>
          <table:table-cell table:style-name="ce100" office:value-type="string" calcext:value-type="string">
            <text:p><text:span text:style-name="T218">K</text:span><text:span text:style-name="T195">ÄJ</text:span></text:p>
          </table:table-cell>
          <table:table-cell table:style-name="ce125" office:value-type="string" calcext:value-type="string">
            <text:p><text:span text:style-name="T307">[qɒj]</text:span></text:p>
          </table:table-cell>
          <table:table-cell table:style-name="ce96"/>
          <table:table-cell table:style-name="ce106"/>
          <table:table-cell table:style-name="ce133" office:value-type="string" calcext:value-type="string">
            <text:p>Weep Weeping</text:p>
          </table:table-cell>
          <table:table-cell table:style-name="ce163" office:value-type="string" calcext:value-type="string">
            <text:p>בכי</text:p>
            <text:p><text:span text:style-name="T216">بُكَاء</text:span><text:span text:style-name="T220"> </text:span></text:p>
            <text:p>بَكَى </text:p>
          </table:table-cell>
          <table:table-cell table:style-name="ce135"/>
          <table:table-cell table:number-columns-repeated="1013"/>
        </table:table-row>
        <table:table-row table:style-name="ro4">
          <table:table-cell/>
          <table:table-cell table:style-name="ce99"/>
          <table:table-cell table:style-name="ce100" office:value-type="string" calcext:value-type="string">
            <text:p><text:span text:style-name="T211">Q</text:span><text:span text:style-name="T213">ÄJTË</text:span></text:p>
          </table:table-cell>
          <table:table-cell table:style-name="ce106" office:value-type="string" calcext:value-type="string">
            <text:p>[ʨɑjtə / ʧɒjtə]</text:p>
          </table:table-cell>
          <table:table-cell table:style-name="ce100" office:value-type="string" calcext:value-type="string">
            <text:p><text:span text:style-name="T218">K</text:span><text:span text:style-name="T257">ÄJTË</text:span></text:p>
          </table:table-cell>
          <table:table-cell table:style-name="ce106" office:value-type="string" calcext:value-type="string">
            <text:p>[qɒjtə]</text:p>
          </table:table-cell>
          <table:table-cell table:style-name="ce96"/>
          <table:table-cell table:style-name="ce106"/>
          <table:table-cell table:style-name="ce133"/>
          <table:table-cell table:style-name="ce163"/>
          <table:table-cell table:style-name="ce135"/>
          <table:table-cell table:number-columns-repeated="1013"/>
        </table:table-row>
        <table:table-row table:style-name="ro4">
          <table:table-cell/>
          <table:table-cell table:style-name="ce99"/>
          <table:table-cell table:style-name="ce100" office:value-type="string" calcext:value-type="string">
            <text:p><text:span text:style-name="T211">Q</text:span><text:span text:style-name="T213">ÄRË</text:span></text:p>
          </table:table-cell>
          <table:table-cell table:style-name="ce106" office:value-type="string" calcext:value-type="string">
            <text:p>[ʨɑɾə / ʧɒɾə]</text:p>
          </table:table-cell>
          <table:table-cell table:style-name="ce100" office:value-type="string" calcext:value-type="string">
            <text:p><text:span text:style-name="T218">K</text:span><text:span text:style-name="T257">ÄJRË</text:span></text:p>
          </table:table-cell>
          <table:table-cell table:style-name="ce106" office:value-type="string" calcext:value-type="string">
            <text:p>[qɒjɾə]</text:p>
          </table:table-cell>
          <table:table-cell table:style-name="ce96"/>
          <table:table-cell table:style-name="ce106"/>
          <table:table-cell table:style-name="ce133"/>
          <table:table-cell table:style-name="ce163"/>
          <table:table-cell table:style-name="ce135"/>
          <table:table-cell table:number-columns-repeated="1013"/>
        </table:table-row>
        <table:table-row table:style-name="ro4">
          <table:table-cell/>
          <table:table-cell table:style-name="ce99"/>
          <table:table-cell table:style-name="ce100" office:value-type="string" calcext:value-type="string">
            <text:p><text:span text:style-name="T211">Q</text:span><text:span text:style-name="T213">ÂN</text:span></text:p>
          </table:table-cell>
          <table:table-cell table:style-name="ce106" office:value-type="string" calcext:value-type="string">
            <text:p>[ʨɑn / ʧɒn]</text:p>
          </table:table-cell>
          <table:table-cell table:style-name="ce100" office:value-type="string" calcext:value-type="string">
            <text:p><text:span text:style-name="T218">K</text:span><text:span text:style-name="T257">ÄN</text:span></text:p>
          </table:table-cell>
          <table:table-cell table:style-name="ce106" office:value-type="string" calcext:value-type="string">
            <text:p>[qɒn]</text:p>
          </table:table-cell>
          <table:table-cell table:style-name="ce96"/>
          <table:table-cell table:style-name="ce106"/>
          <table:table-cell table:style-name="ce133"/>
          <table:table-cell table:style-name="ce163"/>
          <table:table-cell table:style-name="ce135"/>
          <table:table-cell table:number-columns-repeated="1013"/>
        </table:table-row>
        <table:table-row table:style-name="ro4">
          <table:table-cell/>
          <table:table-cell table:style-name="ce99"/>
          <table:table-cell table:style-name="ce96"/>
          <table:table-cell table:style-name="ce106"/>
          <table:table-cell table:style-name="ce100" office:value-type="string" calcext:value-type="string">
            <text:p><text:span text:style-name="T218">K</text:span><text:span text:style-name="T257">ÄJMI </text:span><text:span text:style-name="T200">[qɒjmi]</text:span></text:p>
          </table:table-cell>
          <table:table-cell table:style-name="ce106"/>
          <table:table-cell table:style-name="ce96"/>
          <table:table-cell table:style-name="ce106"/>
          <table:table-cell table:style-name="ce133"/>
          <table:table-cell table:style-name="ce163"/>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95">ÇAJ </text:span><text:span text:style-name="T200">[ʧaj]</text:span></text:p>
          </table:table-cell>
          <table:table-cell table:style-name="ce106"/>
          <table:table-cell table:style-name="ce108" office:value-type="string" calcext:value-type="string">
            <text:p><text:span text:style-name="T195">ÇAJA </text:span><text:span text:style-name="T200">[ʧaja]</text:span></text:p>
          </table:table-cell>
          <table:table-cell table:style-name="ce106"/>
          <table:table-cell table:style-name="ce108"/>
          <table:table-cell table:style-name="ce106"/>
          <table:table-cell table:style-name="ce132" office:value-type="string" calcext:value-type="string">
            <text:p>Thé Tea</text:p>
          </table:table-cell>
          <table:table-cell table:style-name="ce170" office:value-type="string" calcext:value-type="string">
            <text:p><text:span text:style-name="T261">茶叶 </text:span><text:span text:style-name="T207">Cha2-Je4 Arbre </text:span></text:p>
            <text:p><text:span text:style-name="T261">茶树 </text:span><text:span text:style-name="T207">Cha2-S</text:span>hu4 Feuille </text:p>
            <text:p>ちゃ Cha-Ja</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84">ÇA</text:span><text:span text:style-name="T195">J</text:span><text:span text:style-name="T197"> </text:span><text:span text:style-name="T198">[ʧaj]</text:span></text:p>
          </table:table-cell>
          <table:table-cell table:style-name="ce106"/>
          <table:table-cell table:style-name="ce96" office:value-type="string" calcext:value-type="string">
            <text:p><text:span text:style-name="T218">A</text:span><text:span text:style-name="T195">J</text:span><text:span text:style-name="T197"> </text:span><text:span text:style-name="T198">[aj] </text:span><text:span text:style-name="T197">(Lui / Him) </text:span></text:p>
            <text:p>KJÔ [qjɔ] / SÄJ [sɒj] (Elle / Her) </text:p>
            <text:p>ATÔ [atɔ] (eux / Them)</text:p>
          </table:table-cell>
          <table:table-cell table:style-name="ce106"/>
          <table:table-cell table:style-name="ce96"/>
          <table:table-cell table:style-name="ce106"/>
          <table:table-cell table:style-name="ce132" office:value-type="string" calcext:value-type="string">
            <text:p>Lui, Elle, Eux Him, Her, Them</text:p>
          </table:table-cell>
          <table:table-cell table:style-name="ce155" office:value-type="string" calcext:value-type="string">
            <text:p> </text:p>
          </table:table-cell>
          <table:table-cell table:style-name="ce135"/>
          <table:table-cell table:number-columns-repeated="1013"/>
        </table:table-row>
        <table:table-row table:style-name="ro3">
          <table:table-cell/>
          <table:table-cell table:style-name="ce99"/>
          <table:table-cell table:style-name="ce93" office:value-type="string" calcext:value-type="string">
            <text:p><text:span text:style-name="T193">TIJ</text:span><text:span text:style-name="T201"> </text:span><text:span text:style-name="T202">[tij]</text:span></text:p>
          </table:table-cell>
          <table:table-cell table:style-name="ce106"/>
          <table:table-cell table:style-name="ce93" office:value-type="string" calcext:value-type="string">
            <text:p><text:span text:style-name="T195">ATIJ</text:span><text:span text:style-name="T197"> </text:span><text:span text:style-name="T198">[atij]</text:span></text:p>
          </table:table-cell>
          <table:table-cell table:style-name="ce106"/>
          <table:table-cell table:style-name="ce93"/>
          <table:table-cell table:style-name="ce106"/>
          <table:table-cell table:style-name="ce132" office:value-type="string" calcext:value-type="string">
            <text:p>Ses, ces Its, his, her</text:p>
          </table:table-cell>
          <table:table-cell table:style-name="ce155" office:value-type="string" calcext:value-type="string">
            <text:p> </text:p>
          </table:table-cell>
          <table:table-cell table:style-name="ce135"/>
          <table:table-cell table:number-columns-repeated="1013"/>
        </table:table-row>
        <table:table-row table:style-name="ro16">
          <table:table-cell/>
          <table:table-cell table:style-name="ce99"/>
          <table:table-cell table:style-name="ce96" office:value-type="string" calcext:value-type="string">
            <text:p><text:span text:style-name="T193">ATË </text:span><text:span text:style-name="T210">[atə]</text:span><text:span text:style-name="T201"> (That) </text:span></text:p>
            <text:p>ATA [ata](They) </text:p>
            <text:p>ATÔ [atɔ] (Those) </text:p>
            <text:p>ATYRE [atyɾə] (Them) </text:p>
            <text:p>Prononciation commune </text:p>
            <text:p>(Anglicisme That &amp; Cette)</text:p>
          </table:table-cell>
          <table:table-cell table:style-name="ce106"/>
          <table:table-cell table:style-name="ce96" office:value-type="string" calcext:value-type="string">
            <text:p><text:span text:style-name="T195">ATË </text:span><text:span text:style-name="T200">[atə]</text:span><text:span text:style-name="T197"> (That) </text:span></text:p>
            <text:p>ATA [ata](They) </text:p>
            <text:p>ATÔ [atɔ] (Those) </text:p>
            <text:p>ATYRE [atyɾə] (Them) </text:p>
            <text:p>Prononciation des albanais de maggêduniɒ </text:p>
          </table:table-cell>
          <table:table-cell table:style-name="ce106"/>
          <table:table-cell table:style-name="ce96"/>
          <table:table-cell table:style-name="ce106"/>
          <table:table-cell table:style-name="ce132" office:value-type="string" calcext:value-type="string">
            <text:p>Ce, Cette, Ceux-là, Celles-là, Eux <text:s/>That, Those, Them, They</text:p>
          </table:table-cell>
          <table:table-cell table:style-name="ce155" office:value-type="string" calcext:value-type="string">
            <text:p>Du latin ECCE []</text:p>
          </table:table-cell>
          <table:table-cell table:style-name="ce135"/>
          <table:table-cell table:number-columns-repeated="1013"/>
        </table:table-row>
        <table:table-row table:style-name="ro16">
          <table:table-cell/>
          <table:table-cell table:style-name="ce99"/>
          <table:table-cell table:style-name="ce96" office:value-type="string" calcext:value-type="string">
            <text:p><text:span text:style-name="T195">KETË </text:span><text:span text:style-name="T200">[qɛtə]</text:span><text:span text:style-name="T195"> </text:span></text:p>
            <text:p>KËTË [qətə] </text:p>
            <text:p>KËTA [qəta] </text:p>
            <text:p>KËTO [qətɔ]</text:p>
            <text:p>Prononciation d'Albanie</text:p>
          </table:table-cell>
          <table:table-cell table:style-name="ce106"/>
          <table:table-cell table:style-name="ce96" office:value-type="string" calcext:value-type="string">
            <text:p><text:span text:style-name="T195">KÊTË </text:span><text:span text:style-name="T200">[qɛtə]</text:span><text:span text:style-name="T197"> (This) (m)</text:span><text:span text:style-name="T205"> </text:span></text:p>
            <text:p>KËTË [qətə] (This) (f) </text:p>
            <text:p>KTÂ [qta] (These) (p m) </text:p>
            <text:p>KTÔ [qtɔ] (These) (p f)</text:p>
            <text:p>Prononciation des albanais de maggêduniɒ</text:p>
          </table:table-cell>
          <table:table-cell table:style-name="ce106"/>
          <table:table-cell table:style-name="ce96"/>
          <table:table-cell table:style-name="ce106"/>
          <table:table-cell table:style-name="ce132" office:value-type="string" calcext:value-type="string">
            <text:p>Se, Sa, Ces, Cette This, These</text:p>
          </table:table-cell>
          <table:table-cell table:style-name="ce155" office:value-type="string" calcext:value-type="string">
            <text:p>CETTE</text:p>
          </table:table-cell>
          <table:table-cell table:style-name="ce135"/>
          <table:table-cell table:number-columns-repeated="1013"/>
        </table:table-row>
        <table:table-row table:style-name="ro7">
          <table:table-cell/>
          <table:table-cell table:style-name="ce99"/>
          <table:table-cell table:style-name="ce99" office:value-type="string" calcext:value-type="string">
            <text:p> </text:p>
          </table:table-cell>
          <table:table-cell table:style-name="ce106"/>
          <table:table-cell table:style-name="ce96" office:value-type="string" calcext:value-type="string">
            <text:p><text:span text:style-name="T193">UNË</text:span><text:span text:style-name="T201"> </text:span><text:span text:style-name="T202">[tɛ]</text:span><text:span text:style-name="T201">, </text:span><text:span text:style-name="T269">UNE</text:span><text:span text:style-name="T201"> </text:span><text:span text:style-name="T202">[tɛ] </text:span></text:p>
            <text:p>MU [mu], MË [mə], MUA [mua] </text:p>
            <text:p>TI [ti], TË [tɛ] </text:p>
            <text:p>TIJ [tij], TAJ [taj], TUAJ [tuaj] </text:p>
            <text:p>AJ [aj], AJO [ajɔ], </text:p>
            <text:p>ATË [atə], ATIJ [atij] </text:p>
            <text:p>NA [na] (North America) </text:p>
            <text:p>NË [nə], NÊ [nɛ] </text:p>
            <text:p>JU [ju], JUVÊ [juvɛ], JUAJ [juaj] </text:p>
            <text:p>ATA [ata], ATO [atɔ] </text:p>
            <text:p>ATYRË [atyɾə], TYRË [atyɾə]</text:p>
            <text:p>Prononciation commune</text:p>
          </table:table-cell>
          <table:table-cell table:style-name="ce106"/>
          <table:table-cell table:style-name="ce96"/>
          <table:table-cell table:style-name="ce106"/>
          <table:table-cell table:style-name="ce132" office:value-type="string" calcext:value-type="string">
            <text:p>Je, <text:s/>Moi, Nos Tu Toi, Vos Il / Elle Lui On Nous, Notre, <text:s/>Vous, Votre Ils / Elles Eux, Leurs</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TE</text:span><text:span text:style-name="T201"> </text:span><text:span text:style-name="T202">[tɛ]</text:span></text:p>
            <text:p>Prononciation commune</text:p>
          </table:table-cell>
          <table:table-cell table:style-name="ce106"/>
          <table:table-cell table:style-name="ce93" office:value-type="string" calcext:value-type="string">
            <text:p><text:span text:style-name="T195">TÊ</text:span><text:span text:style-name="T197"> </text:span><text:span text:style-name="T198">[tɛ]</text:span></text:p>
            <text:p>Prononciation corrigé</text:p>
          </table:table-cell>
          <table:table-cell table:style-name="ce106"/>
          <table:table-cell table:style-name="ce93"/>
          <table:table-cell table:style-name="ce106"/>
          <table:table-cell table:style-name="ce132" office:value-type="string" calcext:value-type="string">
            <text:p>Chez At</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93">TY</text:span><text:span text:style-name="T201"> </text:span><text:span text:style-name="T202">[ty] </text:span><text:span text:style-name="T201">(</text:span><text:span text:style-name="T285">Tue</text:span><text:span text:style-name="T201">)</text:span><text:span text:style-name="T202"> </text:span></text:p>
            <text:p><text:span text:style-name="T185">TY JE </text:span><text:span text:style-name="T197">[ty] </text:span></text:p>
            <text:p>TE [te]</text:p>
            <text:p>[ TI ] Ecouter Ardjan Trebicka</text:p>
          </table:table-cell>
          <table:table-cell table:style-name="ce106"/>
          <table:table-cell table:style-name="ce96" office:value-type="string" calcext:value-type="string">
            <text:p><text:span text:style-name="T195">TI </text:span><text:span text:style-name="T200">[ti]</text:span><text:span text:style-name="T197"> (Tu) </text:span></text:p>
            <text:p>TI JE [ti jɛ] </text:p>
            <text:p>TAJ [taj] (toi)</text:p>
            <text:p>Prononciation des albanais de maggêduniɒ </text:p>
          </table:table-cell>
          <table:table-cell table:style-name="ce106"/>
          <table:table-cell table:style-name="ce96"/>
          <table:table-cell table:style-name="ce106"/>
          <table:table-cell table:style-name="ce132" office:value-type="string" calcext:value-type="string">
            <text:p>Toi, Tu</text:p>
            <text:p>You</text:p>
            <text:p> </text:p>
          </table:table-cell>
          <table:table-cell table:style-name="ce159"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3">PËR TY</text:span><text:span text:style-name="T201"> </text:span><text:span text:style-name="T202">[pəɾ ty]</text:span></text:p>
          </table:table-cell>
          <table:table-cell table:style-name="ce106"/>
          <table:table-cell table:style-name="ce96" office:value-type="string" calcext:value-type="string">
            <text:p><text:span text:style-name="T195">PËR TI</text:span><text:span text:style-name="T197"> </text:span><text:span text:style-name="T198">[pəɾ ti]</text:span><text:span text:style-name="T197"> </text:span></text:p>
            <text:p>PËR TAJ [pəɾ taj] (pluriel) </text:p>
            <text:p>Prononciation des albanais de maggêduniɒ</text:p>
          </table:table-cell>
          <table:table-cell table:style-name="ce106"/>
          <table:table-cell table:style-name="ce96"/>
          <table:table-cell table:style-name="ce106"/>
          <table:table-cell table:style-name="ce132" office:value-type="string" calcext:value-type="string">
            <text:p>Pour toi For you </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9" office:value-type="string" calcext:value-type="string">
            <text:p>SA SI </text:p>
          </table:table-cell>
          <table:table-cell table:style-name="ce106"/>
          <table:table-cell table:style-name="ce108" office:value-type="string" calcext:value-type="string">
            <text:p><text:span text:style-name="T195">ÇYSHË</text:span><text:span text:style-name="T200"> [ʧyʃə]</text:span></text:p>
            <text:p>Prononciation des albanais de maggêduniɒ</text:p>
          </table:table-cell>
          <table:table-cell table:style-name="ce106"/>
          <table:table-cell table:style-name="ce108"/>
          <table:table-cell table:style-name="ce106"/>
          <table:table-cell table:style-name="ce132" office:value-type="string" calcext:value-type="string">
            <text:p>Comment How</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93" office:value-type="string" calcext:value-type="string">
            <text:p><text:span text:style-name="T193">SE</text:span><text:span text:style-name="T201"> </text:span><text:span text:style-name="T202">[sɛ]</text:span></text:p>
          </table:table-cell>
          <table:table-cell table:style-name="ce106"/>
          <table:table-cell table:style-name="ce93"/>
          <table:table-cell table:style-name="ce106"/>
          <table:table-cell table:style-name="ce132" office:value-type="string" calcext:value-type="string">
            <text:p>Car Because</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93" office:value-type="string" calcext:value-type="string">
            <text:p><text:span text:style-name="T193">SEPSÊ</text:span><text:span text:style-name="T201"> </text:span><text:span text:style-name="T202">[sepsɛ]</text:span></text:p>
          </table:table-cell>
          <table:table-cell table:style-name="ce106"/>
          <table:table-cell table:style-name="ce93"/>
          <table:table-cell table:style-name="ce106"/>
          <table:table-cell table:style-name="ce132" office:value-type="string" calcext:value-type="string">
            <text:p>A cause Because</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9"/>
          <table:table-cell table:style-name="ce92" office:value-type="string" calcext:value-type="string">
            <text:p><text:span text:style-name="T193">PËRSHKA</text:span><text:span text:style-name="T201"> </text:span><text:span text:style-name="T202">[pəɾʃka]</text:span></text:p>
            <text:p><text:span text:style-name="T224">De l'obrith </text:span></text:p>
            <text:p>פרשׁ / فرس</text:p>
          </table:table-cell>
          <table:table-cell table:style-name="ce106"/>
          <table:table-cell table:style-name="ce93" office:value-type="string" calcext:value-type="string">
            <text:p><text:span text:style-name="T195">PSÊ</text:span><text:span text:style-name="T197"> </text:span><text:span text:style-name="T198">[psɛ]</text:span></text:p>
          </table:table-cell>
          <table:table-cell table:style-name="ce106"/>
          <table:table-cell table:style-name="ce93"/>
          <table:table-cell table:style-name="ce106"/>
          <table:table-cell table:style-name="ce132" office:value-type="string" calcext:value-type="string">
            <text:p>Pourquoi Why</text:p>
          </table:table-cell>
          <table:table-cell table:style-name="ce153" office:value-type="string" calcext:value-type="string">
            <text:p>Du latin</text:p>
            <text:p>PRO QUID </text:p>
            <text:p>[pɾo qʷid] Etrosque </text:p>
            <text:p>[pro kʷid] Roman</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5">HAVÄ </text:span><text:span text:style-name="T200">[havɒ]</text:span><text:span text:style-name="T195"> </text:span></text:p>
            <text:p>HAVÄJA [havɒja]</text:p>
            <text:p>Prononciation de maggêduniɒ </text:p>
            <text:p>(Türkicisme)</text:p>
          </table:table-cell>
          <table:table-cell table:style-name="ce106"/>
          <table:table-cell table:style-name="ce96" office:value-type="string" calcext:value-type="string">
            <text:p><text:span text:style-name="T195">KLIMA </text:span><text:span text:style-name="T200">[qlima]</text:span><text:span text:style-name="T197"> </text:span></text:p>
            <text:p>KLIMJA [qlimja]</text:p>
            <text:p>Prononciation d'albanie</text:p>
          </table:table-cell>
          <table:table-cell table:style-name="ce106"/>
          <table:table-cell table:style-name="ce96"/>
          <table:table-cell table:style-name="ce106"/>
          <table:table-cell table:style-name="ce132" office:value-type="string" calcext:value-type="string">
            <text:p>Temps, climat Wheater</text:p>
          </table:table-cell>
          <table:table-cell table:style-name="ce153" office:value-type="string" calcext:value-type="string">
            <text:p>Du latin</text:p>
            <text:p>TEMPVS </text:p>
            <text:p>[θɛmpɔs] Etrosque </text:p>
            <text:p>[tempus] Roman</text:p>
          </table:table-cell>
          <table:table-cell table:style-name="ce135"/>
          <table:table-cell table:number-columns-repeated="1013"/>
        </table:table-row>
        <table:table-row table:style-name="ro37">
          <table:table-cell/>
          <table:table-cell table:style-name="ce99"/>
          <table:table-cell table:style-name="ce99" office:value-type="string" calcext:value-type="string">
            <text:p>KOHË</text:p>
            <text:p>(çen ne Kinez, lopë n’english)</text:p>
          </table:table-cell>
          <table:table-cell table:style-name="ce106"/>
          <table:table-cell table:style-name="ce93" office:value-type="string" calcext:value-type="string">
            <text:p><text:span text:style-name="T195">TEMP</text:span><text:span text:style-name="T197"> </text:span><text:span text:style-name="T198">[tɛmp]</text:span></text:p>
            <text:p>Prononciation des albanais de maggêduniɒ </text:p>
          </table:table-cell>
          <table:table-cell table:style-name="ce106"/>
          <table:table-cell table:style-name="ce93"/>
          <table:table-cell table:style-name="ce106"/>
          <table:table-cell table:style-name="ce132" office:value-type="string" calcext:value-type="string">
            <text:p>Temps Time to </text:p>
          </table:table-cell>
          <table:table-cell table:style-name="ce153" office:value-type="string" calcext:value-type="string">
            <text:p>Du latin</text:p>
            <text:p>TEMPVS </text:p>
            <text:p>[θɛmpɔs] Etrosque </text:p>
            <text:p>[tempus] Roman</text:p>
          </table:table-cell>
          <table:table-cell table:style-name="ce135"/>
          <table:table-cell table:number-columns-repeated="1013"/>
        </table:table-row>
        <table:table-row table:style-name="ro8">
          <table:table-cell/>
          <table:table-cell table:style-name="ce99"/>
          <table:table-cell table:style-name="ce93" office:value-type="string" calcext:value-type="string">
            <text:p><text:span text:style-name="T184">NDER</text:span><text:span text:style-name="T195">SA </text:span><text:span text:style-name="T200">[k]</text:span><text:span text:style-name="T197"> </text:span></text:p>
            <text:p>NDËRKOHË</text:p>
          </table:table-cell>
          <table:table-cell table:style-name="ce106"/>
          <table:table-cell table:style-name="ce122" office:value-type="string" calcext:value-type="string">
            <text:p>TERI SA</text:p>
            <text:p>Prononciation des albanais de maggêduniɒ </text:p>
            <text:p>ETERI SHA</text:p>
            <text:p>Prononciation corrigé</text:p>
          </table:table-cell>
          <table:table-cell table:style-name="ce106"/>
          <table:table-cell table:style-name="ce122"/>
          <table:table-cell table:style-name="ce106"/>
          <table:table-cell table:style-name="ce132" office:value-type="string" calcext:value-type="string">
            <text:p>Jusqu'à, Tandis que While</text:p>
          </table:table-cell>
          <table:table-cell table:style-name="ce155" office:value-type="string" calcext:value-type="string">
            <text:p> </text:p>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193">K</text:span><text:span text:style-name="T286">US</text:span><text:span text:style-name="T193">H </text:span><text:span text:style-name="T210">[quʃ]</text:span></text:p>
            <text:p>KUSHEDI</text:p>
          </table:table-cell>
          <table:table-cell table:style-name="ce106"/>
          <table:table-cell table:style-name="ce93" office:value-type="string" calcext:value-type="string">
            <text:p><text:span text:style-name="T195">QUISH</text:span><text:span text:style-name="T260"> </text:span><text:span text:style-name="T198">[qʷiʃ] </text:span></text:p>
            <text:p>QISH [qiʃ] </text:p>
          </table:table-cell>
          <table:table-cell table:style-name="ce106"/>
          <table:table-cell table:style-name="ce93"/>
          <table:table-cell table:style-name="ce106"/>
          <table:table-cell table:style-name="ce132" office:value-type="string" calcext:value-type="string">
            <text:p>Qui Who</text:p>
          </table:table-cell>
          <table:table-cell table:style-name="ce153" office:value-type="string" calcext:value-type="string">
            <text:p>du Roman </text:p>
            <text:p>QVI </text:p>
            <text:p>[qʷi] Etrosque </text:p>
            <text:p>[qʷi] Roman</text:p>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195">K</text:span><text:span text:style-name="T287">US</text:span><text:span text:style-name="T195">HEDI </text:span><text:span text:style-name="T200">[quʃɛdi]</text:span></text:p>
          </table:table-cell>
          <table:table-cell table:style-name="ce106"/>
          <table:table-cell table:style-name="ce93" office:value-type="string" calcext:value-type="string">
            <text:p><text:span text:style-name="T195">KUISHÊDI </text:span><text:span text:style-name="T200">[qʷiʃɛdi] </text:span></text:p>
            <text:p>KISHÊDI [qiʃɛdi] </text:p>
          </table:table-cell>
          <table:table-cell table:style-name="ce106"/>
          <table:table-cell table:style-name="ce93"/>
          <table:table-cell table:style-name="ce106"/>
          <table:table-cell table:style-name="ce132" office:value-type="string" calcext:value-type="string">
            <text:p>Qui sait Who knows</text:p>
          </table:table-cell>
          <table:table-cell table:style-name="ce153" office:value-type="string" calcext:value-type="string">
            <text:p>du Roman </text:p>
            <text:p>QVI </text:p>
            <text:p>[qʷi] Etrosque </text:p>
            <text:p>[qʷi] Roman</text:p>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195">K</text:span><text:span text:style-name="T287">US</text:span><text:span text:style-name="T195">H ẼSHTE </text:span><text:span text:style-name="T200">[quʃ ɑ̃ʃtə / əʃtə]</text:span></text:p>
            <text:p>כוּשְׁ</text:p>
          </table:table-cell>
          <table:table-cell table:style-name="ce106"/>
          <table:table-cell table:style-name="ce96" office:value-type="string" calcext:value-type="string">
            <text:p><text:span text:style-name="T195">KUISH</text:span><text:span text:style-name="T260"> </text:span><text:span text:style-name="T198">[qʷiʃ ɑ̃ʃtə / əʃtə]</text:span><text:span text:style-name="T205"> </text:span></text:p>
            <text:p>KISH ẼSHTE [qiʃ ɑ̃ʃtə / əʃtə]</text:p>
          </table:table-cell>
          <table:table-cell table:style-name="ce106"/>
          <table:table-cell table:style-name="ce96"/>
          <table:table-cell table:style-name="ce106"/>
          <table:table-cell table:style-name="ce132" office:value-type="string" calcext:value-type="string">
            <text:p>Qui Who</text:p>
          </table:table-cell>
          <table:table-cell table:style-name="ce153" office:value-type="string" calcext:value-type="string">
            <text:p>du Roman </text:p>
            <text:p>QVI </text:p>
            <text:p>[qʷi] Etrosque </text:p>
            <text:p>[qʷi] Roman</text:p>
          </table:table-cell>
          <table:table-cell table:style-name="ce135"/>
          <table:table-cell table:number-columns-repeated="1013"/>
        </table:table-row>
        <table:table-row table:style-name="ro77">
          <table:table-cell/>
          <table:table-cell table:style-name="ce99"/>
          <table:table-cell table:style-name="ce92" office:value-type="string" calcext:value-type="string">
            <text:p><text:span text:style-name="T216">כוֹשָׁ</text:span><text:span text:style-name="T220"> </text:span><text:span text:style-name="T288">COCHON </text:span><text:span text:style-name="T289">[qɔ∫ɔ̃]</text:span></text:p>
            <text:p>כוּשָׁ</text:p>
          </table:table-cell>
          <table:table-cell table:style-name="ce106"/>
          <table:table-cell table:style-name="ce123" office:value-type="string" calcext:value-type="string">
            <text:p> </text:p>
          </table:table-cell>
          <table:table-cell table:style-name="ce106"/>
          <table:table-cell table:style-name="ce123"/>
          <table:table-cell table:style-name="ce106"/>
          <table:table-cell table:style-name="ce133" office:value-type="string" calcext:value-type="string">
            <text:p>Cochon Pig, Piglet</text:p>
          </table:table-cell>
          <table:table-cell table:style-name="ce155" office:value-type="string" calcext:value-type="string">
            <text:p>du Français </text:p>
          </table:table-cell>
          <table:table-cell table:style-name="ce135"/>
          <table:table-cell table:number-columns-repeated="1013"/>
        </table:table-row>
        <table:table-row table:style-name="ro36">
          <table:table-cell/>
          <table:table-cell table:style-name="ce99"/>
          <table:table-cell table:style-name="ce96" office:value-type="string" calcext:value-type="string">
            <text:p><text:span text:style-name="T195">KU</text:span><text:span text:style-name="T196">SH</text:span><text:span text:style-name="T195">O </text:span><text:span text:style-name="T200">[quʃɔ]</text:span><text:span text:style-name="T195"> </text:span></text:p>
            <text:p>KUSHËRI [quʃəɾi] </text:p>
            <text:p><text:span text:style-name="T195">KUSHËRINJ [quʃəɾinj] </text:span></text:p>
            <text:p>KUSHËRINJTË [quʃəɾinjtə] </text:p>
            <text:p>KUSHËRINA [quʃəɾina] </text:p>
            <text:p>KUSHËRINI [quʃəɾini] </text:p>
            <text:p>KUSHËRÏRË [quʃəɾiɾə] </text:p>
            <text:p>KUSHËRÏRA [quʃəɾiɾa] </text:p>
            <text:p>KUSHËRÏRAT [quʃəɾiɾat] </text:p>
            <text:p>Prononciation d'Albanie</text:p>
            <text:p>KUŞƏRIN ↓ </text:p>
            <text:p>COSORIN → CONSOBRINUS</text:p>
          </table:table-cell>
          <table:table-cell table:style-name="ce106"/>
          <table:table-cell table:style-name="ce93" office:value-type="string" calcext:value-type="string">
            <text:p><text:span text:style-name="T195">KU</text:span><text:span text:style-name="T287">S</text:span><text:span text:style-name="T195">O </text:span><text:span text:style-name="T200">[qusɔ]</text:span><text:span text:style-name="T195"> </text:span></text:p>
            <text:p>KUSËRI [qusəɾi] </text:p>
            <text:p><text:span text:style-name="T195">KUSËRÏ</text:span><text:span text:style-name="T200">NI [qu</text:span><text:span text:style-name="T195">səɾĩni] </text:span></text:p>
            <text:p>KUSËRÏNATË [qusəɾĩnatə] </text:p>
            <text:p>KUSËRINA [qusəɾĩna] </text:p>
            <text:p>KUSËRINJA [qusəɾinja] </text:p>
            <text:p>KUSËRINË [qusəɾinə] </text:p>
            <text:p>KUSËRINKA [qusəɾinqa] </text:p>
            <text:p>KUSËRINKAT [qusəɾinqat] </text:p>
            <text:p>KUSËRINJAT [qusəɾinjat]</text:p>
            <text:p>Prononciation corrigé</text:p>
            <text:p>KUSHO [quʃɔ] </text:p>
            <text:p>KUSHRI [quʃɾi] </text:p>
            <text:p>KUSHRÏNI [quʃɾĩni] </text:p>
            <text:p>KUSHRÏNATË [quʃɾĩnatə] </text:p>
            <text:p>KUSHRINA [quʃɾĩna] </text:p>
            <text:p>KUSHRINJA [quʃɾinja] </text:p>
            <text:p>KUSHËRINË [quʃəɾinə] </text:p>
            <text:p>KUSHËRINKA [quʃəɾinqa] </text:p>
            <text:p>KUSHËRINKAT [quʃəɾinqat] </text:p>
            <text:p>KUSHËRINJAT [quʃəɾinjat]</text:p>
            <text:p>Prononciation de Maggêduniɒ</text:p>
          </table:table-cell>
          <table:table-cell table:style-name="ce106"/>
          <table:table-cell table:style-name="ce93"/>
          <table:table-cell table:style-name="ce106"/>
          <table:table-cell table:style-name="ce132" office:value-type="string" calcext:value-type="string">
            <text:p>Cousin, Cousine Cousin</text:p>
          </table:table-cell>
          <table:table-cell table:style-name="ce153" office:value-type="string" calcext:value-type="string">
            <text:p>du Roman </text:p>
            <text:p><text:span text:style-name="T185">CONSOBRINVS</text:span></text:p>
            <text:p>[gonsobɾinus] Etrosque </text:p>
            <text:p>[qonsobrinus] Roman</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5">SHKA PO DON</text:span><text:span text:style-name="T197"> </text:span><text:span text:style-name="T198">[ʃka po don]</text:span></text:p>
          </table:table-cell>
          <table:table-cell table:style-name="ce106"/>
          <table:table-cell table:style-name="ce93" office:value-type="string" calcext:value-type="string">
            <text:p><text:span text:style-name="T195">ÇAKA PO DON</text:span><text:span text:style-name="T197"> </text:span><text:span text:style-name="T198">[ʧaka po don]</text:span></text:p>
            <text:p><text:span text:style-name="T195">QA PO DON</text:span><text:span text:style-name="T260"> </text:span><text:span text:style-name="T198">[ʧa po don]</text:span></text:p>
          </table:table-cell>
          <table:table-cell table:style-name="ce106"/>
          <table:table-cell table:style-name="ce93"/>
          <table:table-cell table:style-name="ce106"/>
          <table:table-cell table:style-name="ce132" office:value-type="string" calcext:value-type="string">
            <text:p> </text:p>
          </table:table-cell>
          <table:table-cell table:style-name="ce174" office:value-type="string" calcext:value-type="string">
            <text:p>Shka du Serbe Шта <text:s/>Qa du Roman QVE</text:p>
          </table:table-cell>
          <table:table-cell table:style-name="ce135"/>
          <table:table-cell table:number-columns-repeated="1013"/>
        </table:table-row>
        <table:table-row table:style-name="ro3">
          <table:table-cell/>
          <table:table-cell table:style-name="ce99"/>
          <table:table-cell table:style-name="ce99" office:value-type="string" calcext:value-type="string">
            <text:p> </text:p>
          </table:table-cell>
          <table:table-cell table:style-name="ce106"/>
          <table:table-cell table:style-name="ce108" office:value-type="string" calcext:value-type="string">
            <text:p><text:span text:style-name="T193">ÇKA </text:span><text:span text:style-name="T210">[ʧka]</text:span></text:p>
          </table:table-cell>
          <table:table-cell table:style-name="ce106"/>
          <table:table-cell table:style-name="ce108"/>
          <table:table-cell table:style-name="ce106"/>
          <table:table-cell table:style-name="ce132" office:value-type="string" calcext:value-type="string">
            <text:p>Comme-çi comme-ça So-so</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108" office:value-type="string" calcext:value-type="string">
            <text:p><text:span text:style-name="T193">TUNG </text:span><text:span text:style-name="T191">[tũŋ]</text:span></text:p>
          </table:table-cell>
          <table:table-cell table:style-name="ce106"/>
          <table:table-cell table:style-name="ce108"/>
          <table:table-cell table:style-name="ce106"/>
          <table:table-cell table:style-name="ce132" office:value-type="string" calcext:value-type="string">
            <text:p>A bientot</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ANI</text:p>
          </table:table-cell>
          <table:table-cell table:style-name="ce106"/>
          <table:table-cell table:style-name="ce122" office:value-type="string" calcext:value-type="string">
            <text:p>ANI</text:p>
          </table:table-cell>
          <table:table-cell table:style-name="ce106"/>
          <table:table-cell table:style-name="ce122"/>
          <table:table-cell table:style-name="ce106"/>
          <table:table-cell table:style-name="ce132" office:value-type="string" calcext:value-type="string">
            <text:p>D'accord Ok</text:p>
          </table:table-cell>
          <table:table-cell table:style-name="ce155" office:value-type="string" calcext:value-type="string">
            <text:p> </text:p>
          </table:table-cell>
          <table:table-cell table:style-name="ce135"/>
          <table:table-cell table:number-columns-repeated="1013"/>
        </table:table-row>
        <table:table-row table:style-name="ro55">
          <table:table-cell/>
          <table:table-cell table:style-name="ce99"/>
          <table:table-cell table:style-name="ce99" office:value-type="string" calcext:value-type="string">
            <text:p>IK</text:p>
          </table:table-cell>
          <table:table-cell table:style-name="ce106"/>
          <table:table-cell table:style-name="ce122" office:value-type="string" calcext:value-type="string">
            <text:p>ILK</text:p>
          </table:table-cell>
          <table:table-cell table:style-name="ce106"/>
          <table:table-cell table:style-name="ce122"/>
          <table:table-cell table:style-name="ce106"/>
          <table:table-cell table:style-name="ce132" office:value-type="string" calcext:value-type="string">
            <text:p>Fuie To flee </text:p>
          </table:table-cell>
          <table:table-cell table:style-name="ce154" office:value-type="string" calcext:value-type="string">
            <text:p><text:span text:style-name="T224">Ik allah </text:span></text:p>
            <text:p>حِقالَه </text:p>
            <text:p>Aqila </text:p>
            <text:p>حَقإلَه</text:p>
          </table:table-cell>
          <table:table-cell table:style-name="ce135"/>
          <table:table-cell table:number-columns-repeated="1013"/>
        </table:table-row>
        <table:table-row table:style-name="ro8">
          <table:table-cell/>
          <table:table-cell table:style-name="ce99"/>
          <table:table-cell table:style-name="ce93" office:value-type="string" calcext:value-type="string">
            <text:p><text:span text:style-name="T195">TUNGÄT JETA</text:span><text:span text:style-name="T197"> </text:span><text:span text:style-name="T198">[tungɑt jɛta]</text:span></text:p>
            <text:p>Ancienne prononciation d'Albanie</text:p>
            <text:p><text:span text:style-name="T195">TUNGÄT JETA</text:span><text:span text:style-name="T197"> </text:span><text:span text:style-name="T198">[tungɒt jɛta]</text:span></text:p>
            <text:p>Prononciation de Maggêduniɒ</text:p>
          </table:table-cell>
          <table:table-cell table:style-name="ce106"/>
          <table:table-cell table:style-name="ce96" office:value-type="string" calcext:value-type="string">
            <text:p><text:span text:style-name="T195">TUNXHÄT JETA</text:span><text:span text:style-name="T197"> </text:span><text:span text:style-name="T198">[tunʤɑt jɛta]</text:span><text:span text:style-name="T197"> </text:span></text:p>
            <text:p>TUNϪAT JETA</text:p>
            <text:p>Prononciation d'Albanie</text:p>
          </table:table-cell>
          <table:table-cell table:style-name="ce106"/>
          <table:table-cell table:style-name="ce96"/>
          <table:table-cell table:style-name="ce106"/>
          <table:table-cell table:style-name="ce132" office:value-type="string" calcext:value-type="string">
            <text:p>Que ta vie s'allonge </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6" office:value-type="string" calcext:value-type="string">
            <text:p><text:span text:style-name="T193">KUR</text:span><text:span text:style-name="T201"> </text:span><text:span text:style-name="T202">[quɾ]</text:span><text:span text:style-name="T201"> (Quand) </text:span></text:p>
            <text:p>KURRË [qurə] (Jamais) </text:p>
          </table:table-cell>
          <table:table-cell table:style-name="ce106"/>
          <table:table-cell table:style-name="ce96" office:value-type="string" calcext:value-type="string">
            <text:p><text:span text:style-name="T195">KUR</text:span><text:span text:style-name="T197"> </text:span><text:span text:style-name="T198">[quɾ]</text:span><text:span text:style-name="T197"> (Quand) </text:span></text:p>
            <text:p>KURRË [qurə] (Jamais) </text:p>
          </table:table-cell>
          <table:table-cell table:style-name="ce106"/>
          <table:table-cell table:style-name="ce96"/>
          <table:table-cell table:style-name="ce106"/>
          <table:table-cell table:style-name="ce132" office:value-type="string" calcext:value-type="string">
            <text:p>Quand, Jamais <text:s/>When, Never </text:p>
          </table:table-cell>
          <table:table-cell table:style-name="ce155" office:value-type="string" calcext:value-type="string">
            <text:p>QVANDO Kur, bite en serbe (Kurec) </text:p>
          </table:table-cell>
          <table:table-cell table:style-name="ce135"/>
          <table:table-cell table:number-columns-repeated="1013"/>
        </table:table-row>
        <table:table-row table:style-name="ro5">
          <table:table-cell/>
          <table:table-cell table:style-name="ce99"/>
          <table:table-cell table:style-name="ce99" office:value-type="string" calcext:value-type="string">
            <text:p><text:span text:style-name="T195">SI JE ? A JE MIRË ?</text:span><text:span text:style-name="T197"> (C. I. A) </text:span></text:p>
          </table:table-cell>
          <table:table-cell table:style-name="ce106"/>
          <table:table-cell table:style-name="ce122" office:value-type="string" calcext:value-type="string">
            <text:p>QYSH JE ? A JE MIRË ?</text:p>
            <text:p>Prononciation de Maggêduniɒ</text:p>
          </table:table-cell>
          <table:table-cell table:style-name="ce106"/>
          <table:table-cell table:style-name="ce122"/>
          <table:table-cell table:style-name="ce106"/>
          <table:table-cell table:style-name="ce132" office:value-type="string" calcext:value-type="string">
            <text:p>Comment sa va bien ? <text:s/>How are you fine ? </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119" office:value-type="string" calcext:value-type="string">
            <text:p> </text:p>
          </table:table-cell>
          <table:table-cell table:style-name="ce106"/>
          <table:table-cell table:style-name="ce119"/>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5"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193">QIELL </text:span><text:span text:style-name="T191">[ʧieɫ / ʨieɫ]</text:span><text:span text:style-name="T193"> </text:span></text:p>
            <text:p>QILLL [ʧiɫ / ʨieɫ]</text:p>
          </table:table-cell>
          <table:table-cell table:style-name="ce106"/>
          <table:table-cell table:style-name="ce108" office:value-type="string" calcext:value-type="string">
            <text:p><text:span text:style-name="T195">ÇIELL </text:span><text:span text:style-name="T200">[ʧieɫ]</text:span><text:span text:style-name="T195"> </text:span></text:p>
            <text:p>ÇILL [ʧiɫ]</text:p>
          </table:table-cell>
          <table:table-cell table:style-name="ce106"/>
          <table:table-cell table:style-name="ce108"/>
          <table:table-cell table:style-name="ce106"/>
          <table:table-cell table:style-name="ce132" office:value-type="string" calcext:value-type="string">
            <text:p>Ciel Sky</text:p>
          </table:table-cell>
          <table:table-cell table:style-name="ce153" office:value-type="string" calcext:value-type="string">
            <text:p>Du latin</text:p>
            <text:p>CAELVM </text:p>
            <text:p>[gaɛlum] Roman </text:p>
            <text:p>[qaelum] Latin </text:p>
          </table:table-cell>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95">SHITUR </text:span><text:span text:style-name="T200">[ʃituɾ]</text:span><text:span text:style-name="T195"> </text:span></text:p>
            <text:p>SHITE [ʃitɛ] </text:p>
            <text:p>SHITA [ʃita]</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Vendre, Vend <text:s/>Sold, Sell </text:p>
          </table:table-cell>
          <table:table-cell table:style-name="ce155" office:value-type="string" calcext:value-type="string">
            <text:p> </text:p>
          </table:table-cell>
          <table:table-cell table:style-name="ce135"/>
          <table:table-cell table:number-columns-repeated="1013"/>
        </table:table-row>
        <table:table-row table:style-name="ro12">
          <table:table-cell/>
          <table:table-cell table:style-name="ce99"/>
          <table:table-cell table:style-name="ce96" office:value-type="string" calcext:value-type="string">
            <text:p><text:span text:style-name="T230">HEDHUR</text:span><text:span text:style-name="T201"> </text:span><text:span text:style-name="T202">[heðuɾ]</text:span><text:span text:style-name="T201"> </text:span></text:p>
            <text:p>HEDHJE [heðjɛ] </text:p>
            <text:p>HEDH [heð]</text:p>
            <text:p>LESHON PLEHRA BOSHATIS DRIDHJE LESHKO SHKUL SHTYJ PJELL PROJEKTOJ</text:p>
          </table:table-cell>
          <table:table-cell table:style-name="ce106"/>
          <table:table-cell table:style-name="ce96" office:value-type="string" calcext:value-type="string">
            <text:p><text:span text:style-name="T218">GJUJ</text:span><text:span text:style-name="T195">TUARË </text:span><text:span text:style-name="T200">[ɟujtuaɾə]</text:span><text:span text:style-name="T199"> </text:span></text:p>
            <text:p>GJUJTË [ɟujtə] </text:p>
            <text:p>GJUJTA [ɟujta] </text:p>
            <text:p>GJUJÊ [ɟujɛ] </text:p>
            <text:p>GJUJ [ɟuj]</text:p>
            <text:p>Prononciation de Maggêduniɒ</text:p>
          </table:table-cell>
          <table:table-cell table:style-name="ce106"/>
          <table:table-cell table:style-name="ce96"/>
          <table:table-cell table:style-name="ce106"/>
          <table:table-cell table:style-name="ce132" office:value-type="string" calcext:value-type="string">
            <text:p>Jeter, tirer, lancer, projeter Throw, shoot, darts, flung, launch</text:p>
          </table:table-cell>
          <table:table-cell table:style-name="ce153" office:value-type="string" calcext:value-type="string">
            <text:p>Du latin</text:p>
            <text:p>JACTARE </text:p>
            <text:p>[ɾɛspɛgtus] Etrosque </text:p>
            <text:p>[respektus] Roman</text:p>
          </table:table-cell>
          <table:table-cell table:style-name="ce135"/>
          <table:table-cell table:number-columns-repeated="1013"/>
        </table:table-row>
        <table:table-row table:style-name="ro15">
          <table:table-cell/>
          <table:table-cell table:style-name="ce99"/>
          <table:table-cell table:style-name="ce99" office:value-type="string" calcext:value-type="string">
            <text:p><text:span text:style-name="T195">QITE</text:span><text:span text:style-name="T197"> ou </text:span><text:span text:style-name="T205">ÇITE</text:span></text:p>
            <text:p>Prononciation des albanais de maggêduniɒ</text:p>
          </table:table-cell>
          <table:table-cell table:style-name="ce106"/>
          <table:table-cell table:style-name="ce96" office:value-type="string" calcext:value-type="string">
            <text:p><text:span text:style-name="T195">ÇETË</text:span><text:span text:style-name="T197"> </text:span><text:span text:style-name="T198">[ʧɛtə]</text:span><text:span text:style-name="T197"> </text:span></text:p>
            <text:p>ÇES [ʧɛs]</text:p>
            <text:p>Prononciation d'Albanie </text:p>
            <text:p>(Turkicisme)</text:p>
          </table:table-cell>
          <table:table-cell table:style-name="ce106"/>
          <table:table-cell table:style-name="ce96"/>
          <table:table-cell table:style-name="ce106"/>
          <table:table-cell table:style-name="ce132" office:value-type="string" calcext:value-type="string">
            <text:p>Jeter Throw</text:p>
          </table:table-cell>
          <table:table-cell table:style-name="ce155" office:value-type="string" calcext:value-type="string">
            <text:p> </text:p>
          </table:table-cell>
          <table:table-cell table:style-name="ce135"/>
          <table:table-cell table:number-columns-repeated="1013"/>
        </table:table-row>
        <table:table-row table:style-name="ro9">
          <table:table-cell/>
          <table:table-cell table:style-name="ce99"/>
          <table:table-cell table:style-name="ce99" office:value-type="string" calcext:value-type="string">
            <text:p>QËLLUAR</text:p>
            <text:p>QËLLOJ</text:p>
            <text:p> </text:p>
          </table:table-cell>
          <table:table-cell table:style-name="ce106"/>
          <table:table-cell table:style-name="ce99" office:value-type="string" calcext:value-type="string">
            <text:p><text:span text:style-name="T193">XHUJ</text:span><text:span text:style-name="T201"> [] </text:span></text:p>
            <text:p>XHUJE</text:p>
          </table:table-cell>
          <table:table-cell table:style-name="ce106"/>
          <table:table-cell table:style-name="ce99"/>
          <table:table-cell table:style-name="ce106"/>
          <table:table-cell table:style-name="ce132" office:value-type="string" calcext:value-type="string">
            <text:p>Cibler, Tir Targeting, Shoot</text:p>
          </table:table-cell>
          <table:table-cell table:style-name="ce155" office:value-type="string" calcext:value-type="string">
            <text:p> </text:p>
          </table:table-cell>
          <table:table-cell table:style-name="ce135"/>
          <table:table-cell table:number-columns-repeated="1013"/>
        </table:table-row>
        <table:table-row table:style-name="ro10">
          <table:table-cell/>
          <table:table-cell table:style-name="ce99"/>
          <table:table-cell table:style-name="ce93" office:value-type="string" calcext:value-type="string">
            <text:p><text:span text:style-name="T193">ÇI </text:span><text:span text:style-name="T191">[ʧi]</text:span><text:span text:style-name="T193"> </text:span></text:p>
            <text:p>ÇIJE [ʧijɛ] </text:p>
            <text:p>ÇIJA [ʧija] </text:p>
            <text:p>ÇIVA [ʧiva] </text:p>
            <text:p>ÇIM [ʧim] </text:p>
            <text:p>ÇIN [ʧin]</text:p>
            <text:p>Pronciation des albanais de maggêduniɒ </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Baiser F.u.ç.k</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5" office:value-type="string" calcext:value-type="string">
            <text:p> </text:p>
          </table:table-cell>
          <table:table-cell table:style-name="ce106"/>
          <table:table-cell table:style-name="ce96" office:value-type="string" calcext:value-type="string">
            <text:p><text:span text:style-name="T193">THITH</text:span><text:span text:style-name="T201"> </text:span><text:span text:style-name="T202">[θiθ] </text:span></text:p>
            <text:p>THITHJA [θiθja] </text:p>
            <text:p>THITHMI [θiθmi] </text:p>
            <text:p>THITHËM [θiθəm]</text:p>
          </table:table-cell>
          <table:table-cell table:style-name="ce106"/>
          <table:table-cell table:style-name="ce96"/>
          <table:table-cell table:style-name="ce106"/>
          <table:table-cell table:style-name="ce132" office:value-type="string" calcext:value-type="string">
            <text:p>Teter, sucer S.u.ç.k</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Le Ä et le Â</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9">
          <table:table-cell/>
          <table:table-cell table:style-name="ce99"/>
          <table:table-cell table:style-name="ce96" office:value-type="string" calcext:value-type="string">
            <text:p><text:span text:style-name="T195">BÄR</text:span><text:span text:style-name="T197"> </text:span><text:span text:style-name="T198">[bɑɾ]</text:span><text:span text:style-name="T197"> </text:span></text:p>
            <text:p>BÄRI [bɑɾi]</text:p>
            <text:p>Prononciation d'Albanie</text:p>
          </table:table-cell>
          <table:table-cell table:style-name="ce106"/>
          <table:table-cell table:style-name="ce96" office:value-type="string" calcext:value-type="string">
            <text:p><text:span text:style-name="T195">BÄR</text:span><text:span text:style-name="T197"> </text:span><text:span text:style-name="T198">[bɒɾ]</text:span><text:span text:style-name="T197"> </text:span></text:p>
            <text:p>BÄRI [bɒɾi]</text:p>
            <text:p>Prononciation de maggêduniɒ</text:p>
          </table:table-cell>
          <table:table-cell table:style-name="ce106"/>
          <table:table-cell table:style-name="ce96"/>
          <table:table-cell table:style-name="ce106"/>
          <table:table-cell table:style-name="ce132" office:value-type="string" calcext:value-type="string">
            <text:p>Herbe Grass, poison, medecine</text:p>
          </table:table-cell>
          <table:table-cell table:style-name="ce155" office:value-type="string" calcext:value-type="string">
            <text:p>Du latin APERIRE</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5">ILÄÇ</text:span><text:span text:style-name="T197"> </text:span><text:span text:style-name="T198">[iːlɑʧ]</text:span></text:p>
            <text:p>Prononciation d'Albanie</text:p>
          </table:table-cell>
          <table:table-cell table:style-name="ce106"/>
          <table:table-cell table:style-name="ce93" office:value-type="string" calcext:value-type="string">
            <text:p><text:span text:style-name="T195">ILÄÇ</text:span><text:span text:style-name="T197"> </text:span><text:span text:style-name="T198">[iːlɒʧ]</text:span></text:p>
            <text:p>Prononciation de maggêduniɒ</text:p>
          </table:table-cell>
          <table:table-cell table:style-name="ce106"/>
          <table:table-cell table:style-name="ce93"/>
          <table:table-cell table:style-name="ce106"/>
          <table:table-cell table:style-name="ce132"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HELM</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Poison Poison</text:p>
          </table:table-cell>
          <table:table-cell table:style-name="ce155"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Le S fut changé en SH</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2">
          <table:table-cell/>
          <table:table-cell table:style-name="ce99"/>
          <table:table-cell table:style-name="ce96" office:value-type="string" calcext:value-type="string">
            <text:p>HAPËR</text:p>
            <text:p>HAP [zɟɛðuaɾ </text:p>
            <text:p>HAPI </text:p>
            <text:p>HAPJE </text:p>
            <text:p>HÄPTA </text:p>
            <text:p>HAPËSE</text:p>
            <text:p>Prononciation d'Albanie</text:p>
          </table:table-cell>
          <table:table-cell table:style-name="ce106"/>
          <table:table-cell table:style-name="ce96" office:value-type="string" calcext:value-type="string">
            <text:p><text:span text:style-name="T195">SHPIRT</text:span><text:span text:style-name="T260"> </text:span><text:span text:style-name="T198">[ʃpirt]</text:span><text:span text:style-name="T197"> </text:span></text:p>
            <text:p>SHPIRTI [ʃpirti] </text:p>
            <text:p>SHPIRTAT [ʃpirtat]</text:p>
            <text:p>Prononciation d'albanie</text:p>
          </table:table-cell>
          <table:table-cell table:style-name="ce106"/>
          <table:table-cell table:style-name="ce96"/>
          <table:table-cell table:style-name="ce106"/>
          <table:table-cell table:style-name="ce132" office:value-type="string" calcext:value-type="string">
            <text:p>Ouvrir Open</text:p>
          </table:table-cell>
          <table:table-cell table:style-name="ce155" office:value-type="string" calcext:value-type="string">
            <text:p>Du latin APERIRE</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5">SHPIRT</text:span><text:span text:style-name="T260"> </text:span><text:span text:style-name="T198">[ʃpiɾt]</text:span><text:span text:style-name="T197"> </text:span></text:p>
            <text:p>SHPIRTI [ʃpiɾti] </text:p>
            <text:p>SHPIRTAT [ʃpiɾtat]</text:p>
            <text:p>Prononciation d'albanie</text:p>
          </table:table-cell>
          <table:table-cell table:style-name="ce106"/>
          <table:table-cell table:style-name="ce96" office:value-type="string" calcext:value-type="string">
            <text:p><text:span text:style-name="T195">SPIRT</text:span><text:span text:style-name="T260"> </text:span><text:span text:style-name="T198">[ʃpiɾt]</text:span><text:span text:style-name="T197"> </text:span></text:p>
            <text:p>SPIRTI [ʃpiɾti] </text:p>
            <text:p>SPIRTAT [ʃpiɾtat]</text:p>
            <text:p>Prononciation corrigé</text:p>
          </table:table-cell>
          <table:table-cell table:style-name="ce106"/>
          <table:table-cell table:style-name="ce96"/>
          <table:table-cell table:style-name="ce106"/>
          <table:table-cell table:style-name="ce132" office:value-type="string" calcext:value-type="string">
            <text:p>Ouvrir Open</text:p>
          </table:table-cell>
          <table:table-cell table:style-name="ce155" office:value-type="string" calcext:value-type="string">
            <text:p>Du latin SPIRITVS</text:p>
          </table:table-cell>
          <table:table-cell table:style-name="ce135"/>
          <table:table-cell table:number-columns-repeated="1013"/>
        </table:table-row>
        <table:table-row table:style-name="ro37">
          <table:table-cell/>
          <table:table-cell table:style-name="ce99"/>
          <table:table-cell table:style-name="ce96" office:value-type="string" calcext:value-type="string">
            <text:p><text:span text:style-name="T195">S</text:span><text:span text:style-name="T197">H</text:span><text:span text:style-name="T205">P</text:span><text:span text:style-name="T197">Ë</text:span><text:span text:style-name="T205">R</text:span><text:span text:style-name="T197">N</text:span><text:span text:style-name="T205">D</text:span><text:span text:style-name="T197">AJ </text:span><text:span text:style-name="T198">[zɟɛðuaɾ]</text:span></text:p>
            <text:p>Prononciation d'Albanie </text:p>
            <text:p>(Anglicism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48" office:value-type="string" calcext:value-type="string">
            <text:p>Ecarter</text:p>
            <text:p>Spread</text:p>
          </table:table-cell>
          <table:table-cell table:style-name="ce153" office:value-type="string" calcext:value-type="string">
            <text:p>Du latin</text:p>
            <text:p>EXQVARTARE</text:p>
            <text:p>En italien </text:p>
            <text:p>SCEGLIERE</text:p>
          </table:table-cell>
          <table:table-cell table:style-name="ce135"/>
          <table:table-cell table:number-columns-repeated="1013"/>
        </table:table-row>
        <table:table-row table:style-name="ro66">
          <table:table-cell/>
          <table:table-cell table:style-name="ce99"/>
          <table:table-cell table:style-name="ce93" office:value-type="string" calcext:value-type="string">
            <text:p><text:span text:style-name="T195">SHPRESUAR </text:span><text:span text:style-name="T200">[ʃpɾesuar]</text:span><text:span text:style-name="T195"> </text:span></text:p>
            <text:p>SHPRESE [ʃpɾesɛ] </text:p>
            <text:p>SHPRESE []</text:p>
            <text:p>Prononciation commune</text:p>
            <text:p>שׁפרֵסְ</text:p>
          </table:table-cell>
          <table:table-cell table:style-name="ce106"/>
          <table:table-cell table:style-name="ce117" office:value-type="string" calcext:value-type="string">
            <text:p>SPÊRSUAR []</text:p>
            <text:p>SPÊRSE [] </text:p>
            <text:p>SPÊRSE []</text:p>
            <text:p>Prononciation corrigé</text:p>
          </table:table-cell>
          <table:table-cell table:style-name="ce106"/>
          <table:table-cell table:style-name="ce117"/>
          <table:table-cell table:style-name="ce106"/>
          <table:table-cell table:style-name="ce132" office:value-type="string" calcext:value-type="string">
            <text:p>Espoir Hope</text:p>
          </table:table-cell>
          <table:table-cell table:style-name="ce153" office:value-type="string" calcext:value-type="string">
            <text:p>Du latin</text:p>
            <text:p>SPERARE </text:p>
            <text:p>[] Etrosque </text:p>
            <text:p>[] Roman</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5">SHKENC</text:span><text:span text:style-name="T260"> </text:span><text:span text:style-name="T198">[ʃkenʦ]</text:span><text:span text:style-name="T197"> </text:span></text:p>
            <text:p>SHKENCI [ʃkenʦi] </text:p>
            <text:p>SHKENCAT [ʃkenʦat]</text:p>
            <text:p>Prononciation d'albanie</text:p>
          </table:table-cell>
          <table:table-cell table:style-name="ce106"/>
          <table:table-cell table:style-name="ce96" office:value-type="string" calcext:value-type="string">
            <text:p><text:span text:style-name="T195">SGENC</text:span><text:span text:style-name="T260"> </text:span><text:span text:style-name="T198">[sgenʦ]</text:span><text:span text:style-name="T197"> </text:span></text:p>
            <text:p>SGENCI [sgenʦi] </text:p>
            <text:p>SGENCAT [sgenʦat]</text:p>
            <text:p>Prononciation corrigé</text:p>
          </table:table-cell>
          <table:table-cell table:style-name="ce106"/>
          <table:table-cell table:style-name="ce96"/>
          <table:table-cell table:style-name="ce106"/>
          <table:table-cell table:style-name="ce132" office:value-type="string" calcext:value-type="string">
            <text:p>Science</text:p>
          </table:table-cell>
          <table:table-cell table:style-name="ce153" office:value-type="string" calcext:value-type="string">
            <text:p>Du latin</text:p>
            <text:p>SCIENTA </text:p>
            <text:p>[sgiɛnta] Etrosque </text:p>
            <text:p>[skienta] Roman</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119" office:value-type="string" calcext:value-type="string">
            <text:p> </text:p>
          </table:table-cell>
          <table:table-cell table:style-name="ce106"/>
          <table:table-cell table:style-name="ce119"/>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6" office:value-type="string" calcext:value-type="string">
            <text:p>Le <text:span text:style-name="T290">G</text:span> fut changé en <text:span text:style-name="T242">GJ </text:span><text:span text:style-name="T244">[ɟ]</text:span><text:span text:style-name="T291"> (gj → gi)</text:span></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5">Z</text:span><text:span text:style-name="T196">GJ</text:span><text:span text:style-name="T195">EDHUAR </text:span><text:span text:style-name="T200">[zɟɛðuaɾ]</text:span><text:span text:style-name="T195"> </text:span></text:p>
            <text:p>ZGJEDHUR [zɟɛðuɾ] </text:p>
            <text:p>ZGJEDH [zɟɛð]</text:p>
            <text:p>Prononciation d'Albanie</text:p>
          </table:table-cell>
          <table:table-cell table:style-name="ce106"/>
          <table:table-cell table:style-name="ce108" office:value-type="string" calcext:value-type="string">
            <text:p><text:span text:style-name="T195">Z</text:span><text:span text:style-name="T287">G</text:span><text:span text:style-name="T195">EDHUARË </text:span><text:span text:style-name="T200">[zgɛðuaɾə]</text:span><text:span text:style-name="T195"> </text:span></text:p>
            <text:p>ZGEDHUR [zgɛðuɾ] </text:p>
            <text:p>ZGEDH [zgɛð]</text:p>
            <text:p>Prononciation de maggêduniɒ</text:p>
          </table:table-cell>
          <table:table-cell table:style-name="ce106"/>
          <table:table-cell table:style-name="ce108"/>
          <table:table-cell table:style-name="ce106"/>
          <table:table-cell table:style-name="ce132" office:value-type="string" calcext:value-type="string">
            <text:p>Choisie, Choisir Choose</text:p>
          </table:table-cell>
          <table:table-cell table:style-name="ce153" office:value-type="string" calcext:value-type="string">
            <text:p>Du latin</text:p>
            <text:p>???</text:p>
            <text:p>En italien </text:p>
            <text:p>SCEGLIERE</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95">Z</text:span><text:span text:style-name="T196">GJ</text:span><text:span text:style-name="T195">ERUAR </text:span><text:span text:style-name="T200">[zɟɛɾuɾ]</text:span><text:span text:style-name="T195"> </text:span></text:p>
            <text:p>ZGJERUR [zɟɛɾuɾ] </text:p>
            <text:p>ZGJER [zɟɛɾ] </text:p>
            <text:p>ZGJERIM [zɟɛɾim]</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xpandre Expanse</text:p>
          </table:table-cell>
          <table:table-cell table:style-name="ce155" office:value-type="string" calcext:value-type="string">
            <text:p>Du latin ???</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95">Z</text:span><text:span text:style-name="T196">GJ</text:span><text:span text:style-name="T195">ERRUAR </text:span><text:span text:style-name="T200">[zɟɛruaɾ]</text:span><text:span text:style-name="T195"> </text:span></text:p>
            <text:p>ZGJERRUR [zɟɛruɾ] </text:p>
            <text:p>ZGJERR [zɟɛr] </text:p>
            <text:p>ZGJERRIM [zɟɛrim]</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Etendre Extension</text:p>
          </table:table-cell>
          <table:table-cell table:style-name="ce155" office:value-type="string" calcext:value-type="string">
            <text:p>Du latin ???</text:p>
          </table:table-cell>
          <table:table-cell table:style-name="ce135"/>
          <table:table-cell table:number-columns-repeated="1013"/>
        </table:table-row>
        <table:table-row table:style-name="ro37">
          <table:table-cell/>
          <table:table-cell table:style-name="ce99"/>
          <table:table-cell table:style-name="ce93" office:value-type="string" calcext:value-type="string">
            <text:p><text:span text:style-name="T195">Z</text:span><text:span text:style-name="T196">GJ</text:span><text:span text:style-name="T195">IDH </text:span><text:span text:style-name="T200">[zɟɛðuɾ]</text:span></text:p>
            <text:p>Prononciation d'Albani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3" office:value-type="string" calcext:value-type="string">
            <text:p><text:s/>Solve</text:p>
          </table:table-cell>
          <table:table-cell table:style-name="ce155" office:value-type="string" calcext:value-type="string">
            <text:p>Du latin</text:p>
            <text:p>???</text:p>
            <text:p>En italien </text:p>
            <text:p>SCEGLIERE</text:p>
          </table:table-cell>
          <table:table-cell table:style-name="ce135"/>
          <table:table-cell table:number-columns-repeated="1013"/>
        </table:table-row>
        <table:table-row table:style-name="ro15">
          <table:table-cell/>
          <table:table-cell table:style-name="ce99" table:number-columns-repeated="2"/>
          <table:table-cell table:style-name="ce106"/>
          <table:table-cell table:style-name="ce108" office:value-type="string" calcext:value-type="string">
            <text:p><text:span text:style-name="T195">Z</text:span><text:span text:style-name="T287">G</text:span><text:span text:style-name="T195">IDHUAR </text:span><text:span text:style-name="T200">[zgɛðuɾ]</text:span><text:span text:style-name="T195"> </text:span></text:p>
            <text:p>ZGIDHUR [zgɛðuɾ] </text:p>
            <text:p>ZGIDH [zgɛðuɾ]</text:p>
            <text:p>Prononciation de maggêduniɒ</text:p>
          </table:table-cell>
          <table:table-cell table:style-name="ce106"/>
          <table:table-cell table:style-name="ce108"/>
          <table:table-cell table:style-name="ce106"/>
          <table:table-cell table:style-name="ce132" office:value-type="string" calcext:value-type="string">
            <text:p>Denouer, detacher</text:p>
          </table:table-cell>
          <table:table-cell table:style-name="ce155" office:value-type="string" calcext:value-type="string">
            <text:p>Du latin ?</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84">G</text:span><text:span text:style-name="T195">ÄTA </text:span><text:span text:style-name="T200">[gɒta]</text:span><text:span text:style-name="T287"> </text:span></text:p>
            <text:p>GÄTË [gɒtə] </text:p>
            <text:p>GÄTË [gɒtɛ]</text:p>
            <text:p>Prononciation de maggêduniɒ</text:p>
          </table:table-cell>
          <table:table-cell table:style-name="ce106"/>
          <table:table-cell table:style-name="ce93" office:value-type="string" calcext:value-type="string">
            <text:p><text:span text:style-name="T292">GJ</text:span><text:span text:style-name="T195">ÄTA </text:span><text:span text:style-name="T200">[ɟɑta]</text:span><text:span text:style-name="T196"> </text:span></text:p>
            <text:p>GJÄTË [ɟɑtə] </text:p>
            <text:p>GJÄTE [ɟɑtɛ]</text:p>
            <text:p>Prononciation d'Albanie</text:p>
          </table:table-cell>
          <table:table-cell table:style-name="ce106"/>
          <table:table-cell table:style-name="ce93"/>
          <table:table-cell table:style-name="ce106"/>
          <table:table-cell table:style-name="ce132" office:value-type="string" calcext:value-type="string">
            <text:p>Long During</text:p>
          </table:table-cell>
          <table:table-cell table:style-name="ce155" office:value-type="string" calcext:value-type="string">
            <text:p>Du latin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292">G</text:span><text:span text:style-name="T195">ATI </text:span><text:span text:style-name="T200">[gati]</text:span></text:p>
            <text:p>Prononciation de maggêduniɒ</text:p>
          </table:table-cell>
          <table:table-cell table:style-name="ce106"/>
          <table:table-cell table:style-name="ce108" office:value-type="string" calcext:value-type="string">
            <text:p><text:span text:style-name="T292">G</text:span><text:span text:style-name="T195">ADI </text:span><text:span text:style-name="T200">[gɒdi]</text:span></text:p>
            <text:p>Prononciation corrigé</text:p>
          </table:table-cell>
          <table:table-cell table:style-name="ce106"/>
          <table:table-cell table:style-name="ce108"/>
          <table:table-cell table:style-name="ce106"/>
          <table:table-cell table:style-name="ce132" office:value-type="string" calcext:value-type="string">
            <text:p>Près Ready</text:p>
          </table:table-cell>
          <table:table-cell table:style-name="ce155" office:value-type="string" calcext:value-type="string">
            <text:p>Du latin ?</text:p>
          </table:table-cell>
          <table:table-cell table:style-name="ce135"/>
          <table:table-cell table:number-columns-repeated="1013"/>
        </table:table-row>
        <table:table-row table:style-name="ro12">
          <table:table-cell/>
          <table:table-cell table:style-name="ce99"/>
          <table:table-cell table:style-name="ce96" office:value-type="string" calcext:value-type="string">
            <text:p><text:span text:style-name="T195">HEDHUR</text:span><text:span text:style-name="T197"> </text:span><text:span text:style-name="T198">[heðuɾ]</text:span><text:span text:style-name="T197"> </text:span></text:p>
            <text:p>HEDHJE [heðjɛ] </text:p>
            <text:p>HEDH [heð]</text:p>
            <text:p>LESHON PLEHRA BOSHATIS DRIDHJE LESHKO SHKUL SHTYJ PJELL PROJEKTOJ</text:p>
          </table:table-cell>
          <table:table-cell table:style-name="ce106"/>
          <table:table-cell table:style-name="ce96" office:value-type="string" calcext:value-type="string">
            <text:p><text:span text:style-name="T218">GJUJ</text:span><text:span text:style-name="T195">TUARË </text:span><text:span text:style-name="T200">[ɟujtuaɾə]</text:span><text:span text:style-name="T199"> </text:span></text:p>
            <text:p>GJUJTË [ɟujtə] </text:p>
            <text:p>GJUJTA [ɟujta] </text:p>
            <text:p>GJUJÊ [ɟujɛ] </text:p>
            <text:p>GJUJ [ɟuj]</text:p>
            <text:p>Prononciation de Maggêduniɒ</text:p>
          </table:table-cell>
          <table:table-cell table:style-name="ce106"/>
          <table:table-cell table:style-name="ce96"/>
          <table:table-cell table:style-name="ce106"/>
          <table:table-cell table:style-name="ce132" office:value-type="string" calcext:value-type="string">
            <text:p>Jeter, tirer, lancer, projeter Throw, shoot, darts, flung, launch</text:p>
          </table:table-cell>
          <table:table-cell table:style-name="ce153" office:value-type="string" calcext:value-type="string">
            <text:p>Du latin</text:p>
            <text:p>JACTARE </text:p>
            <text:p>[ɾɛspɛgtus] Etrosque </text:p>
            <text:p>[respektus] Roman</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5">NGUA</text:span><text:span text:style-name="T197"> </text:span><text:span text:style-name="T198">[ŋua]</text:span></text:p>
          </table:table-cell>
          <table:table-cell table:style-name="ce106"/>
          <table:table-cell table:style-name="ce96" office:value-type="string" calcext:value-type="string">
            <text:p><text:span text:style-name="T195">GJUHA</text:span><text:span text:style-name="T197"> </text:span><text:span text:style-name="T198">[ɟũha]</text:span><text:span text:style-name="T197"> </text:span></text:p>
            <text:p>GJUHË [ɟũhə]</text:p>
          </table:table-cell>
          <table:table-cell table:style-name="ce106"/>
          <table:table-cell table:style-name="ce96"/>
          <table:table-cell table:style-name="ce106"/>
          <table:table-cell table:style-name="ce132" office:value-type="string" calcext:value-type="string">
            <text:p>Langue (l'Organe) Tongue</text:p>
          </table:table-cell>
          <table:table-cell table:style-name="ce155"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3" office:value-type="string" calcext:value-type="string">
            <text:p><text:span text:style-name="T193">XHUHA </text:span><text:span text:style-name="T191">[ʤũha]</text:span><text:span text:style-name="T193"> </text:span></text:p>
            <text:p>ϪUHA</text:p>
          </table:table-cell>
          <table:table-cell table:style-name="ce106"/>
          <table:table-cell table:style-name="ce93" office:value-type="string" calcext:value-type="string">
            <text:p><text:span text:style-name="T195">NGUHA</text:span><text:span text:style-name="T197"> </text:span><text:span text:style-name="T198">[ŋũha]</text:span></text:p>
          </table:table-cell>
          <table:table-cell table:style-name="ce106"/>
          <table:table-cell table:style-name="ce93"/>
          <table:table-cell table:style-name="ce106"/>
          <table:table-cell table:style-name="ce132" office:value-type="string" calcext:value-type="string">
            <text:p>Langue (Parlé) Language</text:p>
          </table:table-cell>
          <table:table-cell table:style-name="ce160" office:value-type="string" calcext:value-type="string">
            <text:p><text:span text:style-name="T216">נגוה</text:span><text:span text:style-name="T217"> </text:span></text:p>
            <text:p>[nguah]</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119" office:value-type="string" calcext:value-type="string">
            <text:p> </text:p>
          </table:table-cell>
          <table:table-cell table:style-name="ce106"/>
          <table:table-cell table:style-name="ce119"/>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5">
          <table:table-cell/>
          <table:table-cell table:style-name="ce99"/>
          <table:table-cell table:style-name="ce96" office:value-type="string" calcext:value-type="string">
            <text:p>Le <text:span text:style-name="T290">XH</text:span> fut changé en <text:span text:style-name="T242">GJ </text:span><text:span text:style-name="T244">[ɟ]</text:span><text:span text:style-name="T291"> (gj → gi)</text:span></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24">
          <table:table-cell/>
          <table:table-cell table:style-name="ce99"/>
          <table:table-cell table:style-name="ce96" office:value-type="string" calcext:value-type="string">
            <text:p><text:span text:style-name="T184">GJ</text:span><text:span text:style-name="T195">ÊTUAR </text:span><text:span text:style-name="T200">[ɟɛtuaɾ]</text:span><text:span text:style-name="T195"> </text:span></text:p>
            <text:p>GJÊTUR [ɟɛtu] </text:p>
            <text:p>GJÊTA [ɟɛta] </text:p>
            <text:p>GJÊTÊ [ɟɛtɛ] </text:p>
            <text:p>GJÊJ [ɟɛj] </text:p>
            <text:p>GJÊJE [ɟɛjɛ] </text:p>
            <text:p>GJÊN [ɟɛn] (Finds) </text:p>
            <text:p>GJÊMI [ɟɛmi] </text:p>
            <text:p>GJÊNA [ɟɛtna] </text:p>
            <text:p>GJÊTUES [ɟɛtues] (Finder)</text:p>
            <text:p>Prononciation d'albanie</text:p>
          </table:table-cell>
          <table:table-cell table:style-name="ce106"/>
          <table:table-cell table:style-name="ce96" office:value-type="string" calcext:value-type="string">
            <text:p><text:span text:style-name="T218">XH</text:span><text:span text:style-name="T195">ÊTUARË </text:span><text:span text:style-name="T200">[ʤɛtuaɾə]</text:span><text:span text:style-name="T197"> </text:span></text:p>
            <text:p>XHÊTUR [ʤɛtur] </text:p>
            <text:p>XHÊTA [ʤɛta] </text:p>
            <text:p>XHÊTÊ [ʤɛtɛ] </text:p>
            <text:p>XHÊJ [ʤɛj] </text:p>
            <text:p>XHÊJE [ʤɛjɛ] </text:p>
            <text:p>XHÊN [ʤɛn] </text:p>
            <text:p>XHÊMI [ʤɛmi] </text:p>
            <text:p>XHÊNA [ʤɛna] </text:p>
            <text:p>XHÊTUES [ʤɛtues] (Finder)</text:p>
            <text:p>Prononciation des albanais de maggêduniɒ</text:p>
          </table:table-cell>
          <table:table-cell table:style-name="ce106"/>
          <table:table-cell table:style-name="ce96"/>
          <table:table-cell table:style-name="ce106"/>
          <table:table-cell table:style-name="ce132" office:value-type="string" calcext:value-type="string">
            <text:p>Trouver Find</text:p>
          </table:table-cell>
          <table:table-cell table:style-name="ce155" office:value-type="string" calcext:value-type="string">
            <text:p>ADJUVARI</text:p>
          </table:table-cell>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95">MËN</text:span><text:span text:style-name="T196">GJ</text:span><text:span text:style-name="T195">ES</text:span><text:span text:style-name="T197"> </text:span><text:span text:style-name="T198">[mənɟes]</text:span></text:p>
          </table:table-cell>
          <table:table-cell table:style-name="ce106"/>
          <table:table-cell table:style-name="ce93" office:value-type="string" calcext:value-type="string">
            <text:p><text:span text:style-name="T195">MËN</text:span><text:span text:style-name="T199">XH</text:span><text:span text:style-name="T195">ES</text:span><text:span text:style-name="T197"> </text:span><text:span text:style-name="T198">[mənʤes]</text:span></text:p>
            <text:p><text:span text:style-name="T195">SABALËK</text:span><text:span text:style-name="T197"> </text:span></text:p>
            <text:p>(Turkicisme)</text:p>
          </table:table-cell>
          <table:table-cell table:style-name="ce106"/>
          <table:table-cell table:style-name="ce93"/>
          <table:table-cell table:style-name="ce106"/>
          <table:table-cell table:style-name="ce132" office:value-type="string" calcext:value-type="string">
            <text:p>Dejeuner Breakfat</text:p>
          </table:table-cell>
          <table:table-cell table:style-name="ce155"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3">BÄB</text:span><text:span text:style-name="T194">GJ</text:span><text:span text:style-name="T193">YSH </text:span><text:span text:style-name="T191">[bɑbɟyʃ]</text:span><text:span text:style-name="T201"> </text:span></text:p>
            <text:p>BÄBGJYSHI [bɑbɟyʃi] </text:p>
            <text:p>BÄBGJYSHAT [bɑbɟyʃat]</text:p>
            <text:p>Prononciation d'Albanie</text:p>
          </table:table-cell>
          <table:table-cell table:style-name="ce106"/>
          <table:table-cell table:style-name="ce96" office:value-type="string" calcext:value-type="string">
            <text:p><text:span text:style-name="T195">BÄB</text:span><text:span text:style-name="T199">XH</text:span><text:span text:style-name="T195">YSH </text:span><text:span text:style-name="T200">[bɑbʤyʃ]</text:span><text:span text:style-name="T197"> </text:span></text:p>
            <text:p>BÄBXHYSHI [bɑbʤyʃi] </text:p>
            <text:p>BÄBXHYSHAT [bɑbʤyʃat]</text:p>
            <text:p>Prononciation de Maggêduniɒ</text:p>
          </table:table-cell>
          <table:table-cell table:style-name="ce106"/>
          <table:table-cell table:style-name="ce96"/>
          <table:table-cell table:style-name="ce106"/>
          <table:table-cell table:style-name="ce132" office:value-type="string" calcext:value-type="string">
            <text:p>Grand Pere Maternel <text:s/>Grandfather</text:p>
          </table:table-cell>
          <table:table-cell table:style-name="ce155"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211">GJ</text:span><text:span text:style-name="T193">YSHA </text:span><text:span text:style-name="T191">[ɟyʃa]</text:span><text:span text:style-name="T201"> </text:span></text:p>
            <text:p>GJYSHJA [ɟyʃja] </text:p>
            <text:p>GJYSHÊ [ɟyʃɛ] </text:p>
            <text:p>GJYSHAT [ɟyʃja]</text:p>
            <text:p>Prononciation d'Albanie</text:p>
          </table:table-cell>
          <table:table-cell table:style-name="ce106"/>
          <table:table-cell table:style-name="ce96" office:value-type="string" calcext:value-type="string">
            <text:p><text:span text:style-name="T218">XH</text:span><text:span text:style-name="T195">YSHA </text:span><text:span text:style-name="T200">[ʤyʃa]</text:span><text:span text:style-name="T197"> </text:span></text:p>
            <text:p>XHYSHJA [ʤyʃja] </text:p>
            <text:p>XHYSHÊ [ʤyʃɛ] </text:p>
            <text:p>XHYSHAT [ʤyʃja]</text:p>
            <text:p>Prononciation de Maggêduniɒ</text:p>
          </table:table-cell>
          <table:table-cell table:style-name="ce106"/>
          <table:table-cell table:style-name="ce96"/>
          <table:table-cell table:style-name="ce106"/>
          <table:table-cell table:style-name="ce132" office:value-type="string" calcext:value-type="string">
            <text:p>Grand Mere Maternel <text:s/>Father</text:p>
          </table:table-cell>
          <table:table-cell table:style-name="ce155" office:value-type="string" calcext:value-type="string">
            <text:p> </text:p>
          </table:table-cell>
          <table:table-cell table:style-name="ce135"/>
          <table:table-cell table:number-columns-repeated="1013"/>
        </table:table-row>
        <table:table-row table:style-name="ro45">
          <table:table-cell/>
          <table:table-cell table:style-name="ce99"/>
          <table:table-cell table:style-name="ce96" office:value-type="string" calcext:value-type="string">
            <text:p><text:span text:style-name="T211">GJ</text:span><text:span text:style-name="T193">Ë</text:span><text:span text:style-name="T201"> </text:span><text:span text:style-name="T202">[ɟə]</text:span></text:p>
            <text:p>Prononciation d'Albanie</text:p>
          </table:table-cell>
          <table:table-cell table:style-name="ce106"/>
          <table:table-cell table:style-name="ce96" office:value-type="string" calcext:value-type="string">
            <text:p><text:span text:style-name="T218">XH</text:span><text:span text:style-name="T195">Ẽ</text:span><text:span text:style-name="T197"> </text:span><text:span text:style-name="T198">[ʤɑ̃]</text:span></text:p>
            <text:p>Prononciation de maggêduniɒ</text:p>
          </table:table-cell>
          <table:table-cell table:style-name="ce106"/>
          <table:table-cell table:style-name="ce96"/>
          <table:table-cell table:style-name="ce106"/>
          <table:table-cell table:style-name="ce132" office:value-type="string" calcext:value-type="string">
            <text:p>Chose, bidule <text:s/>Think</text:p>
          </table:table-cell>
          <table:table-cell table:style-name="ce155" office:value-type="string" calcext:value-type="string">
            <text:p>Du Latin</text:p>
            <text:p>OBÏECTVM</text:p>
            <text:p>Chose placée devant </text:p>
          </table:table-cell>
          <table:table-cell table:style-name="ce135"/>
          <table:table-cell table:number-columns-repeated="1013"/>
        </table:table-row>
        <table:table-row table:style-name="ro6">
          <table:table-cell/>
          <table:table-cell table:style-name="ce99"/>
          <table:table-cell table:style-name="ce96" office:value-type="string" calcext:value-type="string">
            <text:p><text:span text:style-name="T218">G</text:span><text:span text:style-name="T195">ENI</text:span><text:span text:style-name="T197"> </text:span><text:span text:style-name="T198">[gɛni / ʒeni]</text:span></text:p>
            <text:p>Prononciation de macédone</text:p>
            <text:p><text:span text:style-name="T184">GJ</text:span><text:span text:style-name="T195">ENI</text:span><text:span text:style-name="T197"> </text:span><text:span text:style-name="T198">[ɟɛni]</text:span></text:p>
            <text:p>(D'abord falsifié par les anglo-allemands (après 1918) puis les soviets (après 1945), qui furent gagnant contre-eux) </text:p>
          </table:table-cell>
          <table:table-cell table:style-name="ce106"/>
          <table:table-cell table:style-name="ce96" office:value-type="string" calcext:value-type="string">
            <text:p><text:span text:style-name="T195">I</text:span><text:span text:style-name="T199">XH</text:span><text:span text:style-name="T195">IN</text:span><text:span text:style-name="T197"> </text:span><text:span text:style-name="T198">[iʤin]</text:span><text:span text:style-name="T205"> </text:span></text:p>
            <text:p>IXHINÊT [iʤinɛt] </text:p>
            <text:p><text:span text:style-name="T218">IX</text:span><text:span text:style-name="T195">HIN</text:span><text:span text:style-name="T200">AT [i</text:span><text:span text:style-name="T195">ʤi</text:span><text:span text:style-name="T199">na</text:span><text:span text:style-name="T195">t]</text:span></text:p>
            <text:p>Prononciation des albanais muslims</text:p>
            <text:p>GHIN [ɣin] </text:p>
            <text:p>GHINI [ɣini] </text:p>
            <text:p>IGHINAT [iɣinat]</text:p>
            <text:p>Prononciation corrigé</text:p>
          </table:table-cell>
          <table:table-cell table:style-name="ce106"/>
          <table:table-cell table:style-name="ce96"/>
          <table:table-cell table:style-name="ce106"/>
          <table:table-cell table:style-name="ce132" office:value-type="string" calcext:value-type="string">
            <text:p>Djinn, Génie Djin, Genius</text:p>
          </table:table-cell>
          <table:table-cell table:style-name="ce154" office:value-type="string" calcext:value-type="string">
            <text:p><text:span text:style-name="T224">De l'Orbi </text:span></text:p>
            <text:p>جِن</text:p>
            <text:p>Du Latin </text:p>
            <text:p>GENIVS</text:p>
          </table:table-cell>
          <table:table-cell table:style-name="ce135"/>
          <table:table-cell table:number-columns-repeated="1013"/>
        </table:table-row>
        <table:table-row table:style-name="ro7">
          <table:table-cell/>
          <table:table-cell table:style-name="ce99"/>
          <table:table-cell table:style-name="ce96" office:value-type="string" calcext:value-type="string">
            <text:p><text:span text:style-name="T195">DË</text:span><text:span text:style-name="T196">GJ</text:span><text:span text:style-name="T195">ÔJ</text:span><text:span text:style-name="T197"> </text:span><text:span text:style-name="T198">[dəɟɔj]</text:span><text:span text:style-name="T197"> </text:span></text:p>
            <text:p><text:span text:style-name="T195">D</text:span><text:span text:style-name="T196">ËG</text:span><text:span text:style-name="T195">J</text:span><text:span text:style-name="T197">Ô</text:span><text:span text:style-name="T198">VA [d</text:span><text:span text:style-name="T197">əɟɔva] </text:span></text:p>
            <text:p>DËGJÔN [dəɟɔn] </text:p>
            <text:p>DËGJU [dəɟu] </text:p>
            <text:p>DËGJUARË [dəɟuaɾə] </text:p>
            <text:p>DËGJIM [dəɟim] </text:p>
            <text:p>DËGJ [dəɟ] </text:p>
            <text:p>DËGJËS [dəɟəs]</text:p>
            <text:p>NGJO [nɟɔ] (écoute) </text:p>
            <text:p>NGJOVA [nɟɔva] (écoute) </text:p>
            <text:p>NGJONI [nɟɔni] (écouter)</text:p>
          </table:table-cell>
          <table:table-cell table:style-name="ce106"/>
          <table:table-cell table:style-name="ce96" office:value-type="string" calcext:value-type="string">
            <text:p><text:span text:style-name="T195">DI</text:span><text:span text:style-name="T199">XH</text:span><text:span text:style-name="T195">ÔJ</text:span><text:span text:style-name="T197"> </text:span><text:span text:style-name="T198">[diʤɔj]</text:span><text:span text:style-name="T197"> </text:span></text:p>
            <text:p><text:span text:style-name="T195">DIXH</text:span><text:span text:style-name="T200">ÔVA </text:span><text:span text:style-name="T197">[diʤɔva] </text:span></text:p>
            <text:p>DIXHÔN [diʤɔn] </text:p>
            <text:p>DIXHU [diʤu] </text:p>
            <text:p>DIXHUARË [diʤuaɾə] </text:p>
            <text:p>DIXHIM [diʤim] </text:p>
            <text:p>DIXH [diʤ] </text:p>
            <text:p>DIXHËS [diʤəs]</text:p>
            <text:p>NGÔ [ŋɔ](écoute) </text:p>
            <text:p>NGÔVA [ŋɔva](écoute) </text:p>
            <text:p>NGÔNI [ŋɔni] (écouter)</text:p>
            <text:p>Prononciation des albanais de maggêduniɒ </text:p>
            <text:p>ndjej </text:p>
          </table:table-cell>
          <table:table-cell table:style-name="ce106"/>
          <table:table-cell table:style-name="ce96"/>
          <table:table-cell table:style-name="ce106"/>
          <table:table-cell table:style-name="ce132" office:value-type="string" calcext:value-type="string">
            <text:p>Ecouter Listen</text:p>
          </table:table-cell>
          <table:table-cell table:style-name="ce153" office:value-type="string" calcext:value-type="string">
            <text:p>Du latin</text:p>
            <text:p>AVSCVLTARE </text:p>
            <text:p>[ɔsgultaɾɛ] Etrosque </text:p>
            <text:p>[ɔskultare] Roman</text:p>
          </table:table-cell>
          <table:table-cell table:style-name="ce135"/>
          <table:table-cell table:number-columns-repeated="1013"/>
        </table:table-row>
        <table:table-row table:style-name="ro9">
          <table:table-cell/>
          <table:table-cell table:style-name="ce99"/>
          <table:table-cell table:style-name="ce96" office:value-type="string" calcext:value-type="string">
            <text:p><text:span text:style-name="T184">XH</text:span><text:span text:style-name="T195">ÄRPËR</text:span><text:span text:style-name="T197"> </text:span><text:span text:style-name="T198">[ʤɒrpər]</text:span></text:p>
            <text:p>Prononciation des albanais de maggêduniɒ</text:p>
          </table:table-cell>
          <table:table-cell table:style-name="ce106"/>
          <table:table-cell table:style-name="ce96" office:value-type="string" calcext:value-type="string">
            <text:p><text:span text:style-name="T218">GJ</text:span><text:span text:style-name="T195">ÄRPËR</text:span><text:span text:style-name="T197"> </text:span><text:span text:style-name="T198">[ɟɑrpər]</text:span></text:p>
            <text:p>Prononciation d'Albanie</text:p>
          </table:table-cell>
          <table:table-cell table:style-name="ce106"/>
          <table:table-cell table:style-name="ce96"/>
          <table:table-cell table:style-name="ce106"/>
          <table:table-cell table:style-name="ce132" office:value-type="string" calcext:value-type="string">
            <text:p>Serpent Snake</text:p>
          </table:table-cell>
          <table:table-cell table:style-name="ce155" office:value-type="string" calcext:value-type="string">
            <text:p>Racine Inconnus</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5">NDONJË</text:span><text:span text:style-name="T196">GJ</text:span><text:span text:style-name="T195">Ë</text:span><text:span text:style-name="T197"> </text:span><text:span text:style-name="T198">[ndɔnjəɟə]</text:span></text:p>
            <text:p><text:span text:style-name="T184">GJ</text:span><text:span text:style-name="T195">ITHË</text:span><text:span text:style-name="T197"> </text:span><text:span text:style-name="T198">[ɟiθə]</text:span></text:p>
            <text:p>Prononciation d'Albanie</text:p>
          </table:table-cell>
          <table:table-cell table:style-name="ce106"/>
          <table:table-cell table:style-name="ce96" office:value-type="string" calcext:value-type="string">
            <text:p><text:span text:style-name="T195">KRETË </text:span><text:span text:style-name="T200">[qɾetə]</text:span></text:p>
            <text:p><text:span text:style-name="T218">XH</text:span><text:span text:style-name="T195">ITHË</text:span><text:span text:style-name="T197"> </text:span><text:span text:style-name="T198">[ʤiθə]</text:span></text:p>
            <text:p>Prononciation des albanais de maggêduniɒ</text:p>
          </table:table-cell>
          <table:table-cell table:style-name="ce106"/>
          <table:table-cell table:style-name="ce96"/>
          <table:table-cell table:style-name="ce106"/>
          <table:table-cell table:style-name="ce132" office:value-type="string" calcext:value-type="string">
            <text:p>Toute chose</text:p>
            <text:p>Anything</text:p>
            <text:p> </text:p>
          </table:table-cell>
          <table:table-cell table:style-name="ce159"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3" office:value-type="string" calcext:value-type="string">
            <text:p><text:span text:style-name="T193">Ç</text:span><text:span text:style-name="T194">DOG</text:span><text:span text:style-name="T193">JË </text:span><text:span text:style-name="T191">[ʧdɔɟə]</text:span><text:span text:style-name="T193"> </text:span></text:p>
            <text:p>Ç'DO GJË [ʧdɔɟə]</text:p>
            <text:p>NDONJËGJË</text:p>
            <text:p>Prononciation d'Albanie </text:p>
          </table:table-cell>
          <table:table-cell table:style-name="ce106"/>
          <table:table-cell table:style-name="ce108" office:value-type="string" calcext:value-type="string">
            <text:p><text:span text:style-name="T195">XH</text:span><text:span text:style-name="T199">DÔXH</text:span><text:span text:style-name="T195">Ẽ</text:span><text:span text:style-name="T200"> [ʤdɔʤɑ̃]</text:span><text:span text:style-name="T195"> </text:span></text:p>
            <text:p><text:span text:style-name="T195">ZH'DO </text:span><text:span text:style-name="T200">XHẼ [ʒ'</text:span>dɔ ʤɑ̃]</text:p>
            <text:p>KRETË [qɾetə]</text:p>
            <text:p>Prononciation des albanais de maggêduniɒ </text:p>
          </table:table-cell>
          <table:table-cell table:style-name="ce106"/>
          <table:table-cell table:style-name="ce108"/>
          <table:table-cell table:style-name="ce106"/>
          <table:table-cell table:style-name="ce132" office:value-type="string" calcext:value-type="string">
            <text:p>Toute chose Everything</text:p>
          </table:table-cell>
          <table:table-cell table:style-name="ce155" office:value-type="string" calcext:value-type="string">
            <text:p> </text:p>
          </table:table-cell>
          <table:table-cell table:style-name="ce135"/>
          <table:table-cell table:number-columns-repeated="1013"/>
        </table:table-row>
        <table:table-row table:style-name="ro24">
          <table:table-cell/>
          <table:table-cell table:style-name="ce99"/>
          <table:table-cell table:style-name="ce96" office:value-type="string" calcext:value-type="string">
            <text:p><text:span text:style-name="T211">QIN</text:span><text:span text:style-name="T193">GJ</text:span><text:span text:style-name="T201"> </text:span><text:span text:style-name="T202">[ʧinɟ]</text:span><text:span text:style-name="T201"> </text:span></text:p>
            <text:p>QINGJA [ʧinɟa] </text:p>
            <text:p><text:span text:style-name="T184">QIN</text:span><text:span text:style-name="T195">GJA</text:span><text:span text:style-name="T200">T [ʧin</text:span><text:span text:style-name="T197">ɟat]</text:span></text:p>
            <text:p>Prononciation du Gothova <text:span text:style-name="T195"><text:a xlink:href="http://www.babylon.com/" xlink:type="simple">Dico</text:a></text:span></text:p>
            <text:p>(Dico RILINDJA : FJALOR I GJUHËS SË SOTME SHQIPE)</text:p>
            <text:p>QËNGJ [ʨənɟ](Qen : chien) </text:p>
            <text:p>QËNGJA [ʨənɟa] </text:p>
            <text:p>QËNGJAT [ʨənɟat]</text:p>
            <text:p>Prononciation d'Albanie (d'après le dico de Paqesor Shehu : ) Inovation</text:p>
          </table:table-cell>
          <table:table-cell table:style-name="ce106"/>
          <table:table-cell table:style-name="ce96" office:value-type="string" calcext:value-type="string">
            <text:p><text:span text:style-name="T218">KIN</text:span><text:span text:style-name="T195">GJ</text:span><text:span text:style-name="T197"> </text:span><text:span text:style-name="T198">[qinʤ]</text:span><text:span text:style-name="T197"> [lamb] </text:span></text:p>
            <text:p>KINGJA [qinʤa] </text:p>
            <text:p><text:span text:style-name="T218">KIN</text:span><text:span text:style-name="T195">GJ</text:span><text:span text:style-name="T197">A</text:span><text:span text:style-name="T198">T [qin</text:span><text:span text:style-name="T197">ʤat] [lam</text:span><text:span text:style-name="T219">bs]</text:span></text:p>
            <text:p>Prononciation corrigé</text:p>
            <text:p>KINXH [qinʤ] [lamb] </text:p>
            <text:p>KINXHA [qinʤa] </text:p>
            <text:p>KINXHAT [qinʤat] [lambs]</text:p>
            <text:p>Prononciation de maggêduniɒ</text:p>
            <text:p>(D'abord falsifié par les anglo-allemands (après 1918) puis les soviets (après 1945), qui furent gagnant contre-eux) </text:p>
          </table:table-cell>
          <table:table-cell table:style-name="ce106"/>
          <table:table-cell table:style-name="ce96"/>
          <table:table-cell table:style-name="ce106"/>
          <table:table-cell table:style-name="ce132" office:value-type="string" calcext:value-type="string">
            <text:p>Agneaux Lamb, naive and innocent person </text:p>
          </table:table-cell>
          <table:table-cell table:style-name="ce153" office:value-type="string" calcext:value-type="string">
            <text:p>Du Creg :</text:p>
            <text:p>ΑΡΝΑΚΙ </text:p>
            <text:p>ΑΡΝΙ </text:p>
            <text:p>ΑΜΝΟΣ</text:p>
            <text:p>Du Roman : </text:p>
            <text:p>AGNELLVS </text:p>
            <text:p>[aʒnɛɫɔs] Etrosque </text:p>
            <text:p>[agneɫus] Roman</text:p>
            <text:p> </text:p>
          </table:table-cell>
          <table:table-cell table:style-name="ce135"/>
          <table:table-cell table:number-columns-repeated="1013"/>
        </table:table-row>
        <table:table-row table:style-name="ro9">
          <table:table-cell/>
          <table:table-cell table:style-name="ce99"/>
          <table:table-cell table:style-name="ce99" office:value-type="string" calcext:value-type="string">
            <text:p>NGJESH GJYKATËS GJYQ përpära vërtetësi hakë nxjerr dike shtrirje gjethe</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La mot utilisant le C dans la racine latine furent changé en <text:span text:style-name="T290">Ç</text:span> <text:span text:style-name="T293">[ʧ]</text:span> puis en <text:span text:style-name="T242">Q </text:span><text:span text:style-name="T244">[ʨ]</text:span> dans les écoles soviets</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8">
          <table:table-cell/>
          <table:table-cell table:style-name="ce99"/>
          <table:table-cell table:style-name="ce96" office:value-type="string" calcext:value-type="string">
            <text:p><text:span text:style-name="T184">Q</text:span><text:span text:style-name="T195">YTET </text:span><text:span text:style-name="T200">[ʨytet]</text:span><text:span text:style-name="T195"> </text:span></text:p>
            <text:p>QYTETAT [ʨytetat] </text:p>
            <text:p>QYTETET [ʨytetɛt](Cities) </text:p>
            <text:p>QYTETIN [ʨytetin]</text:p>
            <text:p>Prononciation d'Albanie</text:p>
          </table:table-cell>
          <table:table-cell table:style-name="ce106"/>
          <table:table-cell table:style-name="ce93" office:value-type="string" calcext:value-type="string">
            <text:p><text:span text:style-name="T218">Ç</text:span><text:span text:style-name="T195">YTET </text:span><text:span text:style-name="T200">[ʧytet]</text:span><text:span text:style-name="T195"> </text:span></text:p>
            <text:p>ÇYTETAT [ʧytetat] </text:p>
            <text:p>ÇYTETET [ʧytetɛt] </text:p>
            <text:p>ÇYTETIN [ʧytetin]</text:p>
            <text:p>Prononciation de maggêduniɒ</text:p>
          </table:table-cell>
          <table:table-cell table:style-name="ce106"/>
          <table:table-cell table:style-name="ce93"/>
          <table:table-cell table:style-name="ce106"/>
          <table:table-cell table:style-name="ce132" office:value-type="string" calcext:value-type="string">
            <text:p>Cité</text:p>
            <text:p>City </text:p>
            <text:p/>
            <text:p>Ville, Village </text:p>
            <text:p>Avili, Avilla, Avilire</text:p>
          </table:table-cell>
          <table:table-cell table:style-name="ce153" office:value-type="string" calcext:value-type="string">
            <text:p>Du latin</text:p>
            <text:p>CIVITAS </text:p>
            <text:p>[giwitas] Etrosque </text:p>
            <text:p>[qivitas] Roman</text:p>
          </table:table-cell>
          <table:table-cell table:style-name="ce135"/>
          <table:table-cell table:number-columns-repeated="1013"/>
        </table:table-row>
        <table:table-row table:style-name="ro37">
          <table:table-cell/>
          <table:table-cell table:style-name="ce99"/>
          <table:table-cell table:style-name="ce96" office:value-type="string" calcext:value-type="string">
            <text:p><text:span text:style-name="T184">Q</text:span><text:span text:style-name="T195">IELL </text:span><text:span text:style-name="T200">[ʧieɫ / ʨieɫ]</text:span><text:span text:style-name="T195"> </text:span></text:p>
            <text:p>QILL [ʧiɫ / ʨieɫ]</text:p>
          </table:table-cell>
          <table:table-cell table:style-name="ce106"/>
          <table:table-cell table:style-name="ce108" office:value-type="string" calcext:value-type="string">
            <text:p><text:span text:style-name="T218">Ç</text:span><text:span text:style-name="T195">IELL </text:span><text:span text:style-name="T200">[ʧieɫ]</text:span><text:span text:style-name="T195"> </text:span></text:p>
            <text:p>ÇILL [ʧiɫ]</text:p>
          </table:table-cell>
          <table:table-cell table:style-name="ce106"/>
          <table:table-cell table:style-name="ce108"/>
          <table:table-cell table:style-name="ce106"/>
          <table:table-cell table:style-name="ce132" office:value-type="string" calcext:value-type="string">
            <text:p>Ciel Sky</text:p>
          </table:table-cell>
          <table:table-cell table:style-name="ce153" office:value-type="string" calcext:value-type="string">
            <text:p>Du latin</text:p>
            <text:p>CAELVM </text:p>
            <text:p>[gaɛlum] Roman </text:p>
            <text:p>[qaelum] Latin </text:p>
          </table:table-cell>
          <table:table-cell table:style-name="ce135"/>
          <table:table-cell table:number-columns-repeated="1013"/>
        </table:table-row>
        <table:table-row table:style-name="ro12">
          <table:table-cell/>
          <table:table-cell table:style-name="ce99"/>
          <table:table-cell table:style-name="ce96" office:value-type="string" calcext:value-type="string">
            <text:p><text:span text:style-name="T184">Q</text:span><text:span text:style-name="T195">ËN</text:span><text:span text:style-name="T196">D</text:span><text:span text:style-name="T195">ËR</text:span><text:span text:style-name="T197"> </text:span><text:span text:style-name="T198">[ʨəndər / qəndər]</text:span></text:p>
            <text:p>(D'abord falsifié par les anglo-allemands (après 1918) puis les soviets (après 1945), qui furent gagnant contre-eux) </text:p>
            <text:p>Ajout de DËR par les soviets (RED : Rouge) [dɛr : pig -&gt; big]</text:p>
          </table:table-cell>
          <table:table-cell table:style-name="ce106"/>
          <table:table-cell table:style-name="ce96" office:value-type="string" calcext:value-type="string">
            <text:p><text:span text:style-name="T218">Ç</text:span><text:span text:style-name="T195">ËN</text:span><text:span text:style-name="T199">T</text:span><text:span text:style-name="T195">ËR</text:span><text:span text:style-name="T197"> </text:span><text:span text:style-name="T198">[ʧəntər]</text:span><text:span text:style-name="T197"> ou</text:span></text:p>
            <text:p><text:span text:style-name="T218">Q</text:span><text:span text:style-name="T195">ËN</text:span><text:span text:style-name="T199">T</text:span><text:span text:style-name="T195">ËR</text:span><text:span text:style-name="T197"> </text:span><text:span text:style-name="T198">[ʨəntər / ʧəntər / qəntər]</text:span></text:p>
          </table:table-cell>
          <table:table-cell table:style-name="ce106"/>
          <table:table-cell table:style-name="ce96"/>
          <table:table-cell table:style-name="ce106"/>
          <table:table-cell table:style-name="ce132" office:value-type="string" calcext:value-type="string">
            <text:p>Centre <text:s/>Center</text:p>
          </table:table-cell>
          <table:table-cell table:style-name="ce155" office:value-type="string" calcext:value-type="string">
            <text:p>Du latin</text:p>
            <text:p>CENTRVM</text:p>
            <text:p>De l'Ellên </text:p>
            <text:p>ΚΕΝΤΡΟ </text:p>
            <text:p>κέντρο </text:p>
          </table:table-cell>
          <table:table-cell table:style-name="ce135"/>
          <table:table-cell table:number-columns-repeated="1013"/>
        </table:table-row>
        <table:table-row table:style-name="ro78">
          <table:table-cell/>
          <table:table-cell table:style-name="ce99"/>
          <table:table-cell table:style-name="ce96" office:value-type="string" calcext:value-type="string">
            <text:p><text:span text:style-name="T184">QÊN </text:span><text:span text:style-name="T200">[ʨɛn]</text:span><text:span text:style-name="T197"> </text:span></text:p>
            <text:p><text:span text:style-name="T195">Pro</text:span><text:span text:style-name="T197">n</text:span><text:span text:style-name="T198">oncia</text:span><text:span text:style-name="T197">tion d'Albanie</text:span></text:p>
            <text:p>ÇÊN [ʧɛn] </text:p>
            <text:p>Pronon<text:span text:style-name="T195">cia</text:span>tion de M<text:span text:style-name="T195">aggê</text:span>duniɒ</text:p>
            <text:p>L'ajout de QEN dans les mots est du soviet, après 1945, le K.G.B<text:span text:style-name="T195"> </text:span>a<text:span text:style-name="T195"> </text:span>c<text:span text:style-name="T195">h</text:span>anger le vocabulaire, le mot ÇAN fut changé en ÇEN puis QEN, de plus, il ont changer l'écriture des mots afin de nous insulter, ils ajouterent aussi KUP, UND, DER &amp; PRK (pork, transformer les soldats en porc), afin de nous énerver pour nous inciter à combattre, il faut savoir que le sommet de l'intelligence Russe ou Américaine est composé d'Asiatiques...</text:p>
            <text:p><text:span text:style-name="T195">Comme CAN </text:span><text:span text:style-name="T197">géné le KHAN, il </text:span><text:span text:style-name="T205">décid</text:span><text:span text:style-name="T197">è</text:span><text:span text:style-name="T205">rent d</text:span><text:span text:style-name="T197">e </text:span><text:span text:style-name="T205">ce ve</text:span><text:span text:style-name="T197">nger de ce t</text:span><text:span text:style-name="T205">erme lati</text:span>n en ce servant de leurs sous-fifres slaves et autres sbires ïudahs, pour changer ces termes afin de leurs faires porter le chapeau, afin que nous les combattions, toutefois, cela peux aussi être l'œuvre des protestants (après 1918).</text:p>
            <text:p><text:span text:style-name="T195">(Dans</text:span><text:span text:style-name="T197"> les films o</text:span><text:span text:style-name="T205">n ne v</text:span><text:span text:style-name="T197">oit</text:span> jamais d'Agent de la CIA asiatiques (ChInA), le secret étant bien gardé, pourtant ce sont eux les meilleurs espions &amp; assassins [Ninja])...</text:p>
            <text:p>Remarque : </text:p>
            <text:p>En serb on dit KEBAP ÇENICA </text:p>
            <text:p>DUHAN ou lieu de CARINA...</text:p>
            <text:p>DUHAN ou lieu de CARINA...</text:p>
            <text:p>Remarque : en serb on dit KEBAP ÇENICA</text:p>
          </table:table-cell>
          <table:table-cell table:style-name="ce106"/>
          <table:table-cell table:style-name="ce96" office:value-type="string" calcext:value-type="string">
            <text:p><text:span text:style-name="T218">ÇAN</text:span><text:span text:style-name="T197"> </text:span><text:span text:style-name="T198">[ʧɑn]</text:span></text:p>
            <text:p>Prononciation Xhakovarë</text:p>
            <text:p><text:span text:style-name="T218">ÇAN</text:span><text:span text:style-name="T195">OSI</text:span><text:span text:style-name="T197"> </text:span><text:span text:style-name="T198">[ʧɑnɔs]</text:span></text:p>
            <text:p>Prononciation Inventée</text:p>
          </table:table-cell>
          <table:table-cell table:style-name="ce106"/>
          <table:table-cell table:style-name="ce96"/>
          <table:table-cell table:style-name="ce106"/>
          <table:table-cell table:style-name="ce132" office:value-type="string" calcext:value-type="string">
            <text:p>Chien Dog</text:p>
          </table:table-cell>
          <table:table-cell table:style-name="ce153" office:value-type="string" calcext:value-type="string">
            <text:p>Du Roman : </text:p>
            <text:p>CANVS </text:p>
            <text:p>[ganɔs] Etrosque </text:p>
            <text:p>[qanus] Roman</text:p>
            <text:p>Du Creg : </text:p>
            <text:p>ΚΎΩΝ, ΣΚΥΛ</text:p>
          </table:table-cell>
          <table:table-cell table:style-name="ce135"/>
          <table:table-cell table:number-columns-repeated="1013"/>
        </table:table-row>
        <table:table-row table:style-name="ro15">
          <table:table-cell/>
          <table:table-cell table:style-name="ce99"/>
          <table:table-cell table:style-name="ce93" office:value-type="string" calcext:value-type="string">
            <text:p><text:span text:style-name="T195">KLYSHË</text:span><text:span text:style-name="T197"> </text:span><text:span text:style-name="T198">[qlyʃə</text:span></text:p>
            <text:p>Prononciation d'Albanie (ΣΚΥΛ)</text:p>
          </table:table-cell>
          <table:table-cell table:style-name="ce106"/>
          <table:table-cell table:style-name="ce93" office:value-type="string" calcext:value-type="string">
            <text:p><text:span text:style-name="T195">KLISHË</text:span><text:span text:style-name="T197"> </text:span><text:span text:style-name="T198">[qliʃə]</text:span></text:p>
            <text:p>Prononciation de maggêduniɒ </text:p>
            <text:p><text:span text:style-name="T195">SHKYL</text:span><text:span text:style-name="T197"> </text:span><text:span text:style-name="T198">[ʃkyl]</text:span></text:p>
            <text:p>Prononciation corrigé (ΣΚΥΛ)</text:p>
          </table:table-cell>
          <table:table-cell table:style-name="ce106"/>
          <table:table-cell table:style-name="ce93"/>
          <table:table-cell table:style-name="ce106"/>
          <table:table-cell table:style-name="ce132" office:value-type="string" calcext:value-type="string">
            <text:p>Chiot Puppy</text:p>
          </table:table-cell>
          <table:table-cell table:style-name="ce155"/>
          <table:table-cell table:style-name="ce135"/>
          <table:table-cell table:number-columns-repeated="1013"/>
        </table:table-row>
        <table:table-row table:style-name="ro16">
          <table:table-cell/>
          <table:table-cell table:style-name="ce99"/>
          <table:table-cell table:style-name="ce96" office:value-type="string" calcext:value-type="string">
            <text:p><text:span text:style-name="T195">FA</text:span><text:span text:style-name="T196">Q</text:span><text:span text:style-name="T195">Ë</text:span><text:span text:style-name="T197"> </text:span><text:span text:style-name="T198">[fɒʨə / fɒqə]</text:span><text:span text:style-name="T197"> </text:span></text:p>
            <text:p>FAQE [fɒʨɛ / fɒqɛ] </text:p>
            <text:p>FAQA [fɒʨa / fɒqa] </text:p>
            <text:p>FAQAT [fɒʨat / fɒqat]</text:p>
            <text:p>Prononciation d'Albanie </text:p>
            <text:p/>
          </table:table-cell>
          <table:table-cell table:style-name="ce106"/>
          <table:table-cell table:style-name="ce96" office:value-type="string" calcext:value-type="string">
            <text:p><text:span text:style-name="T195">FÄ</text:span><text:span text:style-name="T199">Ç</text:span><text:span text:style-name="T195">Ë</text:span><text:span text:style-name="T197"> </text:span><text:span text:style-name="T198">[fɒʧə]</text:span><text:span text:style-name="T197"> </text:span></text:p>
            <text:p>FÄÇE [fɒʧɛ] </text:p>
            <text:p>FÄÇA [fɒʧa] </text:p>
            <text:p>FÄÇAT [fɒʧat]</text:p>
            <text:p>Prononciation corrigé </text:p>
          </table:table-cell>
          <table:table-cell table:style-name="ce106"/>
          <table:table-cell table:style-name="ce96"/>
          <table:table-cell table:style-name="ce106"/>
          <table:table-cell table:style-name="ce132" office:value-type="string" calcext:value-type="string">
            <text:p>Face, Joue <text:s/>Face, Cheek </text:p>
          </table:table-cell>
          <table:table-cell table:style-name="ce153" office:value-type="string" calcext:value-type="string">
            <text:p>Du latin</text:p>
            <text:p>FACIES </text:p>
            <text:p>[vagies] Roman </text:p>
            <text:p>[fakiɛs] Latin </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95">PÄ</text:span><text:span text:style-name="T196">Q</text:span><text:span text:style-name="T195">Ë</text:span><text:span text:style-name="T197"> </text:span><text:span text:style-name="T198">[pɑʨə]</text:span><text:span text:style-name="T197"> </text:span></text:p>
            <text:p>PÄQE [pɑʨɛ] </text:p>
            <text:p>PÄQJA [pɑʨja]</text:p>
            <text:p>Prononciation commune</text:p>
          </table:table-cell>
          <table:table-cell table:style-name="ce106"/>
          <table:table-cell table:style-name="ce96" office:value-type="string" calcext:value-type="string">
            <text:p><text:span text:style-name="T195">PÄ</text:span><text:span text:style-name="T199">Ç</text:span><text:span text:style-name="T195">Ë</text:span><text:span text:style-name="T197"> </text:span><text:span text:style-name="T198">[pɒʧə]</text:span><text:span text:style-name="T197"> </text:span></text:p>
            <text:p>PÄÇE [pɒʧɛ] </text:p>
            <text:p>PÄÇJA [pɒʧja]</text:p>
            <text:p>Prononciation corrigé</text:p>
          </table:table-cell>
          <table:table-cell table:style-name="ce106"/>
          <table:table-cell table:style-name="ce96"/>
          <table:table-cell table:style-name="ce106"/>
          <table:table-cell table:style-name="ce132" office:value-type="string" calcext:value-type="string">
            <text:p>Paix Peace</text:p>
          </table:table-cell>
          <table:table-cell table:style-name="ce153" office:value-type="string" calcext:value-type="string">
            <text:p>Du latin</text:p>
            <text:p>PAX, PACIS </text:p>
            <text:p>[pax], [pagis] Roman </text:p>
            <text:p>[paks], [pakis] Latin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119" office:value-type="string" calcext:value-type="string">
            <text:p> </text:p>
          </table:table-cell>
          <table:table-cell table:style-name="ce106"/>
          <table:table-cell table:style-name="ce119"/>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6" office:value-type="string" calcext:value-type="string">
            <text:p>Le <text:span text:style-name="T290">PERF</text:span> fut changé en <text:span text:style-name="T242">PERK</text:span></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16">
          <table:table-cell/>
          <table:table-cell table:style-name="ce99"/>
          <table:table-cell table:style-name="ce92" office:value-type="string" calcext:value-type="string">
            <text:p><text:span text:style-name="T195">PËRKRYER</text:span><text:span text:style-name="T197"> </text:span><text:span text:style-name="T198">[pəɾkɾyɛɾ]</text:span></text:p>
            <text:p>Prononciation d'Albanie</text:p>
            <text:p><text:span text:style-name="T216">פְר</text:span><text:span text:style-name="T220"> </text:span><text:span text:style-name="T221">[pəʀ]</text:span><text:span text:style-name="T222"> : bull, BOS (bosser, boss) </text:span></text:p>
            <text:p>פְרך [pəʀk] : Crushing ; Servitude </text:p>
            <text:p>פָרך [pɔʀk] </text:p>
            <text:p>פּעַרך [faʀk]</text:p>
          </table:table-cell>
          <table:table-cell table:style-name="ce106"/>
          <table:table-cell table:style-name="ce96" office:value-type="string" calcext:value-type="string">
            <text:p><text:span text:style-name="T195">PËRFEGDYERË</text:span><text:span text:style-name="T197"> </text:span><text:span text:style-name="T198">[pəɾkɾyɛɾə]</text:span><text:span text:style-name="T197"> </text:span></text:p>
            <text:p>PËRFEGDY [pəɾkɾyɛɾə]</text:p>
            <text:p>Prononciation corrigé</text:p>
          </table:table-cell>
          <table:table-cell table:style-name="ce106"/>
          <table:table-cell table:style-name="ce96"/>
          <table:table-cell table:style-name="ce106"/>
          <table:table-cell table:style-name="ce132" office:value-type="string" calcext:value-type="string">
            <text:p>Parfaire Perfect</text:p>
          </table:table-cell>
          <table:table-cell table:style-name="ce155" office:value-type="string" calcext:value-type="string">
            <text:p>Du latin PERFICERE</text:p>
          </table:table-cell>
          <table:table-cell table:style-name="ce135"/>
          <table:table-cell table:number-columns-repeated="1013"/>
        </table:table-row>
        <table:table-row table:style-name="ro24">
          <table:table-cell/>
          <table:table-cell table:style-name="ce99"/>
          <table:table-cell table:style-name="ce92" office:value-type="string" calcext:value-type="string">
            <text:p><text:span text:style-name="T184">PREK</text:span><text:span text:style-name="T195">UAR</text:span><text:span text:style-name="T260"> </text:span><text:span text:style-name="T198">[pɾɛkuaɾ]</text:span><text:span text:style-name="T197"> </text:span></text:p>
            <text:p>PREKJE [pɾɛkjɛ] </text:p>
            <text:p><text:span text:style-name="T216">PREK</text:span><text:span text:style-name="T220"> </text:span><text:span text:style-name="T221">[pɾɛk]</text:span><text:span text:style-name="T222"> </text:span></text:p>
            <text:p>PREKOJ [pɾɛkɔj]</text:p>
            <text:p>Prononciation commune</text:p>
            <text:p>פרֶך [pʀɛk] : Crushing ; Servitude </text:p>
            <text:p>פְר [pəʀ] : Bull, BOS (bosser, boss)</text:p>
          </table:table-cell>
          <table:table-cell table:style-name="ce106"/>
          <table:table-cell table:style-name="ce92" office:value-type="string" calcext:value-type="string">
            <text:p><text:span text:style-name="T218">TÔK</text:span><text:span text:style-name="T195">UARË</text:span><text:span text:style-name="T260"> </text:span><text:span text:style-name="T198">[tɔquaɾə]</text:span><text:span text:style-name="T197"> </text:span></text:p>
            <text:p>TÔKJE [tɔqjɛ] </text:p>
            <text:p><text:span text:style-name="T218">TÔK </text:span><text:span text:style-name="T195">[tɔq</text:span><text:span text:style-name="T260">]</text:span><text:span text:style-name="T198"> </text:span></text:p>
            <text:p><text:span text:style-name="T195">T</text:span><text:span text:style-name="T197">ÔKÔJ [t</text:span><text:span text:style-name="T205">ɔ</text:span><text:span text:style-name="T197">qɔj]</text:span></text:p>
            <text:p>Prononciation corrigé, ou bien</text:p>
            <text:p>DRÊGUARË [dɾɛguaɾə] </text:p>
            <text:p>DRÊGJE [dɾɛgjɛ] </text:p>
            <text:p>DRÊG [dɾɛg] </text:p>
            <text:p>DRÊGÔJ [dɾɛgɔj]</text:p>
            <text:p>p c'est d (mirroir à 45°) </text:p>
            <text:p>דרֶג [dʀɛg] : rank, level, echelon </text:p>
            <text:p>פרֶך [pʀɛk] : Crushing ; Servitude </text:p>
          </table:table-cell>
          <table:table-cell table:style-name="ce106"/>
          <table:table-cell table:style-name="ce92"/>
          <table:table-cell table:style-name="ce106"/>
          <table:table-cell table:style-name="ce132" office:value-type="string" calcext:value-type="string">
            <text:p>Toucher Touch, handling </text:p>
          </table:table-cell>
          <table:table-cell table:style-name="ce153" office:value-type="string" calcext:value-type="string">
            <text:p>Du latin</text:p>
            <text:p>TOCCARE </text:p>
            <text:p>[toggarɛ] Etrosque </text:p>
            <text:p>[tokare] Roman</text:p>
            <text:p>Faire Toc</text:p>
          </table:table-cell>
          <table:table-cell table:style-name="ce135"/>
          <table:table-cell table:number-columns-repeated="1013"/>
        </table:table-row>
        <table:table-row table:style-name="ro5">
          <table:table-cell/>
          <table:table-cell table:style-name="ce99"/>
          <table:table-cell table:style-name="ce99" office:value-type="string" calcext:value-type="string">
            <text:p> </text:p>
          </table:table-cell>
          <table:table-cell table:style-name="ce106"/>
          <table:table-cell table:style-name="ce96" office:value-type="string" calcext:value-type="string">
            <text:p><text:span text:style-name="T193">PËRGJIGJEM</text:span><text:span text:style-name="T201"> </text:span><text:span text:style-name="T202">[pəɾɟiɟəm]</text:span><text:span text:style-name="T201"> </text:span></text:p>
            <text:p>PËRGJIGJU [pəɾɟiɟu]</text:p>
          </table:table-cell>
          <table:table-cell table:style-name="ce106"/>
          <table:table-cell table:style-name="ce96"/>
          <table:table-cell table:style-name="ce106"/>
          <table:table-cell table:style-name="ce132" office:value-type="string" calcext:value-type="string">
            <text:p>Repondre / er <text:s/>Respond</text:p>
          </table:table-cell>
          <table:table-cell table:style-name="ce155" office:value-type="string" calcext:value-type="string">
            <text:p>Du latin RESPONDERE []</text:p>
          </table:table-cell>
          <table:table-cell table:style-name="ce135"/>
          <table:table-cell table:number-columns-repeated="1013"/>
        </table:table-row>
        <table:table-row table:style-name="ro40">
          <table:table-cell/>
          <table:table-cell table:style-name="ce99"/>
          <table:table-cell table:style-name="ce92" office:value-type="string" calcext:value-type="string">
            <text:p><text:span text:style-name="T195">PËR-KRAH</text:span><text:span text:style-name="T197"> </text:span><text:span text:style-name="T198">[pəɾkɾah]</text:span><text:span text:style-name="T205"> </text:span></text:p>
            <text:p>PËR-KRAHJES [pəɾkɾahjes]</text:p>
            <text:p><text:span text:style-name="T216">Pro</text:span><text:span text:style-name="T220">n</text:span><text:span text:style-name="T221">oncia</text:span><text:span text:style-name="T222">tion d'Albanie</text:span></text:p>
            <text:p>פְר [pəʀ] : bull, BOS (bosser, boss) </text:p>
            <text:p>פְרך [pəʀk] : Crushing ; Servitude </text:p>
          </table:table-cell>
          <table:table-cell table:style-name="ce106"/>
          <table:table-cell table:style-name="ce93" office:value-type="string" calcext:value-type="string">
            <text:p><text:span text:style-name="T195">PËR-ZRAH</text:span><text:span text:style-name="T197"> </text:span><text:span text:style-name="T198">[pəɾkɾah]</text:span><text:span text:style-name="T205"> </text:span></text:p>
            <text:p>PËR-ZRAHJES [pəɾkɾahjes]</text:p>
            <text:p>Prononciation corrigé</text:p>
          </table:table-cell>
          <table:table-cell table:style-name="ce106"/>
          <table:table-cell table:style-name="ce93"/>
          <table:table-cell table:style-name="ce106"/>
          <table:table-cell table:style-name="ce132" office:value-type="string" calcext:value-type="string">
            <text:p>Aider Support</text:p>
          </table:table-cell>
          <table:table-cell table:style-name="ce155" office:value-type="string" calcext:value-type="string">
            <text:p>Du latin PERFICERE</text:p>
          </table:table-cell>
          <table:table-cell table:style-name="ce135"/>
          <table:table-cell table:number-columns-repeated="1013"/>
        </table:table-row>
        <table:table-row table:style-name="ro4">
          <table:table-cell/>
          <table:table-cell table:style-name="ce99"/>
          <table:table-cell table:style-name="ce93" office:value-type="string" calcext:value-type="string">
            <text:p><text:span text:style-name="T195">PËRFSHIHET</text:span><text:span text:style-name="T197"> </text:span><text:span text:style-name="T198">[pəɾʤujtɔj]</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3" office:value-type="string" calcext:value-type="string">
            <text:p><text:span text:style-name="T193">PËRFAQËSUESE</text:span><text:span text:style-name="T201"> </text:span><text:span text:style-name="T202">[pəɾʤujtɔj]</text:span></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PËRGJITHSHËM</text:p>
          </table:table-cell>
          <table:table-cell table:style-name="ce106"/>
          <table:table-cell table:style-name="ce117" office:value-type="string" calcext:value-type="string">
            <text:p> </text:p>
          </table:table-cell>
          <table:table-cell table:style-name="ce106"/>
          <table:table-cell table:style-name="ce117"/>
          <table:table-cell table:style-name="ce106"/>
          <table:table-cell table:style-name="ce137" office:value-type="string" calcext:value-type="string">
            <text:p> </text:p>
          </table:table-cell>
          <table:table-cell table:style-name="ce159" office:value-type="string" calcext:value-type="string">
            <text:p> </text:p>
          </table:table-cell>
          <table:table-cell table:style-name="ce135"/>
          <table:table-cell table:number-columns-repeated="1013"/>
        </table:table-row>
        <table:table-row table:style-name="ro8">
          <table:table-cell/>
          <table:table-cell table:style-name="ce99"/>
          <table:table-cell table:style-name="ce92" office:value-type="string" calcext:value-type="string">
            <text:p><text:span text:style-name="T211">PËRK</text:span><text:span text:style-name="T193">UJTOJ</text:span><text:span text:style-name="T201"> </text:span><text:span text:style-name="T202">[pəɾʤujtɔj]</text:span></text:p>
            <text:p><text:span text:style-name="T216">פְר</text:span><text:span text:style-name="T220"> </text:span><text:span text:style-name="T221">[pəʀ]</text:span><text:span text:style-name="T222"> : bull, BOS (bosser, boss) </text:span></text:p>
            <text:p>פְרך [pəʀk] : Crushing ; Servitude </text:p>
            <text:p>פָרך [pɔʀk]</text:p>
          </table:table-cell>
          <table:table-cell table:style-name="ce106"/>
          <table:table-cell table:style-name="ce96" office:value-type="string" calcext:value-type="string">
            <text:p><text:span text:style-name="T218">PERM</text:span><text:span text:style-name="T195">ÊMTOJ</text:span><text:span text:style-name="T197"> </text:span><text:span text:style-name="T198">[peɾmɛmtɔj]</text:span><text:span text:style-name="T215"> </text:span></text:p>
            <text:p>PERXHUJTOJ [peɾʤujtɔj]</text:p>
            <text:p><text:span text:style-name="T218">Pro</text:span><text:span text:style-name="T195">noncia</text:span><text:span text:style-name="T197">t</text:span><text:span text:style-name="T198">ion corrigé</text:span></text:p>
            <text:p>MBIMÊMTOJ [mbimêmtɔj]</text:p>
            <text:p>Prononciation corrigé</text:p>
          </table:table-cell>
          <table:table-cell table:style-name="ce106"/>
          <table:table-cell table:style-name="ce96"/>
          <table:table-cell table:style-name="ce106"/>
          <table:table-cell table:style-name="ce132" office:value-type="string" calcext:value-type="string">
            <text:p>Se souvenir Remember </text:p>
          </table:table-cell>
          <table:table-cell table:style-name="ce153" office:value-type="string" calcext:value-type="string">
            <text:p>Du matin</text:p>
            <text:p>μνήμη </text:p>
            <text:p>[mnɛmɛ]</text:p>
          </table:table-cell>
          <table:table-cell table:style-name="ce135"/>
          <table:table-cell table:number-columns-repeated="1013"/>
        </table:table-row>
        <table:table-row table:style-name="ro10">
          <table:table-cell/>
          <table:table-cell table:style-name="ce99"/>
          <table:table-cell table:style-name="ce92" office:value-type="string" calcext:value-type="string">
            <text:p><text:span text:style-name="T184">PËRK</text:span><text:span text:style-name="T195">ATËSÊ</text:span><text:span text:style-name="T197"> </text:span><text:span text:style-name="T198">[pəɾkatəsɛ]</text:span></text:p>
            <text:p><text:span text:style-name="T216">פְר</text:span><text:span text:style-name="T220"> </text:span><text:span text:style-name="T221">[pəʀ]</text:span><text:span text:style-name="T222"> : bull, BOS [bosser, boss] </text:span></text:p>
            <text:p>פְרך [pəʀk] : Crushing ; Servitude </text:p>
            <text:p>פָרך [pɔʀk]</text:p>
          </table:table-cell>
          <table:table-cell table:style-name="ce106"/>
          <table:table-cell table:style-name="ce96" office:value-type="string" calcext:value-type="string">
            <text:p><text:span text:style-name="T195">RESPÊGTUARË</text:span><text:span text:style-name="T197"> </text:span><text:span text:style-name="T198">[ɾespɛktuaɾə]</text:span><text:span text:style-name="T205"> </text:span></text:p>
            <text:p>RESPÊGTIV [ɾespɛktiv] </text:p>
            <text:p><text:span text:style-name="T184">RESP</text:span><text:span text:style-name="T195">ÊGTUE</text:span><text:span text:style-name="T197">S </text:span><text:span text:style-name="T219">[ɾesp</text:span><text:span text:style-name="T205">ɛ</text:span><text:span text:style-name="T215">k</text:span><text:span text:style-name="T205">tues</text:span><text:span text:style-name="T197">]</text:span></text:p>
            <text:p>Prononciation corrigé</text:p>
            <text:p>PËRKATËSE ↓ </text:p>
            <text:p>RËPÆKTESE ↓ </text:p>
            <text:p>RËSPÊKTESE</text:p>
            <text:p>Dominonstration</text:p>
          </table:table-cell>
          <table:table-cell table:style-name="ce106"/>
          <table:table-cell table:style-name="ce96"/>
          <table:table-cell table:style-name="ce106"/>
          <table:table-cell table:style-name="ce132" office:value-type="string" calcext:value-type="string">
            <text:p>Respective </text:p>
          </table:table-cell>
          <table:table-cell table:style-name="ce153" office:value-type="string" calcext:value-type="string">
            <text:p>Du matin</text:p>
            <text:p>RESPECTVARE </text:p>
            <text:p>[mɛmoɾja] Etrosque </text:p>
            <text:p>[memorja] Roman</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Le KUJ</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8">
          <table:table-cell/>
          <table:table-cell table:style-name="ce99"/>
          <table:table-cell table:style-name="ce92" office:value-type="string" calcext:value-type="string">
            <text:p><text:span text:style-name="T184">PËR-KUJ</text:span><text:span text:style-name="T195">TOJ</text:span><text:span text:style-name="T197"> </text:span><text:span text:style-name="T198">[pəɾʤujtɔj]</text:span></text:p>
            <text:p><text:span text:style-name="T236">פְר</text:span><text:span text:style-name="T237"> </text:span><text:span text:style-name="T221">[pəʀ]</text:span><text:span text:style-name="T222"> : bull, BOS [bosser, boss] </text:span></text:p>
            <text:p>פְרך [pəʀk] : Crushing ; Servitude </text:p>
            <text:p>פָרך [pɔʀk] </text:p>
            <text:p>פּעַרך [faʀk]</text:p>
          </table:table-cell>
          <table:table-cell table:style-name="ce106"/>
          <table:table-cell table:style-name="ce96" office:value-type="string" calcext:value-type="string">
            <text:p><text:span text:style-name="T218">PER-MÊM</text:span><text:span text:style-name="T195">TOJ</text:span><text:span text:style-name="T197"> </text:span><text:span text:style-name="T198">[peɾʤujtɔj]</text:span><text:span text:style-name="T197"> ou</text:span></text:p>
            <text:p>Prononciation corrigé</text:p>
            <text:p><text:span text:style-name="T218">MBI-</text:span><text:span text:style-name="T195">MÊMTOJ</text:span><text:span text:style-name="T197"> </text:span><text:span text:style-name="T198">[mbiʤujtɔj]</text:span></text:p>
            <text:p>Prononciation corrigé</text:p>
            <text:p> </text:p>
          </table:table-cell>
          <table:table-cell table:style-name="ce106"/>
          <table:table-cell table:style-name="ce96"/>
          <table:table-cell table:style-name="ce106"/>
          <table:table-cell table:style-name="ce133" office:value-type="string" calcext:value-type="string">
            <text:p>Se souvenir Remember</text:p>
          </table:table-cell>
          <table:table-cell table:style-name="ce153" office:value-type="string" calcext:value-type="string">
            <text:p>Du matin</text:p>
            <text:p>MEMORIA </text:p>
            <text:p>[mɛmoɾja] Etrosque </text:p>
            <text:p>[memorja] Roman</text:p>
            <text:p>Du Creg </text:p>
            <text:p>ΜΝΗΜΗ</text:p>
          </table:table-cell>
          <table:table-cell table:style-name="ce135"/>
          <table:table-cell table:number-columns-repeated="1013"/>
        </table:table-row>
        <table:table-row table:style-name="ro9">
          <table:table-cell/>
          <table:table-cell table:style-name="ce99"/>
          <table:table-cell table:style-name="ce93" office:value-type="string" calcext:value-type="string">
            <text:p><text:span text:style-name="T184">KUJ</text:span><text:span text:style-name="T195">TIM </text:span><text:span text:style-name="T200">[qujtim]</text:span><text:span text:style-name="T197"> </text:span></text:p>
            <text:p>KUJTOJ [qujtɔj]</text:p>
          </table:table-cell>
          <table:table-cell table:style-name="ce106"/>
          <table:table-cell table:style-name="ce93" office:value-type="string" calcext:value-type="string">
            <text:p><text:span text:style-name="T218">MÊM</text:span><text:span text:style-name="T195">TIM </text:span><text:span text:style-name="T200">[mɛmtim]</text:span><text:span text:style-name="T197"> </text:span></text:p>
            <text:p><text:span text:style-name="T195">MÊMTÔJ </text:span><text:span text:style-name="T197">[</text:span><text:span text:style-name="T198">mɛmtɔj]</text:span></text:p>
            <text:p>DHURÄTË [ðuɾɒtə]</text:p>
          </table:table-cell>
          <table:table-cell table:style-name="ce106"/>
          <table:table-cell table:style-name="ce93"/>
          <table:table-cell table:style-name="ce106"/>
          <table:table-cell table:style-name="ce132" office:value-type="string" calcext:value-type="string">
            <text:p>Souvenir Memory, keepsake </text:p>
          </table:table-cell>
          <table:table-cell table:style-name="ce153" office:value-type="string" calcext:value-type="string">
            <text:p>Du Creg</text:p>
            <text:p>ΜΝΗΜΗ </text:p>
            <text:p>[mnɛmɛ]</text:p>
          </table:table-cell>
          <table:table-cell table:style-name="ce135"/>
          <table:table-cell table:number-columns-repeated="1013"/>
        </table:table-row>
        <table:table-row table:style-name="ro15">
          <table:table-cell/>
          <table:table-cell table:style-name="ce99"/>
          <table:table-cell table:style-name="ce96" office:value-type="string" calcext:value-type="string">
            <text:p><text:span text:style-name="T184">KUJ</text:span><text:span text:style-name="T195">TOJ</text:span><text:span text:style-name="T197"> </text:span><text:span text:style-name="T198">[qujtɔj]</text:span><text:span text:style-name="T197"> </text:span><text:span text:style-name="T281">(Couille)</text:span></text:p>
            <text:p>Prononciation de Maggêduniɒ</text:p>
          </table:table-cell>
          <table:table-cell table:style-name="ce106"/>
          <table:table-cell table:style-name="ce96" office:value-type="string" calcext:value-type="string">
            <text:p><text:span text:style-name="T218">PER-THIRR</text:span><text:span text:style-name="T195">OJ</text:span></text:p>
            <text:p><text:span text:style-name="T218">XHUJ</text:span><text:span text:style-name="T195">TOJ</text:span><text:span text:style-name="T197"> </text:span><text:span text:style-name="T198">[ʤujtɔj]</text:span></text:p>
            <text:p> </text:p>
            <text:p>Prononciation corrigé</text:p>
          </table:table-cell>
          <table:table-cell table:style-name="ce106"/>
          <table:table-cell table:style-name="ce96"/>
          <table:table-cell table:style-name="ce106"/>
          <table:table-cell table:style-name="ce132" office:value-type="string" calcext:value-type="string">
            <text:p>Rappeller Recall, Remin</text:p>
          </table:table-cell>
          <table:table-cell table:style-name="ce155" office:value-type="string" calcext:value-type="string">
            <text:p> </text:p>
          </table:table-cell>
          <table:table-cell table:style-name="ce135"/>
          <table:table-cell table:number-columns-repeated="1013"/>
        </table:table-row>
        <table:table-row table:style-name="ro45">
          <table:table-cell/>
          <table:table-cell table:style-name="ce99"/>
          <table:table-cell table:style-name="ce93" office:value-type="string" calcext:value-type="string">
            <text:p><text:span text:style-name="T211">KUJ</text:span><text:span text:style-name="T193">DES </text:span><text:span text:style-name="T191">[qujdes]</text:span></text:p>
          </table:table-cell>
          <table:table-cell table:style-name="ce106"/>
          <table:table-cell table:style-name="ce108" office:value-type="string" calcext:value-type="string">
            <text:p><text:span text:style-name="T218">PRÊGUV</text:span><text:span text:style-name="T195">TES </text:span><text:span text:style-name="T200">[pɾɛgutes]</text:span></text:p>
            <text:p><text:span text:style-name="T195">ATTENTIO </text:span><text:span text:style-name="T200">[adɛntio]</text:span></text:p>
          </table:table-cell>
          <table:table-cell table:style-name="ce106"/>
          <table:table-cell table:style-name="ce108"/>
          <table:table-cell table:style-name="ce106"/>
          <table:table-cell table:style-name="ce132" office:value-type="string" calcext:value-type="string">
            <text:p>Precaution <text:s/>Precaution </text:p>
          </table:table-cell>
          <table:table-cell table:style-name="ce153" office:value-type="string" calcext:value-type="string">
            <text:p>Du latin</text:p>
            <text:p>PRÆCAVTIO </text:p>
            <text:p>[prɛgautio]</text:p>
          </table:table-cell>
          <table:table-cell table:style-name="ce135"/>
          <table:table-cell table:number-columns-repeated="1013"/>
        </table:table-row>
        <table:table-row table:style-name="ro5">
          <table:table-cell/>
          <table:table-cell table:style-name="ce99"/>
          <table:table-cell table:style-name="ce96" office:value-type="string" calcext:value-type="string">
            <text:p><text:span text:style-name="T184">KUJ</text:span><text:span text:style-name="T195">DES</text:span><text:span text:style-name="T197"> </text:span><text:span text:style-name="T198">[qujdes]</text:span><text:span text:style-name="T197"> </text:span><text:span text:style-name="T281">(Couille)</text:span></text:p>
            <text:p>argëtues befasues </text:p>
          </table:table-cell>
          <table:table-cell table:style-name="ce106"/>
          <table:table-cell table:style-name="ce96" office:value-type="string" calcext:value-type="string">
            <text:p><text:span text:style-name="T218">XUJ</text:span><text:span text:style-name="T195">DES</text:span><text:span text:style-name="T197"> </text:span><text:span text:style-name="T198">[ʣujdes]</text:span></text:p>
            <text:p><text:span text:style-name="T218">PRU</text:span><text:span text:style-name="T195">DENS</text:span><text:span text:style-name="T197"> </text:span><text:span text:style-name="T198">[pɾudens]</text:span></text:p>
          </table:table-cell>
          <table:table-cell table:style-name="ce106"/>
          <table:table-cell table:style-name="ce96"/>
          <table:table-cell table:style-name="ce106"/>
          <table:table-cell table:style-name="ce132" office:value-type="string" calcext:value-type="string">
            <text:p>Prudence Caution</text:p>
          </table:table-cell>
          <table:table-cell table:style-name="ce155" office:value-type="string" calcext:value-type="string">
            <text:p>Du latin PRVDENTIA <text:s/>[]</text:p>
          </table:table-cell>
          <table:table-cell table:style-name="ce135"/>
          <table:table-cell table:number-columns-repeated="1013"/>
        </table:table-row>
        <table:table-row table:style-name="ro4">
          <table:table-cell/>
          <table:table-cell table:style-name="ce99"/>
          <table:table-cell table:style-name="ce99" office:value-type="string" calcext:value-type="string">
            <text:p> </text:p>
          </table:table-cell>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41" table:number-rows-repeated="20">
          <table:table-cell/>
          <table:table-cell table:style-name="ce99"/>
          <table:table-cell table:style-name="ce92"/>
          <table:table-cell table:style-name="ce106"/>
          <table:table-cell table:style-name="ce92"/>
          <table:table-cell table:style-name="ce106"/>
          <table:table-cell table:style-name="ce92"/>
          <table:table-cell table:style-name="ce106"/>
          <table:table-cell table:style-name="ce135"/>
          <table:table-cell/>
          <table:table-cell table:style-name="ce135"/>
          <table:table-cell table:number-columns-repeated="1013"/>
        </table:table-row>
        <table:table-row table:style-name="ro41" table:number-rows-repeated="34">
          <table:table-cell/>
          <table:table-cell table:style-name="ce99"/>
          <table:table-cell table:style-name="ce92"/>
          <table:table-cell table:style-name="ce106"/>
          <table:table-cell table:style-name="ce92"/>
          <table:table-cell table:style-name="ce106"/>
          <table:table-cell table:style-name="ce92"/>
          <table:table-cell table:style-name="ce106"/>
          <table:table-cell table:style-name="ce149"/>
          <table:table-cell/>
          <table:table-cell table:style-name="ce135"/>
          <table:table-cell table:number-columns-repeated="1013"/>
        </table:table-row>
        <table:table-row table:style-name="ro41" table:number-rows-repeated="33">
          <table:table-cell/>
          <table:table-cell table:style-name="ce99"/>
          <table:table-cell table:style-name="ce92"/>
          <table:table-cell table:style-name="ce106"/>
          <table:table-cell table:style-name="ce92"/>
          <table:table-cell table:style-name="ce106"/>
          <table:table-cell table:style-name="ce92"/>
          <table:table-cell table:style-name="ce106"/>
          <table:table-cell table:style-name="ce149"/>
          <table:table-cell table:style-name="ce175"/>
          <table:table-cell table:style-name="ce135"/>
          <table:table-cell table:number-columns-repeated="1013"/>
        </table:table-row>
        <table:table-row table:style-name="ro41" table:number-rows-repeated="64669">
          <table:table-cell/>
          <table:table-cell table:style-name="ce92" table:number-columns-repeated="2"/>
          <table:table-cell table:style-name="ce106"/>
          <table:table-cell table:style-name="ce92"/>
          <table:table-cell table:style-name="ce106"/>
          <table:table-cell table:style-name="ce92"/>
          <table:table-cell table:style-name="ce106"/>
          <table:table-cell table:style-name="ce149"/>
          <table:table-cell table:style-name="ce175"/>
          <table:table-cell table:style-name="ce135"/>
          <table:table-cell table:number-columns-repeated="1013"/>
        </table:table-row>
        <table:table-row table:style-name="ro79" table:number-rows-repeated="983039">
          <table:table-cell table:number-columns-repeated="1024"/>
        </table:table-row>
        <table:table-row table:style-name="ro7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rdo" svg:font-family="Cardo"/>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Book" style:font-family-generic="modern" style:font-pitch="fixed"/>
    <style:font-face style:name="DejaVu Sans Mono1" svg:font-family="'DejaVu Sans Mono'" style:font-adornments="Gras" style:font-family-generic="modern" style:font-pitch="fixed"/>
    <style:font-face style:name="Palatino Linotype" svg:font-family="'Palatino Linotype'" style:font-adornments="Gras"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Microsoft Sans Serif1" svg:font-family="'Microsoft Sans Serif'" style:font-adornments="Norm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text-style style:name="N100">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date-style style:name="N109">
      <number:year number:style="long"/>
      <number:text> </number:text>
      <number:month number:style="long" number:textual="true"/>
      <number:text> </number:text>
      <number:day/>
      <number:text> </number:text>
      <number:day-of-week number:style="long"/>
      <number:text>  </number:text>
      <number:hours number:style="long"/>
      <number:text>:</number:text>
      <number:minutes number:style="long"/>
    </number:date-style>
    <number:number-style style:name="N110">
      <number:number number:decimal-places="0" loext:min-decimal-places="0" number:min-integer-digits="7" number:grouping="true"/>
    </number:number-style>
    <number:number-style style:name="N20000" number:language="he" number:country="IL">
      <number:number number:min-integer-digits="1"/>
    </number:number-style>
    <number:date-style style:name="N111">
      <number:year number:style="long"/>
      <number:text>-</number:text>
      <number:month number:style="long"/>
      <number:text>-</number:text>
      <number:day number:style="long"/>
      <number:text> </number:text>
      <number:hours number:style="long"/>
      <number:text>:</number:text>
      <number:minutes number:style="long"/>
    </number:date-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number-style style:name="N114">
      <number:number number:decimal-places="0" loext:min-decimal-places="0" number:min-integer-digits="4"/>
    </number:number-style>
    <number:number-style style:name="N115">
      <number:number number:decimal-places="4" loext:min-decimal-places="4" number:min-integer-digits="1"/>
    </number:number-style>
    <number:number-style style:name="N116">
      <number:number number:decimal-places="1" loext:min-decimal-places="1" number:min-integer-digits="4"/>
    </number:number-style>
    <number:date-style style:name="N117">
      <number:day-of-week number:style="long"/>
      <number:text> </number:text>
      <number:day/>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date-style style:name="N118">
      <number:year number:style="long"/>
      <number:text> </number:text>
      <number:month number:style="long" number:textual="true"/>
      <number:text> </number:text>
      <number:day-of-week number:style="long"/>
      <number:text>  </number:text>
      <number:day/>
      <number:text> </number:text>
    </number:date-style>
    <number:date-style style:name="N119">
      <number:year number:style="long"/>
      <number:text> </number:text>
      <number:month number:style="long" number:textual="true"/>
      <number:text> </number:text>
      <number:day/>
      <number:text> </number:text>
      <number:day-of-week number:style="long"/>
      <number:text>  </number:text>
    </number:date-style>
    <number:date-style style:name="N120">
      <number:year number:style="long"/>
      <number:text> </number:text>
      <number:month number:style="long" number:textual="true"/>
      <number:text> </number:text>
      <number:day-of-week number:style="long"/>
      <number:text> </number:text>
      <number:day/>
      <number:text> - </number:text>
      <number:hours number:style="long"/>
      <number:text>:</number:text>
      <number:minutes number:style="long"/>
      <number:text>:</number:text>
      <number:seconds number:style="long"/>
    </number:date-style>
    <number:date-style style:name="N121">
      <number:year number:style="long"/>
      <number:text> </number:text>
      <number:month number:style="long" number:textual="true"/>
      <number:text> </number:text>
      <number:day-of-week number:style="long"/>
      <number:text> </number:text>
      <number:day/>
      <number:text> - </number:text>
      <number:hours number:style="long"/>
      <number:text>:</number:text>
      <number:minutes number:style="long"/>
    </number:date-style>
    <number:number-style style:name="N122">
      <number:number number:decimal-places="1" loext:min-decimal-places="1" number:min-integer-digits="1"/>
    </number:number-style>
    <number:number-style style:name="N123">
      <number:number number:decimal-places="0" loext:min-decimal-places="0" number:min-integer-digits="3"/>
    </number:number-style>
    <number:number-style style:name="N124">
      <number:number number:decimal-places="0" loext:min-decimal-places="0" number:min-integer-digits="5"/>
    </number:number-style>
    <number:number-style style:name="N125">
      <number:number number:decimal-places="0" loext:min-decimal-places="0" number:min-integer-digits="6"/>
    </number:number-style>
    <number:date-style style:name="N126">
      <number:year number:style="long"/>
    </number:date-style>
    <number:number-style style:name="N127">
      <number:number number:decimal-places="0" loext:min-decimal-places="0" number:min-integer-digits="6" number:grouping="true"/>
    </number:number-style>
    <number:number-style style:name="N129P0" style:volatile="true">
      <number:number number:decimal-places="0" loext:min-decimal-places="0" number:min-integer-digits="1" number:grouping="true"/>
      <number:text>Lek</number:text>
    </number:number-style>
    <number:number-style style:name="N129">
      <number:text>-</number:text>
      <number:number number:decimal-places="0" loext:min-decimal-places="0" number:min-integer-digits="1" number:grouping="true"/>
      <number:text>Lek</number:text>
      <style:map style:condition="value()&gt;=0" style:apply-style-name="N129P0"/>
    </number:number-style>
    <number:number-style style:name="N130P0" style:volatile="true">
      <number:number number:decimal-places="0" loext:min-decimal-places="0" number:min-integer-digits="1" number:grouping="true"/>
      <number:text>Lek</number:text>
    </number:number-style>
    <number:number-style style:name="N130">
      <style:text-properties fo:color="#ff0000"/>
      <number:text>-</number:text>
      <number:number number:decimal-places="0" loext:min-decimal-places="0" number:min-integer-digits="1" number:grouping="true"/>
      <number:text>Lek</number:text>
      <style:map style:condition="value()&gt;=0" style:apply-style-name="N130P0"/>
    </number:number-style>
    <number:number-style style:name="N132P0" style:volatile="true">
      <number:number number:decimal-places="2" loext:min-decimal-places="2" number:min-integer-digits="1" number:grouping="true"/>
      <number:text>Lek</number:text>
    </number:number-style>
    <number:number-style style:name="N132">
      <number:text>-</number:text>
      <number:number number:decimal-places="2" loext:min-decimal-places="2" number:min-integer-digits="1" number:grouping="true"/>
      <number:text>Lek</number:text>
      <style:map style:condition="value()&gt;=0" style:apply-style-name="N132P0"/>
    </number:number-style>
    <number:number-style style:name="N133P0" style:volatile="true">
      <number:number number:decimal-places="2" loext:min-decimal-places="2" number:min-integer-digits="1" number:grouping="true"/>
      <number:text>Lek</number:text>
    </number:number-style>
    <number:number-style style:name="N133">
      <style:text-properties fo:color="#ff0000"/>
      <number:text>-</number:text>
      <number:number number:decimal-places="2" loext:min-decimal-places="2" number:min-integer-digits="1" number:grouping="true"/>
      <number:text>Lek</number:text>
      <style:map style:condition="value()&gt;=0" style:apply-style-name="N133P0"/>
    </number:number-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0" loext:min-decimal-places="0" number:min-integer-digits="1" number:grouping="true"/>
      <number:text>Lek </number:text>
    </number:number-style>
    <number:number-style style:name="N141P1" style:volatile="true">
      <number:text>-</number:text>
      <number:number number:decimal-places="0" loext:min-decimal-places="0" number:min-integer-digits="1" number:grouping="true"/>
      <number:text>Lek </number:text>
    </number:number-style>
    <number:number-style style:name="N141P2" style:volatile="true">
      <number:text> -Lek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number:text>
      <number:number number:decimal-places="2" loext:min-decimal-places="2" number:min-integer-digits="1" number:grouping="true"/>
      <number:text>       </number:text>
    </number:number-style>
    <number:number-style style:name="N145P2" style:volatile="true">
      <number:text>-</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2" loext:min-decimal-places="2" number:min-integer-digits="1" number:grouping="true"/>
      <number:text>Lek </number:text>
    </number:number-style>
    <number:number-style style:name="N149P1" style:volatile="true">
      <number:text>-</number:text>
      <number:number number:decimal-places="2" loext:min-decimal-places="2" number:min-integer-digits="1" number:grouping="true"/>
      <number:text>Lek </number:text>
    </number:number-style>
    <number:number-style style:name="N149P2" style:volatile="true">
      <number:text>-</number:text>
      <number:number number:decimal-places="0" loext:min-decimal-places="0" number:min-integer-digits="0"/>
      <number:text>Lek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text>,</number:text>
    </number:time-style>
    <number:number-style style:name="N153">
      <number:scientific-number number:decimal-places="1" loext:min-decimal-places="1" number:min-integer-digits="3" number:min-exponent-digits="1" loext:exponent-interval="3" loext:forced-exponent-sign="true"/>
    </number:number-style>
    <number:number-style style:name="N155P0" style:volatile="true">
      <number:text>€</number:text>
      <number:number number:decimal-places="0" loext:min-decimal-places="0" number:min-integer-digits="1" number:grouping="true"/>
      <number:text> </number:text>
    </number:number-style>
    <number:number-style style:name="N155">
      <number:text>(€</number:text>
      <number:number number:decimal-places="0" loext:min-decimal-places="0" number:min-integer-digits="1" number:grouping="true"/>
      <number:text>)</number:text>
      <style:map style:condition="value()&gt;=0" style:apply-style-name="N155P0"/>
    </number:number-style>
    <number:number-style style:name="N156P0" style:volatile="true">
      <number:text>€</number:text>
      <number:number number:decimal-places="0" loext:min-decimal-places="0" number:min-integer-digits="1" number:grouping="true"/>
      <number:text> </number:text>
    </number:number-style>
    <number:number-style style:name="N156">
      <style:text-properties fo:color="#ff0000"/>
      <number:text>(€</number:text>
      <number:number number:decimal-places="0" loext:min-decimal-places="0" number:min-integer-digits="1" number:grouping="true"/>
      <number:text>)</number:text>
      <style:map style:condition="value()&gt;=0" style:apply-style-name="N156P0"/>
    </number:number-style>
    <number:number-style style:name="N158P0" style:volatile="true">
      <number:text>€</number:text>
      <number:number number:decimal-places="2" loext:min-decimal-places="2" number:min-integer-digits="1" number:grouping="true"/>
      <number:text> </number:text>
    </number:number-style>
    <number:number-style style:name="N158">
      <number:text>(€</number:text>
      <number:number number:decimal-places="2" loext:min-decimal-places="2" number:min-integer-digits="1" number:grouping="true"/>
      <number:text>)</number:text>
      <style:map style:condition="value()&gt;=0" style:apply-style-name="N158P0"/>
    </number:number-style>
    <number:number-style style:name="N159P0" style:volatile="true">
      <number:text>€</number:text>
      <number:number number:decimal-places="2" loext:min-decimal-places="2" number:min-integer-digits="1" number:grouping="true"/>
      <number:text> </number:text>
    </number:number-style>
    <number:number-style style:name="N159">
      <style:text-properties fo:color="#ff0000"/>
      <number:text>(€</number:text>
      <number:number number:decimal-places="2" loext:min-decimal-places="2" number:min-integer-digits="1" number:grouping="true"/>
      <number:text>)</number:text>
      <style:map style:condition="value()&gt;=0" style:apply-style-name="N159P0"/>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2" loext:min-decimal-places="2" number:min-integer-digits="1" number:grouping="true"/>
      <number:text> </number:text>
    </number:number-style>
    <number:number-style style:name="N171P1" style:volatile="true">
      <number:text> €(</number:text>
      <number:number number:decimal-places="2" loext:min-decimal-places="2" number:min-integer-digits="1" number:grouping="true"/>
      <number:text>)</number:text>
    </number:number-style>
    <number:number-style style:name="N171P2" style:volatile="true">
      <number:text> €-</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loext:min-decimal-places="2" number:min-integer-digits="1" number:grouping="true"/>
      <number:text> </number:text>
    </number:number-style>
    <number:number-style style:name="N175P1" style:volatile="true">
      <number:text> (</number:text>
      <number:number number:decimal-places="2" loext:min-decimal-places="2" number:min-integer-digits="1" number:grouping="true"/>
      <number:text>)</number:text>
    </number:number-style>
    <number:number-style style:name="N175P2" style:volatile="true">
      <number:text>-</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number number:decimal-places="0" loext:min-decimal-places="0" number:min-integer-digits="1" number:grouping="true"/>
      <number:text> F</number:text>
    </number:number-style>
    <number:number-style style:name="N177">
      <number:text>-</number:text>
      <number:number number:decimal-places="0" loext:min-decimal-places="0" number:min-integer-digits="1" number:grouping="true"/>
      <number:text> F</number:text>
      <style:map style:condition="value()&gt;=0" style:apply-style-name="N177P0"/>
    </number:number-style>
    <number:number-style style:name="N178P0" style:volatile="true">
      <number:number number:decimal-places="0" loext:min-decimal-places="0" number:min-integer-digits="1" number:grouping="true"/>
      <number:text> F</number:text>
    </number:number-style>
    <number:number-style style:name="N178">
      <style:text-properties fo:color="#ff0000"/>
      <number:text>-</number:text>
      <number:number number:decimal-places="0" loext:min-decimal-places="0" number:min-integer-digits="1" number:grouping="true"/>
      <number:text> F</number:text>
      <style:map style:condition="value()&gt;=0" style:apply-style-name="N178P0"/>
    </number:number-style>
    <number:number-style style:name="N180P0" style:volatile="true">
      <number:number number:decimal-places="2" loext:min-decimal-places="2" number:min-integer-digits="1" number:grouping="true"/>
      <number:text> F</number:text>
    </number:number-style>
    <number:number-style style:name="N180">
      <number:text>-</number:text>
      <number:number number:decimal-places="2" loext:min-decimal-places="2" number:min-integer-digits="1" number:grouping="true"/>
      <number:text> F</number:text>
      <style:map style:condition="value()&gt;=0" style:apply-style-name="N180P0"/>
    </number:number-style>
    <number:number-style style:name="N181P0" style:volatile="true">
      <number:number number:decimal-places="2" loext:min-decimal-places="2" number:min-integer-digits="1" number:grouping="true"/>
      <number:text> F</number:text>
    </number:number-style>
    <number:number-style style:name="N181">
      <style:text-properties fo:color="#ff0000"/>
      <number:text>-</number:text>
      <number:number number:decimal-places="2" loext:min-decimal-places="2" number:min-integer-digits="1" number:grouping="true"/>
      <number:text> F</number:text>
      <style:map style:condition="value()&gt;=0" style:apply-style-name="N181P0"/>
    </number:number-style>
    <number:number-style style:name="N185P0" style:volatile="true">
      <number:text> </number:text>
      <number:number number:decimal-places="0" loext:min-decimal-places="0" number:min-integer-digits="1" number:grouping="true"/>
      <number:text> F </number:text>
    </number:number-style>
    <number:number-style style:name="N185P1" style:volatile="true">
      <number:text>-</number:text>
      <number:number number:decimal-places="0" loext:min-decimal-places="0" number:min-integer-digits="1" number:grouping="true"/>
      <number:text> F </number:text>
    </number:number-style>
    <number:number-style style:name="N185P2" style:volatile="true">
      <number:text> - F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number:text>
      <number:number number:decimal-places="0" loext:min-decimal-places="0" number:min-integer-digits="1" number:grouping="true"/>
      <number:text>    </number:text>
    </number:number-style>
    <number:number-style style:name="N189P1" style:volatile="true">
      <number:text>-</number:text>
      <number:number number:decimal-places="0" loext:min-decimal-places="0" number:min-integer-digits="1" number:grouping="true"/>
      <number:text>    </number:text>
    </number:number-style>
    <number:number-style style:name="N189P2" style:volatile="true">
      <number:text> -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number:text>
      <number:number number:decimal-places="2" loext:min-decimal-places="2" number:min-integer-digits="1" number:grouping="true"/>
      <number:text> F </number:text>
    </number:number-style>
    <number:number-style style:name="N193P1" style:volatile="true">
      <number:text>-</number:text>
      <number:number number:decimal-places="2" loext:min-decimal-places="2" number:min-integer-digits="1" number:grouping="true"/>
      <number:text> F </number:text>
    </number:number-style>
    <number:number-style style:name="N193P2" style:volatile="true">
      <number:text>-</number:text>
      <number:number number:decimal-places="0" loext:min-decimal-places="0" number:min-integer-digits="0"/>
      <number:text> F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7P0" style:volatile="true">
      <number:text> </number:text>
      <number:number number:decimal-places="2" loext:min-decimal-places="2" number:min-integer-digits="1" number:grouping="true"/>
      <number:text>    </number:text>
    </number:number-style>
    <number:number-style style:name="N197P1" style:volatile="true">
      <number:text>-</number:text>
      <number:number number:decimal-places="2" loext:min-decimal-places="2" number:min-integer-digits="1" number:grouping="true"/>
      <number:text>    </number:text>
    </number:number-style>
    <number:number-style style:name="N197P2" style:volatile="true">
      <number:text>-</number:text>
      <number:number number:decimal-places="0" loext: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text>Vrai</number:text>
    </number:number-style>
    <number:number-style style:name="N199P1" style:volatile="true">
      <number:text>Vrai</number:text>
    </number:number-style>
    <number:number-style style:name="N199">
      <number:text>Faux</number:text>
      <style:map style:condition="value()&gt;0" style:apply-style-name="N199P0"/>
      <style:map style:condition="value()&lt;0" style:apply-style-name="N199P1"/>
    </number:number-style>
    <number:number-style style:name="N201P0" style:volatile="true">
      <number:text>Actif</number:text>
    </number:number-style>
    <number:number-style style:name="N201P1" style:volatile="true">
      <number:text>Actif</number:text>
    </number:number-style>
    <number:number-style style:name="N201">
      <number:text>Inactif</number:text>
      <style:map style:condition="value()&gt;0" style:apply-style-name="N201P0"/>
      <style:map style:condition="value()&lt;0" style:apply-style-name="N201P1"/>
    </number:number-style>
    <number:date-style style:name="N202">
      <number:year number:style="long"/>
      <number:text> </number:text>
      <number:month number:style="long" number:textual="true"/>
      <number:text> </number:text>
      <number:day/>
      <number:text> </number:text>
      <number:day-of-week number:style="long"/>
    </number:date-style>
    <number:number-style style:name="N203">
      <number:number number:decimal-places="1" loext:min-decimal-places="1" number:min-integer-digits="3"/>
    </number:number-style>
    <number:number-style style:name="N204">
      <number:number number:decimal-places="2" loext:min-decimal-places="2" number:min-integer-digits="4"/>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date-style style:name="N10125" number:language="fr" number:country="FR">
      <number:year number:style="long"/>
      <number:text> </number:text>
      <number:month number:style="long" number:textual="true"/>
      <number:text> </number:text>
      <number:day-of-week number:style="long"/>
      <number:text> </number:text>
      <number:day/>
      <number:text> - </number:text>
      <number:hours number:style="long"/>
      <number:text>:</number:text>
      <number:minutes number:style="long"/>
    </number:date-style>
    <number:date-style style:name="N20112" number:language="he" number:country="IL">
      <number:day-of-week number:calendar="jewish" number:style="long"/>
      <number:text> </number:text>
      <number:month number:calendar="jewish" number:style="long" number:textual="true"/>
      <number:text> </number:text>
      <number:day-of-week number:calendar="jewish" number:style="long"/>
      <number:text> J - </number:text>
      <number:hours number:style="long"/>
      <number:text>:</number:text>
      <number:minutes number:style="long"/>
    </number:date-style>
    <style:style style:name="Default" style:family="table-cell" style:data-style-name="N100">
      <style:table-cell-properties fo:border-bottom="1.11pt double #000000" style:border-line-width-bottom="0.02mm 0.35mm 0.02mm" style:text-align-source="value-type" style:repeat-content="false" fo:background-color="transparent" fo:wrap-option="wrap" fo:border-left="1.11pt double #000000" style:border-line-width-left="0.02mm 0.35mm 0.02mm" fo:padding-bottom="3mm" fo:padding-left="1.5mm" fo:padding-right="1.5mm" fo:padding-top="3mm" fo:border-right="1.11pt double #000000" style:border-line-width-right="0.02mm 0.35mm 0.02mm" fo:border-top="none" style:vertical-align="top"/>
      <style:paragraph-properties fo:margin-left="0mm"/>
      <style:text-properties style:use-window-font-color="true" style:text-outline="false" style:text-line-through-style="none" style:text-line-through-type="none" style:font-name="DejaVu Sans Mono" fo:font-family="'DejaVu Sans Mono'" style:font-style-name="Book" style:font-family-generic="modern" style:font-pitch="fixed" fo:font-size="10pt" fo:language="fr" fo:country="FR" fo:font-style="normal" fo:text-shadow="1pt 1pt" style:text-underline-style="none" fo:font-weight="normal" style:text-underline-mode="continuous" style:text-overline-mode="continuous" style:text-line-through-mode="continuous" style:font-name-asian="DejaVu Sans Mono" style:font-family-asian="'DejaVu Sans Mono'" style:font-style-name-asian="Book" style:font-family-generic-asian="modern" style:font-pitch-asian="fixed" style:font-size-asian="10pt" style:language-asian="zxx" style:country-asian="none" style:font-style-asian="normal" style:font-weight-asian="normal" style:font-name-complex="Times New Roman" style:font-family-complex="'Times New Roman'" style:font-style-name-complex="Normal" style:font-family-generic-complex="roman" style:font-pitch-complex="variable" style:font-size-complex="15pt" style:language-complex="en" style:country-complex="US" style:font-style-complex="normal" style:font-weight-complex="normal" style:text-emphasize="none" style:font-relief="none" style:text-overline-style="none" style:text-overline-color="font-colo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ITRE_20_POSITIF" style:display-name="TITRE POSITIF" style:family="table-cell" style:parent-style-name="Default">
      <style:table-cell-properties fo:border-bottom="none" fo:background-color="#000000" style:text-align-source="fix" style:repeat-content="false" fo:wrap-option="no-wrap" fo:border-left="none" fo:border-right="1.11pt double #000000" style:border-line-width-right="0.02mm 0.35mm 0.02mm" fo:border-top="none" style:vertical-align="top"/>
      <style:paragraph-properties fo:text-align="center" fo:margin-left="0mm"/>
      <style:text-properties fo:color="#000000" style:text-outline="true" style:font-name="Microsoft Sans Serif" fo:font-family="'Microsoft Sans Serif'" style:font-family-generic="swiss" style:font-pitch="variable" fo:font-size="9pt" fo:font-weight="bold" style:font-size-asian="9pt" style:font-weight-asian="bold" style:font-name-complex="Microsoft Sans Serif" style:font-family-complex="'Microsoft Sans Serif'" style:font-family-generic-complex="swiss" style:font-pitch-complex="variable" style:font-size-complex="9pt" style:font-weight-complex="bold"/>
    </style:style>
    <style:style style:name="OBRIT_20_POSITIF" style:display-name="OBRIT POSITIF" style:family="table-cell" style:parent-style-name="Default" style:data-style-name="N20000">
      <style:table-cell-properties fo:background-color="#ffffff" style:text-align-source="fix" style:repeat-content="false" fo:wrap-option="no-wrap" style:vertical-align="top"/>
      <style:paragraph-properties fo:text-align="end" fo:margin-left="0mm" style:writing-mode="rl-tb"/>
      <style:text-properties style:use-window-font-color="true" style:font-name="Courier New" fo:font-family="'Courier New'" style:font-style-name="Normal" style:font-family-generic="modern" style:font-pitch="fixed" fo:font-size="14pt" fo:language="zxx" fo:country="none" fo:text-shadow="1pt 1pt" fo:font-weight="bold" style:font-size-asian="14pt" style:font-name-complex="Times New Roman1" style:font-family-complex="'Times New Roman'" style:font-style-name-complex="Gras" style:font-family-generic-complex="roman" style:font-pitch-complex="variable" style:font-size-complex="16pt" style:language-complex="he" style:country-complex="IL" style:font-weight-complex="bold" style:text-overline-style="none" style:text-overline-color="font-color"/>
    </style:style>
    <style:style style:name="LATIN_20_POSITIF" style:display-name="LATIN POSITIF" style:family="table-cell" style:parent-style-name="Default">
      <style:table-cell-properties fo:border-bottom="none" fo:background-color="#ffffff" style:text-align-source="fix" style:repeat-content="false" fo:wrap-option="no-wrap" fo:border-left="1.11pt double #ffffff" style:border-line-width-left="0.02mm 0.35mm 0.02mm" fo:padding-bottom="3.49mm" fo:padding-left="0.35mm" fo:padding-right="0.35mm" fo:padding-top="0.35mm" fo:border-right="none" style:shrink-to-fit="false" fo:border-top="none" style:vertical-align="top"/>
      <style:paragraph-properties fo:text-align="start"/>
      <style:text-properties fo:color="#000000" style:font-name="Palatino Linotype" fo:font-family="'Palatino Linotype'" style:font-style-name="Gras" style:font-family-generic="roman" style:font-pitch="variable" fo:font-size="10pt" fo:text-shadow="1pt 1pt" fo:font-weight="bold" style:font-size-asian="10pt" style:font-weight-asian="bold" style:font-name-complex="Times New Roman1" style:font-family-complex="'Times New Roman'" style:font-style-name-complex="Gras" style:font-family-generic-complex="roman" style:font-pitch-complex="variable" style:font-size-complex="15pt" style:language-complex="zxx" style:country-complex="none" style:font-weight-complex="bold"/>
    </style:style>
    <style:style style:name="TITRE_20_NEGATIF" style:display-name="TITRE NEGATIF" style:family="table-cell" style:parent-style-name="Default">
      <style:table-cell-properties fo:border-bottom="none" style:text-align-source="fix" style:repeat-content="false" fo:background-color="transparent" fo:wrap-option="no-wrap" fo:border-left="1.11pt double #ffffff" style:border-line-width-left="0.02mm 0.35mm 0.02mm" fo:border-right="none" fo:border-top="none" style:vertical-align="top"/>
      <style:paragraph-properties fo:text-align="center" fo:margin-left="0mm"/>
      <style:text-properties fo:color="#000000" style:text-outline="true" style:font-name="Microsoft Sans Serif" fo:font-family="'Microsoft Sans Serif'" style:font-family-generic="swiss" style:font-pitch="variable" fo:font-size="9pt" fo:font-weight="bold" style:font-size-asian="9pt" style:font-weight-asian="bold" style:font-name-complex="Microsoft Sans Serif" style:font-family-complex="'Microsoft Sans Serif'" style:font-family-generic-complex="swiss" style:font-pitch-complex="variable" style:font-size-complex="9pt" style:font-weight-complex="bold"/>
    </style:style>
    <style:style style:name="LATIN_20_NEGATIF" style:display-name="LATIN NEGATIF" style:family="table-cell" style:parent-style-name="Default">
      <style:table-cell-properties fo:background-color="#000000" style:text-align-source="fix" style:repeat-content="false" fo:wrap-option="no-wrap" fo:padding-bottom="3.49mm" fo:padding-left="0.35mm" fo:padding-right="0.35mm" fo:padding-top="0.35mm" style:vertical-align="top"/>
      <style:paragraph-properties fo:text-align="start" fo:margin-left="0mm"/>
      <style:text-properties fo:color="#ffffff" style:font-name="Palatino Linotype" fo:font-family="'Palatino Linotype'" style:font-style-name="Gras" style:font-family-generic="roman" style:font-pitch="variable" fo:font-size="10pt" fo:font-weight="bold" style:font-size-asian="10pt" style:font-weight-asian="bold" style:font-name-complex="Times New Roman1" style:font-family-complex="'Times New Roman'" style:font-style-name-complex="Gras" style:font-family-generic-complex="roman" style:font-pitch-complex="variable" style:font-size-complex="15pt" style:font-weight-complex="bold"/>
    </style:style>
    <style:style style:name="OBRIT_20_NEGATIF" style:display-name="OBRIT NEGATIF" style:family="table-cell" style:parent-style-name="Default" style:data-style-name="N20000">
      <style:table-cell-properties fo:background-color="#000000" style:text-align-source="fix" style:repeat-content="false" fo:wrap-option="no-wrap" style:vertical-align="top"/>
      <style:paragraph-properties fo:text-align="end" fo:margin-left="0mm"/>
      <style:text-properties fo:color="#ffffff" style:font-name="Courier New" fo:font-family="'Courier New'" style:font-style-name="Normal" style:font-family-generic="modern" style:font-pitch="fixed" fo:font-size="14pt" fo:language="zxx" fo:country="none" fo:text-shadow="1pt 1pt" style:font-size-asian="14pt" style:font-name-complex="Times New Roman" style:font-family-complex="'Times New Roman'" style:font-style-name-complex="Normal" style:font-family-generic-complex="roman" style:font-pitch-complex="variable" style:font-size-complex="18pt" style:language-complex="he" style:country-complex="IL"/>
    </style:style>
    <style:style style:name="PHÔNETIQWË_20_POSITIF_20_BORD" style:display-name="PHÔNETIQWË POSITIF BORD" style:family="table-cell" style:parent-style-name="Default">
      <style:table-cell-properties fo:border-bottom="1.11pt double #000000" style:border-line-width-bottom="0.02mm 0.35mm 0.02mm" fo:background-color="#ffffff" style:text-align-source="fix" style:repeat-content="false" fo:wrap-option="no-wrap" fo:border-left="1.11pt double #000000" style:border-line-width-left="0.02mm 0.35mm 0.02mm" fo:border-right="1.11pt double #000000" style:border-line-width-right="0.02mm 0.35mm 0.02mm" fo:border-top="none" style:vertical-align="top"/>
      <style:paragraph-properties fo:text-align="start" fo:margin-left="0mm"/>
      <style:text-properties fo:color="#c5000b" style:font-name="DejaVu Sans Mono1" fo:font-family="'DejaVu Sans Mono'" style:font-style-name="Gras" style:font-family-generic="modern" style:font-pitch="fixed" fo:font-size="10pt" fo:language="zxx" fo:country="none" fo:text-shadow="none" fo:font-weight="bold" style:font-name-asian="DejaVu Sans Mono1" style:font-family-asian="'DejaVu Sans Mono'" style:font-style-name-asian="Gras" style:font-family-generic-asian="modern" style:font-pitch-asian="fixed" style:font-size-asian="10pt" style:font-weight-asian="bold" style:font-name-complex="DejaVu Sans Mono1" style:font-family-complex="'DejaVu Sans Mono'" style:font-style-name-complex="Gras" style:font-family-generic-complex="modern" style:font-pitch-complex="fixed" style:font-size-complex="10pt" style:font-weight-complex="bold"/>
    </style:style>
    <style:style style:name="INFO_20_POSITIF" style:display-name="INFO POSITIF" style:family="table-cell" style:parent-style-name="Default">
      <style:table-cell-properties fo:background-color="#ffffff" style:text-align-source="fix" style:repeat-content="false" fo:wrap-option="wrap" fo:border="none" style:vertical-align="top"/>
      <style:paragraph-properties fo:text-align="start"/>
      <style:text-properties style:font-name="Microsoft Sans Serif" fo:font-family="'Microsoft Sans Serif'" style:font-family-generic="swiss" style:font-pitch="variable" fo:font-size="8pt" fo:language="fr" fo:country="FR" style:font-size-asian="8pt" style:font-name-complex="Microsoft Sans Serif" style:font-family-complex="'Microsoft Sans Serif'" style:font-family-generic-complex="swiss" style:font-pitch-complex="variable" style:font-size-complex="8pt"/>
    </style:style>
    <style:style style:name="DATE_20_POSITIF" style:display-name="DATE POSITIF" style:family="table-cell" style:parent-style-name="INFO_20_POSITIF" style:data-style-name="N52">
      <style:table-cell-properties fo:border-bottom="none" fo:background-color="#ffffff" style:text-align-source="fix" style:repeat-content="false" fo:wrap-option="no-wrap" fo:border-left="none" fo:border-right="1.11pt double #000000" style:border-line-width-right="0.02mm 0.35mm 0.02mm" fo:border-top="none"/>
      <style:paragraph-properties fo:text-align="start"/>
      <style:text-properties fo:font-size="8pt" style:font-size-asian="8pt" style:font-size-complex="8pt"/>
    </style:style>
    <style:style style:name="PHÔNETIQWË_20_NEGATIF" style:display-name="PHÔNETIQWË NEGATIF" style:family="table-cell" style:parent-style-name="PHÔNETIQWË_20_POSITIF_20_BORD">
      <style:table-cell-properties fo:background-color="#000000" style:text-align-source="fix" style:repeat-content="false" fo:wrap-option="no-wrap" fo:border="none" style:vertical-align="top"/>
      <style:paragraph-properties fo:text-align="start" fo:margin-left="0mm"/>
      <style:text-properties style:font-name="DejaVu Sans Mono1" fo:font-family="'DejaVu Sans Mono'" style:font-style-name="Gras" style:font-family-generic="modern" style:font-pitch="fixed" fo:font-size="10pt" style:font-name-complex="DejaVu Sans Mono1" style:font-family-complex="'DejaVu Sans Mono'" style:font-style-name-complex="Gras" style:font-family-generic-complex="modern" style:font-pitch-complex="fixed"/>
    </style:style>
    <style:style style:name="INFO_20_NEGATIF" style:display-name="INFO NEGATIF" style:family="table-cell" style:parent-style-name="Default">
      <style:table-cell-properties fo:background-color="#000000" fo:wrap-option="wrap" fo:border="none" style:vertical-align="top"/>
      <style:text-properties fo:color="#ffffff" style:font-name="Microsoft Sans Serif" fo:font-family="'Microsoft Sans Serif'" style:font-family-generic="swiss" style:font-pitch="variable" fo:font-size="8pt" style:font-size-asian="8pt" style:font-name-complex="Microsoft Sans Serif" style:font-family-complex="'Microsoft Sans Serif'" style:font-family-generic-complex="swiss" style:font-pitch-complex="variable" style:font-size-complex="8pt"/>
    </style:style>
    <style:style style:name="ORBIT_20_NEGATIF" style:display-name="ORBIT NEGATIF" style:family="table-cell" style:parent-style-name="Default">
      <style:table-cell-properties fo:background-color="#000000" style:text-align-source="fix" style:repeat-content="false" fo:wrap-option="no-wrap" style:vertical-align="top"/>
      <style:paragraph-properties fo:text-align="end" fo:margin-left="0mm" style:writing-mode="rl-tb"/>
      <style:text-properties fo:color="#ffffff" style:font-name="Courier New1" fo:font-family="'Courier New'" style:font-family-generic="modern" style:font-pitch="fixed" fo:font-size="14pt" fo:language="zxx" fo:country="none" fo:text-shadow="1pt 1pt" fo:font-weight="bold" style:font-size-asian="14pt" style:font-name-complex="Times New Roman1" style:font-family-complex="'Times New Roman'" style:font-style-name-complex="Gras" style:font-family-generic-complex="roman" style:font-pitch-complex="variable" style:font-size-complex="16pt" style:language-complex="ar" style:country-complex="EG" style:font-weight-complex="bold"/>
    </style:style>
    <style:style style:name="Lucida_20_Droite" style:display-name="Lucida Droite" style:family="table-cell" style:parent-style-name="Default">
      <style:table-cell-properties style:text-align-source="fix" style:repeat-content="false" fo:background-color="transparent" fo:wrap-option="no-wrap" fo:border="none" fo:padding-bottom="3.49mm" fo:padding-left="0.35mm" fo:padding-right="0.35mm" fo:padding-top="0.35mm"/>
      <style:paragraph-properties fo:text-align="end"/>
      <style:text-properties style:font-name="Times New Roman" fo:font-family="'Times New Roman'" style:font-style-name="Normal" style:font-family-generic="roman" style:font-pitch="variable" fo:font-size="10pt" style:font-name-asian="Times New Roman" style:font-family-asian="'Times New Roman'" style:font-style-name-asian="Normal" style:font-family-generic-asian="roman" style:font-pitch-asian="variable" style:font-size-asian="10pt" style:font-name-complex="Times New Roman" style:font-family-complex="'Times New Roman'" style:font-style-name-complex="Normal" style:font-family-generic-complex="roman" style:font-pitch-complex="variable" style:font-size-complex="15pt"/>
    </style:style>
    <style:style style:name="Lucida_20_Gauche" style:display-name="Lucida Gauche" style:family="table-cell" style:parent-style-name="Lucida_20_Droite">
      <style:table-cell-properties fo:background-color="#ffffff" style:text-align-source="fix" style:repeat-content="false" fo:padding-bottom="3.49mm" fo:padding-left="0.35mm" fo:padding-right="0.35mm" fo:padding-top="0.35mm"/>
      <style:paragraph-properties fo:text-align="start"/>
      <style:text-properties fo:font-size="10pt"/>
    </style:style>
    <style:style style:name="ORBIT_20_POSITIF" style:display-name="ORBIT POSITIF" style:family="table-cell" style:parent-style-name="Default">
      <style:table-cell-properties fo:background-color="#ffffff" style:text-align-source="fix" style:repeat-content="false" fo:wrap-option="no-wrap"/>
      <style:paragraph-properties fo:text-align="end" style:writing-mode="rl-tb"/>
      <style:text-properties style:font-name="Times New Roman1" fo:font-family="'Times New Roman'" style:font-style-name="Gras" style:font-family-generic="roman" style:font-pitch="variable" fo:font-size="12pt" fo:text-shadow="1pt 1pt" fo:font-weight="bold" style:font-size-asian="12pt" style:font-weight-asian="bold" style:font-name-complex="Times New Roman1" style:font-family-complex="'Times New Roman'" style:font-style-name-complex="Gras" style:font-family-generic-complex="roman" style:font-pitch-complex="variable" style:font-size-complex="16pt" style:language-complex="ar" style:country-complex="EG" style:font-weight-complex="bold" fo:hyphenate="true"/>
    </style:style>
    <style:style style:name="TITRE" style:family="table-cell" style:parent-style-name="Default">
      <style:table-cell-properties fo:background-color="#000000" style:text-align-source="fix" style:repeat-content="false"/>
      <style:paragraph-properties fo:text-align="center"/>
    </style:style>
    <style:style style:name="Phonetique" style:family="table-cell" style:parent-style-name="Default">
      <style:table-cell-properties fo:background-color="transparent"/>
      <style:text-properties fo:color="#c5000b" fo:text-shadow="none"/>
    </style:style>
    <style:style style:name="Lucida_20_ORBIT" style:display-name="Lucida ORBIT" style:family="table-cell" style:parent-style-name="Lucida_20_Droite">
      <style:table-cell-properties fo:background-color="transparent"/>
      <style:paragraph-properties style:writing-mode="rl-tb"/>
    </style:style>
    <style:style style:name="Lucida_20_Droite_20_Noir" style:display-name="Lucida Droite Noir" style:family="table-cell" style:parent-style-name="Lucida_20_Droite">
      <style:table-cell-properties fo:background-color="#000000" fo:border="none" fo:padding-bottom="3.49mm" fo:padding-left="0.35mm" fo:padding-right="0.35mm" fo:padding-top="0.35mm"/>
    </style:style>
    <style:style style:name="INTERSECTION_20_GRISE" style:display-name="INTERSECTION GRISE" style:family="table-cell" style:parent-style-name="Lucida_20_Droite">
      <style:table-cell-properties fo:background-color="#808080" style:text-align-source="fix" style:repeat-content="false" fo:wrap-option="no-wrap" fo:border="0.99pt solid #c0c0c0" fo:padding-bottom="3.49mm" fo:padding-left="0.35mm" fo:padding-right="0.35mm" fo:padding-top="0.35mm" style:vertical-align="top"/>
      <style:paragraph-properties fo:text-align="center" fo:margin-left="0mm"/>
      <style:text-properties style:text-outline="true" fo:font-size="10pt" fo:font-weight="bold" style:font-size-asian="10pt" fo:hyphenate="true"/>
    </style:style>
    <style:style style:name="TITRE_20_NEUTRE" style:display-name="TITRE NEUTRE" style:family="table-cell" style:parent-style-name="TITRE_20_NEGATIF">
      <style:table-cell-properties fo:background-color="#808080"/>
      <style:text-properties fo:color="#000000" style:text-outline="true"/>
    </style:style>
    <style:style style:name="SANSKRIT_20_NEGATIF" style:display-name="SANSKRIT NEGATIF" style:family="table-cell" style:parent-style-name="ORBIT_20_NEGATIF">
      <style:table-cell-properties fo:background-color="#000000"/>
      <style:text-properties fo:color="#ffffff"/>
    </style:style>
    <style:style style:name="DATE_20_NEGATIF" style:display-name="DATE NEGATIF" style:family="table-cell" style:parent-style-name="DATE_20_POSITIF">
      <style:table-cell-properties fo:border-bottom="none" fo:background-color="#000000" style:text-align-source="fix" style:repeat-content="false" fo:border-left="1.11pt double #000000" style:border-line-width-left="0.02mm 0.35mm 0.02mm" fo:border-right="none" fo:border-top="none"/>
      <style:paragraph-properties fo:text-align="end"/>
    </style:style>
    <style:style style:name="SANSKRIT_20_POSITIF" style:display-name="SANSKRIT POSITIF" style:family="table-cell" style:parent-style-name="SANSKRIT_20_NEGATIF">
      <style:table-cell-properties fo:background-color="#ffffff" style:text-align-source="fix" style:repeat-content="false"/>
      <style:paragraph-properties fo:text-align="start" style:writing-mode="lr-tb"/>
      <style:text-properties fo:color="#000000"/>
    </style:style>
    <style:style style:name="COMMENTAIRE" style:family="table-cell" style:parent-style-name="Default">
      <style:table-cell-properties fo:background-color="#000000" style:text-align-source="fix" style:repeat-content="false" fo:wrap-option="wrap"/>
      <style:paragraph-properties fo:text-align="center"/>
      <style:text-properties fo:color="#ffff66" style:text-outline="false" style:font-name="Microsoft Sans Serif1" fo:font-family="'Microsoft Sans Serif'" style:font-style-name="Normal" style:font-family-generic="swiss" style:font-pitch="variable" fo:font-size="12pt" style:font-size-asian="12pt" style:font-size-complex="16pt" style:font-relief="none"/>
    </style:style>
    <style:style style:name="DEFINITION_20_NOIR" style:display-name="DEFINITION NOIR" style:family="table-cell" style:parent-style-name="Default">
      <style:table-cell-properties fo:background-color="#000000" style:text-align-source="fix" style:repeat-content="false" fo:wrap-option="wrap"/>
      <style:paragraph-properties fo:text-align="end"/>
    </style:style>
    <style:style style:name="Standard_20_Renvoi_20_Ligne" style:display-name="Standard Renvoi Ligne" style:family="table-cell" style:parent-style-name="Default">
      <style:table-cell-properties fo:wrap-option="wrap" fo:padding-bottom="3mm" fo:padding-left="1.5mm" fo:padding-right="1.5mm" fo:padding-top="3mm"/>
      <style:text-properties style:font-size-complex="15pt"/>
    </style:style>
    <style:style style:name="INTERSECTION_20_GRISE_20_NEGATIF" style:display-name="INTERSECTION GRISE NEGATIF" style:family="table-cell" style:parent-style-name="INTERSECTION_20_GRISE">
      <style:table-cell-properties fo:background-color="#4c4c4c" style:text-align-source="fix" style:repeat-content="false" fo:border="1.11pt double #000000" style:border-line-width="0.02mm 0.35mm 0.02mm" style:vertical-align="bottom"/>
      <style:paragraph-properties fo:text-align="end"/>
    </style:style>
    <style:style style:name="LATIN_20_CENTRE" style:display-name="LATIN CENTRE" style:family="table-cell" style:parent-style-name="Lucida_20_Droite">
      <style:table-cell-properties style:text-align-source="fix" style:repeat-content="false" fo:wrap-option="wrap"/>
      <style:paragraph-properties fo:text-align="center" fo:margin-left="0mm"/>
      <style:text-properties fo:font-weight="bold" style:font-weight-asian="bold" style:font-weight-complex="bold"/>
    </style:style>
    <style:style style:name="LATIN_20_NEGATIF_20_CENTRE" style:display-name="LATIN NEGATIF CENTRE" style:family="table-cell" style:parent-style-name="LATIN_20_NEGATIF">
      <style:table-cell-properties fo:background-color="#000000" style:text-align-source="fix" style:repeat-content="false"/>
      <style:paragraph-properties fo:text-align="center"/>
      <style:text-properties style:font-size-complex="15pt"/>
    </style:style>
    <style:style style:name="LATIN_20_POSITIF_20_CENTRE" style:display-name="LATIN POSITIF CENTRE" style:family="table-cell" style:parent-style-name="LATIN_20_POSITIF">
      <style:table-cell-properties fo:background-color="#ffffff" style:text-align-source="fix" style:repeat-content="false" fo:wrap-option="no-wrap"/>
      <style:paragraph-properties fo:text-align="center"/>
    </style:style>
    <style:style style:name="INFO_20_CENTRE" style:display-name="INFO CENTRE" style:family="table-cell" style:parent-style-name="INFO_20_POSITIF">
      <style:table-cell-properties fo:border-bottom="none" fo:background-color="#808080" style:text-align-source="fix" style:repeat-content="false" fo:border-left="0.99pt solid #c0c0c0" fo:border-right="none" fo:border-top="0.99pt solid #c0c0c0"/>
      <style:paragraph-properties fo:text-align="center"/>
      <style:text-properties style:text-outline="true"/>
    </style:style>
    <style:style style:name="LATIN_20_NEGATIF_20_DROITE" style:display-name="LATIN NEGATIF DROITE" style:family="table-cell" style:parent-style-name="LATIN_20_NEGATIF">
      <style:table-cell-properties fo:border-bottom="none" fo:background-color="#000000" style:text-align-source="fix" style:repeat-content="false" fo:wrap-option="no-wrap" fo:border-left="none" fo:border-right="1.11pt double #000000" style:border-line-width-right="0.02mm 0.35mm 0.02mm" fo:border-top="none"/>
      <style:paragraph-properties fo:text-align="end"/>
      <style:text-properties style:font-name-complex="Times New Roman1" style:font-family-complex="'Times New Roman'" style:font-style-name-complex="Gras" style:font-family-generic-complex="roman" style:font-pitch-complex="variable" style:font-size-complex="15pt"/>
    </style:style>
    <style:style style:name="INFO_20_NEGATIF_20_CENTRE" style:display-name="INFO NEGATIF CENTRE" style:family="table-cell" style:parent-style-name="INFO_20_NEGATIF">
      <style:table-cell-properties style:text-align-source="fix" style:repeat-content="false"/>
      <style:paragraph-properties fo:text-align="center"/>
    </style:style>
    <style:style style:name="INFO_20_POSITIF_20_CENTRE" style:display-name="INFO POSITIF CENTRE" style:family="table-cell" style:parent-style-name="INFO_20_POSITIF">
      <style:table-cell-properties style:text-align-source="fix" style:repeat-content="false" fo:border="0.99pt solid #ffffff"/>
      <style:paragraph-properties fo:text-align="center"/>
      <style:text-properties style:font-size-complex="11pt"/>
    </style:style>
    <style:style style:name="COURIER_20_NEW_20_DROITE" style:display-name="COURIER NEW DROITE" style:family="table-cell" style:parent-style-name="Default">
      <style:table-cell-properties style:text-align-source="fix" style:repeat-content="false" fo:wrap-option="no-wrap"/>
      <style:paragraph-properties fo:text-align="end" fo:margin-left="0mm" style:writing-mode="rl-tb"/>
      <style:text-properties fo:font-size="10pt" style:font-size-asian="10pt" style:font-name-complex="Courier New1" style:font-family-complex="'Courier New'" style:font-family-generic-complex="modern" style:font-pitch-complex="fixed" style:font-size-complex="10pt"/>
    </style:style>
    <style:style style:name="PHÔNETIQWË_20_POSITIF_20_CENTRË" style:display-name="PHÔNETIQWË POSITIF CENTRË" style:family="table-cell" style:parent-style-name="PHÔNETIQWË_20_POSITIF_20_BORD">
      <style:table-cell-properties style:text-align-source="fix" style:repeat-content="false"/>
      <style:paragraph-properties fo:text-align="center"/>
    </style:style>
    <style:style style:name="INTERSTICE_20_NOIR" style:display-name="INTERSTICE NOIR" style:family="table-cell" style:parent-style-name="Lucida_20_Droite" style:data-style-name="N109">
      <style:table-cell-properties fo:background-color="#000000" style:text-align-source="fix" style:repeat-content="false"/>
      <style:paragraph-properties fo:text-align="center" fo:margin-left="0mm"/>
      <style:text-properties fo:font-weight="bold" style:font-weight-asian="bold" style:font-weight-complex="bold"/>
    </style:style>
    <style:style style:name="STANDARD_20_NEGATIF" style:display-name="STANDARD NEGATIF" style:family="table-cell" style:parent-style-name="Default">
      <style:table-cell-properties fo:background-color="#000000"/>
      <style:text-properties fo:color="#ffffff"/>
    </style:style>
    <style:style style:name="STANDARD_20_POSITIF_20_DROITE" style:display-name="STANDARD POSITIF DROITE" style:family="table-cell" style:parent-style-name="Default" style:data-style-name="N100">
      <style:table-cell-properties style:text-align-source="fix" style:repeat-content="false" fo:wrap-option="no-wrap"/>
      <style:paragraph-properties fo:text-align="end"/>
      <style:text-properties style:font-size-complex="15pt"/>
    </style:style>
    <style:style style:name="COURIER_20_NEW" style:display-name="COURIER NEW" style:family="table-cell" style:parent-style-name="COURIER_20_NEW_20_DROITE">
      <style:table-cell-properties style:text-align-source="fix" style:repeat-content="false"/>
      <style:paragraph-properties fo:text-align="start"/>
      <style:text-properties fo:font-size="10pt" style:font-size-asian="10pt" style:font-size-complex="10pt"/>
    </style:style>
    <style:style style:name="SHEMITIQWË" style:family="table-cell" style:parent-style-name="STANDARD_20_NEGATIF">
      <style:table-cell-properties style:text-align-source="fix" style:repeat-content="false" fo:background-color="transparent"/>
      <style:paragraph-properties fo:text-align="end" style:writing-mode="rl-tb"/>
      <style:text-properties style:use-window-font-color="true" style:font-name-asian="Courier New" style:font-family-asian="'Courier New'" style:font-style-name-asian="Normal" style:font-family-generic-asian="modern" style:font-pitch-asian="fixed" style:font-size-complex="15pt"/>
    </style:style>
    <style:style style:name="SYRIAQWË" style:family="table-cell" style:parent-style-name="Default">
      <style:table-cell-properties style:text-align-source="fix" style:repeat-content="false"/>
      <style:paragraph-properties fo:text-align="center"/>
      <style:text-properties fo:font-size="20pt" style:font-size-asian="20pt" style:font-name-complex="Estrangelo Edessa" style:font-family-complex="'Estrangelo Edessa'" style:font-family-generic-complex="script" style:font-pitch-complex="variable" style:font-size-complex="20pt"/>
    </style:style>
    <style:style style:name="LATIN_20_NEGATIF_20_NOMBRE" style:display-name="LATIN NEGATIF NOMBRE" style:family="table-cell" style:parent-style-name="LATIN_20_NEGATIF" style:data-style-name="N0"/>
    <style:style style:name="LATIN_20_POSITIF_20_NOMBRE" style:display-name="LATIN POSITIF NOMBRE" style:family="table-cell" style:parent-style-name="LATIN_20_POSITIF" style:data-style-name="N0"/>
    <style:style style:name="INFO_20_DROITE" style:display-name="INFO DROITE" style:family="table-cell" style:parent-style-name="INFO_20_CENTRE" style:data-style-name="N110">
      <style:table-cell-properties fo:background-color="#808080" fo:padding-bottom="3.49mm" fo:padding-left="0.35mm" fo:padding-right="0.35mm" fo:padding-top="0.35mm" style:vertical-align="bottom"/>
      <style:text-properties style:font-name="Times New Roman" fo:font-family="'Times New Roman'" style:font-style-name="Normal" style:font-family-generic="roman" style:font-pitch="variable" fo:font-size="10pt" style:font-size-asian="10pt" style:font-size-complex="10pt"/>
    </style:style>
    <style:style style:name="INTERSECTION_20_GRISE_20_POSITIF" style:display-name="INTERSECTION GRISE POSITIF" style:family="table-cell" style:parent-style-name="INTERSECTION_20_GRISE" style:data-style-name="N0">
      <style:table-cell-properties fo:border-bottom="1.11pt double #ffffff" fo:background-color="#cccccc" style:text-align-source="fix" style:repeat-content="false" fo:border-left="1.11pt double #ffffff" style:border-line-width="0.02mm 0.35mm 0.02mm" fo:border-right="1.11pt double #000000" fo:border-top="1.11pt double #ffffff" style:vertical-align="bottom"/>
      <style:paragraph-properties fo:text-align="start"/>
    </style:style>
    <style:style style:name="DATE_20_GRISE_20_DROITE" style:display-name="DATE GRISE DROITE" style:family="table-cell" style:parent-style-name="INTERSECTION_20_GRISE_20_NEGATIF" style:data-style-name="N52">
      <style:text-properties style:use-window-font-color="true" style:font-weight-asian="normal" style:font-weight-complex="normal"/>
    </style:style>
    <style:style style:name="INTERSECTION_20_GRISE_20_BORD" style:display-name="INTERSECTION GRISE BORD" style:family="table-cell" style:parent-style-name="INTERSECTION_20_GRISE">
      <style:table-cell-properties fo:border="1.11pt double #808080" style:border-line-width="0.02mm 0.35mm 0.02mm"/>
    </style:style>
    <style:style style:name="INTERSECTION_20_GRISE_20_DROITE" style:display-name="INTERSECTION GRISE DROITE" style:family="table-cell" style:parent-style-name="INTERSECTION_20_GRISE">
      <style:table-cell-properties style:text-align-source="fix" style:repeat-content="false" fo:padding-bottom="3.49mm" fo:padding-left="0.71mm" fo:padding-right="0.71mm" fo:padding-top="0.71mm"/>
      <style:paragraph-properties fo:text-align="end"/>
    </style:style>
    <style:style style:name="HTML_20_STANDARD" style:display-name="HTML STANDARD" style:family="table-cell" style:parent-style-name="Standard_20_Renvoi_20_Ligne">
      <style:table-cell-properties fo:border-bottom="1.11pt double #000000" style:border-line-width-bottom="0.02mm 0.35mm 0.02mm" fo:border-left="1.11pt double #000000" style:border-line-width-left="0.02mm 0.35mm 0.02mm" fo:border-right="none" fo:border-top="none"/>
      <style:text-properties style:text-outline="false" style:text-line-through-style="none" style:text-line-through-type="none" style:font-name="Times New Roman2" fo:font-family="'Times New Roman'" style:font-family-generic="roman" style:font-pitch="variable" fo:font-size="12pt" style:text-underline-style="none" fo:font-weight="bold" style:text-underline-mode="continuous" style:text-overline-mode="continuous" style:text-line-through-mode="continuous" style:font-name-asian="Lucida Sans Unicode1" style:font-family-asian="'Lucida Sans Unicode'" style:font-family-generic-asian="swiss" style:font-pitch-asian="variable" style:language-asian="zxx" style:country-asian="none" style:font-style-asian="normal" style:font-weight-asian="bold" style:font-size-complex="10pt" style:language-complex="en" style:country-complex="US" style:font-weight-complex="bold" style:text-emphasize="none" style:font-relief="none" style:text-overline-style="none" style:text-overline-color="font-color"/>
    </style:style>
    <style:style style:name="HTML_20_PHÔNETIQWË" style:display-name="HTML PHÔNETIQWË" style:family="table-cell" style:parent-style-name="Standard_20_Renvoi_20_Ligne">
      <style:table-cell-properties fo:border-bottom="1.11pt double #000000" style:border-line-width-bottom="0.02mm 0.35mm 0.02mm" fo:background-color="transparent" fo:wrap-option="no-wrap" fo:border-left="1.11pt double #000000" style:border-line-width-left="0.02mm 0.35mm 0.02mm" fo:border-right="none" fo:border-top="none"/>
      <style:text-properties fo:color="#990000" style:text-outline="false" style:text-line-through-style="none" style:text-line-through-type="none" style:font-name="DejaVu Sans Mono1" fo:font-family="'DejaVu Sans Mono'" style:font-style-name="Gras" style:font-family-generic="modern" style:font-pitch="fixed" fo:font-size="12pt" fo:text-shadow="none" style:text-underline-style="none" fo:font-weight="bold" style:text-underline-mode="continuous" style:text-overline-mode="continuous" style:text-line-through-mode="continuous" style:font-name-asian="DejaVu Sans Mono" style:font-family-asian="'DejaVu Sans Mono'" style:font-style-name-asian="Book" style:font-family-generic-asian="modern" style:font-pitch-asian="fixed" style:font-style-asian="normal" style:font-weight-asian="normal" style:font-name-complex="DejaVu Sans Mono1" style:font-family-complex="'DejaVu Sans Mono'" style:font-style-name-complex="Gras" style:font-family-generic-complex="modern" style:font-pitch-complex="fixed" style:font-size-complex="10pt" style:language-complex="en" style:country-complex="US" style:font-style-complex="normal" style:font-weight-complex="bold" style:text-emphasize="none" style:font-relief="none" style:text-overline-style="none" style:text-overline-color="font-color"/>
    </style:style>
    <style:style style:name="HTML_20_PHÔNETIQWË_20_POSITIF" style:display-name="HTML PHÔNETIQWË POSITIF" style:family="table-cell" style:parent-style-name="HTML_20_PHÔNETIQWË">
      <style:text-properties fo:color="#0084d1"/>
    </style:style>
    <style:style style:name="HTML_20_SIGNIFICATION" style:display-name="HTML SIGNIFICATION" style:family="table-cell" style:parent-style-name="Default">
      <style:table-cell-properties fo:border-bottom="1.11pt double #000000" style:border-line-width-bottom="0.02mm 0.35mm 0.02mm" fo:wrap-option="wrap" fo:border-left="1.11pt double #000000" style:border-line-width-left="0.02mm 0.35mm 0.02mm" fo:border-right="none" fo:border-top="none"/>
      <style:text-properties style:use-window-font-color="true" style:text-outline="false" style:text-line-through-style="none" style:text-line-through-type="none" fo:language="fr" fo:country="FR" fo:font-style="normal" style:text-underline-style="none" fo:font-weight="normal" style:text-underline-mode="continuous" style:text-overline-mode="continuous" style:text-line-through-mode="continuous" style:language-asian="zxx" style:country-asian="none"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HTML_20_ORIGINE" style:display-name="HTML ORIGINE" style:family="table-cell" style:parent-style-name="Default"/>
    <draw:marker draw:name="Extrémité_20_de_20_ligne_20_1" draw:display-name="Extrémité de ligne 1" svg:viewBox="0 0 20 30" svg:d="M10 0l-10 30h20z"/>
  </office:styles>
  <office:automatic-styles>
    <style:page-layout style:name="Mpm1">
      <style:page-layout-properties fo:page-width="610.01mm" fo:page-height="431.32mm" style:num-format="1" style:print-orientation="landscape" fo:margin-top="10mm" fo:margin-bottom="10mm" fo:margin-left="10mm" fo:margin-right="10mm" style:shadow="none" fo:background-color="transparent" style:table-centering="horizontal" style:writing-mode="lr-tb">
        <style:background-image/>
      </style:page-layout-properties>
      <style:header-style>
        <style:header-footer-properties fo:min-height="3.51mm" fo:margin-left="0mm" fo:margin-right="0mm" fo:margin-bottom="2.5mm"/>
      </style:header-style>
      <style:footer-style>
        <style:header-footer-properties fo:min-height="3.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left>
          <text:p><text:date style:data-style-name="N2" text:date-value="2017-11-05">00/00/0000</text:date><text:s/><text:time style:data-style-name="N2" text:time-value="04:50:31.852000000">00:00:00</text:time></text:p>
        </style:region-left>
        <style:region-center>
          <text:p><text:file-name text:display="name-and-extension">???</text:file-name></text:p>
        </style:region-center>
        <style:region-right>
          <text:p><text:page-number>1</text:page-number>/<text:page-count>99</text:page-count></text:p>
        </style:region-right>
      </style:header>
      <style:header-left style:display="false"/>
      <style:footer>
        <style:region-center>
          <text:p>Page <text:page-number>1</text:page-number></text:p>
        </style:region-center>
        <style:region-right>
          <text:p>Scupi Scipi Arifi Gazmen, Gazmênd</text:p>
          <text:p>Shkupi Shqypë‑tärë Gegë, Shqiptarë Toskë</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5">00/00/0000</text:date>, <text:time style:data-style-name="N2" text:time-value="04:50:31.8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zmêndéar Arifio</meta:initial-creator>
    <meta:creation-date>2012-06-11T15:57:30</meta:creation-date>
    <dc:date>2017-11-05T04:51:03.778000000</dc:date>
    <meta:editing-duration>P10DT12H14M32S</meta:editing-duration>
    <meta:editing-cycles>1493</meta:editing-cycles>
    <meta:generator>LibreOffice/5.4.2.2$Windows_X86_64 LibreOffice_project/22b09f6418e8c2d508a9eaf86b2399209b0990f4</meta:generator>
    <meta:document-statistic meta:table-count="1" meta:cell-count="3170" meta:object-count="0"/>
    <meta:user-defined meta:name="Propriétaire">Arifi Gazmênd</meta:user-defined>
  </office:meta>
</office:document-meta>
</file>